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7.6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95mm"/>
    </style:style>
    <style:style style:name="co7" style:family="table-column">
      <style:table-column-properties fo:break-before="auto" style:column-width="52.3mm"/>
    </style:style>
    <style:style style:name="co8" style:family="table-column">
      <style:table-column-properties fo:break-before="auto" style:column-width="8.75mm"/>
    </style:style>
    <style:style style:name="co9" style:family="table-column">
      <style:table-column-properties fo:break-before="auto" style:column-width="12.35mm"/>
    </style:style>
    <style:style style:name="co10" style:family="table-column">
      <style:table-column-properties fo:break-before="auto" style:column-width="13.53mm"/>
    </style:style>
    <style:style style:name="co11" style:family="table-column">
      <style:table-column-properties fo:break-before="auto" style:column-width="8.66mm"/>
    </style:style>
    <style:style style:name="co12" style:family="table-column">
      <style:table-column-properties fo:break-before="auto" style:column-width="17.82mm"/>
    </style:style>
    <style:style style:name="co13" style:family="table-column">
      <style:table-column-properties fo:break-before="auto" style:column-width="9.23mm"/>
    </style:style>
    <style:style style:name="co14" style:family="table-column">
      <style:table-column-properties fo:break-before="auto" style:column-width="10.62mm"/>
    </style:style>
    <style:style style:name="co15" style:family="table-column">
      <style:table-column-properties fo:break-before="auto" style:column-width="9.51mm"/>
    </style:style>
    <style:style style:name="co16" style:family="table-column">
      <style:table-column-properties fo:break-before="auto" style:column-width="8.94mm"/>
    </style:style>
    <style:style style:name="co17" style:family="table-column">
      <style:table-column-properties fo:break-before="auto" style:column-width="10.34mm"/>
    </style:style>
    <style:style style:name="co18" style:family="table-column">
      <style:table-column-properties fo:break-before="auto" style:column-width="7.88mm"/>
    </style:style>
    <style:style style:name="co19" style:family="table-column">
      <style:table-column-properties fo:break-before="auto" style:column-width="13.88mm"/>
    </style:style>
    <style:style style:name="co20" style:family="table-column">
      <style:table-column-properties fo:break-before="auto" style:column-width="10.07mm"/>
    </style:style>
    <style:style style:name="co21" style:family="table-column">
      <style:table-column-properties fo:break-before="auto" style:column-width="9.79mm"/>
    </style:style>
    <style:style style:name="co22" style:family="table-column">
      <style:table-column-properties fo:break-before="auto" style:column-width="11.98mm"/>
    </style:style>
    <style:style style:name="co23" style:family="table-column">
      <style:table-column-properties fo:break-before="auto" style:column-width="8.71mm"/>
    </style:style>
    <style:style style:name="co24" style:family="table-column">
      <style:table-column-properties fo:break-before="auto" style:column-width="7.34mm"/>
    </style:style>
    <style:style style:name="co25" style:family="table-column">
      <style:table-column-properties fo:break-before="auto" style:column-width="12.26mm"/>
    </style:style>
    <style:style style:name="co26" style:family="table-column">
      <style:table-column-properties fo:break-before="auto" style:column-width="11.84mm"/>
    </style:style>
    <style:style style:name="co27" style:family="table-column">
      <style:table-column-properties fo:break-before="auto" style:column-width="15.52mm"/>
    </style:style>
    <style:style style:name="co28" style:family="table-column">
      <style:table-column-properties fo:break-before="auto" style:column-width="22.37mm"/>
    </style:style>
    <style:style style:name="co29" style:family="table-column">
      <style:table-column-properties fo:break-before="auto" style:column-width="10.41mm"/>
    </style:style>
    <style:style style:name="co30" style:family="table-column">
      <style:table-column-properties fo:break-before="auto" style:column-width="10.65mm"/>
    </style:style>
    <style:style style:name="co31" style:family="table-column">
      <style:table-column-properties fo:break-before="auto" style:column-width="11.36mm"/>
    </style:style>
    <style:style style:name="co32" style:family="table-column">
      <style:table-column-properties fo:break-before="auto" style:column-width="9.93mm"/>
    </style:style>
    <style:style style:name="co33" style:family="table-column">
      <style:table-column-properties fo:break-before="auto" style:column-width="13.34mm"/>
    </style:style>
    <style:style style:name="co34" style:family="table-column">
      <style:table-column-properties fo:break-before="auto" style:column-width="14.43mm"/>
    </style:style>
    <style:style style:name="co35" style:family="table-column">
      <style:table-column-properties fo:break-before="auto" style:column-width="10.14mm"/>
    </style:style>
    <style:style style:name="co36" style:family="table-column">
      <style:table-column-properties fo:break-before="auto" style:column-width="11.18mm"/>
    </style:style>
    <style:style style:name="co37" style:family="table-column">
      <style:table-column-properties fo:break-before="auto" style:column-width="21.66mm"/>
    </style:style>
    <style:style style:name="co38" style:family="table-column">
      <style:table-column-properties fo:break-before="auto" style:column-width="42.4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tadtra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.</number:text>
      <number:month number:textual="true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AT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21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10044">
      <style:table-cell-properties fo:border-bottom="none" fo:background-color="#83caff" style:diagonal-bl-tr="none" style:diagonal-tl-br="none" fo:border-left="0.51pt solid #000000" fo:padding="0.71mm" fo:border-right="0.51pt solid #000000" style:rotation-align="none" fo:border-top="0.5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044">
      <style:table-cell-properties fo:border-bottom="none" fo:background-color="#83caff" style:diagonal-bl-tr="none" style:diagonal-tl-br="none" fo:border-left="0.51pt solid #000000" fo:padding="0.71mm" fo:border-right="0.51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44">
      <style:table-cell-properties fo:border-bottom="0.51pt solid #000000" fo:background-color="#83caff" style:diagonal-bl-tr="none" style:diagonal-tl-br="none" fo:border-left="0.51pt solid #000000" fo:padding="0.71mm" fo:border-right="0.51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44">
      <style:table-cell-properties fo:background-color="#83caff" style:diagonal-bl-tr="none" style:diagonal-tl-br="none" fo:border="0.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4"/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none"/>
    </style:style>
    <style:style style:name="ce117" style:family="table-cell" style:parent-style-name="Default">
      <style:text-properties style:font-name="Arial1" style:font-name-asian="DejaVu Sans" style:font-name-complex="Arial1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68" style:family="table-cell" style:parent-style-name="Default" style:data-style-name="N0">
      <style:table-cell-properties fo:border-bottom="none" fo:background-color="#ffff99" style:diagonal-bl-tr="none" style:diagonal-tl-br="none" fo:border-left="none" fo:padding="0.71mm" fo:border-right="none" style:rotation-align="none" fo:border-top="0.5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ffff99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order-bottom="0.51pt solid #00000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ffff99" style:diagonal-bl-tr="none" style:diagonal-tl-br="none" fo:border="0.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0"/>
    <style:style style:name="ce59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diagonal-bl-tr="none" style:diagonal-tl-br="none" fo:border="none" fo:padding="0.71mm" style:rotation-align="none"/>
    </style:style>
    <style:style style:name="ce151" style:family="table-cell" style:parent-style-name="Default" style:data-style-name="N0">
      <style:table-cell-properties fo:border-bottom="0.06pt solid #000000" style:diagonal-bl-tr="none" style:diagonal-tl-br="none" fo:border-left="none" fo:padding="0.71mm" fo:border-right="none" style:rotation-align="none" fo:border-top="0.06pt solid #000000"/>
    </style:style>
    <style:style style:name="ce383" style:family="table-cell" style:parent-style-name="Default" style:data-style-name="N0">
      <style:table-cell-properties fo:border-bottom="none" style:diagonal-bl-tr="none" style:diagonal-tl-br="none" fo:border-left="none" fo:padding="0.71mm" fo:border-right="none" style:rotation-align="none" fo:border-top="0.06pt solid #000000"/>
    </style:style>
    <style:style style:name="ce155" style:family="table-cell" style:parent-style-name="Default">
      <style:table-cell-properties style:diagonal-bl-tr="none" style:diagonal-tl-br="none" fo:border="none" fo:padding="0.71mm" style:rotation-align="none"/>
      <style:text-properties style:font-name="Arial1" style:font-name-asian="DejaVu Sans" style:font-name-complex="Arial1"/>
    </style:style>
    <style:style style:name="ce81" style:family="table-cell" style:parent-style-name="Default" style:data-style-name="N0">
      <style:table-cell-properties fo:border-bottom="none" fo:background-color="#00ff00" style:diagonal-bl-tr="none" style:diagonal-tl-br="none" fo:border-left="0.06pt solid #000000" fo:padding="0.71mm" fo:border-right="0.06pt solid #000000" style:rotation-align="none" fo:border-top="0.5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order-bottom="none" fo:background-color="#00ff00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order-bottom="0.51pt solid #000000" fo:background-color="#00ff00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order-bottom="0.6pt solid #000000" fo:background-color="#00ff00" style:diagonal-bl-tr="none" style:diagonal-tl-br="none" fo:border-left="0.06pt solid #000000" fo:padding="0.71mm" fo:border-right="0.06pt solid #000000" style:rotation-align="none" fo:border-top="0.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order-left="none" fo:border-right="0.06pt solid #000000" fo:border-top="none"/>
    </style:style>
    <style:style style:name="ce401" style:family="table-cell" style:parent-style-name="Default">
      <style:table-cell-properties fo:border-bottom="none" fo:border-left="none" fo:border-right="0.74pt solid #000000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ackground-color="#ff3366" style:diagonal-bl-tr="none" style:diagonal-tl-br="none" fo:border-left="none" fo:padding="0.71mm" fo:border-right="0.51pt solid #000000" style:rotation-align="none" fo:border-top="0.5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ff3366" style:diagonal-bl-tr="none" style:diagonal-tl-br="none" fo:border-left="none" fo:padding="0.71mm" fo:border-right="0.51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0.51pt solid #000000" fo:background-color="#ff3366" style:diagonal-bl-tr="none" style:diagonal-tl-br="none" fo:border-left="none" fo:padding="0.71mm" fo:border-right="0.51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ackground-color="#ff3366" style:diagonal-bl-tr="none" style:diagonal-tl-br="none" fo:border="0.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1" style:family="table-cell" style:parent-style-name="Default">
      <style:table-cell-properties fo:background-color="#ffcc99" style:text-align-source="fix" style:repeat-content="false"/>
      <style:paragraph-properties fo:text-align="start" fo:margin-left="0mm"/>
    </style:style>
    <style:style style:name="ce195" style:family="table-cell" style:parent-style-name="Default">
      <style:table-cell-properties fo:padding="0.71mm"/>
    </style:style>
    <style:style style:name="ce25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style:font-name-asian="DejaVu Sans" style:font-name-complex="Arial1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4" style:family="table-cell" style:parent-style-name="Default" style:data-style-name="N0">
      <style:table-cell-properties fo:border-bottom="0.06pt solid #000000" style:diagonal-bl-tr="none" style:diagonal-tl-br="none" fo:border-left="none" fo:padding="0.71mm" fo:border-right="none" style:rotation-align="none" fo:border-top="none"/>
    </style:style>
    <style:style style:name="ce212" style:family="table-cell" style:parent-style-name="Default" style:data-style-name="N0">
      <style:table-cell-properties fo:padding="0.71mm"/>
    </style:style>
    <style:style style:name="ce213" style:family="table-cell" style:parent-style-name="Default" style:data-style-name="N0">
      <style:table-cell-properties fo:padding="0.71mm"/>
      <style:text-properties style:font-name="Arial1" style:font-name-asian="DejaVu Sans" style:font-name-complex="Arial1"/>
    </style:style>
    <style:style style:name="ce217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font-name="Arial1" style:font-name-asian="DejaVu Sans" style:font-name-complex="Arial1"/>
    </style:style>
    <style:style style:name="ce64" style:family="table-cell" style:parent-style-name="Default" style:data-style-name="N1">
      <style:table-cell-properties style:diagonal-bl-tr="none" style:diagonal-tl-br="none" fo:border="none" fo:padding="0.71mm" style:rotation-align="none"/>
      <style:text-properties style:font-name="Arial1" style:font-name-asian="DejaVu Sans" style:font-name-complex="Arial1"/>
    </style:style>
    <style:style style:name="ce28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</style:style>
    <style:style style:name="ce237" style:family="table-cell" style:parent-style-name="Default">
      <style:table-cell-properties style:diagonal-bl-tr="none" style:diagonal-tl-br="none" fo:border="none" fo:padding="0.71mm" style:rotation-align="none"/>
    </style:style>
    <style:style style:name="ce100" style:family="table-cell" style:parent-style-name="Default" style:data-style-name="N0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font-name="Arial1" style:font-name-asian="DejaVu Sans" style:font-name-complex="Arial1"/>
    </style:style>
    <style:style style:name="ce101" style:family="table-cell" style:parent-style-name="Default" style:data-style-name="N0">
      <style:table-cell-properties fo:border-bottom="none" style:diagonal-bl-tr="none" style:diagonal-tl-br="none" fo:border-left="none" fo:padding="0.71mm" fo:border-right="0.2pt solid #000000" style:rotation-align="none" fo:border-top="none"/>
    </style:style>
    <style:style style:name="ce102" style:family="table-cell" style:parent-style-name="Default">
      <style:table-cell-properties fo:border-bottom="none" style:diagonal-bl-tr="none" style:diagonal-tl-br="none" fo:border-left="none" fo:padding="0.71mm" fo:border-right="0.2pt solid #000000" style:rotation-align="none" fo:border-top="none"/>
    </style:style>
    <style:style style:name="ce103" style:family="table-cell" style:parent-style-name="Default" style:data-style-name="N0">
      <style:table-cell-properties fo:border-bottom="0.06pt solid #000000" style:diagonal-bl-tr="none" style:diagonal-tl-br="none" fo:border-left="none" fo:padding="0.71mm" fo:border-right="0.2pt solid #000000" style:rotation-align="none" fo:border-top="0.06pt solid #000000"/>
    </style:style>
    <style:style style:name="ce191" style:family="table-cell" style:parent-style-name="Default">
      <style:text-properties style:font-name="Arial1" fo:font-weight="bold" style:font-name-asian="DejaVu Sans" style:font-weight-asian="bold" style:font-name-complex="Arial1" style:font-weight-complex="bold"/>
    </style:style>
    <style:style style:name="ce104" style:family="table-cell" style:parent-style-name="Default" style:data-style-name="N40">
      <style:text-properties style:font-name="Arial1" style:font-name-asian="DejaVu Sans" style:font-name-complex="Arial1"/>
    </style:style>
    <style:style style:name="ce105" style:family="table-cell" style:parent-style-name="Default" style:data-style-name="N126"/>
    <style:style style:name="ce106" style:family="table-cell" style:parent-style-name="Default">
      <style:table-cell-properties fo:background-color="#0066cc"/>
    </style:style>
    <style:style style:name="ce108" style:family="table-cell" style:parent-style-name="Default" style:data-style-name="N124"/>
    <style:style style:name="ce109" style:family="table-cell" style:parent-style-name="Default">
      <style:table-cell-properties fo:background-color="#3deb3d"/>
    </style:style>
    <style:style style:name="ce110" style:family="table-cell" style:parent-style-name="Default">
      <style:table-cell-properties fo:background-color="#ffff00"/>
    </style:style>
    <style:style style:name="ce111" style:family="table-cell" style:parent-style-name="Default">
      <style:table-cell-properties fo:background-color="#ff950e"/>
    </style:style>
    <style:style style:name="ce113" style:family="table-cell" style:parent-style-name="Default">
      <style:table-cell-properties fo:background-color="#ff0000"/>
    </style:style>
    <style:style style:name="ce265" style:family="table-cell" style:parent-style-name="Default" style:data-style-name="N1">
      <style:table-cell-properties fo:padding="0.71mm"/>
    </style:style>
    <style:style style:name="ce138" style:family="table-cell" style:parent-style-name="Default" style:data-style-name="N124">
      <style:table-cell-properties fo:background-color="transparent"/>
    </style:style>
    <style:style style:name="ce129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131">
      <style:table-cell-properties fo:border-bottom="0.74pt solid #000000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 style:data-style-name="N131">
      <style:table-cell-properties fo:border-bottom="none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3])=1)" style:apply-style-name="_34_0_25__20_-_20_Accent6" style:base-cell-address="AllRad.A3"/>
      <style:map style:condition="is-true-formula(AND(WEEKDAY([.$A3])=7;&gt;0))" style:apply-style-name="_36_0_25__20_-_20_Accent5" style:base-cell-address="AllRad.A3"/>
    </style:style>
    <style:style style:name="ce185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4])=1)" style:apply-style-name="_34_0_25__20_-_20_Accent6" style:base-cell-address="AllRad.A4"/>
      <style:map style:condition="is-true-formula(AND(WEEKDAY([.$A4])=7;&gt;0))" style:apply-style-name="_36_0_25__20_-_20_Accent5" style:base-cell-address="AllRad.A4"/>
    </style:style>
    <style:style style:name="ce189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5])=1)" style:apply-style-name="_34_0_25__20_-_20_Accent6" style:base-cell-address="AllRad.A5"/>
      <style:map style:condition="is-true-formula(AND(WEEKDAY([.$A5])=7;&gt;0))" style:apply-style-name="_36_0_25__20_-_20_Accent5" style:base-cell-address="AllRad.A5"/>
    </style:style>
    <style:style style:name="ce190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5])=1)" style:apply-style-name="_34_0_25__20_-_20_Accent6" style:base-cell-address="AllRad.A5"/>
      <style:map style:condition="is-true-formula(AND(WEEKDAY([.$A5])=7;&gt;0))" style:apply-style-name="_36_0_25__20_-_20_Accent5" style:base-cell-address="AllRad.A5"/>
    </style:style>
    <style:style style:name="ce132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7])=1)" style:apply-style-name="_34_0_25__20_-_20_Accent6" style:base-cell-address="AllRad.A7"/>
      <style:map style:condition="is-true-formula(AND(WEEKDAY([.$A7])=7;&gt;0))" style:apply-style-name="_36_0_25__20_-_20_Accent5" style:base-cell-address="AllRad.A7"/>
    </style:style>
    <style:style style:name="ce313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24])=1)" style:apply-style-name="_34_0_25__20_-_20_Accent6" style:base-cell-address="AllRad.A24"/>
      <style:map style:condition="is-true-formula(AND(WEEKDAY([.$A24])=7;&gt;0))" style:apply-style-name="_36_0_25__20_-_20_Accent5" style:base-cell-address="AllRad.A24"/>
    </style:style>
    <style:style style:name="ce358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27])=1)" style:apply-style-name="_34_0_25__20_-_20_Accent6" style:base-cell-address="AllRad.A27"/>
      <style:map style:condition="is-true-formula(AND(WEEKDAY([.$A27])=7;&gt;0))" style:apply-style-name="_36_0_25__20_-_20_Accent5" style:base-cell-address="AllRad.A27"/>
    </style:style>
    <style:style style:name="ce198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65])=1)" style:apply-style-name="_34_0_25__20_-_20_Accent6" style:base-cell-address="AllRad.A65"/>
      <style:map style:condition="is-true-formula(AND(WEEKDAY([.$A65])=7;&gt;0))" style:apply-style-name="_36_0_25__20_-_20_Accent5" style:base-cell-address="AllRad.A65"/>
    </style:style>
    <style:style style:name="ce177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7])=1)" style:apply-style-name="_34_0_25__20_-_20_Accent6" style:base-cell-address="AllRad.A7"/>
      <style:map style:condition="is-true-formula(AND(WEEKDAY([.$A7])=7;&gt;0))" style:apply-style-name="_36_0_25__20_-_20_Accent5" style:base-cell-address="AllRad.A7"/>
    </style:style>
    <style:style style:name="ce178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7])=1)" style:apply-style-name="_34_0_25__20_-_20_Accent6" style:base-cell-address="AllRad.A7"/>
      <style:map style:condition="is-true-formula(AND(WEEKDAY([.$A7])=7;&gt;0))" style:apply-style-name="_36_0_25__20_-_20_Accent5" style:base-cell-address="AllRad.A7"/>
    </style:style>
    <style:style style:name="ce179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7])=1)" style:apply-style-name="_34_0_25__20_-_20_Accent6" style:base-cell-address="AllRad.A7"/>
      <style:map style:condition="is-true-formula(AND(WEEKDAY([.$A7])=7;&gt;0))" style:apply-style-name="_36_0_25__20_-_20_Accent5" style:base-cell-address="AllRad.A7"/>
    </style:style>
    <style:style style:name="ce180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7])=1)" style:apply-style-name="_34_0_25__20_-_20_Accent6" style:base-cell-address="AllRad.A7"/>
      <style:map style:condition="is-true-formula(AND(WEEKDAY([.$A7])=7;&gt;0))" style:apply-style-name="_36_0_25__20_-_20_Accent5" style:base-cell-address="AllRad.A7"/>
    </style:style>
    <style:style style:name="ce137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WEEKDAY([.$A7])=1)" style:apply-style-name="_34_0_25__20_-_20_Accent6" style:base-cell-address="AllRad.A7"/>
      <style:map style:condition="is-true-formula(AND(WEEKDAY([.$A7])=7;[.$A7]&gt;0))" style:apply-style-name="_36_0_25__20_-_20_Accent5" style:base-cell-address="AllRad.A7"/>
    </style:style>
    <style:style style:name="ce141" style:family="table-cell" style:parent-style-name="Default" style:data-style-name="N131"/>
    <style:style style:name="ce124" style:family="table-cell" style:parent-style-name="Default">
      <style:table-cell-properties fo:border-bottom="0.74pt solid #000000" fo:border-left="none" fo:padding="0.71mm" fo:border-right="none" fo:border-top="none"/>
    </style:style>
    <style:style style:name="ce125" style:family="table-cell" style:parent-style-name="Default">
      <style:table-cell-properties fo:border-bottom="none" fo:border-left="none" fo:padding="0.71mm" fo:border-right="none" fo:border-top="0.06pt solid #000000"/>
    </style:style>
    <style:style style:name="ce2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1"/>
      <style:map style:condition="cell-content()=2" style:apply-style-name="_32_0_25__20_-_20_Accent2" style:base-cell-address="AllRad.C1"/>
      <style:map style:condition="cell-content()=3" style:apply-style-name="Accent4" style:base-cell-address="AllRad.C1"/>
      <style:map style:condition="cell-content()=4" style:apply-style-name="_34_0_25__20_-_20_Accent3" style:base-cell-address="AllRad.C1"/>
      <style:map style:condition="cell-content()=5" style:apply-style-name="Bad" style:base-cell-address="AllRad.C1"/>
    </style:style>
    <style:style style:name="ce220" style:family="table-cell" style:parent-style-name="Default">
      <style:table-cell-properties fo:border-bottom="none" style:text-align-source="fix" style:repeat-content="false" fo:border-left="none" fo:padding="0.71mm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1"/>
      <style:map style:condition="cell-content()=2" style:apply-style-name="_32_0_25__20_-_20_Accent2" style:base-cell-address="AllRad.C1"/>
      <style:map style:condition="cell-content()=3" style:apply-style-name="Accent4" style:base-cell-address="AllRad.C1"/>
      <style:map style:condition="cell-content()=4" style:apply-style-name="_34_0_25__20_-_20_Accent3" style:base-cell-address="AllRad.C1"/>
      <style:map style:condition="cell-content()=5" style:apply-style-name="Bad" style:base-cell-address="AllRad.C1"/>
    </style:style>
    <style:style style:name="ce203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4"/>
      <style:map style:condition="cell-content()=2" style:apply-style-name="_32_0_25__20_-_20_Accent2" style:base-cell-address="AllRad.C4"/>
      <style:map style:condition="cell-content()=3" style:apply-style-name="Accent4" style:base-cell-address="AllRad.C4"/>
      <style:map style:condition="cell-content()=4" style:apply-style-name="_34_0_25__20_-_20_Accent3" style:base-cell-address="AllRad.C4"/>
      <style:map style:condition="cell-content()=5" style:apply-style-name="Bad" style:base-cell-address="AllRad.C4"/>
    </style:style>
    <style:style style:name="ce204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5"/>
      <style:map style:condition="cell-content()=2" style:apply-style-name="_32_0_25__20_-_20_Accent2" style:base-cell-address="AllRad.C5"/>
      <style:map style:condition="cell-content()=3" style:apply-style-name="Accent4" style:base-cell-address="AllRad.C5"/>
      <style:map style:condition="cell-content()=4" style:apply-style-name="_34_0_25__20_-_20_Accent3" style:base-cell-address="AllRad.C5"/>
      <style:map style:condition="cell-content()=5" style:apply-style-name="Bad" style:base-cell-address="AllRad.C5"/>
    </style:style>
    <style:style style:name="ce205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5"/>
      <style:map style:condition="cell-content()=2" style:apply-style-name="_32_0_25__20_-_20_Accent2" style:base-cell-address="AllRad.C5"/>
      <style:map style:condition="cell-content()=3" style:apply-style-name="Accent4" style:base-cell-address="AllRad.C5"/>
      <style:map style:condition="cell-content()=4" style:apply-style-name="_34_0_25__20_-_20_Accent3" style:base-cell-address="AllRad.C5"/>
      <style:map style:condition="cell-content()=5" style:apply-style-name="Bad" style:base-cell-address="AllRad.C5"/>
    </style:style>
    <style:style style:name="ce329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23"/>
      <style:map style:condition="cell-content()=2" style:apply-style-name="_32_0_25__20_-_20_Accent2" style:base-cell-address="AllRad.C23"/>
      <style:map style:condition="cell-content()=3" style:apply-style-name="Accent4" style:base-cell-address="AllRad.C23"/>
      <style:map style:condition="cell-content()=4" style:apply-style-name="_34_0_25__20_-_20_Accent3" style:base-cell-address="AllRad.C23"/>
      <style:map style:condition="cell-content()=5" style:apply-style-name="Bad" style:base-cell-address="AllRad.C23"/>
    </style:style>
    <style:style style:name="ce378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27"/>
      <style:map style:condition="cell-content()=2" style:apply-style-name="_32_0_25__20_-_20_Accent2" style:base-cell-address="AllRad.C27"/>
      <style:map style:condition="cell-content()=3" style:apply-style-name="Accent4" style:base-cell-address="AllRad.C27"/>
      <style:map style:condition="cell-content()=4" style:apply-style-name="_34_0_25__20_-_20_Accent3" style:base-cell-address="AllRad.C27"/>
      <style:map style:condition="cell-content()=5" style:apply-style-name="Bad" style:base-cell-address="AllRad.C27"/>
    </style:style>
    <style:style style:name="ce231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65"/>
      <style:map style:condition="cell-content()=2" style:apply-style-name="_32_0_25__20_-_20_Accent2" style:base-cell-address="AllRad.C65"/>
      <style:map style:condition="cell-content()=3" style:apply-style-name="Accent4" style:base-cell-address="AllRad.C65"/>
      <style:map style:condition="cell-content()=4" style:apply-style-name="_34_0_25__20_-_20_Accent3" style:base-cell-address="AllRad.C65"/>
      <style:map style:condition="cell-content()=5" style:apply-style-name="Bad" style:base-cell-address="AllRad.C65"/>
    </style:style>
    <style:style style:name="ce219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1"/>
      <style:map style:condition="cell-content()=2" style:apply-style-name="_32_0_25__20_-_20_Accent2" style:base-cell-address="AllRad.C1"/>
      <style:map style:condition="cell-content()=3" style:apply-style-name="Accent4" style:base-cell-address="AllRad.C1"/>
      <style:map style:condition="cell-content()=4" style:apply-style-name="_34_0_25__20_-_20_Accent3" style:base-cell-address="AllRad.C1"/>
      <style:map style:condition="cell-content()=5" style:apply-style-name="Bad" style:base-cell-address="AllRad.C1"/>
    </style:style>
    <style:style style:name="ce223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1"/>
      <style:map style:condition="cell-content()=2" style:apply-style-name="_32_0_25__20_-_20_Accent2" style:base-cell-address="AllRad.C1"/>
      <style:map style:condition="cell-content()=3" style:apply-style-name="Accent4" style:base-cell-address="AllRad.C1"/>
      <style:map style:condition="cell-content()=4" style:apply-style-name="_34_0_25__20_-_20_Accent3" style:base-cell-address="AllRad.C1"/>
      <style:map style:condition="cell-content()=5" style:apply-style-name="Bad" style:base-cell-address="AllRad.C1"/>
    </style:style>
    <style:style style:name="ce226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1"/>
      <style:map style:condition="cell-content()=2" style:apply-style-name="_32_0_25__20_-_20_Accent2" style:base-cell-address="AllRad.C1"/>
      <style:map style:condition="cell-content()=3" style:apply-style-name="Accent4" style:base-cell-address="AllRad.C1"/>
      <style:map style:condition="cell-content()=4" style:apply-style-name="_34_0_25__20_-_20_Accent3" style:base-cell-address="AllRad.C1"/>
      <style:map style:condition="cell-content()=5" style:apply-style-name="Bad" style:base-cell-address="AllRad.C1"/>
    </style:style>
    <style:style style:name="ce228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_36_0_25__20_-_20_Accent5" style:base-cell-address="AllRad.C1"/>
      <style:map style:condition="cell-content()=2" style:apply-style-name="_32_0_25__20_-_20_Accent2" style:base-cell-address="AllRad.C1"/>
      <style:map style:condition="cell-content()=3" style:apply-style-name="Accent4" style:base-cell-address="AllRad.C1"/>
      <style:map style:condition="cell-content()=4" style:apply-style-name="_34_0_25__20_-_20_Accent3" style:base-cell-address="AllRad.C1"/>
      <style:map style:condition="cell-content()=5" style:apply-style-name="Bad" style:base-cell-address="AllRad.C1"/>
    </style:style>
    <style:style style:name="ce227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2" style:family="table-cell" style:parent-style-name="Default" style:data-style-name="N12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121">
      <style:table-cell-properties fo:border-bottom="0.74pt solid #000000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 style:data-style-name="N121">
      <style:table-cell-properties fo:border-bottom="none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fo:border-left="0.06pt solid #000000" fo:padding="0.71mm" fo:border-right="none" style:rotation-align="none" fo:border-top="none"/>
    </style:style>
    <style:style style:name="ce149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0.06pt solid #000000"/>
    </style:style>
    <style:style style:name="ce170" style:family="table-cell" style:parent-style-name="Default" style:data-style-name="N117">
      <style:table-cell-properties fo:background-color="#e6e6ff" fo:padding="0.71mm"/>
    </style:style>
    <style:style style:name="ce157" style:family="table-cell" style:parent-style-name="Default" style:data-style-name="N117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117">
      <style:table-cell-properties fo:border-bottom="none" fo:border-left="none" fo:padding="0.71mm" fo:border-right="none" fo:border-top="0.06pt solid #000000"/>
    </style:style>
    <style:style style:name="ce159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171" style:family="table-cell" style:parent-style-name="Default" style:data-style-name="N125">
      <style:table-cell-properties fo:padding="0.71mm"/>
    </style:style>
    <style:style style:name="ce172" style:family="table-cell" style:parent-style-name="Default" style:data-style-name="N125">
      <style:table-cell-properties fo:border-bottom="0.74pt solid #000000" fo:border-left="none" fo:padding="0.71mm" fo:border-right="none" fo:border-top="none"/>
    </style:style>
    <style:style style:name="ce173" style:family="table-cell" style:parent-style-name="Default" style:data-style-name="N125">
      <style:table-cell-properties fo:border-bottom="none" fo:border-left="none" fo:padding="0.71mm" fo:border-right="none" fo:border-top="0.06pt solid #000000"/>
    </style:style>
    <style:style style:name="ce18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87" style:family="table-cell" style:parent-style-name="Default" style:data-style-name="N1">
      <style:table-cell-properties fo:border-bottom="none" fo:border-left="none" fo:padding="0.71mm" fo:border-right="none" fo:border-top="0.06pt solid #000000"/>
    </style:style>
    <style:style style:name="ce441" style:family="table-cell" style:parent-style-name="Default" style:data-style-name="N1">
      <style:table-cell-properties fo:background-color="#eeeeee" fo:padding="0.71mm"/>
    </style:style>
    <style:style style:name="ce188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</style:style>
    <style:style style:name="ce199" style:family="table-cell" style:parent-style-name="Default" style:data-style-name="N1">
      <style:table-cell-properties fo:border-bottom="0.74pt solid #000000" fo:border-left="none" fo:padding="0.71mm" fo:border-right="none" fo:border-top="none"/>
    </style:style>
    <style:style style:name="ce312" style:family="table-cell" style:parent-style-name="Default" style:data-style-name="N1">
      <style:table-cell-properties style:text-align-source="fix" style:repeat-content="false" fo:background-color="transparent" fo:padding="0.71mm" style:vertical-align="middle"/>
      <style:paragraph-properties fo:text-align="center"/>
    </style:style>
    <style:style style:name="ce207" style:family="table-cell" style:parent-style-name="Default" style:data-style-name="N1">
      <style:table-cell-properties fo:border-bottom="0.74pt solid #000000" fo:background-color="#99ccff" fo:border-left="none" fo:padding="0.71mm" fo:border-right="none" fo:border-top="none"/>
    </style:style>
    <style:style style:name="ce208" style:family="table-cell" style:parent-style-name="Default" style:data-style-name="N1">
      <style:table-cell-properties fo:border-bottom="none" fo:background-color="#99ccff" fo:border-left="none" fo:padding="0.71mm" fo:border-right="none" fo:border-top="0.06pt solid #000000"/>
    </style:style>
    <style:style style:name="ce209" style:family="table-cell" style:parent-style-name="Default" style:data-style-name="N1">
      <style:table-cell-properties fo:background-color="#99ccff" fo:padding="0.71mm"/>
    </style:style>
    <style:style style:name="ce317" style:family="table-cell" style:parent-style-name="Default" style:data-style-name="N1">
      <style:table-cell-properties fo:background-color="#ffcc99" fo:padding="0.71mm"/>
    </style:style>
    <style:style style:name="ce215" style:family="table-cell" style:parent-style-name="Default" style:data-style-name="N1">
      <style:table-cell-properties fo:border-bottom="0.74pt solid #000000" fo:background-color="#ffcc99" fo:border-left="none" fo:padding="0.71mm" fo:border-right="none" fo:border-top="none"/>
    </style:style>
    <style:style style:name="ce216" style:family="table-cell" style:parent-style-name="Default" style:data-style-name="N1">
      <style:table-cell-properties fo:border-bottom="none" fo:background-color="#ffcc99" fo:border-left="none" fo:padding="0.71mm" fo:border-right="none" fo:border-top="0.06pt solid #000000"/>
    </style:style>
    <style:style style:name="ce214" style:family="table-cell" style:parent-style-name="Default" style:data-style-name="N1">
      <style:table-cell-properties fo:background-color="#ffcc99" fo:padding="0.71mm"/>
    </style:style>
    <style:style style:name="ce289" style:family="table-cell" style:parent-style-name="Default" style:data-style-name="N1">
      <style:table-cell-properties fo:background-color="#ffcc99" style:text-align-source="fix" style:repeat-content="false" fo:padding="0.71mm"/>
      <style:paragraph-properties fo:text-align="justify" fo:margin-left="0mm"/>
    </style:style>
    <style:style style:name="ce221" style:family="table-cell" style:parent-style-name="Default" style:data-style-name="N1">
      <style:table-cell-properties fo:background-color="#ffcc99"/>
    </style:style>
    <style:style style:name="ce288" style:family="table-cell" style:parent-style-name="Default" style:data-style-name="N1">
      <style:table-cell-properties fo:background-color="#7e2bd2" fo:padding="0.71mm"/>
    </style:style>
    <style:style style:name="ce331" style:family="table-cell" style:parent-style-name="Default" style:data-style-name="N1">
      <style:table-cell-properties fo:border-bottom="0.74pt solid #000000" fo:background-color="#7e2bd2" fo:border-left="none" fo:padding="0.71mm" fo:border-right="none" fo:border-top="none"/>
    </style:style>
    <style:style style:name="ce332" style:family="table-cell" style:parent-style-name="Default" style:data-style-name="N1">
      <style:table-cell-properties fo:border-bottom="none" fo:background-color="#7e2bd2" fo:border-left="none" fo:padding="0.71mm" fo:border-right="none" fo:border-top="0.06pt solid #000000"/>
    </style:style>
    <style:style style:name="ce339" style:family="table-cell" style:parent-style-name="Default" style:data-style-name="N1">
      <style:table-cell-properties fo:background-color="#7e2bd2" fo:padding="0.71mm"/>
    </style:style>
    <style:style style:name="ce335" style:family="table-cell" style:parent-style-name="Default" style:data-style-name="N1">
      <style:table-cell-properties fo:background-color="#7e2bd2"/>
    </style:style>
    <style:style style:name="ce336" style:family="table-cell" style:parent-style-name="Default">
      <style:table-cell-properties fo:background-color="#7e2bd2"/>
    </style:style>
    <style:style style:name="ce337" style:family="table-cell" style:parent-style-name="Default" style:data-style-name="N1">
      <style:table-cell-properties fo:background-color="#ffff66" fo:padding="0.71mm"/>
    </style:style>
    <style:style style:name="ce224" style:family="table-cell" style:parent-style-name="Default" style:data-style-name="N1">
      <style:table-cell-properties fo:border-bottom="0.74pt solid #000000" fo:background-color="#ffff66" fo:border-left="none" fo:padding="0.71mm" fo:border-right="none" fo:border-top="none"/>
    </style:style>
    <style:style style:name="ce225" style:family="table-cell" style:parent-style-name="Default" style:data-style-name="N1">
      <style:table-cell-properties fo:border-bottom="none" fo:background-color="#ffff66" fo:border-left="none" fo:padding="0.71mm" fo:border-right="none" fo:border-top="0.06pt solid #000000"/>
    </style:style>
    <style:style style:name="ce222" style:family="table-cell" style:parent-style-name="Default" style:data-style-name="N1">
      <style:table-cell-properties fo:background-color="#ffff66" fo:padding="0.71mm"/>
    </style:style>
    <style:style style:name="ce230" style:family="table-cell" style:parent-style-name="Default" style:data-style-name="N1">
      <style:table-cell-properties fo:background-color="#ffff66"/>
    </style:style>
    <style:style style:name="ce206" style:family="table-cell" style:parent-style-name="Default" style:data-style-name="N1">
      <style:table-cell-properties style:text-align-source="fix" style:repeat-content="false" fo:background-color="transparent" fo:padding="0.71mm" style:vertical-align="middle"/>
      <style:paragraph-properties fo:text-align="center"/>
    </style:style>
    <style:style style:name="ce350" style:family="table-cell" style:parent-style-name="Default" style:data-style-name="N1">
      <style:table-cell-properties fo:border-bottom="0.74pt solid #000000" fo:background-color="#ffb39e" fo:border-left="none" fo:padding="0.71mm" fo:border-right="none" fo:border-top="none"/>
    </style:style>
    <style:style style:name="ce356" style:family="table-cell" style:parent-style-name="Default" style:data-style-name="N1">
      <style:table-cell-properties fo:border-bottom="none" fo:background-color="#ffb39e" fo:border-left="none" fo:padding="0.71mm" fo:border-right="none" fo:border-top="0.06pt solid #000000"/>
    </style:style>
    <style:style style:name="ce357" style:family="table-cell" style:parent-style-name="Default" style:data-style-name="N1">
      <style:table-cell-properties fo:background-color="#ffb39e" fo:padding="0.71mm"/>
    </style:style>
    <style:style style:name="ce363" style:family="table-cell" style:parent-style-name="Default" style:data-style-name="N1">
      <style:table-cell-properties fo:background-color="#ffb39e"/>
    </style:style>
    <style:style style:name="ce414" style:family="table-cell" style:parent-style-name="Default" style:data-style-name="N40">
      <style:table-cell-properties fo:padding="0.71mm"/>
    </style:style>
    <style:style style:name="ce232" style:family="table-cell" style:parent-style-name="Default" style:data-style-name="N40">
      <style:table-cell-properties fo:border-bottom="0.74pt solid #000000" fo:border-left="none" fo:padding="0.71mm" fo:border-right="none" fo:border-top="none"/>
    </style:style>
    <style:style style:name="ce233" style:family="table-cell" style:parent-style-name="Default" style:data-style-name="N40">
      <style:table-cell-properties fo:border-bottom="none" fo:border-left="none" fo:padding="0.71mm" fo:border-right="none" fo:border-top="0.06pt solid #000000"/>
    </style:style>
    <style:style style:name="ce334" style:family="table-cell" style:parent-style-name="Default" style:data-style-name="N40">
      <style:table-cell-properties fo:padding="0.71mm"/>
    </style:style>
    <style:style style:name="ce379" style:family="table-cell" style:parent-style-name="Default" style:data-style-name="N40">
      <style:table-cell-properties fo:border-bottom="none" style:text-align-source="fix" style:repeat-content="false" fo:background-color="transparent" fo:border-left="0.74pt solid #000000" fo:padding="0.71mm" fo:border-right="none" fo:border-top="none" style:vertical-align="middle"/>
      <style:paragraph-properties fo:text-align="center"/>
    </style:style>
    <style:style style:name="ce238" style:family="table-cell" style:parent-style-name="Default" style:data-style-name="N40">
      <style:table-cell-properties fo:border-bottom="0.74pt solid #000000" fo:background-color="#99ccff" fo:border-left="0.74pt solid #000000" fo:padding="0.71mm" fo:border-right="none" fo:border-top="none"/>
    </style:style>
    <style:style style:name="ce239" style:family="table-cell" style:parent-style-name="Default" style:data-style-name="N40">
      <style:table-cell-properties fo:border-bottom="none" fo:background-color="#99ccff" fo:border-left="0.74pt solid #000000" fo:padding="0.71mm" fo:border-right="none" fo:border-top="0.06pt solid #000000"/>
    </style:style>
    <style:style style:name="ce240" style:family="table-cell" style:parent-style-name="Default" style:data-style-name="N40">
      <style:table-cell-properties fo:border-bottom="none" fo:background-color="#99ccff" fo:border-left="0.74pt solid #000000" fo:padding="0.71mm" fo:border-right="none" fo:border-top="none"/>
    </style:style>
    <style:style style:name="ce245" style:family="table-cell" style:parent-style-name="Default" style:data-style-name="N40">
      <style:table-cell-properties fo:border-bottom="none" fo:background-color="#99ccff" fo:border-left="0.74pt solid #000000" fo:border-right="none" fo:border-top="none"/>
    </style:style>
    <style:style style:name="ce394" style:family="table-cell" style:parent-style-name="Default" style:data-style-name="N40">
      <style:table-cell-properties fo:background-color="#82ff66" style:text-align-source="fix" style:repeat-content="false" fo:padding="0.71mm" style:vertical-align="middle"/>
      <style:paragraph-properties fo:text-align="center"/>
    </style:style>
    <style:style style:name="ce247" style:family="table-cell" style:parent-style-name="Default" style:data-style-name="N40">
      <style:table-cell-properties fo:border-bottom="0.74pt solid #000000" fo:background-color="#82ff66" fo:border-left="none" fo:padding="0.71mm" fo:border-right="none" fo:border-top="none"/>
    </style:style>
    <style:style style:name="ce248" style:family="table-cell" style:parent-style-name="Default" style:data-style-name="N40">
      <style:table-cell-properties fo:border-bottom="none" fo:background-color="#82ff66" fo:border-left="none" fo:padding="0.71mm" fo:border-right="none" fo:border-top="0.06pt solid #000000"/>
    </style:style>
    <style:style style:name="ce249" style:family="table-cell" style:parent-style-name="Default" style:data-style-name="N40">
      <style:table-cell-properties fo:background-color="#82ff66" fo:padding="0.71mm"/>
    </style:style>
    <style:style style:name="ce254" style:family="table-cell" style:parent-style-name="Default" style:data-style-name="N40">
      <style:table-cell-properties fo:background-color="#ffff66" fo:padding="0.71mm"/>
    </style:style>
    <style:style style:name="ce255" style:family="table-cell" style:parent-style-name="Default" style:data-style-name="N40">
      <style:table-cell-properties fo:border-bottom="0.74pt solid #000000" fo:background-color="#ffff66" fo:border-left="none" fo:padding="0.71mm" fo:border-right="none" fo:border-top="none"/>
    </style:style>
    <style:style style:name="ce256" style:family="table-cell" style:parent-style-name="Default" style:data-style-name="N40">
      <style:table-cell-properties fo:border-bottom="none" fo:background-color="#ffff66" fo:border-left="none" fo:padding="0.71mm" fo:border-right="none" fo:border-top="0.06pt solid #000000"/>
    </style:style>
    <style:style style:name="ce261" style:family="table-cell" style:parent-style-name="Default" style:data-style-name="N40">
      <style:table-cell-properties fo:background-color="#ffcc99" fo:padding="0.71mm"/>
    </style:style>
    <style:style style:name="ce262" style:family="table-cell" style:parent-style-name="Default" style:data-style-name="N40">
      <style:table-cell-properties fo:border-bottom="0.74pt solid #000000" fo:background-color="#ffcc99" fo:border-left="none" fo:padding="0.71mm" fo:border-right="none" fo:border-top="none"/>
    </style:style>
    <style:style style:name="ce263" style:family="table-cell" style:parent-style-name="Default" style:data-style-name="N40">
      <style:table-cell-properties fo:border-bottom="none" fo:background-color="#ffcc99" fo:border-left="none" fo:padding="0.71mm" fo:border-right="none" fo:border-top="0.06pt solid #000000"/>
    </style:style>
    <style:style style:name="ce268" style:family="table-cell" style:parent-style-name="Default" style:data-style-name="N40">
      <style:table-cell-properties fo:background-color="#eb613d" fo:padding="0.71mm"/>
    </style:style>
    <style:style style:name="ce269" style:family="table-cell" style:parent-style-name="Default" style:data-style-name="N40">
      <style:table-cell-properties fo:border-bottom="0.74pt solid #000000" fo:background-color="#eb613d" fo:border-left="none" fo:padding="0.71mm" fo:border-right="none" fo:border-top="none"/>
    </style:style>
    <style:style style:name="ce270" style:family="table-cell" style:parent-style-name="Default" style:data-style-name="N40">
      <style:table-cell-properties fo:border-bottom="none" fo:background-color="#eb613d" fo:border-left="none" fo:padding="0.71mm" fo:border-right="none" fo:border-top="0.06pt solid #000000"/>
    </style:style>
    <style:style style:name="ce275" style:family="table-cell" style:parent-style-name="Default" style:data-style-name="N40"/>
    <style:style style:name="ce600" style:family="table-cell" style:parent-style-name="Default" style:data-style-name="N1">
      <style:table-cell-properties style:glyph-orientation-vertical="0" fo:border-bottom="0.2pt solid #000000" fo:background-color="#e6e6f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 style:data-style-name="N117">
      <style:table-cell-properties style:glyph-orientation-vertical="0" fo:border-bottom="0.74pt solid #000000" fo:background-color="#e6e6f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2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 style:data-style-name="N117">
      <style:table-cell-properties fo:border-bottom="none" fo:background-color="#e6e6ff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 style:data-style-name="N117">
      <style:table-cell-properties fo:border-bottom="none" fo:background-color="#e6e6ff" fo:border-left="0.06pt solid #000000" fo:padding="0.71mm" fo:border-right="none" fo:border-top="none"/>
    </style:style>
    <style:style style:name="ce285" style:family="table-cell" style:parent-style-name="Default" style:data-style-name="N117">
      <style:table-cell-properties fo:border-bottom="none" fo:background-color="#e6e6ff" fo:border-left="0.06pt solid #000000" fo:border-right="none" fo:border-top="none"/>
    </style:style>
    <style:style style:name="ce290" style:family="table-cell" style:parent-style-name="Default" style:data-style-name="N1">
      <style:table-cell-properties style:glyph-orientation-vertical="0" fo:border-bottom="0.2pt solid #000000" fo:background-color="#e6e6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 style:data-style-name="N117">
      <style:table-cell-properties style:glyph-orientation-vertical="0" fo:border-bottom="0.74pt solid #000000" fo:background-color="#e6e6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2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631" style:family="table-cell" style:parent-style-name="Default" style:data-style-name="N40">
      <style:table-cell-properties fo:background-color="#e6e6ff" fo:padding="0.71mm"/>
    </style:style>
    <style:style style:name="ce301" style:family="table-cell" style:parent-style-name="Default" style:data-style-name="N40">
      <style:table-cell-properties fo:border-bottom="0.74pt solid #000000" fo:background-color="#e6e6ff" fo:border-left="none" fo:padding="0.71mm" fo:border-right="none" fo:border-top="none"/>
    </style:style>
    <style:style style:name="ce302" style:family="table-cell" style:parent-style-name="Default" style:data-style-name="N40">
      <style:table-cell-properties fo:border-bottom="none" fo:background-color="#e6e6ff" fo:border-left="none" fo:border-right="none" fo:border-top="0.06pt solid #000000"/>
    </style:style>
    <style:style style:name="ce300" style:family="table-cell" style:parent-style-name="Default" style:data-style-name="N40">
      <style:table-cell-properties fo:background-color="#e6e6ff" fo:padding="0.71mm"/>
    </style:style>
    <style:style style:name="ce308" style:family="table-cell" style:parent-style-name="Default" style:data-style-name="N0">
      <style:table-cell-properties style:glyph-orientation-vertical="0" fo:border-bottom="0.74pt solid #000000" fo:background-color="#e6e6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2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 style:data-style-name="N0">
      <style:table-cell-properties fo:background-color="#e6e6ff" fo:padding="0.71mm"/>
    </style:style>
    <style:style style:name="ce660" style:family="table-cell" style:parent-style-name="Default" style:data-style-name="N117">
      <style:table-cell-properties style:glyph-orientation-vertical="0" fo:border-bottom="0.2pt solid #000000" fo:background-color="#e6e6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 style:data-style-name="N117">
      <style:table-cell-properties fo:border-bottom="none" fo:background-color="#e6e6ff" style:diagonal-bl-tr="none" style:diagonal-tl-br="none" fo:border-left="none" fo:padding="0.71mm" fo:border-right="none" style:rotation-align="none" fo:border-top="0.06pt solid #000000"/>
    </style:style>
    <style:style style:name="ce665" style:family="table-cell" style:parent-style-name="Default" style:data-style-name="N1">
      <style:table-cell-properties style:glyph-orientation-vertical="0" fo:border-bottom="0.2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 style:data-style-name="N117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2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 style:data-style-name="N117">
      <style:table-cell-properties fo:border-bottom="none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 style:data-style-name="N117">
      <style:table-cell-properties fo:border-bottom="none" fo:border-left="0.06pt solid #000000" fo:padding="0.71mm" fo:border-right="none" fo:border-top="none"/>
    </style:style>
    <style:style style:name="ce330" style:family="table-cell" style:parent-style-name="Default" style:data-style-name="N117">
      <style:table-cell-properties fo:border-bottom="none" fo:border-left="0.06pt solid #000000" fo:border-right="none" fo:border-top="none"/>
    </style:style>
    <style:style style:name="ce351" style:family="table-cell" style:parent-style-name="Default" style:data-style-name="N1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 style:data-style-name="N11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2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none" fo:border-right="none" fo:border-top="0.06pt solid #000000"/>
    </style:style>
    <style:style style:name="ce473" style:family="table-cell" style:parent-style-name="Default" style:data-style-name="N117">
      <style:table-cell-properties fo:border="none" fo:padding="0.71mm"/>
    </style:style>
    <style:style style:name="ce465" style:family="table-cell" style:parent-style-name="Default" style:data-style-name="N117">
      <style:table-cell-properties fo:padding="0.71mm"/>
    </style:style>
    <style:style style:name="ce359" style:family="table-cell" style:parent-style-name="Default" style:data-style-name="N40">
      <style:table-cell-properties fo:border-bottom="none" fo:border-left="none" fo:border-right="none" fo:border-top="0.06pt solid #000000"/>
    </style:style>
    <style:style style:name="ce36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2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 style:data-style-name="N117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117">
      <style:table-cell-properties fo:border-bottom="none" style:diagonal-bl-tr="none" style:diagonal-tl-br="none" fo:border-left="none" fo:padding="0.71mm" fo:border-right="none" style:rotation-align="none" fo:border-top="0.06pt solid #000000"/>
    </style:style>
    <style:style style:name="ce581" style:family="table-cell" style:parent-style-name="Default" style:data-style-name="N1">
      <style:table-cell-properties fo:background-color="#e6e6ff" fo:padding="0.71mm"/>
    </style:style>
    <style:style style:name="ce306" style:family="table-cell" style:parent-style-name="Default" style:data-style-name="N40">
      <style:table-cell-properties fo:border-bottom="none" fo:background-color="#e6e6ff" fo:border-left="none" fo:padding="0.71mm" fo:border-right="none" fo:border-top="0.06pt solid #000000"/>
    </style:style>
    <style:style style:name="ce367" style:family="table-cell" style:parent-style-name="Default" style:data-style-name="N0">
      <style:table-cell-properties fo:border-bottom="none" fo:background-color="#e6e6ff" style:diagonal-bl-tr="none" style:diagonal-tl-br="none" fo:border-left="none" fo:padding="0.71mm" fo:border-right="none" style:rotation-align="none" fo:border-top="0.06pt solid #000000"/>
    </style:style>
    <style:style style:name="ce485" style:family="table-cell" style:parent-style-name="Default" style:data-style-name="N117">
      <style:table-cell-properties style:glyph-orientation-vertical="0" fo:border-bottom="0.2pt solid #000000" fo:background-color="#e6e6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6" style:family="table-cell" style:parent-style-name="Default" style:data-style-name="N117">
      <style:table-cell-properties style:glyph-orientation-vertical="0" fo:border-bottom="0.74pt solid #000000" fo:background-color="#e6e6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2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 style:data-style-name="N117">
      <style:table-cell-properties fo:border-bottom="none" fo:background-color="#e6e6ff" style:diagonal-bl-tr="none" style:diagonal-tl-br="none" fo:border-left="none" fo:padding="0.71mm" fo:border-right="0.74pt solid #000000" style:rotation-align="none" fo:border-top="0.06pt solid #000000"/>
    </style:style>
    <style:style style:name="ce489" style:family="table-cell" style:parent-style-name="Default" style:data-style-name="N117">
      <style:table-cell-properties fo:border-bottom="none" fo:background-color="#e6e6ff" fo:border-left="none" fo:padding="0.71mm" fo:border-right="0.74pt solid #000000" fo:border-top="none"/>
    </style:style>
    <style:style style:name="ce368" style:family="table-cell" style:parent-style-name="Default">
      <style:table-cell-properties fo:border-bottom="none" fo:background-color="#e6e6ff" fo:border-left="none" fo:padding="0.71mm" fo:border-right="none" fo:border-top="0.06pt solid #000000"/>
    </style:style>
    <style:style style:name="ce369" style:family="table-cell" style:parent-style-name="Default">
      <style:table-cell-properties fo:border-bottom="none" fo:background-color="#e6e6ff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order-bottom="none" fo:background-color="#e6e6ff" style:text-align-source="fix" style:repeat-content="false" fo:border-left="0.06pt solid #000000" fo:padding="0.71mm" fo:border-right="none" fo:border-top="none"/>
      <style:paragraph-properties fo:text-align="center" fo:margin-left="0mm"/>
    </style:style>
    <style:style style:name="ce371" style:family="table-cell" style:parent-style-name="Default" style:data-style-name="N117">
      <style:table-cell-properties style:glyph-orientation-vertical="0" fo:border-bottom="0.74pt solid #000000" fo:background-color="#e6e6f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 style:data-style-name="N117">
      <style:table-cell-properties style:glyph-orientation-vertical="0" fo:border-bottom="0.74pt solid #000000" fo:background-color="#e6e6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 style:data-style-name="N117">
      <style:table-cell-properties fo:border-bottom="none" fo:background-color="#e6e6ff" fo:border-left="none" fo:padding="0.71mm" fo:border-right="none" fo:border-top="0.06pt solid #000000"/>
    </style:style>
    <style:style style:name="ce376" style:family="table-cell" style:parent-style-name="Default" style:data-style-name="N40">
      <style:table-cell-properties fo:border-bottom="0.74pt solid #000000" fo:background-color="#e6e6ff" fo:border-left="none" fo:padding="0.71mm" fo:border-right="none" fo:border-top="0.06pt solid #000000"/>
    </style:style>
    <style:style style:name="ce609" style:family="table-cell" style:parent-style-name="Default">
      <style:table-cell-properties fo:background-color="#e6e6ff" fo:padding="0.71mm"/>
    </style:style>
    <style:style style:name="ce381" style:family="table-cell" style:parent-style-name="Default" style:data-style-name="N0">
      <style:table-cell-properties style:glyph-orientation-vertical="0" fo:border-bottom="0.74pt solid #000000" fo:background-color="#e6e6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background-color="#e6e6ff" fo:padding="0.71mm"/>
    </style:style>
    <style:style style:name="ce388" style:family="table-cell" style:parent-style-name="Default" style:data-style-name="N117">
      <style:table-cell-properties fo:border-bottom="none" fo:background-color="#e6e6ff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fo:border-bottom="none" fo:border-left="0.06pt solid #000000" fo:padding="0.71mm" fo:border-right="none" fo:border-top="none"/>
    </style:style>
    <style:style style:name="ce390" style:family="table-cell" style:parent-style-name="Default">
      <style:table-cell-properties fo:border-bottom="0.74pt solid #000000" fo:border-left="0.06pt solid #000000" fo:padding="0.71mm" fo:border-right="none" fo:border-top="none"/>
    </style:style>
    <style:style style:name="ce391" style:family="table-cell" style:parent-style-name="Default">
      <style:table-cell-properties fo:border-bottom="none" fo:border-left="0.06pt solid #000000" fo:padding="0.71mm" fo:border-right="none" fo:border-top="0.06pt solid #000000"/>
    </style:style>
    <style:style style:name="ce396" style:family="table-cell" style:parent-style-name="Default">
      <style:table-cell-properties fo:border-bottom="0.74pt solid #000000" fo:border-left="none" fo:border-right="none" fo:border-top="none"/>
    </style:style>
    <style:style style:name="ce588" style:family="table-cell" style:parent-style-name="Default" style:data-style-name="N33">
      <style:table-cell-properties fo:padding="0.71mm"/>
    </style:style>
    <style:style style:name="ce464" style:family="table-cell" style:parent-style-name="Default" style:data-style-name="N33">
      <style:table-cell-properties fo:padding="0.71mm"/>
      <style:text-properties style:text-underline-style="solid" style:text-underline-width="auto" style:text-underline-color="font-color"/>
    </style:style>
    <style:style style:name="ce5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2" style:family="table-cell" style:parent-style-name="Default">
      <style:table-cell-properties style:text-align-source="fix" style:repeat-content="false" fo:padding="0.71mm"/>
      <style:paragraph-properties fo:text-align="end" fo:margin-left="0mm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4" style:family="table-cell" style:parent-style-name="Default">
      <style:table-cell-properties fo:border-bottom="none" style:diagonal-bl-tr="none" style:diagonal-tl-br="none" style:text-align-source="fix" style:repeat-content="false" fo:border-left="none" fo:padding="0.71mm" fo:border-right="0.06pt solid #000000" style:rotation-align="none" fo:border-top="none"/>
      <style:paragraph-properties fo:text-align="end" fo:margin-left="0mm"/>
    </style:style>
    <style:style style:name="ce59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</style:style>
    <style:style style:name="ce596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71mm" fo:border-right="0.06pt solid #000000" style:rotation-align="none" fo:border-top="0.06pt solid #000000"/>
      <style:paragraph-properties fo:text-align="end" fo:margin-left="0mm"/>
    </style:style>
    <style:style style:name="ce597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598" style:family="table-cell" style:parent-style-name="Default" style:data-style-name="N10044">
      <style:table-cell-properties fo:padding="0.71mm"/>
    </style:style>
    <style:style style:name="ce471" style:family="table-cell" style:parent-style-name="Default" style:data-style-name="N41">
      <style:table-cell-properties fo:padding="0.71mm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svg:stroke-color="#000000" draw:marker-start="Arrow" draw:marker-end="Arrow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Übersicht" table:style-name="ta1" table:print-ranges="Übersicht.B2:Übersicht.U40">
        <office:forms form:automatic-focus="false" form:apply-design-mode="false"/>
        <table:shapes>
          <draw:frame draw:z-index="0" draw:style-name="gr1" draw:text-style-name="P1" svg:width="72.71mm" svg:height="65.09mm" svg:x="234.83mm" svg:y="0.14mm">
            <loext:p draw:notify-on-update-of-ranges="Übersicht.T39:Übersicht.X39 Übersicht.T40:Übersicht.X40 Übersicht.T41:Übersicht.X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2" svg:width="233.39mm" svg:height="94.07mm" svg:x="0.05mm" svg:y="67.41mm">
            <loext:p draw:notify-on-update-of-ranges="Übersicht.B95:Übersicht.M95 Übersicht.A96:Übersicht.A96 Übersicht.B96:Übersicht.M96 Übersicht.A97:Übersicht.A97 Übersicht.B97:Übersicht.M97 Übersicht.A98:Übersicht.A98 Übersicht.B98:Übersicht.M98 Übersicht.A99:Übersicht.A99 Übersicht.B99:Übersicht.M99 Übersicht.A100:Übersicht.A100 Übersicht.B100:Übersicht.M100 Übersicht.A101:Übersicht.A101 Übersicht.B101:Übersicht.M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4" draw:style-name="gr3" draw:text-style-name="P3" svg:x1="867.75mm" svg:y1="38.45mm" svg:x2="878.82mm" svg:y2="28.06m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7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5" table:default-cell-style-name="Default"/>
        <table:table-column table:style-name="co1" table:number-columns-repeated="988" table:default-cell-style-name="Default"/>
        <table:table-row table:style-name="ro1">
          <table:table-cell table:number-columns-repeated="5"/>
          <table:table-cell table:style-name="ce192" office:value-type="string" calcext:value-type="string">
            <text:p>KW:</text:p>
          </table:table-cell>
          <table:table-cell table:style-name="ce94" table:formula="of:=ORG.LIBREOFFICE.WEEKNUM_OOO(MAX([AllRad.A$1:.A$1048576]);1)" office:value-type="float" office:value="3" calcext:value-type="float">
            <text:p>3</text:p>
          </table:table-cell>
          <table:table-cell>
            <draw:frame table:end-cell-address="Übersicht.K13" table:end-x="4.76mm" table:end-y="0.9mm" draw:z-index="2" draw:style-name="gr1" draw:text-style-name="P1" svg:width="68.53mm" svg:height="63.11mm" svg:x="4.25mm" svg:y="-0.18mm">
              <loext:p draw:notify-on-update-of-ranges="Übersicht.A96:Übersicht.A101 Übersicht.N96:Übersicht.N101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Übersicht.Q13" table:end-x="7.19mm" table:end-y="2.44mm" draw:z-index="1" draw:style-name="gr1" draw:text-style-name="P1" svg:width="67.19mm" svg:height="64.65mm" svg:x="7.75mm" svg:y="-0.18mm">
              <loext:p draw:notify-on-update-of-ranges="Übersicht.U39:Übersicht.X39 Übersicht.U40:Übersicht.X4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s. Zeit</text:p>
          </table:table-cell>
          <table:table-cell office:value-type="string" calcext:value-type="string">
            <text:p>Ausfahrten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a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B</text:p>
          </table:table-cell>
          <table:table-cell table:style-name="ce54" table:formula="of:=SUMIF([AllRad.$C$3:.$C$618];1;[AllRad.G$3:.G$618])" office:value-type="time" office:time-value="PT01H25M40S" calcext:value-type="time">
            <text:p>01:25:40</text:p>
          </table:table-cell>
          <table:table-cell table:style-name="ce68" table:formula="of:=COUNTIF([AllRad.$C$3:.$C$618];&quot;=1&quot;)" office:value-type="float" office:value="1" calcext:value-type="float">
            <text:p>1</text:p>
          </table:table-cell>
          <table:table-cell table:style-name="ce81" table:formula="of:=MAX([AllRad.P$3:.P$618])" office:value-type="float" office:value="100" calcext:value-type="float">
            <text:p>100</text:p>
          </table:table-cell>
          <table:table-cell table:style-name="ce85" table:formula="of:=SUMIF([AllRad.$C$3:.$C$618];1;[AllRad.M$3:.M$618])" office:value-type="float" office:value="2" calcext:value-type="float">
            <text:p>2</text:p>
          </table:table-cell>
          <table:table-cell table:style-name="ce91" table:formula="of:=[.D4]/(((IF(DAY([.B4])-30&lt;0;DAY([.B4])+1;DAY([.B4])-30))*24 + HOUR([.B4])+MINUTE([.B4])/60 + SECOND([.B4])/3600))" office:value-type="float" office:value="70.0389105058366" calcext:value-type="float">
            <text:p>70,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er_Rad</text:p>
          </table:table-cell>
          <table:table-cell table:style-name="ce55" table:formula="of:=SUMIF([AllRad.C$3:.C$618];2;[AllRad.G$3:.G$618])" office:value-type="time" office:time-value="PT03H37M52S" calcext:value-type="time">
            <text:p>03:37:52</text:p>
          </table:table-cell>
          <table:table-cell table:style-name="ce69" table:formula="of:=COUNTIF([AllRad.$C$3:.$C$618];&quot;=2&quot;)" office:value-type="float" office:value="1" calcext:value-type="float">
            <text:p>1</text:p>
          </table:table-cell>
          <table:table-cell table:style-name="ce82" table:formula="of:=MAX([AllRad.Q$3:.Q$618])" office:value-type="float" office:value="100" calcext:value-type="float">
            <text:p>100</text:p>
          </table:table-cell>
          <table:table-cell table:style-name="ce86" table:formula="of:=SUMIF([AllRad.$C$3:.$C$618];2;[AllRad.M$3:.M$618])" office:value-type="float" office:value="212" calcext:value-type="float">
            <text:p>212</text:p>
          </table:table-cell>
          <table:table-cell table:style-name="ce91" table:formula="of:=[.D5]/(((IF(DAY([.B5])-30&lt;0;DAY([.B5])+1;DAY([.B5])-30))*24 + HOUR([.B5])+MINUTE([.B5])/60 + SECOND([.B5])/3600))" office:value-type="float" office:value="27.5397796817625" calcext:value-type="float">
            <text:p>27,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ison</text:p>
          </table:table-cell>
          <table:table-cell table:style-name="ce55" table:formula="of:=SUMIF([AllRad.C$3:.C$618];3;[AllRad.G$3:.G$618])" office:value-type="time" office:time-value="PT01H21M28S" calcext:value-type="time">
            <text:p>01:21:28</text:p>
          </table:table-cell>
          <table:table-cell table:style-name="ce69" table:formula="of:=COUNTIF([AllRad.$C$3:.$C$618];&quot;=3&quot;)" office:value-type="float" office:value="1" calcext:value-type="float">
            <text:p>1</text:p>
          </table:table-cell>
          <table:table-cell table:style-name="ce82" table:formula="of:=MAX([AllRad.R$3:.R$618])" office:value-type="float" office:value="80" calcext:value-type="float">
            <text:p>80</text:p>
          </table:table-cell>
          <table:table-cell table:style-name="ce86" table:formula="of:=SUMIF([AllRad.$C$3:.$C$618];3;[AllRad.M$3:.M$618])" office:value-type="float" office:value="0" calcext:value-type="float">
            <text:p>0</text:p>
          </table:table-cell>
          <table:table-cell table:style-name="ce91" table:formula="of:=[.D6]/(((IF(DAY([.B6])-30&lt;0;DAY([.B6])+1;DAY([.B6])-30))*24 + HOUR([.B6])+MINUTE([.B6])/60 + SECOND([.B6])/3600))" office:value-type="float" office:value="58.9198036006547" calcext:value-type="float">
            <text:p>58,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</text:p>
          </table:table-cell>
          <table:table-cell table:style-name="ce55" table:formula="of:=SUMIF([AllRad.C$3:.C$618];4;[AllRad.G$3:.G$618])" office:value-type="time" office:time-value="PT02H53M40S" calcext:value-type="time">
            <text:p>02:53:40</text:p>
          </table:table-cell>
          <table:table-cell table:style-name="ce69" table:formula="of:=COUNTIF([AllRad.$C$3:.$C$618];&quot;=4&quot;)" office:value-type="float" office:value="1" calcext:value-type="float">
            <text:p>1</text:p>
          </table:table-cell>
          <table:table-cell table:style-name="ce82" table:formula="of:=MAX([AllRad.S$3:.S$618])" office:value-type="float" office:value="70" calcext:value-type="float">
            <text:p>70</text:p>
          </table:table-cell>
          <table:table-cell table:style-name="ce86" table:formula="of:=SUMIF([AllRad.$C$3:.$C$618];4;[AllRad.M$3:.M$618])" office:value-type="float" office:value="132" calcext:value-type="float">
            <text:p>132</text:p>
          </table:table-cell>
          <table:table-cell table:style-name="ce91" table:formula="of:=[.D7]/(((IF(DAY([.B7])-30&lt;0;DAY([.B7])+1;DAY([.B7])-30))*24 + HOUR([.B7])+MINUTE([.B7])/60 + SECOND([.B7])/3600))" office:value-type="float" office:value="24.1842610364683" calcext:value-type="float">
            <text:p>24,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ihrad</text:p>
          </table:table-cell>
          <table:table-cell table:style-name="ce55" table:formula="of:=SUMIF([AllRad.C$3:.C$618];5;[AllRad.G$3:.G$618])" office:value-type="time" office:time-value="PT00H00M00S" calcext:value-type="time">
            <text:p>00:00:00</text:p>
          </table:table-cell>
          <table:table-cell table:style-name="ce69" table:formula="of:=COUNTIF([AllRad.$C$3:.$C$618];&quot;=5&quot;)" office:value-type="float" office:value="0" calcext:value-type="float">
            <text:p>0</text:p>
          </table:table-cell>
          <table:table-cell table:style-name="ce82" table:formula="of:=MAX([AllRad.T$3:.T$618])" office:value-type="float" office:value="0" calcext:value-type="float">
            <text:p>0</text:p>
          </table:table-cell>
          <table:table-cell table:style-name="ce86" table:formula="of:=SUMIF([AllRad.$C$3:.$C$618];5;[AllRad.M$3:.M$618])" office:value-type="float" office:value="0" calcext:value-type="float">
            <text:p>0</text:p>
          </table:table-cell>
          <table:table-cell table:style-name="ce91" table:formula="of:=[.D8]/(((IF(DAY([.B8])-30&lt;0;DAY([.B8])+1;DAY([.B8])-30))*24 + HOUR([.B8])+MINUTE([.B8])/60 + SECOND([.B8])/3600))" office:value-type="string" office:string-value="" calcext:value-type="error">
            <text:p>#DIV/0!</text:p>
          </table:table-cell>
          <table:table-cell table:style-name="ce49" table:formula="of:=SUMIF([$AllRad.$C$3:$AllRad.$C$618];4;[$AllRad.E$3:$AllRad.E$618])" office:value-type="float" office:value="70.84" calcext:value-type="float">
            <text:p>70,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dtrad</text:p>
          </table:table-cell>
          <table:table-cell table:style-name="ce10" table:formula="of:=[Stadtrad.K7]" office:value-type="time" office:time-value="PT15H00M00S" calcext:value-type="time">
            <text:p>15:00:00</text:p>
          </table:table-cell>
          <table:table-cell table:style-name="ce70"/>
          <table:table-cell table:style-name="ce83" table:formula="of:=MAX([$Stadtrad.B2:$Stadtrad.B1000])" office:value-type="float" office:value="300" calcext:value-type="float">
            <text:p>300</text:p>
          </table:table-cell>
          <table:table-cell table:style-name="ce87" table:formula="of:=[Stadtrad.D4]" office:value-type="float" office:value="1200" calcext:value-type="float">
            <text:p>1200</text:p>
          </table:table-cell>
          <table:table-cell table:style-name="ce91" table:formula="of:=[.D9]/(((IF(DAY([.B9])-30&lt;0;DAY([.B9])+1;DAY([.B9])-30))*24 + HOUR([.B9])+MINUTE([.B9])/60 + SECOND([.B9])/3600)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amt</text:p>
          </table:table-cell>
          <table:table-cell table:style-name="ce57" table:formula="of:=SUM([.B4:.B9])" office:value-type="time" office:time-value="PT24H18M40S" calcext:value-type="time">
            <text:p>24:18:40</text:p>
          </table:table-cell>
          <table:table-cell table:style-name="ce71" table:formula="of:=SUM([.C4:.C8])" office:value-type="float" office:value="4" calcext:value-type="float">
            <text:p>4</text:p>
          </table:table-cell>
          <table:table-cell table:style-name="ce84" table:formula="of:=SUM([.D4:.D9])" office:value-type="float" office:value="650" calcext:value-type="float">
            <text:p>650</text:p>
          </table:table-cell>
          <table:table-cell table:style-name="ce184" table:formula="of:=SUM([.E4:.E9])" office:value-type="float" office:value="1546" calcext:value-type="float">
            <text:p>1546</text:p>
          </table:table-cell>
          <table:table-cell table:style-name="ce91" table:formula="of:=[.D10]/(((IF(DAY([.B10])-30&lt;0;DAY([.B10])+1;DAY([.B10])-30))*24 + HOUR([.B10])+MINUTE([.B10])/60 + SECOND([.B10])/3600))" office:value-type="float" office:value="26.7367458866545" calcext:value-type="float">
            <text:p>26,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Woche</text:p>
          </table:table-cell>
          <table:table-cell table:style-name="ce58" table:formula="of:=[.B10]/[.$G$1]" office:value-type="time" office:time-value="PT08H06M13.333333333S" calcext:value-type="time">
            <text:p>08:06:13</text:p>
          </table:table-cell>
          <table:table-cell table:style-name="ce72" table:formula="of:=[.C10]/[.$G$1]" office:value-type="float" office:value="1.33333333333333" calcext:value-type="float">
            <text:p>1,33</text:p>
          </table:table-cell>
          <table:table-cell table:style-name="ce72" table:formula="of:=[.D10]/[.$G$1]" office:value-type="float" office:value="216.666666666667" calcext:value-type="float">
            <text:p>216,67</text:p>
          </table:table-cell>
          <table:table-cell table:style-name="ce72" table:formula="of:=[.E10]/[.$G$1]" office:value-type="float" office:value="515.333333333333" calcext:value-type="float">
            <text:p>515,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 Training</text:p>
          </table:table-cell>
          <table:table-cell table:style-name="ce58" table:formula="of:=SUM([.B4:.B8])/[.$C$10]" office:value-type="time" office:time-value="PT02H19M40S" calcext:value-type="time">
            <text:p>02:19:40</text:p>
          </table:table-cell>
          <table:table-cell table:style-name="ce58"/>
          <table:table-cell table:style-name="ce72" table:formula="of:=SUM([.D$4:.D$8])/[.C$10]" office:value-type="float" office:value="87.5" calcext:value-type="float">
            <text:p>87,5</text:p>
          </table:table-cell>
          <table:table-cell table:style-name="ce72" table:formula="of:=SUM([.E4:.E8])/[.$C$10]" office:value-type="float" office:value="86.5" calcext:value-type="float">
            <text:p>86,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(HOUR([.B9])+MINUTE([.B9])/60 + SECOND([.B9])/3600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DAY([.B9]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58"/>
          <table:table-cell table:style-name="ce72" table:number-columns-repeated="3"/>
          <table:table-cell table:number-columns-repeated="1019"/>
        </table:table-row>
        <table:table-row table:style-name="ro1" table:number-rows-repeated="10">
          <table:table-cell table:number-columns-repeated="2"/>
          <table:table-cell table:style-name="ce58"/>
          <table:table-cell table:style-name="ce72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58"/>
          <table:table-cell table:style-name="ce72" table:number-columns-repeated="3"/>
          <table:table-cell table:number-columns-repeated="18"/>
          <table:table-cell table:style-name="ce195"/>
          <table:table-cell table:style-name="ce265"/>
          <table:table-cell table:number-columns-repeated="7"/>
          <table:table-cell table:style-name="ce121" office:value-type="float" office:value="12" calcext:value-type="float">
            <text:p>12</text:p>
          </table:table-cell>
          <table:table-cell table:formula="of:=[#REF!]/[.AH26]" office:value-type="string" office:string-value="" calcext:value-type="error">
            <text:p>#REF!</text:p>
          </table:table-cell>
          <table:table-cell table:style-name="ce138" table:formula="of:=[.AI26]/[#REF!]-1" office:value-type="string" office:string-value="" calcext:value-type="error">
            <text:p>#REF!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8"/>
          <table:table-cell table:style-name="ce72" table:number-columns-repeated="3"/>
          <table:table-cell table:number-columns-repeated="18"/>
          <table:table-cell table:style-name="ce195"/>
          <table:table-cell table:style-name="ce265"/>
          <table:table-cell table:number-columns-repeated="7"/>
          <table:table-cell table:style-name="ce121" office:value-type="float" office:value="10" calcext:value-type="float">
            <text:p>10</text:p>
          </table:table-cell>
          <table:table-cell table:formula="of:=[#REF!]/[.AH27]" office:value-type="string" office:string-value="" calcext:value-type="error">
            <text:p>#REF!</text:p>
          </table:table-cell>
          <table:table-cell table:style-name="ce138" table:formula="of:=[.AI27]/[.AI26]-1" office:value-type="string" office:string-value="" calcext:value-type="error">
            <text:p>#REF!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58" table:number-columns-repeated="2"/>
          <table:table-cell table:style-name="ce72" table:number-columns-repeated="2"/>
          <table:table-cell table:number-columns-repeated="18"/>
          <table:table-cell table:style-name="ce195"/>
          <table:table-cell table:style-name="ce265"/>
          <table:table-cell table:number-columns-repeated="7"/>
          <table:table-cell table:style-name="ce121" office:value-type="float" office:value="9" calcext:value-type="float">
            <text:p>9</text:p>
          </table:table-cell>
          <table:table-cell table:formula="of:=[#REF!]/[.AH28]" office:value-type="string" office:string-value="" calcext:value-type="error">
            <text:p>#REF!</text:p>
          </table:table-cell>
          <table:table-cell table:style-name="ce138" table:formula="of:=[.AI28]/[.AI27]-1" office:value-type="string" office:string-value="" calcext:value-type="error">
            <text:p>#REF!</text:p>
          </table:table-cell>
          <table:table-cell table:number-columns-repeated="988"/>
        </table:table-row>
        <table:table-row table:style-name="ro1" table:number-rows-repeated="6">
          <table:table-cell table:number-columns-repeated="2"/>
          <table:table-cell table:style-name="ce58" table:number-columns-repeated="2"/>
          <table:table-cell table:style-name="ce72" table:number-columns-repeated="2"/>
          <table:table-cell table:number-columns-repeated="18"/>
          <table:table-cell table:style-name="ce195"/>
          <table:table-cell table:style-name="ce265"/>
          <table:table-cell table:number-columns-repeated="998"/>
        </table:table-row>
        <table:table-row table:style-name="ro1">
          <table:table-cell table:number-columns-repeated="2"/>
          <table:table-cell table:style-name="ce58" office:value-type="string" calcext:value-type="string">
            <text:p>MTB</text:p>
          </table:table-cell>
          <table:table-cell table:style-name="ce58"/>
          <table:table-cell table:style-name="ce72" table:number-columns-repeated="2"/>
          <table:table-cell office:value-type="string" calcext:value-type="string">
            <text:p>Crosser</text:p>
          </table:table-cell>
          <table:table-cell table:number-columns-repeated="3"/>
          <table:table-cell office:value-type="string" calcext:value-type="string">
            <text:p>Rennrad</text:p>
          </table:table-cell>
          <table:table-cell table:number-columns-repeated="3"/>
          <table:table-cell office:value-type="string" calcext:value-type="string">
            <text:p>Sab</text:p>
          </table:table-cell>
          <table:table-cell table:number-columns-repeated="9"/>
          <table:table-cell table:style-name="ce195"/>
          <table:table-cell table:style-name="ce265"/>
          <table:table-cell table:number-columns-repeated="998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Kassette</text:p>
          </table:table-cell>
          <table:covered-table-cell table:number-columns-repeated="2" table:style-name="ce7"/>
          <table:table-cell table:style-name="ce72"/>
          <table:table-cell table:style-name="ce7" office:value-type="string" calcext:value-type="string" table:number-columns-spanned="3" table:number-rows-spanned="1">
            <text:p>Kettenblätter</text:p>
          </table:table-cell>
          <table:covered-table-cell table:number-columns-repeated="2" table:style-name="ce7"/>
          <table:table-cell/>
          <table:table-cell table:style-name="ce7" office:value-type="string" calcext:value-type="string" table:number-columns-spanned="3" table:number-rows-spanned="1">
            <text:p>TA KBs + Sram Red 11-28</text:p>
          </table:table-cell>
          <table:covered-table-cell table:number-columns-repeated="2" table:style-name="ce7"/>
          <table:table-cell/>
          <table:table-cell table:style-name="ce7" office:value-type="string" calcext:value-type="string" table:number-columns-spanned="3" table:number-rows-spanned="1">
            <text:p>SRAM red Kasette + FSA KBs</text:p>
          </table:table-cell>
          <table:covered-table-cell table:number-columns-repeated="2" table:style-name="ce7"/>
          <table:table-cell table:style-name="ce195"/>
          <table:table-cell/>
          <table:table-cell office:value-type="string" calcext:value-type="string">
            <text:p>MTB</text:p>
          </table:table-cell>
          <table:table-cell table:style-name="ce104" table:formula="of:=SUMIF([$AllRad.$C$3:$AllRad.$C$618];1;[AllRad.V$3:.V$618])" office:value-type="time" office:time-value="PT00H09M04S" calcext:value-type="time">
            <text:p>00:09</text:p>
          </table:table-cell>
          <table:table-cell table:style-name="ce104" table:formula="of:=SUMIF([$AllRad.$C$3:$AllRad.$C$618];1;[AllRad.W$3:.W$618])" office:value-type="time" office:time-value="PT01H08M59S" calcext:value-type="time">
            <text:p>01:08</text:p>
          </table:table-cell>
          <table:table-cell table:style-name="ce104" table:formula="of:=SUMIF([$AllRad.$C$3:$AllRad.$C$618];1;[AllRad.X$3:.X$618])" office:value-type="time" office:time-value="PT00H07M37S" calcext:value-type="time">
            <text:p>00:07</text:p>
          </table:table-cell>
          <table:table-cell table:style-name="ce104" table:formula="of:=SUMIF([$AllRad.$C$3:$AllRad.$C$618];1;[AllRad.Y$3:.Y$618])" office:value-type="time" office:time-value="PT00H00M00S" calcext:value-type="time">
            <text:p>00:00</text:p>
          </table:table-cell>
          <table:table-cell table:style-name="ce104" table:formula="of:=SUMIF([$AllRad.$C$3:$AllRad.$C$618];1;[AllRad.Z$3:.Z$618])" office:value-type="time" office:time-value="PT00H00M00S" calcext:value-type="time">
            <text:p>00:00</text:p>
          </table:table-cell>
          <table:table-cell/>
          <table:table-cell table:style-name="ce265"/>
          <table:table-cell table:number-columns-repeated="998"/>
        </table:table-row>
        <table:table-row table:style-name="ro1">
          <table:table-cell/>
          <table:table-cell table:style-name="ce95" office:value-type="string" calcext:value-type="string">
            <text:p>Kette_1 (KMC SL Silver):</text:p>
          </table:table-cell>
          <table:table-cell table:style-name="ce59" office:value-type="float" office:value="4133.6" calcext:value-type="float">
            <text:p>4133,6</text:p>
          </table:table-cell>
          <table:table-cell table:style-name="ce73" office:value-type="string" calcext:value-type="string">
            <text:p>Wechsel bei 0,75</text:p>
          </table:table-cell>
          <table:table-cell table:style-name="ce72"/>
          <table:table-cell table:style-name="ce95" office:value-type="string" calcext:value-type="string">
            <text:p>Kette_1 (KMC SL Silver):</text:p>
          </table:table-cell>
          <table:table-cell table:style-name="ce59" table:formula="of:=3882.49" office:value-type="float" office:value="3882.49" calcext:value-type="float">
            <text:p>3882,49</text:p>
          </table:table-cell>
          <table:table-cell table:style-name="ce78"/>
          <table:table-cell/>
          <table:table-cell table:style-name="ce95" office:value-type="string" calcext:value-type="string">
            <text:p>Kette_1 (KMC):</text:p>
          </table:table-cell>
          <table:table-cell table:style-name="ce150" table:formula="of:=1802.633+[AllRad.R68]" office:value-type="float" office:value="1802.633" calcext:value-type="float">
            <text:p>1802,63</text:p>
          </table:table-cell>
          <table:table-cell table:style-name="ce167" office:value-type="string" calcext:value-type="string">
            <text:p>0 bis 0,75</text:p>
          </table:table-cell>
          <table:table-cell/>
          <table:table-cell table:style-name="ce95" office:value-type="string" calcext:value-type="string">
            <text:p>Kette_1 (KMC 10.93):</text:p>
          </table:table-cell>
          <table:table-cell table:style-name="ce150" office:value-type="float" office:value="2670.27" calcext:value-type="float">
            <text:p>2670,27</text:p>
          </table:table-cell>
          <table:table-cell table:style-name="ce167" office:value-type="string" calcext:value-type="string">
            <text:p>0 bis 0,75</text:p>
          </table:table-cell>
          <table:table-cell table:number-columns-repeated="2"/>
          <table:table-cell office:value-type="string" calcext:value-type="string">
            <text:p>Crosser</text:p>
          </table:table-cell>
          <table:table-cell table:style-name="ce104" table:formula="of:=SUMIF([$AllRad.$C$3:$AllRad.$C$618];2;[AllRad.V$3:.V$618])" office:value-type="time" office:time-value="PT00H56M26S" calcext:value-type="time">
            <text:p>00:56</text:p>
          </table:table-cell>
          <table:table-cell table:style-name="ce104" table:formula="of:=SUMIF([$AllRad.$C$3:$AllRad.$C$618];2;[AllRad.W$3:.W$618])" office:value-type="time" office:time-value="PT01H24M17S" calcext:value-type="time">
            <text:p>01:24</text:p>
          </table:table-cell>
          <table:table-cell table:style-name="ce104" table:formula="of:=SUMIF([$AllRad.$C$3:$AllRad.$C$618];2;[AllRad.X$3:.X$618])" office:value-type="time" office:time-value="PT01H11M26S" calcext:value-type="time">
            <text:p>01:11</text:p>
          </table:table-cell>
          <table:table-cell table:style-name="ce104" table:formula="of:=SUMIF([$AllRad.$C$3:$AllRad.$C$618];2;[AllRad.Y$3:.Y$618])" office:value-type="time" office:time-value="PT00H03M11S" calcext:value-type="time">
            <text:p>00:03</text:p>
          </table:table-cell>
          <table:table-cell table:style-name="ce104" table:formula="of:=SUMIF([$AllRad.$C$3:$AllRad.$C$618];2;[AllRad.Z$3:.Z$618])" office:value-type="time" office:time-value="PT00H00M00S" calcext:value-type="time">
            <text:p>00:00</text:p>
          </table:table-cell>
          <table:table-cell/>
          <table:table-cell table:style-name="ce265"/>
          <table:table-cell table:number-columns-repeated="998"/>
        </table:table-row>
        <table:table-row table:style-name="ro1">
          <table:table-cell/>
          <table:table-cell table:style-name="ce95" office:value-type="string" calcext:value-type="string">
            <text:p>Kette_2 (HG93):</text:p>
          </table:table-cell>
          <table:table-cell table:style-name="ce147" table:formula="of:=[.D4]" office:value-type="float" office:value="100" calcext:value-type="float">
            <text:p>100</text:p>
          </table:table-cell>
          <table:table-cell table:style-name="ce167"/>
          <table:table-cell table:style-name="ce72"/>
          <table:table-cell table:style-name="ce95" office:value-type="string" calcext:value-type="string">
            <text:p>Kette_2 (Sram PG1091):</text:p>
          </table:table-cell>
          <table:table-cell table:style-name="ce59" table:formula="of:=3882.49+[.D5]" office:value-type="float" office:value="3982.49" calcext:value-type="float">
            <text:p>3982,49</text:p>
          </table:table-cell>
          <table:table-cell table:style-name="ce167"/>
          <table:table-cell/>
          <table:table-cell table:style-name="ce95" office:value-type="string" calcext:value-type="string">
            <text:p>Kette_2 (KMC):</text:p>
          </table:table-cell>
          <table:table-cell table:style-name="ce150" table:formula="of:=[.D6]-[AllRad.R68]" office:value-type="float" office:value="80" calcext:value-type="float">
            <text:p>80</text:p>
          </table:table-cell>
          <table:table-cell table:style-name="ce167"/>
          <table:table-cell/>
          <table:table-cell table:style-name="ce95" office:value-type="string" calcext:value-type="string">
            <text:p>Kette_2 <text:s/>(KMC 10.93):</text:p>
          </table:table-cell>
          <table:table-cell table:style-name="ce150" office:value-type="float" office:value="5776.3" calcext:value-type="float">
            <text:p>5776,3</text:p>
          </table:table-cell>
          <table:table-cell table:style-name="ce167" office:value-type="string" calcext:value-type="string">
            <text:p>0 bis 0,75</text:p>
          </table:table-cell>
          <table:table-cell table:style-name="ce195"/>
          <table:table-cell/>
          <table:table-cell office:value-type="string" calcext:value-type="string">
            <text:p>Rennrad</text:p>
          </table:table-cell>
          <table:table-cell table:style-name="ce104" table:formula="of:=SUMIF([$AllRad.$C$3:$AllRad.$C$618];3;[AllRad.V$3:.V$618])" office:value-type="time" office:time-value="PT00H07M23S" calcext:value-type="time">
            <text:p>00:07</text:p>
          </table:table-cell>
          <table:table-cell table:style-name="ce104" table:formula="of:=SUMIF([$AllRad.$C$3:$AllRad.$C$618];3;[AllRad.W$3:.W$618])" office:value-type="time" office:time-value="PT01H14M06S" calcext:value-type="time">
            <text:p>01:14</text:p>
          </table:table-cell>
          <table:table-cell table:style-name="ce104" table:formula="of:=SUMIF([$AllRad.$C$3:$AllRad.$C$618];3;[AllRad.X$3:.X$618])" office:value-type="time" office:time-value="PT00H00M00S" calcext:value-type="time">
            <text:p>00:00</text:p>
          </table:table-cell>
          <table:table-cell table:style-name="ce104" table:formula="of:=SUMIF([$AllRad.$C$3:$AllRad.$C$618];3;[AllRad.Y$3:.Y$618])" office:value-type="time" office:time-value="PT00H00M00S" calcext:value-type="time">
            <text:p>00:00</text:p>
          </table:table-cell>
          <table:table-cell table:style-name="ce104" table:formula="of:=SUMIF([$AllRad.$C$3:$AllRad.$C$618];3;[AllRad.Z$3:.Z$618])" office:value-type="time" office:time-value="PT00H00M00S" calcext:value-type="time">
            <text:p>00:00</text:p>
          </table:table-cell>
          <table:table-cell/>
          <table:table-cell table:style-name="ce265"/>
          <table:table-cell table:number-columns-repeated="998"/>
        </table:table-row>
        <table:table-row table:style-name="ro1">
          <table:table-cell/>
          <table:table-cell table:style-name="ce95"/>
          <table:table-cell table:style-name="ce150"/>
          <table:table-cell table:style-name="ce167"/>
          <table:table-cell table:style-name="ce72"/>
          <table:table-cell table:style-name="ce95"/>
          <table:table-cell table:style-name="ce150"/>
          <table:table-cell table:style-name="ce167"/>
          <table:table-cell/>
          <table:table-cell table:style-name="ce95"/>
          <table:table-cell table:style-name="ce237"/>
          <table:table-cell table:style-name="ce167"/>
          <table:table-cell/>
          <table:table-cell table:style-name="ce95" office:value-type="string" calcext:value-type="string">
            <text:p>Diff (wg. rep)</text:p>
          </table:table-cell>
          <table:table-cell table:style-name="ce237"/>
          <table:table-cell table:style-name="ce167" office:value-type="float" office:value="1111.8" calcext:value-type="float">
            <text:p>1111,8</text:p>
          </table:table-cell>
          <table:table-cell table:style-name="ce195"/>
          <table:table-cell/>
          <table:table-cell office:value-type="string" calcext:value-type="string">
            <text:p>Trainingsbereich</text:p>
          </table:table-cell>
          <table:table-cell office:value-type="string" calcext:value-type="string">
            <text:p>TB0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TB2</text:p>
          </table:table-cell>
          <table:table-cell office:value-type="string" calcext:value-type="string">
            <text:p>TB3</text:p>
          </table:table-cell>
          <table:table-cell office:value-type="string" calcext:value-type="string">
            <text:p>TB4 &gt;</text:p>
          </table:table-cell>
          <table:table-cell/>
          <table:table-cell table:style-name="ce265"/>
          <table:table-cell table:number-columns-repeated="998"/>
        </table:table-row>
        <table:table-row table:style-name="ro1">
          <table:table-cell/>
          <table:table-cell table:style-name="ce96" office:value-type="string" calcext:value-type="string">
            <text:p>Gesamt</text:p>
          </table:table-cell>
          <table:table-cell table:style-name="ce151" table:formula="of:=SUM([.C37:.C39])" office:value-type="float" office:value="4233.6" calcext:value-type="float">
            <text:p>4233,6</text:p>
          </table:table-cell>
          <table:table-cell table:style-name="ce169"/>
          <table:table-cell table:style-name="ce72"/>
          <table:table-cell table:style-name="ce96" office:value-type="string" calcext:value-type="string">
            <text:p>Gesamt</text:p>
          </table:table-cell>
          <table:table-cell table:style-name="ce151" table:formula="of:=SUM([.G37:.G39])" office:value-type="float" office:value="7864.98" calcext:value-type="float">
            <text:p>7864,98</text:p>
          </table:table-cell>
          <table:table-cell table:style-name="ce169"/>
          <table:table-cell/>
          <table:table-cell table:style-name="ce52"/>
          <table:table-cell/>
          <table:table-cell table:style-name="ce79"/>
          <table:table-cell/>
          <table:table-cell table:style-name="ce52" office:value-type="string" calcext:value-type="string">
            <text:p>Kette_3 (KMC X10SL):</text:p>
          </table:table-cell>
          <table:table-cell office:value-type="float" office:value="14458.817" calcext:value-type="float">
            <text:p>14458,82</text:p>
          </table:table-cell>
          <table:table-cell table:style-name="ce79" office:value-type="string" calcext:value-type="string">
            <text:p>0 bis 0,6 (stellenweise 0,9)</text:p>
          </table:table-cell>
          <table:table-cell table:style-name="ce195" office:value-type="string" calcext:value-type="string">
            <text:p>Kette springt</text:p>
          </table:table-cell>
          <table:table-cell/>
          <table:table-cell office:value-type="string" calcext:value-type="string">
            <text:p>Gesamt</text:p>
          </table:table-cell>
          <table:table-cell table:style-name="ce105" table:formula="of:=SUM([.T36:.T38])" office:value-type="time" office:time-value="PT01H12M53S" calcext:value-type="time">
            <text:p>01:12</text:p>
          </table:table-cell>
          <table:table-cell table:style-name="ce105" table:formula="of:=SUM([.U36:.U38])" office:value-type="time" office:time-value="PT03H47M22S" calcext:value-type="time">
            <text:p>03:47</text:p>
          </table:table-cell>
          <table:table-cell table:style-name="ce105" table:formula="of:=SUM([.V36:.V38])" office:value-type="time" office:time-value="PT01H19M03S" calcext:value-type="time">
            <text:p>01:19</text:p>
          </table:table-cell>
          <table:table-cell table:style-name="ce105" table:formula="of:=SUM([.W36:.W38])" office:value-type="time" office:time-value="PT00H03M11S" calcext:value-type="time">
            <text:p>00:03</text:p>
          </table:table-cell>
          <table:table-cell table:style-name="ce105" table:formula="of:=SUM([.X36:.X38])" office:value-type="time" office:time-value="PT00H00M00S" calcext:value-type="time">
            <text:p>00:00</text:p>
          </table:table-cell>
          <table:table-cell table:style-name="ce105" table:formula="of:=SUM([.T40:.X40])" office:value-type="time" office:time-value="PT06H22M29S" calcext:value-type="time">
            <text:p>06:22</text:p>
          </table:table-cell>
          <table:table-cell table:style-name="ce265"/>
          <table:table-cell table:number-columns-repeated="998"/>
        </table:table-row>
        <table:table-row table:style-name="ro1">
          <table:table-cell table:number-columns-repeated="4"/>
          <table:table-cell table:style-name="ce72"/>
          <table:table-cell table:style-name="ce195" table:number-columns-repeated="3"/>
          <table:table-cell/>
          <table:table-cell table:style-name="ce52"/>
          <table:table-cell/>
          <table:table-cell table:style-name="ce79"/>
          <table:table-cell/>
          <table:table-cell table:style-name="ce52" office:value-type="string" calcext:value-type="string">
            <text:p>Kette_4 (KMC 10.93):</text:p>
          </table:table-cell>
          <table:table-cell table:formula="of:=391.036+[.D7]" office:value-type="float" office:value="461.036" calcext:value-type="float">
            <text:p>461,04</text:p>
          </table:table-cell>
          <table:table-cell table:style-name="ce79" office:value-type="string" calcext:value-type="string">
            <text:p>0,75 bis</text:p>
          </table:table-cell>
          <table:table-cell table:style-name="ce195"/>
          <table:table-cell/>
          <table:table-cell office:value-type="string" calcext:value-type="string">
            <text:p>HF bis</text:p>
          </table:table-cell>
          <table:table-cell table:style-name="ce106" office:value-type="float" office:value="139" calcext:value-type="float">
            <text:p>139</text:p>
          </table:table-cell>
          <table:table-cell table:style-name="ce109" office:value-type="float" office:value="149" calcext:value-type="float">
            <text:p>149</text:p>
          </table:table-cell>
          <table:table-cell table:style-name="ce110" office:value-type="float" office:value="159" calcext:value-type="float">
            <text:p>159</text:p>
          </table:table-cell>
          <table:table-cell table:style-name="ce111" office:value-type="float" office:value="170" calcext:value-type="float">
            <text:p>170</text:p>
          </table:table-cell>
          <table:table-cell table:style-name="ce113" office:value-type="float" office:value="171" calcext:value-type="float">
            <text:p>171</text:p>
          </table:table-cell>
          <table:table-cell table:number-columns-repeated="1000"/>
        </table:table-row>
        <table:table-row table:style-name="ro1">
          <table:table-cell/>
          <table:table-cell table:style-name="ce7" table:number-columns-spanned="3" table:number-rows-spanned="1"/>
          <table:covered-table-cell table:number-columns-repeated="2" table:style-name="ce7"/>
          <table:table-cell table:style-name="ce72"/>
          <table:table-cell table:style-name="ce7" table:number-columns-spanned="3" table:number-rows-spanned="1"/>
          <table:covered-table-cell table:number-columns-repeated="2" table:style-name="ce7"/>
          <table:table-cell/>
          <table:table-cell table:style-name="ce96"/>
          <table:table-cell table:style-name="ce100"/>
          <table:table-cell table:style-name="ce169"/>
          <table:table-cell/>
          <table:table-cell table:style-name="ce96" office:value-type="string" calcext:value-type="string">
            <text:p>Ges. km (Kassette,Kurbel)</text:p>
          </table:table-cell>
          <table:table-cell table:style-name="ce100" table:formula="of:=SUM([.O37:.O41])" office:value-type="float" office:value="23366.423" calcext:value-type="float">
            <text:p>23366,42</text:p>
          </table:table-cell>
          <table:table-cell table:style-name="ce169" table:formula="of:=[.O42]-[.P39]" office:value-type="float" office:value="22254.623" calcext:value-type="float">
            <text:p>22254,62</text:p>
          </table:table-cell>
          <table:table-cell table:style-name="ce195"/>
          <table:table-cell table:number-columns-repeated="2"/>
          <table:table-cell table:style-name="ce108" table:formula="of:=[.T40]/[.$Y40]" office:value-type="percentage" office:value="0.190552965270818" calcext:value-type="percentage">
            <text:p>19,1%</text:p>
          </table:table-cell>
          <table:table-cell table:style-name="ce108" table:formula="of:=[.U40]/[.$Y40]" office:value-type="percentage" office:value="0.594448559850102" calcext:value-type="percentage">
            <text:p>59,4%</text:p>
          </table:table-cell>
          <table:table-cell table:style-name="ce108" table:formula="of:=[.V40]/[.$Y40]" office:value-type="percentage" office:value="0.206675672142577" calcext:value-type="percentage">
            <text:p>20,7%</text:p>
          </table:table-cell>
          <table:table-cell table:style-name="ce108" table:formula="of:=[.W40]/[.$Y40]" office:value-type="percentage" office:value="0.00832280273650268" calcext:value-type="percentage">
            <text:p>0,8%</text:p>
          </table:table-cell>
          <table:table-cell table:style-name="ce108" table:formula="of:=[.X40]/[.$Y40]" office:value-type="percentage" office:value="0" calcext:value-type="percentage">
            <text:p>0,0%</text:p>
          </table:table-cell>
          <table:table-cell table:number-columns-repeated="1000"/>
        </table:table-row>
        <table:table-row table:style-name="ro1">
          <table:table-cell/>
          <table:table-cell table:style-name="ce95"/>
          <table:table-cell table:style-name="ce59"/>
          <table:table-cell table:style-name="ce73"/>
          <table:table-cell table:style-name="ce72"/>
          <table:table-cell table:style-name="ce95"/>
          <table:table-cell table:style-name="ce59"/>
          <table:table-cell table:style-name="ce78"/>
          <table:table-cell/>
          <table:table-cell table:style-name="ce195" table:number-columns-repeated="3"/>
          <table:table-cell/>
          <table:table-cell table:style-name="ce195" table:number-columns-repeated="4"/>
          <table:table-cell table:number-columns-repeated="1007"/>
        </table:table-row>
        <table:table-row table:style-name="ro1">
          <table:table-cell/>
          <table:table-cell table:style-name="ce95"/>
          <table:table-cell table:style-name="ce59"/>
          <table:table-cell table:style-name="ce167"/>
          <table:table-cell table:style-name="ce72"/>
          <table:table-cell table:style-name="ce95"/>
          <table:table-cell table:style-name="ce59"/>
          <table:table-cell table:style-name="ce167"/>
          <table:table-cell table:number-columns-repeated="8"/>
          <table:table-cell table:style-name="ce195"/>
          <table:table-cell table:number-columns-repeated="1007"/>
        </table:table-row>
        <table:table-row table:style-name="ro1">
          <table:table-cell/>
          <table:table-cell table:style-name="ce95"/>
          <table:table-cell table:style-name="ce150"/>
          <table:table-cell table:style-name="ce167"/>
          <table:table-cell table:style-name="ce72"/>
          <table:table-cell table:style-name="ce95"/>
          <table:table-cell table:style-name="ce150"/>
          <table:table-cell table:style-name="ce167"/>
          <table:table-cell/>
          <table:table-cell table:style-name="ce7" table:number-columns-spanned="3" table:number-rows-spanned="1"/>
          <table:covered-table-cell table:number-columns-repeated="2" table:style-name="ce7"/>
          <table:table-cell/>
          <table:table-cell table:style-name="ce7" table:number-columns-spanned="3" table:number-rows-spanned="1"/>
          <table:covered-table-cell table:number-columns-repeated="2" table:style-name="ce7"/>
          <table:table-cell table:style-name="ce195"/>
          <table:table-cell table:number-columns-repeated="1007"/>
        </table:table-row>
        <table:table-row table:style-name="ro1">
          <table:table-cell/>
          <table:table-cell table:style-name="ce355"/>
          <table:table-cell table:style-name="ce383"/>
          <table:table-cell table:style-name="ce76"/>
          <table:table-cell table:style-name="ce72"/>
          <table:table-cell table:style-name="ce96"/>
          <table:table-cell table:style-name="ce151"/>
          <table:table-cell table:style-name="ce169"/>
          <table:table-cell/>
          <table:table-cell table:style-name="ce95"/>
          <table:table-cell table:style-name="ce155"/>
          <table:table-cell table:style-name="ce167"/>
          <table:table-cell/>
          <table:table-cell table:style-name="ce95"/>
          <table:table-cell table:style-name="ce155"/>
          <table:table-cell table:style-name="ce167"/>
          <table:table-cell table:style-name="ce195"/>
          <table:table-cell table:number-columns-repeated="1007"/>
        </table:table-row>
        <table:table-row table:style-name="ro1">
          <table:table-cell/>
          <table:table-cell table:style-name="ce51" table:number-columns-spanned="3" table:number-rows-spanned="1"/>
          <table:covered-table-cell table:number-columns-repeated="2" table:style-name="ce7"/>
          <table:table-cell table:style-name="ce72"/>
          <table:table-cell table:number-columns-repeated="4"/>
          <table:table-cell table:style-name="ce95"/>
          <table:table-cell table:style-name="ce217"/>
          <table:table-cell table:style-name="ce167"/>
          <table:table-cell/>
          <table:table-cell table:style-name="ce95"/>
          <table:table-cell table:style-name="ce217"/>
          <table:table-cell table:style-name="ce167"/>
          <table:table-cell table:style-name="ce195"/>
          <table:table-cell table:number-columns-repeated="1007"/>
        </table:table-row>
        <table:table-row table:style-name="ro1">
          <table:table-cell/>
          <table:table-cell table:style-name="ce95"/>
          <table:table-cell table:style-name="ce59"/>
          <table:table-cell table:style-name="ce78"/>
          <table:table-cell table:style-name="ce72"/>
          <table:table-cell table:style-name="ce7" table:number-columns-spanned="3" table:number-rows-spanned="1"/>
          <table:covered-table-cell table:number-columns-repeated="2" table:style-name="ce7"/>
          <table:table-cell/>
          <table:table-cell table:style-name="ce115"/>
          <table:table-cell/>
          <table:table-cell table:style-name="ce401"/>
          <table:table-cell/>
          <table:table-cell table:style-name="ce115"/>
          <table:table-cell table:style-name="ce117"/>
          <table:table-cell table:style-name="ce401"/>
          <table:table-cell table:style-name="ce195"/>
          <table:table-cell table:number-columns-repeated="1007"/>
        </table:table-row>
        <table:table-row table:style-name="ro1">
          <table:table-cell/>
          <table:table-cell table:style-name="ce95"/>
          <table:table-cell table:style-name="ce147"/>
          <table:table-cell table:style-name="ce167"/>
          <table:table-cell table:style-name="ce72"/>
          <table:table-cell table:style-name="ce95"/>
          <table:table-cell table:style-name="ce59"/>
          <table:table-cell table:style-name="ce73"/>
          <table:table-cell/>
          <table:table-cell table:style-name="ce96"/>
          <table:table-cell table:style-name="ce151"/>
          <table:table-cell table:style-name="ce169"/>
          <table:table-cell/>
          <table:table-cell table:style-name="ce95"/>
          <table:table-cell table:style-name="ce217"/>
          <table:table-cell table:style-name="ce167"/>
          <table:table-cell table:style-name="ce195"/>
          <table:table-cell table:number-columns-repeated="1007"/>
        </table:table-row>
        <table:table-row table:style-name="ro1">
          <table:table-cell/>
          <table:table-cell table:style-name="ce95"/>
          <table:table-cell table:style-name="ce150"/>
          <table:table-cell table:style-name="ce167"/>
          <table:table-cell table:style-name="ce72"/>
          <table:table-cell table:style-name="ce95"/>
          <table:table-cell table:style-name="ce59"/>
          <table:table-cell table:style-name="ce167"/>
          <table:table-cell table:number-columns-repeated="5"/>
          <table:table-cell table:style-name="ce96"/>
          <table:table-cell table:style-name="ce151"/>
          <table:table-cell table:style-name="ce169"/>
          <table:table-cell table:style-name="ce195"/>
          <table:table-cell table:number-columns-repeated="1007"/>
        </table:table-row>
        <table:table-row table:style-name="ro1">
          <table:table-cell/>
          <table:table-cell table:style-name="ce52"/>
          <table:table-cell/>
          <table:table-cell table:style-name="ce79"/>
          <table:table-cell table:style-name="ce72"/>
          <table:table-cell table:style-name="ce257"/>
          <table:table-cell table:style-name="ce264"/>
          <table:table-cell table:style-name="ce283"/>
          <table:table-cell/>
          <table:table-cell table:style-name="ce7" table:number-columns-spanned="3" table:number-rows-spanned="1"/>
          <table:covered-table-cell table:number-columns-repeated="2" table:style-name="ce7"/>
          <table:table-cell table:number-columns-repeated="4"/>
          <table:table-cell table:style-name="ce195"/>
          <table:table-cell table:number-columns-repeated="1007"/>
        </table:table-row>
        <table:table-row table:style-name="ro1">
          <table:table-cell/>
          <table:table-cell table:style-name="ce115"/>
          <table:table-cell/>
          <table:table-cell table:style-name="ce401"/>
          <table:table-cell table:style-name="ce72"/>
          <table:table-cell table:number-columns-repeated="4"/>
          <table:table-cell table:style-name="ce95"/>
          <table:table-cell table:style-name="ce155"/>
          <table:table-cell table:style-name="ce167"/>
          <table:table-cell/>
          <table:table-cell table:style-name="ce7" table:number-columns-spanned="3" table:number-rows-spanned="1"/>
          <table:covered-table-cell table:number-columns-repeated="2" table:style-name="ce7"/>
          <table:table-cell table:style-name="ce195"/>
          <table:table-cell table:number-columns-repeated="1007"/>
        </table:table-row>
        <table:table-row table:style-name="ro1">
          <table:table-cell/>
          <table:table-cell table:style-name="ce115"/>
          <table:table-cell/>
          <table:table-cell table:style-name="ce401"/>
          <table:table-cell table:style-name="ce72"/>
          <table:table-cell table:style-name="ce7" table:number-columns-spanned="3" table:number-rows-spanned="1"/>
          <table:covered-table-cell table:number-columns-repeated="2" table:style-name="ce7"/>
          <table:table-cell/>
          <table:table-cell table:style-name="ce95"/>
          <table:table-cell table:style-name="ce217"/>
          <table:table-cell table:style-name="ce75"/>
          <table:table-cell/>
          <table:table-cell table:style-name="ce95"/>
          <table:table-cell table:style-name="ce155"/>
          <table:table-cell table:style-name="ce167"/>
          <table:table-cell table:style-name="ce195"/>
          <table:table-cell table:number-columns-repeated="1007"/>
        </table:table-row>
        <table:table-row table:style-name="ro1">
          <table:table-cell/>
          <table:table-cell table:style-name="ce115"/>
          <table:table-cell/>
          <table:table-cell table:style-name="ce401"/>
          <table:table-cell table:style-name="ce72"/>
          <table:table-cell table:style-name="ce95"/>
          <table:table-cell table:style-name="ce212"/>
          <table:table-cell table:style-name="ce167"/>
          <table:table-cell/>
          <table:table-cell table:style-name="ce95"/>
          <table:table-cell table:style-name="ce155"/>
          <table:table-cell table:style-name="ce167"/>
          <table:table-cell/>
          <table:table-cell table:style-name="ce95"/>
          <table:table-cell table:style-name="ce217"/>
          <table:table-cell table:style-name="ce167"/>
          <table:table-cell table:number-columns-repeated="1008"/>
        </table:table-row>
        <table:table-row table:style-name="ro1">
          <table:table-cell/>
          <table:table-cell table:style-name="ce96"/>
          <table:table-cell table:style-name="ce151"/>
          <table:table-cell table:style-name="ce169"/>
          <table:table-cell table:style-name="ce72"/>
          <table:table-cell table:style-name="ce95"/>
          <table:table-cell table:style-name="ce213"/>
          <table:table-cell table:style-name="ce167"/>
          <table:table-cell/>
          <table:table-cell table:style-name="ce96"/>
          <table:table-cell table:style-name="ce151"/>
          <table:table-cell table:style-name="ce169"/>
          <table:table-cell/>
          <table:table-cell table:style-name="ce95"/>
          <table:table-cell table:style-name="ce217"/>
          <table:table-cell table:style-name="ce167"/>
          <table:table-cell table:number-columns-repeated="9"/>
          <table:table-cell table:style-name="ce117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58" table:number-columns-repeated="2"/>
          <table:table-cell table:style-name="ce72"/>
          <table:table-cell table:style-name="ce95"/>
          <table:table-cell table:style-name="ce212"/>
          <table:table-cell table:style-name="ce80"/>
          <table:table-cell table:number-columns-repeated="5"/>
          <table:table-cell table:style-name="ce95"/>
          <table:table-cell table:style-name="ce217"/>
          <table:table-cell table:style-name="ce167"/>
          <table:table-cell table:number-columns-repeated="9"/>
          <table:table-cell table:style-name="ce117" table:number-columns-repeated="3"/>
          <table:table-cell table:number-columns-repeated="996"/>
        </table:table-row>
        <table:table-row table:style-name="ro1">
          <table:table-cell/>
          <table:table-cell table:style-name="ce51" table:number-columns-spanned="3" table:number-rows-spanned="1"/>
          <table:covered-table-cell table:number-columns-repeated="2" table:style-name="ce7"/>
          <table:table-cell table:style-name="ce72"/>
          <table:table-cell table:style-name="ce95"/>
          <table:table-cell table:style-name="ce212"/>
          <table:table-cell table:style-name="ce167"/>
          <table:table-cell/>
          <table:table-cell table:style-name="ce7" table:number-columns-spanned="3" table:number-rows-spanned="1"/>
          <table:covered-table-cell table:number-columns-repeated="2" table:style-name="ce7"/>
          <table:table-cell/>
          <table:table-cell table:style-name="ce96"/>
          <table:table-cell table:style-name="ce151"/>
          <table:table-cell table:style-name="ce169"/>
          <table:table-cell table:number-columns-repeated="9"/>
          <table:table-cell table:style-name="ce117" table:number-columns-repeated="3"/>
          <table:table-cell table:number-columns-repeated="996"/>
        </table:table-row>
        <table:table-row table:style-name="ro1">
          <table:table-cell/>
          <table:table-cell table:style-name="ce95"/>
          <table:table-cell table:style-name="ce59"/>
          <table:table-cell table:style-name="ce78"/>
          <table:table-cell table:style-name="ce72"/>
          <table:table-cell table:style-name="ce96"/>
          <table:table-cell table:style-name="ce151"/>
          <table:table-cell table:style-name="ce250"/>
          <table:table-cell/>
          <table:table-cell table:style-name="ce95"/>
          <table:table-cell table:style-name="ce155"/>
          <table:table-cell table:style-name="ce167"/>
          <table:table-cell table:number-columns-repeated="13"/>
          <table:table-cell table:style-name="ce117" table:number-columns-repeated="3"/>
          <table:table-cell table:number-columns-repeated="996"/>
        </table:table-row>
        <table:table-row table:style-name="ro1">
          <table:table-cell/>
          <table:table-cell table:style-name="ce95"/>
          <table:table-cell table:style-name="ce147"/>
          <table:table-cell table:style-name="ce80"/>
          <table:table-cell table:style-name="ce72" table:number-columns-repeated="2"/>
          <table:table-cell table:number-columns-repeated="3"/>
          <table:table-cell table:style-name="ce95"/>
          <table:table-cell table:style-name="ce217"/>
          <table:table-cell table:style-name="ce167"/>
          <table:table-cell/>
          <table:table-cell table:style-name="ce7" table:number-columns-spanned="3" table:number-rows-spanned="1"/>
          <table:covered-table-cell table:number-columns-repeated="2" table:style-name="ce7"/>
          <table:table-cell table:number-columns-repeated="9"/>
          <table:table-cell table:style-name="ce117" table:number-columns-repeated="3"/>
          <table:table-cell table:number-columns-repeated="996"/>
        </table:table-row>
        <table:table-row table:style-name="ro1">
          <table:table-cell/>
          <table:table-cell table:style-name="ce95"/>
          <table:table-cell table:style-name="ce150"/>
          <table:table-cell table:style-name="ce167"/>
          <table:table-cell table:style-name="ce72"/>
          <table:table-cell table:style-name="ce7" table:number-columns-spanned="3" table:number-rows-spanned="1"/>
          <table:covered-table-cell table:number-columns-repeated="2" table:style-name="ce7"/>
          <table:table-cell/>
          <table:table-cell table:style-name="ce96"/>
          <table:table-cell table:style-name="ce151"/>
          <table:table-cell table:style-name="ce169"/>
          <table:table-cell/>
          <table:table-cell table:style-name="ce95"/>
          <table:table-cell table:style-name="ce155"/>
          <table:table-cell table:style-name="ce167"/>
          <table:table-cell table:number-columns-repeated="9"/>
          <table:table-cell table:style-name="ce117" table:number-columns-repeated="3"/>
          <table:table-cell table:number-columns-repeated="996"/>
        </table:table-row>
        <table:table-row table:style-name="ro1">
          <table:table-cell/>
          <table:table-cell table:style-name="ce96"/>
          <table:table-cell table:style-name="ce151"/>
          <table:table-cell table:style-name="ce169"/>
          <table:table-cell table:style-name="ce72"/>
          <table:table-cell table:style-name="ce95"/>
          <table:table-cell table:style-name="ce155"/>
          <table:table-cell table:style-name="ce167"/>
          <table:table-cell table:number-columns-repeated="5"/>
          <table:table-cell table:style-name="ce95"/>
          <table:table-cell table:style-name="ce217"/>
          <table:table-cell table:style-name="ce167"/>
          <table:table-cell table:number-columns-repeated="9"/>
          <table:table-cell table:style-name="ce117" table:number-columns-repeated="3"/>
          <table:table-cell table:number-columns-repeated="996"/>
        </table:table-row>
        <table:table-row table:style-name="ro1">
          <table:table-cell table:number-columns-repeated="4"/>
          <table:table-cell table:style-name="ce72"/>
          <table:table-cell table:style-name="ce95"/>
          <table:table-cell table:style-name="ce217"/>
          <table:table-cell table:style-name="ce167"/>
          <table:table-cell/>
          <table:table-cell table:style-name="ce7" table:number-columns-spanned="3" table:number-rows-spanned="1"/>
          <table:covered-table-cell table:number-columns-repeated="2" table:style-name="ce7"/>
          <table:table-cell/>
          <table:table-cell table:style-name="ce95"/>
          <table:table-cell table:style-name="ce217"/>
          <table:table-cell table:style-name="ce167"/>
          <table:table-cell table:number-columns-repeated="9"/>
          <table:table-cell table:style-name="ce117" table:number-columns-repeated="3"/>
          <table:table-cell table:number-columns-repeated="996"/>
        </table:table-row>
        <table:table-row table:style-name="ro1">
          <table:table-cell/>
          <table:table-cell table:style-name="ce7" table:number-columns-spanned="3" table:number-rows-spanned="1"/>
          <table:covered-table-cell table:number-columns-repeated="2" table:style-name="ce7"/>
          <table:table-cell table:style-name="ce72"/>
          <table:table-cell table:style-name="ce95"/>
          <table:table-cell table:style-name="ce155"/>
          <table:table-cell table:style-name="ce75"/>
          <table:table-cell/>
          <table:table-cell table:style-name="ce95"/>
          <table:table-cell table:style-name="ce155"/>
          <table:table-cell table:style-name="ce167"/>
          <table:table-cell/>
          <table:table-cell table:style-name="ce96"/>
          <table:table-cell table:style-name="ce151"/>
          <table:table-cell table:style-name="ce169"/>
          <table:table-cell table:number-columns-repeated="9"/>
          <table:table-cell table:style-name="ce117" table:number-columns-repeated="3"/>
          <table:table-cell table:number-columns-repeated="996"/>
        </table:table-row>
        <table:table-row table:style-name="ro1">
          <table:table-cell/>
          <table:table-cell table:style-name="ce95"/>
          <table:table-cell table:style-name="ce155"/>
          <table:table-cell table:style-name="ce167"/>
          <table:table-cell table:style-name="ce72"/>
          <table:table-cell table:style-name="ce96"/>
          <table:table-cell table:style-name="ce151"/>
          <table:table-cell table:style-name="ce169"/>
          <table:table-cell/>
          <table:table-cell table:style-name="ce95"/>
          <table:table-cell table:style-name="ce217"/>
          <table:table-cell table:style-name="ce167"/>
          <table:table-cell table:number-columns-repeated="13"/>
          <table:table-cell table:style-name="ce117" table:number-columns-repeated="3"/>
          <table:table-cell table:number-columns-repeated="996"/>
        </table:table-row>
        <table:table-row table:style-name="ro1">
          <table:table-cell/>
          <table:table-cell table:style-name="ce95"/>
          <table:table-cell table:style-name="ce155"/>
          <table:table-cell table:style-name="ce167"/>
          <table:table-cell table:number-columns-repeated="5"/>
          <table:table-cell table:style-name="ce96"/>
          <table:table-cell table:style-name="ce151"/>
          <table:table-cell table:style-name="ce169"/>
          <table:table-cell table:number-columns-repeated="13"/>
          <table:table-cell table:style-name="ce117" table:number-columns-repeated="3"/>
          <table:table-cell table:number-columns-repeated="996"/>
        </table:table-row>
        <table:table-row table:style-name="ro1">
          <table:table-cell/>
          <table:table-cell table:style-name="ce115"/>
          <table:table-cell/>
          <table:table-cell table:style-name="ce401"/>
          <table:table-cell/>
          <table:table-cell table:style-name="ce7" table:number-columns-spanned="3" table:number-rows-spanned="1"/>
          <table:covered-table-cell table:number-columns-repeated="2" table:style-name="ce7"/>
          <table:table-cell table:number-columns-repeated="12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96"/>
          <table:table-cell table:style-name="ce151"/>
          <table:table-cell table:style-name="ce169"/>
          <table:table-cell/>
          <table:table-cell table:style-name="ce95"/>
          <table:table-cell table:style-name="ce155"/>
          <table:table-cell table:style-name="ce167"/>
          <table:table-cell table:number-columns-repeated="12"/>
          <table:table-cell table:style-name="ce117" table:number-columns-repeated="8"/>
          <table:table-cell table:number-columns-repeated="996"/>
        </table:table-row>
        <table:table-row table:style-name="ro1">
          <table:table-cell table:number-columns-repeated="5"/>
          <table:table-cell table:style-name="ce95"/>
          <table:table-cell table:style-name="ce217"/>
          <table:table-cell table:style-name="ce167"/>
          <table:table-cell/>
          <table:table-cell table:style-name="ce7" table:number-columns-spanned="2" table:number-rows-spanned="1"/>
          <table:covered-table-cell table:style-name="ce7"/>
          <table:table-cell table:style-name="ce195"/>
          <table:table-cell table:number-columns-repeated="8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7" table:number-columns-spanned="3" table:number-rows-spanned="1"/>
          <table:covered-table-cell table:number-columns-repeated="2" table:style-name="ce7"/>
          <table:table-cell/>
          <table:table-cell table:style-name="ce95"/>
          <table:table-cell table:style-name="ce64"/>
          <table:table-cell table:style-name="ce77"/>
          <table:table-cell/>
          <table:table-cell table:style-name="ce97"/>
          <table:table-cell table:style-name="ce101"/>
          <table:table-cell table:style-name="ce195"/>
          <table:table-cell/>
          <table:table-cell table:style-name="ce7" table:number-columns-spanned="2" table:number-rows-spanned="1"/>
          <table:covered-table-cell table:style-name="ce7"/>
          <table:table-cell table:style-name="ce195"/>
          <table:table-cell table:number-columns-repeated="4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95"/>
          <table:table-cell table:style-name="ce155"/>
          <table:table-cell table:style-name="ce167"/>
          <table:table-cell/>
          <table:table-cell table:style-name="ce95"/>
          <table:table-cell table:style-name="ce64"/>
          <table:table-cell table:style-name="ce77"/>
          <table:table-cell/>
          <table:table-cell table:style-name="ce95"/>
          <table:table-cell table:style-name="ce101"/>
          <table:table-cell table:style-name="ce195"/>
          <table:table-cell/>
          <table:table-cell table:style-name="ce97"/>
          <table:table-cell table:style-name="ce101"/>
          <table:table-cell table:style-name="ce195"/>
          <table:table-cell table:number-columns-repeated="4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95"/>
          <table:table-cell/>
          <table:table-cell table:style-name="ce167"/>
          <table:table-cell/>
          <table:table-cell table:style-name="ce96"/>
          <table:table-cell table:style-name="ce151"/>
          <table:table-cell table:style-name="ce169"/>
          <table:table-cell/>
          <table:table-cell table:style-name="ce95"/>
          <table:table-cell table:style-name="ce101"/>
          <table:table-cell table:number-columns-repeated="2"/>
          <table:table-cell table:style-name="ce95"/>
          <table:table-cell table:style-name="ce101"/>
          <table:table-cell table:style-name="ce195"/>
          <table:table-cell table:number-columns-repeated="4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95"/>
          <table:table-cell table:style-name="ce155"/>
          <table:table-cell table:style-name="ce167"/>
          <table:table-cell table:number-columns-repeated="5"/>
          <table:table-cell table:style-name="ce95"/>
          <table:table-cell table:style-name="ce102"/>
          <table:table-cell table:number-columns-repeated="2"/>
          <table:table-cell table:style-name="ce95"/>
          <table:table-cell table:style-name="ce101"/>
          <table:table-cell table:number-columns-repeated="5"/>
          <table:table-cell table:style-name="ce7" table:number-columns-spanned="3" table:number-rows-spanned="1"/>
          <table:covered-table-cell table:number-columns-repeated="2" table:style-name="ce7"/>
          <table:table-cell table:style-name="ce117" table:number-columns-repeated="5"/>
          <table:table-cell table:number-columns-repeated="996"/>
        </table:table-row>
        <table:table-row table:style-name="ro1">
          <table:table-cell/>
          <table:table-cell table:style-name="ce95"/>
          <table:table-cell table:style-name="ce155"/>
          <table:table-cell table:style-name="ce167"/>
          <table:table-cell/>
          <table:table-cell table:style-name="ce7" table:number-columns-spanned="3" table:number-rows-spanned="1"/>
          <table:covered-table-cell table:number-columns-repeated="2" table:style-name="ce7"/>
          <table:table-cell/>
          <table:table-cell table:style-name="ce95"/>
          <table:table-cell table:style-name="ce102"/>
          <table:table-cell table:number-columns-repeated="2"/>
          <table:table-cell table:style-name="ce95"/>
          <table:table-cell table:style-name="ce102"/>
          <table:table-cell table:number-columns-repeated="5"/>
          <table:table-cell table:style-name="ce95"/>
          <table:table-cell table:style-name="ce155"/>
          <table:table-cell table:style-name="ce167"/>
          <table:table-cell table:style-name="ce117" table:number-columns-repeated="5"/>
          <table:table-cell table:number-columns-repeated="996"/>
        </table:table-row>
        <table:table-row table:style-name="ro1">
          <table:table-cell/>
          <table:table-cell table:style-name="ce96"/>
          <table:table-cell table:style-name="ce151"/>
          <table:table-cell table:style-name="ce169"/>
          <table:table-cell/>
          <table:table-cell table:style-name="ce95"/>
          <table:table-cell table:style-name="ce155"/>
          <table:table-cell table:style-name="ce167"/>
          <table:table-cell/>
          <table:table-cell table:style-name="ce95"/>
          <table:table-cell table:style-name="ce102"/>
          <table:table-cell table:number-columns-repeated="2"/>
          <table:table-cell table:style-name="ce95"/>
          <table:table-cell table:style-name="ce102"/>
          <table:table-cell table:number-columns-repeated="5"/>
          <table:table-cell table:style-name="ce95"/>
          <table:table-cell table:style-name="ce217"/>
          <table:table-cell table:style-name="ce75"/>
          <table:table-cell table:style-name="ce117" table:number-columns-repeated="5"/>
          <table:table-cell table:number-columns-repeated="996"/>
        </table:table-row>
        <table:table-row table:style-name="ro1">
          <table:table-cell table:number-columns-repeated="5"/>
          <table:table-cell table:style-name="ce95"/>
          <table:table-cell table:style-name="ce217"/>
          <table:table-cell table:style-name="ce167"/>
          <table:table-cell/>
          <table:table-cell table:style-name="ce236"/>
          <table:table-cell table:style-name="ce102"/>
          <table:table-cell table:number-columns-repeated="2"/>
          <table:table-cell table:style-name="ce95"/>
          <table:table-cell table:style-name="ce102"/>
          <table:table-cell table:number-columns-repeated="5"/>
          <table:table-cell table:style-name="ce95"/>
          <table:table-cell table:style-name="ce155"/>
          <table:table-cell table:style-name="ce167"/>
          <table:table-cell table:style-name="ce117" table:number-columns-repeated="5"/>
          <table:table-cell table:number-columns-repeated="996"/>
        </table:table-row>
        <table:table-row table:style-name="ro1">
          <table:table-cell/>
          <table:table-cell table:style-name="ce7" table:number-columns-spanned="3" table:number-rows-spanned="1"/>
          <table:covered-table-cell table:number-columns-repeated="2" table:style-name="ce7"/>
          <table:table-cell/>
          <table:table-cell table:style-name="ce95"/>
          <table:table-cell table:style-name="ce155"/>
          <table:table-cell table:style-name="ce77"/>
          <table:table-cell/>
          <table:table-cell table:style-name="ce236"/>
          <table:table-cell table:style-name="ce102"/>
          <table:table-cell table:number-columns-repeated="2"/>
          <table:table-cell table:style-name="ce236"/>
          <table:table-cell table:style-name="ce102"/>
          <table:table-cell table:number-columns-repeated="5"/>
          <table:table-cell table:style-name="ce96"/>
          <table:table-cell table:style-name="ce151"/>
          <table:table-cell table:style-name="ce169"/>
          <table:table-cell table:style-name="ce117" table:number-columns-repeated="5"/>
          <table:table-cell table:number-columns-repeated="996"/>
        </table:table-row>
        <table:table-row table:style-name="ro1">
          <table:table-cell/>
          <table:table-cell table:style-name="ce95"/>
          <table:table-cell table:style-name="ce155"/>
          <table:table-cell table:style-name="ce167"/>
          <table:table-cell/>
          <table:table-cell table:style-name="ce95"/>
          <table:table-cell table:style-name="ce155"/>
          <table:table-cell table:style-name="ce167"/>
          <table:table-cell/>
          <table:table-cell table:style-name="ce236"/>
          <table:table-cell table:style-name="ce102"/>
          <table:table-cell table:number-columns-repeated="2"/>
          <table:table-cell table:style-name="ce236"/>
          <table:table-cell table:style-name="ce102"/>
          <table:table-cell table:number-columns-repeated="5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95"/>
          <table:table-cell/>
          <table:table-cell table:style-name="ce167"/>
          <table:table-cell/>
          <table:table-cell table:style-name="ce96"/>
          <table:table-cell table:style-name="ce151"/>
          <table:table-cell table:style-name="ce169"/>
          <table:table-cell/>
          <table:table-cell table:style-name="ce52"/>
          <table:table-cell table:style-name="ce102"/>
          <table:table-cell table:number-columns-repeated="2"/>
          <table:table-cell table:style-name="ce236"/>
          <table:table-cell table:style-name="ce102"/>
          <table:table-cell table:number-columns-repeated="5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95"/>
          <table:table-cell table:style-name="ce155"/>
          <table:table-cell table:style-name="ce167"/>
          <table:table-cell/>
          <table:table-cell table:style-name="ce50"/>
          <table:table-cell table:style-name="ce150"/>
          <table:table-cell table:style-name="ce89"/>
          <table:table-cell/>
          <table:table-cell table:style-name="ce52"/>
          <table:table-cell table:style-name="ce102"/>
          <table:table-cell table:number-columns-repeated="2"/>
          <table:table-cell table:style-name="ce52"/>
          <table:table-cell table:style-name="ce102"/>
          <table:table-cell table:number-columns-repeated="5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96"/>
          <table:table-cell table:style-name="ce151"/>
          <table:table-cell table:style-name="ce169"/>
          <table:table-cell table:number-columns-repeated="5"/>
          <table:table-cell table:style-name="ce52"/>
          <table:table-cell table:style-name="ce102"/>
          <table:table-cell table:number-columns-repeated="2"/>
          <table:table-cell table:style-name="ce52"/>
          <table:table-cell table:style-name="ce102"/>
          <table:table-cell table:number-columns-repeated="5"/>
          <table:table-cell table:style-name="ce117" table:number-columns-repeated="8"/>
          <table:table-cell table:number-columns-repeated="996"/>
        </table:table-row>
        <table:table-row table:style-name="ro1">
          <table:table-cell table:number-columns-repeated="9"/>
          <table:table-cell table:style-name="ce115"/>
          <table:table-cell table:style-name="ce401"/>
          <table:table-cell table:number-columns-repeated="2"/>
          <table:table-cell table:style-name="ce52"/>
          <table:table-cell table:style-name="ce102"/>
          <table:table-cell table:number-columns-repeated="5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7" table:number-columns-spanned="3" table:number-rows-spanned="1"/>
          <table:covered-table-cell table:number-columns-repeated="2" table:style-name="ce7"/>
          <table:table-cell table:style-name="ce117" table:number-columns-repeated="2"/>
          <table:table-cell table:number-columns-repeated="3"/>
          <table:table-cell table:style-name="ce115"/>
          <table:table-cell table:style-name="ce401"/>
          <table:table-cell table:number-columns-repeated="2"/>
          <table:table-cell table:style-name="ce115"/>
          <table:table-cell table:style-name="ce401"/>
          <table:table-cell table:number-columns-repeated="5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95"/>
          <table:table-cell table:style-name="ce155"/>
          <table:table-cell table:style-name="ce167"/>
          <table:table-cell table:number-columns-repeated="5"/>
          <table:table-cell table:style-name="ce96"/>
          <table:table-cell table:style-name="ce103"/>
          <table:table-cell table:number-columns-repeated="2"/>
          <table:table-cell table:style-name="ce115"/>
          <table:table-cell table:style-name="ce401"/>
          <table:table-cell table:number-columns-repeated="5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95"/>
          <table:table-cell/>
          <table:table-cell table:style-name="ce167"/>
          <table:table-cell table:number-columns-repeated="9"/>
          <table:table-cell table:style-name="ce115"/>
          <table:table-cell table:style-name="ce401"/>
          <table:table-cell table:number-columns-repeated="5"/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table-cell table:style-name="ce95"/>
          <table:table-cell table:style-name="ce155"/>
          <table:table-cell table:style-name="ce167"/>
          <table:table-cell table:number-columns-repeated="9"/>
          <table:table-cell table:style-name="ce96"/>
          <table:table-cell table:style-name="ce103"/>
          <table:table-cell/>
          <table:table-cell table:style-name="ce117" table:number-columns-repeated="12"/>
          <table:table-cell table:number-columns-repeated="996"/>
        </table:table-row>
        <table:table-row table:style-name="ro1">
          <table:table-cell/>
          <table:table-cell table:style-name="ce96"/>
          <table:table-cell table:style-name="ce151"/>
          <table:table-cell table:style-name="ce169"/>
          <table:table-cell table:number-columns-repeated="20"/>
          <table:table-cell table:style-name="ce117" table:number-columns-repeated="4"/>
          <table:table-cell table:number-columns-repeated="996"/>
        </table:table-row>
        <table:table-row table:style-name="ro1" table:number-rows-repeated="6">
          <table:table-cell table:number-columns-repeated="24"/>
          <table:table-cell table:style-name="ce117" table:number-columns-repeated="4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teuerlager: 30,2 x 41, 36° x 45°</text:p>
          </table:table-cell>
          <table:table-cell table:number-columns-repeated="14"/>
          <table:table-cell table:style-name="ce117" table:number-columns-repeated="12"/>
          <table:table-cell table:number-columns-repeated="996"/>
        </table:table-row>
        <table:table-row table:style-name="ro1">
          <table:table-cell table:number-columns-repeated="16"/>
          <table:table-cell table:style-name="ce117" table:number-columns-repeated="12"/>
          <table:table-cell table:number-columns-repeated="996"/>
        </table:table-row>
        <table:table-row table:style-name="ro1">
          <table:table-cell office:value-type="string" calcext:value-type="string">
            <text:p>Monat</text:p>
          </table:table-cell>
          <table:table-cell office:value-type="string" calcext:value-type="string">
            <text:p>Jänner</text:p>
          </table:table-cell>
          <table:table-cell office:value-type="string" calcext:value-type="string">
            <text:p>Februar</text:p>
          </table:table-cell>
          <table:table-cell office:value-type="string" calcext:value-type="string">
            <text:p>März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zember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>
          <table:table-cell office:value-type="string" calcext:value-type="string">
            <text:p>Stadtrad</text:p>
          </table:table-cell>
          <table:table-cell table:formula="of:=MAX([.B308:.B348])" office:value-type="float" office:value="31.5" calcext:value-type="float">
            <text:p>31,5</text:p>
          </table:table-cell>
          <table:table-cell table:formula="of:=IF(MAX([.C308:.C359])&gt;0;MAX([.C308:.C359])-[.B96];0)" office:value-type="float" office:value="0" calcext:value-type="float">
            <text:p>0</text:p>
          </table:table-cell>
          <table:table-cell table:formula="of:=IF(MAX([.D308:.D359])&gt;0;MAX([.D308:.D359])-SUM([.$B96:.C96]);0)" office:value-type="float" office:value="68.5" calcext:value-type="float">
            <text:p>68,5</text:p>
          </table:table-cell>
          <table:table-cell table:formula="of:=IF(MAX([.E308:.E359])&gt;0;MAX([.E308:.E359])-SUM([.$B96:.D96]);0)" office:value-type="float" office:value="0" calcext:value-type="float">
            <text:p>0</text:p>
          </table:table-cell>
          <table:table-cell table:formula="of:=IF(MAX([.F308:.F359])&gt;0;MAX([.F308:.F359])-SUM([.$B96:.E96]);0)" office:value-type="float" office:value="200" calcext:value-type="float">
            <text:p>200</text:p>
          </table:table-cell>
          <table:table-cell table:formula="of:=IF(MAX([.G308:.G359])&gt;0;MAX([.G308:.G359])-SUM([.$B96:.F96]);0)" office:value-type="float" office:value="0" calcext:value-type="float">
            <text:p>0</text:p>
          </table:table-cell>
          <table:table-cell table:formula="of:=IF(MAX([.H308:.H359])&gt;0;MAX([.H308:.H359])-SUM([.$B96:.G96]);0)" office:value-type="float" office:value="0" calcext:value-type="float">
            <text:p>0</text:p>
          </table:table-cell>
          <table:table-cell table:formula="of:=IF(MAX([.I308:.I359])&gt;0;MAX([.I308:.I359])-SUM([.$B96:.H96]);0)" office:value-type="float" office:value="0" calcext:value-type="float">
            <text:p>0</text:p>
          </table:table-cell>
          <table:table-cell table:formula="of:=IF(MAX([.J308:.J359])&gt;0;MAX([.J308:.J359])-SUM([.$B96:.I96]);0)" office:value-type="float" office:value="0" calcext:value-type="float">
            <text:p>0</text:p>
          </table:table-cell>
          <table:table-cell table:formula="of:=IF(MAX([.K308:.K359])&gt;0;MAX([.K308:.K359])-SUM([.$B96:.J96]);0)" office:value-type="float" office:value="0" calcext:value-type="float">
            <text:p>0</text:p>
          </table:table-cell>
          <table:table-cell table:formula="of:=IF(MAX([.L308:.L359])&gt;0;MAX([.L308:.L359])-SUM([.$B96:.K96]);0)" office:value-type="float" office:value="0" calcext:value-type="float">
            <text:p>0</text:p>
          </table:table-cell>
          <table:table-cell table:formula="of:=IF(MAX([.M308:.M359])&gt;0;MAX([.M308:.M359])-SUM([.$B96:.L96]);0)" office:value-type="float" office:value="0" calcext:value-type="float">
            <text:p>0</text:p>
          </table:table-cell>
          <table:table-cell table:formula="of:=SUM([.B96:.M96])" office:value-type="float" office:value="300" calcext:value-type="float">
            <text:p>300</text:p>
          </table:table-cell>
          <table:table-cell table:number-columns-repeated="2"/>
          <table:table-cell table:style-name="ce117" table:number-columns-repeated="12"/>
          <table:table-cell table:number-columns-repeated="996"/>
        </table:table-row>
        <table:table-row table:style-name="ro1">
          <table:table-cell office:value-type="string" calcext:value-type="string">
            <text:p>MTB</text:p>
          </table:table-cell>
          <table:table-cell table:style-name="ce117" table:formula="of:=SUMIF([$AllRad.$C$3:$AllRad.$C$618];1;[.B$106:.B$305])" office:value-type="float" office:value="50.26" calcext:value-type="float">
            <text:p>50,26</text:p>
          </table:table-cell>
          <table:table-cell table:style-name="ce117" table:formula="of:=SUMIF([$AllRad.$C$3:$AllRad.$C$618];1;[.C$106:.C$305])" office:value-type="float" office:value="0" calcext:value-type="float">
            <text:p>0</text:p>
          </table:table-cell>
          <table:table-cell table:style-name="ce117" table:formula="of:=SUMIF([$AllRad.$C$3:$AllRad.$C$618];1;[.D$106:.D$305])" office:value-type="float" office:value="0" calcext:value-type="float">
            <text:p>0</text:p>
          </table:table-cell>
          <table:table-cell table:style-name="ce117" table:formula="of:=SUMIF([$AllRad.$C$3:$AllRad.$C$618];1;[.E$106:.E$305])" office:value-type="float" office:value="0" calcext:value-type="float">
            <text:p>0</text:p>
          </table:table-cell>
          <table:table-cell table:style-name="ce117" table:formula="of:=SUMIF([$AllRad.$C$3:$AllRad.$C$618];1;[.F$106:.F$305])" office:value-type="float" office:value="0" calcext:value-type="float">
            <text:p>0</text:p>
          </table:table-cell>
          <table:table-cell table:style-name="ce117" table:formula="of:=SUMIF([$AllRad.$C$3:$AllRad.$C$618];1;[.G$106:.G$305])" office:value-type="float" office:value="0" calcext:value-type="float">
            <text:p>0</text:p>
          </table:table-cell>
          <table:table-cell table:style-name="ce117" table:formula="of:=SUMIF([$AllRad.$C$3:$AllRad.$C$618];1;[.H$106:.H$305])" office:value-type="float" office:value="0" calcext:value-type="float">
            <text:p>0</text:p>
          </table:table-cell>
          <table:table-cell table:style-name="ce117" table:formula="of:=SUMIF([$AllRad.$C$3:$AllRad.$C$618];1;[.I$106:.I$305])" office:value-type="float" office:value="0" calcext:value-type="float">
            <text:p>0</text:p>
          </table:table-cell>
          <table:table-cell table:style-name="ce117" table:formula="of:=SUMIF([$AllRad.$C$3:$AllRad.$C$618];1;[.J$106:.J$305])" office:value-type="float" office:value="0" calcext:value-type="float">
            <text:p>0</text:p>
          </table:table-cell>
          <table:table-cell table:style-name="ce117" table:formula="of:=SUMIF([$AllRad.$C$3:$AllRad.$C$618];1;[.K$106:.K$305])" office:value-type="float" office:value="0" calcext:value-type="float">
            <text:p>0</text:p>
          </table:table-cell>
          <table:table-cell table:style-name="ce117" table:formula="of:=SUMIF([$AllRad.$C$3:$AllRad.$C$618];1;[.L$106:.L$305])" office:value-type="float" office:value="0" calcext:value-type="float">
            <text:p>0</text:p>
          </table:table-cell>
          <table:table-cell table:style-name="ce117" table:formula="of:=SUMIF([$AllRad.$C$3:$AllRad.$C$618];1;[.M$106:.M$305])" office:value-type="float" office:value="0" calcext:value-type="float">
            <text:p>0</text:p>
          </table:table-cell>
          <table:table-cell table:formula="of:=SUM([.B97:.M97])" office:value-type="float" office:value="50.26" calcext:value-type="float">
            <text:p>50,26</text:p>
          </table:table-cell>
          <table:table-cell table:number-columns-repeated="2"/>
          <table:table-cell table:style-name="ce117" table:number-columns-repeated="12"/>
          <table:table-cell table:number-columns-repeated="996"/>
        </table:table-row>
        <table:table-row table:style-name="ro1">
          <table:table-cell office:value-type="string" calcext:value-type="string">
            <text:p>2er_Rad</text:p>
          </table:table-cell>
          <table:table-cell table:style-name="ce117" table:formula="of:=SUMIF([$AllRad.$C$3:$AllRad.$C$618];2;[.B$106:.B$305])" office:value-type="float" office:value="66.02" calcext:value-type="float">
            <text:p>66,02</text:p>
          </table:table-cell>
          <table:table-cell table:style-name="ce117" table:formula="of:=SUMIF([$AllRad.$C$3:$AllRad.$C$618];2;[.C$106:.C$305])" office:value-type="float" office:value="0" calcext:value-type="float">
            <text:p>0</text:p>
          </table:table-cell>
          <table:table-cell table:style-name="ce117" table:formula="of:=SUMIF([$AllRad.$C$3:$AllRad.$C$618];2;[.D$106:.D$305])" office:value-type="float" office:value="0" calcext:value-type="float">
            <text:p>0</text:p>
          </table:table-cell>
          <table:table-cell table:style-name="ce117" table:formula="of:=SUMIF([$AllRad.$C$3:$AllRad.$C$618];2;[.E$106:.E$305])" office:value-type="float" office:value="0" calcext:value-type="float">
            <text:p>0</text:p>
          </table:table-cell>
          <table:table-cell table:style-name="ce117" table:formula="of:=SUMIF([$AllRad.$C$3:$AllRad.$C$618];2;[.F$106:.F$305])" office:value-type="float" office:value="0" calcext:value-type="float">
            <text:p>0</text:p>
          </table:table-cell>
          <table:table-cell table:style-name="ce117" table:formula="of:=SUMIF([$AllRad.$C$3:$AllRad.$C$618];2;[.G$106:.G$305])" office:value-type="float" office:value="0" calcext:value-type="float">
            <text:p>0</text:p>
          </table:table-cell>
          <table:table-cell table:style-name="ce117" table:formula="of:=SUMIF([$AllRad.$C$3:$AllRad.$C$618];2;[.H$106:.H$305])" office:value-type="float" office:value="0" calcext:value-type="float">
            <text:p>0</text:p>
          </table:table-cell>
          <table:table-cell table:style-name="ce117" table:formula="of:=SUMIF([$AllRad.$C$3:$AllRad.$C$618];2;[.I$106:.I$305])" office:value-type="float" office:value="0" calcext:value-type="float">
            <text:p>0</text:p>
          </table:table-cell>
          <table:table-cell table:style-name="ce117" table:formula="of:=SUMIF([$AllRad.$C$3:$AllRad.$C$618];2;[.J$106:.J$305])" office:value-type="float" office:value="0" calcext:value-type="float">
            <text:p>0</text:p>
          </table:table-cell>
          <table:table-cell table:style-name="ce117" table:formula="of:=SUMIF([$AllRad.$C$3:$AllRad.$C$618];2;[.K$106:.K$305])" office:value-type="float" office:value="0" calcext:value-type="float">
            <text:p>0</text:p>
          </table:table-cell>
          <table:table-cell table:style-name="ce117" table:formula="of:=SUMIF([$AllRad.$C$3:$AllRad.$C$618];2;[.L$106:.L$305])" office:value-type="float" office:value="0" calcext:value-type="float">
            <text:p>0</text:p>
          </table:table-cell>
          <table:table-cell table:style-name="ce117" table:formula="of:=SUMIF([$AllRad.$C$3:$AllRad.$C$618];2;[.M$106:.M$305])" office:value-type="float" office:value="0" calcext:value-type="float">
            <text:p>0</text:p>
          </table:table-cell>
          <table:table-cell table:formula="of:=SUM([.B98:.M98])" office:value-type="float" office:value="66.02" calcext:value-type="float">
            <text:p>66,02</text:p>
          </table:table-cell>
          <table:table-cell table:number-columns-repeated="2"/>
          <table:table-cell table:style-name="ce117" table:number-columns-repeated="12"/>
          <table:table-cell table:number-columns-repeated="996"/>
        </table:table-row>
        <table:table-row table:style-name="ro1">
          <table:table-cell office:value-type="string" calcext:value-type="string">
            <text:p>Poison</text:p>
          </table:table-cell>
          <table:table-cell table:style-name="ce117" table:formula="of:=SUMIF([$AllRad.$C$3:$AllRad.$C$882];3;[.B$106:.B$305])" office:value-type="float" office:value="50.37" calcext:value-type="float">
            <text:p>50,37</text:p>
          </table:table-cell>
          <table:table-cell table:style-name="ce117" table:formula="of:=SUMIF([$AllRad.$C$3:$AllRad.$C$882];3;[.C$106:.C$305])" office:value-type="float" office:value="0" calcext:value-type="float">
            <text:p>0</text:p>
          </table:table-cell>
          <table:table-cell table:style-name="ce117" table:formula="of:=SUMIF([$AllRad.$C$3:$AllRad.$C$882];3;[.D$106:.D$305])" office:value-type="float" office:value="0" calcext:value-type="float">
            <text:p>0</text:p>
          </table:table-cell>
          <table:table-cell table:style-name="ce117" table:formula="of:=SUMIF([$AllRad.$C$3:$AllRad.$C$882];3;[.E$106:.E$305])" office:value-type="float" office:value="0" calcext:value-type="float">
            <text:p>0</text:p>
          </table:table-cell>
          <table:table-cell table:style-name="ce117" table:formula="of:=SUMIF([$AllRad.$C$3:$AllRad.$C$882];3;[.F$106:.F$305])" office:value-type="float" office:value="0" calcext:value-type="float">
            <text:p>0</text:p>
          </table:table-cell>
          <table:table-cell table:style-name="ce117" table:formula="of:=SUMIF([$AllRad.$C$3:$AllRad.$C$882];3;[.G$106:.G$305])" office:value-type="float" office:value="0" calcext:value-type="float">
            <text:p>0</text:p>
          </table:table-cell>
          <table:table-cell table:style-name="ce117" table:formula="of:=SUMIF([$AllRad.$C$3:$AllRad.$C$882];3;[.H$106:.H$305])" office:value-type="float" office:value="0" calcext:value-type="float">
            <text:p>0</text:p>
          </table:table-cell>
          <table:table-cell table:style-name="ce117" table:formula="of:=SUMIF([$AllRad.$C$3:$AllRad.$C$882];3;[.I$106:.I$305])" office:value-type="float" office:value="0" calcext:value-type="float">
            <text:p>0</text:p>
          </table:table-cell>
          <table:table-cell table:style-name="ce117" table:formula="of:=SUMIF([$AllRad.$C$3:$AllRad.$C$882];3;[.J$106:.J$305])" office:value-type="float" office:value="0" calcext:value-type="float">
            <text:p>0</text:p>
          </table:table-cell>
          <table:table-cell table:style-name="ce117" table:formula="of:=SUMIF([$AllRad.$C$3:$AllRad.$C$882];3;[.K$106:.K$305])" office:value-type="float" office:value="0" calcext:value-type="float">
            <text:p>0</text:p>
          </table:table-cell>
          <table:table-cell table:style-name="ce117" table:formula="of:=SUMIF([$AllRad.$C$3:$AllRad.$C$882];3;[.L$106:.L$305])" office:value-type="float" office:value="0" calcext:value-type="float">
            <text:p>0</text:p>
          </table:table-cell>
          <table:table-cell table:style-name="ce117" table:formula="of:=SUMIF([$AllRad.$C$3:$AllRad.$C$882];3;[.M$106:.M$305])" office:value-type="float" office:value="0" calcext:value-type="float">
            <text:p>0</text:p>
          </table:table-cell>
          <table:table-cell table:formula="of:=SUM([.B99:.M99])" office:value-type="float" office:value="50.37" calcext:value-type="float">
            <text:p>50,37</text:p>
          </table:table-cell>
          <table:table-cell table:number-columns-repeated="2"/>
          <table:table-cell table:style-name="ce117" table:number-columns-repeated="12"/>
          <table:table-cell table:number-columns-repeated="996"/>
        </table:table-row>
        <table:table-row table:style-name="ro1">
          <table:table-cell office:value-type="string" calcext:value-type="string">
            <text:p>Sab</text:p>
          </table:table-cell>
          <table:table-cell table:style-name="ce117" table:formula="of:=SUMIF([$AllRad.$C$3:$AllRad.$C$618];4;[.B$106:.B$305])" office:value-type="float" office:value="70.84" calcext:value-type="float">
            <text:p>70,84</text:p>
          </table:table-cell>
          <table:table-cell table:style-name="ce117" table:formula="of:=SUMIF([$AllRad.$C$3:$AllRad.$C$618];4;[.C$106:.C$305])" office:value-type="float" office:value="0" calcext:value-type="float">
            <text:p>0</text:p>
          </table:table-cell>
          <table:table-cell table:style-name="ce117" table:formula="of:=SUMIF([$AllRad.$C$3:$AllRad.$C$618];4;[.D$106:.D$305])" office:value-type="float" office:value="0" calcext:value-type="float">
            <text:p>0</text:p>
          </table:table-cell>
          <table:table-cell table:style-name="ce117" table:formula="of:=SUMIF([$AllRad.$C$3:$AllRad.$C$618];4;[.E$106:.E$305])" office:value-type="float" office:value="0" calcext:value-type="float">
            <text:p>0</text:p>
          </table:table-cell>
          <table:table-cell table:style-name="ce117" table:formula="of:=SUMIF([$AllRad.$C$3:$AllRad.$C$618];4;[.F$106:.F$305])" office:value-type="float" office:value="0" calcext:value-type="float">
            <text:p>0</text:p>
          </table:table-cell>
          <table:table-cell table:style-name="ce117" table:formula="of:=SUMIF([$AllRad.$C$3:$AllRad.$C$618];4;[.G$106:.G$305])" office:value-type="float" office:value="0" calcext:value-type="float">
            <text:p>0</text:p>
          </table:table-cell>
          <table:table-cell table:style-name="ce117" table:formula="of:=SUMIF([$AllRad.$C$3:$AllRad.$C$618];4;[.H$106:.H$305])" office:value-type="float" office:value="0" calcext:value-type="float">
            <text:p>0</text:p>
          </table:table-cell>
          <table:table-cell table:style-name="ce117" table:formula="of:=SUMIF([$AllRad.$C$3:$AllRad.$C$618];4;[.I$106:.I$305])" office:value-type="float" office:value="0" calcext:value-type="float">
            <text:p>0</text:p>
          </table:table-cell>
          <table:table-cell table:style-name="ce117" table:formula="of:=SUMIF([$AllRad.$C$3:$AllRad.$C$618];4;[.J$106:.J$305])" office:value-type="float" office:value="0" calcext:value-type="float">
            <text:p>0</text:p>
          </table:table-cell>
          <table:table-cell table:style-name="ce117" table:formula="of:=SUMIF([$AllRad.$C$3:$AllRad.$C$618];4;[.K$106:.K$305])" office:value-type="float" office:value="0" calcext:value-type="float">
            <text:p>0</text:p>
          </table:table-cell>
          <table:table-cell table:style-name="ce117" table:formula="of:=SUMIF([$AllRad.$C$3:$AllRad.$C$618];4;[.L$106:.L$305])" office:value-type="float" office:value="0" calcext:value-type="float">
            <text:p>0</text:p>
          </table:table-cell>
          <table:table-cell table:style-name="ce117" table:formula="of:=SUMIF([$AllRad.$C$3:$AllRad.$C$618];4;[.M$106:.M$305])" office:value-type="float" office:value="0" calcext:value-type="float">
            <text:p>0</text:p>
          </table:table-cell>
          <table:table-cell table:formula="of:=SUM([.B100:.M100])" office:value-type="float" office:value="70.84" calcext:value-type="float">
            <text:p>70,84</text:p>
          </table:table-cell>
          <table:table-cell table:number-columns-repeated="2"/>
          <table:table-cell table:style-name="ce117" table:number-columns-repeated="12"/>
          <table:table-cell table:number-columns-repeated="996"/>
        </table:table-row>
        <table:table-row table:style-name="ro1">
          <table:table-cell office:value-type="string" calcext:value-type="string">
            <text:p>Leihrad</text:p>
          </table:table-cell>
          <table:table-cell table:style-name="ce117" table:formula="of:=SUMIF([$AllRad.$C$3:$AllRad.$C$882];5;[.B$106:.B$305])" office:value-type="float" office:value="0" calcext:value-type="float">
            <text:p>0</text:p>
          </table:table-cell>
          <table:table-cell table:style-name="ce117" table:formula="of:=SUMIF([$AllRad.$C$3:$AllRad.$C$882];5;[.C$106:.C$305])" office:value-type="float" office:value="0" calcext:value-type="float">
            <text:p>0</text:p>
          </table:table-cell>
          <table:table-cell table:style-name="ce117" table:formula="of:=SUMIF([$AllRad.$C$3:$AllRad.$C$882];5;[.D$106:.D$305])" office:value-type="float" office:value="0" calcext:value-type="float">
            <text:p>0</text:p>
          </table:table-cell>
          <table:table-cell table:style-name="ce117" table:formula="of:=SUMIF([$AllRad.$C$3:$AllRad.$C$882];5;[.E$106:.E$305])" office:value-type="float" office:value="0" calcext:value-type="float">
            <text:p>0</text:p>
          </table:table-cell>
          <table:table-cell table:style-name="ce117" table:formula="of:=SUMIF([$AllRad.$C$3:$AllRad.$C$882];5;[.F$106:.F$305])" office:value-type="float" office:value="0" calcext:value-type="float">
            <text:p>0</text:p>
          </table:table-cell>
          <table:table-cell table:style-name="ce117" table:formula="of:=SUMIF([$AllRad.$C$3:$AllRad.$C$882];5;[.G$106:.G$305])" office:value-type="float" office:value="0" calcext:value-type="float">
            <text:p>0</text:p>
          </table:table-cell>
          <table:table-cell table:style-name="ce117" table:formula="of:=SUMIF([$AllRad.$C$3:$AllRad.$C$882];5;[.H$106:.H$305])" office:value-type="float" office:value="0" calcext:value-type="float">
            <text:p>0</text:p>
          </table:table-cell>
          <table:table-cell table:style-name="ce117" table:formula="of:=SUMIF([$AllRad.$C$3:$AllRad.$C$882];5;[.I$106:.I$305])" office:value-type="float" office:value="0" calcext:value-type="float">
            <text:p>0</text:p>
          </table:table-cell>
          <table:table-cell table:style-name="ce117" table:formula="of:=SUMIF([$AllRad.$C$3:$AllRad.$C$882];5;[.J$106:.J$305])" office:value-type="float" office:value="0" calcext:value-type="float">
            <text:p>0</text:p>
          </table:table-cell>
          <table:table-cell table:style-name="ce117" table:formula="of:=SUMIF([$AllRad.$C$3:$AllRad.$C$882];5;[.K$106:.K$305])" office:value-type="float" office:value="0" calcext:value-type="float">
            <text:p>0</text:p>
          </table:table-cell>
          <table:table-cell table:style-name="ce117" table:formula="of:=SUMIF([$AllRad.$C$3:$AllRad.$C$882];5;[.L$106:.L$305])" office:value-type="float" office:value="0" calcext:value-type="float">
            <text:p>0</text:p>
          </table:table-cell>
          <table:table-cell table:style-name="ce117" table:formula="of:=SUMIF([$AllRad.$C$3:$AllRad.$C$882];5;[.M$106:.M$305])" office:value-type="float" office:value="0" calcext:value-type="float">
            <text:p>0</text:p>
          </table:table-cell>
          <table:table-cell table:formula="of:=SUM([.B101:.M101])" office:value-type="float" office:value="0" calcext:value-type="float">
            <text:p>0</text:p>
          </table:table-cell>
          <table:table-cell table:number-columns-repeated="2"/>
          <table:table-cell table:style-name="ce117" table:number-columns-repeated="12"/>
          <table:table-cell table:number-columns-repeated="996"/>
        </table:table-row>
        <table:table-row table:style-name="ro1">
          <table:table-cell table:style-name="ce121" office:value-type="string" calcext:value-type="string">
            <text:p>Gesamt</text:p>
          </table:table-cell>
          <table:table-cell table:style-name="ce121" table:formula="of:=SUM([.B96:.B101])" office:value-type="float" office:value="268.99" calcext:value-type="float">
            <text:p>268,99</text:p>
          </table:table-cell>
          <table:table-cell table:style-name="ce121" table:formula="of:=SUM([.C96:.C101])" office:value-type="float" office:value="0" calcext:value-type="float">
            <text:p>0</text:p>
          </table:table-cell>
          <table:table-cell table:style-name="ce121" table:formula="of:=SUM([.D96:.D101])" office:value-type="float" office:value="68.5" calcext:value-type="float">
            <text:p>68,5</text:p>
          </table:table-cell>
          <table:table-cell table:style-name="ce121" table:formula="of:=SUM([.E96:.E101])" office:value-type="float" office:value="0" calcext:value-type="float">
            <text:p>0</text:p>
          </table:table-cell>
          <table:table-cell table:style-name="ce121" table:formula="of:=SUM([.F96:.F101])" office:value-type="float" office:value="200" calcext:value-type="float">
            <text:p>200</text:p>
          </table:table-cell>
          <table:table-cell table:style-name="ce121" table:formula="of:=SUM([.G96:.G101])" office:value-type="float" office:value="0" calcext:value-type="float">
            <text:p>0</text:p>
          </table:table-cell>
          <table:table-cell table:style-name="ce121" table:formula="of:=SUM([.H96:.H101])" office:value-type="float" office:value="0" calcext:value-type="float">
            <text:p>0</text:p>
          </table:table-cell>
          <table:table-cell table:style-name="ce121" table:formula="of:=SUM([.I96:.I101])" office:value-type="float" office:value="0" calcext:value-type="float">
            <text:p>0</text:p>
          </table:table-cell>
          <table:table-cell table:style-name="ce121" table:formula="of:=SUM([.J96:.J101])" office:value-type="float" office:value="0" calcext:value-type="float">
            <text:p>0</text:p>
          </table:table-cell>
          <table:table-cell table:style-name="ce121" table:formula="of:=SUM([.K96:.K101])" office:value-type="float" office:value="0" calcext:value-type="float">
            <text:p>0</text:p>
          </table:table-cell>
          <table:table-cell table:style-name="ce121" table:formula="of:=SUM([.L96:.L101])" office:value-type="float" office:value="0" calcext:value-type="float">
            <text:p>0</text:p>
          </table:table-cell>
          <table:table-cell table:style-name="ce121" table:formula="of:=SUM([.M96:.M101])" office:value-type="float" office:value="0" calcext:value-type="float">
            <text:p>0</text:p>
          </table:table-cell>
          <table:table-cell table:style-name="ce121" table:number-columns-repeated="3"/>
          <table:table-cell table:style-name="ce191" table:number-columns-repeated="12"/>
          <table:table-cell table:style-name="ce121" table:number-columns-repeated="15"/>
          <table:table-cell table:number-columns-repeated="6"/>
          <table:table-cell table:style-name="ce121" table:number-columns-repeated="975"/>
        </table:table-row>
        <table:table-row table:style-name="ro1">
          <table:table-cell table:number-columns-repeated="16"/>
          <table:table-cell table:style-name="ce117" table:number-columns-repeated="12"/>
          <table:table-cell table:number-columns-repeated="99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117" table:number-columns-repeated="12"/>
          <table:table-cell table:number-columns-repeated="15"/>
          <table:table-cell table:style-name="ce121" table:number-columns-repeated="6"/>
          <table:table-cell table:number-columns-repeated="975"/>
        </table:table-row>
        <table:table-row table:style-name="ro1">
          <table:table-cell table:number-columns-repeated="16"/>
          <table:table-cell table:style-name="ce117" table:number-columns-repeated="12"/>
          <table:table-cell table:number-columns-repeated="996"/>
        </table:table-row>
        <table:table-row table:style-name="ro1">
          <table:table-cell office:value-type="string" calcext:value-type="string">
            <text:p>AllRad</text:p>
          </table:table-cell>
          <table:table-cell table:style-name="ce117" table:formula="of:=IF(MONTH([$AllRad.$A3])=[.B$104];[AllRad.$E3];0)" office:value-type="float" office:value="50.26" calcext:value-type="float">
            <text:p>50,26</text:p>
          </table:table-cell>
          <table:table-cell table:style-name="ce117" table:formula="of:=IF(MONTH([$AllRad.$A3])=[.C$104];[AllRad.$E3];0)" office:value-type="float" office:value="0" calcext:value-type="float">
            <text:p>0</text:p>
          </table:table-cell>
          <table:table-cell table:style-name="ce117" table:formula="of:=IF(MONTH([$AllRad.$A3])=[.D$104];[AllRad.$E3];0)" office:value-type="float" office:value="0" calcext:value-type="float">
            <text:p>0</text:p>
          </table:table-cell>
          <table:table-cell table:style-name="ce117" table:formula="of:=IF(MONTH([$AllRad.$A3])=[.E$104];[AllRad.$E3];0)" office:value-type="float" office:value="0" calcext:value-type="float">
            <text:p>0</text:p>
          </table:table-cell>
          <table:table-cell table:style-name="ce117" table:formula="of:=IF(MONTH([$AllRad.$A3])=[.F$104];[AllRad.$E3];0)" office:value-type="float" office:value="0" calcext:value-type="float">
            <text:p>0</text:p>
          </table:table-cell>
          <table:table-cell table:style-name="ce117" table:formula="of:=IF(MONTH([$AllRad.$A3])=[.G$104];[AllRad.$E3];0)" office:value-type="float" office:value="0" calcext:value-type="float">
            <text:p>0</text:p>
          </table:table-cell>
          <table:table-cell table:style-name="ce117" table:formula="of:=IF(MONTH([$AllRad.$A3])=[.H$104];[AllRad.$E3];0)" office:value-type="float" office:value="0" calcext:value-type="float">
            <text:p>0</text:p>
          </table:table-cell>
          <table:table-cell table:style-name="ce117" table:formula="of:=IF(MONTH([$AllRad.$A3])=[.I$104];[AllRad.$E3];0)" office:value-type="float" office:value="0" calcext:value-type="float">
            <text:p>0</text:p>
          </table:table-cell>
          <table:table-cell table:style-name="ce117" table:formula="of:=IF(MONTH([$AllRad.$A3])=[.J$104];[AllRad.$E3];0)" office:value-type="float" office:value="0" calcext:value-type="float">
            <text:p>0</text:p>
          </table:table-cell>
          <table:table-cell table:style-name="ce117" table:formula="of:=IF(MONTH([$AllRad.$A3])=[.K$104];[AllRad.$E3];0)" office:value-type="float" office:value="0" calcext:value-type="float">
            <text:p>0</text:p>
          </table:table-cell>
          <table:table-cell table:style-name="ce117" table:formula="of:=IF(MONTH([$AllRad.$A3])=[.L$104];[AllRad.$E3];0)" office:value-type="float" office:value="0" calcext:value-type="float">
            <text:p>0</text:p>
          </table:table-cell>
          <table:table-cell table:style-name="ce117" table:formula="of:=IF(MONTH([$AllRad.$A3])=[.M$104];[AllRad.$E3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4])=[.B$104];[AllRad.$E4];0)" office:value-type="float" office:value="66.02" calcext:value-type="float">
            <text:p>66,02</text:p>
          </table:table-cell>
          <table:table-cell table:style-name="ce117" table:formula="of:=IF(MONTH([$AllRad.$A4])=[.C$104];[AllRad.$E4];0)" office:value-type="float" office:value="0" calcext:value-type="float">
            <text:p>0</text:p>
          </table:table-cell>
          <table:table-cell table:style-name="ce117" table:formula="of:=IF(MONTH([$AllRad.$A4])=[.D$104];[AllRad.$E4];0)" office:value-type="float" office:value="0" calcext:value-type="float">
            <text:p>0</text:p>
          </table:table-cell>
          <table:table-cell table:style-name="ce117" table:formula="of:=IF(MONTH([$AllRad.$A4])=[.E$104];[AllRad.$E4];0)" office:value-type="float" office:value="0" calcext:value-type="float">
            <text:p>0</text:p>
          </table:table-cell>
          <table:table-cell table:style-name="ce117" table:formula="of:=IF(MONTH([$AllRad.$A4])=[.F$104];[AllRad.$E4];0)" office:value-type="float" office:value="0" calcext:value-type="float">
            <text:p>0</text:p>
          </table:table-cell>
          <table:table-cell table:style-name="ce117" table:formula="of:=IF(MONTH([$AllRad.$A4])=[.G$104];[AllRad.$E4];0)" office:value-type="float" office:value="0" calcext:value-type="float">
            <text:p>0</text:p>
          </table:table-cell>
          <table:table-cell table:style-name="ce117" table:formula="of:=IF(MONTH([$AllRad.$A4])=[.H$104];[AllRad.$E4];0)" office:value-type="float" office:value="0" calcext:value-type="float">
            <text:p>0</text:p>
          </table:table-cell>
          <table:table-cell table:style-name="ce117" table:formula="of:=IF(MONTH([$AllRad.$A4])=[.I$104];[AllRad.$E4];0)" office:value-type="float" office:value="0" calcext:value-type="float">
            <text:p>0</text:p>
          </table:table-cell>
          <table:table-cell table:style-name="ce117" table:formula="of:=IF(MONTH([$AllRad.$A4])=[.J$104];[AllRad.$E4];0)" office:value-type="float" office:value="0" calcext:value-type="float">
            <text:p>0</text:p>
          </table:table-cell>
          <table:table-cell table:style-name="ce117" table:formula="of:=IF(MONTH([$AllRad.$A4])=[.K$104];[AllRad.$E4];0)" office:value-type="float" office:value="0" calcext:value-type="float">
            <text:p>0</text:p>
          </table:table-cell>
          <table:table-cell table:style-name="ce117" table:formula="of:=IF(MONTH([$AllRad.$A4])=[.L$104];[AllRad.$E4];0)" office:value-type="float" office:value="0" calcext:value-type="float">
            <text:p>0</text:p>
          </table:table-cell>
          <table:table-cell table:style-name="ce117" table:formula="of:=IF(MONTH([$AllRad.$A4])=[.M$104];[AllRad.$E4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5])=[.B$104];[AllRad.$E5];0)" office:value-type="float" office:value="50.37" calcext:value-type="float">
            <text:p>50,37</text:p>
          </table:table-cell>
          <table:table-cell table:style-name="ce117" table:formula="of:=IF(MONTH([$AllRad.$A5])=[.C$104];[AllRad.$E5];0)" office:value-type="float" office:value="0" calcext:value-type="float">
            <text:p>0</text:p>
          </table:table-cell>
          <table:table-cell table:style-name="ce117" table:formula="of:=IF(MONTH([$AllRad.$A5])=[.D$104];[AllRad.$E5];0)" office:value-type="float" office:value="0" calcext:value-type="float">
            <text:p>0</text:p>
          </table:table-cell>
          <table:table-cell table:style-name="ce117" table:formula="of:=IF(MONTH([$AllRad.$A5])=[.E$104];[AllRad.$E5];0)" office:value-type="float" office:value="0" calcext:value-type="float">
            <text:p>0</text:p>
          </table:table-cell>
          <table:table-cell table:style-name="ce117" table:formula="of:=IF(MONTH([$AllRad.$A5])=[.F$104];[AllRad.$E5];0)" office:value-type="float" office:value="0" calcext:value-type="float">
            <text:p>0</text:p>
          </table:table-cell>
          <table:table-cell table:style-name="ce117" table:formula="of:=IF(MONTH([$AllRad.$A5])=[.G$104];[AllRad.$E5];0)" office:value-type="float" office:value="0" calcext:value-type="float">
            <text:p>0</text:p>
          </table:table-cell>
          <table:table-cell table:style-name="ce117" table:formula="of:=IF(MONTH([$AllRad.$A5])=[.H$104];[AllRad.$E5];0)" office:value-type="float" office:value="0" calcext:value-type="float">
            <text:p>0</text:p>
          </table:table-cell>
          <table:table-cell table:style-name="ce117" table:formula="of:=IF(MONTH([$AllRad.$A5])=[.I$104];[AllRad.$E5];0)" office:value-type="float" office:value="0" calcext:value-type="float">
            <text:p>0</text:p>
          </table:table-cell>
          <table:table-cell table:style-name="ce117" table:formula="of:=IF(MONTH([$AllRad.$A5])=[.J$104];[AllRad.$E5];0)" office:value-type="float" office:value="0" calcext:value-type="float">
            <text:p>0</text:p>
          </table:table-cell>
          <table:table-cell table:style-name="ce117" table:formula="of:=IF(MONTH([$AllRad.$A5])=[.K$104];[AllRad.$E5];0)" office:value-type="float" office:value="0" calcext:value-type="float">
            <text:p>0</text:p>
          </table:table-cell>
          <table:table-cell table:style-name="ce117" table:formula="of:=IF(MONTH([$AllRad.$A5])=[.L$104];[AllRad.$E5];0)" office:value-type="float" office:value="0" calcext:value-type="float">
            <text:p>0</text:p>
          </table:table-cell>
          <table:table-cell table:style-name="ce117" table:formula="of:=IF(MONTH([$AllRad.$A5])=[.M$104];[AllRad.$E5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6])=[.B$104];[AllRad.$E6];0)" office:value-type="float" office:value="70.84" calcext:value-type="float">
            <text:p>70,84</text:p>
          </table:table-cell>
          <table:table-cell table:style-name="ce117" table:formula="of:=IF(MONTH([$AllRad.$A6])=[.C$104];[AllRad.$E6];0)" office:value-type="float" office:value="0" calcext:value-type="float">
            <text:p>0</text:p>
          </table:table-cell>
          <table:table-cell table:style-name="ce117" table:formula="of:=IF(MONTH([$AllRad.$A6])=[.D$104];[AllRad.$E6];0)" office:value-type="float" office:value="0" calcext:value-type="float">
            <text:p>0</text:p>
          </table:table-cell>
          <table:table-cell table:style-name="ce117" table:formula="of:=IF(MONTH([$AllRad.$A6])=[.E$104];[AllRad.$E6];0)" office:value-type="float" office:value="0" calcext:value-type="float">
            <text:p>0</text:p>
          </table:table-cell>
          <table:table-cell table:style-name="ce117" table:formula="of:=IF(MONTH([$AllRad.$A6])=[.F$104];[AllRad.$E6];0)" office:value-type="float" office:value="0" calcext:value-type="float">
            <text:p>0</text:p>
          </table:table-cell>
          <table:table-cell table:style-name="ce117" table:formula="of:=IF(MONTH([$AllRad.$A6])=[.G$104];[AllRad.$E6];0)" office:value-type="float" office:value="0" calcext:value-type="float">
            <text:p>0</text:p>
          </table:table-cell>
          <table:table-cell table:style-name="ce117" table:formula="of:=IF(MONTH([$AllRad.$A6])=[.H$104];[AllRad.$E6];0)" office:value-type="float" office:value="0" calcext:value-type="float">
            <text:p>0</text:p>
          </table:table-cell>
          <table:table-cell table:style-name="ce117" table:formula="of:=IF(MONTH([$AllRad.$A6])=[.I$104];[AllRad.$E6];0)" office:value-type="float" office:value="0" calcext:value-type="float">
            <text:p>0</text:p>
          </table:table-cell>
          <table:table-cell table:style-name="ce117" table:formula="of:=IF(MONTH([$AllRad.$A6])=[.J$104];[AllRad.$E6];0)" office:value-type="float" office:value="0" calcext:value-type="float">
            <text:p>0</text:p>
          </table:table-cell>
          <table:table-cell table:style-name="ce117" table:formula="of:=IF(MONTH([$AllRad.$A6])=[.K$104];[AllRad.$E6];0)" office:value-type="float" office:value="0" calcext:value-type="float">
            <text:p>0</text:p>
          </table:table-cell>
          <table:table-cell table:style-name="ce117" table:formula="of:=IF(MONTH([$AllRad.$A6])=[.L$104];[AllRad.$E6];0)" office:value-type="float" office:value="0" calcext:value-type="float">
            <text:p>0</text:p>
          </table:table-cell>
          <table:table-cell table:style-name="ce117" table:formula="of:=IF(MONTH([$AllRad.$A6])=[.M$104];[AllRad.$E6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7])=[.B$104];[AllRad.$E7];0)" office:value-type="string" office:string-value="" calcext:value-type="error">
            <text:p>#WERT!</text:p>
          </table:table-cell>
          <table:table-cell table:style-name="ce117" table:formula="of:=IF(MONTH([$AllRad.$A7])=[.C$104];[AllRad.$E7];0)" office:value-type="string" office:string-value="" calcext:value-type="error">
            <text:p>#WERT!</text:p>
          </table:table-cell>
          <table:table-cell table:style-name="ce117" table:formula="of:=IF(MONTH([$AllRad.$A7])=[.D$104];[AllRad.$E7];0)" office:value-type="string" office:string-value="" calcext:value-type="error">
            <text:p>#WERT!</text:p>
          </table:table-cell>
          <table:table-cell table:style-name="ce117" table:formula="of:=IF(MONTH([$AllRad.$A7])=[.E$104];[AllRad.$E7];0)" office:value-type="string" office:string-value="" calcext:value-type="error">
            <text:p>#WERT!</text:p>
          </table:table-cell>
          <table:table-cell table:style-name="ce117" table:formula="of:=IF(MONTH([$AllRad.$A7])=[.F$104];[AllRad.$E7];0)" office:value-type="string" office:string-value="" calcext:value-type="error">
            <text:p>#WERT!</text:p>
          </table:table-cell>
          <table:table-cell table:style-name="ce117" table:formula="of:=IF(MONTH([$AllRad.$A7])=[.G$104];[AllRad.$E7];0)" office:value-type="string" office:string-value="" calcext:value-type="error">
            <text:p>#WERT!</text:p>
          </table:table-cell>
          <table:table-cell table:style-name="ce117" table:formula="of:=IF(MONTH([$AllRad.$A7])=[.H$104];[AllRad.$E7];0)" office:value-type="string" office:string-value="" calcext:value-type="error">
            <text:p>#WERT!</text:p>
          </table:table-cell>
          <table:table-cell table:style-name="ce117" table:formula="of:=IF(MONTH([$AllRad.$A7])=[.I$104];[AllRad.$E7];0)" office:value-type="string" office:string-value="" calcext:value-type="error">
            <text:p>#WERT!</text:p>
          </table:table-cell>
          <table:table-cell table:style-name="ce117" table:formula="of:=IF(MONTH([$AllRad.$A7])=[.J$104];[AllRad.$E7];0)" office:value-type="string" office:string-value="" calcext:value-type="error">
            <text:p>#WERT!</text:p>
          </table:table-cell>
          <table:table-cell table:style-name="ce117" table:formula="of:=IF(MONTH([$AllRad.$A7])=[.K$104];[AllRad.$E7];0)" office:value-type="string" office:string-value="" calcext:value-type="error">
            <text:p>#WERT!</text:p>
          </table:table-cell>
          <table:table-cell table:style-name="ce117" table:formula="of:=IF(MONTH([$AllRad.$A7])=[.L$104];[AllRad.$E7];0)" office:value-type="string" office:string-value="" calcext:value-type="error">
            <text:p>#WERT!</text:p>
          </table:table-cell>
          <table:table-cell table:style-name="ce117" table:formula="of:=IF(MONTH([$AllRad.$A7])=[.M$104];[AllRad.$E7];0)" office:value-type="string" office:string-value="" calcext:value-type="error">
            <text:p>#WERT!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8])=[.B$104];[AllRad.$E8];0)" office:value-type="float" office:value="0" calcext:value-type="float">
            <text:p>0</text:p>
          </table:table-cell>
          <table:table-cell table:style-name="ce117" table:formula="of:=IF(MONTH([$AllRad.$A8])=[.C$104];[AllRad.$E8];0)" office:value-type="float" office:value="0" calcext:value-type="float">
            <text:p>0</text:p>
          </table:table-cell>
          <table:table-cell table:style-name="ce117" table:formula="of:=IF(MONTH([$AllRad.$A8])=[.D$104];[AllRad.$E8];0)" office:value-type="float" office:value="0" calcext:value-type="float">
            <text:p>0</text:p>
          </table:table-cell>
          <table:table-cell table:style-name="ce117" table:formula="of:=IF(MONTH([$AllRad.$A8])=[.E$104];[AllRad.$E8];0)" office:value-type="float" office:value="0" calcext:value-type="float">
            <text:p>0</text:p>
          </table:table-cell>
          <table:table-cell table:style-name="ce117" table:formula="of:=IF(MONTH([$AllRad.$A8])=[.F$104];[AllRad.$E8];0)" office:value-type="float" office:value="0" calcext:value-type="float">
            <text:p>0</text:p>
          </table:table-cell>
          <table:table-cell table:style-name="ce117" table:formula="of:=IF(MONTH([$AllRad.$A8])=[.G$104];[AllRad.$E8];0)" office:value-type="float" office:value="0" calcext:value-type="float">
            <text:p>0</text:p>
          </table:table-cell>
          <table:table-cell table:style-name="ce117" table:formula="of:=IF(MONTH([$AllRad.$A8])=[.H$104];[AllRad.$E8];0)" office:value-type="float" office:value="0" calcext:value-type="float">
            <text:p>0</text:p>
          </table:table-cell>
          <table:table-cell table:style-name="ce117" table:formula="of:=IF(MONTH([$AllRad.$A8])=[.I$104];[AllRad.$E8];0)" office:value-type="float" office:value="0" calcext:value-type="float">
            <text:p>0</text:p>
          </table:table-cell>
          <table:table-cell table:style-name="ce117" table:formula="of:=IF(MONTH([$AllRad.$A8])=[.J$104];[AllRad.$E8];0)" office:value-type="float" office:value="0" calcext:value-type="float">
            <text:p>0</text:p>
          </table:table-cell>
          <table:table-cell table:style-name="ce117" table:formula="of:=IF(MONTH([$AllRad.$A8])=[.K$104];[AllRad.$E8];0)" office:value-type="float" office:value="0" calcext:value-type="float">
            <text:p>0</text:p>
          </table:table-cell>
          <table:table-cell table:style-name="ce117" table:formula="of:=IF(MONTH([$AllRad.$A8])=[.L$104];[AllRad.$E8];0)" office:value-type="float" office:value="0" calcext:value-type="float">
            <text:p>0</text:p>
          </table:table-cell>
          <table:table-cell table:style-name="ce117" table:formula="of:=IF(MONTH([$AllRad.$A8])=[.M$104];[AllRad.$E8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9])=[.B$104];[AllRad.$E9];0)" office:value-type="float" office:value="0" calcext:value-type="float">
            <text:p>0</text:p>
          </table:table-cell>
          <table:table-cell table:style-name="ce117" table:formula="of:=IF(MONTH([$AllRad.$A9])=[.C$104];[AllRad.$E9];0)" office:value-type="float" office:value="0" calcext:value-type="float">
            <text:p>0</text:p>
          </table:table-cell>
          <table:table-cell table:style-name="ce117" table:formula="of:=IF(MONTH([$AllRad.$A9])=[.D$104];[AllRad.$E9];0)" office:value-type="float" office:value="0" calcext:value-type="float">
            <text:p>0</text:p>
          </table:table-cell>
          <table:table-cell table:style-name="ce117" table:formula="of:=IF(MONTH([$AllRad.$A9])=[.E$104];[AllRad.$E9];0)" office:value-type="float" office:value="0" calcext:value-type="float">
            <text:p>0</text:p>
          </table:table-cell>
          <table:table-cell table:style-name="ce117" table:formula="of:=IF(MONTH([$AllRad.$A9])=[.F$104];[AllRad.$E9];0)" office:value-type="float" office:value="0" calcext:value-type="float">
            <text:p>0</text:p>
          </table:table-cell>
          <table:table-cell table:style-name="ce117" table:formula="of:=IF(MONTH([$AllRad.$A9])=[.G$104];[AllRad.$E9];0)" office:value-type="float" office:value="0" calcext:value-type="float">
            <text:p>0</text:p>
          </table:table-cell>
          <table:table-cell table:style-name="ce117" table:formula="of:=IF(MONTH([$AllRad.$A9])=[.H$104];[AllRad.$E9];0)" office:value-type="float" office:value="0" calcext:value-type="float">
            <text:p>0</text:p>
          </table:table-cell>
          <table:table-cell table:style-name="ce117" table:formula="of:=IF(MONTH([$AllRad.$A9])=[.I$104];[AllRad.$E9];0)" office:value-type="float" office:value="0" calcext:value-type="float">
            <text:p>0</text:p>
          </table:table-cell>
          <table:table-cell table:style-name="ce117" table:formula="of:=IF(MONTH([$AllRad.$A9])=[.J$104];[AllRad.$E9];0)" office:value-type="float" office:value="0" calcext:value-type="float">
            <text:p>0</text:p>
          </table:table-cell>
          <table:table-cell table:style-name="ce117" table:formula="of:=IF(MONTH([$AllRad.$A9])=[.K$104];[AllRad.$E9];0)" office:value-type="float" office:value="0" calcext:value-type="float">
            <text:p>0</text:p>
          </table:table-cell>
          <table:table-cell table:style-name="ce117" table:formula="of:=IF(MONTH([$AllRad.$A9])=[.L$104];[AllRad.$E9];0)" office:value-type="float" office:value="0" calcext:value-type="float">
            <text:p>0</text:p>
          </table:table-cell>
          <table:table-cell table:style-name="ce117" table:formula="of:=IF(MONTH([$AllRad.$A9])=[.M$104];[AllRad.$E9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10])=[.B$104];[AllRad.$E10];0)" office:value-type="float" office:value="0" calcext:value-type="float">
            <text:p>0</text:p>
          </table:table-cell>
          <table:table-cell table:style-name="ce117" table:formula="of:=IF(MONTH([$AllRad.$A10])=[.C$104];[AllRad.$E10];0)" office:value-type="float" office:value="0" calcext:value-type="float">
            <text:p>0</text:p>
          </table:table-cell>
          <table:table-cell table:style-name="ce117" table:formula="of:=IF(MONTH([$AllRad.$A10])=[.D$104];[AllRad.$E10];0)" office:value-type="float" office:value="0" calcext:value-type="float">
            <text:p>0</text:p>
          </table:table-cell>
          <table:table-cell table:style-name="ce117" table:formula="of:=IF(MONTH([$AllRad.$A10])=[.E$104];[AllRad.$E10];0)" office:value-type="float" office:value="0" calcext:value-type="float">
            <text:p>0</text:p>
          </table:table-cell>
          <table:table-cell table:style-name="ce117" table:formula="of:=IF(MONTH([$AllRad.$A10])=[.F$104];[AllRad.$E10];0)" office:value-type="float" office:value="0" calcext:value-type="float">
            <text:p>0</text:p>
          </table:table-cell>
          <table:table-cell table:style-name="ce117" table:formula="of:=IF(MONTH([$AllRad.$A10])=[.G$104];[AllRad.$E10];0)" office:value-type="float" office:value="0" calcext:value-type="float">
            <text:p>0</text:p>
          </table:table-cell>
          <table:table-cell table:style-name="ce117" table:formula="of:=IF(MONTH([$AllRad.$A10])=[.H$104];[AllRad.$E10];0)" office:value-type="float" office:value="0" calcext:value-type="float">
            <text:p>0</text:p>
          </table:table-cell>
          <table:table-cell table:style-name="ce117" table:formula="of:=IF(MONTH([$AllRad.$A10])=[.I$104];[AllRad.$E10];0)" office:value-type="float" office:value="0" calcext:value-type="float">
            <text:p>0</text:p>
          </table:table-cell>
          <table:table-cell table:style-name="ce117" table:formula="of:=IF(MONTH([$AllRad.$A10])=[.J$104];[AllRad.$E10];0)" office:value-type="float" office:value="0" calcext:value-type="float">
            <text:p>0</text:p>
          </table:table-cell>
          <table:table-cell table:style-name="ce117" table:formula="of:=IF(MONTH([$AllRad.$A10])=[.K$104];[AllRad.$E10];0)" office:value-type="float" office:value="0" calcext:value-type="float">
            <text:p>0</text:p>
          </table:table-cell>
          <table:table-cell table:style-name="ce117" table:formula="of:=IF(MONTH([$AllRad.$A10])=[.L$104];[AllRad.$E10];0)" office:value-type="float" office:value="0" calcext:value-type="float">
            <text:p>0</text:p>
          </table:table-cell>
          <table:table-cell table:style-name="ce117" table:formula="of:=IF(MONTH([$AllRad.$A10])=[.M$104];[AllRad.$E10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11])=[.B$104];[AllRad.$E11];0)" office:value-type="float" office:value="0" calcext:value-type="float">
            <text:p>0</text:p>
          </table:table-cell>
          <table:table-cell table:style-name="ce117" table:formula="of:=IF(MONTH([$AllRad.$A11])=[.C$104];[AllRad.$E11];0)" office:value-type="float" office:value="0" calcext:value-type="float">
            <text:p>0</text:p>
          </table:table-cell>
          <table:table-cell table:style-name="ce117" table:formula="of:=IF(MONTH([$AllRad.$A11])=[.D$104];[AllRad.$E11];0)" office:value-type="float" office:value="0" calcext:value-type="float">
            <text:p>0</text:p>
          </table:table-cell>
          <table:table-cell table:style-name="ce117" table:formula="of:=IF(MONTH([$AllRad.$A11])=[.E$104];[AllRad.$E11];0)" office:value-type="float" office:value="0" calcext:value-type="float">
            <text:p>0</text:p>
          </table:table-cell>
          <table:table-cell table:style-name="ce117" table:formula="of:=IF(MONTH([$AllRad.$A11])=[.F$104];[AllRad.$E11];0)" office:value-type="float" office:value="0" calcext:value-type="float">
            <text:p>0</text:p>
          </table:table-cell>
          <table:table-cell table:style-name="ce117" table:formula="of:=IF(MONTH([$AllRad.$A11])=[.G$104];[AllRad.$E11];0)" office:value-type="float" office:value="0" calcext:value-type="float">
            <text:p>0</text:p>
          </table:table-cell>
          <table:table-cell table:style-name="ce117" table:formula="of:=IF(MONTH([$AllRad.$A11])=[.H$104];[AllRad.$E11];0)" office:value-type="float" office:value="0" calcext:value-type="float">
            <text:p>0</text:p>
          </table:table-cell>
          <table:table-cell table:style-name="ce117" table:formula="of:=IF(MONTH([$AllRad.$A11])=[.I$104];[AllRad.$E11];0)" office:value-type="float" office:value="0" calcext:value-type="float">
            <text:p>0</text:p>
          </table:table-cell>
          <table:table-cell table:style-name="ce117" table:formula="of:=IF(MONTH([$AllRad.$A11])=[.J$104];[AllRad.$E11];0)" office:value-type="float" office:value="0" calcext:value-type="float">
            <text:p>0</text:p>
          </table:table-cell>
          <table:table-cell table:style-name="ce117" table:formula="of:=IF(MONTH([$AllRad.$A11])=[.K$104];[AllRad.$E11];0)" office:value-type="float" office:value="0" calcext:value-type="float">
            <text:p>0</text:p>
          </table:table-cell>
          <table:table-cell table:style-name="ce117" table:formula="of:=IF(MONTH([$AllRad.$A11])=[.L$104];[AllRad.$E11];0)" office:value-type="float" office:value="0" calcext:value-type="float">
            <text:p>0</text:p>
          </table:table-cell>
          <table:table-cell table:style-name="ce117" table:formula="of:=IF(MONTH([$AllRad.$A11])=[.M$104];[AllRad.$E11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12])=[.B$104];[AllRad.$E12];0)" office:value-type="float" office:value="0" calcext:value-type="float">
            <text:p>0</text:p>
          </table:table-cell>
          <table:table-cell table:style-name="ce117" table:formula="of:=IF(MONTH([$AllRad.$A12])=[.C$104];[AllRad.$E12];0)" office:value-type="float" office:value="0" calcext:value-type="float">
            <text:p>0</text:p>
          </table:table-cell>
          <table:table-cell table:style-name="ce117" table:formula="of:=IF(MONTH([$AllRad.$A12])=[.D$104];[AllRad.$E12];0)" office:value-type="float" office:value="0" calcext:value-type="float">
            <text:p>0</text:p>
          </table:table-cell>
          <table:table-cell table:style-name="ce117" table:formula="of:=IF(MONTH([$AllRad.$A12])=[.E$104];[AllRad.$E12];0)" office:value-type="float" office:value="0" calcext:value-type="float">
            <text:p>0</text:p>
          </table:table-cell>
          <table:table-cell table:style-name="ce117" table:formula="of:=IF(MONTH([$AllRad.$A12])=[.F$104];[AllRad.$E12];0)" office:value-type="float" office:value="0" calcext:value-type="float">
            <text:p>0</text:p>
          </table:table-cell>
          <table:table-cell table:style-name="ce117" table:formula="of:=IF(MONTH([$AllRad.$A12])=[.G$104];[AllRad.$E12];0)" office:value-type="float" office:value="0" calcext:value-type="float">
            <text:p>0</text:p>
          </table:table-cell>
          <table:table-cell table:style-name="ce117" table:formula="of:=IF(MONTH([$AllRad.$A12])=[.H$104];[AllRad.$E12];0)" office:value-type="float" office:value="0" calcext:value-type="float">
            <text:p>0</text:p>
          </table:table-cell>
          <table:table-cell table:style-name="ce117" table:formula="of:=IF(MONTH([$AllRad.$A12])=[.I$104];[AllRad.$E12];0)" office:value-type="float" office:value="0" calcext:value-type="float">
            <text:p>0</text:p>
          </table:table-cell>
          <table:table-cell table:style-name="ce117" table:formula="of:=IF(MONTH([$AllRad.$A12])=[.J$104];[AllRad.$E12];0)" office:value-type="float" office:value="0" calcext:value-type="float">
            <text:p>0</text:p>
          </table:table-cell>
          <table:table-cell table:style-name="ce117" table:formula="of:=IF(MONTH([$AllRad.$A12])=[.K$104];[AllRad.$E12];0)" office:value-type="float" office:value="0" calcext:value-type="float">
            <text:p>0</text:p>
          </table:table-cell>
          <table:table-cell table:style-name="ce117" table:formula="of:=IF(MONTH([$AllRad.$A12])=[.L$104];[AllRad.$E12];0)" office:value-type="float" office:value="0" calcext:value-type="float">
            <text:p>0</text:p>
          </table:table-cell>
          <table:table-cell table:style-name="ce117" table:formula="of:=IF(MONTH([$AllRad.$A12])=[.M$104];[AllRad.$E12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13])=[.B$104];[AllRad.$E13];0)" office:value-type="float" office:value="0" calcext:value-type="float">
            <text:p>0</text:p>
          </table:table-cell>
          <table:table-cell table:style-name="ce117" table:formula="of:=IF(MONTH([$AllRad.$A13])=[.C$104];[AllRad.$E13];0)" office:value-type="float" office:value="0" calcext:value-type="float">
            <text:p>0</text:p>
          </table:table-cell>
          <table:table-cell table:style-name="ce117" table:formula="of:=IF(MONTH([$AllRad.$A13])=[.D$104];[AllRad.$E13];0)" office:value-type="float" office:value="0" calcext:value-type="float">
            <text:p>0</text:p>
          </table:table-cell>
          <table:table-cell table:style-name="ce117" table:formula="of:=IF(MONTH([$AllRad.$A13])=[.E$104];[AllRad.$E13];0)" office:value-type="float" office:value="0" calcext:value-type="float">
            <text:p>0</text:p>
          </table:table-cell>
          <table:table-cell table:style-name="ce117" table:formula="of:=IF(MONTH([$AllRad.$A13])=[.F$104];[AllRad.$E13];0)" office:value-type="float" office:value="0" calcext:value-type="float">
            <text:p>0</text:p>
          </table:table-cell>
          <table:table-cell table:style-name="ce117" table:formula="of:=IF(MONTH([$AllRad.$A13])=[.G$104];[AllRad.$E13];0)" office:value-type="float" office:value="0" calcext:value-type="float">
            <text:p>0</text:p>
          </table:table-cell>
          <table:table-cell table:style-name="ce117" table:formula="of:=IF(MONTH([$AllRad.$A13])=[.H$104];[AllRad.$E13];0)" office:value-type="float" office:value="0" calcext:value-type="float">
            <text:p>0</text:p>
          </table:table-cell>
          <table:table-cell table:style-name="ce117" table:formula="of:=IF(MONTH([$AllRad.$A13])=[.I$104];[AllRad.$E13];0)" office:value-type="float" office:value="0" calcext:value-type="float">
            <text:p>0</text:p>
          </table:table-cell>
          <table:table-cell table:style-name="ce117" table:formula="of:=IF(MONTH([$AllRad.$A13])=[.J$104];[AllRad.$E13];0)" office:value-type="float" office:value="0" calcext:value-type="float">
            <text:p>0</text:p>
          </table:table-cell>
          <table:table-cell table:style-name="ce117" table:formula="of:=IF(MONTH([$AllRad.$A13])=[.K$104];[AllRad.$E13];0)" office:value-type="float" office:value="0" calcext:value-type="float">
            <text:p>0</text:p>
          </table:table-cell>
          <table:table-cell table:style-name="ce117" table:formula="of:=IF(MONTH([$AllRad.$A13])=[.L$104];[AllRad.$E13];0)" office:value-type="float" office:value="0" calcext:value-type="float">
            <text:p>0</text:p>
          </table:table-cell>
          <table:table-cell table:style-name="ce117" table:formula="of:=IF(MONTH([$AllRad.$A13])=[.M$104];[AllRad.$E13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14])=[.B$104];[AllRad.$E14];0)" office:value-type="float" office:value="0" calcext:value-type="float">
            <text:p>0</text:p>
          </table:table-cell>
          <table:table-cell table:style-name="ce117" table:formula="of:=IF(MONTH([$AllRad.$A14])=[.C$104];[AllRad.$E14];0)" office:value-type="float" office:value="0" calcext:value-type="float">
            <text:p>0</text:p>
          </table:table-cell>
          <table:table-cell table:style-name="ce117" table:formula="of:=IF(MONTH([$AllRad.$A14])=[.D$104];[AllRad.$E14];0)" office:value-type="float" office:value="0" calcext:value-type="float">
            <text:p>0</text:p>
          </table:table-cell>
          <table:table-cell table:style-name="ce117" table:formula="of:=IF(MONTH([$AllRad.$A14])=[.E$104];[AllRad.$E14];0)" office:value-type="float" office:value="0" calcext:value-type="float">
            <text:p>0</text:p>
          </table:table-cell>
          <table:table-cell table:style-name="ce117" table:formula="of:=IF(MONTH([$AllRad.$A14])=[.F$104];[AllRad.$E14];0)" office:value-type="float" office:value="0" calcext:value-type="float">
            <text:p>0</text:p>
          </table:table-cell>
          <table:table-cell table:style-name="ce117" table:formula="of:=IF(MONTH([$AllRad.$A14])=[.G$104];[AllRad.$E14];0)" office:value-type="float" office:value="0" calcext:value-type="float">
            <text:p>0</text:p>
          </table:table-cell>
          <table:table-cell table:style-name="ce117" table:formula="of:=IF(MONTH([$AllRad.$A14])=[.H$104];[AllRad.$E14];0)" office:value-type="float" office:value="0" calcext:value-type="float">
            <text:p>0</text:p>
          </table:table-cell>
          <table:table-cell table:style-name="ce117" table:formula="of:=IF(MONTH([$AllRad.$A14])=[.I$104];[AllRad.$E14];0)" office:value-type="float" office:value="0" calcext:value-type="float">
            <text:p>0</text:p>
          </table:table-cell>
          <table:table-cell table:style-name="ce117" table:formula="of:=IF(MONTH([$AllRad.$A14])=[.J$104];[AllRad.$E14];0)" office:value-type="float" office:value="0" calcext:value-type="float">
            <text:p>0</text:p>
          </table:table-cell>
          <table:table-cell table:style-name="ce117" table:formula="of:=IF(MONTH([$AllRad.$A14])=[.K$104];[AllRad.$E14];0)" office:value-type="float" office:value="0" calcext:value-type="float">
            <text:p>0</text:p>
          </table:table-cell>
          <table:table-cell table:style-name="ce117" table:formula="of:=IF(MONTH([$AllRad.$A14])=[.L$104];[AllRad.$E14];0)" office:value-type="float" office:value="0" calcext:value-type="float">
            <text:p>0</text:p>
          </table:table-cell>
          <table:table-cell table:style-name="ce117" table:formula="of:=IF(MONTH([$AllRad.$A14])=[.M$104];[AllRad.$E14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15])=[.B$104];[AllRad.$E15];0)" office:value-type="float" office:value="0" calcext:value-type="float">
            <text:p>0</text:p>
          </table:table-cell>
          <table:table-cell table:style-name="ce117" table:formula="of:=IF(MONTH([$AllRad.$A15])=[.C$104];[AllRad.$E15];0)" office:value-type="float" office:value="0" calcext:value-type="float">
            <text:p>0</text:p>
          </table:table-cell>
          <table:table-cell table:style-name="ce117" table:formula="of:=IF(MONTH([$AllRad.$A15])=[.D$104];[AllRad.$E15];0)" office:value-type="float" office:value="0" calcext:value-type="float">
            <text:p>0</text:p>
          </table:table-cell>
          <table:table-cell table:style-name="ce117" table:formula="of:=IF(MONTH([$AllRad.$A15])=[.E$104];[AllRad.$E15];0)" office:value-type="float" office:value="0" calcext:value-type="float">
            <text:p>0</text:p>
          </table:table-cell>
          <table:table-cell table:style-name="ce117" table:formula="of:=IF(MONTH([$AllRad.$A15])=[.F$104];[AllRad.$E15];0)" office:value-type="float" office:value="0" calcext:value-type="float">
            <text:p>0</text:p>
          </table:table-cell>
          <table:table-cell table:style-name="ce117" table:formula="of:=IF(MONTH([$AllRad.$A15])=[.G$104];[AllRad.$E15];0)" office:value-type="float" office:value="0" calcext:value-type="float">
            <text:p>0</text:p>
          </table:table-cell>
          <table:table-cell table:style-name="ce117" table:formula="of:=IF(MONTH([$AllRad.$A15])=[.H$104];[AllRad.$E15];0)" office:value-type="float" office:value="0" calcext:value-type="float">
            <text:p>0</text:p>
          </table:table-cell>
          <table:table-cell table:style-name="ce117" table:formula="of:=IF(MONTH([$AllRad.$A15])=[.I$104];[AllRad.$E15];0)" office:value-type="float" office:value="0" calcext:value-type="float">
            <text:p>0</text:p>
          </table:table-cell>
          <table:table-cell table:style-name="ce117" table:formula="of:=IF(MONTH([$AllRad.$A15])=[.J$104];[AllRad.$E15];0)" office:value-type="float" office:value="0" calcext:value-type="float">
            <text:p>0</text:p>
          </table:table-cell>
          <table:table-cell table:style-name="ce117" table:formula="of:=IF(MONTH([$AllRad.$A15])=[.K$104];[AllRad.$E15];0)" office:value-type="float" office:value="0" calcext:value-type="float">
            <text:p>0</text:p>
          </table:table-cell>
          <table:table-cell table:style-name="ce117" table:formula="of:=IF(MONTH([$AllRad.$A15])=[.L$104];[AllRad.$E15];0)" office:value-type="float" office:value="0" calcext:value-type="float">
            <text:p>0</text:p>
          </table:table-cell>
          <table:table-cell table:style-name="ce117" table:formula="of:=IF(MONTH([$AllRad.$A15])=[.M$104];[AllRad.$E15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16])=[.B$104];[AllRad.$E16];0)" office:value-type="float" office:value="0" calcext:value-type="float">
            <text:p>0</text:p>
          </table:table-cell>
          <table:table-cell table:style-name="ce117" table:formula="of:=IF(MONTH([$AllRad.$A16])=[.C$104];[AllRad.$E16];0)" office:value-type="float" office:value="0" calcext:value-type="float">
            <text:p>0</text:p>
          </table:table-cell>
          <table:table-cell table:style-name="ce117" table:formula="of:=IF(MONTH([$AllRad.$A16])=[.D$104];[AllRad.$E16];0)" office:value-type="float" office:value="0" calcext:value-type="float">
            <text:p>0</text:p>
          </table:table-cell>
          <table:table-cell table:style-name="ce117" table:formula="of:=IF(MONTH([$AllRad.$A16])=[.E$104];[AllRad.$E16];0)" office:value-type="float" office:value="0" calcext:value-type="float">
            <text:p>0</text:p>
          </table:table-cell>
          <table:table-cell table:style-name="ce117" table:formula="of:=IF(MONTH([$AllRad.$A16])=[.F$104];[AllRad.$E16];0)" office:value-type="float" office:value="0" calcext:value-type="float">
            <text:p>0</text:p>
          </table:table-cell>
          <table:table-cell table:style-name="ce117" table:formula="of:=IF(MONTH([$AllRad.$A16])=[.G$104];[AllRad.$E16];0)" office:value-type="float" office:value="0" calcext:value-type="float">
            <text:p>0</text:p>
          </table:table-cell>
          <table:table-cell table:style-name="ce117" table:formula="of:=IF(MONTH([$AllRad.$A16])=[.H$104];[AllRad.$E16];0)" office:value-type="float" office:value="0" calcext:value-type="float">
            <text:p>0</text:p>
          </table:table-cell>
          <table:table-cell table:style-name="ce117" table:formula="of:=IF(MONTH([$AllRad.$A16])=[.I$104];[AllRad.$E16];0)" office:value-type="float" office:value="0" calcext:value-type="float">
            <text:p>0</text:p>
          </table:table-cell>
          <table:table-cell table:style-name="ce117" table:formula="of:=IF(MONTH([$AllRad.$A16])=[.J$104];[AllRad.$E16];0)" office:value-type="float" office:value="0" calcext:value-type="float">
            <text:p>0</text:p>
          </table:table-cell>
          <table:table-cell table:style-name="ce117" table:formula="of:=IF(MONTH([$AllRad.$A16])=[.K$104];[AllRad.$E16];0)" office:value-type="float" office:value="0" calcext:value-type="float">
            <text:p>0</text:p>
          </table:table-cell>
          <table:table-cell table:style-name="ce117" table:formula="of:=IF(MONTH([$AllRad.$A16])=[.L$104];[AllRad.$E16];0)" office:value-type="float" office:value="0" calcext:value-type="float">
            <text:p>0</text:p>
          </table:table-cell>
          <table:table-cell table:style-name="ce117" table:formula="of:=IF(MONTH([$AllRad.$A16])=[.M$104];[AllRad.$E16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17])=[.B$104];[AllRad.$E17];0)" office:value-type="float" office:value="0" calcext:value-type="float">
            <text:p>0</text:p>
          </table:table-cell>
          <table:table-cell table:style-name="ce117" table:formula="of:=IF(MONTH([$AllRad.$A17])=[.C$104];[AllRad.$E17];0)" office:value-type="float" office:value="0" calcext:value-type="float">
            <text:p>0</text:p>
          </table:table-cell>
          <table:table-cell table:style-name="ce117" table:formula="of:=IF(MONTH([$AllRad.$A17])=[.D$104];[AllRad.$E17];0)" office:value-type="float" office:value="0" calcext:value-type="float">
            <text:p>0</text:p>
          </table:table-cell>
          <table:table-cell table:style-name="ce117" table:formula="of:=IF(MONTH([$AllRad.$A17])=[.E$104];[AllRad.$E17];0)" office:value-type="float" office:value="0" calcext:value-type="float">
            <text:p>0</text:p>
          </table:table-cell>
          <table:table-cell table:style-name="ce117" table:formula="of:=IF(MONTH([$AllRad.$A17])=[.F$104];[AllRad.$E17];0)" office:value-type="float" office:value="0" calcext:value-type="float">
            <text:p>0</text:p>
          </table:table-cell>
          <table:table-cell table:style-name="ce117" table:formula="of:=IF(MONTH([$AllRad.$A17])=[.G$104];[AllRad.$E17];0)" office:value-type="float" office:value="0" calcext:value-type="float">
            <text:p>0</text:p>
          </table:table-cell>
          <table:table-cell table:style-name="ce117" table:formula="of:=IF(MONTH([$AllRad.$A17])=[.H$104];[AllRad.$E17];0)" office:value-type="float" office:value="0" calcext:value-type="float">
            <text:p>0</text:p>
          </table:table-cell>
          <table:table-cell table:style-name="ce117" table:formula="of:=IF(MONTH([$AllRad.$A17])=[.I$104];[AllRad.$E17];0)" office:value-type="float" office:value="0" calcext:value-type="float">
            <text:p>0</text:p>
          </table:table-cell>
          <table:table-cell table:style-name="ce117" table:formula="of:=IF(MONTH([$AllRad.$A17])=[.J$104];[AllRad.$E17];0)" office:value-type="float" office:value="0" calcext:value-type="float">
            <text:p>0</text:p>
          </table:table-cell>
          <table:table-cell table:style-name="ce117" table:formula="of:=IF(MONTH([$AllRad.$A17])=[.K$104];[AllRad.$E17];0)" office:value-type="float" office:value="0" calcext:value-type="float">
            <text:p>0</text:p>
          </table:table-cell>
          <table:table-cell table:style-name="ce117" table:formula="of:=IF(MONTH([$AllRad.$A17])=[.L$104];[AllRad.$E17];0)" office:value-type="float" office:value="0" calcext:value-type="float">
            <text:p>0</text:p>
          </table:table-cell>
          <table:table-cell table:style-name="ce117" table:formula="of:=IF(MONTH([$AllRad.$A17])=[.M$104];[AllRad.$E17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18])=[.B$104];[AllRad.$E18];0)" office:value-type="float" office:value="0" calcext:value-type="float">
            <text:p>0</text:p>
          </table:table-cell>
          <table:table-cell table:style-name="ce117" table:formula="of:=IF(MONTH([$AllRad.$A18])=[.C$104];[AllRad.$E18];0)" office:value-type="float" office:value="0" calcext:value-type="float">
            <text:p>0</text:p>
          </table:table-cell>
          <table:table-cell table:style-name="ce117" table:formula="of:=IF(MONTH([$AllRad.$A18])=[.D$104];[AllRad.$E18];0)" office:value-type="float" office:value="0" calcext:value-type="float">
            <text:p>0</text:p>
          </table:table-cell>
          <table:table-cell table:style-name="ce117" table:formula="of:=IF(MONTH([$AllRad.$A18])=[.E$104];[AllRad.$E18];0)" office:value-type="float" office:value="0" calcext:value-type="float">
            <text:p>0</text:p>
          </table:table-cell>
          <table:table-cell table:style-name="ce117" table:formula="of:=IF(MONTH([$AllRad.$A18])=[.F$104];[AllRad.$E18];0)" office:value-type="float" office:value="0" calcext:value-type="float">
            <text:p>0</text:p>
          </table:table-cell>
          <table:table-cell table:style-name="ce117" table:formula="of:=IF(MONTH([$AllRad.$A18])=[.G$104];[AllRad.$E18];0)" office:value-type="float" office:value="0" calcext:value-type="float">
            <text:p>0</text:p>
          </table:table-cell>
          <table:table-cell table:style-name="ce117" table:formula="of:=IF(MONTH([$AllRad.$A18])=[.H$104];[AllRad.$E18];0)" office:value-type="float" office:value="0" calcext:value-type="float">
            <text:p>0</text:p>
          </table:table-cell>
          <table:table-cell table:style-name="ce117" table:formula="of:=IF(MONTH([$AllRad.$A18])=[.I$104];[AllRad.$E18];0)" office:value-type="float" office:value="0" calcext:value-type="float">
            <text:p>0</text:p>
          </table:table-cell>
          <table:table-cell table:style-name="ce117" table:formula="of:=IF(MONTH([$AllRad.$A18])=[.J$104];[AllRad.$E18];0)" office:value-type="float" office:value="0" calcext:value-type="float">
            <text:p>0</text:p>
          </table:table-cell>
          <table:table-cell table:style-name="ce117" table:formula="of:=IF(MONTH([$AllRad.$A18])=[.K$104];[AllRad.$E18];0)" office:value-type="float" office:value="0" calcext:value-type="float">
            <text:p>0</text:p>
          </table:table-cell>
          <table:table-cell table:style-name="ce117" table:formula="of:=IF(MONTH([$AllRad.$A18])=[.L$104];[AllRad.$E18];0)" office:value-type="float" office:value="0" calcext:value-type="float">
            <text:p>0</text:p>
          </table:table-cell>
          <table:table-cell table:style-name="ce117" table:formula="of:=IF(MONTH([$AllRad.$A18])=[.M$104];[AllRad.$E18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19])=[.B$104];[AllRad.$E19];0)" office:value-type="float" office:value="0" calcext:value-type="float">
            <text:p>0</text:p>
          </table:table-cell>
          <table:table-cell table:style-name="ce117" table:formula="of:=IF(MONTH([$AllRad.$A19])=[.C$104];[AllRad.$E19];0)" office:value-type="float" office:value="0" calcext:value-type="float">
            <text:p>0</text:p>
          </table:table-cell>
          <table:table-cell table:style-name="ce117" table:formula="of:=IF(MONTH([$AllRad.$A19])=[.D$104];[AllRad.$E19];0)" office:value-type="float" office:value="0" calcext:value-type="float">
            <text:p>0</text:p>
          </table:table-cell>
          <table:table-cell table:style-name="ce117" table:formula="of:=IF(MONTH([$AllRad.$A19])=[.E$104];[AllRad.$E19];0)" office:value-type="float" office:value="0" calcext:value-type="float">
            <text:p>0</text:p>
          </table:table-cell>
          <table:table-cell table:style-name="ce117" table:formula="of:=IF(MONTH([$AllRad.$A19])=[.F$104];[AllRad.$E19];0)" office:value-type="float" office:value="0" calcext:value-type="float">
            <text:p>0</text:p>
          </table:table-cell>
          <table:table-cell table:style-name="ce117" table:formula="of:=IF(MONTH([$AllRad.$A19])=[.G$104];[AllRad.$E19];0)" office:value-type="float" office:value="0" calcext:value-type="float">
            <text:p>0</text:p>
          </table:table-cell>
          <table:table-cell table:style-name="ce117" table:formula="of:=IF(MONTH([$AllRad.$A19])=[.H$104];[AllRad.$E19];0)" office:value-type="float" office:value="0" calcext:value-type="float">
            <text:p>0</text:p>
          </table:table-cell>
          <table:table-cell table:style-name="ce117" table:formula="of:=IF(MONTH([$AllRad.$A19])=[.I$104];[AllRad.$E19];0)" office:value-type="float" office:value="0" calcext:value-type="float">
            <text:p>0</text:p>
          </table:table-cell>
          <table:table-cell table:style-name="ce117" table:formula="of:=IF(MONTH([$AllRad.$A19])=[.J$104];[AllRad.$E19];0)" office:value-type="float" office:value="0" calcext:value-type="float">
            <text:p>0</text:p>
          </table:table-cell>
          <table:table-cell table:style-name="ce117" table:formula="of:=IF(MONTH([$AllRad.$A19])=[.K$104];[AllRad.$E19];0)" office:value-type="float" office:value="0" calcext:value-type="float">
            <text:p>0</text:p>
          </table:table-cell>
          <table:table-cell table:style-name="ce117" table:formula="of:=IF(MONTH([$AllRad.$A19])=[.L$104];[AllRad.$E19];0)" office:value-type="float" office:value="0" calcext:value-type="float">
            <text:p>0</text:p>
          </table:table-cell>
          <table:table-cell table:style-name="ce117" table:formula="of:=IF(MONTH([$AllRad.$A19])=[.M$104];[AllRad.$E19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20])=[.B$104];[AllRad.$E20];0)" office:value-type="float" office:value="0" calcext:value-type="float">
            <text:p>0</text:p>
          </table:table-cell>
          <table:table-cell table:style-name="ce117" table:formula="of:=IF(MONTH([$AllRad.$A20])=[.C$104];[AllRad.$E20];0)" office:value-type="float" office:value="0" calcext:value-type="float">
            <text:p>0</text:p>
          </table:table-cell>
          <table:table-cell table:style-name="ce117" table:formula="of:=IF(MONTH([$AllRad.$A20])=[.D$104];[AllRad.$E20];0)" office:value-type="float" office:value="0" calcext:value-type="float">
            <text:p>0</text:p>
          </table:table-cell>
          <table:table-cell table:style-name="ce117" table:formula="of:=IF(MONTH([$AllRad.$A20])=[.E$104];[AllRad.$E20];0)" office:value-type="float" office:value="0" calcext:value-type="float">
            <text:p>0</text:p>
          </table:table-cell>
          <table:table-cell table:style-name="ce117" table:formula="of:=IF(MONTH([$AllRad.$A20])=[.F$104];[AllRad.$E20];0)" office:value-type="float" office:value="0" calcext:value-type="float">
            <text:p>0</text:p>
          </table:table-cell>
          <table:table-cell table:style-name="ce117" table:formula="of:=IF(MONTH([$AllRad.$A20])=[.G$104];[AllRad.$E20];0)" office:value-type="float" office:value="0" calcext:value-type="float">
            <text:p>0</text:p>
          </table:table-cell>
          <table:table-cell table:style-name="ce117" table:formula="of:=IF(MONTH([$AllRad.$A20])=[.H$104];[AllRad.$E20];0)" office:value-type="float" office:value="0" calcext:value-type="float">
            <text:p>0</text:p>
          </table:table-cell>
          <table:table-cell table:style-name="ce117" table:formula="of:=IF(MONTH([$AllRad.$A20])=[.I$104];[AllRad.$E20];0)" office:value-type="float" office:value="0" calcext:value-type="float">
            <text:p>0</text:p>
          </table:table-cell>
          <table:table-cell table:style-name="ce117" table:formula="of:=IF(MONTH([$AllRad.$A20])=[.J$104];[AllRad.$E20];0)" office:value-type="float" office:value="0" calcext:value-type="float">
            <text:p>0</text:p>
          </table:table-cell>
          <table:table-cell table:style-name="ce117" table:formula="of:=IF(MONTH([$AllRad.$A20])=[.K$104];[AllRad.$E20];0)" office:value-type="float" office:value="0" calcext:value-type="float">
            <text:p>0</text:p>
          </table:table-cell>
          <table:table-cell table:style-name="ce117" table:formula="of:=IF(MONTH([$AllRad.$A20])=[.L$104];[AllRad.$E20];0)" office:value-type="float" office:value="0" calcext:value-type="float">
            <text:p>0</text:p>
          </table:table-cell>
          <table:table-cell table:style-name="ce117" table:formula="of:=IF(MONTH([$AllRad.$A20])=[.M$104];[AllRad.$E20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21])=[.B$104];[AllRad.$E21];0)" office:value-type="float" office:value="0" calcext:value-type="float">
            <text:p>0</text:p>
          </table:table-cell>
          <table:table-cell table:style-name="ce117" table:formula="of:=IF(MONTH([$AllRad.$A21])=[.C$104];[AllRad.$E21];0)" office:value-type="float" office:value="0" calcext:value-type="float">
            <text:p>0</text:p>
          </table:table-cell>
          <table:table-cell table:style-name="ce117" table:formula="of:=IF(MONTH([$AllRad.$A21])=[.D$104];[AllRad.$E21];0)" office:value-type="float" office:value="0" calcext:value-type="float">
            <text:p>0</text:p>
          </table:table-cell>
          <table:table-cell table:style-name="ce117" table:formula="of:=IF(MONTH([$AllRad.$A21])=[.E$104];[AllRad.$E21];0)" office:value-type="float" office:value="0" calcext:value-type="float">
            <text:p>0</text:p>
          </table:table-cell>
          <table:table-cell table:style-name="ce117" table:formula="of:=IF(MONTH([$AllRad.$A21])=[.F$104];[AllRad.$E21];0)" office:value-type="float" office:value="0" calcext:value-type="float">
            <text:p>0</text:p>
          </table:table-cell>
          <table:table-cell table:style-name="ce117" table:formula="of:=IF(MONTH([$AllRad.$A21])=[.G$104];[AllRad.$E21];0)" office:value-type="float" office:value="0" calcext:value-type="float">
            <text:p>0</text:p>
          </table:table-cell>
          <table:table-cell table:style-name="ce117" table:formula="of:=IF(MONTH([$AllRad.$A21])=[.H$104];[AllRad.$E21];0)" office:value-type="float" office:value="0" calcext:value-type="float">
            <text:p>0</text:p>
          </table:table-cell>
          <table:table-cell table:style-name="ce117" table:formula="of:=IF(MONTH([$AllRad.$A21])=[.I$104];[AllRad.$E21];0)" office:value-type="float" office:value="0" calcext:value-type="float">
            <text:p>0</text:p>
          </table:table-cell>
          <table:table-cell table:style-name="ce117" table:formula="of:=IF(MONTH([$AllRad.$A21])=[.J$104];[AllRad.$E21];0)" office:value-type="float" office:value="0" calcext:value-type="float">
            <text:p>0</text:p>
          </table:table-cell>
          <table:table-cell table:style-name="ce117" table:formula="of:=IF(MONTH([$AllRad.$A21])=[.K$104];[AllRad.$E21];0)" office:value-type="float" office:value="0" calcext:value-type="float">
            <text:p>0</text:p>
          </table:table-cell>
          <table:table-cell table:style-name="ce117" table:formula="of:=IF(MONTH([$AllRad.$A21])=[.L$104];[AllRad.$E21];0)" office:value-type="float" office:value="0" calcext:value-type="float">
            <text:p>0</text:p>
          </table:table-cell>
          <table:table-cell table:style-name="ce117" table:formula="of:=IF(MONTH([$AllRad.$A21])=[.M$104];[AllRad.$E21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22])=[.B$104];[AllRad.$E22];0)" office:value-type="float" office:value="0" calcext:value-type="float">
            <text:p>0</text:p>
          </table:table-cell>
          <table:table-cell table:style-name="ce117" table:formula="of:=IF(MONTH([$AllRad.$A22])=[.C$104];[AllRad.$E22];0)" office:value-type="float" office:value="0" calcext:value-type="float">
            <text:p>0</text:p>
          </table:table-cell>
          <table:table-cell table:style-name="ce117" table:formula="of:=IF(MONTH([$AllRad.$A22])=[.D$104];[AllRad.$E22];0)" office:value-type="float" office:value="0" calcext:value-type="float">
            <text:p>0</text:p>
          </table:table-cell>
          <table:table-cell table:style-name="ce117" table:formula="of:=IF(MONTH([$AllRad.$A22])=[.E$104];[AllRad.$E22];0)" office:value-type="float" office:value="0" calcext:value-type="float">
            <text:p>0</text:p>
          </table:table-cell>
          <table:table-cell table:style-name="ce117" table:formula="of:=IF(MONTH([$AllRad.$A22])=[.F$104];[AllRad.$E22];0)" office:value-type="float" office:value="0" calcext:value-type="float">
            <text:p>0</text:p>
          </table:table-cell>
          <table:table-cell table:style-name="ce117" table:formula="of:=IF(MONTH([$AllRad.$A22])=[.G$104];[AllRad.$E22];0)" office:value-type="float" office:value="0" calcext:value-type="float">
            <text:p>0</text:p>
          </table:table-cell>
          <table:table-cell table:style-name="ce117" table:formula="of:=IF(MONTH([$AllRad.$A22])=[.H$104];[AllRad.$E22];0)" office:value-type="float" office:value="0" calcext:value-type="float">
            <text:p>0</text:p>
          </table:table-cell>
          <table:table-cell table:style-name="ce117" table:formula="of:=IF(MONTH([$AllRad.$A22])=[.I$104];[AllRad.$E22];0)" office:value-type="float" office:value="0" calcext:value-type="float">
            <text:p>0</text:p>
          </table:table-cell>
          <table:table-cell table:style-name="ce117" table:formula="of:=IF(MONTH([$AllRad.$A22])=[.J$104];[AllRad.$E22];0)" office:value-type="float" office:value="0" calcext:value-type="float">
            <text:p>0</text:p>
          </table:table-cell>
          <table:table-cell table:style-name="ce117" table:formula="of:=IF(MONTH([$AllRad.$A22])=[.K$104];[AllRad.$E22];0)" office:value-type="float" office:value="0" calcext:value-type="float">
            <text:p>0</text:p>
          </table:table-cell>
          <table:table-cell table:style-name="ce117" table:formula="of:=IF(MONTH([$AllRad.$A22])=[.L$104];[AllRad.$E22];0)" office:value-type="float" office:value="0" calcext:value-type="float">
            <text:p>0</text:p>
          </table:table-cell>
          <table:table-cell table:style-name="ce117" table:formula="of:=IF(MONTH([$AllRad.$A22])=[.M$104];[AllRad.$E22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23])=[.B$104];[AllRad.$E23];0)" office:value-type="float" office:value="0" calcext:value-type="float">
            <text:p>0</text:p>
          </table:table-cell>
          <table:table-cell table:style-name="ce117" table:formula="of:=IF(MONTH([$AllRad.$A23])=[.C$104];[AllRad.$E23];0)" office:value-type="float" office:value="0" calcext:value-type="float">
            <text:p>0</text:p>
          </table:table-cell>
          <table:table-cell table:style-name="ce117" table:formula="of:=IF(MONTH([$AllRad.$A23])=[.D$104];[AllRad.$E23];0)" office:value-type="float" office:value="0" calcext:value-type="float">
            <text:p>0</text:p>
          </table:table-cell>
          <table:table-cell table:style-name="ce117" table:formula="of:=IF(MONTH([$AllRad.$A23])=[.E$104];[AllRad.$E23];0)" office:value-type="float" office:value="0" calcext:value-type="float">
            <text:p>0</text:p>
          </table:table-cell>
          <table:table-cell table:style-name="ce117" table:formula="of:=IF(MONTH([$AllRad.$A23])=[.F$104];[AllRad.$E23];0)" office:value-type="float" office:value="0" calcext:value-type="float">
            <text:p>0</text:p>
          </table:table-cell>
          <table:table-cell table:style-name="ce117" table:formula="of:=IF(MONTH([$AllRad.$A23])=[.G$104];[AllRad.$E23];0)" office:value-type="float" office:value="0" calcext:value-type="float">
            <text:p>0</text:p>
          </table:table-cell>
          <table:table-cell table:style-name="ce117" table:formula="of:=IF(MONTH([$AllRad.$A23])=[.H$104];[AllRad.$E23];0)" office:value-type="float" office:value="0" calcext:value-type="float">
            <text:p>0</text:p>
          </table:table-cell>
          <table:table-cell table:style-name="ce117" table:formula="of:=IF(MONTH([$AllRad.$A23])=[.I$104];[AllRad.$E23];0)" office:value-type="float" office:value="0" calcext:value-type="float">
            <text:p>0</text:p>
          </table:table-cell>
          <table:table-cell table:style-name="ce117" table:formula="of:=IF(MONTH([$AllRad.$A23])=[.J$104];[AllRad.$E23];0)" office:value-type="float" office:value="0" calcext:value-type="float">
            <text:p>0</text:p>
          </table:table-cell>
          <table:table-cell table:style-name="ce117" table:formula="of:=IF(MONTH([$AllRad.$A23])=[.K$104];[AllRad.$E23];0)" office:value-type="float" office:value="0" calcext:value-type="float">
            <text:p>0</text:p>
          </table:table-cell>
          <table:table-cell table:style-name="ce117" table:formula="of:=IF(MONTH([$AllRad.$A23])=[.L$104];[AllRad.$E23];0)" office:value-type="float" office:value="0" calcext:value-type="float">
            <text:p>0</text:p>
          </table:table-cell>
          <table:table-cell table:style-name="ce117" table:formula="of:=IF(MONTH([$AllRad.$A23])=[.M$104];[AllRad.$E23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24])=[.B$104];[AllRad.$E24];0)" office:value-type="float" office:value="0" calcext:value-type="float">
            <text:p>0</text:p>
          </table:table-cell>
          <table:table-cell table:style-name="ce117" table:formula="of:=IF(MONTH([$AllRad.$A24])=[.C$104];[AllRad.$E24];0)" office:value-type="float" office:value="0" calcext:value-type="float">
            <text:p>0</text:p>
          </table:table-cell>
          <table:table-cell table:style-name="ce117" table:formula="of:=IF(MONTH([$AllRad.$A24])=[.D$104];[AllRad.$E24];0)" office:value-type="float" office:value="0" calcext:value-type="float">
            <text:p>0</text:p>
          </table:table-cell>
          <table:table-cell table:style-name="ce117" table:formula="of:=IF(MONTH([$AllRad.$A24])=[.E$104];[AllRad.$E24];0)" office:value-type="float" office:value="0" calcext:value-type="float">
            <text:p>0</text:p>
          </table:table-cell>
          <table:table-cell table:style-name="ce117" table:formula="of:=IF(MONTH([$AllRad.$A24])=[.F$104];[AllRad.$E24];0)" office:value-type="float" office:value="0" calcext:value-type="float">
            <text:p>0</text:p>
          </table:table-cell>
          <table:table-cell table:style-name="ce117" table:formula="of:=IF(MONTH([$AllRad.$A24])=[.G$104];[AllRad.$E24];0)" office:value-type="float" office:value="0" calcext:value-type="float">
            <text:p>0</text:p>
          </table:table-cell>
          <table:table-cell table:style-name="ce117" table:formula="of:=IF(MONTH([$AllRad.$A24])=[.H$104];[AllRad.$E24];0)" office:value-type="float" office:value="0" calcext:value-type="float">
            <text:p>0</text:p>
          </table:table-cell>
          <table:table-cell table:style-name="ce117" table:formula="of:=IF(MONTH([$AllRad.$A24])=[.I$104];[AllRad.$E24];0)" office:value-type="float" office:value="0" calcext:value-type="float">
            <text:p>0</text:p>
          </table:table-cell>
          <table:table-cell table:style-name="ce117" table:formula="of:=IF(MONTH([$AllRad.$A24])=[.J$104];[AllRad.$E24];0)" office:value-type="float" office:value="0" calcext:value-type="float">
            <text:p>0</text:p>
          </table:table-cell>
          <table:table-cell table:style-name="ce117" table:formula="of:=IF(MONTH([$AllRad.$A24])=[.K$104];[AllRad.$E24];0)" office:value-type="float" office:value="0" calcext:value-type="float">
            <text:p>0</text:p>
          </table:table-cell>
          <table:table-cell table:style-name="ce117" table:formula="of:=IF(MONTH([$AllRad.$A24])=[.L$104];[AllRad.$E24];0)" office:value-type="float" office:value="0" calcext:value-type="float">
            <text:p>0</text:p>
          </table:table-cell>
          <table:table-cell table:style-name="ce117" table:formula="of:=IF(MONTH([$AllRad.$A24])=[.M$104];[AllRad.$E24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25])=[.B$104];[AllRad.$E25];0)" office:value-type="float" office:value="0" calcext:value-type="float">
            <text:p>0</text:p>
          </table:table-cell>
          <table:table-cell table:style-name="ce117" table:formula="of:=IF(MONTH([$AllRad.$A25])=[.C$104];[AllRad.$E25];0)" office:value-type="float" office:value="0" calcext:value-type="float">
            <text:p>0</text:p>
          </table:table-cell>
          <table:table-cell table:style-name="ce117" table:formula="of:=IF(MONTH([$AllRad.$A25])=[.D$104];[AllRad.$E25];0)" office:value-type="float" office:value="0" calcext:value-type="float">
            <text:p>0</text:p>
          </table:table-cell>
          <table:table-cell table:style-name="ce117" table:formula="of:=IF(MONTH([$AllRad.$A25])=[.E$104];[AllRad.$E25];0)" office:value-type="float" office:value="0" calcext:value-type="float">
            <text:p>0</text:p>
          </table:table-cell>
          <table:table-cell table:style-name="ce117" table:formula="of:=IF(MONTH([$AllRad.$A25])=[.F$104];[AllRad.$E25];0)" office:value-type="float" office:value="0" calcext:value-type="float">
            <text:p>0</text:p>
          </table:table-cell>
          <table:table-cell table:style-name="ce117" table:formula="of:=IF(MONTH([$AllRad.$A25])=[.G$104];[AllRad.$E25];0)" office:value-type="float" office:value="0" calcext:value-type="float">
            <text:p>0</text:p>
          </table:table-cell>
          <table:table-cell table:style-name="ce117" table:formula="of:=IF(MONTH([$AllRad.$A25])=[.H$104];[AllRad.$E25];0)" office:value-type="float" office:value="0" calcext:value-type="float">
            <text:p>0</text:p>
          </table:table-cell>
          <table:table-cell table:style-name="ce117" table:formula="of:=IF(MONTH([$AllRad.$A25])=[.I$104];[AllRad.$E25];0)" office:value-type="float" office:value="0" calcext:value-type="float">
            <text:p>0</text:p>
          </table:table-cell>
          <table:table-cell table:style-name="ce117" table:formula="of:=IF(MONTH([$AllRad.$A25])=[.J$104];[AllRad.$E25];0)" office:value-type="float" office:value="0" calcext:value-type="float">
            <text:p>0</text:p>
          </table:table-cell>
          <table:table-cell table:style-name="ce117" table:formula="of:=IF(MONTH([$AllRad.$A25])=[.K$104];[AllRad.$E25];0)" office:value-type="float" office:value="0" calcext:value-type="float">
            <text:p>0</text:p>
          </table:table-cell>
          <table:table-cell table:style-name="ce117" table:formula="of:=IF(MONTH([$AllRad.$A25])=[.L$104];[AllRad.$E25];0)" office:value-type="float" office:value="0" calcext:value-type="float">
            <text:p>0</text:p>
          </table:table-cell>
          <table:table-cell table:style-name="ce117" table:formula="of:=IF(MONTH([$AllRad.$A25])=[.M$104];[AllRad.$E25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26])=[.B$104];[AllRad.$E26];0)" office:value-type="float" office:value="0" calcext:value-type="float">
            <text:p>0</text:p>
          </table:table-cell>
          <table:table-cell table:style-name="ce117" table:formula="of:=IF(MONTH([$AllRad.$A26])=[.C$104];[AllRad.$E26];0)" office:value-type="float" office:value="0" calcext:value-type="float">
            <text:p>0</text:p>
          </table:table-cell>
          <table:table-cell table:style-name="ce117" table:formula="of:=IF(MONTH([$AllRad.$A26])=[.D$104];[AllRad.$E26];0)" office:value-type="float" office:value="0" calcext:value-type="float">
            <text:p>0</text:p>
          </table:table-cell>
          <table:table-cell table:style-name="ce117" table:formula="of:=IF(MONTH([$AllRad.$A26])=[.E$104];[AllRad.$E26];0)" office:value-type="float" office:value="0" calcext:value-type="float">
            <text:p>0</text:p>
          </table:table-cell>
          <table:table-cell table:style-name="ce117" table:formula="of:=IF(MONTH([$AllRad.$A26])=[.F$104];[AllRad.$E26];0)" office:value-type="float" office:value="0" calcext:value-type="float">
            <text:p>0</text:p>
          </table:table-cell>
          <table:table-cell table:style-name="ce117" table:formula="of:=IF(MONTH([$AllRad.$A26])=[.G$104];[AllRad.$E26];0)" office:value-type="float" office:value="0" calcext:value-type="float">
            <text:p>0</text:p>
          </table:table-cell>
          <table:table-cell table:style-name="ce117" table:formula="of:=IF(MONTH([$AllRad.$A26])=[.H$104];[AllRad.$E26];0)" office:value-type="float" office:value="0" calcext:value-type="float">
            <text:p>0</text:p>
          </table:table-cell>
          <table:table-cell table:style-name="ce117" table:formula="of:=IF(MONTH([$AllRad.$A26])=[.I$104];[AllRad.$E26];0)" office:value-type="float" office:value="0" calcext:value-type="float">
            <text:p>0</text:p>
          </table:table-cell>
          <table:table-cell table:style-name="ce117" table:formula="of:=IF(MONTH([$AllRad.$A26])=[.J$104];[AllRad.$E26];0)" office:value-type="float" office:value="0" calcext:value-type="float">
            <text:p>0</text:p>
          </table:table-cell>
          <table:table-cell table:style-name="ce117" table:formula="of:=IF(MONTH([$AllRad.$A26])=[.K$104];[AllRad.$E26];0)" office:value-type="float" office:value="0" calcext:value-type="float">
            <text:p>0</text:p>
          </table:table-cell>
          <table:table-cell table:style-name="ce117" table:formula="of:=IF(MONTH([$AllRad.$A26])=[.L$104];[AllRad.$E26];0)" office:value-type="float" office:value="0" calcext:value-type="float">
            <text:p>0</text:p>
          </table:table-cell>
          <table:table-cell table:style-name="ce117" table:formula="of:=IF(MONTH([$AllRad.$A26])=[.M$104];[AllRad.$E26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27])=[.B$104];[AllRad.$E27];0)" office:value-type="float" office:value="0" calcext:value-type="float">
            <text:p>0</text:p>
          </table:table-cell>
          <table:table-cell table:style-name="ce117" table:formula="of:=IF(MONTH([$AllRad.$A27])=[.C$104];[AllRad.$E27];0)" office:value-type="float" office:value="0" calcext:value-type="float">
            <text:p>0</text:p>
          </table:table-cell>
          <table:table-cell table:style-name="ce117" table:formula="of:=IF(MONTH([$AllRad.$A27])=[.D$104];[AllRad.$E27];0)" office:value-type="float" office:value="0" calcext:value-type="float">
            <text:p>0</text:p>
          </table:table-cell>
          <table:table-cell table:style-name="ce117" table:formula="of:=IF(MONTH([$AllRad.$A27])=[.E$104];[AllRad.$E27];0)" office:value-type="float" office:value="0" calcext:value-type="float">
            <text:p>0</text:p>
          </table:table-cell>
          <table:table-cell table:style-name="ce117" table:formula="of:=IF(MONTH([$AllRad.$A27])=[.F$104];[AllRad.$E27];0)" office:value-type="float" office:value="0" calcext:value-type="float">
            <text:p>0</text:p>
          </table:table-cell>
          <table:table-cell table:style-name="ce117" table:formula="of:=IF(MONTH([$AllRad.$A27])=[.G$104];[AllRad.$E27];0)" office:value-type="float" office:value="0" calcext:value-type="float">
            <text:p>0</text:p>
          </table:table-cell>
          <table:table-cell table:style-name="ce117" table:formula="of:=IF(MONTH([$AllRad.$A27])=[.H$104];[AllRad.$E27];0)" office:value-type="float" office:value="0" calcext:value-type="float">
            <text:p>0</text:p>
          </table:table-cell>
          <table:table-cell table:style-name="ce117" table:formula="of:=IF(MONTH([$AllRad.$A27])=[.I$104];[AllRad.$E27];0)" office:value-type="float" office:value="0" calcext:value-type="float">
            <text:p>0</text:p>
          </table:table-cell>
          <table:table-cell table:style-name="ce117" table:formula="of:=IF(MONTH([$AllRad.$A27])=[.J$104];[AllRad.$E27];0)" office:value-type="float" office:value="0" calcext:value-type="float">
            <text:p>0</text:p>
          </table:table-cell>
          <table:table-cell table:style-name="ce117" table:formula="of:=IF(MONTH([$AllRad.$A27])=[.K$104];[AllRad.$E27];0)" office:value-type="float" office:value="0" calcext:value-type="float">
            <text:p>0</text:p>
          </table:table-cell>
          <table:table-cell table:style-name="ce117" table:formula="of:=IF(MONTH([$AllRad.$A27])=[.L$104];[AllRad.$E27];0)" office:value-type="float" office:value="0" calcext:value-type="float">
            <text:p>0</text:p>
          </table:table-cell>
          <table:table-cell table:style-name="ce117" table:formula="of:=IF(MONTH([$AllRad.$A27])=[.M$104];[AllRad.$E27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28])=[.B$104];[AllRad.$E28];0)" office:value-type="float" office:value="0" calcext:value-type="float">
            <text:p>0</text:p>
          </table:table-cell>
          <table:table-cell table:style-name="ce117" table:formula="of:=IF(MONTH([$AllRad.$A28])=[.C$104];[AllRad.$E28];0)" office:value-type="float" office:value="0" calcext:value-type="float">
            <text:p>0</text:p>
          </table:table-cell>
          <table:table-cell table:style-name="ce117" table:formula="of:=IF(MONTH([$AllRad.$A28])=[.D$104];[AllRad.$E28];0)" office:value-type="float" office:value="0" calcext:value-type="float">
            <text:p>0</text:p>
          </table:table-cell>
          <table:table-cell table:style-name="ce117" table:formula="of:=IF(MONTH([$AllRad.$A28])=[.E$104];[AllRad.$E28];0)" office:value-type="float" office:value="0" calcext:value-type="float">
            <text:p>0</text:p>
          </table:table-cell>
          <table:table-cell table:style-name="ce117" table:formula="of:=IF(MONTH([$AllRad.$A28])=[.F$104];[AllRad.$E28];0)" office:value-type="float" office:value="0" calcext:value-type="float">
            <text:p>0</text:p>
          </table:table-cell>
          <table:table-cell table:style-name="ce117" table:formula="of:=IF(MONTH([$AllRad.$A28])=[.G$104];[AllRad.$E28];0)" office:value-type="float" office:value="0" calcext:value-type="float">
            <text:p>0</text:p>
          </table:table-cell>
          <table:table-cell table:style-name="ce117" table:formula="of:=IF(MONTH([$AllRad.$A28])=[.H$104];[AllRad.$E28];0)" office:value-type="float" office:value="0" calcext:value-type="float">
            <text:p>0</text:p>
          </table:table-cell>
          <table:table-cell table:style-name="ce117" table:formula="of:=IF(MONTH([$AllRad.$A28])=[.I$104];[AllRad.$E28];0)" office:value-type="float" office:value="0" calcext:value-type="float">
            <text:p>0</text:p>
          </table:table-cell>
          <table:table-cell table:style-name="ce117" table:formula="of:=IF(MONTH([$AllRad.$A28])=[.J$104];[AllRad.$E28];0)" office:value-type="float" office:value="0" calcext:value-type="float">
            <text:p>0</text:p>
          </table:table-cell>
          <table:table-cell table:style-name="ce117" table:formula="of:=IF(MONTH([$AllRad.$A28])=[.K$104];[AllRad.$E28];0)" office:value-type="float" office:value="0" calcext:value-type="float">
            <text:p>0</text:p>
          </table:table-cell>
          <table:table-cell table:style-name="ce117" table:formula="of:=IF(MONTH([$AllRad.$A28])=[.L$104];[AllRad.$E28];0)" office:value-type="float" office:value="0" calcext:value-type="float">
            <text:p>0</text:p>
          </table:table-cell>
          <table:table-cell table:style-name="ce117" table:formula="of:=IF(MONTH([$AllRad.$A28])=[.M$104];[AllRad.$E28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29])=[.B$104];[AllRad.$E29];0)" office:value-type="float" office:value="0" calcext:value-type="float">
            <text:p>0</text:p>
          </table:table-cell>
          <table:table-cell table:style-name="ce117" table:formula="of:=IF(MONTH([$AllRad.$A29])=[.C$104];[AllRad.$E29];0)" office:value-type="float" office:value="0" calcext:value-type="float">
            <text:p>0</text:p>
          </table:table-cell>
          <table:table-cell table:style-name="ce117" table:formula="of:=IF(MONTH([$AllRad.$A29])=[.D$104];[AllRad.$E29];0)" office:value-type="float" office:value="0" calcext:value-type="float">
            <text:p>0</text:p>
          </table:table-cell>
          <table:table-cell table:style-name="ce117" table:formula="of:=IF(MONTH([$AllRad.$A29])=[.E$104];[AllRad.$E29];0)" office:value-type="float" office:value="0" calcext:value-type="float">
            <text:p>0</text:p>
          </table:table-cell>
          <table:table-cell table:style-name="ce117" table:formula="of:=IF(MONTH([$AllRad.$A29])=[.F$104];[AllRad.$E29];0)" office:value-type="float" office:value="0" calcext:value-type="float">
            <text:p>0</text:p>
          </table:table-cell>
          <table:table-cell table:style-name="ce117" table:formula="of:=IF(MONTH([$AllRad.$A29])=[.G$104];[AllRad.$E29];0)" office:value-type="float" office:value="0" calcext:value-type="float">
            <text:p>0</text:p>
          </table:table-cell>
          <table:table-cell table:style-name="ce117" table:formula="of:=IF(MONTH([$AllRad.$A29])=[.H$104];[AllRad.$E29];0)" office:value-type="float" office:value="0" calcext:value-type="float">
            <text:p>0</text:p>
          </table:table-cell>
          <table:table-cell table:style-name="ce117" table:formula="of:=IF(MONTH([$AllRad.$A29])=[.I$104];[AllRad.$E29];0)" office:value-type="float" office:value="0" calcext:value-type="float">
            <text:p>0</text:p>
          </table:table-cell>
          <table:table-cell table:style-name="ce117" table:formula="of:=IF(MONTH([$AllRad.$A29])=[.J$104];[AllRad.$E29];0)" office:value-type="float" office:value="0" calcext:value-type="float">
            <text:p>0</text:p>
          </table:table-cell>
          <table:table-cell table:style-name="ce117" table:formula="of:=IF(MONTH([$AllRad.$A29])=[.K$104];[AllRad.$E29];0)" office:value-type="float" office:value="0" calcext:value-type="float">
            <text:p>0</text:p>
          </table:table-cell>
          <table:table-cell table:style-name="ce117" table:formula="of:=IF(MONTH([$AllRad.$A29])=[.L$104];[AllRad.$E29];0)" office:value-type="float" office:value="0" calcext:value-type="float">
            <text:p>0</text:p>
          </table:table-cell>
          <table:table-cell table:style-name="ce117" table:formula="of:=IF(MONTH([$AllRad.$A29])=[.M$104];[AllRad.$E29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30])=[.B$104];[AllRad.$E30];0)" office:value-type="float" office:value="0" calcext:value-type="float">
            <text:p>0</text:p>
          </table:table-cell>
          <table:table-cell table:style-name="ce117" table:formula="of:=IF(MONTH([$AllRad.$A30])=[.C$104];[AllRad.$E30];0)" office:value-type="float" office:value="0" calcext:value-type="float">
            <text:p>0</text:p>
          </table:table-cell>
          <table:table-cell table:style-name="ce117" table:formula="of:=IF(MONTH([$AllRad.$A30])=[.D$104];[AllRad.$E30];0)" office:value-type="float" office:value="0" calcext:value-type="float">
            <text:p>0</text:p>
          </table:table-cell>
          <table:table-cell table:style-name="ce117" table:formula="of:=IF(MONTH([$AllRad.$A30])=[.E$104];[AllRad.$E30];0)" office:value-type="float" office:value="0" calcext:value-type="float">
            <text:p>0</text:p>
          </table:table-cell>
          <table:table-cell table:style-name="ce117" table:formula="of:=IF(MONTH([$AllRad.$A30])=[.F$104];[AllRad.$E30];0)" office:value-type="float" office:value="0" calcext:value-type="float">
            <text:p>0</text:p>
          </table:table-cell>
          <table:table-cell table:style-name="ce117" table:formula="of:=IF(MONTH([$AllRad.$A30])=[.G$104];[AllRad.$E30];0)" office:value-type="float" office:value="0" calcext:value-type="float">
            <text:p>0</text:p>
          </table:table-cell>
          <table:table-cell table:style-name="ce117" table:formula="of:=IF(MONTH([$AllRad.$A30])=[.H$104];[AllRad.$E30];0)" office:value-type="float" office:value="0" calcext:value-type="float">
            <text:p>0</text:p>
          </table:table-cell>
          <table:table-cell table:style-name="ce117" table:formula="of:=IF(MONTH([$AllRad.$A30])=[.I$104];[AllRad.$E30];0)" office:value-type="float" office:value="0" calcext:value-type="float">
            <text:p>0</text:p>
          </table:table-cell>
          <table:table-cell table:style-name="ce117" table:formula="of:=IF(MONTH([$AllRad.$A30])=[.J$104];[AllRad.$E30];0)" office:value-type="float" office:value="0" calcext:value-type="float">
            <text:p>0</text:p>
          </table:table-cell>
          <table:table-cell table:style-name="ce117" table:formula="of:=IF(MONTH([$AllRad.$A30])=[.K$104];[AllRad.$E30];0)" office:value-type="float" office:value="0" calcext:value-type="float">
            <text:p>0</text:p>
          </table:table-cell>
          <table:table-cell table:style-name="ce117" table:formula="of:=IF(MONTH([$AllRad.$A30])=[.L$104];[AllRad.$E30];0)" office:value-type="float" office:value="0" calcext:value-type="float">
            <text:p>0</text:p>
          </table:table-cell>
          <table:table-cell table:style-name="ce117" table:formula="of:=IF(MONTH([$AllRad.$A30])=[.M$104];[AllRad.$E30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31])=[.B$104];[AllRad.$E31];0)" office:value-type="float" office:value="0" calcext:value-type="float">
            <text:p>0</text:p>
          </table:table-cell>
          <table:table-cell table:style-name="ce117" table:formula="of:=IF(MONTH([$AllRad.$A31])=[.C$104];[AllRad.$E31];0)" office:value-type="float" office:value="0" calcext:value-type="float">
            <text:p>0</text:p>
          </table:table-cell>
          <table:table-cell table:style-name="ce117" table:formula="of:=IF(MONTH([$AllRad.$A31])=[.D$104];[AllRad.$E31];0)" office:value-type="float" office:value="0" calcext:value-type="float">
            <text:p>0</text:p>
          </table:table-cell>
          <table:table-cell table:style-name="ce117" table:formula="of:=IF(MONTH([$AllRad.$A31])=[.E$104];[AllRad.$E31];0)" office:value-type="float" office:value="0" calcext:value-type="float">
            <text:p>0</text:p>
          </table:table-cell>
          <table:table-cell table:style-name="ce117" table:formula="of:=IF(MONTH([$AllRad.$A31])=[.F$104];[AllRad.$E31];0)" office:value-type="float" office:value="0" calcext:value-type="float">
            <text:p>0</text:p>
          </table:table-cell>
          <table:table-cell table:style-name="ce117" table:formula="of:=IF(MONTH([$AllRad.$A31])=[.G$104];[AllRad.$E31];0)" office:value-type="float" office:value="0" calcext:value-type="float">
            <text:p>0</text:p>
          </table:table-cell>
          <table:table-cell table:style-name="ce117" table:formula="of:=IF(MONTH([$AllRad.$A31])=[.H$104];[AllRad.$E31];0)" office:value-type="float" office:value="0" calcext:value-type="float">
            <text:p>0</text:p>
          </table:table-cell>
          <table:table-cell table:style-name="ce117" table:formula="of:=IF(MONTH([$AllRad.$A31])=[.I$104];[AllRad.$E31];0)" office:value-type="float" office:value="0" calcext:value-type="float">
            <text:p>0</text:p>
          </table:table-cell>
          <table:table-cell table:style-name="ce117" table:formula="of:=IF(MONTH([$AllRad.$A31])=[.J$104];[AllRad.$E31];0)" office:value-type="float" office:value="0" calcext:value-type="float">
            <text:p>0</text:p>
          </table:table-cell>
          <table:table-cell table:style-name="ce117" table:formula="of:=IF(MONTH([$AllRad.$A31])=[.K$104];[AllRad.$E31];0)" office:value-type="float" office:value="0" calcext:value-type="float">
            <text:p>0</text:p>
          </table:table-cell>
          <table:table-cell table:style-name="ce117" table:formula="of:=IF(MONTH([$AllRad.$A31])=[.L$104];[AllRad.$E31];0)" office:value-type="float" office:value="0" calcext:value-type="float">
            <text:p>0</text:p>
          </table:table-cell>
          <table:table-cell table:style-name="ce117" table:formula="of:=IF(MONTH([$AllRad.$A31])=[.M$104];[AllRad.$E31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32])=[.B$104];[AllRad.$E32];0)" office:value-type="float" office:value="0" calcext:value-type="float">
            <text:p>0</text:p>
          </table:table-cell>
          <table:table-cell table:style-name="ce117" table:formula="of:=IF(MONTH([$AllRad.$A32])=[.C$104];[AllRad.$E32];0)" office:value-type="float" office:value="0" calcext:value-type="float">
            <text:p>0</text:p>
          </table:table-cell>
          <table:table-cell table:style-name="ce117" table:formula="of:=IF(MONTH([$AllRad.$A32])=[.D$104];[AllRad.$E32];0)" office:value-type="float" office:value="0" calcext:value-type="float">
            <text:p>0</text:p>
          </table:table-cell>
          <table:table-cell table:style-name="ce117" table:formula="of:=IF(MONTH([$AllRad.$A32])=[.E$104];[AllRad.$E32];0)" office:value-type="float" office:value="0" calcext:value-type="float">
            <text:p>0</text:p>
          </table:table-cell>
          <table:table-cell table:style-name="ce117" table:formula="of:=IF(MONTH([$AllRad.$A32])=[.F$104];[AllRad.$E32];0)" office:value-type="float" office:value="0" calcext:value-type="float">
            <text:p>0</text:p>
          </table:table-cell>
          <table:table-cell table:style-name="ce117" table:formula="of:=IF(MONTH([$AllRad.$A32])=[.G$104];[AllRad.$E32];0)" office:value-type="float" office:value="0" calcext:value-type="float">
            <text:p>0</text:p>
          </table:table-cell>
          <table:table-cell table:style-name="ce117" table:formula="of:=IF(MONTH([$AllRad.$A32])=[.H$104];[AllRad.$E32];0)" office:value-type="float" office:value="0" calcext:value-type="float">
            <text:p>0</text:p>
          </table:table-cell>
          <table:table-cell table:style-name="ce117" table:formula="of:=IF(MONTH([$AllRad.$A32])=[.I$104];[AllRad.$E32];0)" office:value-type="float" office:value="0" calcext:value-type="float">
            <text:p>0</text:p>
          </table:table-cell>
          <table:table-cell table:style-name="ce117" table:formula="of:=IF(MONTH([$AllRad.$A32])=[.J$104];[AllRad.$E32];0)" office:value-type="float" office:value="0" calcext:value-type="float">
            <text:p>0</text:p>
          </table:table-cell>
          <table:table-cell table:style-name="ce117" table:formula="of:=IF(MONTH([$AllRad.$A32])=[.K$104];[AllRad.$E32];0)" office:value-type="float" office:value="0" calcext:value-type="float">
            <text:p>0</text:p>
          </table:table-cell>
          <table:table-cell table:style-name="ce117" table:formula="of:=IF(MONTH([$AllRad.$A32])=[.L$104];[AllRad.$E32];0)" office:value-type="float" office:value="0" calcext:value-type="float">
            <text:p>0</text:p>
          </table:table-cell>
          <table:table-cell table:style-name="ce117" table:formula="of:=IF(MONTH([$AllRad.$A32])=[.M$104];[AllRad.$E32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33])=[.B$104];[AllRad.$E33];0)" office:value-type="float" office:value="0" calcext:value-type="float">
            <text:p>0</text:p>
          </table:table-cell>
          <table:table-cell table:style-name="ce117" table:formula="of:=IF(MONTH([$AllRad.$A33])=[.C$104];[AllRad.$E33];0)" office:value-type="float" office:value="0" calcext:value-type="float">
            <text:p>0</text:p>
          </table:table-cell>
          <table:table-cell table:style-name="ce117" table:formula="of:=IF(MONTH([$AllRad.$A33])=[.D$104];[AllRad.$E33];0)" office:value-type="float" office:value="0" calcext:value-type="float">
            <text:p>0</text:p>
          </table:table-cell>
          <table:table-cell table:style-name="ce117" table:formula="of:=IF(MONTH([$AllRad.$A33])=[.E$104];[AllRad.$E33];0)" office:value-type="float" office:value="0" calcext:value-type="float">
            <text:p>0</text:p>
          </table:table-cell>
          <table:table-cell table:style-name="ce117" table:formula="of:=IF(MONTH([$AllRad.$A33])=[.F$104];[AllRad.$E33];0)" office:value-type="float" office:value="0" calcext:value-type="float">
            <text:p>0</text:p>
          </table:table-cell>
          <table:table-cell table:style-name="ce117" table:formula="of:=IF(MONTH([$AllRad.$A33])=[.G$104];[AllRad.$E33];0)" office:value-type="float" office:value="0" calcext:value-type="float">
            <text:p>0</text:p>
          </table:table-cell>
          <table:table-cell table:style-name="ce117" table:formula="of:=IF(MONTH([$AllRad.$A33])=[.H$104];[AllRad.$E33];0)" office:value-type="float" office:value="0" calcext:value-type="float">
            <text:p>0</text:p>
          </table:table-cell>
          <table:table-cell table:style-name="ce117" table:formula="of:=IF(MONTH([$AllRad.$A33])=[.I$104];[AllRad.$E33];0)" office:value-type="float" office:value="0" calcext:value-type="float">
            <text:p>0</text:p>
          </table:table-cell>
          <table:table-cell table:style-name="ce117" table:formula="of:=IF(MONTH([$AllRad.$A33])=[.J$104];[AllRad.$E33];0)" office:value-type="float" office:value="0" calcext:value-type="float">
            <text:p>0</text:p>
          </table:table-cell>
          <table:table-cell table:style-name="ce117" table:formula="of:=IF(MONTH([$AllRad.$A33])=[.K$104];[AllRad.$E33];0)" office:value-type="float" office:value="0" calcext:value-type="float">
            <text:p>0</text:p>
          </table:table-cell>
          <table:table-cell table:style-name="ce117" table:formula="of:=IF(MONTH([$AllRad.$A33])=[.L$104];[AllRad.$E33];0)" office:value-type="float" office:value="0" calcext:value-type="float">
            <text:p>0</text:p>
          </table:table-cell>
          <table:table-cell table:style-name="ce117" table:formula="of:=IF(MONTH([$AllRad.$A33])=[.M$104];[AllRad.$E33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34])=[.B$104];[AllRad.$E34];0)" office:value-type="float" office:value="0" calcext:value-type="float">
            <text:p>0</text:p>
          </table:table-cell>
          <table:table-cell table:style-name="ce117" table:formula="of:=IF(MONTH([$AllRad.$A34])=[.C$104];[AllRad.$E34];0)" office:value-type="float" office:value="0" calcext:value-type="float">
            <text:p>0</text:p>
          </table:table-cell>
          <table:table-cell table:style-name="ce117" table:formula="of:=IF(MONTH([$AllRad.$A34])=[.D$104];[AllRad.$E34];0)" office:value-type="float" office:value="0" calcext:value-type="float">
            <text:p>0</text:p>
          </table:table-cell>
          <table:table-cell table:style-name="ce117" table:formula="of:=IF(MONTH([$AllRad.$A34])=[.E$104];[AllRad.$E34];0)" office:value-type="float" office:value="0" calcext:value-type="float">
            <text:p>0</text:p>
          </table:table-cell>
          <table:table-cell table:style-name="ce117" table:formula="of:=IF(MONTH([$AllRad.$A34])=[.F$104];[AllRad.$E34];0)" office:value-type="float" office:value="0" calcext:value-type="float">
            <text:p>0</text:p>
          </table:table-cell>
          <table:table-cell table:style-name="ce117" table:formula="of:=IF(MONTH([$AllRad.$A34])=[.G$104];[AllRad.$E34];0)" office:value-type="float" office:value="0" calcext:value-type="float">
            <text:p>0</text:p>
          </table:table-cell>
          <table:table-cell table:style-name="ce117" table:formula="of:=IF(MONTH([$AllRad.$A34])=[.H$104];[AllRad.$E34];0)" office:value-type="float" office:value="0" calcext:value-type="float">
            <text:p>0</text:p>
          </table:table-cell>
          <table:table-cell table:style-name="ce117" table:formula="of:=IF(MONTH([$AllRad.$A34])=[.I$104];[AllRad.$E34];0)" office:value-type="float" office:value="0" calcext:value-type="float">
            <text:p>0</text:p>
          </table:table-cell>
          <table:table-cell table:style-name="ce117" table:formula="of:=IF(MONTH([$AllRad.$A34])=[.J$104];[AllRad.$E34];0)" office:value-type="float" office:value="0" calcext:value-type="float">
            <text:p>0</text:p>
          </table:table-cell>
          <table:table-cell table:style-name="ce117" table:formula="of:=IF(MONTH([$AllRad.$A34])=[.K$104];[AllRad.$E34];0)" office:value-type="float" office:value="0" calcext:value-type="float">
            <text:p>0</text:p>
          </table:table-cell>
          <table:table-cell table:style-name="ce117" table:formula="of:=IF(MONTH([$AllRad.$A34])=[.L$104];[AllRad.$E34];0)" office:value-type="float" office:value="0" calcext:value-type="float">
            <text:p>0</text:p>
          </table:table-cell>
          <table:table-cell table:style-name="ce117" table:formula="of:=IF(MONTH([$AllRad.$A34])=[.M$104];[AllRad.$E34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35])=[.B$104];[AllRad.$E35];0)" office:value-type="float" office:value="0" calcext:value-type="float">
            <text:p>0</text:p>
          </table:table-cell>
          <table:table-cell table:style-name="ce117" table:formula="of:=IF(MONTH([$AllRad.$A35])=[.C$104];[AllRad.$E35];0)" office:value-type="float" office:value="0" calcext:value-type="float">
            <text:p>0</text:p>
          </table:table-cell>
          <table:table-cell table:style-name="ce117" table:formula="of:=IF(MONTH([$AllRad.$A35])=[.D$104];[AllRad.$E35];0)" office:value-type="float" office:value="0" calcext:value-type="float">
            <text:p>0</text:p>
          </table:table-cell>
          <table:table-cell table:style-name="ce117" table:formula="of:=IF(MONTH([$AllRad.$A35])=[.E$104];[AllRad.$E35];0)" office:value-type="float" office:value="0" calcext:value-type="float">
            <text:p>0</text:p>
          </table:table-cell>
          <table:table-cell table:style-name="ce117" table:formula="of:=IF(MONTH([$AllRad.$A35])=[.F$104];[AllRad.$E35];0)" office:value-type="float" office:value="0" calcext:value-type="float">
            <text:p>0</text:p>
          </table:table-cell>
          <table:table-cell table:style-name="ce117" table:formula="of:=IF(MONTH([$AllRad.$A35])=[.G$104];[AllRad.$E35];0)" office:value-type="float" office:value="0" calcext:value-type="float">
            <text:p>0</text:p>
          </table:table-cell>
          <table:table-cell table:style-name="ce117" table:formula="of:=IF(MONTH([$AllRad.$A35])=[.H$104];[AllRad.$E35];0)" office:value-type="float" office:value="0" calcext:value-type="float">
            <text:p>0</text:p>
          </table:table-cell>
          <table:table-cell table:style-name="ce117" table:formula="of:=IF(MONTH([$AllRad.$A35])=[.I$104];[AllRad.$E35];0)" office:value-type="float" office:value="0" calcext:value-type="float">
            <text:p>0</text:p>
          </table:table-cell>
          <table:table-cell table:style-name="ce117" table:formula="of:=IF(MONTH([$AllRad.$A35])=[.J$104];[AllRad.$E35];0)" office:value-type="float" office:value="0" calcext:value-type="float">
            <text:p>0</text:p>
          </table:table-cell>
          <table:table-cell table:style-name="ce117" table:formula="of:=IF(MONTH([$AllRad.$A35])=[.K$104];[AllRad.$E35];0)" office:value-type="float" office:value="0" calcext:value-type="float">
            <text:p>0</text:p>
          </table:table-cell>
          <table:table-cell table:style-name="ce117" table:formula="of:=IF(MONTH([$AllRad.$A35])=[.L$104];[AllRad.$E35];0)" office:value-type="float" office:value="0" calcext:value-type="float">
            <text:p>0</text:p>
          </table:table-cell>
          <table:table-cell table:style-name="ce117" table:formula="of:=IF(MONTH([$AllRad.$A35])=[.M$104];[AllRad.$E35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36])=[.B$104];[AllRad.$E36];0)" office:value-type="float" office:value="0" calcext:value-type="float">
            <text:p>0</text:p>
          </table:table-cell>
          <table:table-cell table:style-name="ce117" table:formula="of:=IF(MONTH([$AllRad.$A36])=[.C$104];[AllRad.$E36];0)" office:value-type="float" office:value="0" calcext:value-type="float">
            <text:p>0</text:p>
          </table:table-cell>
          <table:table-cell table:style-name="ce117" table:formula="of:=IF(MONTH([$AllRad.$A36])=[.D$104];[AllRad.$E36];0)" office:value-type="float" office:value="0" calcext:value-type="float">
            <text:p>0</text:p>
          </table:table-cell>
          <table:table-cell table:style-name="ce117" table:formula="of:=IF(MONTH([$AllRad.$A36])=[.E$104];[AllRad.$E36];0)" office:value-type="float" office:value="0" calcext:value-type="float">
            <text:p>0</text:p>
          </table:table-cell>
          <table:table-cell table:style-name="ce117" table:formula="of:=IF(MONTH([$AllRad.$A36])=[.F$104];[AllRad.$E36];0)" office:value-type="float" office:value="0" calcext:value-type="float">
            <text:p>0</text:p>
          </table:table-cell>
          <table:table-cell table:style-name="ce117" table:formula="of:=IF(MONTH([$AllRad.$A36])=[.G$104];[AllRad.$E36];0)" office:value-type="float" office:value="0" calcext:value-type="float">
            <text:p>0</text:p>
          </table:table-cell>
          <table:table-cell table:style-name="ce117" table:formula="of:=IF(MONTH([$AllRad.$A36])=[.H$104];[AllRad.$E36];0)" office:value-type="float" office:value="0" calcext:value-type="float">
            <text:p>0</text:p>
          </table:table-cell>
          <table:table-cell table:style-name="ce117" table:formula="of:=IF(MONTH([$AllRad.$A36])=[.I$104];[AllRad.$E36];0)" office:value-type="float" office:value="0" calcext:value-type="float">
            <text:p>0</text:p>
          </table:table-cell>
          <table:table-cell table:style-name="ce117" table:formula="of:=IF(MONTH([$AllRad.$A36])=[.J$104];[AllRad.$E36];0)" office:value-type="float" office:value="0" calcext:value-type="float">
            <text:p>0</text:p>
          </table:table-cell>
          <table:table-cell table:style-name="ce117" table:formula="of:=IF(MONTH([$AllRad.$A36])=[.K$104];[AllRad.$E36];0)" office:value-type="float" office:value="0" calcext:value-type="float">
            <text:p>0</text:p>
          </table:table-cell>
          <table:table-cell table:style-name="ce117" table:formula="of:=IF(MONTH([$AllRad.$A36])=[.L$104];[AllRad.$E36];0)" office:value-type="float" office:value="0" calcext:value-type="float">
            <text:p>0</text:p>
          </table:table-cell>
          <table:table-cell table:style-name="ce117" table:formula="of:=IF(MONTH([$AllRad.$A36])=[.M$104];[AllRad.$E36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37])=[.B$104];[AllRad.$E37];0)" office:value-type="float" office:value="0" calcext:value-type="float">
            <text:p>0</text:p>
          </table:table-cell>
          <table:table-cell table:style-name="ce117" table:formula="of:=IF(MONTH([$AllRad.$A37])=[.C$104];[AllRad.$E37];0)" office:value-type="float" office:value="0" calcext:value-type="float">
            <text:p>0</text:p>
          </table:table-cell>
          <table:table-cell table:style-name="ce117" table:formula="of:=IF(MONTH([$AllRad.$A37])=[.D$104];[AllRad.$E37];0)" office:value-type="float" office:value="0" calcext:value-type="float">
            <text:p>0</text:p>
          </table:table-cell>
          <table:table-cell table:style-name="ce117" table:formula="of:=IF(MONTH([$AllRad.$A37])=[.E$104];[AllRad.$E37];0)" office:value-type="float" office:value="0" calcext:value-type="float">
            <text:p>0</text:p>
          </table:table-cell>
          <table:table-cell table:style-name="ce117" table:formula="of:=IF(MONTH([$AllRad.$A37])=[.F$104];[AllRad.$E37];0)" office:value-type="float" office:value="0" calcext:value-type="float">
            <text:p>0</text:p>
          </table:table-cell>
          <table:table-cell table:style-name="ce117" table:formula="of:=IF(MONTH([$AllRad.$A37])=[.G$104];[AllRad.$E37];0)" office:value-type="float" office:value="0" calcext:value-type="float">
            <text:p>0</text:p>
          </table:table-cell>
          <table:table-cell table:style-name="ce117" table:formula="of:=IF(MONTH([$AllRad.$A37])=[.H$104];[AllRad.$E37];0)" office:value-type="float" office:value="0" calcext:value-type="float">
            <text:p>0</text:p>
          </table:table-cell>
          <table:table-cell table:style-name="ce117" table:formula="of:=IF(MONTH([$AllRad.$A37])=[.I$104];[AllRad.$E37];0)" office:value-type="float" office:value="0" calcext:value-type="float">
            <text:p>0</text:p>
          </table:table-cell>
          <table:table-cell table:style-name="ce117" table:formula="of:=IF(MONTH([$AllRad.$A37])=[.J$104];[AllRad.$E37];0)" office:value-type="float" office:value="0" calcext:value-type="float">
            <text:p>0</text:p>
          </table:table-cell>
          <table:table-cell table:style-name="ce117" table:formula="of:=IF(MONTH([$AllRad.$A37])=[.K$104];[AllRad.$E37];0)" office:value-type="float" office:value="0" calcext:value-type="float">
            <text:p>0</text:p>
          </table:table-cell>
          <table:table-cell table:style-name="ce117" table:formula="of:=IF(MONTH([$AllRad.$A37])=[.L$104];[AllRad.$E37];0)" office:value-type="float" office:value="0" calcext:value-type="float">
            <text:p>0</text:p>
          </table:table-cell>
          <table:table-cell table:style-name="ce117" table:formula="of:=IF(MONTH([$AllRad.$A37])=[.M$104];[AllRad.$E37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38])=[.B$104];[AllRad.$E38];0)" office:value-type="float" office:value="0" calcext:value-type="float">
            <text:p>0</text:p>
          </table:table-cell>
          <table:table-cell table:style-name="ce117" table:formula="of:=IF(MONTH([$AllRad.$A38])=[.C$104];[AllRad.$E38];0)" office:value-type="float" office:value="0" calcext:value-type="float">
            <text:p>0</text:p>
          </table:table-cell>
          <table:table-cell table:style-name="ce117" table:formula="of:=IF(MONTH([$AllRad.$A38])=[.D$104];[AllRad.$E38];0)" office:value-type="float" office:value="0" calcext:value-type="float">
            <text:p>0</text:p>
          </table:table-cell>
          <table:table-cell table:style-name="ce117" table:formula="of:=IF(MONTH([$AllRad.$A38])=[.E$104];[AllRad.$E38];0)" office:value-type="float" office:value="0" calcext:value-type="float">
            <text:p>0</text:p>
          </table:table-cell>
          <table:table-cell table:style-name="ce117" table:formula="of:=IF(MONTH([$AllRad.$A38])=[.F$104];[AllRad.$E38];0)" office:value-type="float" office:value="0" calcext:value-type="float">
            <text:p>0</text:p>
          </table:table-cell>
          <table:table-cell table:style-name="ce117" table:formula="of:=IF(MONTH([$AllRad.$A38])=[.G$104];[AllRad.$E38];0)" office:value-type="float" office:value="0" calcext:value-type="float">
            <text:p>0</text:p>
          </table:table-cell>
          <table:table-cell table:style-name="ce117" table:formula="of:=IF(MONTH([$AllRad.$A38])=[.H$104];[AllRad.$E38];0)" office:value-type="float" office:value="0" calcext:value-type="float">
            <text:p>0</text:p>
          </table:table-cell>
          <table:table-cell table:style-name="ce117" table:formula="of:=IF(MONTH([$AllRad.$A38])=[.I$104];[AllRad.$E38];0)" office:value-type="float" office:value="0" calcext:value-type="float">
            <text:p>0</text:p>
          </table:table-cell>
          <table:table-cell table:style-name="ce117" table:formula="of:=IF(MONTH([$AllRad.$A38])=[.J$104];[AllRad.$E38];0)" office:value-type="float" office:value="0" calcext:value-type="float">
            <text:p>0</text:p>
          </table:table-cell>
          <table:table-cell table:style-name="ce117" table:formula="of:=IF(MONTH([$AllRad.$A38])=[.K$104];[AllRad.$E38];0)" office:value-type="float" office:value="0" calcext:value-type="float">
            <text:p>0</text:p>
          </table:table-cell>
          <table:table-cell table:style-name="ce117" table:formula="of:=IF(MONTH([$AllRad.$A38])=[.L$104];[AllRad.$E38];0)" office:value-type="float" office:value="0" calcext:value-type="float">
            <text:p>0</text:p>
          </table:table-cell>
          <table:table-cell table:style-name="ce117" table:formula="of:=IF(MONTH([$AllRad.$A38])=[.M$104];[AllRad.$E38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39])=[.B$104];[AllRad.$E39];0)" office:value-type="float" office:value="0" calcext:value-type="float">
            <text:p>0</text:p>
          </table:table-cell>
          <table:table-cell table:style-name="ce117" table:formula="of:=IF(MONTH([$AllRad.$A39])=[.C$104];[AllRad.$E39];0)" office:value-type="float" office:value="0" calcext:value-type="float">
            <text:p>0</text:p>
          </table:table-cell>
          <table:table-cell table:style-name="ce117" table:formula="of:=IF(MONTH([$AllRad.$A39])=[.D$104];[AllRad.$E39];0)" office:value-type="float" office:value="0" calcext:value-type="float">
            <text:p>0</text:p>
          </table:table-cell>
          <table:table-cell table:style-name="ce117" table:formula="of:=IF(MONTH([$AllRad.$A39])=[.E$104];[AllRad.$E39];0)" office:value-type="float" office:value="0" calcext:value-type="float">
            <text:p>0</text:p>
          </table:table-cell>
          <table:table-cell table:style-name="ce117" table:formula="of:=IF(MONTH([$AllRad.$A39])=[.F$104];[AllRad.$E39];0)" office:value-type="float" office:value="0" calcext:value-type="float">
            <text:p>0</text:p>
          </table:table-cell>
          <table:table-cell table:style-name="ce117" table:formula="of:=IF(MONTH([$AllRad.$A39])=[.G$104];[AllRad.$E39];0)" office:value-type="float" office:value="0" calcext:value-type="float">
            <text:p>0</text:p>
          </table:table-cell>
          <table:table-cell table:style-name="ce117" table:formula="of:=IF(MONTH([$AllRad.$A39])=[.H$104];[AllRad.$E39];0)" office:value-type="float" office:value="0" calcext:value-type="float">
            <text:p>0</text:p>
          </table:table-cell>
          <table:table-cell table:style-name="ce117" table:formula="of:=IF(MONTH([$AllRad.$A39])=[.I$104];[AllRad.$E39];0)" office:value-type="float" office:value="0" calcext:value-type="float">
            <text:p>0</text:p>
          </table:table-cell>
          <table:table-cell table:style-name="ce117" table:formula="of:=IF(MONTH([$AllRad.$A39])=[.J$104];[AllRad.$E39];0)" office:value-type="float" office:value="0" calcext:value-type="float">
            <text:p>0</text:p>
          </table:table-cell>
          <table:table-cell table:style-name="ce117" table:formula="of:=IF(MONTH([$AllRad.$A39])=[.K$104];[AllRad.$E39];0)" office:value-type="float" office:value="0" calcext:value-type="float">
            <text:p>0</text:p>
          </table:table-cell>
          <table:table-cell table:style-name="ce117" table:formula="of:=IF(MONTH([$AllRad.$A39])=[.L$104];[AllRad.$E39];0)" office:value-type="float" office:value="0" calcext:value-type="float">
            <text:p>0</text:p>
          </table:table-cell>
          <table:table-cell table:style-name="ce117" table:formula="of:=IF(MONTH([$AllRad.$A39])=[.M$104];[AllRad.$E39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40])=[.B$104];[AllRad.$E40];0)" office:value-type="float" office:value="0" calcext:value-type="float">
            <text:p>0</text:p>
          </table:table-cell>
          <table:table-cell table:style-name="ce117" table:formula="of:=IF(MONTH([$AllRad.$A40])=[.C$104];[AllRad.$E40];0)" office:value-type="float" office:value="0" calcext:value-type="float">
            <text:p>0</text:p>
          </table:table-cell>
          <table:table-cell table:style-name="ce117" table:formula="of:=IF(MONTH([$AllRad.$A40])=[.D$104];[AllRad.$E40];0)" office:value-type="float" office:value="0" calcext:value-type="float">
            <text:p>0</text:p>
          </table:table-cell>
          <table:table-cell table:style-name="ce117" table:formula="of:=IF(MONTH([$AllRad.$A40])=[.E$104];[AllRad.$E40];0)" office:value-type="float" office:value="0" calcext:value-type="float">
            <text:p>0</text:p>
          </table:table-cell>
          <table:table-cell table:style-name="ce117" table:formula="of:=IF(MONTH([$AllRad.$A40])=[.F$104];[AllRad.$E40];0)" office:value-type="float" office:value="0" calcext:value-type="float">
            <text:p>0</text:p>
          </table:table-cell>
          <table:table-cell table:style-name="ce117" table:formula="of:=IF(MONTH([$AllRad.$A40])=[.G$104];[AllRad.$E40];0)" office:value-type="float" office:value="0" calcext:value-type="float">
            <text:p>0</text:p>
          </table:table-cell>
          <table:table-cell table:style-name="ce117" table:formula="of:=IF(MONTH([$AllRad.$A40])=[.H$104];[AllRad.$E40];0)" office:value-type="float" office:value="0" calcext:value-type="float">
            <text:p>0</text:p>
          </table:table-cell>
          <table:table-cell table:style-name="ce117" table:formula="of:=IF(MONTH([$AllRad.$A40])=[.I$104];[AllRad.$E40];0)" office:value-type="float" office:value="0" calcext:value-type="float">
            <text:p>0</text:p>
          </table:table-cell>
          <table:table-cell table:style-name="ce117" table:formula="of:=IF(MONTH([$AllRad.$A40])=[.J$104];[AllRad.$E40];0)" office:value-type="float" office:value="0" calcext:value-type="float">
            <text:p>0</text:p>
          </table:table-cell>
          <table:table-cell table:style-name="ce117" table:formula="of:=IF(MONTH([$AllRad.$A40])=[.K$104];[AllRad.$E40];0)" office:value-type="float" office:value="0" calcext:value-type="float">
            <text:p>0</text:p>
          </table:table-cell>
          <table:table-cell table:style-name="ce117" table:formula="of:=IF(MONTH([$AllRad.$A40])=[.L$104];[AllRad.$E40];0)" office:value-type="float" office:value="0" calcext:value-type="float">
            <text:p>0</text:p>
          </table:table-cell>
          <table:table-cell table:style-name="ce117" table:formula="of:=IF(MONTH([$AllRad.$A40])=[.M$104];[AllRad.$E40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41])=[.B$104];[AllRad.$E41];0)" office:value-type="float" office:value="0" calcext:value-type="float">
            <text:p>0</text:p>
          </table:table-cell>
          <table:table-cell table:style-name="ce117" table:formula="of:=IF(MONTH([$AllRad.$A41])=[.C$104];[AllRad.$E41];0)" office:value-type="float" office:value="0" calcext:value-type="float">
            <text:p>0</text:p>
          </table:table-cell>
          <table:table-cell table:style-name="ce117" table:formula="of:=IF(MONTH([$AllRad.$A41])=[.D$104];[AllRad.$E41];0)" office:value-type="float" office:value="0" calcext:value-type="float">
            <text:p>0</text:p>
          </table:table-cell>
          <table:table-cell table:style-name="ce117" table:formula="of:=IF(MONTH([$AllRad.$A41])=[.E$104];[AllRad.$E41];0)" office:value-type="float" office:value="0" calcext:value-type="float">
            <text:p>0</text:p>
          </table:table-cell>
          <table:table-cell table:style-name="ce117" table:formula="of:=IF(MONTH([$AllRad.$A41])=[.F$104];[AllRad.$E41];0)" office:value-type="float" office:value="0" calcext:value-type="float">
            <text:p>0</text:p>
          </table:table-cell>
          <table:table-cell table:style-name="ce117" table:formula="of:=IF(MONTH([$AllRad.$A41])=[.G$104];[AllRad.$E41];0)" office:value-type="float" office:value="0" calcext:value-type="float">
            <text:p>0</text:p>
          </table:table-cell>
          <table:table-cell table:style-name="ce117" table:formula="of:=IF(MONTH([$AllRad.$A41])=[.H$104];[AllRad.$E41];0)" office:value-type="float" office:value="0" calcext:value-type="float">
            <text:p>0</text:p>
          </table:table-cell>
          <table:table-cell table:style-name="ce117" table:formula="of:=IF(MONTH([$AllRad.$A41])=[.I$104];[AllRad.$E41];0)" office:value-type="float" office:value="0" calcext:value-type="float">
            <text:p>0</text:p>
          </table:table-cell>
          <table:table-cell table:style-name="ce117" table:formula="of:=IF(MONTH([$AllRad.$A41])=[.J$104];[AllRad.$E41];0)" office:value-type="float" office:value="0" calcext:value-type="float">
            <text:p>0</text:p>
          </table:table-cell>
          <table:table-cell table:style-name="ce117" table:formula="of:=IF(MONTH([$AllRad.$A41])=[.K$104];[AllRad.$E41];0)" office:value-type="float" office:value="0" calcext:value-type="float">
            <text:p>0</text:p>
          </table:table-cell>
          <table:table-cell table:style-name="ce117" table:formula="of:=IF(MONTH([$AllRad.$A41])=[.L$104];[AllRad.$E41];0)" office:value-type="float" office:value="0" calcext:value-type="float">
            <text:p>0</text:p>
          </table:table-cell>
          <table:table-cell table:style-name="ce117" table:formula="of:=IF(MONTH([$AllRad.$A41])=[.M$104];[AllRad.$E41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42])=[.B$104];[AllRad.$E42];0)" office:value-type="float" office:value="0" calcext:value-type="float">
            <text:p>0</text:p>
          </table:table-cell>
          <table:table-cell table:style-name="ce117" table:formula="of:=IF(MONTH([$AllRad.$A42])=[.C$104];[AllRad.$E42];0)" office:value-type="float" office:value="0" calcext:value-type="float">
            <text:p>0</text:p>
          </table:table-cell>
          <table:table-cell table:style-name="ce117" table:formula="of:=IF(MONTH([$AllRad.$A42])=[.D$104];[AllRad.$E42];0)" office:value-type="float" office:value="0" calcext:value-type="float">
            <text:p>0</text:p>
          </table:table-cell>
          <table:table-cell table:style-name="ce117" table:formula="of:=IF(MONTH([$AllRad.$A42])=[.E$104];[AllRad.$E42];0)" office:value-type="float" office:value="0" calcext:value-type="float">
            <text:p>0</text:p>
          </table:table-cell>
          <table:table-cell table:style-name="ce117" table:formula="of:=IF(MONTH([$AllRad.$A42])=[.F$104];[AllRad.$E42];0)" office:value-type="float" office:value="0" calcext:value-type="float">
            <text:p>0</text:p>
          </table:table-cell>
          <table:table-cell table:style-name="ce117" table:formula="of:=IF(MONTH([$AllRad.$A42])=[.G$104];[AllRad.$E42];0)" office:value-type="float" office:value="0" calcext:value-type="float">
            <text:p>0</text:p>
          </table:table-cell>
          <table:table-cell table:style-name="ce117" table:formula="of:=IF(MONTH([$AllRad.$A42])=[.H$104];[AllRad.$E42];0)" office:value-type="float" office:value="0" calcext:value-type="float">
            <text:p>0</text:p>
          </table:table-cell>
          <table:table-cell table:style-name="ce117" table:formula="of:=IF(MONTH([$AllRad.$A42])=[.I$104];[AllRad.$E42];0)" office:value-type="float" office:value="0" calcext:value-type="float">
            <text:p>0</text:p>
          </table:table-cell>
          <table:table-cell table:style-name="ce117" table:formula="of:=IF(MONTH([$AllRad.$A42])=[.J$104];[AllRad.$E42];0)" office:value-type="float" office:value="0" calcext:value-type="float">
            <text:p>0</text:p>
          </table:table-cell>
          <table:table-cell table:style-name="ce117" table:formula="of:=IF(MONTH([$AllRad.$A42])=[.K$104];[AllRad.$E42];0)" office:value-type="float" office:value="0" calcext:value-type="float">
            <text:p>0</text:p>
          </table:table-cell>
          <table:table-cell table:style-name="ce117" table:formula="of:=IF(MONTH([$AllRad.$A42])=[.L$104];[AllRad.$E42];0)" office:value-type="float" office:value="0" calcext:value-type="float">
            <text:p>0</text:p>
          </table:table-cell>
          <table:table-cell table:style-name="ce117" table:formula="of:=IF(MONTH([$AllRad.$A42])=[.M$104];[AllRad.$E42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43])=[.B$104];[AllRad.$E43];0)" office:value-type="float" office:value="0" calcext:value-type="float">
            <text:p>0</text:p>
          </table:table-cell>
          <table:table-cell table:style-name="ce117" table:formula="of:=IF(MONTH([$AllRad.$A43])=[.C$104];[AllRad.$E43];0)" office:value-type="float" office:value="0" calcext:value-type="float">
            <text:p>0</text:p>
          </table:table-cell>
          <table:table-cell table:style-name="ce117" table:formula="of:=IF(MONTH([$AllRad.$A43])=[.D$104];[AllRad.$E43];0)" office:value-type="float" office:value="0" calcext:value-type="float">
            <text:p>0</text:p>
          </table:table-cell>
          <table:table-cell table:style-name="ce117" table:formula="of:=IF(MONTH([$AllRad.$A43])=[.E$104];[AllRad.$E43];0)" office:value-type="float" office:value="0" calcext:value-type="float">
            <text:p>0</text:p>
          </table:table-cell>
          <table:table-cell table:style-name="ce117" table:formula="of:=IF(MONTH([$AllRad.$A43])=[.F$104];[AllRad.$E43];0)" office:value-type="float" office:value="0" calcext:value-type="float">
            <text:p>0</text:p>
          </table:table-cell>
          <table:table-cell table:style-name="ce117" table:formula="of:=IF(MONTH([$AllRad.$A43])=[.G$104];[AllRad.$E43];0)" office:value-type="float" office:value="0" calcext:value-type="float">
            <text:p>0</text:p>
          </table:table-cell>
          <table:table-cell table:style-name="ce117" table:formula="of:=IF(MONTH([$AllRad.$A43])=[.H$104];[AllRad.$E43];0)" office:value-type="float" office:value="0" calcext:value-type="float">
            <text:p>0</text:p>
          </table:table-cell>
          <table:table-cell table:style-name="ce117" table:formula="of:=IF(MONTH([$AllRad.$A43])=[.I$104];[AllRad.$E43];0)" office:value-type="float" office:value="0" calcext:value-type="float">
            <text:p>0</text:p>
          </table:table-cell>
          <table:table-cell table:style-name="ce117" table:formula="of:=IF(MONTH([$AllRad.$A43])=[.J$104];[AllRad.$E43];0)" office:value-type="float" office:value="0" calcext:value-type="float">
            <text:p>0</text:p>
          </table:table-cell>
          <table:table-cell table:style-name="ce117" table:formula="of:=IF(MONTH([$AllRad.$A43])=[.K$104];[AllRad.$E43];0)" office:value-type="float" office:value="0" calcext:value-type="float">
            <text:p>0</text:p>
          </table:table-cell>
          <table:table-cell table:style-name="ce117" table:formula="of:=IF(MONTH([$AllRad.$A43])=[.L$104];[AllRad.$E43];0)" office:value-type="float" office:value="0" calcext:value-type="float">
            <text:p>0</text:p>
          </table:table-cell>
          <table:table-cell table:style-name="ce117" table:formula="of:=IF(MONTH([$AllRad.$A43])=[.M$104];[AllRad.$E43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44])=[.B$104];[AllRad.$E44];0)" office:value-type="float" office:value="0" calcext:value-type="float">
            <text:p>0</text:p>
          </table:table-cell>
          <table:table-cell table:style-name="ce117" table:formula="of:=IF(MONTH([$AllRad.$A44])=[.C$104];[AllRad.$E44];0)" office:value-type="float" office:value="0" calcext:value-type="float">
            <text:p>0</text:p>
          </table:table-cell>
          <table:table-cell table:style-name="ce117" table:formula="of:=IF(MONTH([$AllRad.$A44])=[.D$104];[AllRad.$E44];0)" office:value-type="float" office:value="0" calcext:value-type="float">
            <text:p>0</text:p>
          </table:table-cell>
          <table:table-cell table:style-name="ce117" table:formula="of:=IF(MONTH([$AllRad.$A44])=[.E$104];[AllRad.$E44];0)" office:value-type="float" office:value="0" calcext:value-type="float">
            <text:p>0</text:p>
          </table:table-cell>
          <table:table-cell table:style-name="ce117" table:formula="of:=IF(MONTH([$AllRad.$A44])=[.F$104];[AllRad.$E44];0)" office:value-type="float" office:value="0" calcext:value-type="float">
            <text:p>0</text:p>
          </table:table-cell>
          <table:table-cell table:style-name="ce117" table:formula="of:=IF(MONTH([$AllRad.$A44])=[.G$104];[AllRad.$E44];0)" office:value-type="float" office:value="0" calcext:value-type="float">
            <text:p>0</text:p>
          </table:table-cell>
          <table:table-cell table:style-name="ce117" table:formula="of:=IF(MONTH([$AllRad.$A44])=[.H$104];[AllRad.$E44];0)" office:value-type="float" office:value="0" calcext:value-type="float">
            <text:p>0</text:p>
          </table:table-cell>
          <table:table-cell table:style-name="ce117" table:formula="of:=IF(MONTH([$AllRad.$A44])=[.I$104];[AllRad.$E44];0)" office:value-type="float" office:value="0" calcext:value-type="float">
            <text:p>0</text:p>
          </table:table-cell>
          <table:table-cell table:style-name="ce117" table:formula="of:=IF(MONTH([$AllRad.$A44])=[.J$104];[AllRad.$E44];0)" office:value-type="float" office:value="0" calcext:value-type="float">
            <text:p>0</text:p>
          </table:table-cell>
          <table:table-cell table:style-name="ce117" table:formula="of:=IF(MONTH([$AllRad.$A44])=[.K$104];[AllRad.$E44];0)" office:value-type="float" office:value="0" calcext:value-type="float">
            <text:p>0</text:p>
          </table:table-cell>
          <table:table-cell table:style-name="ce117" table:formula="of:=IF(MONTH([$AllRad.$A44])=[.L$104];[AllRad.$E44];0)" office:value-type="float" office:value="0" calcext:value-type="float">
            <text:p>0</text:p>
          </table:table-cell>
          <table:table-cell table:style-name="ce117" table:formula="of:=IF(MONTH([$AllRad.$A44])=[.M$104];[AllRad.$E44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45])=[.B$104];[AllRad.$E45];0)" office:value-type="float" office:value="0" calcext:value-type="float">
            <text:p>0</text:p>
          </table:table-cell>
          <table:table-cell table:style-name="ce117" table:formula="of:=IF(MONTH([$AllRad.$A45])=[.C$104];[AllRad.$E45];0)" office:value-type="float" office:value="0" calcext:value-type="float">
            <text:p>0</text:p>
          </table:table-cell>
          <table:table-cell table:style-name="ce117" table:formula="of:=IF(MONTH([$AllRad.$A45])=[.D$104];[AllRad.$E45];0)" office:value-type="float" office:value="0" calcext:value-type="float">
            <text:p>0</text:p>
          </table:table-cell>
          <table:table-cell table:style-name="ce117" table:formula="of:=IF(MONTH([$AllRad.$A45])=[.E$104];[AllRad.$E45];0)" office:value-type="float" office:value="0" calcext:value-type="float">
            <text:p>0</text:p>
          </table:table-cell>
          <table:table-cell table:style-name="ce117" table:formula="of:=IF(MONTH([$AllRad.$A45])=[.F$104];[AllRad.$E45];0)" office:value-type="float" office:value="0" calcext:value-type="float">
            <text:p>0</text:p>
          </table:table-cell>
          <table:table-cell table:style-name="ce117" table:formula="of:=IF(MONTH([$AllRad.$A45])=[.G$104];[AllRad.$E45];0)" office:value-type="float" office:value="0" calcext:value-type="float">
            <text:p>0</text:p>
          </table:table-cell>
          <table:table-cell table:style-name="ce117" table:formula="of:=IF(MONTH([$AllRad.$A45])=[.H$104];[AllRad.$E45];0)" office:value-type="float" office:value="0" calcext:value-type="float">
            <text:p>0</text:p>
          </table:table-cell>
          <table:table-cell table:style-name="ce117" table:formula="of:=IF(MONTH([$AllRad.$A45])=[.I$104];[AllRad.$E45];0)" office:value-type="float" office:value="0" calcext:value-type="float">
            <text:p>0</text:p>
          </table:table-cell>
          <table:table-cell table:style-name="ce117" table:formula="of:=IF(MONTH([$AllRad.$A45])=[.J$104];[AllRad.$E45];0)" office:value-type="float" office:value="0" calcext:value-type="float">
            <text:p>0</text:p>
          </table:table-cell>
          <table:table-cell table:style-name="ce117" table:formula="of:=IF(MONTH([$AllRad.$A45])=[.K$104];[AllRad.$E45];0)" office:value-type="float" office:value="0" calcext:value-type="float">
            <text:p>0</text:p>
          </table:table-cell>
          <table:table-cell table:style-name="ce117" table:formula="of:=IF(MONTH([$AllRad.$A45])=[.L$104];[AllRad.$E45];0)" office:value-type="float" office:value="0" calcext:value-type="float">
            <text:p>0</text:p>
          </table:table-cell>
          <table:table-cell table:style-name="ce117" table:formula="of:=IF(MONTH([$AllRad.$A45])=[.M$104];[AllRad.$E45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46])=[.B$104];[AllRad.$E46];0)" office:value-type="float" office:value="0" calcext:value-type="float">
            <text:p>0</text:p>
          </table:table-cell>
          <table:table-cell table:style-name="ce117" table:formula="of:=IF(MONTH([$AllRad.$A46])=[.C$104];[AllRad.$E46];0)" office:value-type="float" office:value="0" calcext:value-type="float">
            <text:p>0</text:p>
          </table:table-cell>
          <table:table-cell table:style-name="ce117" table:formula="of:=IF(MONTH([$AllRad.$A46])=[.D$104];[AllRad.$E46];0)" office:value-type="float" office:value="0" calcext:value-type="float">
            <text:p>0</text:p>
          </table:table-cell>
          <table:table-cell table:style-name="ce117" table:formula="of:=IF(MONTH([$AllRad.$A46])=[.E$104];[AllRad.$E46];0)" office:value-type="float" office:value="0" calcext:value-type="float">
            <text:p>0</text:p>
          </table:table-cell>
          <table:table-cell table:style-name="ce117" table:formula="of:=IF(MONTH([$AllRad.$A46])=[.F$104];[AllRad.$E46];0)" office:value-type="float" office:value="0" calcext:value-type="float">
            <text:p>0</text:p>
          </table:table-cell>
          <table:table-cell table:style-name="ce117" table:formula="of:=IF(MONTH([$AllRad.$A46])=[.G$104];[AllRad.$E46];0)" office:value-type="float" office:value="0" calcext:value-type="float">
            <text:p>0</text:p>
          </table:table-cell>
          <table:table-cell table:style-name="ce117" table:formula="of:=IF(MONTH([$AllRad.$A46])=[.H$104];[AllRad.$E46];0)" office:value-type="float" office:value="0" calcext:value-type="float">
            <text:p>0</text:p>
          </table:table-cell>
          <table:table-cell table:style-name="ce117" table:formula="of:=IF(MONTH([$AllRad.$A46])=[.I$104];[AllRad.$E46];0)" office:value-type="float" office:value="0" calcext:value-type="float">
            <text:p>0</text:p>
          </table:table-cell>
          <table:table-cell table:style-name="ce117" table:formula="of:=IF(MONTH([$AllRad.$A46])=[.J$104];[AllRad.$E46];0)" office:value-type="float" office:value="0" calcext:value-type="float">
            <text:p>0</text:p>
          </table:table-cell>
          <table:table-cell table:style-name="ce117" table:formula="of:=IF(MONTH([$AllRad.$A46])=[.K$104];[AllRad.$E46];0)" office:value-type="float" office:value="0" calcext:value-type="float">
            <text:p>0</text:p>
          </table:table-cell>
          <table:table-cell table:style-name="ce117" table:formula="of:=IF(MONTH([$AllRad.$A46])=[.L$104];[AllRad.$E46];0)" office:value-type="float" office:value="0" calcext:value-type="float">
            <text:p>0</text:p>
          </table:table-cell>
          <table:table-cell table:style-name="ce117" table:formula="of:=IF(MONTH([$AllRad.$A46])=[.M$104];[AllRad.$E46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47])=[.B$104];[AllRad.$E47];0)" office:value-type="float" office:value="0" calcext:value-type="float">
            <text:p>0</text:p>
          </table:table-cell>
          <table:table-cell table:style-name="ce117" table:formula="of:=IF(MONTH([$AllRad.$A47])=[.C$104];[AllRad.$E47];0)" office:value-type="float" office:value="0" calcext:value-type="float">
            <text:p>0</text:p>
          </table:table-cell>
          <table:table-cell table:style-name="ce117" table:formula="of:=IF(MONTH([$AllRad.$A47])=[.D$104];[AllRad.$E47];0)" office:value-type="float" office:value="0" calcext:value-type="float">
            <text:p>0</text:p>
          </table:table-cell>
          <table:table-cell table:style-name="ce117" table:formula="of:=IF(MONTH([$AllRad.$A47])=[.E$104];[AllRad.$E47];0)" office:value-type="float" office:value="0" calcext:value-type="float">
            <text:p>0</text:p>
          </table:table-cell>
          <table:table-cell table:style-name="ce117" table:formula="of:=IF(MONTH([$AllRad.$A47])=[.F$104];[AllRad.$E47];0)" office:value-type="float" office:value="0" calcext:value-type="float">
            <text:p>0</text:p>
          </table:table-cell>
          <table:table-cell table:style-name="ce117" table:formula="of:=IF(MONTH([$AllRad.$A47])=[.G$104];[AllRad.$E47];0)" office:value-type="float" office:value="0" calcext:value-type="float">
            <text:p>0</text:p>
          </table:table-cell>
          <table:table-cell table:style-name="ce117" table:formula="of:=IF(MONTH([$AllRad.$A47])=[.H$104];[AllRad.$E47];0)" office:value-type="float" office:value="0" calcext:value-type="float">
            <text:p>0</text:p>
          </table:table-cell>
          <table:table-cell table:style-name="ce117" table:formula="of:=IF(MONTH([$AllRad.$A47])=[.I$104];[AllRad.$E47];0)" office:value-type="float" office:value="0" calcext:value-type="float">
            <text:p>0</text:p>
          </table:table-cell>
          <table:table-cell table:style-name="ce117" table:formula="of:=IF(MONTH([$AllRad.$A47])=[.J$104];[AllRad.$E47];0)" office:value-type="float" office:value="0" calcext:value-type="float">
            <text:p>0</text:p>
          </table:table-cell>
          <table:table-cell table:style-name="ce117" table:formula="of:=IF(MONTH([$AllRad.$A47])=[.K$104];[AllRad.$E47];0)" office:value-type="float" office:value="0" calcext:value-type="float">
            <text:p>0</text:p>
          </table:table-cell>
          <table:table-cell table:style-name="ce117" table:formula="of:=IF(MONTH([$AllRad.$A47])=[.L$104];[AllRad.$E47];0)" office:value-type="float" office:value="0" calcext:value-type="float">
            <text:p>0</text:p>
          </table:table-cell>
          <table:table-cell table:style-name="ce117" table:formula="of:=IF(MONTH([$AllRad.$A47])=[.M$104];[AllRad.$E47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48])=[.B$104];[AllRad.$E48];0)" office:value-type="float" office:value="0" calcext:value-type="float">
            <text:p>0</text:p>
          </table:table-cell>
          <table:table-cell table:style-name="ce117" table:formula="of:=IF(MONTH([$AllRad.$A48])=[.C$104];[AllRad.$E48];0)" office:value-type="float" office:value="0" calcext:value-type="float">
            <text:p>0</text:p>
          </table:table-cell>
          <table:table-cell table:style-name="ce117" table:formula="of:=IF(MONTH([$AllRad.$A48])=[.D$104];[AllRad.$E48];0)" office:value-type="float" office:value="0" calcext:value-type="float">
            <text:p>0</text:p>
          </table:table-cell>
          <table:table-cell table:style-name="ce117" table:formula="of:=IF(MONTH([$AllRad.$A48])=[.E$104];[AllRad.$E48];0)" office:value-type="float" office:value="0" calcext:value-type="float">
            <text:p>0</text:p>
          </table:table-cell>
          <table:table-cell table:style-name="ce117" table:formula="of:=IF(MONTH([$AllRad.$A48])=[.F$104];[AllRad.$E48];0)" office:value-type="float" office:value="0" calcext:value-type="float">
            <text:p>0</text:p>
          </table:table-cell>
          <table:table-cell table:style-name="ce117" table:formula="of:=IF(MONTH([$AllRad.$A48])=[.G$104];[AllRad.$E48];0)" office:value-type="float" office:value="0" calcext:value-type="float">
            <text:p>0</text:p>
          </table:table-cell>
          <table:table-cell table:style-name="ce117" table:formula="of:=IF(MONTH([$AllRad.$A48])=[.H$104];[AllRad.$E48];0)" office:value-type="float" office:value="0" calcext:value-type="float">
            <text:p>0</text:p>
          </table:table-cell>
          <table:table-cell table:style-name="ce117" table:formula="of:=IF(MONTH([$AllRad.$A48])=[.I$104];[AllRad.$E48];0)" office:value-type="float" office:value="0" calcext:value-type="float">
            <text:p>0</text:p>
          </table:table-cell>
          <table:table-cell table:style-name="ce117" table:formula="of:=IF(MONTH([$AllRad.$A48])=[.J$104];[AllRad.$E48];0)" office:value-type="float" office:value="0" calcext:value-type="float">
            <text:p>0</text:p>
          </table:table-cell>
          <table:table-cell table:style-name="ce117" table:formula="of:=IF(MONTH([$AllRad.$A48])=[.K$104];[AllRad.$E48];0)" office:value-type="float" office:value="0" calcext:value-type="float">
            <text:p>0</text:p>
          </table:table-cell>
          <table:table-cell table:style-name="ce117" table:formula="of:=IF(MONTH([$AllRad.$A48])=[.L$104];[AllRad.$E48];0)" office:value-type="float" office:value="0" calcext:value-type="float">
            <text:p>0</text:p>
          </table:table-cell>
          <table:table-cell table:style-name="ce117" table:formula="of:=IF(MONTH([$AllRad.$A48])=[.M$104];[AllRad.$E48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49])=[.B$104];[AllRad.$E49];0)" office:value-type="float" office:value="0" calcext:value-type="float">
            <text:p>0</text:p>
          </table:table-cell>
          <table:table-cell table:style-name="ce117" table:formula="of:=IF(MONTH([$AllRad.$A49])=[.C$104];[AllRad.$E49];0)" office:value-type="float" office:value="0" calcext:value-type="float">
            <text:p>0</text:p>
          </table:table-cell>
          <table:table-cell table:style-name="ce117" table:formula="of:=IF(MONTH([$AllRad.$A49])=[.D$104];[AllRad.$E49];0)" office:value-type="float" office:value="0" calcext:value-type="float">
            <text:p>0</text:p>
          </table:table-cell>
          <table:table-cell table:style-name="ce117" table:formula="of:=IF(MONTH([$AllRad.$A49])=[.E$104];[AllRad.$E49];0)" office:value-type="float" office:value="0" calcext:value-type="float">
            <text:p>0</text:p>
          </table:table-cell>
          <table:table-cell table:style-name="ce117" table:formula="of:=IF(MONTH([$AllRad.$A49])=[.F$104];[AllRad.$E49];0)" office:value-type="float" office:value="0" calcext:value-type="float">
            <text:p>0</text:p>
          </table:table-cell>
          <table:table-cell table:style-name="ce117" table:formula="of:=IF(MONTH([$AllRad.$A49])=[.G$104];[AllRad.$E49];0)" office:value-type="float" office:value="0" calcext:value-type="float">
            <text:p>0</text:p>
          </table:table-cell>
          <table:table-cell table:style-name="ce117" table:formula="of:=IF(MONTH([$AllRad.$A49])=[.H$104];[AllRad.$E49];0)" office:value-type="float" office:value="0" calcext:value-type="float">
            <text:p>0</text:p>
          </table:table-cell>
          <table:table-cell table:style-name="ce117" table:formula="of:=IF(MONTH([$AllRad.$A49])=[.I$104];[AllRad.$E49];0)" office:value-type="float" office:value="0" calcext:value-type="float">
            <text:p>0</text:p>
          </table:table-cell>
          <table:table-cell table:style-name="ce117" table:formula="of:=IF(MONTH([$AllRad.$A49])=[.J$104];[AllRad.$E49];0)" office:value-type="float" office:value="0" calcext:value-type="float">
            <text:p>0</text:p>
          </table:table-cell>
          <table:table-cell table:style-name="ce117" table:formula="of:=IF(MONTH([$AllRad.$A49])=[.K$104];[AllRad.$E49];0)" office:value-type="float" office:value="0" calcext:value-type="float">
            <text:p>0</text:p>
          </table:table-cell>
          <table:table-cell table:style-name="ce117" table:formula="of:=IF(MONTH([$AllRad.$A49])=[.L$104];[AllRad.$E49];0)" office:value-type="float" office:value="0" calcext:value-type="float">
            <text:p>0</text:p>
          </table:table-cell>
          <table:table-cell table:style-name="ce117" table:formula="of:=IF(MONTH([$AllRad.$A49])=[.M$104];[AllRad.$E49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50])=[.B$104];[AllRad.$E50];0)" office:value-type="float" office:value="0" calcext:value-type="float">
            <text:p>0</text:p>
          </table:table-cell>
          <table:table-cell table:style-name="ce117" table:formula="of:=IF(MONTH([$AllRad.$A50])=[.C$104];[AllRad.$E50];0)" office:value-type="float" office:value="0" calcext:value-type="float">
            <text:p>0</text:p>
          </table:table-cell>
          <table:table-cell table:style-name="ce117" table:formula="of:=IF(MONTH([$AllRad.$A50])=[.D$104];[AllRad.$E50];0)" office:value-type="float" office:value="0" calcext:value-type="float">
            <text:p>0</text:p>
          </table:table-cell>
          <table:table-cell table:style-name="ce117" table:formula="of:=IF(MONTH([$AllRad.$A50])=[.E$104];[AllRad.$E50];0)" office:value-type="float" office:value="0" calcext:value-type="float">
            <text:p>0</text:p>
          </table:table-cell>
          <table:table-cell table:style-name="ce117" table:formula="of:=IF(MONTH([$AllRad.$A50])=[.F$104];[AllRad.$E50];0)" office:value-type="float" office:value="0" calcext:value-type="float">
            <text:p>0</text:p>
          </table:table-cell>
          <table:table-cell table:style-name="ce117" table:formula="of:=IF(MONTH([$AllRad.$A50])=[.G$104];[AllRad.$E50];0)" office:value-type="float" office:value="0" calcext:value-type="float">
            <text:p>0</text:p>
          </table:table-cell>
          <table:table-cell table:style-name="ce117" table:formula="of:=IF(MONTH([$AllRad.$A50])=[.H$104];[AllRad.$E50];0)" office:value-type="float" office:value="0" calcext:value-type="float">
            <text:p>0</text:p>
          </table:table-cell>
          <table:table-cell table:style-name="ce117" table:formula="of:=IF(MONTH([$AllRad.$A50])=[.I$104];[AllRad.$E50];0)" office:value-type="float" office:value="0" calcext:value-type="float">
            <text:p>0</text:p>
          </table:table-cell>
          <table:table-cell table:style-name="ce117" table:formula="of:=IF(MONTH([$AllRad.$A50])=[.J$104];[AllRad.$E50];0)" office:value-type="float" office:value="0" calcext:value-type="float">
            <text:p>0</text:p>
          </table:table-cell>
          <table:table-cell table:style-name="ce117" table:formula="of:=IF(MONTH([$AllRad.$A50])=[.K$104];[AllRad.$E50];0)" office:value-type="float" office:value="0" calcext:value-type="float">
            <text:p>0</text:p>
          </table:table-cell>
          <table:table-cell table:style-name="ce117" table:formula="of:=IF(MONTH([$AllRad.$A50])=[.L$104];[AllRad.$E50];0)" office:value-type="float" office:value="0" calcext:value-type="float">
            <text:p>0</text:p>
          </table:table-cell>
          <table:table-cell table:style-name="ce117" table:formula="of:=IF(MONTH([$AllRad.$A50])=[.M$104];[AllRad.$E50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51])=[.B$104];[AllRad.$E51];0)" office:value-type="float" office:value="0" calcext:value-type="float">
            <text:p>0</text:p>
          </table:table-cell>
          <table:table-cell table:style-name="ce117" table:formula="of:=IF(MONTH([$AllRad.$A51])=[.C$104];[AllRad.$E51];0)" office:value-type="float" office:value="0" calcext:value-type="float">
            <text:p>0</text:p>
          </table:table-cell>
          <table:table-cell table:style-name="ce117" table:formula="of:=IF(MONTH([$AllRad.$A51])=[.D$104];[AllRad.$E51];0)" office:value-type="float" office:value="0" calcext:value-type="float">
            <text:p>0</text:p>
          </table:table-cell>
          <table:table-cell table:style-name="ce117" table:formula="of:=IF(MONTH([$AllRad.$A51])=[.E$104];[AllRad.$E51];0)" office:value-type="float" office:value="0" calcext:value-type="float">
            <text:p>0</text:p>
          </table:table-cell>
          <table:table-cell table:style-name="ce117" table:formula="of:=IF(MONTH([$AllRad.$A51])=[.F$104];[AllRad.$E51];0)" office:value-type="float" office:value="0" calcext:value-type="float">
            <text:p>0</text:p>
          </table:table-cell>
          <table:table-cell table:style-name="ce117" table:formula="of:=IF(MONTH([$AllRad.$A51])=[.G$104];[AllRad.$E51];0)" office:value-type="float" office:value="0" calcext:value-type="float">
            <text:p>0</text:p>
          </table:table-cell>
          <table:table-cell table:style-name="ce117" table:formula="of:=IF(MONTH([$AllRad.$A51])=[.H$104];[AllRad.$E51];0)" office:value-type="float" office:value="0" calcext:value-type="float">
            <text:p>0</text:p>
          </table:table-cell>
          <table:table-cell table:style-name="ce117" table:formula="of:=IF(MONTH([$AllRad.$A51])=[.I$104];[AllRad.$E51];0)" office:value-type="float" office:value="0" calcext:value-type="float">
            <text:p>0</text:p>
          </table:table-cell>
          <table:table-cell table:style-name="ce117" table:formula="of:=IF(MONTH([$AllRad.$A51])=[.J$104];[AllRad.$E51];0)" office:value-type="float" office:value="0" calcext:value-type="float">
            <text:p>0</text:p>
          </table:table-cell>
          <table:table-cell table:style-name="ce117" table:formula="of:=IF(MONTH([$AllRad.$A51])=[.K$104];[AllRad.$E51];0)" office:value-type="float" office:value="0" calcext:value-type="float">
            <text:p>0</text:p>
          </table:table-cell>
          <table:table-cell table:style-name="ce117" table:formula="of:=IF(MONTH([$AllRad.$A51])=[.L$104];[AllRad.$E51];0)" office:value-type="float" office:value="0" calcext:value-type="float">
            <text:p>0</text:p>
          </table:table-cell>
          <table:table-cell table:style-name="ce117" table:formula="of:=IF(MONTH([$AllRad.$A51])=[.M$104];[AllRad.$E51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52])=[.B$104];[AllRad.$E52];0)" office:value-type="float" office:value="0" calcext:value-type="float">
            <text:p>0</text:p>
          </table:table-cell>
          <table:table-cell table:style-name="ce117" table:formula="of:=IF(MONTH([$AllRad.$A52])=[.C$104];[AllRad.$E52];0)" office:value-type="float" office:value="0" calcext:value-type="float">
            <text:p>0</text:p>
          </table:table-cell>
          <table:table-cell table:style-name="ce117" table:formula="of:=IF(MONTH([$AllRad.$A52])=[.D$104];[AllRad.$E52];0)" office:value-type="float" office:value="0" calcext:value-type="float">
            <text:p>0</text:p>
          </table:table-cell>
          <table:table-cell table:style-name="ce117" table:formula="of:=IF(MONTH([$AllRad.$A52])=[.E$104];[AllRad.$E52];0)" office:value-type="float" office:value="0" calcext:value-type="float">
            <text:p>0</text:p>
          </table:table-cell>
          <table:table-cell table:style-name="ce117" table:formula="of:=IF(MONTH([$AllRad.$A52])=[.F$104];[AllRad.$E52];0)" office:value-type="float" office:value="0" calcext:value-type="float">
            <text:p>0</text:p>
          </table:table-cell>
          <table:table-cell table:style-name="ce117" table:formula="of:=IF(MONTH([$AllRad.$A52])=[.G$104];[AllRad.$E52];0)" office:value-type="float" office:value="0" calcext:value-type="float">
            <text:p>0</text:p>
          </table:table-cell>
          <table:table-cell table:style-name="ce117" table:formula="of:=IF(MONTH([$AllRad.$A52])=[.H$104];[AllRad.$E52];0)" office:value-type="float" office:value="0" calcext:value-type="float">
            <text:p>0</text:p>
          </table:table-cell>
          <table:table-cell table:style-name="ce117" table:formula="of:=IF(MONTH([$AllRad.$A52])=[.I$104];[AllRad.$E52];0)" office:value-type="float" office:value="0" calcext:value-type="float">
            <text:p>0</text:p>
          </table:table-cell>
          <table:table-cell table:style-name="ce117" table:formula="of:=IF(MONTH([$AllRad.$A52])=[.J$104];[AllRad.$E52];0)" office:value-type="float" office:value="0" calcext:value-type="float">
            <text:p>0</text:p>
          </table:table-cell>
          <table:table-cell table:style-name="ce117" table:formula="of:=IF(MONTH([$AllRad.$A52])=[.K$104];[AllRad.$E52];0)" office:value-type="float" office:value="0" calcext:value-type="float">
            <text:p>0</text:p>
          </table:table-cell>
          <table:table-cell table:style-name="ce117" table:formula="of:=IF(MONTH([$AllRad.$A52])=[.L$104];[AllRad.$E52];0)" office:value-type="float" office:value="0" calcext:value-type="float">
            <text:p>0</text:p>
          </table:table-cell>
          <table:table-cell table:style-name="ce117" table:formula="of:=IF(MONTH([$AllRad.$A52])=[.M$104];[AllRad.$E52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53])=[.B$104];[AllRad.$E53];0)" office:value-type="float" office:value="0" calcext:value-type="float">
            <text:p>0</text:p>
          </table:table-cell>
          <table:table-cell table:style-name="ce117" table:formula="of:=IF(MONTH([$AllRad.$A53])=[.C$104];[AllRad.$E53];0)" office:value-type="float" office:value="0" calcext:value-type="float">
            <text:p>0</text:p>
          </table:table-cell>
          <table:table-cell table:style-name="ce117" table:formula="of:=IF(MONTH([$AllRad.$A53])=[.D$104];[AllRad.$E53];0)" office:value-type="float" office:value="0" calcext:value-type="float">
            <text:p>0</text:p>
          </table:table-cell>
          <table:table-cell table:style-name="ce117" table:formula="of:=IF(MONTH([$AllRad.$A53])=[.E$104];[AllRad.$E53];0)" office:value-type="float" office:value="0" calcext:value-type="float">
            <text:p>0</text:p>
          </table:table-cell>
          <table:table-cell table:style-name="ce117" table:formula="of:=IF(MONTH([$AllRad.$A53])=[.F$104];[AllRad.$E53];0)" office:value-type="float" office:value="0" calcext:value-type="float">
            <text:p>0</text:p>
          </table:table-cell>
          <table:table-cell table:style-name="ce117" table:formula="of:=IF(MONTH([$AllRad.$A53])=[.G$104];[AllRad.$E53];0)" office:value-type="float" office:value="0" calcext:value-type="float">
            <text:p>0</text:p>
          </table:table-cell>
          <table:table-cell table:style-name="ce117" table:formula="of:=IF(MONTH([$AllRad.$A53])=[.H$104];[AllRad.$E53];0)" office:value-type="float" office:value="0" calcext:value-type="float">
            <text:p>0</text:p>
          </table:table-cell>
          <table:table-cell table:style-name="ce117" table:formula="of:=IF(MONTH([$AllRad.$A53])=[.I$104];[AllRad.$E53];0)" office:value-type="float" office:value="0" calcext:value-type="float">
            <text:p>0</text:p>
          </table:table-cell>
          <table:table-cell table:style-name="ce117" table:formula="of:=IF(MONTH([$AllRad.$A53])=[.J$104];[AllRad.$E53];0)" office:value-type="float" office:value="0" calcext:value-type="float">
            <text:p>0</text:p>
          </table:table-cell>
          <table:table-cell table:style-name="ce117" table:formula="of:=IF(MONTH([$AllRad.$A53])=[.K$104];[AllRad.$E53];0)" office:value-type="float" office:value="0" calcext:value-type="float">
            <text:p>0</text:p>
          </table:table-cell>
          <table:table-cell table:style-name="ce117" table:formula="of:=IF(MONTH([$AllRad.$A53])=[.L$104];[AllRad.$E53];0)" office:value-type="float" office:value="0" calcext:value-type="float">
            <text:p>0</text:p>
          </table:table-cell>
          <table:table-cell table:style-name="ce117" table:formula="of:=IF(MONTH([$AllRad.$A53])=[.M$104];[AllRad.$E53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54])=[.B$104];[AllRad.$E54];0)" office:value-type="float" office:value="0" calcext:value-type="float">
            <text:p>0</text:p>
          </table:table-cell>
          <table:table-cell table:style-name="ce117" table:formula="of:=IF(MONTH([$AllRad.$A54])=[.C$104];[AllRad.$E54];0)" office:value-type="float" office:value="0" calcext:value-type="float">
            <text:p>0</text:p>
          </table:table-cell>
          <table:table-cell table:style-name="ce117" table:formula="of:=IF(MONTH([$AllRad.$A54])=[.D$104];[AllRad.$E54];0)" office:value-type="float" office:value="0" calcext:value-type="float">
            <text:p>0</text:p>
          </table:table-cell>
          <table:table-cell table:style-name="ce117" table:formula="of:=IF(MONTH([$AllRad.$A54])=[.E$104];[AllRad.$E54];0)" office:value-type="float" office:value="0" calcext:value-type="float">
            <text:p>0</text:p>
          </table:table-cell>
          <table:table-cell table:style-name="ce117" table:formula="of:=IF(MONTH([$AllRad.$A54])=[.F$104];[AllRad.$E54];0)" office:value-type="float" office:value="0" calcext:value-type="float">
            <text:p>0</text:p>
          </table:table-cell>
          <table:table-cell table:style-name="ce117" table:formula="of:=IF(MONTH([$AllRad.$A54])=[.G$104];[AllRad.$E54];0)" office:value-type="float" office:value="0" calcext:value-type="float">
            <text:p>0</text:p>
          </table:table-cell>
          <table:table-cell table:style-name="ce117" table:formula="of:=IF(MONTH([$AllRad.$A54])=[.H$104];[AllRad.$E54];0)" office:value-type="float" office:value="0" calcext:value-type="float">
            <text:p>0</text:p>
          </table:table-cell>
          <table:table-cell table:style-name="ce117" table:formula="of:=IF(MONTH([$AllRad.$A54])=[.I$104];[AllRad.$E54];0)" office:value-type="float" office:value="0" calcext:value-type="float">
            <text:p>0</text:p>
          </table:table-cell>
          <table:table-cell table:style-name="ce117" table:formula="of:=IF(MONTH([$AllRad.$A54])=[.J$104];[AllRad.$E54];0)" office:value-type="float" office:value="0" calcext:value-type="float">
            <text:p>0</text:p>
          </table:table-cell>
          <table:table-cell table:style-name="ce117" table:formula="of:=IF(MONTH([$AllRad.$A54])=[.K$104];[AllRad.$E54];0)" office:value-type="float" office:value="0" calcext:value-type="float">
            <text:p>0</text:p>
          </table:table-cell>
          <table:table-cell table:style-name="ce117" table:formula="of:=IF(MONTH([$AllRad.$A54])=[.L$104];[AllRad.$E54];0)" office:value-type="float" office:value="0" calcext:value-type="float">
            <text:p>0</text:p>
          </table:table-cell>
          <table:table-cell table:style-name="ce117" table:formula="of:=IF(MONTH([$AllRad.$A54])=[.M$104];[AllRad.$E54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55])=[.B$104];[AllRad.$E55];0)" office:value-type="float" office:value="0" calcext:value-type="float">
            <text:p>0</text:p>
          </table:table-cell>
          <table:table-cell table:style-name="ce117" table:formula="of:=IF(MONTH([$AllRad.$A55])=[.C$104];[AllRad.$E55];0)" office:value-type="float" office:value="0" calcext:value-type="float">
            <text:p>0</text:p>
          </table:table-cell>
          <table:table-cell table:style-name="ce117" table:formula="of:=IF(MONTH([$AllRad.$A55])=[.D$104];[AllRad.$E55];0)" office:value-type="float" office:value="0" calcext:value-type="float">
            <text:p>0</text:p>
          </table:table-cell>
          <table:table-cell table:style-name="ce117" table:formula="of:=IF(MONTH([$AllRad.$A55])=[.E$104];[AllRad.$E55];0)" office:value-type="float" office:value="0" calcext:value-type="float">
            <text:p>0</text:p>
          </table:table-cell>
          <table:table-cell table:style-name="ce117" table:formula="of:=IF(MONTH([$AllRad.$A55])=[.F$104];[AllRad.$E55];0)" office:value-type="float" office:value="0" calcext:value-type="float">
            <text:p>0</text:p>
          </table:table-cell>
          <table:table-cell table:style-name="ce117" table:formula="of:=IF(MONTH([$AllRad.$A55])=[.G$104];[AllRad.$E55];0)" office:value-type="float" office:value="0" calcext:value-type="float">
            <text:p>0</text:p>
          </table:table-cell>
          <table:table-cell table:style-name="ce117" table:formula="of:=IF(MONTH([$AllRad.$A55])=[.H$104];[AllRad.$E55];0)" office:value-type="float" office:value="0" calcext:value-type="float">
            <text:p>0</text:p>
          </table:table-cell>
          <table:table-cell table:style-name="ce117" table:formula="of:=IF(MONTH([$AllRad.$A55])=[.I$104];[AllRad.$E55];0)" office:value-type="float" office:value="0" calcext:value-type="float">
            <text:p>0</text:p>
          </table:table-cell>
          <table:table-cell table:style-name="ce117" table:formula="of:=IF(MONTH([$AllRad.$A55])=[.J$104];[AllRad.$E55];0)" office:value-type="float" office:value="0" calcext:value-type="float">
            <text:p>0</text:p>
          </table:table-cell>
          <table:table-cell table:style-name="ce117" table:formula="of:=IF(MONTH([$AllRad.$A55])=[.K$104];[AllRad.$E55];0)" office:value-type="float" office:value="0" calcext:value-type="float">
            <text:p>0</text:p>
          </table:table-cell>
          <table:table-cell table:style-name="ce117" table:formula="of:=IF(MONTH([$AllRad.$A55])=[.L$104];[AllRad.$E55];0)" office:value-type="float" office:value="0" calcext:value-type="float">
            <text:p>0</text:p>
          </table:table-cell>
          <table:table-cell table:style-name="ce117" table:formula="of:=IF(MONTH([$AllRad.$A55])=[.M$104];[AllRad.$E55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56])=[.B$104];[AllRad.$E56];0)" office:value-type="float" office:value="0" calcext:value-type="float">
            <text:p>0</text:p>
          </table:table-cell>
          <table:table-cell table:style-name="ce117" table:formula="of:=IF(MONTH([$AllRad.$A56])=[.C$104];[AllRad.$E56];0)" office:value-type="float" office:value="0" calcext:value-type="float">
            <text:p>0</text:p>
          </table:table-cell>
          <table:table-cell table:style-name="ce117" table:formula="of:=IF(MONTH([$AllRad.$A56])=[.D$104];[AllRad.$E56];0)" office:value-type="float" office:value="0" calcext:value-type="float">
            <text:p>0</text:p>
          </table:table-cell>
          <table:table-cell table:style-name="ce117" table:formula="of:=IF(MONTH([$AllRad.$A56])=[.E$104];[AllRad.$E56];0)" office:value-type="float" office:value="0" calcext:value-type="float">
            <text:p>0</text:p>
          </table:table-cell>
          <table:table-cell table:style-name="ce117" table:formula="of:=IF(MONTH([$AllRad.$A56])=[.F$104];[AllRad.$E56];0)" office:value-type="float" office:value="0" calcext:value-type="float">
            <text:p>0</text:p>
          </table:table-cell>
          <table:table-cell table:style-name="ce117" table:formula="of:=IF(MONTH([$AllRad.$A56])=[.G$104];[AllRad.$E56];0)" office:value-type="float" office:value="0" calcext:value-type="float">
            <text:p>0</text:p>
          </table:table-cell>
          <table:table-cell table:style-name="ce117" table:formula="of:=IF(MONTH([$AllRad.$A56])=[.H$104];[AllRad.$E56];0)" office:value-type="float" office:value="0" calcext:value-type="float">
            <text:p>0</text:p>
          </table:table-cell>
          <table:table-cell table:style-name="ce117" table:formula="of:=IF(MONTH([$AllRad.$A56])=[.I$104];[AllRad.$E56];0)" office:value-type="float" office:value="0" calcext:value-type="float">
            <text:p>0</text:p>
          </table:table-cell>
          <table:table-cell table:style-name="ce117" table:formula="of:=IF(MONTH([$AllRad.$A56])=[.J$104];[AllRad.$E56];0)" office:value-type="float" office:value="0" calcext:value-type="float">
            <text:p>0</text:p>
          </table:table-cell>
          <table:table-cell table:style-name="ce117" table:formula="of:=IF(MONTH([$AllRad.$A56])=[.K$104];[AllRad.$E56];0)" office:value-type="float" office:value="0" calcext:value-type="float">
            <text:p>0</text:p>
          </table:table-cell>
          <table:table-cell table:style-name="ce117" table:formula="of:=IF(MONTH([$AllRad.$A56])=[.L$104];[AllRad.$E56];0)" office:value-type="float" office:value="0" calcext:value-type="float">
            <text:p>0</text:p>
          </table:table-cell>
          <table:table-cell table:style-name="ce117" table:formula="of:=IF(MONTH([$AllRad.$A56])=[.M$104];[AllRad.$E56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57])=[.B$104];[AllRad.$E57];0)" office:value-type="float" office:value="0" calcext:value-type="float">
            <text:p>0</text:p>
          </table:table-cell>
          <table:table-cell table:style-name="ce117" table:formula="of:=IF(MONTH([$AllRad.$A57])=[.C$104];[AllRad.$E57];0)" office:value-type="float" office:value="0" calcext:value-type="float">
            <text:p>0</text:p>
          </table:table-cell>
          <table:table-cell table:style-name="ce117" table:formula="of:=IF(MONTH([$AllRad.$A57])=[.D$104];[AllRad.$E57];0)" office:value-type="float" office:value="0" calcext:value-type="float">
            <text:p>0</text:p>
          </table:table-cell>
          <table:table-cell table:style-name="ce117" table:formula="of:=IF(MONTH([$AllRad.$A57])=[.E$104];[AllRad.$E57];0)" office:value-type="float" office:value="0" calcext:value-type="float">
            <text:p>0</text:p>
          </table:table-cell>
          <table:table-cell table:style-name="ce117" table:formula="of:=IF(MONTH([$AllRad.$A57])=[.F$104];[AllRad.$E57];0)" office:value-type="float" office:value="0" calcext:value-type="float">
            <text:p>0</text:p>
          </table:table-cell>
          <table:table-cell table:style-name="ce117" table:formula="of:=IF(MONTH([$AllRad.$A57])=[.G$104];[AllRad.$E57];0)" office:value-type="float" office:value="0" calcext:value-type="float">
            <text:p>0</text:p>
          </table:table-cell>
          <table:table-cell table:style-name="ce117" table:formula="of:=IF(MONTH([$AllRad.$A57])=[.H$104];[AllRad.$E57];0)" office:value-type="float" office:value="0" calcext:value-type="float">
            <text:p>0</text:p>
          </table:table-cell>
          <table:table-cell table:style-name="ce117" table:formula="of:=IF(MONTH([$AllRad.$A57])=[.I$104];[AllRad.$E57];0)" office:value-type="float" office:value="0" calcext:value-type="float">
            <text:p>0</text:p>
          </table:table-cell>
          <table:table-cell table:style-name="ce117" table:formula="of:=IF(MONTH([$AllRad.$A57])=[.J$104];[AllRad.$E57];0)" office:value-type="float" office:value="0" calcext:value-type="float">
            <text:p>0</text:p>
          </table:table-cell>
          <table:table-cell table:style-name="ce117" table:formula="of:=IF(MONTH([$AllRad.$A57])=[.K$104];[AllRad.$E57];0)" office:value-type="float" office:value="0" calcext:value-type="float">
            <text:p>0</text:p>
          </table:table-cell>
          <table:table-cell table:style-name="ce117" table:formula="of:=IF(MONTH([$AllRad.$A57])=[.L$104];[AllRad.$E57];0)" office:value-type="float" office:value="0" calcext:value-type="float">
            <text:p>0</text:p>
          </table:table-cell>
          <table:table-cell table:style-name="ce117" table:formula="of:=IF(MONTH([$AllRad.$A57])=[.M$104];[AllRad.$E57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58])=[.B$104];[AllRad.$E58];0)" office:value-type="float" office:value="0" calcext:value-type="float">
            <text:p>0</text:p>
          </table:table-cell>
          <table:table-cell table:style-name="ce117" table:formula="of:=IF(MONTH([$AllRad.$A58])=[.C$104];[AllRad.$E58];0)" office:value-type="float" office:value="0" calcext:value-type="float">
            <text:p>0</text:p>
          </table:table-cell>
          <table:table-cell table:style-name="ce117" table:formula="of:=IF(MONTH([$AllRad.$A58])=[.D$104];[AllRad.$E58];0)" office:value-type="float" office:value="0" calcext:value-type="float">
            <text:p>0</text:p>
          </table:table-cell>
          <table:table-cell table:style-name="ce117" table:formula="of:=IF(MONTH([$AllRad.$A58])=[.E$104];[AllRad.$E58];0)" office:value-type="float" office:value="0" calcext:value-type="float">
            <text:p>0</text:p>
          </table:table-cell>
          <table:table-cell table:style-name="ce117" table:formula="of:=IF(MONTH([$AllRad.$A58])=[.F$104];[AllRad.$E58];0)" office:value-type="float" office:value="0" calcext:value-type="float">
            <text:p>0</text:p>
          </table:table-cell>
          <table:table-cell table:style-name="ce117" table:formula="of:=IF(MONTH([$AllRad.$A58])=[.G$104];[AllRad.$E58];0)" office:value-type="float" office:value="0" calcext:value-type="float">
            <text:p>0</text:p>
          </table:table-cell>
          <table:table-cell table:style-name="ce117" table:formula="of:=IF(MONTH([$AllRad.$A58])=[.H$104];[AllRad.$E58];0)" office:value-type="float" office:value="0" calcext:value-type="float">
            <text:p>0</text:p>
          </table:table-cell>
          <table:table-cell table:style-name="ce117" table:formula="of:=IF(MONTH([$AllRad.$A58])=[.I$104];[AllRad.$E58];0)" office:value-type="float" office:value="0" calcext:value-type="float">
            <text:p>0</text:p>
          </table:table-cell>
          <table:table-cell table:style-name="ce117" table:formula="of:=IF(MONTH([$AllRad.$A58])=[.J$104];[AllRad.$E58];0)" office:value-type="float" office:value="0" calcext:value-type="float">
            <text:p>0</text:p>
          </table:table-cell>
          <table:table-cell table:style-name="ce117" table:formula="of:=IF(MONTH([$AllRad.$A58])=[.K$104];[AllRad.$E58];0)" office:value-type="float" office:value="0" calcext:value-type="float">
            <text:p>0</text:p>
          </table:table-cell>
          <table:table-cell table:style-name="ce117" table:formula="of:=IF(MONTH([$AllRad.$A58])=[.L$104];[AllRad.$E58];0)" office:value-type="float" office:value="0" calcext:value-type="float">
            <text:p>0</text:p>
          </table:table-cell>
          <table:table-cell table:style-name="ce117" table:formula="of:=IF(MONTH([$AllRad.$A58])=[.M$104];[AllRad.$E58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59])=[.B$104];[AllRad.$E59];0)" office:value-type="float" office:value="0" calcext:value-type="float">
            <text:p>0</text:p>
          </table:table-cell>
          <table:table-cell table:style-name="ce117" table:formula="of:=IF(MONTH([$AllRad.$A59])=[.C$104];[AllRad.$E59];0)" office:value-type="float" office:value="0" calcext:value-type="float">
            <text:p>0</text:p>
          </table:table-cell>
          <table:table-cell table:style-name="ce117" table:formula="of:=IF(MONTH([$AllRad.$A59])=[.D$104];[AllRad.$E59];0)" office:value-type="float" office:value="0" calcext:value-type="float">
            <text:p>0</text:p>
          </table:table-cell>
          <table:table-cell table:style-name="ce117" table:formula="of:=IF(MONTH([$AllRad.$A59])=[.E$104];[AllRad.$E59];0)" office:value-type="float" office:value="0" calcext:value-type="float">
            <text:p>0</text:p>
          </table:table-cell>
          <table:table-cell table:style-name="ce117" table:formula="of:=IF(MONTH([$AllRad.$A59])=[.F$104];[AllRad.$E59];0)" office:value-type="float" office:value="0" calcext:value-type="float">
            <text:p>0</text:p>
          </table:table-cell>
          <table:table-cell table:style-name="ce117" table:formula="of:=IF(MONTH([$AllRad.$A59])=[.G$104];[AllRad.$E59];0)" office:value-type="float" office:value="0" calcext:value-type="float">
            <text:p>0</text:p>
          </table:table-cell>
          <table:table-cell table:style-name="ce117" table:formula="of:=IF(MONTH([$AllRad.$A59])=[.H$104];[AllRad.$E59];0)" office:value-type="float" office:value="0" calcext:value-type="float">
            <text:p>0</text:p>
          </table:table-cell>
          <table:table-cell table:style-name="ce117" table:formula="of:=IF(MONTH([$AllRad.$A59])=[.I$104];[AllRad.$E59];0)" office:value-type="float" office:value="0" calcext:value-type="float">
            <text:p>0</text:p>
          </table:table-cell>
          <table:table-cell table:style-name="ce117" table:formula="of:=IF(MONTH([$AllRad.$A59])=[.J$104];[AllRad.$E59];0)" office:value-type="float" office:value="0" calcext:value-type="float">
            <text:p>0</text:p>
          </table:table-cell>
          <table:table-cell table:style-name="ce117" table:formula="of:=IF(MONTH([$AllRad.$A59])=[.K$104];[AllRad.$E59];0)" office:value-type="float" office:value="0" calcext:value-type="float">
            <text:p>0</text:p>
          </table:table-cell>
          <table:table-cell table:style-name="ce117" table:formula="of:=IF(MONTH([$AllRad.$A59])=[.L$104];[AllRad.$E59];0)" office:value-type="float" office:value="0" calcext:value-type="float">
            <text:p>0</text:p>
          </table:table-cell>
          <table:table-cell table:style-name="ce117" table:formula="of:=IF(MONTH([$AllRad.$A59])=[.M$104];[AllRad.$E59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60])=[.B$104];[AllRad.$E60];0)" office:value-type="float" office:value="0" calcext:value-type="float">
            <text:p>0</text:p>
          </table:table-cell>
          <table:table-cell table:style-name="ce117" table:formula="of:=IF(MONTH([$AllRad.$A60])=[.C$104];[AllRad.$E60];0)" office:value-type="float" office:value="0" calcext:value-type="float">
            <text:p>0</text:p>
          </table:table-cell>
          <table:table-cell table:style-name="ce117" table:formula="of:=IF(MONTH([$AllRad.$A60])=[.D$104];[AllRad.$E60];0)" office:value-type="float" office:value="0" calcext:value-type="float">
            <text:p>0</text:p>
          </table:table-cell>
          <table:table-cell table:style-name="ce117" table:formula="of:=IF(MONTH([$AllRad.$A60])=[.E$104];[AllRad.$E60];0)" office:value-type="float" office:value="0" calcext:value-type="float">
            <text:p>0</text:p>
          </table:table-cell>
          <table:table-cell table:style-name="ce117" table:formula="of:=IF(MONTH([$AllRad.$A60])=[.F$104];[AllRad.$E60];0)" office:value-type="float" office:value="0" calcext:value-type="float">
            <text:p>0</text:p>
          </table:table-cell>
          <table:table-cell table:style-name="ce117" table:formula="of:=IF(MONTH([$AllRad.$A60])=[.G$104];[AllRad.$E60];0)" office:value-type="float" office:value="0" calcext:value-type="float">
            <text:p>0</text:p>
          </table:table-cell>
          <table:table-cell table:style-name="ce117" table:formula="of:=IF(MONTH([$AllRad.$A60])=[.H$104];[AllRad.$E60];0)" office:value-type="float" office:value="0" calcext:value-type="float">
            <text:p>0</text:p>
          </table:table-cell>
          <table:table-cell table:style-name="ce117" table:formula="of:=IF(MONTH([$AllRad.$A60])=[.I$104];[AllRad.$E60];0)" office:value-type="float" office:value="0" calcext:value-type="float">
            <text:p>0</text:p>
          </table:table-cell>
          <table:table-cell table:style-name="ce117" table:formula="of:=IF(MONTH([$AllRad.$A60])=[.J$104];[AllRad.$E60];0)" office:value-type="float" office:value="0" calcext:value-type="float">
            <text:p>0</text:p>
          </table:table-cell>
          <table:table-cell table:style-name="ce117" table:formula="of:=IF(MONTH([$AllRad.$A60])=[.K$104];[AllRad.$E60];0)" office:value-type="float" office:value="0" calcext:value-type="float">
            <text:p>0</text:p>
          </table:table-cell>
          <table:table-cell table:style-name="ce117" table:formula="of:=IF(MONTH([$AllRad.$A60])=[.L$104];[AllRad.$E60];0)" office:value-type="float" office:value="0" calcext:value-type="float">
            <text:p>0</text:p>
          </table:table-cell>
          <table:table-cell table:style-name="ce117" table:formula="of:=IF(MONTH([$AllRad.$A60])=[.M$104];[AllRad.$E60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61])=[.B$104];[AllRad.$E61];0)" office:value-type="float" office:value="0" calcext:value-type="float">
            <text:p>0</text:p>
          </table:table-cell>
          <table:table-cell table:style-name="ce117" table:formula="of:=IF(MONTH([$AllRad.$A61])=[.C$104];[AllRad.$E61];0)" office:value-type="float" office:value="0" calcext:value-type="float">
            <text:p>0</text:p>
          </table:table-cell>
          <table:table-cell table:style-name="ce117" table:formula="of:=IF(MONTH([$AllRad.$A61])=[.D$104];[AllRad.$E61];0)" office:value-type="float" office:value="0" calcext:value-type="float">
            <text:p>0</text:p>
          </table:table-cell>
          <table:table-cell table:style-name="ce117" table:formula="of:=IF(MONTH([$AllRad.$A61])=[.E$104];[AllRad.$E61];0)" office:value-type="float" office:value="0" calcext:value-type="float">
            <text:p>0</text:p>
          </table:table-cell>
          <table:table-cell table:style-name="ce117" table:formula="of:=IF(MONTH([$AllRad.$A61])=[.F$104];[AllRad.$E61];0)" office:value-type="float" office:value="0" calcext:value-type="float">
            <text:p>0</text:p>
          </table:table-cell>
          <table:table-cell table:style-name="ce117" table:formula="of:=IF(MONTH([$AllRad.$A61])=[.G$104];[AllRad.$E61];0)" office:value-type="float" office:value="0" calcext:value-type="float">
            <text:p>0</text:p>
          </table:table-cell>
          <table:table-cell table:style-name="ce117" table:formula="of:=IF(MONTH([$AllRad.$A61])=[.H$104];[AllRad.$E61];0)" office:value-type="float" office:value="0" calcext:value-type="float">
            <text:p>0</text:p>
          </table:table-cell>
          <table:table-cell table:style-name="ce117" table:formula="of:=IF(MONTH([$AllRad.$A61])=[.I$104];[AllRad.$E61];0)" office:value-type="float" office:value="0" calcext:value-type="float">
            <text:p>0</text:p>
          </table:table-cell>
          <table:table-cell table:style-name="ce117" table:formula="of:=IF(MONTH([$AllRad.$A61])=[.J$104];[AllRad.$E61];0)" office:value-type="float" office:value="0" calcext:value-type="float">
            <text:p>0</text:p>
          </table:table-cell>
          <table:table-cell table:style-name="ce117" table:formula="of:=IF(MONTH([$AllRad.$A61])=[.K$104];[AllRad.$E61];0)" office:value-type="float" office:value="0" calcext:value-type="float">
            <text:p>0</text:p>
          </table:table-cell>
          <table:table-cell table:style-name="ce117" table:formula="of:=IF(MONTH([$AllRad.$A61])=[.L$104];[AllRad.$E61];0)" office:value-type="float" office:value="0" calcext:value-type="float">
            <text:p>0</text:p>
          </table:table-cell>
          <table:table-cell table:style-name="ce117" table:formula="of:=IF(MONTH([$AllRad.$A61])=[.M$104];[AllRad.$E61];0)" office:value-type="float" office:value="0" calcext:value-type="float">
            <text:p>0</text:p>
          </table:table-cell>
          <table:table-cell table:number-columns-repeated="9"/>
          <table:table-cell table:style-name="ce117" table:number-columns-repeated="6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62])=[.B$104];[AllRad.$E62];0)" office:value-type="float" office:value="0" calcext:value-type="float">
            <text:p>0</text:p>
          </table:table-cell>
          <table:table-cell table:style-name="ce117" table:formula="of:=IF(MONTH([$AllRad.$A62])=[.C$104];[AllRad.$E62];0)" office:value-type="float" office:value="0" calcext:value-type="float">
            <text:p>0</text:p>
          </table:table-cell>
          <table:table-cell table:style-name="ce117" table:formula="of:=IF(MONTH([$AllRad.$A62])=[.D$104];[AllRad.$E62];0)" office:value-type="float" office:value="0" calcext:value-type="float">
            <text:p>0</text:p>
          </table:table-cell>
          <table:table-cell table:style-name="ce117" table:formula="of:=IF(MONTH([$AllRad.$A62])=[.E$104];[AllRad.$E62];0)" office:value-type="float" office:value="0" calcext:value-type="float">
            <text:p>0</text:p>
          </table:table-cell>
          <table:table-cell table:style-name="ce117" table:formula="of:=IF(MONTH([$AllRad.$A62])=[.F$104];[AllRad.$E62];0)" office:value-type="float" office:value="0" calcext:value-type="float">
            <text:p>0</text:p>
          </table:table-cell>
          <table:table-cell table:style-name="ce117" table:formula="of:=IF(MONTH([$AllRad.$A62])=[.G$104];[AllRad.$E62];0)" office:value-type="float" office:value="0" calcext:value-type="float">
            <text:p>0</text:p>
          </table:table-cell>
          <table:table-cell table:style-name="ce117" table:formula="of:=IF(MONTH([$AllRad.$A62])=[.H$104];[AllRad.$E62];0)" office:value-type="float" office:value="0" calcext:value-type="float">
            <text:p>0</text:p>
          </table:table-cell>
          <table:table-cell table:style-name="ce117" table:formula="of:=IF(MONTH([$AllRad.$A62])=[.I$104];[AllRad.$E62];0)" office:value-type="float" office:value="0" calcext:value-type="float">
            <text:p>0</text:p>
          </table:table-cell>
          <table:table-cell table:style-name="ce117" table:formula="of:=IF(MONTH([$AllRad.$A62])=[.J$104];[AllRad.$E62];0)" office:value-type="float" office:value="0" calcext:value-type="float">
            <text:p>0</text:p>
          </table:table-cell>
          <table:table-cell table:style-name="ce117" table:formula="of:=IF(MONTH([$AllRad.$A62])=[.K$104];[AllRad.$E62];0)" office:value-type="float" office:value="0" calcext:value-type="float">
            <text:p>0</text:p>
          </table:table-cell>
          <table:table-cell table:style-name="ce117" table:formula="of:=IF(MONTH([$AllRad.$A62])=[.L$104];[AllRad.$E62];0)" office:value-type="float" office:value="0" calcext:value-type="float">
            <text:p>0</text:p>
          </table:table-cell>
          <table:table-cell table:style-name="ce117" table:formula="of:=IF(MONTH([$AllRad.$A62])=[.M$104];[AllRad.$E62];0)" office:value-type="float" office:value="0" calcext:value-type="float">
            <text:p>0</text:p>
          </table:table-cell>
          <table:table-cell table:number-columns-repeated="9"/>
          <table:table-cell table:style-name="ce117" table:number-columns-repeated="6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63])=[.B$104];[AllRad.$E63];0)" office:value-type="float" office:value="0" calcext:value-type="float">
            <text:p>0</text:p>
          </table:table-cell>
          <table:table-cell table:style-name="ce117" table:formula="of:=IF(MONTH([$AllRad.$A63])=[.C$104];[AllRad.$E63];0)" office:value-type="float" office:value="0" calcext:value-type="float">
            <text:p>0</text:p>
          </table:table-cell>
          <table:table-cell table:style-name="ce117" table:formula="of:=IF(MONTH([$AllRad.$A63])=[.D$104];[AllRad.$E63];0)" office:value-type="float" office:value="0" calcext:value-type="float">
            <text:p>0</text:p>
          </table:table-cell>
          <table:table-cell table:style-name="ce117" table:formula="of:=IF(MONTH([$AllRad.$A63])=[.E$104];[AllRad.$E63];0)" office:value-type="float" office:value="0" calcext:value-type="float">
            <text:p>0</text:p>
          </table:table-cell>
          <table:table-cell table:style-name="ce117" table:formula="of:=IF(MONTH([$AllRad.$A63])=[.F$104];[AllRad.$E63];0)" office:value-type="float" office:value="0" calcext:value-type="float">
            <text:p>0</text:p>
          </table:table-cell>
          <table:table-cell table:style-name="ce117" table:formula="of:=IF(MONTH([$AllRad.$A63])=[.G$104];[AllRad.$E63];0)" office:value-type="float" office:value="0" calcext:value-type="float">
            <text:p>0</text:p>
          </table:table-cell>
          <table:table-cell table:style-name="ce117" table:formula="of:=IF(MONTH([$AllRad.$A63])=[.H$104];[AllRad.$E63];0)" office:value-type="float" office:value="0" calcext:value-type="float">
            <text:p>0</text:p>
          </table:table-cell>
          <table:table-cell table:style-name="ce117" table:formula="of:=IF(MONTH([$AllRad.$A63])=[.I$104];[AllRad.$E63];0)" office:value-type="float" office:value="0" calcext:value-type="float">
            <text:p>0</text:p>
          </table:table-cell>
          <table:table-cell table:style-name="ce117" table:formula="of:=IF(MONTH([$AllRad.$A63])=[.J$104];[AllRad.$E63];0)" office:value-type="float" office:value="0" calcext:value-type="float">
            <text:p>0</text:p>
          </table:table-cell>
          <table:table-cell table:style-name="ce117" table:formula="of:=IF(MONTH([$AllRad.$A63])=[.K$104];[AllRad.$E63];0)" office:value-type="float" office:value="0" calcext:value-type="float">
            <text:p>0</text:p>
          </table:table-cell>
          <table:table-cell table:style-name="ce117" table:formula="of:=IF(MONTH([$AllRad.$A63])=[.L$104];[AllRad.$E63];0)" office:value-type="float" office:value="0" calcext:value-type="float">
            <text:p>0</text:p>
          </table:table-cell>
          <table:table-cell table:style-name="ce117" table:formula="of:=IF(MONTH([$AllRad.$A63])=[.M$104];[AllRad.$E63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64])=[.B$104];[AllRad.$E64];0)" office:value-type="float" office:value="0" calcext:value-type="float">
            <text:p>0</text:p>
          </table:table-cell>
          <table:table-cell table:style-name="ce117" table:formula="of:=IF(MONTH([$AllRad.$A64])=[.C$104];[AllRad.$E64];0)" office:value-type="float" office:value="0" calcext:value-type="float">
            <text:p>0</text:p>
          </table:table-cell>
          <table:table-cell table:style-name="ce117" table:formula="of:=IF(MONTH([$AllRad.$A64])=[.D$104];[AllRad.$E64];0)" office:value-type="float" office:value="0" calcext:value-type="float">
            <text:p>0</text:p>
          </table:table-cell>
          <table:table-cell table:style-name="ce117" table:formula="of:=IF(MONTH([$AllRad.$A64])=[.E$104];[AllRad.$E64];0)" office:value-type="float" office:value="0" calcext:value-type="float">
            <text:p>0</text:p>
          </table:table-cell>
          <table:table-cell table:style-name="ce117" table:formula="of:=IF(MONTH([$AllRad.$A64])=[.F$104];[AllRad.$E64];0)" office:value-type="float" office:value="0" calcext:value-type="float">
            <text:p>0</text:p>
          </table:table-cell>
          <table:table-cell table:style-name="ce117" table:formula="of:=IF(MONTH([$AllRad.$A64])=[.G$104];[AllRad.$E64];0)" office:value-type="float" office:value="0" calcext:value-type="float">
            <text:p>0</text:p>
          </table:table-cell>
          <table:table-cell table:style-name="ce117" table:formula="of:=IF(MONTH([$AllRad.$A64])=[.H$104];[AllRad.$E64];0)" office:value-type="float" office:value="0" calcext:value-type="float">
            <text:p>0</text:p>
          </table:table-cell>
          <table:table-cell table:style-name="ce117" table:formula="of:=IF(MONTH([$AllRad.$A64])=[.I$104];[AllRad.$E64];0)" office:value-type="float" office:value="0" calcext:value-type="float">
            <text:p>0</text:p>
          </table:table-cell>
          <table:table-cell table:style-name="ce117" table:formula="of:=IF(MONTH([$AllRad.$A64])=[.J$104];[AllRad.$E64];0)" office:value-type="float" office:value="0" calcext:value-type="float">
            <text:p>0</text:p>
          </table:table-cell>
          <table:table-cell table:style-name="ce117" table:formula="of:=IF(MONTH([$AllRad.$A64])=[.K$104];[AllRad.$E64];0)" office:value-type="float" office:value="0" calcext:value-type="float">
            <text:p>0</text:p>
          </table:table-cell>
          <table:table-cell table:style-name="ce117" table:formula="of:=IF(MONTH([$AllRad.$A64])=[.L$104];[AllRad.$E64];0)" office:value-type="float" office:value="0" calcext:value-type="float">
            <text:p>0</text:p>
          </table:table-cell>
          <table:table-cell table:style-name="ce117" table:formula="of:=IF(MONTH([$AllRad.$A64])=[.M$104];[AllRad.$E64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65])=[.B$104];[AllRad.$E65];0)" office:value-type="float" office:value="0" calcext:value-type="float">
            <text:p>0</text:p>
          </table:table-cell>
          <table:table-cell table:style-name="ce117" table:formula="of:=IF(MONTH([$AllRad.$A65])=[.C$104];[AllRad.$E65];0)" office:value-type="float" office:value="0" calcext:value-type="float">
            <text:p>0</text:p>
          </table:table-cell>
          <table:table-cell table:style-name="ce117" table:formula="of:=IF(MONTH([$AllRad.$A65])=[.D$104];[AllRad.$E65];0)" office:value-type="float" office:value="0" calcext:value-type="float">
            <text:p>0</text:p>
          </table:table-cell>
          <table:table-cell table:style-name="ce117" table:formula="of:=IF(MONTH([$AllRad.$A65])=[.E$104];[AllRad.$E65];0)" office:value-type="float" office:value="0" calcext:value-type="float">
            <text:p>0</text:p>
          </table:table-cell>
          <table:table-cell table:style-name="ce117" table:formula="of:=IF(MONTH([$AllRad.$A65])=[.F$104];[AllRad.$E65];0)" office:value-type="float" office:value="0" calcext:value-type="float">
            <text:p>0</text:p>
          </table:table-cell>
          <table:table-cell table:style-name="ce117" table:formula="of:=IF(MONTH([$AllRad.$A65])=[.G$104];[AllRad.$E65];0)" office:value-type="float" office:value="0" calcext:value-type="float">
            <text:p>0</text:p>
          </table:table-cell>
          <table:table-cell table:style-name="ce117" table:formula="of:=IF(MONTH([$AllRad.$A65])=[.H$104];[AllRad.$E65];0)" office:value-type="float" office:value="0" calcext:value-type="float">
            <text:p>0</text:p>
          </table:table-cell>
          <table:table-cell table:style-name="ce117" table:formula="of:=IF(MONTH([$AllRad.$A65])=[.I$104];[AllRad.$E65];0)" office:value-type="float" office:value="0" calcext:value-type="float">
            <text:p>0</text:p>
          </table:table-cell>
          <table:table-cell table:style-name="ce117" table:formula="of:=IF(MONTH([$AllRad.$A65])=[.J$104];[AllRad.$E65];0)" office:value-type="float" office:value="0" calcext:value-type="float">
            <text:p>0</text:p>
          </table:table-cell>
          <table:table-cell table:style-name="ce117" table:formula="of:=IF(MONTH([$AllRad.$A65])=[.K$104];[AllRad.$E65];0)" office:value-type="float" office:value="0" calcext:value-type="float">
            <text:p>0</text:p>
          </table:table-cell>
          <table:table-cell table:style-name="ce117" table:formula="of:=IF(MONTH([$AllRad.$A65])=[.L$104];[AllRad.$E65];0)" office:value-type="float" office:value="0" calcext:value-type="float">
            <text:p>0</text:p>
          </table:table-cell>
          <table:table-cell table:style-name="ce117" table:formula="of:=IF(MONTH([$AllRad.$A65])=[.M$104];[AllRad.$E65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66])=[.B$104];[AllRad.$E66];0)" office:value-type="float" office:value="0" calcext:value-type="float">
            <text:p>0</text:p>
          </table:table-cell>
          <table:table-cell table:style-name="ce117" table:formula="of:=IF(MONTH([$AllRad.$A66])=[.C$104];[AllRad.$E66];0)" office:value-type="float" office:value="0" calcext:value-type="float">
            <text:p>0</text:p>
          </table:table-cell>
          <table:table-cell table:style-name="ce117" table:formula="of:=IF(MONTH([$AllRad.$A66])=[.D$104];[AllRad.$E66];0)" office:value-type="float" office:value="0" calcext:value-type="float">
            <text:p>0</text:p>
          </table:table-cell>
          <table:table-cell table:style-name="ce117" table:formula="of:=IF(MONTH([$AllRad.$A66])=[.E$104];[AllRad.$E66];0)" office:value-type="float" office:value="0" calcext:value-type="float">
            <text:p>0</text:p>
          </table:table-cell>
          <table:table-cell table:style-name="ce117" table:formula="of:=IF(MONTH([$AllRad.$A66])=[.F$104];[AllRad.$E66];0)" office:value-type="float" office:value="0" calcext:value-type="float">
            <text:p>0</text:p>
          </table:table-cell>
          <table:table-cell table:style-name="ce117" table:formula="of:=IF(MONTH([$AllRad.$A66])=[.G$104];[AllRad.$E66];0)" office:value-type="float" office:value="0" calcext:value-type="float">
            <text:p>0</text:p>
          </table:table-cell>
          <table:table-cell table:style-name="ce117" table:formula="of:=IF(MONTH([$AllRad.$A66])=[.H$104];[AllRad.$E66];0)" office:value-type="float" office:value="0" calcext:value-type="float">
            <text:p>0</text:p>
          </table:table-cell>
          <table:table-cell table:style-name="ce117" table:formula="of:=IF(MONTH([$AllRad.$A66])=[.I$104];[AllRad.$E66];0)" office:value-type="float" office:value="0" calcext:value-type="float">
            <text:p>0</text:p>
          </table:table-cell>
          <table:table-cell table:style-name="ce117" table:formula="of:=IF(MONTH([$AllRad.$A66])=[.J$104];[AllRad.$E66];0)" office:value-type="float" office:value="0" calcext:value-type="float">
            <text:p>0</text:p>
          </table:table-cell>
          <table:table-cell table:style-name="ce117" table:formula="of:=IF(MONTH([$AllRad.$A66])=[.K$104];[AllRad.$E66];0)" office:value-type="float" office:value="0" calcext:value-type="float">
            <text:p>0</text:p>
          </table:table-cell>
          <table:table-cell table:style-name="ce117" table:formula="of:=IF(MONTH([$AllRad.$A66])=[.L$104];[AllRad.$E66];0)" office:value-type="float" office:value="0" calcext:value-type="float">
            <text:p>0</text:p>
          </table:table-cell>
          <table:table-cell table:style-name="ce117" table:formula="of:=IF(MONTH([$AllRad.$A66])=[.M$104];[AllRad.$E66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67])=[.B$104];[AllRad.$E67];0)" office:value-type="float" office:value="0" calcext:value-type="float">
            <text:p>0</text:p>
          </table:table-cell>
          <table:table-cell table:style-name="ce117" table:formula="of:=IF(MONTH([$AllRad.$A67])=[.C$104];[AllRad.$E67];0)" office:value-type="float" office:value="0" calcext:value-type="float">
            <text:p>0</text:p>
          </table:table-cell>
          <table:table-cell table:style-name="ce117" table:formula="of:=IF(MONTH([$AllRad.$A67])=[.D$104];[AllRad.$E67];0)" office:value-type="float" office:value="0" calcext:value-type="float">
            <text:p>0</text:p>
          </table:table-cell>
          <table:table-cell table:style-name="ce117" table:formula="of:=IF(MONTH([$AllRad.$A67])=[.E$104];[AllRad.$E67];0)" office:value-type="float" office:value="0" calcext:value-type="float">
            <text:p>0</text:p>
          </table:table-cell>
          <table:table-cell table:style-name="ce117" table:formula="of:=IF(MONTH([$AllRad.$A67])=[.F$104];[AllRad.$E67];0)" office:value-type="float" office:value="0" calcext:value-type="float">
            <text:p>0</text:p>
          </table:table-cell>
          <table:table-cell table:style-name="ce117" table:formula="of:=IF(MONTH([$AllRad.$A67])=[.G$104];[AllRad.$E67];0)" office:value-type="float" office:value="0" calcext:value-type="float">
            <text:p>0</text:p>
          </table:table-cell>
          <table:table-cell table:style-name="ce117" table:formula="of:=IF(MONTH([$AllRad.$A67])=[.H$104];[AllRad.$E67];0)" office:value-type="float" office:value="0" calcext:value-type="float">
            <text:p>0</text:p>
          </table:table-cell>
          <table:table-cell table:style-name="ce117" table:formula="of:=IF(MONTH([$AllRad.$A67])=[.I$104];[AllRad.$E67];0)" office:value-type="float" office:value="0" calcext:value-type="float">
            <text:p>0</text:p>
          </table:table-cell>
          <table:table-cell table:style-name="ce117" table:formula="of:=IF(MONTH([$AllRad.$A67])=[.J$104];[AllRad.$E67];0)" office:value-type="float" office:value="0" calcext:value-type="float">
            <text:p>0</text:p>
          </table:table-cell>
          <table:table-cell table:style-name="ce117" table:formula="of:=IF(MONTH([$AllRad.$A67])=[.K$104];[AllRad.$E67];0)" office:value-type="float" office:value="0" calcext:value-type="float">
            <text:p>0</text:p>
          </table:table-cell>
          <table:table-cell table:style-name="ce117" table:formula="of:=IF(MONTH([$AllRad.$A67])=[.L$104];[AllRad.$E67];0)" office:value-type="float" office:value="0" calcext:value-type="float">
            <text:p>0</text:p>
          </table:table-cell>
          <table:table-cell table:style-name="ce117" table:formula="of:=IF(MONTH([$AllRad.$A67])=[.M$104];[AllRad.$E67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68])=[.B$104];[AllRad.$E68];0)" office:value-type="float" office:value="0" calcext:value-type="float">
            <text:p>0</text:p>
          </table:table-cell>
          <table:table-cell table:style-name="ce117" table:formula="of:=IF(MONTH([$AllRad.$A68])=[.C$104];[AllRad.$E68];0)" office:value-type="float" office:value="0" calcext:value-type="float">
            <text:p>0</text:p>
          </table:table-cell>
          <table:table-cell table:style-name="ce117" table:formula="of:=IF(MONTH([$AllRad.$A68])=[.D$104];[AllRad.$E68];0)" office:value-type="float" office:value="0" calcext:value-type="float">
            <text:p>0</text:p>
          </table:table-cell>
          <table:table-cell table:style-name="ce117" table:formula="of:=IF(MONTH([$AllRad.$A68])=[.E$104];[AllRad.$E68];0)" office:value-type="float" office:value="0" calcext:value-type="float">
            <text:p>0</text:p>
          </table:table-cell>
          <table:table-cell table:style-name="ce117" table:formula="of:=IF(MONTH([$AllRad.$A68])=[.F$104];[AllRad.$E68];0)" office:value-type="float" office:value="0" calcext:value-type="float">
            <text:p>0</text:p>
          </table:table-cell>
          <table:table-cell table:style-name="ce117" table:formula="of:=IF(MONTH([$AllRad.$A68])=[.G$104];[AllRad.$E68];0)" office:value-type="float" office:value="0" calcext:value-type="float">
            <text:p>0</text:p>
          </table:table-cell>
          <table:table-cell table:style-name="ce117" table:formula="of:=IF(MONTH([$AllRad.$A68])=[.H$104];[AllRad.$E68];0)" office:value-type="float" office:value="0" calcext:value-type="float">
            <text:p>0</text:p>
          </table:table-cell>
          <table:table-cell table:style-name="ce117" table:formula="of:=IF(MONTH([$AllRad.$A68])=[.I$104];[AllRad.$E68];0)" office:value-type="float" office:value="0" calcext:value-type="float">
            <text:p>0</text:p>
          </table:table-cell>
          <table:table-cell table:style-name="ce117" table:formula="of:=IF(MONTH([$AllRad.$A68])=[.J$104];[AllRad.$E68];0)" office:value-type="float" office:value="0" calcext:value-type="float">
            <text:p>0</text:p>
          </table:table-cell>
          <table:table-cell table:style-name="ce117" table:formula="of:=IF(MONTH([$AllRad.$A68])=[.K$104];[AllRad.$E68];0)" office:value-type="float" office:value="0" calcext:value-type="float">
            <text:p>0</text:p>
          </table:table-cell>
          <table:table-cell table:style-name="ce117" table:formula="of:=IF(MONTH([$AllRad.$A68])=[.L$104];[AllRad.$E68];0)" office:value-type="float" office:value="0" calcext:value-type="float">
            <text:p>0</text:p>
          </table:table-cell>
          <table:table-cell table:style-name="ce117" table:formula="of:=IF(MONTH([$AllRad.$A68])=[.M$104];[AllRad.$E68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69])=[.B$104];[AllRad.$E69];0)" office:value-type="float" office:value="0" calcext:value-type="float">
            <text:p>0</text:p>
          </table:table-cell>
          <table:table-cell table:style-name="ce117" table:formula="of:=IF(MONTH([$AllRad.$A69])=[.C$104];[AllRad.$E69];0)" office:value-type="float" office:value="0" calcext:value-type="float">
            <text:p>0</text:p>
          </table:table-cell>
          <table:table-cell table:style-name="ce117" table:formula="of:=IF(MONTH([$AllRad.$A69])=[.D$104];[AllRad.$E69];0)" office:value-type="float" office:value="0" calcext:value-type="float">
            <text:p>0</text:p>
          </table:table-cell>
          <table:table-cell table:style-name="ce117" table:formula="of:=IF(MONTH([$AllRad.$A69])=[.E$104];[AllRad.$E69];0)" office:value-type="float" office:value="0" calcext:value-type="float">
            <text:p>0</text:p>
          </table:table-cell>
          <table:table-cell table:style-name="ce117" table:formula="of:=IF(MONTH([$AllRad.$A69])=[.F$104];[AllRad.$E69];0)" office:value-type="float" office:value="0" calcext:value-type="float">
            <text:p>0</text:p>
          </table:table-cell>
          <table:table-cell table:style-name="ce117" table:formula="of:=IF(MONTH([$AllRad.$A69])=[.G$104];[AllRad.$E69];0)" office:value-type="float" office:value="0" calcext:value-type="float">
            <text:p>0</text:p>
          </table:table-cell>
          <table:table-cell table:style-name="ce117" table:formula="of:=IF(MONTH([$AllRad.$A69])=[.H$104];[AllRad.$E69];0)" office:value-type="float" office:value="0" calcext:value-type="float">
            <text:p>0</text:p>
          </table:table-cell>
          <table:table-cell table:style-name="ce117" table:formula="of:=IF(MONTH([$AllRad.$A69])=[.I$104];[AllRad.$E69];0)" office:value-type="float" office:value="0" calcext:value-type="float">
            <text:p>0</text:p>
          </table:table-cell>
          <table:table-cell table:style-name="ce117" table:formula="of:=IF(MONTH([$AllRad.$A69])=[.J$104];[AllRad.$E69];0)" office:value-type="float" office:value="0" calcext:value-type="float">
            <text:p>0</text:p>
          </table:table-cell>
          <table:table-cell table:style-name="ce117" table:formula="of:=IF(MONTH([$AllRad.$A69])=[.K$104];[AllRad.$E69];0)" office:value-type="float" office:value="0" calcext:value-type="float">
            <text:p>0</text:p>
          </table:table-cell>
          <table:table-cell table:style-name="ce117" table:formula="of:=IF(MONTH([$AllRad.$A69])=[.L$104];[AllRad.$E69];0)" office:value-type="float" office:value="0" calcext:value-type="float">
            <text:p>0</text:p>
          </table:table-cell>
          <table:table-cell table:style-name="ce117" table:formula="of:=IF(MONTH([$AllRad.$A69])=[.M$104];[AllRad.$E69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70])=[.B$104];[AllRad.$E70];0)" office:value-type="float" office:value="0" calcext:value-type="float">
            <text:p>0</text:p>
          </table:table-cell>
          <table:table-cell table:style-name="ce117" table:formula="of:=IF(MONTH([$AllRad.$A70])=[.C$104];[AllRad.$E70];0)" office:value-type="float" office:value="0" calcext:value-type="float">
            <text:p>0</text:p>
          </table:table-cell>
          <table:table-cell table:style-name="ce117" table:formula="of:=IF(MONTH([$AllRad.$A70])=[.D$104];[AllRad.$E70];0)" office:value-type="float" office:value="0" calcext:value-type="float">
            <text:p>0</text:p>
          </table:table-cell>
          <table:table-cell table:style-name="ce117" table:formula="of:=IF(MONTH([$AllRad.$A70])=[.E$104];[AllRad.$E70];0)" office:value-type="float" office:value="0" calcext:value-type="float">
            <text:p>0</text:p>
          </table:table-cell>
          <table:table-cell table:style-name="ce117" table:formula="of:=IF(MONTH([$AllRad.$A70])=[.F$104];[AllRad.$E70];0)" office:value-type="float" office:value="0" calcext:value-type="float">
            <text:p>0</text:p>
          </table:table-cell>
          <table:table-cell table:style-name="ce117" table:formula="of:=IF(MONTH([$AllRad.$A70])=[.G$104];[AllRad.$E70];0)" office:value-type="float" office:value="0" calcext:value-type="float">
            <text:p>0</text:p>
          </table:table-cell>
          <table:table-cell table:style-name="ce117" table:formula="of:=IF(MONTH([$AllRad.$A70])=[.H$104];[AllRad.$E70];0)" office:value-type="float" office:value="0" calcext:value-type="float">
            <text:p>0</text:p>
          </table:table-cell>
          <table:table-cell table:style-name="ce117" table:formula="of:=IF(MONTH([$AllRad.$A70])=[.I$104];[AllRad.$E70];0)" office:value-type="float" office:value="0" calcext:value-type="float">
            <text:p>0</text:p>
          </table:table-cell>
          <table:table-cell table:style-name="ce117" table:formula="of:=IF(MONTH([$AllRad.$A70])=[.J$104];[AllRad.$E70];0)" office:value-type="float" office:value="0" calcext:value-type="float">
            <text:p>0</text:p>
          </table:table-cell>
          <table:table-cell table:style-name="ce117" table:formula="of:=IF(MONTH([$AllRad.$A70])=[.K$104];[AllRad.$E70];0)" office:value-type="float" office:value="0" calcext:value-type="float">
            <text:p>0</text:p>
          </table:table-cell>
          <table:table-cell table:style-name="ce117" table:formula="of:=IF(MONTH([$AllRad.$A70])=[.L$104];[AllRad.$E70];0)" office:value-type="float" office:value="0" calcext:value-type="float">
            <text:p>0</text:p>
          </table:table-cell>
          <table:table-cell table:style-name="ce117" table:formula="of:=IF(MONTH([$AllRad.$A70])=[.M$104];[AllRad.$E70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71])=[.B$104];[AllRad.$E71];0)" office:value-type="float" office:value="0" calcext:value-type="float">
            <text:p>0</text:p>
          </table:table-cell>
          <table:table-cell table:style-name="ce117" table:formula="of:=IF(MONTH([$AllRad.$A71])=[.C$104];[AllRad.$E71];0)" office:value-type="float" office:value="0" calcext:value-type="float">
            <text:p>0</text:p>
          </table:table-cell>
          <table:table-cell table:style-name="ce117" table:formula="of:=IF(MONTH([$AllRad.$A71])=[.D$104];[AllRad.$E71];0)" office:value-type="float" office:value="0" calcext:value-type="float">
            <text:p>0</text:p>
          </table:table-cell>
          <table:table-cell table:style-name="ce117" table:formula="of:=IF(MONTH([$AllRad.$A71])=[.E$104];[AllRad.$E71];0)" office:value-type="float" office:value="0" calcext:value-type="float">
            <text:p>0</text:p>
          </table:table-cell>
          <table:table-cell table:style-name="ce117" table:formula="of:=IF(MONTH([$AllRad.$A71])=[.F$104];[AllRad.$E71];0)" office:value-type="float" office:value="0" calcext:value-type="float">
            <text:p>0</text:p>
          </table:table-cell>
          <table:table-cell table:style-name="ce117" table:formula="of:=IF(MONTH([$AllRad.$A71])=[.G$104];[AllRad.$E71];0)" office:value-type="float" office:value="0" calcext:value-type="float">
            <text:p>0</text:p>
          </table:table-cell>
          <table:table-cell table:style-name="ce117" table:formula="of:=IF(MONTH([$AllRad.$A71])=[.H$104];[AllRad.$E71];0)" office:value-type="float" office:value="0" calcext:value-type="float">
            <text:p>0</text:p>
          </table:table-cell>
          <table:table-cell table:style-name="ce117" table:formula="of:=IF(MONTH([$AllRad.$A71])=[.I$104];[AllRad.$E71];0)" office:value-type="float" office:value="0" calcext:value-type="float">
            <text:p>0</text:p>
          </table:table-cell>
          <table:table-cell table:style-name="ce117" table:formula="of:=IF(MONTH([$AllRad.$A71])=[.J$104];[AllRad.$E71];0)" office:value-type="float" office:value="0" calcext:value-type="float">
            <text:p>0</text:p>
          </table:table-cell>
          <table:table-cell table:style-name="ce117" table:formula="of:=IF(MONTH([$AllRad.$A71])=[.K$104];[AllRad.$E71];0)" office:value-type="float" office:value="0" calcext:value-type="float">
            <text:p>0</text:p>
          </table:table-cell>
          <table:table-cell table:style-name="ce117" table:formula="of:=IF(MONTH([$AllRad.$A71])=[.L$104];[AllRad.$E71];0)" office:value-type="float" office:value="0" calcext:value-type="float">
            <text:p>0</text:p>
          </table:table-cell>
          <table:table-cell table:style-name="ce117" table:formula="of:=IF(MONTH([$AllRad.$A71])=[.M$104];[AllRad.$E71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72])=[.B$104];[AllRad.$E72];0)" office:value-type="float" office:value="0" calcext:value-type="float">
            <text:p>0</text:p>
          </table:table-cell>
          <table:table-cell table:style-name="ce117" table:formula="of:=IF(MONTH([$AllRad.$A72])=[.C$104];[AllRad.$E72];0)" office:value-type="float" office:value="0" calcext:value-type="float">
            <text:p>0</text:p>
          </table:table-cell>
          <table:table-cell table:style-name="ce117" table:formula="of:=IF(MONTH([$AllRad.$A72])=[.D$104];[AllRad.$E72];0)" office:value-type="float" office:value="0" calcext:value-type="float">
            <text:p>0</text:p>
          </table:table-cell>
          <table:table-cell table:style-name="ce117" table:formula="of:=IF(MONTH([$AllRad.$A72])=[.E$104];[AllRad.$E72];0)" office:value-type="float" office:value="0" calcext:value-type="float">
            <text:p>0</text:p>
          </table:table-cell>
          <table:table-cell table:style-name="ce117" table:formula="of:=IF(MONTH([$AllRad.$A72])=[.F$104];[AllRad.$E72];0)" office:value-type="float" office:value="0" calcext:value-type="float">
            <text:p>0</text:p>
          </table:table-cell>
          <table:table-cell table:style-name="ce117" table:formula="of:=IF(MONTH([$AllRad.$A72])=[.G$104];[AllRad.$E72];0)" office:value-type="float" office:value="0" calcext:value-type="float">
            <text:p>0</text:p>
          </table:table-cell>
          <table:table-cell table:style-name="ce117" table:formula="of:=IF(MONTH([$AllRad.$A72])=[.H$104];[AllRad.$E72];0)" office:value-type="float" office:value="0" calcext:value-type="float">
            <text:p>0</text:p>
          </table:table-cell>
          <table:table-cell table:style-name="ce117" table:formula="of:=IF(MONTH([$AllRad.$A72])=[.I$104];[AllRad.$E72];0)" office:value-type="float" office:value="0" calcext:value-type="float">
            <text:p>0</text:p>
          </table:table-cell>
          <table:table-cell table:style-name="ce117" table:formula="of:=IF(MONTH([$AllRad.$A72])=[.J$104];[AllRad.$E72];0)" office:value-type="float" office:value="0" calcext:value-type="float">
            <text:p>0</text:p>
          </table:table-cell>
          <table:table-cell table:style-name="ce117" table:formula="of:=IF(MONTH([$AllRad.$A72])=[.K$104];[AllRad.$E72];0)" office:value-type="float" office:value="0" calcext:value-type="float">
            <text:p>0</text:p>
          </table:table-cell>
          <table:table-cell table:style-name="ce117" table:formula="of:=IF(MONTH([$AllRad.$A72])=[.L$104];[AllRad.$E72];0)" office:value-type="float" office:value="0" calcext:value-type="float">
            <text:p>0</text:p>
          </table:table-cell>
          <table:table-cell table:style-name="ce117" table:formula="of:=IF(MONTH([$AllRad.$A72])=[.M$104];[AllRad.$E72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73])=[.B$104];[AllRad.$E73];0)" office:value-type="float" office:value="0" calcext:value-type="float">
            <text:p>0</text:p>
          </table:table-cell>
          <table:table-cell table:style-name="ce117" table:formula="of:=IF(MONTH([$AllRad.$A73])=[.C$104];[AllRad.$E73];0)" office:value-type="float" office:value="0" calcext:value-type="float">
            <text:p>0</text:p>
          </table:table-cell>
          <table:table-cell table:style-name="ce117" table:formula="of:=IF(MONTH([$AllRad.$A73])=[.D$104];[AllRad.$E73];0)" office:value-type="float" office:value="0" calcext:value-type="float">
            <text:p>0</text:p>
          </table:table-cell>
          <table:table-cell table:style-name="ce117" table:formula="of:=IF(MONTH([$AllRad.$A73])=[.E$104];[AllRad.$E73];0)" office:value-type="float" office:value="0" calcext:value-type="float">
            <text:p>0</text:p>
          </table:table-cell>
          <table:table-cell table:style-name="ce117" table:formula="of:=IF(MONTH([$AllRad.$A73])=[.F$104];[AllRad.$E73];0)" office:value-type="float" office:value="0" calcext:value-type="float">
            <text:p>0</text:p>
          </table:table-cell>
          <table:table-cell table:style-name="ce117" table:formula="of:=IF(MONTH([$AllRad.$A73])=[.G$104];[AllRad.$E73];0)" office:value-type="float" office:value="0" calcext:value-type="float">
            <text:p>0</text:p>
          </table:table-cell>
          <table:table-cell table:style-name="ce117" table:formula="of:=IF(MONTH([$AllRad.$A73])=[.H$104];[AllRad.$E73];0)" office:value-type="float" office:value="0" calcext:value-type="float">
            <text:p>0</text:p>
          </table:table-cell>
          <table:table-cell table:style-name="ce117" table:formula="of:=IF(MONTH([$AllRad.$A73])=[.I$104];[AllRad.$E73];0)" office:value-type="float" office:value="0" calcext:value-type="float">
            <text:p>0</text:p>
          </table:table-cell>
          <table:table-cell table:style-name="ce117" table:formula="of:=IF(MONTH([$AllRad.$A73])=[.J$104];[AllRad.$E73];0)" office:value-type="float" office:value="0" calcext:value-type="float">
            <text:p>0</text:p>
          </table:table-cell>
          <table:table-cell table:style-name="ce117" table:formula="of:=IF(MONTH([$AllRad.$A73])=[.K$104];[AllRad.$E73];0)" office:value-type="float" office:value="0" calcext:value-type="float">
            <text:p>0</text:p>
          </table:table-cell>
          <table:table-cell table:style-name="ce117" table:formula="of:=IF(MONTH([$AllRad.$A73])=[.L$104];[AllRad.$E73];0)" office:value-type="float" office:value="0" calcext:value-type="float">
            <text:p>0</text:p>
          </table:table-cell>
          <table:table-cell table:style-name="ce117" table:formula="of:=IF(MONTH([$AllRad.$A73])=[.M$104];[AllRad.$E73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74])=[.B$104];[AllRad.$E74];0)" office:value-type="float" office:value="0" calcext:value-type="float">
            <text:p>0</text:p>
          </table:table-cell>
          <table:table-cell table:style-name="ce117" table:formula="of:=IF(MONTH([$AllRad.$A74])=[.C$104];[AllRad.$E74];0)" office:value-type="float" office:value="0" calcext:value-type="float">
            <text:p>0</text:p>
          </table:table-cell>
          <table:table-cell table:style-name="ce117" table:formula="of:=IF(MONTH([$AllRad.$A74])=[.D$104];[AllRad.$E74];0)" office:value-type="float" office:value="0" calcext:value-type="float">
            <text:p>0</text:p>
          </table:table-cell>
          <table:table-cell table:style-name="ce117" table:formula="of:=IF(MONTH([$AllRad.$A74])=[.E$104];[AllRad.$E74];0)" office:value-type="float" office:value="0" calcext:value-type="float">
            <text:p>0</text:p>
          </table:table-cell>
          <table:table-cell table:style-name="ce117" table:formula="of:=IF(MONTH([$AllRad.$A74])=[.F$104];[AllRad.$E74];0)" office:value-type="float" office:value="0" calcext:value-type="float">
            <text:p>0</text:p>
          </table:table-cell>
          <table:table-cell table:style-name="ce117" table:formula="of:=IF(MONTH([$AllRad.$A74])=[.G$104];[AllRad.$E74];0)" office:value-type="float" office:value="0" calcext:value-type="float">
            <text:p>0</text:p>
          </table:table-cell>
          <table:table-cell table:style-name="ce117" table:formula="of:=IF(MONTH([$AllRad.$A74])=[.H$104];[AllRad.$E74];0)" office:value-type="float" office:value="0" calcext:value-type="float">
            <text:p>0</text:p>
          </table:table-cell>
          <table:table-cell table:style-name="ce117" table:formula="of:=IF(MONTH([$AllRad.$A74])=[.I$104];[AllRad.$E74];0)" office:value-type="float" office:value="0" calcext:value-type="float">
            <text:p>0</text:p>
          </table:table-cell>
          <table:table-cell table:style-name="ce117" table:formula="of:=IF(MONTH([$AllRad.$A74])=[.J$104];[AllRad.$E74];0)" office:value-type="float" office:value="0" calcext:value-type="float">
            <text:p>0</text:p>
          </table:table-cell>
          <table:table-cell table:style-name="ce117" table:formula="of:=IF(MONTH([$AllRad.$A74])=[.K$104];[AllRad.$E74];0)" office:value-type="float" office:value="0" calcext:value-type="float">
            <text:p>0</text:p>
          </table:table-cell>
          <table:table-cell table:style-name="ce117" table:formula="of:=IF(MONTH([$AllRad.$A74])=[.L$104];[AllRad.$E74];0)" office:value-type="float" office:value="0" calcext:value-type="float">
            <text:p>0</text:p>
          </table:table-cell>
          <table:table-cell table:style-name="ce117" table:formula="of:=IF(MONTH([$AllRad.$A74])=[.M$104];[AllRad.$E74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75])=[.B$104];[AllRad.$E75];0)" office:value-type="float" office:value="0" calcext:value-type="float">
            <text:p>0</text:p>
          </table:table-cell>
          <table:table-cell table:style-name="ce117" table:formula="of:=IF(MONTH([$AllRad.$A75])=[.C$104];[AllRad.$E75];0)" office:value-type="float" office:value="0" calcext:value-type="float">
            <text:p>0</text:p>
          </table:table-cell>
          <table:table-cell table:style-name="ce117" table:formula="of:=IF(MONTH([$AllRad.$A75])=[.D$104];[AllRad.$E75];0)" office:value-type="float" office:value="0" calcext:value-type="float">
            <text:p>0</text:p>
          </table:table-cell>
          <table:table-cell table:style-name="ce117" table:formula="of:=IF(MONTH([$AllRad.$A75])=[.E$104];[AllRad.$E75];0)" office:value-type="float" office:value="0" calcext:value-type="float">
            <text:p>0</text:p>
          </table:table-cell>
          <table:table-cell table:style-name="ce117" table:formula="of:=IF(MONTH([$AllRad.$A75])=[.F$104];[AllRad.$E75];0)" office:value-type="float" office:value="0" calcext:value-type="float">
            <text:p>0</text:p>
          </table:table-cell>
          <table:table-cell table:style-name="ce117" table:formula="of:=IF(MONTH([$AllRad.$A75])=[.G$104];[AllRad.$E75];0)" office:value-type="float" office:value="0" calcext:value-type="float">
            <text:p>0</text:p>
          </table:table-cell>
          <table:table-cell table:style-name="ce117" table:formula="of:=IF(MONTH([$AllRad.$A75])=[.H$104];[AllRad.$E75];0)" office:value-type="float" office:value="0" calcext:value-type="float">
            <text:p>0</text:p>
          </table:table-cell>
          <table:table-cell table:style-name="ce117" table:formula="of:=IF(MONTH([$AllRad.$A75])=[.I$104];[AllRad.$E75];0)" office:value-type="float" office:value="0" calcext:value-type="float">
            <text:p>0</text:p>
          </table:table-cell>
          <table:table-cell table:style-name="ce117" table:formula="of:=IF(MONTH([$AllRad.$A75])=[.J$104];[AllRad.$E75];0)" office:value-type="float" office:value="0" calcext:value-type="float">
            <text:p>0</text:p>
          </table:table-cell>
          <table:table-cell table:style-name="ce117" table:formula="of:=IF(MONTH([$AllRad.$A75])=[.K$104];[AllRad.$E75];0)" office:value-type="float" office:value="0" calcext:value-type="float">
            <text:p>0</text:p>
          </table:table-cell>
          <table:table-cell table:style-name="ce117" table:formula="of:=IF(MONTH([$AllRad.$A75])=[.L$104];[AllRad.$E75];0)" office:value-type="float" office:value="0" calcext:value-type="float">
            <text:p>0</text:p>
          </table:table-cell>
          <table:table-cell table:style-name="ce117" table:formula="of:=IF(MONTH([$AllRad.$A75])=[.M$104];[AllRad.$E75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76])=[.B$104];[AllRad.$E76];0)" office:value-type="float" office:value="0" calcext:value-type="float">
            <text:p>0</text:p>
          </table:table-cell>
          <table:table-cell table:style-name="ce117" table:formula="of:=IF(MONTH([$AllRad.$A76])=[.C$104];[AllRad.$E76];0)" office:value-type="float" office:value="0" calcext:value-type="float">
            <text:p>0</text:p>
          </table:table-cell>
          <table:table-cell table:style-name="ce117" table:formula="of:=IF(MONTH([$AllRad.$A76])=[.D$104];[AllRad.$E76];0)" office:value-type="float" office:value="0" calcext:value-type="float">
            <text:p>0</text:p>
          </table:table-cell>
          <table:table-cell table:style-name="ce117" table:formula="of:=IF(MONTH([$AllRad.$A76])=[.E$104];[AllRad.$E76];0)" office:value-type="float" office:value="0" calcext:value-type="float">
            <text:p>0</text:p>
          </table:table-cell>
          <table:table-cell table:style-name="ce117" table:formula="of:=IF(MONTH([$AllRad.$A76])=[.F$104];[AllRad.$E76];0)" office:value-type="float" office:value="0" calcext:value-type="float">
            <text:p>0</text:p>
          </table:table-cell>
          <table:table-cell table:style-name="ce117" table:formula="of:=IF(MONTH([$AllRad.$A76])=[.G$104];[AllRad.$E76];0)" office:value-type="float" office:value="0" calcext:value-type="float">
            <text:p>0</text:p>
          </table:table-cell>
          <table:table-cell table:style-name="ce117" table:formula="of:=IF(MONTH([$AllRad.$A76])=[.H$104];[AllRad.$E76];0)" office:value-type="float" office:value="0" calcext:value-type="float">
            <text:p>0</text:p>
          </table:table-cell>
          <table:table-cell table:style-name="ce117" table:formula="of:=IF(MONTH([$AllRad.$A76])=[.I$104];[AllRad.$E76];0)" office:value-type="float" office:value="0" calcext:value-type="float">
            <text:p>0</text:p>
          </table:table-cell>
          <table:table-cell table:style-name="ce117" table:formula="of:=IF(MONTH([$AllRad.$A76])=[.J$104];[AllRad.$E76];0)" office:value-type="float" office:value="0" calcext:value-type="float">
            <text:p>0</text:p>
          </table:table-cell>
          <table:table-cell table:style-name="ce117" table:formula="of:=IF(MONTH([$AllRad.$A76])=[.K$104];[AllRad.$E76];0)" office:value-type="float" office:value="0" calcext:value-type="float">
            <text:p>0</text:p>
          </table:table-cell>
          <table:table-cell table:style-name="ce117" table:formula="of:=IF(MONTH([$AllRad.$A76])=[.L$104];[AllRad.$E76];0)" office:value-type="float" office:value="0" calcext:value-type="float">
            <text:p>0</text:p>
          </table:table-cell>
          <table:table-cell table:style-name="ce117" table:formula="of:=IF(MONTH([$AllRad.$A76])=[.M$104];[AllRad.$E76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77])=[.B$104];[AllRad.$E77];0)" office:value-type="float" office:value="0" calcext:value-type="float">
            <text:p>0</text:p>
          </table:table-cell>
          <table:table-cell table:style-name="ce117" table:formula="of:=IF(MONTH([$AllRad.$A77])=[.C$104];[AllRad.$E77];0)" office:value-type="float" office:value="0" calcext:value-type="float">
            <text:p>0</text:p>
          </table:table-cell>
          <table:table-cell table:style-name="ce117" table:formula="of:=IF(MONTH([$AllRad.$A77])=[.D$104];[AllRad.$E77];0)" office:value-type="float" office:value="0" calcext:value-type="float">
            <text:p>0</text:p>
          </table:table-cell>
          <table:table-cell table:style-name="ce117" table:formula="of:=IF(MONTH([$AllRad.$A77])=[.E$104];[AllRad.$E77];0)" office:value-type="float" office:value="0" calcext:value-type="float">
            <text:p>0</text:p>
          </table:table-cell>
          <table:table-cell table:style-name="ce117" table:formula="of:=IF(MONTH([$AllRad.$A77])=[.F$104];[AllRad.$E77];0)" office:value-type="float" office:value="0" calcext:value-type="float">
            <text:p>0</text:p>
          </table:table-cell>
          <table:table-cell table:style-name="ce117" table:formula="of:=IF(MONTH([$AllRad.$A77])=[.G$104];[AllRad.$E77];0)" office:value-type="float" office:value="0" calcext:value-type="float">
            <text:p>0</text:p>
          </table:table-cell>
          <table:table-cell table:style-name="ce117" table:formula="of:=IF(MONTH([$AllRad.$A77])=[.H$104];[AllRad.$E77];0)" office:value-type="float" office:value="0" calcext:value-type="float">
            <text:p>0</text:p>
          </table:table-cell>
          <table:table-cell table:style-name="ce117" table:formula="of:=IF(MONTH([$AllRad.$A77])=[.I$104];[AllRad.$E77];0)" office:value-type="float" office:value="0" calcext:value-type="float">
            <text:p>0</text:p>
          </table:table-cell>
          <table:table-cell table:style-name="ce117" table:formula="of:=IF(MONTH([$AllRad.$A77])=[.J$104];[AllRad.$E77];0)" office:value-type="float" office:value="0" calcext:value-type="float">
            <text:p>0</text:p>
          </table:table-cell>
          <table:table-cell table:style-name="ce117" table:formula="of:=IF(MONTH([$AllRad.$A77])=[.K$104];[AllRad.$E77];0)" office:value-type="float" office:value="0" calcext:value-type="float">
            <text:p>0</text:p>
          </table:table-cell>
          <table:table-cell table:style-name="ce117" table:formula="of:=IF(MONTH([$AllRad.$A77])=[.L$104];[AllRad.$E77];0)" office:value-type="float" office:value="0" calcext:value-type="float">
            <text:p>0</text:p>
          </table:table-cell>
          <table:table-cell table:style-name="ce117" table:formula="of:=IF(MONTH([$AllRad.$A77])=[.M$104];[AllRad.$E77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78])=[.B$104];[AllRad.$E78];0)" office:value-type="float" office:value="0" calcext:value-type="float">
            <text:p>0</text:p>
          </table:table-cell>
          <table:table-cell table:style-name="ce117" table:formula="of:=IF(MONTH([$AllRad.$A78])=[.C$104];[AllRad.$E78];0)" office:value-type="float" office:value="0" calcext:value-type="float">
            <text:p>0</text:p>
          </table:table-cell>
          <table:table-cell table:style-name="ce117" table:formula="of:=IF(MONTH([$AllRad.$A78])=[.D$104];[AllRad.$E78];0)" office:value-type="float" office:value="0" calcext:value-type="float">
            <text:p>0</text:p>
          </table:table-cell>
          <table:table-cell table:style-name="ce117" table:formula="of:=IF(MONTH([$AllRad.$A78])=[.E$104];[AllRad.$E78];0)" office:value-type="float" office:value="0" calcext:value-type="float">
            <text:p>0</text:p>
          </table:table-cell>
          <table:table-cell table:style-name="ce117" table:formula="of:=IF(MONTH([$AllRad.$A78])=[.F$104];[AllRad.$E78];0)" office:value-type="float" office:value="0" calcext:value-type="float">
            <text:p>0</text:p>
          </table:table-cell>
          <table:table-cell table:style-name="ce117" table:formula="of:=IF(MONTH([$AllRad.$A78])=[.G$104];[AllRad.$E78];0)" office:value-type="float" office:value="0" calcext:value-type="float">
            <text:p>0</text:p>
          </table:table-cell>
          <table:table-cell table:style-name="ce117" table:formula="of:=IF(MONTH([$AllRad.$A78])=[.H$104];[AllRad.$E78];0)" office:value-type="float" office:value="0" calcext:value-type="float">
            <text:p>0</text:p>
          </table:table-cell>
          <table:table-cell table:style-name="ce117" table:formula="of:=IF(MONTH([$AllRad.$A78])=[.I$104];[AllRad.$E78];0)" office:value-type="float" office:value="0" calcext:value-type="float">
            <text:p>0</text:p>
          </table:table-cell>
          <table:table-cell table:style-name="ce117" table:formula="of:=IF(MONTH([$AllRad.$A78])=[.J$104];[AllRad.$E78];0)" office:value-type="float" office:value="0" calcext:value-type="float">
            <text:p>0</text:p>
          </table:table-cell>
          <table:table-cell table:style-name="ce117" table:formula="of:=IF(MONTH([$AllRad.$A78])=[.K$104];[AllRad.$E78];0)" office:value-type="float" office:value="0" calcext:value-type="float">
            <text:p>0</text:p>
          </table:table-cell>
          <table:table-cell table:style-name="ce117" table:formula="of:=IF(MONTH([$AllRad.$A78])=[.L$104];[AllRad.$E78];0)" office:value-type="float" office:value="0" calcext:value-type="float">
            <text:p>0</text:p>
          </table:table-cell>
          <table:table-cell table:style-name="ce117" table:formula="of:=IF(MONTH([$AllRad.$A78])=[.M$104];[AllRad.$E78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79])=[.B$104];[AllRad.$E79];0)" office:value-type="float" office:value="0" calcext:value-type="float">
            <text:p>0</text:p>
          </table:table-cell>
          <table:table-cell table:style-name="ce117" table:formula="of:=IF(MONTH([$AllRad.$A79])=[.C$104];[AllRad.$E79];0)" office:value-type="float" office:value="0" calcext:value-type="float">
            <text:p>0</text:p>
          </table:table-cell>
          <table:table-cell table:style-name="ce117" table:formula="of:=IF(MONTH([$AllRad.$A79])=[.D$104];[AllRad.$E79];0)" office:value-type="float" office:value="0" calcext:value-type="float">
            <text:p>0</text:p>
          </table:table-cell>
          <table:table-cell table:style-name="ce117" table:formula="of:=IF(MONTH([$AllRad.$A79])=[.E$104];[AllRad.$E79];0)" office:value-type="float" office:value="0" calcext:value-type="float">
            <text:p>0</text:p>
          </table:table-cell>
          <table:table-cell table:style-name="ce117" table:formula="of:=IF(MONTH([$AllRad.$A79])=[.F$104];[AllRad.$E79];0)" office:value-type="float" office:value="0" calcext:value-type="float">
            <text:p>0</text:p>
          </table:table-cell>
          <table:table-cell table:style-name="ce117" table:formula="of:=IF(MONTH([$AllRad.$A79])=[.G$104];[AllRad.$E79];0)" office:value-type="float" office:value="0" calcext:value-type="float">
            <text:p>0</text:p>
          </table:table-cell>
          <table:table-cell table:style-name="ce117" table:formula="of:=IF(MONTH([$AllRad.$A79])=[.H$104];[AllRad.$E79];0)" office:value-type="float" office:value="0" calcext:value-type="float">
            <text:p>0</text:p>
          </table:table-cell>
          <table:table-cell table:style-name="ce117" table:formula="of:=IF(MONTH([$AllRad.$A79])=[.I$104];[AllRad.$E79];0)" office:value-type="float" office:value="0" calcext:value-type="float">
            <text:p>0</text:p>
          </table:table-cell>
          <table:table-cell table:style-name="ce117" table:formula="of:=IF(MONTH([$AllRad.$A79])=[.J$104];[AllRad.$E79];0)" office:value-type="float" office:value="0" calcext:value-type="float">
            <text:p>0</text:p>
          </table:table-cell>
          <table:table-cell table:style-name="ce117" table:formula="of:=IF(MONTH([$AllRad.$A79])=[.K$104];[AllRad.$E79];0)" office:value-type="float" office:value="0" calcext:value-type="float">
            <text:p>0</text:p>
          </table:table-cell>
          <table:table-cell table:style-name="ce117" table:formula="of:=IF(MONTH([$AllRad.$A79])=[.L$104];[AllRad.$E79];0)" office:value-type="float" office:value="0" calcext:value-type="float">
            <text:p>0</text:p>
          </table:table-cell>
          <table:table-cell table:style-name="ce117" table:formula="of:=IF(MONTH([$AllRad.$A79])=[.M$104];[AllRad.$E79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80])=[.B$104];[AllRad.$E80];0)" office:value-type="float" office:value="0" calcext:value-type="float">
            <text:p>0</text:p>
          </table:table-cell>
          <table:table-cell table:style-name="ce117" table:formula="of:=IF(MONTH([$AllRad.$A80])=[.C$104];[AllRad.$E80];0)" office:value-type="float" office:value="0" calcext:value-type="float">
            <text:p>0</text:p>
          </table:table-cell>
          <table:table-cell table:style-name="ce117" table:formula="of:=IF(MONTH([$AllRad.$A80])=[.D$104];[AllRad.$E80];0)" office:value-type="float" office:value="0" calcext:value-type="float">
            <text:p>0</text:p>
          </table:table-cell>
          <table:table-cell table:style-name="ce117" table:formula="of:=IF(MONTH([$AllRad.$A80])=[.E$104];[AllRad.$E80];0)" office:value-type="float" office:value="0" calcext:value-type="float">
            <text:p>0</text:p>
          </table:table-cell>
          <table:table-cell table:style-name="ce117" table:formula="of:=IF(MONTH([$AllRad.$A80])=[.F$104];[AllRad.$E80];0)" office:value-type="float" office:value="0" calcext:value-type="float">
            <text:p>0</text:p>
          </table:table-cell>
          <table:table-cell table:style-name="ce117" table:formula="of:=IF(MONTH([$AllRad.$A80])=[.G$104];[AllRad.$E80];0)" office:value-type="float" office:value="0" calcext:value-type="float">
            <text:p>0</text:p>
          </table:table-cell>
          <table:table-cell table:style-name="ce117" table:formula="of:=IF(MONTH([$AllRad.$A80])=[.H$104];[AllRad.$E80];0)" office:value-type="float" office:value="0" calcext:value-type="float">
            <text:p>0</text:p>
          </table:table-cell>
          <table:table-cell table:style-name="ce117" table:formula="of:=IF(MONTH([$AllRad.$A80])=[.I$104];[AllRad.$E80];0)" office:value-type="float" office:value="0" calcext:value-type="float">
            <text:p>0</text:p>
          </table:table-cell>
          <table:table-cell table:style-name="ce117" table:formula="of:=IF(MONTH([$AllRad.$A80])=[.J$104];[AllRad.$E80];0)" office:value-type="float" office:value="0" calcext:value-type="float">
            <text:p>0</text:p>
          </table:table-cell>
          <table:table-cell table:style-name="ce117" table:formula="of:=IF(MONTH([$AllRad.$A80])=[.K$104];[AllRad.$E80];0)" office:value-type="float" office:value="0" calcext:value-type="float">
            <text:p>0</text:p>
          </table:table-cell>
          <table:table-cell table:style-name="ce117" table:formula="of:=IF(MONTH([$AllRad.$A80])=[.L$104];[AllRad.$E80];0)" office:value-type="float" office:value="0" calcext:value-type="float">
            <text:p>0</text:p>
          </table:table-cell>
          <table:table-cell table:style-name="ce117" table:formula="of:=IF(MONTH([$AllRad.$A80])=[.M$104];[AllRad.$E80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81])=[.B$104];[AllRad.$E81];0)" office:value-type="float" office:value="0" calcext:value-type="float">
            <text:p>0</text:p>
          </table:table-cell>
          <table:table-cell table:style-name="ce117" table:formula="of:=IF(MONTH([$AllRad.$A81])=[.C$104];[AllRad.$E81];0)" office:value-type="float" office:value="0" calcext:value-type="float">
            <text:p>0</text:p>
          </table:table-cell>
          <table:table-cell table:style-name="ce117" table:formula="of:=IF(MONTH([$AllRad.$A81])=[.D$104];[AllRad.$E81];0)" office:value-type="float" office:value="0" calcext:value-type="float">
            <text:p>0</text:p>
          </table:table-cell>
          <table:table-cell table:style-name="ce117" table:formula="of:=IF(MONTH([$AllRad.$A81])=[.E$104];[AllRad.$E81];0)" office:value-type="float" office:value="0" calcext:value-type="float">
            <text:p>0</text:p>
          </table:table-cell>
          <table:table-cell table:style-name="ce117" table:formula="of:=IF(MONTH([$AllRad.$A81])=[.F$104];[AllRad.$E81];0)" office:value-type="float" office:value="0" calcext:value-type="float">
            <text:p>0</text:p>
          </table:table-cell>
          <table:table-cell table:style-name="ce117" table:formula="of:=IF(MONTH([$AllRad.$A81])=[.G$104];[AllRad.$E81];0)" office:value-type="float" office:value="0" calcext:value-type="float">
            <text:p>0</text:p>
          </table:table-cell>
          <table:table-cell table:style-name="ce117" table:formula="of:=IF(MONTH([$AllRad.$A81])=[.H$104];[AllRad.$E81];0)" office:value-type="float" office:value="0" calcext:value-type="float">
            <text:p>0</text:p>
          </table:table-cell>
          <table:table-cell table:style-name="ce117" table:formula="of:=IF(MONTH([$AllRad.$A81])=[.I$104];[AllRad.$E81];0)" office:value-type="float" office:value="0" calcext:value-type="float">
            <text:p>0</text:p>
          </table:table-cell>
          <table:table-cell table:style-name="ce117" table:formula="of:=IF(MONTH([$AllRad.$A81])=[.J$104];[AllRad.$E81];0)" office:value-type="float" office:value="0" calcext:value-type="float">
            <text:p>0</text:p>
          </table:table-cell>
          <table:table-cell table:style-name="ce117" table:formula="of:=IF(MONTH([$AllRad.$A81])=[.K$104];[AllRad.$E81];0)" office:value-type="float" office:value="0" calcext:value-type="float">
            <text:p>0</text:p>
          </table:table-cell>
          <table:table-cell table:style-name="ce117" table:formula="of:=IF(MONTH([$AllRad.$A81])=[.L$104];[AllRad.$E81];0)" office:value-type="float" office:value="0" calcext:value-type="float">
            <text:p>0</text:p>
          </table:table-cell>
          <table:table-cell table:style-name="ce117" table:formula="of:=IF(MONTH([$AllRad.$A81])=[.M$104];[AllRad.$E81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82])=[.B$104];[AllRad.$E82];0)" office:value-type="float" office:value="0" calcext:value-type="float">
            <text:p>0</text:p>
          </table:table-cell>
          <table:table-cell table:style-name="ce117" table:formula="of:=IF(MONTH([$AllRad.$A82])=[.C$104];[AllRad.$E82];0)" office:value-type="float" office:value="0" calcext:value-type="float">
            <text:p>0</text:p>
          </table:table-cell>
          <table:table-cell table:style-name="ce117" table:formula="of:=IF(MONTH([$AllRad.$A82])=[.D$104];[AllRad.$E82];0)" office:value-type="float" office:value="0" calcext:value-type="float">
            <text:p>0</text:p>
          </table:table-cell>
          <table:table-cell table:style-name="ce117" table:formula="of:=IF(MONTH([$AllRad.$A82])=[.E$104];[AllRad.$E82];0)" office:value-type="float" office:value="0" calcext:value-type="float">
            <text:p>0</text:p>
          </table:table-cell>
          <table:table-cell table:style-name="ce117" table:formula="of:=IF(MONTH([$AllRad.$A82])=[.F$104];[AllRad.$E82];0)" office:value-type="float" office:value="0" calcext:value-type="float">
            <text:p>0</text:p>
          </table:table-cell>
          <table:table-cell table:style-name="ce117" table:formula="of:=IF(MONTH([$AllRad.$A82])=[.G$104];[AllRad.$E82];0)" office:value-type="float" office:value="0" calcext:value-type="float">
            <text:p>0</text:p>
          </table:table-cell>
          <table:table-cell table:style-name="ce117" table:formula="of:=IF(MONTH([$AllRad.$A82])=[.H$104];[AllRad.$E82];0)" office:value-type="float" office:value="0" calcext:value-type="float">
            <text:p>0</text:p>
          </table:table-cell>
          <table:table-cell table:style-name="ce117" table:formula="of:=IF(MONTH([$AllRad.$A82])=[.I$104];[AllRad.$E82];0)" office:value-type="float" office:value="0" calcext:value-type="float">
            <text:p>0</text:p>
          </table:table-cell>
          <table:table-cell table:style-name="ce117" table:formula="of:=IF(MONTH([$AllRad.$A82])=[.J$104];[AllRad.$E82];0)" office:value-type="float" office:value="0" calcext:value-type="float">
            <text:p>0</text:p>
          </table:table-cell>
          <table:table-cell table:style-name="ce117" table:formula="of:=IF(MONTH([$AllRad.$A82])=[.K$104];[AllRad.$E82];0)" office:value-type="float" office:value="0" calcext:value-type="float">
            <text:p>0</text:p>
          </table:table-cell>
          <table:table-cell table:style-name="ce117" table:formula="of:=IF(MONTH([$AllRad.$A82])=[.L$104];[AllRad.$E82];0)" office:value-type="float" office:value="0" calcext:value-type="float">
            <text:p>0</text:p>
          </table:table-cell>
          <table:table-cell table:style-name="ce117" table:formula="of:=IF(MONTH([$AllRad.$A82])=[.M$104];[AllRad.$E82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83])=[.B$104];[AllRad.$E83];0)" office:value-type="float" office:value="0" calcext:value-type="float">
            <text:p>0</text:p>
          </table:table-cell>
          <table:table-cell table:style-name="ce117" table:formula="of:=IF(MONTH([$AllRad.$A83])=[.C$104];[AllRad.$E83];0)" office:value-type="float" office:value="0" calcext:value-type="float">
            <text:p>0</text:p>
          </table:table-cell>
          <table:table-cell table:style-name="ce117" table:formula="of:=IF(MONTH([$AllRad.$A83])=[.D$104];[AllRad.$E83];0)" office:value-type="float" office:value="0" calcext:value-type="float">
            <text:p>0</text:p>
          </table:table-cell>
          <table:table-cell table:style-name="ce117" table:formula="of:=IF(MONTH([$AllRad.$A83])=[.E$104];[AllRad.$E83];0)" office:value-type="float" office:value="0" calcext:value-type="float">
            <text:p>0</text:p>
          </table:table-cell>
          <table:table-cell table:style-name="ce117" table:formula="of:=IF(MONTH([$AllRad.$A83])=[.F$104];[AllRad.$E83];0)" office:value-type="float" office:value="0" calcext:value-type="float">
            <text:p>0</text:p>
          </table:table-cell>
          <table:table-cell table:style-name="ce117" table:formula="of:=IF(MONTH([$AllRad.$A83])=[.G$104];[AllRad.$E83];0)" office:value-type="float" office:value="0" calcext:value-type="float">
            <text:p>0</text:p>
          </table:table-cell>
          <table:table-cell table:style-name="ce117" table:formula="of:=IF(MONTH([$AllRad.$A83])=[.H$104];[AllRad.$E83];0)" office:value-type="float" office:value="0" calcext:value-type="float">
            <text:p>0</text:p>
          </table:table-cell>
          <table:table-cell table:style-name="ce117" table:formula="of:=IF(MONTH([$AllRad.$A83])=[.I$104];[AllRad.$E83];0)" office:value-type="float" office:value="0" calcext:value-type="float">
            <text:p>0</text:p>
          </table:table-cell>
          <table:table-cell table:style-name="ce117" table:formula="of:=IF(MONTH([$AllRad.$A83])=[.J$104];[AllRad.$E83];0)" office:value-type="float" office:value="0" calcext:value-type="float">
            <text:p>0</text:p>
          </table:table-cell>
          <table:table-cell table:style-name="ce117" table:formula="of:=IF(MONTH([$AllRad.$A83])=[.K$104];[AllRad.$E83];0)" office:value-type="float" office:value="0" calcext:value-type="float">
            <text:p>0</text:p>
          </table:table-cell>
          <table:table-cell table:style-name="ce117" table:formula="of:=IF(MONTH([$AllRad.$A83])=[.L$104];[AllRad.$E83];0)" office:value-type="float" office:value="0" calcext:value-type="float">
            <text:p>0</text:p>
          </table:table-cell>
          <table:table-cell table:style-name="ce117" table:formula="of:=IF(MONTH([$AllRad.$A83])=[.M$104];[AllRad.$E83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84])=[.B$104];[AllRad.$E84];0)" office:value-type="float" office:value="0" calcext:value-type="float">
            <text:p>0</text:p>
          </table:table-cell>
          <table:table-cell table:style-name="ce117" table:formula="of:=IF(MONTH([$AllRad.$A84])=[.C$104];[AllRad.$E84];0)" office:value-type="float" office:value="0" calcext:value-type="float">
            <text:p>0</text:p>
          </table:table-cell>
          <table:table-cell table:style-name="ce117" table:formula="of:=IF(MONTH([$AllRad.$A84])=[.D$104];[AllRad.$E84];0)" office:value-type="float" office:value="0" calcext:value-type="float">
            <text:p>0</text:p>
          </table:table-cell>
          <table:table-cell table:style-name="ce117" table:formula="of:=IF(MONTH([$AllRad.$A84])=[.E$104];[AllRad.$E84];0)" office:value-type="float" office:value="0" calcext:value-type="float">
            <text:p>0</text:p>
          </table:table-cell>
          <table:table-cell table:style-name="ce117" table:formula="of:=IF(MONTH([$AllRad.$A84])=[.F$104];[AllRad.$E84];0)" office:value-type="float" office:value="0" calcext:value-type="float">
            <text:p>0</text:p>
          </table:table-cell>
          <table:table-cell table:style-name="ce117" table:formula="of:=IF(MONTH([$AllRad.$A84])=[.G$104];[AllRad.$E84];0)" office:value-type="float" office:value="0" calcext:value-type="float">
            <text:p>0</text:p>
          </table:table-cell>
          <table:table-cell table:style-name="ce117" table:formula="of:=IF(MONTH([$AllRad.$A84])=[.H$104];[AllRad.$E84];0)" office:value-type="float" office:value="0" calcext:value-type="float">
            <text:p>0</text:p>
          </table:table-cell>
          <table:table-cell table:style-name="ce117" table:formula="of:=IF(MONTH([$AllRad.$A84])=[.I$104];[AllRad.$E84];0)" office:value-type="float" office:value="0" calcext:value-type="float">
            <text:p>0</text:p>
          </table:table-cell>
          <table:table-cell table:style-name="ce117" table:formula="of:=IF(MONTH([$AllRad.$A84])=[.J$104];[AllRad.$E84];0)" office:value-type="float" office:value="0" calcext:value-type="float">
            <text:p>0</text:p>
          </table:table-cell>
          <table:table-cell table:style-name="ce117" table:formula="of:=IF(MONTH([$AllRad.$A84])=[.K$104];[AllRad.$E84];0)" office:value-type="float" office:value="0" calcext:value-type="float">
            <text:p>0</text:p>
          </table:table-cell>
          <table:table-cell table:style-name="ce117" table:formula="of:=IF(MONTH([$AllRad.$A84])=[.L$104];[AllRad.$E84];0)" office:value-type="float" office:value="0" calcext:value-type="float">
            <text:p>0</text:p>
          </table:table-cell>
          <table:table-cell table:style-name="ce117" table:formula="of:=IF(MONTH([$AllRad.$A84])=[.M$104];[AllRad.$E84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85])=[.B$104];[AllRad.$E85];0)" office:value-type="float" office:value="0" calcext:value-type="float">
            <text:p>0</text:p>
          </table:table-cell>
          <table:table-cell table:style-name="ce117" table:formula="of:=IF(MONTH([$AllRad.$A85])=[.C$104];[AllRad.$E85];0)" office:value-type="float" office:value="0" calcext:value-type="float">
            <text:p>0</text:p>
          </table:table-cell>
          <table:table-cell table:style-name="ce117" table:formula="of:=IF(MONTH([$AllRad.$A85])=[.D$104];[AllRad.$E85];0)" office:value-type="float" office:value="0" calcext:value-type="float">
            <text:p>0</text:p>
          </table:table-cell>
          <table:table-cell table:style-name="ce117" table:formula="of:=IF(MONTH([$AllRad.$A85])=[.E$104];[AllRad.$E85];0)" office:value-type="float" office:value="0" calcext:value-type="float">
            <text:p>0</text:p>
          </table:table-cell>
          <table:table-cell table:style-name="ce117" table:formula="of:=IF(MONTH([$AllRad.$A85])=[.F$104];[AllRad.$E85];0)" office:value-type="float" office:value="0" calcext:value-type="float">
            <text:p>0</text:p>
          </table:table-cell>
          <table:table-cell table:style-name="ce117" table:formula="of:=IF(MONTH([$AllRad.$A85])=[.G$104];[AllRad.$E85];0)" office:value-type="float" office:value="0" calcext:value-type="float">
            <text:p>0</text:p>
          </table:table-cell>
          <table:table-cell table:style-name="ce117" table:formula="of:=IF(MONTH([$AllRad.$A85])=[.H$104];[AllRad.$E85];0)" office:value-type="float" office:value="0" calcext:value-type="float">
            <text:p>0</text:p>
          </table:table-cell>
          <table:table-cell table:style-name="ce117" table:formula="of:=IF(MONTH([$AllRad.$A85])=[.I$104];[AllRad.$E85];0)" office:value-type="float" office:value="0" calcext:value-type="float">
            <text:p>0</text:p>
          </table:table-cell>
          <table:table-cell table:style-name="ce117" table:formula="of:=IF(MONTH([$AllRad.$A85])=[.J$104];[AllRad.$E85];0)" office:value-type="float" office:value="0" calcext:value-type="float">
            <text:p>0</text:p>
          </table:table-cell>
          <table:table-cell table:style-name="ce117" table:formula="of:=IF(MONTH([$AllRad.$A85])=[.K$104];[AllRad.$E85];0)" office:value-type="float" office:value="0" calcext:value-type="float">
            <text:p>0</text:p>
          </table:table-cell>
          <table:table-cell table:style-name="ce117" table:formula="of:=IF(MONTH([$AllRad.$A85])=[.L$104];[AllRad.$E85];0)" office:value-type="float" office:value="0" calcext:value-type="float">
            <text:p>0</text:p>
          </table:table-cell>
          <table:table-cell table:style-name="ce117" table:formula="of:=IF(MONTH([$AllRad.$A85])=[.M$104];[AllRad.$E85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12"/>
          <table:table-cell table:number-columns-repeated="996"/>
        </table:table-row>
        <table:table-row table:style-name="ro1" table:visibility="collapse">
          <table:table-cell/>
          <table:table-cell table:style-name="ce117" table:formula="of:=IF(MONTH([$AllRad.$A86])=[.B$104];[AllRad.$E86];0)" office:value-type="float" office:value="0" calcext:value-type="float">
            <text:p>0</text:p>
          </table:table-cell>
          <table:table-cell table:style-name="ce117" table:formula="of:=IF(MONTH([$AllRad.$A86])=[.C$104];[AllRad.$E86];0)" office:value-type="float" office:value="0" calcext:value-type="float">
            <text:p>0</text:p>
          </table:table-cell>
          <table:table-cell table:style-name="ce117" table:formula="of:=IF(MONTH([$AllRad.$A86])=[.D$104];[AllRad.$E86];0)" office:value-type="float" office:value="0" calcext:value-type="float">
            <text:p>0</text:p>
          </table:table-cell>
          <table:table-cell table:style-name="ce117" table:formula="of:=IF(MONTH([$AllRad.$A86])=[.E$104];[AllRad.$E86];0)" office:value-type="float" office:value="0" calcext:value-type="float">
            <text:p>0</text:p>
          </table:table-cell>
          <table:table-cell table:style-name="ce117" table:formula="of:=IF(MONTH([$AllRad.$A86])=[.F$104];[AllRad.$E86];0)" office:value-type="float" office:value="0" calcext:value-type="float">
            <text:p>0</text:p>
          </table:table-cell>
          <table:table-cell table:style-name="ce117" table:formula="of:=IF(MONTH([$AllRad.$A86])=[.G$104];[AllRad.$E86];0)" office:value-type="float" office:value="0" calcext:value-type="float">
            <text:p>0</text:p>
          </table:table-cell>
          <table:table-cell table:style-name="ce117" table:formula="of:=IF(MONTH([$AllRad.$A86])=[.H$104];[AllRad.$E86];0)" office:value-type="float" office:value="0" calcext:value-type="float">
            <text:p>0</text:p>
          </table:table-cell>
          <table:table-cell table:style-name="ce117" table:formula="of:=IF(MONTH([$AllRad.$A86])=[.I$104];[AllRad.$E86];0)" office:value-type="float" office:value="0" calcext:value-type="float">
            <text:p>0</text:p>
          </table:table-cell>
          <table:table-cell table:style-name="ce117" table:formula="of:=IF(MONTH([$AllRad.$A86])=[.J$104];[AllRad.$E86];0)" office:value-type="float" office:value="0" calcext:value-type="float">
            <text:p>0</text:p>
          </table:table-cell>
          <table:table-cell table:style-name="ce117" table:formula="of:=IF(MONTH([$AllRad.$A86])=[.K$104];[AllRad.$E86];0)" office:value-type="float" office:value="0" calcext:value-type="float">
            <text:p>0</text:p>
          </table:table-cell>
          <table:table-cell table:style-name="ce117" table:formula="of:=IF(MONTH([$AllRad.$A86])=[.L$104];[AllRad.$E86];0)" office:value-type="float" office:value="0" calcext:value-type="float">
            <text:p>0</text:p>
          </table:table-cell>
          <table:table-cell table:style-name="ce117" table:formula="of:=IF(MONTH([$AllRad.$A86])=[.M$104];[AllRad.$E86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87])=[.B$104];[AllRad.$E87];0)" office:value-type="float" office:value="0" calcext:value-type="float">
            <text:p>0</text:p>
          </table:table-cell>
          <table:table-cell table:style-name="ce117" table:formula="of:=IF(MONTH([$AllRad.$A87])=[.C$104];[AllRad.$E87];0)" office:value-type="float" office:value="0" calcext:value-type="float">
            <text:p>0</text:p>
          </table:table-cell>
          <table:table-cell table:style-name="ce117" table:formula="of:=IF(MONTH([$AllRad.$A87])=[.D$104];[AllRad.$E87];0)" office:value-type="float" office:value="0" calcext:value-type="float">
            <text:p>0</text:p>
          </table:table-cell>
          <table:table-cell table:style-name="ce117" table:formula="of:=IF(MONTH([$AllRad.$A87])=[.E$104];[AllRad.$E87];0)" office:value-type="float" office:value="0" calcext:value-type="float">
            <text:p>0</text:p>
          </table:table-cell>
          <table:table-cell table:style-name="ce117" table:formula="of:=IF(MONTH([$AllRad.$A87])=[.F$104];[AllRad.$E87];0)" office:value-type="float" office:value="0" calcext:value-type="float">
            <text:p>0</text:p>
          </table:table-cell>
          <table:table-cell table:style-name="ce117" table:formula="of:=IF(MONTH([$AllRad.$A87])=[.G$104];[AllRad.$E87];0)" office:value-type="float" office:value="0" calcext:value-type="float">
            <text:p>0</text:p>
          </table:table-cell>
          <table:table-cell table:style-name="ce117" table:formula="of:=IF(MONTH([$AllRad.$A87])=[.H$104];[AllRad.$E87];0)" office:value-type="float" office:value="0" calcext:value-type="float">
            <text:p>0</text:p>
          </table:table-cell>
          <table:table-cell table:style-name="ce117" table:formula="of:=IF(MONTH([$AllRad.$A87])=[.I$104];[AllRad.$E87];0)" office:value-type="float" office:value="0" calcext:value-type="float">
            <text:p>0</text:p>
          </table:table-cell>
          <table:table-cell table:style-name="ce117" table:formula="of:=IF(MONTH([$AllRad.$A87])=[.J$104];[AllRad.$E87];0)" office:value-type="float" office:value="0" calcext:value-type="float">
            <text:p>0</text:p>
          </table:table-cell>
          <table:table-cell table:style-name="ce117" table:formula="of:=IF(MONTH([$AllRad.$A87])=[.K$104];[AllRad.$E87];0)" office:value-type="float" office:value="0" calcext:value-type="float">
            <text:p>0</text:p>
          </table:table-cell>
          <table:table-cell table:style-name="ce117" table:formula="of:=IF(MONTH([$AllRad.$A87])=[.L$104];[AllRad.$E87];0)" office:value-type="float" office:value="0" calcext:value-type="float">
            <text:p>0</text:p>
          </table:table-cell>
          <table:table-cell table:style-name="ce117" table:formula="of:=IF(MONTH([$AllRad.$A87])=[.M$104];[AllRad.$E87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88])=[.B$104];[AllRad.$E88];0)" office:value-type="float" office:value="0" calcext:value-type="float">
            <text:p>0</text:p>
          </table:table-cell>
          <table:table-cell table:style-name="ce117" table:formula="of:=IF(MONTH([$AllRad.$A88])=[.C$104];[AllRad.$E88];0)" office:value-type="float" office:value="0" calcext:value-type="float">
            <text:p>0</text:p>
          </table:table-cell>
          <table:table-cell table:style-name="ce117" table:formula="of:=IF(MONTH([$AllRad.$A88])=[.D$104];[AllRad.$E88];0)" office:value-type="float" office:value="0" calcext:value-type="float">
            <text:p>0</text:p>
          </table:table-cell>
          <table:table-cell table:style-name="ce117" table:formula="of:=IF(MONTH([$AllRad.$A88])=[.E$104];[AllRad.$E88];0)" office:value-type="float" office:value="0" calcext:value-type="float">
            <text:p>0</text:p>
          </table:table-cell>
          <table:table-cell table:style-name="ce117" table:formula="of:=IF(MONTH([$AllRad.$A88])=[.F$104];[AllRad.$E88];0)" office:value-type="float" office:value="0" calcext:value-type="float">
            <text:p>0</text:p>
          </table:table-cell>
          <table:table-cell table:style-name="ce117" table:formula="of:=IF(MONTH([$AllRad.$A88])=[.G$104];[AllRad.$E88];0)" office:value-type="float" office:value="0" calcext:value-type="float">
            <text:p>0</text:p>
          </table:table-cell>
          <table:table-cell table:style-name="ce117" table:formula="of:=IF(MONTH([$AllRad.$A88])=[.H$104];[AllRad.$E88];0)" office:value-type="float" office:value="0" calcext:value-type="float">
            <text:p>0</text:p>
          </table:table-cell>
          <table:table-cell table:style-name="ce117" table:formula="of:=IF(MONTH([$AllRad.$A88])=[.I$104];[AllRad.$E88];0)" office:value-type="float" office:value="0" calcext:value-type="float">
            <text:p>0</text:p>
          </table:table-cell>
          <table:table-cell table:style-name="ce117" table:formula="of:=IF(MONTH([$AllRad.$A88])=[.J$104];[AllRad.$E88];0)" office:value-type="float" office:value="0" calcext:value-type="float">
            <text:p>0</text:p>
          </table:table-cell>
          <table:table-cell table:style-name="ce117" table:formula="of:=IF(MONTH([$AllRad.$A88])=[.K$104];[AllRad.$E88];0)" office:value-type="float" office:value="0" calcext:value-type="float">
            <text:p>0</text:p>
          </table:table-cell>
          <table:table-cell table:style-name="ce117" table:formula="of:=IF(MONTH([$AllRad.$A88])=[.L$104];[AllRad.$E88];0)" office:value-type="float" office:value="0" calcext:value-type="float">
            <text:p>0</text:p>
          </table:table-cell>
          <table:table-cell table:style-name="ce117" table:formula="of:=IF(MONTH([$AllRad.$A88])=[.M$104];[AllRad.$E88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89])=[.B$104];[AllRad.$E89];0)" office:value-type="float" office:value="0" calcext:value-type="float">
            <text:p>0</text:p>
          </table:table-cell>
          <table:table-cell table:style-name="ce117" table:formula="of:=IF(MONTH([$AllRad.$A89])=[.C$104];[AllRad.$E89];0)" office:value-type="float" office:value="0" calcext:value-type="float">
            <text:p>0</text:p>
          </table:table-cell>
          <table:table-cell table:style-name="ce117" table:formula="of:=IF(MONTH([$AllRad.$A89])=[.D$104];[AllRad.$E89];0)" office:value-type="float" office:value="0" calcext:value-type="float">
            <text:p>0</text:p>
          </table:table-cell>
          <table:table-cell table:style-name="ce117" table:formula="of:=IF(MONTH([$AllRad.$A89])=[.E$104];[AllRad.$E89];0)" office:value-type="float" office:value="0" calcext:value-type="float">
            <text:p>0</text:p>
          </table:table-cell>
          <table:table-cell table:style-name="ce117" table:formula="of:=IF(MONTH([$AllRad.$A89])=[.F$104];[AllRad.$E89];0)" office:value-type="float" office:value="0" calcext:value-type="float">
            <text:p>0</text:p>
          </table:table-cell>
          <table:table-cell table:style-name="ce117" table:formula="of:=IF(MONTH([$AllRad.$A89])=[.G$104];[AllRad.$E89];0)" office:value-type="float" office:value="0" calcext:value-type="float">
            <text:p>0</text:p>
          </table:table-cell>
          <table:table-cell table:style-name="ce117" table:formula="of:=IF(MONTH([$AllRad.$A89])=[.H$104];[AllRad.$E89];0)" office:value-type="float" office:value="0" calcext:value-type="float">
            <text:p>0</text:p>
          </table:table-cell>
          <table:table-cell table:style-name="ce117" table:formula="of:=IF(MONTH([$AllRad.$A89])=[.I$104];[AllRad.$E89];0)" office:value-type="float" office:value="0" calcext:value-type="float">
            <text:p>0</text:p>
          </table:table-cell>
          <table:table-cell table:style-name="ce117" table:formula="of:=IF(MONTH([$AllRad.$A89])=[.J$104];[AllRad.$E89];0)" office:value-type="float" office:value="0" calcext:value-type="float">
            <text:p>0</text:p>
          </table:table-cell>
          <table:table-cell table:style-name="ce117" table:formula="of:=IF(MONTH([$AllRad.$A89])=[.K$104];[AllRad.$E89];0)" office:value-type="float" office:value="0" calcext:value-type="float">
            <text:p>0</text:p>
          </table:table-cell>
          <table:table-cell table:style-name="ce117" table:formula="of:=IF(MONTH([$AllRad.$A89])=[.L$104];[AllRad.$E89];0)" office:value-type="float" office:value="0" calcext:value-type="float">
            <text:p>0</text:p>
          </table:table-cell>
          <table:table-cell table:style-name="ce117" table:formula="of:=IF(MONTH([$AllRad.$A89])=[.M$104];[AllRad.$E89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90])=[.B$104];[AllRad.$E90];0)" office:value-type="float" office:value="0" calcext:value-type="float">
            <text:p>0</text:p>
          </table:table-cell>
          <table:table-cell table:style-name="ce117" table:formula="of:=IF(MONTH([$AllRad.$A90])=[.C$104];[AllRad.$E90];0)" office:value-type="float" office:value="0" calcext:value-type="float">
            <text:p>0</text:p>
          </table:table-cell>
          <table:table-cell table:style-name="ce117" table:formula="of:=IF(MONTH([$AllRad.$A90])=[.D$104];[AllRad.$E90];0)" office:value-type="float" office:value="0" calcext:value-type="float">
            <text:p>0</text:p>
          </table:table-cell>
          <table:table-cell table:style-name="ce117" table:formula="of:=IF(MONTH([$AllRad.$A90])=[.E$104];[AllRad.$E90];0)" office:value-type="float" office:value="0" calcext:value-type="float">
            <text:p>0</text:p>
          </table:table-cell>
          <table:table-cell table:style-name="ce117" table:formula="of:=IF(MONTH([$AllRad.$A90])=[.F$104];[AllRad.$E90];0)" office:value-type="float" office:value="0" calcext:value-type="float">
            <text:p>0</text:p>
          </table:table-cell>
          <table:table-cell table:style-name="ce117" table:formula="of:=IF(MONTH([$AllRad.$A90])=[.G$104];[AllRad.$E90];0)" office:value-type="float" office:value="0" calcext:value-type="float">
            <text:p>0</text:p>
          </table:table-cell>
          <table:table-cell table:style-name="ce117" table:formula="of:=IF(MONTH([$AllRad.$A90])=[.H$104];[AllRad.$E90];0)" office:value-type="float" office:value="0" calcext:value-type="float">
            <text:p>0</text:p>
          </table:table-cell>
          <table:table-cell table:style-name="ce117" table:formula="of:=IF(MONTH([$AllRad.$A90])=[.I$104];[AllRad.$E90];0)" office:value-type="float" office:value="0" calcext:value-type="float">
            <text:p>0</text:p>
          </table:table-cell>
          <table:table-cell table:style-name="ce117" table:formula="of:=IF(MONTH([$AllRad.$A90])=[.J$104];[AllRad.$E90];0)" office:value-type="float" office:value="0" calcext:value-type="float">
            <text:p>0</text:p>
          </table:table-cell>
          <table:table-cell table:style-name="ce117" table:formula="of:=IF(MONTH([$AllRad.$A90])=[.K$104];[AllRad.$E90];0)" office:value-type="float" office:value="0" calcext:value-type="float">
            <text:p>0</text:p>
          </table:table-cell>
          <table:table-cell table:style-name="ce117" table:formula="of:=IF(MONTH([$AllRad.$A90])=[.L$104];[AllRad.$E90];0)" office:value-type="float" office:value="0" calcext:value-type="float">
            <text:p>0</text:p>
          </table:table-cell>
          <table:table-cell table:style-name="ce117" table:formula="of:=IF(MONTH([$AllRad.$A90])=[.M$104];[AllRad.$E90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91])=[.B$104];[AllRad.$E91];0)" office:value-type="float" office:value="0" calcext:value-type="float">
            <text:p>0</text:p>
          </table:table-cell>
          <table:table-cell table:style-name="ce117" table:formula="of:=IF(MONTH([$AllRad.$A91])=[.C$104];[AllRad.$E91];0)" office:value-type="float" office:value="0" calcext:value-type="float">
            <text:p>0</text:p>
          </table:table-cell>
          <table:table-cell table:style-name="ce117" table:formula="of:=IF(MONTH([$AllRad.$A91])=[.D$104];[AllRad.$E91];0)" office:value-type="float" office:value="0" calcext:value-type="float">
            <text:p>0</text:p>
          </table:table-cell>
          <table:table-cell table:style-name="ce117" table:formula="of:=IF(MONTH([$AllRad.$A91])=[.E$104];[AllRad.$E91];0)" office:value-type="float" office:value="0" calcext:value-type="float">
            <text:p>0</text:p>
          </table:table-cell>
          <table:table-cell table:style-name="ce117" table:formula="of:=IF(MONTH([$AllRad.$A91])=[.F$104];[AllRad.$E91];0)" office:value-type="float" office:value="0" calcext:value-type="float">
            <text:p>0</text:p>
          </table:table-cell>
          <table:table-cell table:style-name="ce117" table:formula="of:=IF(MONTH([$AllRad.$A91])=[.G$104];[AllRad.$E91];0)" office:value-type="float" office:value="0" calcext:value-type="float">
            <text:p>0</text:p>
          </table:table-cell>
          <table:table-cell table:style-name="ce117" table:formula="of:=IF(MONTH([$AllRad.$A91])=[.H$104];[AllRad.$E91];0)" office:value-type="float" office:value="0" calcext:value-type="float">
            <text:p>0</text:p>
          </table:table-cell>
          <table:table-cell table:style-name="ce117" table:formula="of:=IF(MONTH([$AllRad.$A91])=[.I$104];[AllRad.$E91];0)" office:value-type="float" office:value="0" calcext:value-type="float">
            <text:p>0</text:p>
          </table:table-cell>
          <table:table-cell table:style-name="ce117" table:formula="of:=IF(MONTH([$AllRad.$A91])=[.J$104];[AllRad.$E91];0)" office:value-type="float" office:value="0" calcext:value-type="float">
            <text:p>0</text:p>
          </table:table-cell>
          <table:table-cell table:style-name="ce117" table:formula="of:=IF(MONTH([$AllRad.$A91])=[.K$104];[AllRad.$E91];0)" office:value-type="float" office:value="0" calcext:value-type="float">
            <text:p>0</text:p>
          </table:table-cell>
          <table:table-cell table:style-name="ce117" table:formula="of:=IF(MONTH([$AllRad.$A91])=[.L$104];[AllRad.$E91];0)" office:value-type="float" office:value="0" calcext:value-type="float">
            <text:p>0</text:p>
          </table:table-cell>
          <table:table-cell table:style-name="ce117" table:formula="of:=IF(MONTH([$AllRad.$A91])=[.M$104];[AllRad.$E91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92])=[.B$104];[AllRad.$E92];0)" office:value-type="float" office:value="0" calcext:value-type="float">
            <text:p>0</text:p>
          </table:table-cell>
          <table:table-cell table:style-name="ce117" table:formula="of:=IF(MONTH([$AllRad.$A92])=[.C$104];[AllRad.$E92];0)" office:value-type="float" office:value="0" calcext:value-type="float">
            <text:p>0</text:p>
          </table:table-cell>
          <table:table-cell table:style-name="ce117" table:formula="of:=IF(MONTH([$AllRad.$A92])=[.D$104];[AllRad.$E92];0)" office:value-type="float" office:value="0" calcext:value-type="float">
            <text:p>0</text:p>
          </table:table-cell>
          <table:table-cell table:style-name="ce117" table:formula="of:=IF(MONTH([$AllRad.$A92])=[.E$104];[AllRad.$E92];0)" office:value-type="float" office:value="0" calcext:value-type="float">
            <text:p>0</text:p>
          </table:table-cell>
          <table:table-cell table:style-name="ce117" table:formula="of:=IF(MONTH([$AllRad.$A92])=[.F$104];[AllRad.$E92];0)" office:value-type="float" office:value="0" calcext:value-type="float">
            <text:p>0</text:p>
          </table:table-cell>
          <table:table-cell table:style-name="ce117" table:formula="of:=IF(MONTH([$AllRad.$A92])=[.G$104];[AllRad.$E92];0)" office:value-type="float" office:value="0" calcext:value-type="float">
            <text:p>0</text:p>
          </table:table-cell>
          <table:table-cell table:style-name="ce117" table:formula="of:=IF(MONTH([$AllRad.$A92])=[.H$104];[AllRad.$E92];0)" office:value-type="float" office:value="0" calcext:value-type="float">
            <text:p>0</text:p>
          </table:table-cell>
          <table:table-cell table:style-name="ce117" table:formula="of:=IF(MONTH([$AllRad.$A92])=[.I$104];[AllRad.$E92];0)" office:value-type="float" office:value="0" calcext:value-type="float">
            <text:p>0</text:p>
          </table:table-cell>
          <table:table-cell table:style-name="ce117" table:formula="of:=IF(MONTH([$AllRad.$A92])=[.J$104];[AllRad.$E92];0)" office:value-type="float" office:value="0" calcext:value-type="float">
            <text:p>0</text:p>
          </table:table-cell>
          <table:table-cell table:style-name="ce117" table:formula="of:=IF(MONTH([$AllRad.$A92])=[.K$104];[AllRad.$E92];0)" office:value-type="float" office:value="0" calcext:value-type="float">
            <text:p>0</text:p>
          </table:table-cell>
          <table:table-cell table:style-name="ce117" table:formula="of:=IF(MONTH([$AllRad.$A92])=[.L$104];[AllRad.$E92];0)" office:value-type="float" office:value="0" calcext:value-type="float">
            <text:p>0</text:p>
          </table:table-cell>
          <table:table-cell table:style-name="ce117" table:formula="of:=IF(MONTH([$AllRad.$A92])=[.M$104];[AllRad.$E92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93])=[.B$104];[AllRad.$E93];0)" office:value-type="float" office:value="0" calcext:value-type="float">
            <text:p>0</text:p>
          </table:table-cell>
          <table:table-cell table:style-name="ce117" table:formula="of:=IF(MONTH([$AllRad.$A93])=[.C$104];[AllRad.$E93];0)" office:value-type="float" office:value="0" calcext:value-type="float">
            <text:p>0</text:p>
          </table:table-cell>
          <table:table-cell table:style-name="ce117" table:formula="of:=IF(MONTH([$AllRad.$A93])=[.D$104];[AllRad.$E93];0)" office:value-type="float" office:value="0" calcext:value-type="float">
            <text:p>0</text:p>
          </table:table-cell>
          <table:table-cell table:style-name="ce117" table:formula="of:=IF(MONTH([$AllRad.$A93])=[.E$104];[AllRad.$E93];0)" office:value-type="float" office:value="0" calcext:value-type="float">
            <text:p>0</text:p>
          </table:table-cell>
          <table:table-cell table:style-name="ce117" table:formula="of:=IF(MONTH([$AllRad.$A93])=[.F$104];[AllRad.$E93];0)" office:value-type="float" office:value="0" calcext:value-type="float">
            <text:p>0</text:p>
          </table:table-cell>
          <table:table-cell table:style-name="ce117" table:formula="of:=IF(MONTH([$AllRad.$A93])=[.G$104];[AllRad.$E93];0)" office:value-type="float" office:value="0" calcext:value-type="float">
            <text:p>0</text:p>
          </table:table-cell>
          <table:table-cell table:style-name="ce117" table:formula="of:=IF(MONTH([$AllRad.$A93])=[.H$104];[AllRad.$E93];0)" office:value-type="float" office:value="0" calcext:value-type="float">
            <text:p>0</text:p>
          </table:table-cell>
          <table:table-cell table:style-name="ce117" table:formula="of:=IF(MONTH([$AllRad.$A93])=[.I$104];[AllRad.$E93];0)" office:value-type="float" office:value="0" calcext:value-type="float">
            <text:p>0</text:p>
          </table:table-cell>
          <table:table-cell table:style-name="ce117" table:formula="of:=IF(MONTH([$AllRad.$A93])=[.J$104];[AllRad.$E93];0)" office:value-type="float" office:value="0" calcext:value-type="float">
            <text:p>0</text:p>
          </table:table-cell>
          <table:table-cell table:style-name="ce117" table:formula="of:=IF(MONTH([$AllRad.$A93])=[.K$104];[AllRad.$E93];0)" office:value-type="float" office:value="0" calcext:value-type="float">
            <text:p>0</text:p>
          </table:table-cell>
          <table:table-cell table:style-name="ce117" table:formula="of:=IF(MONTH([$AllRad.$A93])=[.L$104];[AllRad.$E93];0)" office:value-type="float" office:value="0" calcext:value-type="float">
            <text:p>0</text:p>
          </table:table-cell>
          <table:table-cell table:style-name="ce117" table:formula="of:=IF(MONTH([$AllRad.$A93])=[.M$104];[AllRad.$E93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94])=[.B$104];[AllRad.$E94];0)" office:value-type="float" office:value="0" calcext:value-type="float">
            <text:p>0</text:p>
          </table:table-cell>
          <table:table-cell table:style-name="ce117" table:formula="of:=IF(MONTH([$AllRad.$A94])=[.C$104];[AllRad.$E94];0)" office:value-type="float" office:value="0" calcext:value-type="float">
            <text:p>0</text:p>
          </table:table-cell>
          <table:table-cell table:style-name="ce117" table:formula="of:=IF(MONTH([$AllRad.$A94])=[.D$104];[AllRad.$E94];0)" office:value-type="float" office:value="0" calcext:value-type="float">
            <text:p>0</text:p>
          </table:table-cell>
          <table:table-cell table:style-name="ce117" table:formula="of:=IF(MONTH([$AllRad.$A94])=[.E$104];[AllRad.$E94];0)" office:value-type="float" office:value="0" calcext:value-type="float">
            <text:p>0</text:p>
          </table:table-cell>
          <table:table-cell table:style-name="ce117" table:formula="of:=IF(MONTH([$AllRad.$A94])=[.F$104];[AllRad.$E94];0)" office:value-type="float" office:value="0" calcext:value-type="float">
            <text:p>0</text:p>
          </table:table-cell>
          <table:table-cell table:style-name="ce117" table:formula="of:=IF(MONTH([$AllRad.$A94])=[.G$104];[AllRad.$E94];0)" office:value-type="float" office:value="0" calcext:value-type="float">
            <text:p>0</text:p>
          </table:table-cell>
          <table:table-cell table:style-name="ce117" table:formula="of:=IF(MONTH([$AllRad.$A94])=[.H$104];[AllRad.$E94];0)" office:value-type="float" office:value="0" calcext:value-type="float">
            <text:p>0</text:p>
          </table:table-cell>
          <table:table-cell table:style-name="ce117" table:formula="of:=IF(MONTH([$AllRad.$A94])=[.I$104];[AllRad.$E94];0)" office:value-type="float" office:value="0" calcext:value-type="float">
            <text:p>0</text:p>
          </table:table-cell>
          <table:table-cell table:style-name="ce117" table:formula="of:=IF(MONTH([$AllRad.$A94])=[.J$104];[AllRad.$E94];0)" office:value-type="float" office:value="0" calcext:value-type="float">
            <text:p>0</text:p>
          </table:table-cell>
          <table:table-cell table:style-name="ce117" table:formula="of:=IF(MONTH([$AllRad.$A94])=[.K$104];[AllRad.$E94];0)" office:value-type="float" office:value="0" calcext:value-type="float">
            <text:p>0</text:p>
          </table:table-cell>
          <table:table-cell table:style-name="ce117" table:formula="of:=IF(MONTH([$AllRad.$A94])=[.L$104];[AllRad.$E94];0)" office:value-type="float" office:value="0" calcext:value-type="float">
            <text:p>0</text:p>
          </table:table-cell>
          <table:table-cell table:style-name="ce117" table:formula="of:=IF(MONTH([$AllRad.$A94])=[.M$104];[AllRad.$E94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95])=[.B$104];[AllRad.$E95];0)" office:value-type="float" office:value="0" calcext:value-type="float">
            <text:p>0</text:p>
          </table:table-cell>
          <table:table-cell table:style-name="ce117" table:formula="of:=IF(MONTH([$AllRad.$A95])=[.C$104];[AllRad.$E95];0)" office:value-type="float" office:value="0" calcext:value-type="float">
            <text:p>0</text:p>
          </table:table-cell>
          <table:table-cell table:style-name="ce117" table:formula="of:=IF(MONTH([$AllRad.$A95])=[.D$104];[AllRad.$E95];0)" office:value-type="float" office:value="0" calcext:value-type="float">
            <text:p>0</text:p>
          </table:table-cell>
          <table:table-cell table:style-name="ce117" table:formula="of:=IF(MONTH([$AllRad.$A95])=[.E$104];[AllRad.$E95];0)" office:value-type="float" office:value="0" calcext:value-type="float">
            <text:p>0</text:p>
          </table:table-cell>
          <table:table-cell table:style-name="ce117" table:formula="of:=IF(MONTH([$AllRad.$A95])=[.F$104];[AllRad.$E95];0)" office:value-type="float" office:value="0" calcext:value-type="float">
            <text:p>0</text:p>
          </table:table-cell>
          <table:table-cell table:style-name="ce117" table:formula="of:=IF(MONTH([$AllRad.$A95])=[.G$104];[AllRad.$E95];0)" office:value-type="float" office:value="0" calcext:value-type="float">
            <text:p>0</text:p>
          </table:table-cell>
          <table:table-cell table:style-name="ce117" table:formula="of:=IF(MONTH([$AllRad.$A95])=[.H$104];[AllRad.$E95];0)" office:value-type="float" office:value="0" calcext:value-type="float">
            <text:p>0</text:p>
          </table:table-cell>
          <table:table-cell table:style-name="ce117" table:formula="of:=IF(MONTH([$AllRad.$A95])=[.I$104];[AllRad.$E95];0)" office:value-type="float" office:value="0" calcext:value-type="float">
            <text:p>0</text:p>
          </table:table-cell>
          <table:table-cell table:style-name="ce117" table:formula="of:=IF(MONTH([$AllRad.$A95])=[.J$104];[AllRad.$E95];0)" office:value-type="float" office:value="0" calcext:value-type="float">
            <text:p>0</text:p>
          </table:table-cell>
          <table:table-cell table:style-name="ce117" table:formula="of:=IF(MONTH([$AllRad.$A95])=[.K$104];[AllRad.$E95];0)" office:value-type="float" office:value="0" calcext:value-type="float">
            <text:p>0</text:p>
          </table:table-cell>
          <table:table-cell table:style-name="ce117" table:formula="of:=IF(MONTH([$AllRad.$A95])=[.L$104];[AllRad.$E95];0)" office:value-type="float" office:value="0" calcext:value-type="float">
            <text:p>0</text:p>
          </table:table-cell>
          <table:table-cell table:style-name="ce117" table:formula="of:=IF(MONTH([$AllRad.$A95])=[.M$104];[AllRad.$E95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96])=[.B$104];[AllRad.$E96];0)" office:value-type="float" office:value="0" calcext:value-type="float">
            <text:p>0</text:p>
          </table:table-cell>
          <table:table-cell table:style-name="ce117" table:formula="of:=IF(MONTH([$AllRad.$A96])=[.C$104];[AllRad.$E96];0)" office:value-type="float" office:value="0" calcext:value-type="float">
            <text:p>0</text:p>
          </table:table-cell>
          <table:table-cell table:style-name="ce117" table:formula="of:=IF(MONTH([$AllRad.$A96])=[.D$104];[AllRad.$E96];0)" office:value-type="float" office:value="0" calcext:value-type="float">
            <text:p>0</text:p>
          </table:table-cell>
          <table:table-cell table:style-name="ce117" table:formula="of:=IF(MONTH([$AllRad.$A96])=[.E$104];[AllRad.$E96];0)" office:value-type="float" office:value="0" calcext:value-type="float">
            <text:p>0</text:p>
          </table:table-cell>
          <table:table-cell table:style-name="ce117" table:formula="of:=IF(MONTH([$AllRad.$A96])=[.F$104];[AllRad.$E96];0)" office:value-type="float" office:value="0" calcext:value-type="float">
            <text:p>0</text:p>
          </table:table-cell>
          <table:table-cell table:style-name="ce117" table:formula="of:=IF(MONTH([$AllRad.$A96])=[.G$104];[AllRad.$E96];0)" office:value-type="float" office:value="0" calcext:value-type="float">
            <text:p>0</text:p>
          </table:table-cell>
          <table:table-cell table:style-name="ce117" table:formula="of:=IF(MONTH([$AllRad.$A96])=[.H$104];[AllRad.$E96];0)" office:value-type="float" office:value="0" calcext:value-type="float">
            <text:p>0</text:p>
          </table:table-cell>
          <table:table-cell table:style-name="ce117" table:formula="of:=IF(MONTH([$AllRad.$A96])=[.I$104];[AllRad.$E96];0)" office:value-type="float" office:value="0" calcext:value-type="float">
            <text:p>0</text:p>
          </table:table-cell>
          <table:table-cell table:style-name="ce117" table:formula="of:=IF(MONTH([$AllRad.$A96])=[.J$104];[AllRad.$E96];0)" office:value-type="float" office:value="0" calcext:value-type="float">
            <text:p>0</text:p>
          </table:table-cell>
          <table:table-cell table:style-name="ce117" table:formula="of:=IF(MONTH([$AllRad.$A96])=[.K$104];[AllRad.$E96];0)" office:value-type="float" office:value="0" calcext:value-type="float">
            <text:p>0</text:p>
          </table:table-cell>
          <table:table-cell table:style-name="ce117" table:formula="of:=IF(MONTH([$AllRad.$A96])=[.L$104];[AllRad.$E96];0)" office:value-type="float" office:value="0" calcext:value-type="float">
            <text:p>0</text:p>
          </table:table-cell>
          <table:table-cell table:style-name="ce117" table:formula="of:=IF(MONTH([$AllRad.$A96])=[.M$104];[AllRad.$E96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97])=[.B$104];[AllRad.$E97];0)" office:value-type="float" office:value="0" calcext:value-type="float">
            <text:p>0</text:p>
          </table:table-cell>
          <table:table-cell table:style-name="ce117" table:formula="of:=IF(MONTH([$AllRad.$A97])=[.C$104];[AllRad.$E97];0)" office:value-type="float" office:value="0" calcext:value-type="float">
            <text:p>0</text:p>
          </table:table-cell>
          <table:table-cell table:style-name="ce117" table:formula="of:=IF(MONTH([$AllRad.$A97])=[.D$104];[AllRad.$E97];0)" office:value-type="float" office:value="0" calcext:value-type="float">
            <text:p>0</text:p>
          </table:table-cell>
          <table:table-cell table:style-name="ce117" table:formula="of:=IF(MONTH([$AllRad.$A97])=[.E$104];[AllRad.$E97];0)" office:value-type="float" office:value="0" calcext:value-type="float">
            <text:p>0</text:p>
          </table:table-cell>
          <table:table-cell table:style-name="ce117" table:formula="of:=IF(MONTH([$AllRad.$A97])=[.F$104];[AllRad.$E97];0)" office:value-type="float" office:value="0" calcext:value-type="float">
            <text:p>0</text:p>
          </table:table-cell>
          <table:table-cell table:style-name="ce117" table:formula="of:=IF(MONTH([$AllRad.$A97])=[.G$104];[AllRad.$E97];0)" office:value-type="float" office:value="0" calcext:value-type="float">
            <text:p>0</text:p>
          </table:table-cell>
          <table:table-cell table:style-name="ce117" table:formula="of:=IF(MONTH([$AllRad.$A97])=[.H$104];[AllRad.$E97];0)" office:value-type="float" office:value="0" calcext:value-type="float">
            <text:p>0</text:p>
          </table:table-cell>
          <table:table-cell table:style-name="ce117" table:formula="of:=IF(MONTH([$AllRad.$A97])=[.I$104];[AllRad.$E97];0)" office:value-type="float" office:value="0" calcext:value-type="float">
            <text:p>0</text:p>
          </table:table-cell>
          <table:table-cell table:style-name="ce117" table:formula="of:=IF(MONTH([$AllRad.$A97])=[.J$104];[AllRad.$E97];0)" office:value-type="float" office:value="0" calcext:value-type="float">
            <text:p>0</text:p>
          </table:table-cell>
          <table:table-cell table:style-name="ce117" table:formula="of:=IF(MONTH([$AllRad.$A97])=[.K$104];[AllRad.$E97];0)" office:value-type="float" office:value="0" calcext:value-type="float">
            <text:p>0</text:p>
          </table:table-cell>
          <table:table-cell table:style-name="ce117" table:formula="of:=IF(MONTH([$AllRad.$A97])=[.L$104];[AllRad.$E97];0)" office:value-type="float" office:value="0" calcext:value-type="float">
            <text:p>0</text:p>
          </table:table-cell>
          <table:table-cell table:style-name="ce117" table:formula="of:=IF(MONTH([$AllRad.$A97])=[.M$104];[AllRad.$E97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98])=[.B$104];[AllRad.$E98];0)" office:value-type="float" office:value="0" calcext:value-type="float">
            <text:p>0</text:p>
          </table:table-cell>
          <table:table-cell table:style-name="ce117" table:formula="of:=IF(MONTH([$AllRad.$A98])=[.C$104];[AllRad.$E98];0)" office:value-type="float" office:value="0" calcext:value-type="float">
            <text:p>0</text:p>
          </table:table-cell>
          <table:table-cell table:style-name="ce117" table:formula="of:=IF(MONTH([$AllRad.$A98])=[.D$104];[AllRad.$E98];0)" office:value-type="float" office:value="0" calcext:value-type="float">
            <text:p>0</text:p>
          </table:table-cell>
          <table:table-cell table:style-name="ce117" table:formula="of:=IF(MONTH([$AllRad.$A98])=[.E$104];[AllRad.$E98];0)" office:value-type="float" office:value="0" calcext:value-type="float">
            <text:p>0</text:p>
          </table:table-cell>
          <table:table-cell table:style-name="ce117" table:formula="of:=IF(MONTH([$AllRad.$A98])=[.F$104];[AllRad.$E98];0)" office:value-type="float" office:value="0" calcext:value-type="float">
            <text:p>0</text:p>
          </table:table-cell>
          <table:table-cell table:style-name="ce117" table:formula="of:=IF(MONTH([$AllRad.$A98])=[.G$104];[AllRad.$E98];0)" office:value-type="float" office:value="0" calcext:value-type="float">
            <text:p>0</text:p>
          </table:table-cell>
          <table:table-cell table:style-name="ce117" table:formula="of:=IF(MONTH([$AllRad.$A98])=[.H$104];[AllRad.$E98];0)" office:value-type="float" office:value="0" calcext:value-type="float">
            <text:p>0</text:p>
          </table:table-cell>
          <table:table-cell table:style-name="ce117" table:formula="of:=IF(MONTH([$AllRad.$A98])=[.I$104];[AllRad.$E98];0)" office:value-type="float" office:value="0" calcext:value-type="float">
            <text:p>0</text:p>
          </table:table-cell>
          <table:table-cell table:style-name="ce117" table:formula="of:=IF(MONTH([$AllRad.$A98])=[.J$104];[AllRad.$E98];0)" office:value-type="float" office:value="0" calcext:value-type="float">
            <text:p>0</text:p>
          </table:table-cell>
          <table:table-cell table:style-name="ce117" table:formula="of:=IF(MONTH([$AllRad.$A98])=[.K$104];[AllRad.$E98];0)" office:value-type="float" office:value="0" calcext:value-type="float">
            <text:p>0</text:p>
          </table:table-cell>
          <table:table-cell table:style-name="ce117" table:formula="of:=IF(MONTH([$AllRad.$A98])=[.L$104];[AllRad.$E98];0)" office:value-type="float" office:value="0" calcext:value-type="float">
            <text:p>0</text:p>
          </table:table-cell>
          <table:table-cell table:style-name="ce117" table:formula="of:=IF(MONTH([$AllRad.$A98])=[.M$104];[AllRad.$E98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99])=[.B$104];[AllRad.$E99];0)" office:value-type="float" office:value="0" calcext:value-type="float">
            <text:p>0</text:p>
          </table:table-cell>
          <table:table-cell table:style-name="ce117" table:formula="of:=IF(MONTH([$AllRad.$A99])=[.C$104];[AllRad.$E99];0)" office:value-type="float" office:value="0" calcext:value-type="float">
            <text:p>0</text:p>
          </table:table-cell>
          <table:table-cell table:style-name="ce117" table:formula="of:=IF(MONTH([$AllRad.$A99])=[.D$104];[AllRad.$E99];0)" office:value-type="float" office:value="0" calcext:value-type="float">
            <text:p>0</text:p>
          </table:table-cell>
          <table:table-cell table:style-name="ce117" table:formula="of:=IF(MONTH([$AllRad.$A99])=[.E$104];[AllRad.$E99];0)" office:value-type="float" office:value="0" calcext:value-type="float">
            <text:p>0</text:p>
          </table:table-cell>
          <table:table-cell table:style-name="ce117" table:formula="of:=IF(MONTH([$AllRad.$A99])=[.F$104];[AllRad.$E99];0)" office:value-type="float" office:value="0" calcext:value-type="float">
            <text:p>0</text:p>
          </table:table-cell>
          <table:table-cell table:style-name="ce117" table:formula="of:=IF(MONTH([$AllRad.$A99])=[.G$104];[AllRad.$E99];0)" office:value-type="float" office:value="0" calcext:value-type="float">
            <text:p>0</text:p>
          </table:table-cell>
          <table:table-cell table:style-name="ce117" table:formula="of:=IF(MONTH([$AllRad.$A99])=[.H$104];[AllRad.$E99];0)" office:value-type="float" office:value="0" calcext:value-type="float">
            <text:p>0</text:p>
          </table:table-cell>
          <table:table-cell table:style-name="ce117" table:formula="of:=IF(MONTH([$AllRad.$A99])=[.I$104];[AllRad.$E99];0)" office:value-type="float" office:value="0" calcext:value-type="float">
            <text:p>0</text:p>
          </table:table-cell>
          <table:table-cell table:style-name="ce117" table:formula="of:=IF(MONTH([$AllRad.$A99])=[.J$104];[AllRad.$E99];0)" office:value-type="float" office:value="0" calcext:value-type="float">
            <text:p>0</text:p>
          </table:table-cell>
          <table:table-cell table:style-name="ce117" table:formula="of:=IF(MONTH([$AllRad.$A99])=[.K$104];[AllRad.$E99];0)" office:value-type="float" office:value="0" calcext:value-type="float">
            <text:p>0</text:p>
          </table:table-cell>
          <table:table-cell table:style-name="ce117" table:formula="of:=IF(MONTH([$AllRad.$A99])=[.L$104];[AllRad.$E99];0)" office:value-type="float" office:value="0" calcext:value-type="float">
            <text:p>0</text:p>
          </table:table-cell>
          <table:table-cell table:style-name="ce117" table:formula="of:=IF(MONTH([$AllRad.$A99])=[.M$104];[AllRad.$E99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100])=[.B$104];[AllRad.$E100];0)" office:value-type="float" office:value="0" calcext:value-type="float">
            <text:p>0</text:p>
          </table:table-cell>
          <table:table-cell table:style-name="ce117" table:formula="of:=IF(MONTH([$AllRad.$A100])=[.C$104];[AllRad.$E100];0)" office:value-type="float" office:value="0" calcext:value-type="float">
            <text:p>0</text:p>
          </table:table-cell>
          <table:table-cell table:style-name="ce117" table:formula="of:=IF(MONTH([$AllRad.$A100])=[.D$104];[AllRad.$E100];0)" office:value-type="float" office:value="0" calcext:value-type="float">
            <text:p>0</text:p>
          </table:table-cell>
          <table:table-cell table:style-name="ce117" table:formula="of:=IF(MONTH([$AllRad.$A100])=[.E$104];[AllRad.$E100];0)" office:value-type="float" office:value="0" calcext:value-type="float">
            <text:p>0</text:p>
          </table:table-cell>
          <table:table-cell table:style-name="ce117" table:formula="of:=IF(MONTH([$AllRad.$A100])=[.F$104];[AllRad.$E100];0)" office:value-type="float" office:value="0" calcext:value-type="float">
            <text:p>0</text:p>
          </table:table-cell>
          <table:table-cell table:style-name="ce117" table:formula="of:=IF(MONTH([$AllRad.$A100])=[.G$104];[AllRad.$E100];0)" office:value-type="float" office:value="0" calcext:value-type="float">
            <text:p>0</text:p>
          </table:table-cell>
          <table:table-cell table:style-name="ce117" table:formula="of:=IF(MONTH([$AllRad.$A100])=[.H$104];[AllRad.$E100];0)" office:value-type="float" office:value="0" calcext:value-type="float">
            <text:p>0</text:p>
          </table:table-cell>
          <table:table-cell table:style-name="ce117" table:formula="of:=IF(MONTH([$AllRad.$A100])=[.I$104];[AllRad.$E100];0)" office:value-type="float" office:value="0" calcext:value-type="float">
            <text:p>0</text:p>
          </table:table-cell>
          <table:table-cell table:style-name="ce117" table:formula="of:=IF(MONTH([$AllRad.$A100])=[.J$104];[AllRad.$E100];0)" office:value-type="float" office:value="0" calcext:value-type="float">
            <text:p>0</text:p>
          </table:table-cell>
          <table:table-cell table:style-name="ce117" table:formula="of:=IF(MONTH([$AllRad.$A100])=[.K$104];[AllRad.$E100];0)" office:value-type="float" office:value="0" calcext:value-type="float">
            <text:p>0</text:p>
          </table:table-cell>
          <table:table-cell table:style-name="ce117" table:formula="of:=IF(MONTH([$AllRad.$A100])=[.L$104];[AllRad.$E100];0)" office:value-type="float" office:value="0" calcext:value-type="float">
            <text:p>0</text:p>
          </table:table-cell>
          <table:table-cell table:style-name="ce117" table:formula="of:=IF(MONTH([$AllRad.$A100])=[.M$104];[AllRad.$E100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101])=[.B$104];[AllRad.$E101];0)" office:value-type="float" office:value="0" calcext:value-type="float">
            <text:p>0</text:p>
          </table:table-cell>
          <table:table-cell table:style-name="ce117" table:formula="of:=IF(MONTH([$AllRad.$A101])=[.C$104];[AllRad.$E101];0)" office:value-type="float" office:value="0" calcext:value-type="float">
            <text:p>0</text:p>
          </table:table-cell>
          <table:table-cell table:style-name="ce117" table:formula="of:=IF(MONTH([$AllRad.$A101])=[.D$104];[AllRad.$E101];0)" office:value-type="float" office:value="0" calcext:value-type="float">
            <text:p>0</text:p>
          </table:table-cell>
          <table:table-cell table:style-name="ce117" table:formula="of:=IF(MONTH([$AllRad.$A101])=[.E$104];[AllRad.$E101];0)" office:value-type="float" office:value="0" calcext:value-type="float">
            <text:p>0</text:p>
          </table:table-cell>
          <table:table-cell table:style-name="ce117" table:formula="of:=IF(MONTH([$AllRad.$A101])=[.F$104];[AllRad.$E101];0)" office:value-type="float" office:value="0" calcext:value-type="float">
            <text:p>0</text:p>
          </table:table-cell>
          <table:table-cell table:style-name="ce117" table:formula="of:=IF(MONTH([$AllRad.$A101])=[.G$104];[AllRad.$E101];0)" office:value-type="float" office:value="0" calcext:value-type="float">
            <text:p>0</text:p>
          </table:table-cell>
          <table:table-cell table:style-name="ce117" table:formula="of:=IF(MONTH([$AllRad.$A101])=[.H$104];[AllRad.$E101];0)" office:value-type="float" office:value="0" calcext:value-type="float">
            <text:p>0</text:p>
          </table:table-cell>
          <table:table-cell table:style-name="ce117" table:formula="of:=IF(MONTH([$AllRad.$A101])=[.I$104];[AllRad.$E101];0)" office:value-type="float" office:value="0" calcext:value-type="float">
            <text:p>0</text:p>
          </table:table-cell>
          <table:table-cell table:style-name="ce117" table:formula="of:=IF(MONTH([$AllRad.$A101])=[.J$104];[AllRad.$E101];0)" office:value-type="float" office:value="0" calcext:value-type="float">
            <text:p>0</text:p>
          </table:table-cell>
          <table:table-cell table:style-name="ce117" table:formula="of:=IF(MONTH([$AllRad.$A101])=[.K$104];[AllRad.$E101];0)" office:value-type="float" office:value="0" calcext:value-type="float">
            <text:p>0</text:p>
          </table:table-cell>
          <table:table-cell table:style-name="ce117" table:formula="of:=IF(MONTH([$AllRad.$A101])=[.L$104];[AllRad.$E101];0)" office:value-type="float" office:value="0" calcext:value-type="float">
            <text:p>0</text:p>
          </table:table-cell>
          <table:table-cell table:style-name="ce117" table:formula="of:=IF(MONTH([$AllRad.$A101])=[.M$104];[AllRad.$E101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102])=[.B$104];[AllRad.$E102];0)" office:value-type="float" office:value="0" calcext:value-type="float">
            <text:p>0</text:p>
          </table:table-cell>
          <table:table-cell table:style-name="ce117" table:formula="of:=IF(MONTH([$AllRad.$A102])=[.C$104];[AllRad.$E102];0)" office:value-type="float" office:value="0" calcext:value-type="float">
            <text:p>0</text:p>
          </table:table-cell>
          <table:table-cell table:style-name="ce117" table:formula="of:=IF(MONTH([$AllRad.$A102])=[.D$104];[AllRad.$E102];0)" office:value-type="float" office:value="0" calcext:value-type="float">
            <text:p>0</text:p>
          </table:table-cell>
          <table:table-cell table:style-name="ce117" table:formula="of:=IF(MONTH([$AllRad.$A102])=[.E$104];[AllRad.$E102];0)" office:value-type="float" office:value="0" calcext:value-type="float">
            <text:p>0</text:p>
          </table:table-cell>
          <table:table-cell table:style-name="ce117" table:formula="of:=IF(MONTH([$AllRad.$A102])=[.F$104];[AllRad.$E102];0)" office:value-type="float" office:value="0" calcext:value-type="float">
            <text:p>0</text:p>
          </table:table-cell>
          <table:table-cell table:style-name="ce117" table:formula="of:=IF(MONTH([$AllRad.$A102])=[.G$104];[AllRad.$E102];0)" office:value-type="float" office:value="0" calcext:value-type="float">
            <text:p>0</text:p>
          </table:table-cell>
          <table:table-cell table:style-name="ce117" table:formula="of:=IF(MONTH([$AllRad.$A102])=[.H$104];[AllRad.$E102];0)" office:value-type="float" office:value="0" calcext:value-type="float">
            <text:p>0</text:p>
          </table:table-cell>
          <table:table-cell table:style-name="ce117" table:formula="of:=IF(MONTH([$AllRad.$A102])=[.I$104];[AllRad.$E102];0)" office:value-type="float" office:value="0" calcext:value-type="float">
            <text:p>0</text:p>
          </table:table-cell>
          <table:table-cell table:style-name="ce117" table:formula="of:=IF(MONTH([$AllRad.$A102])=[.J$104];[AllRad.$E102];0)" office:value-type="float" office:value="0" calcext:value-type="float">
            <text:p>0</text:p>
          </table:table-cell>
          <table:table-cell table:style-name="ce117" table:formula="of:=IF(MONTH([$AllRad.$A102])=[.K$104];[AllRad.$E102];0)" office:value-type="float" office:value="0" calcext:value-type="float">
            <text:p>0</text:p>
          </table:table-cell>
          <table:table-cell table:style-name="ce117" table:formula="of:=IF(MONTH([$AllRad.$A102])=[.L$104];[AllRad.$E102];0)" office:value-type="float" office:value="0" calcext:value-type="float">
            <text:p>0</text:p>
          </table:table-cell>
          <table:table-cell table:style-name="ce117" table:formula="of:=IF(MONTH([$AllRad.$A102])=[.M$104];[AllRad.$E102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103])=[.B$104];[AllRad.$E103];0)" office:value-type="float" office:value="0" calcext:value-type="float">
            <text:p>0</text:p>
          </table:table-cell>
          <table:table-cell table:style-name="ce117" table:formula="of:=IF(MONTH([$AllRad.$A103])=[.C$104];[AllRad.$E103];0)" office:value-type="float" office:value="0" calcext:value-type="float">
            <text:p>0</text:p>
          </table:table-cell>
          <table:table-cell table:style-name="ce117" table:formula="of:=IF(MONTH([$AllRad.$A103])=[.D$104];[AllRad.$E103];0)" office:value-type="float" office:value="0" calcext:value-type="float">
            <text:p>0</text:p>
          </table:table-cell>
          <table:table-cell table:style-name="ce117" table:formula="of:=IF(MONTH([$AllRad.$A103])=[.E$104];[AllRad.$E103];0)" office:value-type="float" office:value="0" calcext:value-type="float">
            <text:p>0</text:p>
          </table:table-cell>
          <table:table-cell table:style-name="ce117" table:formula="of:=IF(MONTH([$AllRad.$A103])=[.F$104];[AllRad.$E103];0)" office:value-type="float" office:value="0" calcext:value-type="float">
            <text:p>0</text:p>
          </table:table-cell>
          <table:table-cell table:style-name="ce117" table:formula="of:=IF(MONTH([$AllRad.$A103])=[.G$104];[AllRad.$E103];0)" office:value-type="float" office:value="0" calcext:value-type="float">
            <text:p>0</text:p>
          </table:table-cell>
          <table:table-cell table:style-name="ce117" table:formula="of:=IF(MONTH([$AllRad.$A103])=[.H$104];[AllRad.$E103];0)" office:value-type="float" office:value="0" calcext:value-type="float">
            <text:p>0</text:p>
          </table:table-cell>
          <table:table-cell table:style-name="ce117" table:formula="of:=IF(MONTH([$AllRad.$A103])=[.I$104];[AllRad.$E103];0)" office:value-type="float" office:value="0" calcext:value-type="float">
            <text:p>0</text:p>
          </table:table-cell>
          <table:table-cell table:style-name="ce117" table:formula="of:=IF(MONTH([$AllRad.$A103])=[.J$104];[AllRad.$E103];0)" office:value-type="float" office:value="0" calcext:value-type="float">
            <text:p>0</text:p>
          </table:table-cell>
          <table:table-cell table:style-name="ce117" table:formula="of:=IF(MONTH([$AllRad.$A103])=[.K$104];[AllRad.$E103];0)" office:value-type="float" office:value="0" calcext:value-type="float">
            <text:p>0</text:p>
          </table:table-cell>
          <table:table-cell table:style-name="ce117" table:formula="of:=IF(MONTH([$AllRad.$A103])=[.L$104];[AllRad.$E103];0)" office:value-type="float" office:value="0" calcext:value-type="float">
            <text:p>0</text:p>
          </table:table-cell>
          <table:table-cell table:style-name="ce117" table:formula="of:=IF(MONTH([$AllRad.$A103])=[.M$104];[AllRad.$E103];0)" office:value-type="float" office:value="0" calcext:value-type="float">
            <text:p>0</text:p>
          </table:table-cell>
          <table:table-cell table:number-columns-repeated="3"/>
          <table:table-cell table:style-name="ce117" table:number-columns-repeated="6"/>
          <table:table-cell table:number-columns-repeated="1002"/>
        </table:table-row>
        <table:table-row table:style-name="ro1" table:visibility="collapse">
          <table:table-cell/>
          <table:table-cell table:style-name="ce117" table:formula="of:=IF(MONTH([$AllRad.$A104])=[.B$104];[AllRad.$E104];0)" office:value-type="float" office:value="0" calcext:value-type="float">
            <text:p>0</text:p>
          </table:table-cell>
          <table:table-cell table:style-name="ce117" table:formula="of:=IF(MONTH([$AllRad.$A104])=[.C$104];[AllRad.$E104];0)" office:value-type="float" office:value="0" calcext:value-type="float">
            <text:p>0</text:p>
          </table:table-cell>
          <table:table-cell table:style-name="ce117" table:formula="of:=IF(MONTH([$AllRad.$A104])=[.D$104];[AllRad.$E104];0)" office:value-type="float" office:value="0" calcext:value-type="float">
            <text:p>0</text:p>
          </table:table-cell>
          <table:table-cell table:style-name="ce117" table:formula="of:=IF(MONTH([$AllRad.$A104])=[.E$104];[AllRad.$E104];0)" office:value-type="float" office:value="0" calcext:value-type="float">
            <text:p>0</text:p>
          </table:table-cell>
          <table:table-cell table:style-name="ce117" table:formula="of:=IF(MONTH([$AllRad.$A104])=[.F$104];[AllRad.$E104];0)" office:value-type="float" office:value="0" calcext:value-type="float">
            <text:p>0</text:p>
          </table:table-cell>
          <table:table-cell table:style-name="ce117" table:formula="of:=IF(MONTH([$AllRad.$A104])=[.G$104];[AllRad.$E104];0)" office:value-type="float" office:value="0" calcext:value-type="float">
            <text:p>0</text:p>
          </table:table-cell>
          <table:table-cell table:style-name="ce117" table:formula="of:=IF(MONTH([$AllRad.$A104])=[.H$104];[AllRad.$E104];0)" office:value-type="float" office:value="0" calcext:value-type="float">
            <text:p>0</text:p>
          </table:table-cell>
          <table:table-cell table:style-name="ce117" table:formula="of:=IF(MONTH([$AllRad.$A104])=[.I$104];[AllRad.$E104];0)" office:value-type="float" office:value="0" calcext:value-type="float">
            <text:p>0</text:p>
          </table:table-cell>
          <table:table-cell table:style-name="ce117" table:formula="of:=IF(MONTH([$AllRad.$A104])=[.J$104];[AllRad.$E104];0)" office:value-type="float" office:value="0" calcext:value-type="float">
            <text:p>0</text:p>
          </table:table-cell>
          <table:table-cell table:style-name="ce117" table:formula="of:=IF(MONTH([$AllRad.$A104])=[.K$104];[AllRad.$E104];0)" office:value-type="float" office:value="0" calcext:value-type="float">
            <text:p>0</text:p>
          </table:table-cell>
          <table:table-cell table:style-name="ce117" table:formula="of:=IF(MONTH([$AllRad.$A104])=[.L$104];[AllRad.$E104];0)" office:value-type="float" office:value="0" calcext:value-type="float">
            <text:p>0</text:p>
          </table:table-cell>
          <table:table-cell table:style-name="ce117" table:formula="of:=IF(MONTH([$AllRad.$A104])=[.M$104];[AllRad.$E10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05])=[.B$104];[AllRad.$E105];0)" office:value-type="float" office:value="0" calcext:value-type="float">
            <text:p>0</text:p>
          </table:table-cell>
          <table:table-cell table:style-name="ce117" table:formula="of:=IF(MONTH([$AllRad.$A105])=[.C$104];[AllRad.$E105];0)" office:value-type="float" office:value="0" calcext:value-type="float">
            <text:p>0</text:p>
          </table:table-cell>
          <table:table-cell table:style-name="ce117" table:formula="of:=IF(MONTH([$AllRad.$A105])=[.D$104];[AllRad.$E105];0)" office:value-type="float" office:value="0" calcext:value-type="float">
            <text:p>0</text:p>
          </table:table-cell>
          <table:table-cell table:style-name="ce117" table:formula="of:=IF(MONTH([$AllRad.$A105])=[.E$104];[AllRad.$E105];0)" office:value-type="float" office:value="0" calcext:value-type="float">
            <text:p>0</text:p>
          </table:table-cell>
          <table:table-cell table:style-name="ce117" table:formula="of:=IF(MONTH([$AllRad.$A105])=[.F$104];[AllRad.$E105];0)" office:value-type="float" office:value="0" calcext:value-type="float">
            <text:p>0</text:p>
          </table:table-cell>
          <table:table-cell table:style-name="ce117" table:formula="of:=IF(MONTH([$AllRad.$A105])=[.G$104];[AllRad.$E105];0)" office:value-type="float" office:value="0" calcext:value-type="float">
            <text:p>0</text:p>
          </table:table-cell>
          <table:table-cell table:style-name="ce117" table:formula="of:=IF(MONTH([$AllRad.$A105])=[.H$104];[AllRad.$E105];0)" office:value-type="float" office:value="0" calcext:value-type="float">
            <text:p>0</text:p>
          </table:table-cell>
          <table:table-cell table:style-name="ce117" table:formula="of:=IF(MONTH([$AllRad.$A105])=[.I$104];[AllRad.$E105];0)" office:value-type="float" office:value="0" calcext:value-type="float">
            <text:p>0</text:p>
          </table:table-cell>
          <table:table-cell table:style-name="ce117" table:formula="of:=IF(MONTH([$AllRad.$A105])=[.J$104];[AllRad.$E105];0)" office:value-type="float" office:value="0" calcext:value-type="float">
            <text:p>0</text:p>
          </table:table-cell>
          <table:table-cell table:style-name="ce117" table:formula="of:=IF(MONTH([$AllRad.$A105])=[.K$104];[AllRad.$E105];0)" office:value-type="float" office:value="0" calcext:value-type="float">
            <text:p>0</text:p>
          </table:table-cell>
          <table:table-cell table:style-name="ce117" table:formula="of:=IF(MONTH([$AllRad.$A105])=[.L$104];[AllRad.$E105];0)" office:value-type="float" office:value="0" calcext:value-type="float">
            <text:p>0</text:p>
          </table:table-cell>
          <table:table-cell table:style-name="ce117" table:formula="of:=IF(MONTH([$AllRad.$A105])=[.M$104];[AllRad.$E10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06])=[.B$104];[AllRad.$E106];0)" office:value-type="float" office:value="0" calcext:value-type="float">
            <text:p>0</text:p>
          </table:table-cell>
          <table:table-cell table:style-name="ce117" table:formula="of:=IF(MONTH([$AllRad.$A106])=[.C$104];[AllRad.$E106];0)" office:value-type="float" office:value="0" calcext:value-type="float">
            <text:p>0</text:p>
          </table:table-cell>
          <table:table-cell table:style-name="ce117" table:formula="of:=IF(MONTH([$AllRad.$A106])=[.D$104];[AllRad.$E106];0)" office:value-type="float" office:value="0" calcext:value-type="float">
            <text:p>0</text:p>
          </table:table-cell>
          <table:table-cell table:style-name="ce117" table:formula="of:=IF(MONTH([$AllRad.$A106])=[.E$104];[AllRad.$E106];0)" office:value-type="float" office:value="0" calcext:value-type="float">
            <text:p>0</text:p>
          </table:table-cell>
          <table:table-cell table:style-name="ce117" table:formula="of:=IF(MONTH([$AllRad.$A106])=[.F$104];[AllRad.$E106];0)" office:value-type="float" office:value="0" calcext:value-type="float">
            <text:p>0</text:p>
          </table:table-cell>
          <table:table-cell table:style-name="ce117" table:formula="of:=IF(MONTH([$AllRad.$A106])=[.G$104];[AllRad.$E106];0)" office:value-type="float" office:value="0" calcext:value-type="float">
            <text:p>0</text:p>
          </table:table-cell>
          <table:table-cell table:style-name="ce117" table:formula="of:=IF(MONTH([$AllRad.$A106])=[.H$104];[AllRad.$E106];0)" office:value-type="float" office:value="0" calcext:value-type="float">
            <text:p>0</text:p>
          </table:table-cell>
          <table:table-cell table:style-name="ce117" table:formula="of:=IF(MONTH([$AllRad.$A106])=[.I$104];[AllRad.$E106];0)" office:value-type="float" office:value="0" calcext:value-type="float">
            <text:p>0</text:p>
          </table:table-cell>
          <table:table-cell table:style-name="ce117" table:formula="of:=IF(MONTH([$AllRad.$A106])=[.J$104];[AllRad.$E106];0)" office:value-type="float" office:value="0" calcext:value-type="float">
            <text:p>0</text:p>
          </table:table-cell>
          <table:table-cell table:style-name="ce117" table:formula="of:=IF(MONTH([$AllRad.$A106])=[.K$104];[AllRad.$E106];0)" office:value-type="float" office:value="0" calcext:value-type="float">
            <text:p>0</text:p>
          </table:table-cell>
          <table:table-cell table:style-name="ce117" table:formula="of:=IF(MONTH([$AllRad.$A106])=[.L$104];[AllRad.$E106];0)" office:value-type="float" office:value="0" calcext:value-type="float">
            <text:p>0</text:p>
          </table:table-cell>
          <table:table-cell table:style-name="ce117" table:formula="of:=IF(MONTH([$AllRad.$A106])=[.M$104];[AllRad.$E10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07])=[.B$104];[AllRad.$E107];0)" office:value-type="float" office:value="0" calcext:value-type="float">
            <text:p>0</text:p>
          </table:table-cell>
          <table:table-cell table:style-name="ce117" table:formula="of:=IF(MONTH([$AllRad.$A107])=[.C$104];[AllRad.$E107];0)" office:value-type="float" office:value="0" calcext:value-type="float">
            <text:p>0</text:p>
          </table:table-cell>
          <table:table-cell table:style-name="ce117" table:formula="of:=IF(MONTH([$AllRad.$A107])=[.D$104];[AllRad.$E107];0)" office:value-type="float" office:value="0" calcext:value-type="float">
            <text:p>0</text:p>
          </table:table-cell>
          <table:table-cell table:style-name="ce117" table:formula="of:=IF(MONTH([$AllRad.$A107])=[.E$104];[AllRad.$E107];0)" office:value-type="float" office:value="0" calcext:value-type="float">
            <text:p>0</text:p>
          </table:table-cell>
          <table:table-cell table:style-name="ce117" table:formula="of:=IF(MONTH([$AllRad.$A107])=[.F$104];[AllRad.$E107];0)" office:value-type="float" office:value="0" calcext:value-type="float">
            <text:p>0</text:p>
          </table:table-cell>
          <table:table-cell table:style-name="ce117" table:formula="of:=IF(MONTH([$AllRad.$A107])=[.G$104];[AllRad.$E107];0)" office:value-type="float" office:value="0" calcext:value-type="float">
            <text:p>0</text:p>
          </table:table-cell>
          <table:table-cell table:style-name="ce117" table:formula="of:=IF(MONTH([$AllRad.$A107])=[.H$104];[AllRad.$E107];0)" office:value-type="float" office:value="0" calcext:value-type="float">
            <text:p>0</text:p>
          </table:table-cell>
          <table:table-cell table:style-name="ce117" table:formula="of:=IF(MONTH([$AllRad.$A107])=[.I$104];[AllRad.$E107];0)" office:value-type="float" office:value="0" calcext:value-type="float">
            <text:p>0</text:p>
          </table:table-cell>
          <table:table-cell table:style-name="ce117" table:formula="of:=IF(MONTH([$AllRad.$A107])=[.J$104];[AllRad.$E107];0)" office:value-type="float" office:value="0" calcext:value-type="float">
            <text:p>0</text:p>
          </table:table-cell>
          <table:table-cell table:style-name="ce117" table:formula="of:=IF(MONTH([$AllRad.$A107])=[.K$104];[AllRad.$E107];0)" office:value-type="float" office:value="0" calcext:value-type="float">
            <text:p>0</text:p>
          </table:table-cell>
          <table:table-cell table:style-name="ce117" table:formula="of:=IF(MONTH([$AllRad.$A107])=[.L$104];[AllRad.$E107];0)" office:value-type="float" office:value="0" calcext:value-type="float">
            <text:p>0</text:p>
          </table:table-cell>
          <table:table-cell table:style-name="ce117" table:formula="of:=IF(MONTH([$AllRad.$A107])=[.M$104];[AllRad.$E10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08])=[.B$104];[AllRad.$E108];0)" office:value-type="float" office:value="0" calcext:value-type="float">
            <text:p>0</text:p>
          </table:table-cell>
          <table:table-cell table:style-name="ce117" table:formula="of:=IF(MONTH([$AllRad.$A108])=[.C$104];[AllRad.$E108];0)" office:value-type="float" office:value="0" calcext:value-type="float">
            <text:p>0</text:p>
          </table:table-cell>
          <table:table-cell table:style-name="ce117" table:formula="of:=IF(MONTH([$AllRad.$A108])=[.D$104];[AllRad.$E108];0)" office:value-type="float" office:value="0" calcext:value-type="float">
            <text:p>0</text:p>
          </table:table-cell>
          <table:table-cell table:style-name="ce117" table:formula="of:=IF(MONTH([$AllRad.$A108])=[.E$104];[AllRad.$E108];0)" office:value-type="float" office:value="0" calcext:value-type="float">
            <text:p>0</text:p>
          </table:table-cell>
          <table:table-cell table:style-name="ce117" table:formula="of:=IF(MONTH([$AllRad.$A108])=[.F$104];[AllRad.$E108];0)" office:value-type="float" office:value="0" calcext:value-type="float">
            <text:p>0</text:p>
          </table:table-cell>
          <table:table-cell table:style-name="ce117" table:formula="of:=IF(MONTH([$AllRad.$A108])=[.G$104];[AllRad.$E108];0)" office:value-type="float" office:value="0" calcext:value-type="float">
            <text:p>0</text:p>
          </table:table-cell>
          <table:table-cell table:style-name="ce117" table:formula="of:=IF(MONTH([$AllRad.$A108])=[.H$104];[AllRad.$E108];0)" office:value-type="float" office:value="0" calcext:value-type="float">
            <text:p>0</text:p>
          </table:table-cell>
          <table:table-cell table:style-name="ce117" table:formula="of:=IF(MONTH([$AllRad.$A108])=[.I$104];[AllRad.$E108];0)" office:value-type="float" office:value="0" calcext:value-type="float">
            <text:p>0</text:p>
          </table:table-cell>
          <table:table-cell table:style-name="ce117" table:formula="of:=IF(MONTH([$AllRad.$A108])=[.J$104];[AllRad.$E108];0)" office:value-type="float" office:value="0" calcext:value-type="float">
            <text:p>0</text:p>
          </table:table-cell>
          <table:table-cell table:style-name="ce117" table:formula="of:=IF(MONTH([$AllRad.$A108])=[.K$104];[AllRad.$E108];0)" office:value-type="float" office:value="0" calcext:value-type="float">
            <text:p>0</text:p>
          </table:table-cell>
          <table:table-cell table:style-name="ce117" table:formula="of:=IF(MONTH([$AllRad.$A108])=[.L$104];[AllRad.$E108];0)" office:value-type="float" office:value="0" calcext:value-type="float">
            <text:p>0</text:p>
          </table:table-cell>
          <table:table-cell table:style-name="ce117" table:formula="of:=IF(MONTH([$AllRad.$A108])=[.M$104];[AllRad.$E10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09])=[.B$104];[AllRad.$E109];0)" office:value-type="float" office:value="0" calcext:value-type="float">
            <text:p>0</text:p>
          </table:table-cell>
          <table:table-cell table:style-name="ce117" table:formula="of:=IF(MONTH([$AllRad.$A109])=[.C$104];[AllRad.$E109];0)" office:value-type="float" office:value="0" calcext:value-type="float">
            <text:p>0</text:p>
          </table:table-cell>
          <table:table-cell table:style-name="ce117" table:formula="of:=IF(MONTH([$AllRad.$A109])=[.D$104];[AllRad.$E109];0)" office:value-type="float" office:value="0" calcext:value-type="float">
            <text:p>0</text:p>
          </table:table-cell>
          <table:table-cell table:style-name="ce117" table:formula="of:=IF(MONTH([$AllRad.$A109])=[.E$104];[AllRad.$E109];0)" office:value-type="float" office:value="0" calcext:value-type="float">
            <text:p>0</text:p>
          </table:table-cell>
          <table:table-cell table:style-name="ce117" table:formula="of:=IF(MONTH([$AllRad.$A109])=[.F$104];[AllRad.$E109];0)" office:value-type="float" office:value="0" calcext:value-type="float">
            <text:p>0</text:p>
          </table:table-cell>
          <table:table-cell table:style-name="ce117" table:formula="of:=IF(MONTH([$AllRad.$A109])=[.G$104];[AllRad.$E109];0)" office:value-type="float" office:value="0" calcext:value-type="float">
            <text:p>0</text:p>
          </table:table-cell>
          <table:table-cell table:style-name="ce117" table:formula="of:=IF(MONTH([$AllRad.$A109])=[.H$104];[AllRad.$E109];0)" office:value-type="float" office:value="0" calcext:value-type="float">
            <text:p>0</text:p>
          </table:table-cell>
          <table:table-cell table:style-name="ce117" table:formula="of:=IF(MONTH([$AllRad.$A109])=[.I$104];[AllRad.$E109];0)" office:value-type="float" office:value="0" calcext:value-type="float">
            <text:p>0</text:p>
          </table:table-cell>
          <table:table-cell table:style-name="ce117" table:formula="of:=IF(MONTH([$AllRad.$A109])=[.J$104];[AllRad.$E109];0)" office:value-type="float" office:value="0" calcext:value-type="float">
            <text:p>0</text:p>
          </table:table-cell>
          <table:table-cell table:style-name="ce117" table:formula="of:=IF(MONTH([$AllRad.$A109])=[.K$104];[AllRad.$E109];0)" office:value-type="float" office:value="0" calcext:value-type="float">
            <text:p>0</text:p>
          </table:table-cell>
          <table:table-cell table:style-name="ce117" table:formula="of:=IF(MONTH([$AllRad.$A109])=[.L$104];[AllRad.$E109];0)" office:value-type="float" office:value="0" calcext:value-type="float">
            <text:p>0</text:p>
          </table:table-cell>
          <table:table-cell table:style-name="ce117" table:formula="of:=IF(MONTH([$AllRad.$A109])=[.M$104];[AllRad.$E10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10])=[.B$104];[AllRad.$E110];0)" office:value-type="float" office:value="0" calcext:value-type="float">
            <text:p>0</text:p>
          </table:table-cell>
          <table:table-cell table:style-name="ce117" table:formula="of:=IF(MONTH([$AllRad.$A110])=[.C$104];[AllRad.$E110];0)" office:value-type="float" office:value="0" calcext:value-type="float">
            <text:p>0</text:p>
          </table:table-cell>
          <table:table-cell table:style-name="ce117" table:formula="of:=IF(MONTH([$AllRad.$A110])=[.D$104];[AllRad.$E110];0)" office:value-type="float" office:value="0" calcext:value-type="float">
            <text:p>0</text:p>
          </table:table-cell>
          <table:table-cell table:style-name="ce117" table:formula="of:=IF(MONTH([$AllRad.$A110])=[.E$104];[AllRad.$E110];0)" office:value-type="float" office:value="0" calcext:value-type="float">
            <text:p>0</text:p>
          </table:table-cell>
          <table:table-cell table:style-name="ce117" table:formula="of:=IF(MONTH([$AllRad.$A110])=[.F$104];[AllRad.$E110];0)" office:value-type="float" office:value="0" calcext:value-type="float">
            <text:p>0</text:p>
          </table:table-cell>
          <table:table-cell table:style-name="ce117" table:formula="of:=IF(MONTH([$AllRad.$A110])=[.G$104];[AllRad.$E110];0)" office:value-type="float" office:value="0" calcext:value-type="float">
            <text:p>0</text:p>
          </table:table-cell>
          <table:table-cell table:style-name="ce117" table:formula="of:=IF(MONTH([$AllRad.$A110])=[.H$104];[AllRad.$E110];0)" office:value-type="float" office:value="0" calcext:value-type="float">
            <text:p>0</text:p>
          </table:table-cell>
          <table:table-cell table:style-name="ce117" table:formula="of:=IF(MONTH([$AllRad.$A110])=[.I$104];[AllRad.$E110];0)" office:value-type="float" office:value="0" calcext:value-type="float">
            <text:p>0</text:p>
          </table:table-cell>
          <table:table-cell table:style-name="ce117" table:formula="of:=IF(MONTH([$AllRad.$A110])=[.J$104];[AllRad.$E110];0)" office:value-type="float" office:value="0" calcext:value-type="float">
            <text:p>0</text:p>
          </table:table-cell>
          <table:table-cell table:style-name="ce117" table:formula="of:=IF(MONTH([$AllRad.$A110])=[.K$104];[AllRad.$E110];0)" office:value-type="float" office:value="0" calcext:value-type="float">
            <text:p>0</text:p>
          </table:table-cell>
          <table:table-cell table:style-name="ce117" table:formula="of:=IF(MONTH([$AllRad.$A110])=[.L$104];[AllRad.$E110];0)" office:value-type="float" office:value="0" calcext:value-type="float">
            <text:p>0</text:p>
          </table:table-cell>
          <table:table-cell table:style-name="ce117" table:formula="of:=IF(MONTH([$AllRad.$A110])=[.M$104];[AllRad.$E11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11])=[.B$104];[AllRad.$E111];0)" office:value-type="float" office:value="0" calcext:value-type="float">
            <text:p>0</text:p>
          </table:table-cell>
          <table:table-cell table:style-name="ce117" table:formula="of:=IF(MONTH([$AllRad.$A111])=[.C$104];[AllRad.$E111];0)" office:value-type="float" office:value="0" calcext:value-type="float">
            <text:p>0</text:p>
          </table:table-cell>
          <table:table-cell table:style-name="ce117" table:formula="of:=IF(MONTH([$AllRad.$A111])=[.D$104];[AllRad.$E111];0)" office:value-type="float" office:value="0" calcext:value-type="float">
            <text:p>0</text:p>
          </table:table-cell>
          <table:table-cell table:style-name="ce117" table:formula="of:=IF(MONTH([$AllRad.$A111])=[.E$104];[AllRad.$E111];0)" office:value-type="float" office:value="0" calcext:value-type="float">
            <text:p>0</text:p>
          </table:table-cell>
          <table:table-cell table:style-name="ce117" table:formula="of:=IF(MONTH([$AllRad.$A111])=[.F$104];[AllRad.$E111];0)" office:value-type="float" office:value="0" calcext:value-type="float">
            <text:p>0</text:p>
          </table:table-cell>
          <table:table-cell table:style-name="ce117" table:formula="of:=IF(MONTH([$AllRad.$A111])=[.G$104];[AllRad.$E111];0)" office:value-type="float" office:value="0" calcext:value-type="float">
            <text:p>0</text:p>
          </table:table-cell>
          <table:table-cell table:style-name="ce117" table:formula="of:=IF(MONTH([$AllRad.$A111])=[.H$104];[AllRad.$E111];0)" office:value-type="float" office:value="0" calcext:value-type="float">
            <text:p>0</text:p>
          </table:table-cell>
          <table:table-cell table:style-name="ce117" table:formula="of:=IF(MONTH([$AllRad.$A111])=[.I$104];[AllRad.$E111];0)" office:value-type="float" office:value="0" calcext:value-type="float">
            <text:p>0</text:p>
          </table:table-cell>
          <table:table-cell table:style-name="ce117" table:formula="of:=IF(MONTH([$AllRad.$A111])=[.J$104];[AllRad.$E111];0)" office:value-type="float" office:value="0" calcext:value-type="float">
            <text:p>0</text:p>
          </table:table-cell>
          <table:table-cell table:style-name="ce117" table:formula="of:=IF(MONTH([$AllRad.$A111])=[.K$104];[AllRad.$E111];0)" office:value-type="float" office:value="0" calcext:value-type="float">
            <text:p>0</text:p>
          </table:table-cell>
          <table:table-cell table:style-name="ce117" table:formula="of:=IF(MONTH([$AllRad.$A111])=[.L$104];[AllRad.$E111];0)" office:value-type="float" office:value="0" calcext:value-type="float">
            <text:p>0</text:p>
          </table:table-cell>
          <table:table-cell table:style-name="ce117" table:formula="of:=IF(MONTH([$AllRad.$A111])=[.M$104];[AllRad.$E11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12])=[.B$104];[AllRad.$E112];0)" office:value-type="float" office:value="0" calcext:value-type="float">
            <text:p>0</text:p>
          </table:table-cell>
          <table:table-cell table:style-name="ce117" table:formula="of:=IF(MONTH([$AllRad.$A112])=[.C$104];[AllRad.$E112];0)" office:value-type="float" office:value="0" calcext:value-type="float">
            <text:p>0</text:p>
          </table:table-cell>
          <table:table-cell table:style-name="ce117" table:formula="of:=IF(MONTH([$AllRad.$A112])=[.D$104];[AllRad.$E112];0)" office:value-type="float" office:value="0" calcext:value-type="float">
            <text:p>0</text:p>
          </table:table-cell>
          <table:table-cell table:style-name="ce117" table:formula="of:=IF(MONTH([$AllRad.$A112])=[.E$104];[AllRad.$E112];0)" office:value-type="float" office:value="0" calcext:value-type="float">
            <text:p>0</text:p>
          </table:table-cell>
          <table:table-cell table:style-name="ce117" table:formula="of:=IF(MONTH([$AllRad.$A112])=[.F$104];[AllRad.$E112];0)" office:value-type="float" office:value="0" calcext:value-type="float">
            <text:p>0</text:p>
          </table:table-cell>
          <table:table-cell table:style-name="ce117" table:formula="of:=IF(MONTH([$AllRad.$A112])=[.G$104];[AllRad.$E112];0)" office:value-type="float" office:value="0" calcext:value-type="float">
            <text:p>0</text:p>
          </table:table-cell>
          <table:table-cell table:style-name="ce117" table:formula="of:=IF(MONTH([$AllRad.$A112])=[.H$104];[AllRad.$E112];0)" office:value-type="float" office:value="0" calcext:value-type="float">
            <text:p>0</text:p>
          </table:table-cell>
          <table:table-cell table:style-name="ce117" table:formula="of:=IF(MONTH([$AllRad.$A112])=[.I$104];[AllRad.$E112];0)" office:value-type="float" office:value="0" calcext:value-type="float">
            <text:p>0</text:p>
          </table:table-cell>
          <table:table-cell table:style-name="ce117" table:formula="of:=IF(MONTH([$AllRad.$A112])=[.J$104];[AllRad.$E112];0)" office:value-type="float" office:value="0" calcext:value-type="float">
            <text:p>0</text:p>
          </table:table-cell>
          <table:table-cell table:style-name="ce117" table:formula="of:=IF(MONTH([$AllRad.$A112])=[.K$104];[AllRad.$E112];0)" office:value-type="float" office:value="0" calcext:value-type="float">
            <text:p>0</text:p>
          </table:table-cell>
          <table:table-cell table:style-name="ce117" table:formula="of:=IF(MONTH([$AllRad.$A112])=[.L$104];[AllRad.$E112];0)" office:value-type="float" office:value="0" calcext:value-type="float">
            <text:p>0</text:p>
          </table:table-cell>
          <table:table-cell table:style-name="ce117" table:formula="of:=IF(MONTH([$AllRad.$A112])=[.M$104];[AllRad.$E11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13])=[.B$104];[AllRad.$E113];0)" office:value-type="float" office:value="0" calcext:value-type="float">
            <text:p>0</text:p>
          </table:table-cell>
          <table:table-cell table:style-name="ce117" table:formula="of:=IF(MONTH([$AllRad.$A113])=[.C$104];[AllRad.$E113];0)" office:value-type="float" office:value="0" calcext:value-type="float">
            <text:p>0</text:p>
          </table:table-cell>
          <table:table-cell table:style-name="ce117" table:formula="of:=IF(MONTH([$AllRad.$A113])=[.D$104];[AllRad.$E113];0)" office:value-type="float" office:value="0" calcext:value-type="float">
            <text:p>0</text:p>
          </table:table-cell>
          <table:table-cell table:style-name="ce117" table:formula="of:=IF(MONTH([$AllRad.$A113])=[.E$104];[AllRad.$E113];0)" office:value-type="float" office:value="0" calcext:value-type="float">
            <text:p>0</text:p>
          </table:table-cell>
          <table:table-cell table:style-name="ce117" table:formula="of:=IF(MONTH([$AllRad.$A113])=[.F$104];[AllRad.$E113];0)" office:value-type="float" office:value="0" calcext:value-type="float">
            <text:p>0</text:p>
          </table:table-cell>
          <table:table-cell table:style-name="ce117" table:formula="of:=IF(MONTH([$AllRad.$A113])=[.G$104];[AllRad.$E113];0)" office:value-type="float" office:value="0" calcext:value-type="float">
            <text:p>0</text:p>
          </table:table-cell>
          <table:table-cell table:style-name="ce117" table:formula="of:=IF(MONTH([$AllRad.$A113])=[.H$104];[AllRad.$E113];0)" office:value-type="float" office:value="0" calcext:value-type="float">
            <text:p>0</text:p>
          </table:table-cell>
          <table:table-cell table:style-name="ce117" table:formula="of:=IF(MONTH([$AllRad.$A113])=[.I$104];[AllRad.$E113];0)" office:value-type="float" office:value="0" calcext:value-type="float">
            <text:p>0</text:p>
          </table:table-cell>
          <table:table-cell table:style-name="ce117" table:formula="of:=IF(MONTH([$AllRad.$A113])=[.J$104];[AllRad.$E113];0)" office:value-type="float" office:value="0" calcext:value-type="float">
            <text:p>0</text:p>
          </table:table-cell>
          <table:table-cell table:style-name="ce117" table:formula="of:=IF(MONTH([$AllRad.$A113])=[.K$104];[AllRad.$E113];0)" office:value-type="float" office:value="0" calcext:value-type="float">
            <text:p>0</text:p>
          </table:table-cell>
          <table:table-cell table:style-name="ce117" table:formula="of:=IF(MONTH([$AllRad.$A113])=[.L$104];[AllRad.$E113];0)" office:value-type="float" office:value="0" calcext:value-type="float">
            <text:p>0</text:p>
          </table:table-cell>
          <table:table-cell table:style-name="ce117" table:formula="of:=IF(MONTH([$AllRad.$A113])=[.M$104];[AllRad.$E11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14])=[.B$104];[AllRad.$E114];0)" office:value-type="float" office:value="0" calcext:value-type="float">
            <text:p>0</text:p>
          </table:table-cell>
          <table:table-cell table:style-name="ce117" table:formula="of:=IF(MONTH([$AllRad.$A114])=[.C$104];[AllRad.$E114];0)" office:value-type="float" office:value="0" calcext:value-type="float">
            <text:p>0</text:p>
          </table:table-cell>
          <table:table-cell table:style-name="ce117" table:formula="of:=IF(MONTH([$AllRad.$A114])=[.D$104];[AllRad.$E114];0)" office:value-type="float" office:value="0" calcext:value-type="float">
            <text:p>0</text:p>
          </table:table-cell>
          <table:table-cell table:style-name="ce117" table:formula="of:=IF(MONTH([$AllRad.$A114])=[.E$104];[AllRad.$E114];0)" office:value-type="float" office:value="0" calcext:value-type="float">
            <text:p>0</text:p>
          </table:table-cell>
          <table:table-cell table:style-name="ce117" table:formula="of:=IF(MONTH([$AllRad.$A114])=[.F$104];[AllRad.$E114];0)" office:value-type="float" office:value="0" calcext:value-type="float">
            <text:p>0</text:p>
          </table:table-cell>
          <table:table-cell table:style-name="ce117" table:formula="of:=IF(MONTH([$AllRad.$A114])=[.G$104];[AllRad.$E114];0)" office:value-type="float" office:value="0" calcext:value-type="float">
            <text:p>0</text:p>
          </table:table-cell>
          <table:table-cell table:style-name="ce117" table:formula="of:=IF(MONTH([$AllRad.$A114])=[.H$104];[AllRad.$E114];0)" office:value-type="float" office:value="0" calcext:value-type="float">
            <text:p>0</text:p>
          </table:table-cell>
          <table:table-cell table:style-name="ce117" table:formula="of:=IF(MONTH([$AllRad.$A114])=[.I$104];[AllRad.$E114];0)" office:value-type="float" office:value="0" calcext:value-type="float">
            <text:p>0</text:p>
          </table:table-cell>
          <table:table-cell table:style-name="ce117" table:formula="of:=IF(MONTH([$AllRad.$A114])=[.J$104];[AllRad.$E114];0)" office:value-type="float" office:value="0" calcext:value-type="float">
            <text:p>0</text:p>
          </table:table-cell>
          <table:table-cell table:style-name="ce117" table:formula="of:=IF(MONTH([$AllRad.$A114])=[.K$104];[AllRad.$E114];0)" office:value-type="float" office:value="0" calcext:value-type="float">
            <text:p>0</text:p>
          </table:table-cell>
          <table:table-cell table:style-name="ce117" table:formula="of:=IF(MONTH([$AllRad.$A114])=[.L$104];[AllRad.$E114];0)" office:value-type="float" office:value="0" calcext:value-type="float">
            <text:p>0</text:p>
          </table:table-cell>
          <table:table-cell table:style-name="ce117" table:formula="of:=IF(MONTH([$AllRad.$A114])=[.M$104];[AllRad.$E11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15])=[.B$104];[AllRad.$E115];0)" office:value-type="float" office:value="0" calcext:value-type="float">
            <text:p>0</text:p>
          </table:table-cell>
          <table:table-cell table:style-name="ce117" table:formula="of:=IF(MONTH([$AllRad.$A115])=[.C$104];[AllRad.$E115];0)" office:value-type="float" office:value="0" calcext:value-type="float">
            <text:p>0</text:p>
          </table:table-cell>
          <table:table-cell table:style-name="ce117" table:formula="of:=IF(MONTH([$AllRad.$A115])=[.D$104];[AllRad.$E115];0)" office:value-type="float" office:value="0" calcext:value-type="float">
            <text:p>0</text:p>
          </table:table-cell>
          <table:table-cell table:style-name="ce117" table:formula="of:=IF(MONTH([$AllRad.$A115])=[.E$104];[AllRad.$E115];0)" office:value-type="float" office:value="0" calcext:value-type="float">
            <text:p>0</text:p>
          </table:table-cell>
          <table:table-cell table:style-name="ce117" table:formula="of:=IF(MONTH([$AllRad.$A115])=[.F$104];[AllRad.$E115];0)" office:value-type="float" office:value="0" calcext:value-type="float">
            <text:p>0</text:p>
          </table:table-cell>
          <table:table-cell table:style-name="ce117" table:formula="of:=IF(MONTH([$AllRad.$A115])=[.G$104];[AllRad.$E115];0)" office:value-type="float" office:value="0" calcext:value-type="float">
            <text:p>0</text:p>
          </table:table-cell>
          <table:table-cell table:style-name="ce117" table:formula="of:=IF(MONTH([$AllRad.$A115])=[.H$104];[AllRad.$E115];0)" office:value-type="float" office:value="0" calcext:value-type="float">
            <text:p>0</text:p>
          </table:table-cell>
          <table:table-cell table:style-name="ce117" table:formula="of:=IF(MONTH([$AllRad.$A115])=[.I$104];[AllRad.$E115];0)" office:value-type="float" office:value="0" calcext:value-type="float">
            <text:p>0</text:p>
          </table:table-cell>
          <table:table-cell table:style-name="ce117" table:formula="of:=IF(MONTH([$AllRad.$A115])=[.J$104];[AllRad.$E115];0)" office:value-type="float" office:value="0" calcext:value-type="float">
            <text:p>0</text:p>
          </table:table-cell>
          <table:table-cell table:style-name="ce117" table:formula="of:=IF(MONTH([$AllRad.$A115])=[.K$104];[AllRad.$E115];0)" office:value-type="float" office:value="0" calcext:value-type="float">
            <text:p>0</text:p>
          </table:table-cell>
          <table:table-cell table:style-name="ce117" table:formula="of:=IF(MONTH([$AllRad.$A115])=[.L$104];[AllRad.$E115];0)" office:value-type="float" office:value="0" calcext:value-type="float">
            <text:p>0</text:p>
          </table:table-cell>
          <table:table-cell table:style-name="ce117" table:formula="of:=IF(MONTH([$AllRad.$A115])=[.M$104];[AllRad.$E11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16])=[.B$104];[AllRad.$E116];0)" office:value-type="float" office:value="0" calcext:value-type="float">
            <text:p>0</text:p>
          </table:table-cell>
          <table:table-cell table:style-name="ce117" table:formula="of:=IF(MONTH([$AllRad.$A116])=[.C$104];[AllRad.$E116];0)" office:value-type="float" office:value="0" calcext:value-type="float">
            <text:p>0</text:p>
          </table:table-cell>
          <table:table-cell table:style-name="ce117" table:formula="of:=IF(MONTH([$AllRad.$A116])=[.D$104];[AllRad.$E116];0)" office:value-type="float" office:value="0" calcext:value-type="float">
            <text:p>0</text:p>
          </table:table-cell>
          <table:table-cell table:style-name="ce117" table:formula="of:=IF(MONTH([$AllRad.$A116])=[.E$104];[AllRad.$E116];0)" office:value-type="float" office:value="0" calcext:value-type="float">
            <text:p>0</text:p>
          </table:table-cell>
          <table:table-cell table:style-name="ce117" table:formula="of:=IF(MONTH([$AllRad.$A116])=[.F$104];[AllRad.$E116];0)" office:value-type="float" office:value="0" calcext:value-type="float">
            <text:p>0</text:p>
          </table:table-cell>
          <table:table-cell table:style-name="ce117" table:formula="of:=IF(MONTH([$AllRad.$A116])=[.G$104];[AllRad.$E116];0)" office:value-type="float" office:value="0" calcext:value-type="float">
            <text:p>0</text:p>
          </table:table-cell>
          <table:table-cell table:style-name="ce117" table:formula="of:=IF(MONTH([$AllRad.$A116])=[.H$104];[AllRad.$E116];0)" office:value-type="float" office:value="0" calcext:value-type="float">
            <text:p>0</text:p>
          </table:table-cell>
          <table:table-cell table:style-name="ce117" table:formula="of:=IF(MONTH([$AllRad.$A116])=[.I$104];[AllRad.$E116];0)" office:value-type="float" office:value="0" calcext:value-type="float">
            <text:p>0</text:p>
          </table:table-cell>
          <table:table-cell table:style-name="ce117" table:formula="of:=IF(MONTH([$AllRad.$A116])=[.J$104];[AllRad.$E116];0)" office:value-type="float" office:value="0" calcext:value-type="float">
            <text:p>0</text:p>
          </table:table-cell>
          <table:table-cell table:style-name="ce117" table:formula="of:=IF(MONTH([$AllRad.$A116])=[.K$104];[AllRad.$E116];0)" office:value-type="float" office:value="0" calcext:value-type="float">
            <text:p>0</text:p>
          </table:table-cell>
          <table:table-cell table:style-name="ce117" table:formula="of:=IF(MONTH([$AllRad.$A116])=[.L$104];[AllRad.$E116];0)" office:value-type="float" office:value="0" calcext:value-type="float">
            <text:p>0</text:p>
          </table:table-cell>
          <table:table-cell table:style-name="ce117" table:formula="of:=IF(MONTH([$AllRad.$A116])=[.M$104];[AllRad.$E11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17])=[.B$104];[AllRad.$E117];0)" office:value-type="float" office:value="0" calcext:value-type="float">
            <text:p>0</text:p>
          </table:table-cell>
          <table:table-cell table:style-name="ce117" table:formula="of:=IF(MONTH([$AllRad.$A117])=[.C$104];[AllRad.$E117];0)" office:value-type="float" office:value="0" calcext:value-type="float">
            <text:p>0</text:p>
          </table:table-cell>
          <table:table-cell table:style-name="ce117" table:formula="of:=IF(MONTH([$AllRad.$A117])=[.D$104];[AllRad.$E117];0)" office:value-type="float" office:value="0" calcext:value-type="float">
            <text:p>0</text:p>
          </table:table-cell>
          <table:table-cell table:style-name="ce117" table:formula="of:=IF(MONTH([$AllRad.$A117])=[.E$104];[AllRad.$E117];0)" office:value-type="float" office:value="0" calcext:value-type="float">
            <text:p>0</text:p>
          </table:table-cell>
          <table:table-cell table:style-name="ce117" table:formula="of:=IF(MONTH([$AllRad.$A117])=[.F$104];[AllRad.$E117];0)" office:value-type="float" office:value="0" calcext:value-type="float">
            <text:p>0</text:p>
          </table:table-cell>
          <table:table-cell table:style-name="ce117" table:formula="of:=IF(MONTH([$AllRad.$A117])=[.G$104];[AllRad.$E117];0)" office:value-type="float" office:value="0" calcext:value-type="float">
            <text:p>0</text:p>
          </table:table-cell>
          <table:table-cell table:style-name="ce117" table:formula="of:=IF(MONTH([$AllRad.$A117])=[.H$104];[AllRad.$E117];0)" office:value-type="float" office:value="0" calcext:value-type="float">
            <text:p>0</text:p>
          </table:table-cell>
          <table:table-cell table:style-name="ce117" table:formula="of:=IF(MONTH([$AllRad.$A117])=[.I$104];[AllRad.$E117];0)" office:value-type="float" office:value="0" calcext:value-type="float">
            <text:p>0</text:p>
          </table:table-cell>
          <table:table-cell table:style-name="ce117" table:formula="of:=IF(MONTH([$AllRad.$A117])=[.J$104];[AllRad.$E117];0)" office:value-type="float" office:value="0" calcext:value-type="float">
            <text:p>0</text:p>
          </table:table-cell>
          <table:table-cell table:style-name="ce117" table:formula="of:=IF(MONTH([$AllRad.$A117])=[.K$104];[AllRad.$E117];0)" office:value-type="float" office:value="0" calcext:value-type="float">
            <text:p>0</text:p>
          </table:table-cell>
          <table:table-cell table:style-name="ce117" table:formula="of:=IF(MONTH([$AllRad.$A117])=[.L$104];[AllRad.$E117];0)" office:value-type="float" office:value="0" calcext:value-type="float">
            <text:p>0</text:p>
          </table:table-cell>
          <table:table-cell table:style-name="ce117" table:formula="of:=IF(MONTH([$AllRad.$A117])=[.M$104];[AllRad.$E11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18])=[.B$104];[AllRad.$E118];0)" office:value-type="float" office:value="0" calcext:value-type="float">
            <text:p>0</text:p>
          </table:table-cell>
          <table:table-cell table:style-name="ce117" table:formula="of:=IF(MONTH([$AllRad.$A118])=[.C$104];[AllRad.$E118];0)" office:value-type="float" office:value="0" calcext:value-type="float">
            <text:p>0</text:p>
          </table:table-cell>
          <table:table-cell table:style-name="ce117" table:formula="of:=IF(MONTH([$AllRad.$A118])=[.D$104];[AllRad.$E118];0)" office:value-type="float" office:value="0" calcext:value-type="float">
            <text:p>0</text:p>
          </table:table-cell>
          <table:table-cell table:style-name="ce117" table:formula="of:=IF(MONTH([$AllRad.$A118])=[.E$104];[AllRad.$E118];0)" office:value-type="float" office:value="0" calcext:value-type="float">
            <text:p>0</text:p>
          </table:table-cell>
          <table:table-cell table:style-name="ce117" table:formula="of:=IF(MONTH([$AllRad.$A118])=[.F$104];[AllRad.$E118];0)" office:value-type="float" office:value="0" calcext:value-type="float">
            <text:p>0</text:p>
          </table:table-cell>
          <table:table-cell table:style-name="ce117" table:formula="of:=IF(MONTH([$AllRad.$A118])=[.G$104];[AllRad.$E118];0)" office:value-type="float" office:value="0" calcext:value-type="float">
            <text:p>0</text:p>
          </table:table-cell>
          <table:table-cell table:style-name="ce117" table:formula="of:=IF(MONTH([$AllRad.$A118])=[.H$104];[AllRad.$E118];0)" office:value-type="float" office:value="0" calcext:value-type="float">
            <text:p>0</text:p>
          </table:table-cell>
          <table:table-cell table:style-name="ce117" table:formula="of:=IF(MONTH([$AllRad.$A118])=[.I$104];[AllRad.$E118];0)" office:value-type="float" office:value="0" calcext:value-type="float">
            <text:p>0</text:p>
          </table:table-cell>
          <table:table-cell table:style-name="ce117" table:formula="of:=IF(MONTH([$AllRad.$A118])=[.J$104];[AllRad.$E118];0)" office:value-type="float" office:value="0" calcext:value-type="float">
            <text:p>0</text:p>
          </table:table-cell>
          <table:table-cell table:style-name="ce117" table:formula="of:=IF(MONTH([$AllRad.$A118])=[.K$104];[AllRad.$E118];0)" office:value-type="float" office:value="0" calcext:value-type="float">
            <text:p>0</text:p>
          </table:table-cell>
          <table:table-cell table:style-name="ce117" table:formula="of:=IF(MONTH([$AllRad.$A118])=[.L$104];[AllRad.$E118];0)" office:value-type="float" office:value="0" calcext:value-type="float">
            <text:p>0</text:p>
          </table:table-cell>
          <table:table-cell table:style-name="ce117" table:formula="of:=IF(MONTH([$AllRad.$A118])=[.M$104];[AllRad.$E11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19])=[.B$104];[AllRad.$E119];0)" office:value-type="float" office:value="0" calcext:value-type="float">
            <text:p>0</text:p>
          </table:table-cell>
          <table:table-cell table:style-name="ce117" table:formula="of:=IF(MONTH([$AllRad.$A119])=[.C$104];[AllRad.$E119];0)" office:value-type="float" office:value="0" calcext:value-type="float">
            <text:p>0</text:p>
          </table:table-cell>
          <table:table-cell table:style-name="ce117" table:formula="of:=IF(MONTH([$AllRad.$A119])=[.D$104];[AllRad.$E119];0)" office:value-type="float" office:value="0" calcext:value-type="float">
            <text:p>0</text:p>
          </table:table-cell>
          <table:table-cell table:style-name="ce117" table:formula="of:=IF(MONTH([$AllRad.$A119])=[.E$104];[AllRad.$E119];0)" office:value-type="float" office:value="0" calcext:value-type="float">
            <text:p>0</text:p>
          </table:table-cell>
          <table:table-cell table:style-name="ce117" table:formula="of:=IF(MONTH([$AllRad.$A119])=[.F$104];[AllRad.$E119];0)" office:value-type="float" office:value="0" calcext:value-type="float">
            <text:p>0</text:p>
          </table:table-cell>
          <table:table-cell table:style-name="ce117" table:formula="of:=IF(MONTH([$AllRad.$A119])=[.G$104];[AllRad.$E119];0)" office:value-type="float" office:value="0" calcext:value-type="float">
            <text:p>0</text:p>
          </table:table-cell>
          <table:table-cell table:style-name="ce117" table:formula="of:=IF(MONTH([$AllRad.$A119])=[.H$104];[AllRad.$E119];0)" office:value-type="float" office:value="0" calcext:value-type="float">
            <text:p>0</text:p>
          </table:table-cell>
          <table:table-cell table:style-name="ce117" table:formula="of:=IF(MONTH([$AllRad.$A119])=[.I$104];[AllRad.$E119];0)" office:value-type="float" office:value="0" calcext:value-type="float">
            <text:p>0</text:p>
          </table:table-cell>
          <table:table-cell table:style-name="ce117" table:formula="of:=IF(MONTH([$AllRad.$A119])=[.J$104];[AllRad.$E119];0)" office:value-type="float" office:value="0" calcext:value-type="float">
            <text:p>0</text:p>
          </table:table-cell>
          <table:table-cell table:style-name="ce117" table:formula="of:=IF(MONTH([$AllRad.$A119])=[.K$104];[AllRad.$E119];0)" office:value-type="float" office:value="0" calcext:value-type="float">
            <text:p>0</text:p>
          </table:table-cell>
          <table:table-cell table:style-name="ce117" table:formula="of:=IF(MONTH([$AllRad.$A119])=[.L$104];[AllRad.$E119];0)" office:value-type="float" office:value="0" calcext:value-type="float">
            <text:p>0</text:p>
          </table:table-cell>
          <table:table-cell table:style-name="ce117" table:formula="of:=IF(MONTH([$AllRad.$A119])=[.M$104];[AllRad.$E11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20])=[.B$104];[AllRad.$E120];0)" office:value-type="float" office:value="0" calcext:value-type="float">
            <text:p>0</text:p>
          </table:table-cell>
          <table:table-cell table:style-name="ce117" table:formula="of:=IF(MONTH([$AllRad.$A120])=[.C$104];[AllRad.$E120];0)" office:value-type="float" office:value="0" calcext:value-type="float">
            <text:p>0</text:p>
          </table:table-cell>
          <table:table-cell table:style-name="ce117" table:formula="of:=IF(MONTH([$AllRad.$A120])=[.D$104];[AllRad.$E120];0)" office:value-type="float" office:value="0" calcext:value-type="float">
            <text:p>0</text:p>
          </table:table-cell>
          <table:table-cell table:style-name="ce117" table:formula="of:=IF(MONTH([$AllRad.$A120])=[.E$104];[AllRad.$E120];0)" office:value-type="float" office:value="0" calcext:value-type="float">
            <text:p>0</text:p>
          </table:table-cell>
          <table:table-cell table:style-name="ce117" table:formula="of:=IF(MONTH([$AllRad.$A120])=[.F$104];[AllRad.$E120];0)" office:value-type="float" office:value="0" calcext:value-type="float">
            <text:p>0</text:p>
          </table:table-cell>
          <table:table-cell table:style-name="ce117" table:formula="of:=IF(MONTH([$AllRad.$A120])=[.G$104];[AllRad.$E120];0)" office:value-type="float" office:value="0" calcext:value-type="float">
            <text:p>0</text:p>
          </table:table-cell>
          <table:table-cell table:style-name="ce117" table:formula="of:=IF(MONTH([$AllRad.$A120])=[.H$104];[AllRad.$E120];0)" office:value-type="float" office:value="0" calcext:value-type="float">
            <text:p>0</text:p>
          </table:table-cell>
          <table:table-cell table:style-name="ce117" table:formula="of:=IF(MONTH([$AllRad.$A120])=[.I$104];[AllRad.$E120];0)" office:value-type="float" office:value="0" calcext:value-type="float">
            <text:p>0</text:p>
          </table:table-cell>
          <table:table-cell table:style-name="ce117" table:formula="of:=IF(MONTH([$AllRad.$A120])=[.J$104];[AllRad.$E120];0)" office:value-type="float" office:value="0" calcext:value-type="float">
            <text:p>0</text:p>
          </table:table-cell>
          <table:table-cell table:style-name="ce117" table:formula="of:=IF(MONTH([$AllRad.$A120])=[.K$104];[AllRad.$E120];0)" office:value-type="float" office:value="0" calcext:value-type="float">
            <text:p>0</text:p>
          </table:table-cell>
          <table:table-cell table:style-name="ce117" table:formula="of:=IF(MONTH([$AllRad.$A120])=[.L$104];[AllRad.$E120];0)" office:value-type="float" office:value="0" calcext:value-type="float">
            <text:p>0</text:p>
          </table:table-cell>
          <table:table-cell table:style-name="ce117" table:formula="of:=IF(MONTH([$AllRad.$A120])=[.M$104];[AllRad.$E12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21])=[.B$104];[AllRad.$E121];0)" office:value-type="float" office:value="0" calcext:value-type="float">
            <text:p>0</text:p>
          </table:table-cell>
          <table:table-cell table:style-name="ce117" table:formula="of:=IF(MONTH([$AllRad.$A121])=[.C$104];[AllRad.$E121];0)" office:value-type="float" office:value="0" calcext:value-type="float">
            <text:p>0</text:p>
          </table:table-cell>
          <table:table-cell table:style-name="ce117" table:formula="of:=IF(MONTH([$AllRad.$A121])=[.D$104];[AllRad.$E121];0)" office:value-type="float" office:value="0" calcext:value-type="float">
            <text:p>0</text:p>
          </table:table-cell>
          <table:table-cell table:style-name="ce117" table:formula="of:=IF(MONTH([$AllRad.$A121])=[.E$104];[AllRad.$E121];0)" office:value-type="float" office:value="0" calcext:value-type="float">
            <text:p>0</text:p>
          </table:table-cell>
          <table:table-cell table:style-name="ce117" table:formula="of:=IF(MONTH([$AllRad.$A121])=[.F$104];[AllRad.$E121];0)" office:value-type="float" office:value="0" calcext:value-type="float">
            <text:p>0</text:p>
          </table:table-cell>
          <table:table-cell table:style-name="ce117" table:formula="of:=IF(MONTH([$AllRad.$A121])=[.G$104];[AllRad.$E121];0)" office:value-type="float" office:value="0" calcext:value-type="float">
            <text:p>0</text:p>
          </table:table-cell>
          <table:table-cell table:style-name="ce117" table:formula="of:=IF(MONTH([$AllRad.$A121])=[.H$104];[AllRad.$E121];0)" office:value-type="float" office:value="0" calcext:value-type="float">
            <text:p>0</text:p>
          </table:table-cell>
          <table:table-cell table:style-name="ce117" table:formula="of:=IF(MONTH([$AllRad.$A121])=[.I$104];[AllRad.$E121];0)" office:value-type="float" office:value="0" calcext:value-type="float">
            <text:p>0</text:p>
          </table:table-cell>
          <table:table-cell table:style-name="ce117" table:formula="of:=IF(MONTH([$AllRad.$A121])=[.J$104];[AllRad.$E121];0)" office:value-type="float" office:value="0" calcext:value-type="float">
            <text:p>0</text:p>
          </table:table-cell>
          <table:table-cell table:style-name="ce117" table:formula="of:=IF(MONTH([$AllRad.$A121])=[.K$104];[AllRad.$E121];0)" office:value-type="float" office:value="0" calcext:value-type="float">
            <text:p>0</text:p>
          </table:table-cell>
          <table:table-cell table:style-name="ce117" table:formula="of:=IF(MONTH([$AllRad.$A121])=[.L$104];[AllRad.$E121];0)" office:value-type="float" office:value="0" calcext:value-type="float">
            <text:p>0</text:p>
          </table:table-cell>
          <table:table-cell table:style-name="ce117" table:formula="of:=IF(MONTH([$AllRad.$A121])=[.M$104];[AllRad.$E12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22])=[.B$104];[AllRad.$E122];0)" office:value-type="float" office:value="0" calcext:value-type="float">
            <text:p>0</text:p>
          </table:table-cell>
          <table:table-cell table:style-name="ce117" table:formula="of:=IF(MONTH([$AllRad.$A122])=[.C$104];[AllRad.$E122];0)" office:value-type="float" office:value="0" calcext:value-type="float">
            <text:p>0</text:p>
          </table:table-cell>
          <table:table-cell table:style-name="ce117" table:formula="of:=IF(MONTH([$AllRad.$A122])=[.D$104];[AllRad.$E122];0)" office:value-type="float" office:value="0" calcext:value-type="float">
            <text:p>0</text:p>
          </table:table-cell>
          <table:table-cell table:style-name="ce117" table:formula="of:=IF(MONTH([$AllRad.$A122])=[.E$104];[AllRad.$E122];0)" office:value-type="float" office:value="0" calcext:value-type="float">
            <text:p>0</text:p>
          </table:table-cell>
          <table:table-cell table:style-name="ce117" table:formula="of:=IF(MONTH([$AllRad.$A122])=[.F$104];[AllRad.$E122];0)" office:value-type="float" office:value="0" calcext:value-type="float">
            <text:p>0</text:p>
          </table:table-cell>
          <table:table-cell table:style-name="ce117" table:formula="of:=IF(MONTH([$AllRad.$A122])=[.G$104];[AllRad.$E122];0)" office:value-type="float" office:value="0" calcext:value-type="float">
            <text:p>0</text:p>
          </table:table-cell>
          <table:table-cell table:style-name="ce117" table:formula="of:=IF(MONTH([$AllRad.$A122])=[.H$104];[AllRad.$E122];0)" office:value-type="float" office:value="0" calcext:value-type="float">
            <text:p>0</text:p>
          </table:table-cell>
          <table:table-cell table:style-name="ce117" table:formula="of:=IF(MONTH([$AllRad.$A122])=[.I$104];[AllRad.$E122];0)" office:value-type="float" office:value="0" calcext:value-type="float">
            <text:p>0</text:p>
          </table:table-cell>
          <table:table-cell table:style-name="ce117" table:formula="of:=IF(MONTH([$AllRad.$A122])=[.J$104];[AllRad.$E122];0)" office:value-type="float" office:value="0" calcext:value-type="float">
            <text:p>0</text:p>
          </table:table-cell>
          <table:table-cell table:style-name="ce117" table:formula="of:=IF(MONTH([$AllRad.$A122])=[.K$104];[AllRad.$E122];0)" office:value-type="float" office:value="0" calcext:value-type="float">
            <text:p>0</text:p>
          </table:table-cell>
          <table:table-cell table:style-name="ce117" table:formula="of:=IF(MONTH([$AllRad.$A122])=[.L$104];[AllRad.$E122];0)" office:value-type="float" office:value="0" calcext:value-type="float">
            <text:p>0</text:p>
          </table:table-cell>
          <table:table-cell table:style-name="ce117" table:formula="of:=IF(MONTH([$AllRad.$A122])=[.M$104];[AllRad.$E12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23])=[.B$104];[AllRad.$E123];0)" office:value-type="float" office:value="0" calcext:value-type="float">
            <text:p>0</text:p>
          </table:table-cell>
          <table:table-cell table:style-name="ce117" table:formula="of:=IF(MONTH([$AllRad.$A123])=[.C$104];[AllRad.$E123];0)" office:value-type="float" office:value="0" calcext:value-type="float">
            <text:p>0</text:p>
          </table:table-cell>
          <table:table-cell table:style-name="ce117" table:formula="of:=IF(MONTH([$AllRad.$A123])=[.D$104];[AllRad.$E123];0)" office:value-type="float" office:value="0" calcext:value-type="float">
            <text:p>0</text:p>
          </table:table-cell>
          <table:table-cell table:style-name="ce117" table:formula="of:=IF(MONTH([$AllRad.$A123])=[.E$104];[AllRad.$E123];0)" office:value-type="float" office:value="0" calcext:value-type="float">
            <text:p>0</text:p>
          </table:table-cell>
          <table:table-cell table:style-name="ce117" table:formula="of:=IF(MONTH([$AllRad.$A123])=[.F$104];[AllRad.$E123];0)" office:value-type="float" office:value="0" calcext:value-type="float">
            <text:p>0</text:p>
          </table:table-cell>
          <table:table-cell table:style-name="ce117" table:formula="of:=IF(MONTH([$AllRad.$A123])=[.G$104];[AllRad.$E123];0)" office:value-type="float" office:value="0" calcext:value-type="float">
            <text:p>0</text:p>
          </table:table-cell>
          <table:table-cell table:style-name="ce117" table:formula="of:=IF(MONTH([$AllRad.$A123])=[.H$104];[AllRad.$E123];0)" office:value-type="float" office:value="0" calcext:value-type="float">
            <text:p>0</text:p>
          </table:table-cell>
          <table:table-cell table:style-name="ce117" table:formula="of:=IF(MONTH([$AllRad.$A123])=[.I$104];[AllRad.$E123];0)" office:value-type="float" office:value="0" calcext:value-type="float">
            <text:p>0</text:p>
          </table:table-cell>
          <table:table-cell table:style-name="ce117" table:formula="of:=IF(MONTH([$AllRad.$A123])=[.J$104];[AllRad.$E123];0)" office:value-type="float" office:value="0" calcext:value-type="float">
            <text:p>0</text:p>
          </table:table-cell>
          <table:table-cell table:style-name="ce117" table:formula="of:=IF(MONTH([$AllRad.$A123])=[.K$104];[AllRad.$E123];0)" office:value-type="float" office:value="0" calcext:value-type="float">
            <text:p>0</text:p>
          </table:table-cell>
          <table:table-cell table:style-name="ce117" table:formula="of:=IF(MONTH([$AllRad.$A123])=[.L$104];[AllRad.$E123];0)" office:value-type="float" office:value="0" calcext:value-type="float">
            <text:p>0</text:p>
          </table:table-cell>
          <table:table-cell table:style-name="ce117" table:formula="of:=IF(MONTH([$AllRad.$A123])=[.M$104];[AllRad.$E12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24])=[.B$104];[AllRad.$E124];0)" office:value-type="float" office:value="0" calcext:value-type="float">
            <text:p>0</text:p>
          </table:table-cell>
          <table:table-cell table:style-name="ce117" table:formula="of:=IF(MONTH([$AllRad.$A124])=[.C$104];[AllRad.$E124];0)" office:value-type="float" office:value="0" calcext:value-type="float">
            <text:p>0</text:p>
          </table:table-cell>
          <table:table-cell table:style-name="ce117" table:formula="of:=IF(MONTH([$AllRad.$A124])=[.D$104];[AllRad.$E124];0)" office:value-type="float" office:value="0" calcext:value-type="float">
            <text:p>0</text:p>
          </table:table-cell>
          <table:table-cell table:style-name="ce117" table:formula="of:=IF(MONTH([$AllRad.$A124])=[.E$104];[AllRad.$E124];0)" office:value-type="float" office:value="0" calcext:value-type="float">
            <text:p>0</text:p>
          </table:table-cell>
          <table:table-cell table:style-name="ce117" table:formula="of:=IF(MONTH([$AllRad.$A124])=[.F$104];[AllRad.$E124];0)" office:value-type="float" office:value="0" calcext:value-type="float">
            <text:p>0</text:p>
          </table:table-cell>
          <table:table-cell table:style-name="ce117" table:formula="of:=IF(MONTH([$AllRad.$A124])=[.G$104];[AllRad.$E124];0)" office:value-type="float" office:value="0" calcext:value-type="float">
            <text:p>0</text:p>
          </table:table-cell>
          <table:table-cell table:style-name="ce117" table:formula="of:=IF(MONTH([$AllRad.$A124])=[.H$104];[AllRad.$E124];0)" office:value-type="float" office:value="0" calcext:value-type="float">
            <text:p>0</text:p>
          </table:table-cell>
          <table:table-cell table:style-name="ce117" table:formula="of:=IF(MONTH([$AllRad.$A124])=[.I$104];[AllRad.$E124];0)" office:value-type="float" office:value="0" calcext:value-type="float">
            <text:p>0</text:p>
          </table:table-cell>
          <table:table-cell table:style-name="ce117" table:formula="of:=IF(MONTH([$AllRad.$A124])=[.J$104];[AllRad.$E124];0)" office:value-type="float" office:value="0" calcext:value-type="float">
            <text:p>0</text:p>
          </table:table-cell>
          <table:table-cell table:style-name="ce117" table:formula="of:=IF(MONTH([$AllRad.$A124])=[.K$104];[AllRad.$E124];0)" office:value-type="float" office:value="0" calcext:value-type="float">
            <text:p>0</text:p>
          </table:table-cell>
          <table:table-cell table:style-name="ce117" table:formula="of:=IF(MONTH([$AllRad.$A124])=[.L$104];[AllRad.$E124];0)" office:value-type="float" office:value="0" calcext:value-type="float">
            <text:p>0</text:p>
          </table:table-cell>
          <table:table-cell table:style-name="ce117" table:formula="of:=IF(MONTH([$AllRad.$A124])=[.M$104];[AllRad.$E12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25])=[.B$104];[AllRad.$E125];0)" office:value-type="float" office:value="0" calcext:value-type="float">
            <text:p>0</text:p>
          </table:table-cell>
          <table:table-cell table:style-name="ce117" table:formula="of:=IF(MONTH([$AllRad.$A125])=[.C$104];[AllRad.$E125];0)" office:value-type="float" office:value="0" calcext:value-type="float">
            <text:p>0</text:p>
          </table:table-cell>
          <table:table-cell table:style-name="ce117" table:formula="of:=IF(MONTH([$AllRad.$A125])=[.D$104];[AllRad.$E125];0)" office:value-type="float" office:value="0" calcext:value-type="float">
            <text:p>0</text:p>
          </table:table-cell>
          <table:table-cell table:style-name="ce117" table:formula="of:=IF(MONTH([$AllRad.$A125])=[.E$104];[AllRad.$E125];0)" office:value-type="float" office:value="0" calcext:value-type="float">
            <text:p>0</text:p>
          </table:table-cell>
          <table:table-cell table:style-name="ce117" table:formula="of:=IF(MONTH([$AllRad.$A125])=[.F$104];[AllRad.$E125];0)" office:value-type="float" office:value="0" calcext:value-type="float">
            <text:p>0</text:p>
          </table:table-cell>
          <table:table-cell table:style-name="ce117" table:formula="of:=IF(MONTH([$AllRad.$A125])=[.G$104];[AllRad.$E125];0)" office:value-type="float" office:value="0" calcext:value-type="float">
            <text:p>0</text:p>
          </table:table-cell>
          <table:table-cell table:style-name="ce117" table:formula="of:=IF(MONTH([$AllRad.$A125])=[.H$104];[AllRad.$E125];0)" office:value-type="float" office:value="0" calcext:value-type="float">
            <text:p>0</text:p>
          </table:table-cell>
          <table:table-cell table:style-name="ce117" table:formula="of:=IF(MONTH([$AllRad.$A125])=[.I$104];[AllRad.$E125];0)" office:value-type="float" office:value="0" calcext:value-type="float">
            <text:p>0</text:p>
          </table:table-cell>
          <table:table-cell table:style-name="ce117" table:formula="of:=IF(MONTH([$AllRad.$A125])=[.J$104];[AllRad.$E125];0)" office:value-type="float" office:value="0" calcext:value-type="float">
            <text:p>0</text:p>
          </table:table-cell>
          <table:table-cell table:style-name="ce117" table:formula="of:=IF(MONTH([$AllRad.$A125])=[.K$104];[AllRad.$E125];0)" office:value-type="float" office:value="0" calcext:value-type="float">
            <text:p>0</text:p>
          </table:table-cell>
          <table:table-cell table:style-name="ce117" table:formula="of:=IF(MONTH([$AllRad.$A125])=[.L$104];[AllRad.$E125];0)" office:value-type="float" office:value="0" calcext:value-type="float">
            <text:p>0</text:p>
          </table:table-cell>
          <table:table-cell table:style-name="ce117" table:formula="of:=IF(MONTH([$AllRad.$A125])=[.M$104];[AllRad.$E12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26])=[.B$104];[AllRad.$E126];0)" office:value-type="float" office:value="0" calcext:value-type="float">
            <text:p>0</text:p>
          </table:table-cell>
          <table:table-cell table:style-name="ce117" table:formula="of:=IF(MONTH([$AllRad.$A126])=[.C$104];[AllRad.$E126];0)" office:value-type="float" office:value="0" calcext:value-type="float">
            <text:p>0</text:p>
          </table:table-cell>
          <table:table-cell table:style-name="ce117" table:formula="of:=IF(MONTH([$AllRad.$A126])=[.D$104];[AllRad.$E126];0)" office:value-type="float" office:value="0" calcext:value-type="float">
            <text:p>0</text:p>
          </table:table-cell>
          <table:table-cell table:style-name="ce117" table:formula="of:=IF(MONTH([$AllRad.$A126])=[.E$104];[AllRad.$E126];0)" office:value-type="float" office:value="0" calcext:value-type="float">
            <text:p>0</text:p>
          </table:table-cell>
          <table:table-cell table:style-name="ce117" table:formula="of:=IF(MONTH([$AllRad.$A126])=[.F$104];[AllRad.$E126];0)" office:value-type="float" office:value="0" calcext:value-type="float">
            <text:p>0</text:p>
          </table:table-cell>
          <table:table-cell table:style-name="ce117" table:formula="of:=IF(MONTH([$AllRad.$A126])=[.G$104];[AllRad.$E126];0)" office:value-type="float" office:value="0" calcext:value-type="float">
            <text:p>0</text:p>
          </table:table-cell>
          <table:table-cell table:style-name="ce117" table:formula="of:=IF(MONTH([$AllRad.$A126])=[.H$104];[AllRad.$E126];0)" office:value-type="float" office:value="0" calcext:value-type="float">
            <text:p>0</text:p>
          </table:table-cell>
          <table:table-cell table:style-name="ce117" table:formula="of:=IF(MONTH([$AllRad.$A126])=[.I$104];[AllRad.$E126];0)" office:value-type="float" office:value="0" calcext:value-type="float">
            <text:p>0</text:p>
          </table:table-cell>
          <table:table-cell table:style-name="ce117" table:formula="of:=IF(MONTH([$AllRad.$A126])=[.J$104];[AllRad.$E126];0)" office:value-type="float" office:value="0" calcext:value-type="float">
            <text:p>0</text:p>
          </table:table-cell>
          <table:table-cell table:style-name="ce117" table:formula="of:=IF(MONTH([$AllRad.$A126])=[.K$104];[AllRad.$E126];0)" office:value-type="float" office:value="0" calcext:value-type="float">
            <text:p>0</text:p>
          </table:table-cell>
          <table:table-cell table:style-name="ce117" table:formula="of:=IF(MONTH([$AllRad.$A126])=[.L$104];[AllRad.$E126];0)" office:value-type="float" office:value="0" calcext:value-type="float">
            <text:p>0</text:p>
          </table:table-cell>
          <table:table-cell table:style-name="ce117" table:formula="of:=IF(MONTH([$AllRad.$A126])=[.M$104];[AllRad.$E12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27])=[.B$104];[AllRad.$E127];0)" office:value-type="float" office:value="0" calcext:value-type="float">
            <text:p>0</text:p>
          </table:table-cell>
          <table:table-cell table:style-name="ce117" table:formula="of:=IF(MONTH([$AllRad.$A127])=[.C$104];[AllRad.$E127];0)" office:value-type="float" office:value="0" calcext:value-type="float">
            <text:p>0</text:p>
          </table:table-cell>
          <table:table-cell table:style-name="ce117" table:formula="of:=IF(MONTH([$AllRad.$A127])=[.D$104];[AllRad.$E127];0)" office:value-type="float" office:value="0" calcext:value-type="float">
            <text:p>0</text:p>
          </table:table-cell>
          <table:table-cell table:style-name="ce117" table:formula="of:=IF(MONTH([$AllRad.$A127])=[.E$104];[AllRad.$E127];0)" office:value-type="float" office:value="0" calcext:value-type="float">
            <text:p>0</text:p>
          </table:table-cell>
          <table:table-cell table:style-name="ce117" table:formula="of:=IF(MONTH([$AllRad.$A127])=[.F$104];[AllRad.$E127];0)" office:value-type="float" office:value="0" calcext:value-type="float">
            <text:p>0</text:p>
          </table:table-cell>
          <table:table-cell table:style-name="ce117" table:formula="of:=IF(MONTH([$AllRad.$A127])=[.G$104];[AllRad.$E127];0)" office:value-type="float" office:value="0" calcext:value-type="float">
            <text:p>0</text:p>
          </table:table-cell>
          <table:table-cell table:style-name="ce117" table:formula="of:=IF(MONTH([$AllRad.$A127])=[.H$104];[AllRad.$E127];0)" office:value-type="float" office:value="0" calcext:value-type="float">
            <text:p>0</text:p>
          </table:table-cell>
          <table:table-cell table:style-name="ce117" table:formula="of:=IF(MONTH([$AllRad.$A127])=[.I$104];[AllRad.$E127];0)" office:value-type="float" office:value="0" calcext:value-type="float">
            <text:p>0</text:p>
          </table:table-cell>
          <table:table-cell table:style-name="ce117" table:formula="of:=IF(MONTH([$AllRad.$A127])=[.J$104];[AllRad.$E127];0)" office:value-type="float" office:value="0" calcext:value-type="float">
            <text:p>0</text:p>
          </table:table-cell>
          <table:table-cell table:style-name="ce117" table:formula="of:=IF(MONTH([$AllRad.$A127])=[.K$104];[AllRad.$E127];0)" office:value-type="float" office:value="0" calcext:value-type="float">
            <text:p>0</text:p>
          </table:table-cell>
          <table:table-cell table:style-name="ce117" table:formula="of:=IF(MONTH([$AllRad.$A127])=[.L$104];[AllRad.$E127];0)" office:value-type="float" office:value="0" calcext:value-type="float">
            <text:p>0</text:p>
          </table:table-cell>
          <table:table-cell table:style-name="ce117" table:formula="of:=IF(MONTH([$AllRad.$A127])=[.M$104];[AllRad.$E12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28])=[.B$104];[AllRad.$E128];0)" office:value-type="float" office:value="0" calcext:value-type="float">
            <text:p>0</text:p>
          </table:table-cell>
          <table:table-cell table:style-name="ce117" table:formula="of:=IF(MONTH([$AllRad.$A128])=[.C$104];[AllRad.$E128];0)" office:value-type="float" office:value="0" calcext:value-type="float">
            <text:p>0</text:p>
          </table:table-cell>
          <table:table-cell table:style-name="ce117" table:formula="of:=IF(MONTH([$AllRad.$A128])=[.D$104];[AllRad.$E128];0)" office:value-type="float" office:value="0" calcext:value-type="float">
            <text:p>0</text:p>
          </table:table-cell>
          <table:table-cell table:style-name="ce117" table:formula="of:=IF(MONTH([$AllRad.$A128])=[.E$104];[AllRad.$E128];0)" office:value-type="float" office:value="0" calcext:value-type="float">
            <text:p>0</text:p>
          </table:table-cell>
          <table:table-cell table:style-name="ce117" table:formula="of:=IF(MONTH([$AllRad.$A128])=[.F$104];[AllRad.$E128];0)" office:value-type="float" office:value="0" calcext:value-type="float">
            <text:p>0</text:p>
          </table:table-cell>
          <table:table-cell table:style-name="ce117" table:formula="of:=IF(MONTH([$AllRad.$A128])=[.G$104];[AllRad.$E128];0)" office:value-type="float" office:value="0" calcext:value-type="float">
            <text:p>0</text:p>
          </table:table-cell>
          <table:table-cell table:style-name="ce117" table:formula="of:=IF(MONTH([$AllRad.$A128])=[.H$104];[AllRad.$E128];0)" office:value-type="float" office:value="0" calcext:value-type="float">
            <text:p>0</text:p>
          </table:table-cell>
          <table:table-cell table:style-name="ce117" table:formula="of:=IF(MONTH([$AllRad.$A128])=[.I$104];[AllRad.$E128];0)" office:value-type="float" office:value="0" calcext:value-type="float">
            <text:p>0</text:p>
          </table:table-cell>
          <table:table-cell table:style-name="ce117" table:formula="of:=IF(MONTH([$AllRad.$A128])=[.J$104];[AllRad.$E128];0)" office:value-type="float" office:value="0" calcext:value-type="float">
            <text:p>0</text:p>
          </table:table-cell>
          <table:table-cell table:style-name="ce117" table:formula="of:=IF(MONTH([$AllRad.$A128])=[.K$104];[AllRad.$E128];0)" office:value-type="float" office:value="0" calcext:value-type="float">
            <text:p>0</text:p>
          </table:table-cell>
          <table:table-cell table:style-name="ce117" table:formula="of:=IF(MONTH([$AllRad.$A128])=[.L$104];[AllRad.$E128];0)" office:value-type="float" office:value="0" calcext:value-type="float">
            <text:p>0</text:p>
          </table:table-cell>
          <table:table-cell table:style-name="ce117" table:formula="of:=IF(MONTH([$AllRad.$A128])=[.M$104];[AllRad.$E12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29])=[.B$104];[AllRad.$E129];0)" office:value-type="float" office:value="0" calcext:value-type="float">
            <text:p>0</text:p>
          </table:table-cell>
          <table:table-cell table:style-name="ce117" table:formula="of:=IF(MONTH([$AllRad.$A129])=[.C$104];[AllRad.$E129];0)" office:value-type="float" office:value="0" calcext:value-type="float">
            <text:p>0</text:p>
          </table:table-cell>
          <table:table-cell table:style-name="ce117" table:formula="of:=IF(MONTH([$AllRad.$A129])=[.D$104];[AllRad.$E129];0)" office:value-type="float" office:value="0" calcext:value-type="float">
            <text:p>0</text:p>
          </table:table-cell>
          <table:table-cell table:style-name="ce117" table:formula="of:=IF(MONTH([$AllRad.$A129])=[.E$104];[AllRad.$E129];0)" office:value-type="float" office:value="0" calcext:value-type="float">
            <text:p>0</text:p>
          </table:table-cell>
          <table:table-cell table:style-name="ce117" table:formula="of:=IF(MONTH([$AllRad.$A129])=[.F$104];[AllRad.$E129];0)" office:value-type="float" office:value="0" calcext:value-type="float">
            <text:p>0</text:p>
          </table:table-cell>
          <table:table-cell table:style-name="ce117" table:formula="of:=IF(MONTH([$AllRad.$A129])=[.G$104];[AllRad.$E129];0)" office:value-type="float" office:value="0" calcext:value-type="float">
            <text:p>0</text:p>
          </table:table-cell>
          <table:table-cell table:style-name="ce117" table:formula="of:=IF(MONTH([$AllRad.$A129])=[.H$104];[AllRad.$E129];0)" office:value-type="float" office:value="0" calcext:value-type="float">
            <text:p>0</text:p>
          </table:table-cell>
          <table:table-cell table:style-name="ce117" table:formula="of:=IF(MONTH([$AllRad.$A129])=[.I$104];[AllRad.$E129];0)" office:value-type="float" office:value="0" calcext:value-type="float">
            <text:p>0</text:p>
          </table:table-cell>
          <table:table-cell table:style-name="ce117" table:formula="of:=IF(MONTH([$AllRad.$A129])=[.J$104];[AllRad.$E129];0)" office:value-type="float" office:value="0" calcext:value-type="float">
            <text:p>0</text:p>
          </table:table-cell>
          <table:table-cell table:style-name="ce117" table:formula="of:=IF(MONTH([$AllRad.$A129])=[.K$104];[AllRad.$E129];0)" office:value-type="float" office:value="0" calcext:value-type="float">
            <text:p>0</text:p>
          </table:table-cell>
          <table:table-cell table:style-name="ce117" table:formula="of:=IF(MONTH([$AllRad.$A129])=[.L$104];[AllRad.$E129];0)" office:value-type="float" office:value="0" calcext:value-type="float">
            <text:p>0</text:p>
          </table:table-cell>
          <table:table-cell table:style-name="ce117" table:formula="of:=IF(MONTH([$AllRad.$A129])=[.M$104];[AllRad.$E12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30])=[.B$104];[AllRad.$E130];0)" office:value-type="float" office:value="0" calcext:value-type="float">
            <text:p>0</text:p>
          </table:table-cell>
          <table:table-cell table:style-name="ce117" table:formula="of:=IF(MONTH([$AllRad.$A130])=[.C$104];[AllRad.$E130];0)" office:value-type="float" office:value="0" calcext:value-type="float">
            <text:p>0</text:p>
          </table:table-cell>
          <table:table-cell table:style-name="ce117" table:formula="of:=IF(MONTH([$AllRad.$A130])=[.D$104];[AllRad.$E130];0)" office:value-type="float" office:value="0" calcext:value-type="float">
            <text:p>0</text:p>
          </table:table-cell>
          <table:table-cell table:style-name="ce117" table:formula="of:=IF(MONTH([$AllRad.$A130])=[.E$104];[AllRad.$E130];0)" office:value-type="float" office:value="0" calcext:value-type="float">
            <text:p>0</text:p>
          </table:table-cell>
          <table:table-cell table:style-name="ce117" table:formula="of:=IF(MONTH([$AllRad.$A130])=[.F$104];[AllRad.$E130];0)" office:value-type="float" office:value="0" calcext:value-type="float">
            <text:p>0</text:p>
          </table:table-cell>
          <table:table-cell table:style-name="ce117" table:formula="of:=IF(MONTH([$AllRad.$A130])=[.G$104];[AllRad.$E130];0)" office:value-type="float" office:value="0" calcext:value-type="float">
            <text:p>0</text:p>
          </table:table-cell>
          <table:table-cell table:style-name="ce117" table:formula="of:=IF(MONTH([$AllRad.$A130])=[.H$104];[AllRad.$E130];0)" office:value-type="float" office:value="0" calcext:value-type="float">
            <text:p>0</text:p>
          </table:table-cell>
          <table:table-cell table:style-name="ce117" table:formula="of:=IF(MONTH([$AllRad.$A130])=[.I$104];[AllRad.$E130];0)" office:value-type="float" office:value="0" calcext:value-type="float">
            <text:p>0</text:p>
          </table:table-cell>
          <table:table-cell table:style-name="ce117" table:formula="of:=IF(MONTH([$AllRad.$A130])=[.J$104];[AllRad.$E130];0)" office:value-type="float" office:value="0" calcext:value-type="float">
            <text:p>0</text:p>
          </table:table-cell>
          <table:table-cell table:style-name="ce117" table:formula="of:=IF(MONTH([$AllRad.$A130])=[.K$104];[AllRad.$E130];0)" office:value-type="float" office:value="0" calcext:value-type="float">
            <text:p>0</text:p>
          </table:table-cell>
          <table:table-cell table:style-name="ce117" table:formula="of:=IF(MONTH([$AllRad.$A130])=[.L$104];[AllRad.$E130];0)" office:value-type="float" office:value="0" calcext:value-type="float">
            <text:p>0</text:p>
          </table:table-cell>
          <table:table-cell table:style-name="ce117" table:formula="of:=IF(MONTH([$AllRad.$A130])=[.M$104];[AllRad.$E13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31])=[.B$104];[AllRad.$E131];0)" office:value-type="float" office:value="0" calcext:value-type="float">
            <text:p>0</text:p>
          </table:table-cell>
          <table:table-cell table:style-name="ce117" table:formula="of:=IF(MONTH([$AllRad.$A131])=[.C$104];[AllRad.$E131];0)" office:value-type="float" office:value="0" calcext:value-type="float">
            <text:p>0</text:p>
          </table:table-cell>
          <table:table-cell table:style-name="ce117" table:formula="of:=IF(MONTH([$AllRad.$A131])=[.D$104];[AllRad.$E131];0)" office:value-type="float" office:value="0" calcext:value-type="float">
            <text:p>0</text:p>
          </table:table-cell>
          <table:table-cell table:style-name="ce117" table:formula="of:=IF(MONTH([$AllRad.$A131])=[.E$104];[AllRad.$E131];0)" office:value-type="float" office:value="0" calcext:value-type="float">
            <text:p>0</text:p>
          </table:table-cell>
          <table:table-cell table:style-name="ce117" table:formula="of:=IF(MONTH([$AllRad.$A131])=[.F$104];[AllRad.$E131];0)" office:value-type="float" office:value="0" calcext:value-type="float">
            <text:p>0</text:p>
          </table:table-cell>
          <table:table-cell table:style-name="ce117" table:formula="of:=IF(MONTH([$AllRad.$A131])=[.G$104];[AllRad.$E131];0)" office:value-type="float" office:value="0" calcext:value-type="float">
            <text:p>0</text:p>
          </table:table-cell>
          <table:table-cell table:style-name="ce117" table:formula="of:=IF(MONTH([$AllRad.$A131])=[.H$104];[AllRad.$E131];0)" office:value-type="float" office:value="0" calcext:value-type="float">
            <text:p>0</text:p>
          </table:table-cell>
          <table:table-cell table:style-name="ce117" table:formula="of:=IF(MONTH([$AllRad.$A131])=[.I$104];[AllRad.$E131];0)" office:value-type="float" office:value="0" calcext:value-type="float">
            <text:p>0</text:p>
          </table:table-cell>
          <table:table-cell table:style-name="ce117" table:formula="of:=IF(MONTH([$AllRad.$A131])=[.J$104];[AllRad.$E131];0)" office:value-type="float" office:value="0" calcext:value-type="float">
            <text:p>0</text:p>
          </table:table-cell>
          <table:table-cell table:style-name="ce117" table:formula="of:=IF(MONTH([$AllRad.$A131])=[.K$104];[AllRad.$E131];0)" office:value-type="float" office:value="0" calcext:value-type="float">
            <text:p>0</text:p>
          </table:table-cell>
          <table:table-cell table:style-name="ce117" table:formula="of:=IF(MONTH([$AllRad.$A131])=[.L$104];[AllRad.$E131];0)" office:value-type="float" office:value="0" calcext:value-type="float">
            <text:p>0</text:p>
          </table:table-cell>
          <table:table-cell table:style-name="ce117" table:formula="of:=IF(MONTH([$AllRad.$A131])=[.M$104];[AllRad.$E13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32])=[.B$104];[AllRad.$E132];0)" office:value-type="float" office:value="0" calcext:value-type="float">
            <text:p>0</text:p>
          </table:table-cell>
          <table:table-cell table:style-name="ce117" table:formula="of:=IF(MONTH([$AllRad.$A132])=[.C$104];[AllRad.$E132];0)" office:value-type="float" office:value="0" calcext:value-type="float">
            <text:p>0</text:p>
          </table:table-cell>
          <table:table-cell table:style-name="ce117" table:formula="of:=IF(MONTH([$AllRad.$A132])=[.D$104];[AllRad.$E132];0)" office:value-type="float" office:value="0" calcext:value-type="float">
            <text:p>0</text:p>
          </table:table-cell>
          <table:table-cell table:style-name="ce117" table:formula="of:=IF(MONTH([$AllRad.$A132])=[.E$104];[AllRad.$E132];0)" office:value-type="float" office:value="0" calcext:value-type="float">
            <text:p>0</text:p>
          </table:table-cell>
          <table:table-cell table:style-name="ce117" table:formula="of:=IF(MONTH([$AllRad.$A132])=[.F$104];[AllRad.$E132];0)" office:value-type="float" office:value="0" calcext:value-type="float">
            <text:p>0</text:p>
          </table:table-cell>
          <table:table-cell table:style-name="ce117" table:formula="of:=IF(MONTH([$AllRad.$A132])=[.G$104];[AllRad.$E132];0)" office:value-type="float" office:value="0" calcext:value-type="float">
            <text:p>0</text:p>
          </table:table-cell>
          <table:table-cell table:style-name="ce117" table:formula="of:=IF(MONTH([$AllRad.$A132])=[.H$104];[AllRad.$E132];0)" office:value-type="float" office:value="0" calcext:value-type="float">
            <text:p>0</text:p>
          </table:table-cell>
          <table:table-cell table:style-name="ce117" table:formula="of:=IF(MONTH([$AllRad.$A132])=[.I$104];[AllRad.$E132];0)" office:value-type="float" office:value="0" calcext:value-type="float">
            <text:p>0</text:p>
          </table:table-cell>
          <table:table-cell table:style-name="ce117" table:formula="of:=IF(MONTH([$AllRad.$A132])=[.J$104];[AllRad.$E132];0)" office:value-type="float" office:value="0" calcext:value-type="float">
            <text:p>0</text:p>
          </table:table-cell>
          <table:table-cell table:style-name="ce117" table:formula="of:=IF(MONTH([$AllRad.$A132])=[.K$104];[AllRad.$E132];0)" office:value-type="float" office:value="0" calcext:value-type="float">
            <text:p>0</text:p>
          </table:table-cell>
          <table:table-cell table:style-name="ce117" table:formula="of:=IF(MONTH([$AllRad.$A132])=[.L$104];[AllRad.$E132];0)" office:value-type="float" office:value="0" calcext:value-type="float">
            <text:p>0</text:p>
          </table:table-cell>
          <table:table-cell table:style-name="ce117" table:formula="of:=IF(MONTH([$AllRad.$A132])=[.M$104];[AllRad.$E13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33])=[.B$104];[AllRad.$E133];0)" office:value-type="float" office:value="0" calcext:value-type="float">
            <text:p>0</text:p>
          </table:table-cell>
          <table:table-cell table:style-name="ce117" table:formula="of:=IF(MONTH([$AllRad.$A133])=[.C$104];[AllRad.$E133];0)" office:value-type="float" office:value="0" calcext:value-type="float">
            <text:p>0</text:p>
          </table:table-cell>
          <table:table-cell table:style-name="ce117" table:formula="of:=IF(MONTH([$AllRad.$A133])=[.D$104];[AllRad.$E133];0)" office:value-type="float" office:value="0" calcext:value-type="float">
            <text:p>0</text:p>
          </table:table-cell>
          <table:table-cell table:style-name="ce117" table:formula="of:=IF(MONTH([$AllRad.$A133])=[.E$104];[AllRad.$E133];0)" office:value-type="float" office:value="0" calcext:value-type="float">
            <text:p>0</text:p>
          </table:table-cell>
          <table:table-cell table:style-name="ce117" table:formula="of:=IF(MONTH([$AllRad.$A133])=[.F$104];[AllRad.$E133];0)" office:value-type="float" office:value="0" calcext:value-type="float">
            <text:p>0</text:p>
          </table:table-cell>
          <table:table-cell table:style-name="ce117" table:formula="of:=IF(MONTH([$AllRad.$A133])=[.G$104];[AllRad.$E133];0)" office:value-type="float" office:value="0" calcext:value-type="float">
            <text:p>0</text:p>
          </table:table-cell>
          <table:table-cell table:style-name="ce117" table:formula="of:=IF(MONTH([$AllRad.$A133])=[.H$104];[AllRad.$E133];0)" office:value-type="float" office:value="0" calcext:value-type="float">
            <text:p>0</text:p>
          </table:table-cell>
          <table:table-cell table:style-name="ce117" table:formula="of:=IF(MONTH([$AllRad.$A133])=[.I$104];[AllRad.$E133];0)" office:value-type="float" office:value="0" calcext:value-type="float">
            <text:p>0</text:p>
          </table:table-cell>
          <table:table-cell table:style-name="ce117" table:formula="of:=IF(MONTH([$AllRad.$A133])=[.J$104];[AllRad.$E133];0)" office:value-type="float" office:value="0" calcext:value-type="float">
            <text:p>0</text:p>
          </table:table-cell>
          <table:table-cell table:style-name="ce117" table:formula="of:=IF(MONTH([$AllRad.$A133])=[.K$104];[AllRad.$E133];0)" office:value-type="float" office:value="0" calcext:value-type="float">
            <text:p>0</text:p>
          </table:table-cell>
          <table:table-cell table:style-name="ce117" table:formula="of:=IF(MONTH([$AllRad.$A133])=[.L$104];[AllRad.$E133];0)" office:value-type="float" office:value="0" calcext:value-type="float">
            <text:p>0</text:p>
          </table:table-cell>
          <table:table-cell table:style-name="ce117" table:formula="of:=IF(MONTH([$AllRad.$A133])=[.M$104];[AllRad.$E13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34])=[.B$104];[AllRad.$E134];0)" office:value-type="float" office:value="0" calcext:value-type="float">
            <text:p>0</text:p>
          </table:table-cell>
          <table:table-cell table:style-name="ce117" table:formula="of:=IF(MONTH([$AllRad.$A134])=[.C$104];[AllRad.$E134];0)" office:value-type="float" office:value="0" calcext:value-type="float">
            <text:p>0</text:p>
          </table:table-cell>
          <table:table-cell table:style-name="ce117" table:formula="of:=IF(MONTH([$AllRad.$A134])=[.D$104];[AllRad.$E134];0)" office:value-type="float" office:value="0" calcext:value-type="float">
            <text:p>0</text:p>
          </table:table-cell>
          <table:table-cell table:style-name="ce117" table:formula="of:=IF(MONTH([$AllRad.$A134])=[.E$104];[AllRad.$E134];0)" office:value-type="float" office:value="0" calcext:value-type="float">
            <text:p>0</text:p>
          </table:table-cell>
          <table:table-cell table:style-name="ce117" table:formula="of:=IF(MONTH([$AllRad.$A134])=[.F$104];[AllRad.$E134];0)" office:value-type="float" office:value="0" calcext:value-type="float">
            <text:p>0</text:p>
          </table:table-cell>
          <table:table-cell table:style-name="ce117" table:formula="of:=IF(MONTH([$AllRad.$A134])=[.G$104];[AllRad.$E134];0)" office:value-type="float" office:value="0" calcext:value-type="float">
            <text:p>0</text:p>
          </table:table-cell>
          <table:table-cell table:style-name="ce117" table:formula="of:=IF(MONTH([$AllRad.$A134])=[.H$104];[AllRad.$E134];0)" office:value-type="float" office:value="0" calcext:value-type="float">
            <text:p>0</text:p>
          </table:table-cell>
          <table:table-cell table:style-name="ce117" table:formula="of:=IF(MONTH([$AllRad.$A134])=[.I$104];[AllRad.$E134];0)" office:value-type="float" office:value="0" calcext:value-type="float">
            <text:p>0</text:p>
          </table:table-cell>
          <table:table-cell table:style-name="ce117" table:formula="of:=IF(MONTH([$AllRad.$A134])=[.J$104];[AllRad.$E134];0)" office:value-type="float" office:value="0" calcext:value-type="float">
            <text:p>0</text:p>
          </table:table-cell>
          <table:table-cell table:style-name="ce117" table:formula="of:=IF(MONTH([$AllRad.$A134])=[.K$104];[AllRad.$E134];0)" office:value-type="float" office:value="0" calcext:value-type="float">
            <text:p>0</text:p>
          </table:table-cell>
          <table:table-cell table:style-name="ce117" table:formula="of:=IF(MONTH([$AllRad.$A134])=[.L$104];[AllRad.$E134];0)" office:value-type="float" office:value="0" calcext:value-type="float">
            <text:p>0</text:p>
          </table:table-cell>
          <table:table-cell table:style-name="ce117" table:formula="of:=IF(MONTH([$AllRad.$A134])=[.M$104];[AllRad.$E13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35])=[.B$104];[AllRad.$E135];0)" office:value-type="float" office:value="0" calcext:value-type="float">
            <text:p>0</text:p>
          </table:table-cell>
          <table:table-cell table:style-name="ce117" table:formula="of:=IF(MONTH([$AllRad.$A135])=[.C$104];[AllRad.$E135];0)" office:value-type="float" office:value="0" calcext:value-type="float">
            <text:p>0</text:p>
          </table:table-cell>
          <table:table-cell table:style-name="ce117" table:formula="of:=IF(MONTH([$AllRad.$A135])=[.D$104];[AllRad.$E135];0)" office:value-type="float" office:value="0" calcext:value-type="float">
            <text:p>0</text:p>
          </table:table-cell>
          <table:table-cell table:style-name="ce117" table:formula="of:=IF(MONTH([$AllRad.$A135])=[.E$104];[AllRad.$E135];0)" office:value-type="float" office:value="0" calcext:value-type="float">
            <text:p>0</text:p>
          </table:table-cell>
          <table:table-cell table:style-name="ce117" table:formula="of:=IF(MONTH([$AllRad.$A135])=[.F$104];[AllRad.$E135];0)" office:value-type="float" office:value="0" calcext:value-type="float">
            <text:p>0</text:p>
          </table:table-cell>
          <table:table-cell table:style-name="ce117" table:formula="of:=IF(MONTH([$AllRad.$A135])=[.G$104];[AllRad.$E135];0)" office:value-type="float" office:value="0" calcext:value-type="float">
            <text:p>0</text:p>
          </table:table-cell>
          <table:table-cell table:style-name="ce117" table:formula="of:=IF(MONTH([$AllRad.$A135])=[.H$104];[AllRad.$E135];0)" office:value-type="float" office:value="0" calcext:value-type="float">
            <text:p>0</text:p>
          </table:table-cell>
          <table:table-cell table:style-name="ce117" table:formula="of:=IF(MONTH([$AllRad.$A135])=[.I$104];[AllRad.$E135];0)" office:value-type="float" office:value="0" calcext:value-type="float">
            <text:p>0</text:p>
          </table:table-cell>
          <table:table-cell table:style-name="ce117" table:formula="of:=IF(MONTH([$AllRad.$A135])=[.J$104];[AllRad.$E135];0)" office:value-type="float" office:value="0" calcext:value-type="float">
            <text:p>0</text:p>
          </table:table-cell>
          <table:table-cell table:style-name="ce117" table:formula="of:=IF(MONTH([$AllRad.$A135])=[.K$104];[AllRad.$E135];0)" office:value-type="float" office:value="0" calcext:value-type="float">
            <text:p>0</text:p>
          </table:table-cell>
          <table:table-cell table:style-name="ce117" table:formula="of:=IF(MONTH([$AllRad.$A135])=[.L$104];[AllRad.$E135];0)" office:value-type="float" office:value="0" calcext:value-type="float">
            <text:p>0</text:p>
          </table:table-cell>
          <table:table-cell table:style-name="ce117" table:formula="of:=IF(MONTH([$AllRad.$A135])=[.M$104];[AllRad.$E13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36])=[.B$104];[AllRad.$E136];0)" office:value-type="float" office:value="0" calcext:value-type="float">
            <text:p>0</text:p>
          </table:table-cell>
          <table:table-cell table:style-name="ce117" table:formula="of:=IF(MONTH([$AllRad.$A136])=[.C$104];[AllRad.$E136];0)" office:value-type="float" office:value="0" calcext:value-type="float">
            <text:p>0</text:p>
          </table:table-cell>
          <table:table-cell table:style-name="ce117" table:formula="of:=IF(MONTH([$AllRad.$A136])=[.D$104];[AllRad.$E136];0)" office:value-type="float" office:value="0" calcext:value-type="float">
            <text:p>0</text:p>
          </table:table-cell>
          <table:table-cell table:style-name="ce117" table:formula="of:=IF(MONTH([$AllRad.$A136])=[.E$104];[AllRad.$E136];0)" office:value-type="float" office:value="0" calcext:value-type="float">
            <text:p>0</text:p>
          </table:table-cell>
          <table:table-cell table:style-name="ce117" table:formula="of:=IF(MONTH([$AllRad.$A136])=[.F$104];[AllRad.$E136];0)" office:value-type="float" office:value="0" calcext:value-type="float">
            <text:p>0</text:p>
          </table:table-cell>
          <table:table-cell table:style-name="ce117" table:formula="of:=IF(MONTH([$AllRad.$A136])=[.G$104];[AllRad.$E136];0)" office:value-type="float" office:value="0" calcext:value-type="float">
            <text:p>0</text:p>
          </table:table-cell>
          <table:table-cell table:style-name="ce117" table:formula="of:=IF(MONTH([$AllRad.$A136])=[.H$104];[AllRad.$E136];0)" office:value-type="float" office:value="0" calcext:value-type="float">
            <text:p>0</text:p>
          </table:table-cell>
          <table:table-cell table:style-name="ce117" table:formula="of:=IF(MONTH([$AllRad.$A136])=[.I$104];[AllRad.$E136];0)" office:value-type="float" office:value="0" calcext:value-type="float">
            <text:p>0</text:p>
          </table:table-cell>
          <table:table-cell table:style-name="ce117" table:formula="of:=IF(MONTH([$AllRad.$A136])=[.J$104];[AllRad.$E136];0)" office:value-type="float" office:value="0" calcext:value-type="float">
            <text:p>0</text:p>
          </table:table-cell>
          <table:table-cell table:style-name="ce117" table:formula="of:=IF(MONTH([$AllRad.$A136])=[.K$104];[AllRad.$E136];0)" office:value-type="float" office:value="0" calcext:value-type="float">
            <text:p>0</text:p>
          </table:table-cell>
          <table:table-cell table:style-name="ce117" table:formula="of:=IF(MONTH([$AllRad.$A136])=[.L$104];[AllRad.$E136];0)" office:value-type="float" office:value="0" calcext:value-type="float">
            <text:p>0</text:p>
          </table:table-cell>
          <table:table-cell table:style-name="ce117" table:formula="of:=IF(MONTH([$AllRad.$A136])=[.M$104];[AllRad.$E13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37])=[.B$104];[AllRad.$E137];0)" office:value-type="float" office:value="0" calcext:value-type="float">
            <text:p>0</text:p>
          </table:table-cell>
          <table:table-cell table:style-name="ce117" table:formula="of:=IF(MONTH([$AllRad.$A137])=[.C$104];[AllRad.$E137];0)" office:value-type="float" office:value="0" calcext:value-type="float">
            <text:p>0</text:p>
          </table:table-cell>
          <table:table-cell table:style-name="ce117" table:formula="of:=IF(MONTH([$AllRad.$A137])=[.D$104];[AllRad.$E137];0)" office:value-type="float" office:value="0" calcext:value-type="float">
            <text:p>0</text:p>
          </table:table-cell>
          <table:table-cell table:style-name="ce117" table:formula="of:=IF(MONTH([$AllRad.$A137])=[.E$104];[AllRad.$E137];0)" office:value-type="float" office:value="0" calcext:value-type="float">
            <text:p>0</text:p>
          </table:table-cell>
          <table:table-cell table:style-name="ce117" table:formula="of:=IF(MONTH([$AllRad.$A137])=[.F$104];[AllRad.$E137];0)" office:value-type="float" office:value="0" calcext:value-type="float">
            <text:p>0</text:p>
          </table:table-cell>
          <table:table-cell table:style-name="ce117" table:formula="of:=IF(MONTH([$AllRad.$A137])=[.G$104];[AllRad.$E137];0)" office:value-type="float" office:value="0" calcext:value-type="float">
            <text:p>0</text:p>
          </table:table-cell>
          <table:table-cell table:style-name="ce117" table:formula="of:=IF(MONTH([$AllRad.$A137])=[.H$104];[AllRad.$E137];0)" office:value-type="float" office:value="0" calcext:value-type="float">
            <text:p>0</text:p>
          </table:table-cell>
          <table:table-cell table:style-name="ce117" table:formula="of:=IF(MONTH([$AllRad.$A137])=[.I$104];[AllRad.$E137];0)" office:value-type="float" office:value="0" calcext:value-type="float">
            <text:p>0</text:p>
          </table:table-cell>
          <table:table-cell table:style-name="ce117" table:formula="of:=IF(MONTH([$AllRad.$A137])=[.J$104];[AllRad.$E137];0)" office:value-type="float" office:value="0" calcext:value-type="float">
            <text:p>0</text:p>
          </table:table-cell>
          <table:table-cell table:style-name="ce117" table:formula="of:=IF(MONTH([$AllRad.$A137])=[.K$104];[AllRad.$E137];0)" office:value-type="float" office:value="0" calcext:value-type="float">
            <text:p>0</text:p>
          </table:table-cell>
          <table:table-cell table:style-name="ce117" table:formula="of:=IF(MONTH([$AllRad.$A137])=[.L$104];[AllRad.$E137];0)" office:value-type="float" office:value="0" calcext:value-type="float">
            <text:p>0</text:p>
          </table:table-cell>
          <table:table-cell table:style-name="ce117" table:formula="of:=IF(MONTH([$AllRad.$A137])=[.M$104];[AllRad.$E13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38])=[.B$104];[AllRad.$E138];0)" office:value-type="float" office:value="0" calcext:value-type="float">
            <text:p>0</text:p>
          </table:table-cell>
          <table:table-cell table:style-name="ce117" table:formula="of:=IF(MONTH([$AllRad.$A138])=[.C$104];[AllRad.$E138];0)" office:value-type="float" office:value="0" calcext:value-type="float">
            <text:p>0</text:p>
          </table:table-cell>
          <table:table-cell table:style-name="ce117" table:formula="of:=IF(MONTH([$AllRad.$A138])=[.D$104];[AllRad.$E138];0)" office:value-type="float" office:value="0" calcext:value-type="float">
            <text:p>0</text:p>
          </table:table-cell>
          <table:table-cell table:style-name="ce117" table:formula="of:=IF(MONTH([$AllRad.$A138])=[.E$104];[AllRad.$E138];0)" office:value-type="float" office:value="0" calcext:value-type="float">
            <text:p>0</text:p>
          </table:table-cell>
          <table:table-cell table:style-name="ce117" table:formula="of:=IF(MONTH([$AllRad.$A138])=[.F$104];[AllRad.$E138];0)" office:value-type="float" office:value="0" calcext:value-type="float">
            <text:p>0</text:p>
          </table:table-cell>
          <table:table-cell table:style-name="ce117" table:formula="of:=IF(MONTH([$AllRad.$A138])=[.G$104];[AllRad.$E138];0)" office:value-type="float" office:value="0" calcext:value-type="float">
            <text:p>0</text:p>
          </table:table-cell>
          <table:table-cell table:style-name="ce117" table:formula="of:=IF(MONTH([$AllRad.$A138])=[.H$104];[AllRad.$E138];0)" office:value-type="float" office:value="0" calcext:value-type="float">
            <text:p>0</text:p>
          </table:table-cell>
          <table:table-cell table:style-name="ce117" table:formula="of:=IF(MONTH([$AllRad.$A138])=[.I$104];[AllRad.$E138];0)" office:value-type="float" office:value="0" calcext:value-type="float">
            <text:p>0</text:p>
          </table:table-cell>
          <table:table-cell table:style-name="ce117" table:formula="of:=IF(MONTH([$AllRad.$A138])=[.J$104];[AllRad.$E138];0)" office:value-type="float" office:value="0" calcext:value-type="float">
            <text:p>0</text:p>
          </table:table-cell>
          <table:table-cell table:style-name="ce117" table:formula="of:=IF(MONTH([$AllRad.$A138])=[.K$104];[AllRad.$E138];0)" office:value-type="float" office:value="0" calcext:value-type="float">
            <text:p>0</text:p>
          </table:table-cell>
          <table:table-cell table:style-name="ce117" table:formula="of:=IF(MONTH([$AllRad.$A138])=[.L$104];[AllRad.$E138];0)" office:value-type="float" office:value="0" calcext:value-type="float">
            <text:p>0</text:p>
          </table:table-cell>
          <table:table-cell table:style-name="ce117" table:formula="of:=IF(MONTH([$AllRad.$A138])=[.M$104];[AllRad.$E13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39])=[.B$104];[AllRad.$E139];0)" office:value-type="float" office:value="0" calcext:value-type="float">
            <text:p>0</text:p>
          </table:table-cell>
          <table:table-cell table:style-name="ce117" table:formula="of:=IF(MONTH([$AllRad.$A139])=[.C$104];[AllRad.$E139];0)" office:value-type="float" office:value="0" calcext:value-type="float">
            <text:p>0</text:p>
          </table:table-cell>
          <table:table-cell table:style-name="ce117" table:formula="of:=IF(MONTH([$AllRad.$A139])=[.D$104];[AllRad.$E139];0)" office:value-type="float" office:value="0" calcext:value-type="float">
            <text:p>0</text:p>
          </table:table-cell>
          <table:table-cell table:style-name="ce117" table:formula="of:=IF(MONTH([$AllRad.$A139])=[.E$104];[AllRad.$E139];0)" office:value-type="float" office:value="0" calcext:value-type="float">
            <text:p>0</text:p>
          </table:table-cell>
          <table:table-cell table:style-name="ce117" table:formula="of:=IF(MONTH([$AllRad.$A139])=[.F$104];[AllRad.$E139];0)" office:value-type="float" office:value="0" calcext:value-type="float">
            <text:p>0</text:p>
          </table:table-cell>
          <table:table-cell table:style-name="ce117" table:formula="of:=IF(MONTH([$AllRad.$A139])=[.G$104];[AllRad.$E139];0)" office:value-type="float" office:value="0" calcext:value-type="float">
            <text:p>0</text:p>
          </table:table-cell>
          <table:table-cell table:style-name="ce117" table:formula="of:=IF(MONTH([$AllRad.$A139])=[.H$104];[AllRad.$E139];0)" office:value-type="float" office:value="0" calcext:value-type="float">
            <text:p>0</text:p>
          </table:table-cell>
          <table:table-cell table:style-name="ce117" table:formula="of:=IF(MONTH([$AllRad.$A139])=[.I$104];[AllRad.$E139];0)" office:value-type="float" office:value="0" calcext:value-type="float">
            <text:p>0</text:p>
          </table:table-cell>
          <table:table-cell table:style-name="ce117" table:formula="of:=IF(MONTH([$AllRad.$A139])=[.J$104];[AllRad.$E139];0)" office:value-type="float" office:value="0" calcext:value-type="float">
            <text:p>0</text:p>
          </table:table-cell>
          <table:table-cell table:style-name="ce117" table:formula="of:=IF(MONTH([$AllRad.$A139])=[.K$104];[AllRad.$E139];0)" office:value-type="float" office:value="0" calcext:value-type="float">
            <text:p>0</text:p>
          </table:table-cell>
          <table:table-cell table:style-name="ce117" table:formula="of:=IF(MONTH([$AllRad.$A139])=[.L$104];[AllRad.$E139];0)" office:value-type="float" office:value="0" calcext:value-type="float">
            <text:p>0</text:p>
          </table:table-cell>
          <table:table-cell table:style-name="ce117" table:formula="of:=IF(MONTH([$AllRad.$A139])=[.M$104];[AllRad.$E13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40])=[.B$104];[AllRad.$E140];0)" office:value-type="float" office:value="0" calcext:value-type="float">
            <text:p>0</text:p>
          </table:table-cell>
          <table:table-cell table:style-name="ce117" table:formula="of:=IF(MONTH([$AllRad.$A140])=[.C$104];[AllRad.$E140];0)" office:value-type="float" office:value="0" calcext:value-type="float">
            <text:p>0</text:p>
          </table:table-cell>
          <table:table-cell table:style-name="ce117" table:formula="of:=IF(MONTH([$AllRad.$A140])=[.D$104];[AllRad.$E140];0)" office:value-type="float" office:value="0" calcext:value-type="float">
            <text:p>0</text:p>
          </table:table-cell>
          <table:table-cell table:style-name="ce117" table:formula="of:=IF(MONTH([$AllRad.$A140])=[.E$104];[AllRad.$E140];0)" office:value-type="float" office:value="0" calcext:value-type="float">
            <text:p>0</text:p>
          </table:table-cell>
          <table:table-cell table:style-name="ce117" table:formula="of:=IF(MONTH([$AllRad.$A140])=[.F$104];[AllRad.$E140];0)" office:value-type="float" office:value="0" calcext:value-type="float">
            <text:p>0</text:p>
          </table:table-cell>
          <table:table-cell table:style-name="ce117" table:formula="of:=IF(MONTH([$AllRad.$A140])=[.G$104];[AllRad.$E140];0)" office:value-type="float" office:value="0" calcext:value-type="float">
            <text:p>0</text:p>
          </table:table-cell>
          <table:table-cell table:style-name="ce117" table:formula="of:=IF(MONTH([$AllRad.$A140])=[.H$104];[AllRad.$E140];0)" office:value-type="float" office:value="0" calcext:value-type="float">
            <text:p>0</text:p>
          </table:table-cell>
          <table:table-cell table:style-name="ce117" table:formula="of:=IF(MONTH([$AllRad.$A140])=[.I$104];[AllRad.$E140];0)" office:value-type="float" office:value="0" calcext:value-type="float">
            <text:p>0</text:p>
          </table:table-cell>
          <table:table-cell table:style-name="ce117" table:formula="of:=IF(MONTH([$AllRad.$A140])=[.J$104];[AllRad.$E140];0)" office:value-type="float" office:value="0" calcext:value-type="float">
            <text:p>0</text:p>
          </table:table-cell>
          <table:table-cell table:style-name="ce117" table:formula="of:=IF(MONTH([$AllRad.$A140])=[.K$104];[AllRad.$E140];0)" office:value-type="float" office:value="0" calcext:value-type="float">
            <text:p>0</text:p>
          </table:table-cell>
          <table:table-cell table:style-name="ce117" table:formula="of:=IF(MONTH([$AllRad.$A140])=[.L$104];[AllRad.$E140];0)" office:value-type="float" office:value="0" calcext:value-type="float">
            <text:p>0</text:p>
          </table:table-cell>
          <table:table-cell table:style-name="ce117" table:formula="of:=IF(MONTH([$AllRad.$A140])=[.M$104];[AllRad.$E14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41])=[.B$104];[AllRad.$E141];0)" office:value-type="float" office:value="0" calcext:value-type="float">
            <text:p>0</text:p>
          </table:table-cell>
          <table:table-cell table:style-name="ce117" table:formula="of:=IF(MONTH([$AllRad.$A141])=[.C$104];[AllRad.$E141];0)" office:value-type="float" office:value="0" calcext:value-type="float">
            <text:p>0</text:p>
          </table:table-cell>
          <table:table-cell table:style-name="ce117" table:formula="of:=IF(MONTH([$AllRad.$A141])=[.D$104];[AllRad.$E141];0)" office:value-type="float" office:value="0" calcext:value-type="float">
            <text:p>0</text:p>
          </table:table-cell>
          <table:table-cell table:style-name="ce117" table:formula="of:=IF(MONTH([$AllRad.$A141])=[.E$104];[AllRad.$E141];0)" office:value-type="float" office:value="0" calcext:value-type="float">
            <text:p>0</text:p>
          </table:table-cell>
          <table:table-cell table:style-name="ce117" table:formula="of:=IF(MONTH([$AllRad.$A141])=[.F$104];[AllRad.$E141];0)" office:value-type="float" office:value="0" calcext:value-type="float">
            <text:p>0</text:p>
          </table:table-cell>
          <table:table-cell table:style-name="ce117" table:formula="of:=IF(MONTH([$AllRad.$A141])=[.G$104];[AllRad.$E141];0)" office:value-type="float" office:value="0" calcext:value-type="float">
            <text:p>0</text:p>
          </table:table-cell>
          <table:table-cell table:style-name="ce117" table:formula="of:=IF(MONTH([$AllRad.$A141])=[.H$104];[AllRad.$E141];0)" office:value-type="float" office:value="0" calcext:value-type="float">
            <text:p>0</text:p>
          </table:table-cell>
          <table:table-cell table:style-name="ce117" table:formula="of:=IF(MONTH([$AllRad.$A141])=[.I$104];[AllRad.$E141];0)" office:value-type="float" office:value="0" calcext:value-type="float">
            <text:p>0</text:p>
          </table:table-cell>
          <table:table-cell table:style-name="ce117" table:formula="of:=IF(MONTH([$AllRad.$A141])=[.J$104];[AllRad.$E141];0)" office:value-type="float" office:value="0" calcext:value-type="float">
            <text:p>0</text:p>
          </table:table-cell>
          <table:table-cell table:style-name="ce117" table:formula="of:=IF(MONTH([$AllRad.$A141])=[.K$104];[AllRad.$E141];0)" office:value-type="float" office:value="0" calcext:value-type="float">
            <text:p>0</text:p>
          </table:table-cell>
          <table:table-cell table:style-name="ce117" table:formula="of:=IF(MONTH([$AllRad.$A141])=[.L$104];[AllRad.$E141];0)" office:value-type="float" office:value="0" calcext:value-type="float">
            <text:p>0</text:p>
          </table:table-cell>
          <table:table-cell table:style-name="ce117" table:formula="of:=IF(MONTH([$AllRad.$A141])=[.M$104];[AllRad.$E14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42])=[.B$104];[AllRad.$E142];0)" office:value-type="float" office:value="0" calcext:value-type="float">
            <text:p>0</text:p>
          </table:table-cell>
          <table:table-cell table:style-name="ce117" table:formula="of:=IF(MONTH([$AllRad.$A142])=[.C$104];[AllRad.$E142];0)" office:value-type="float" office:value="0" calcext:value-type="float">
            <text:p>0</text:p>
          </table:table-cell>
          <table:table-cell table:style-name="ce117" table:formula="of:=IF(MONTH([$AllRad.$A142])=[.D$104];[AllRad.$E142];0)" office:value-type="float" office:value="0" calcext:value-type="float">
            <text:p>0</text:p>
          </table:table-cell>
          <table:table-cell table:style-name="ce117" table:formula="of:=IF(MONTH([$AllRad.$A142])=[.E$104];[AllRad.$E142];0)" office:value-type="float" office:value="0" calcext:value-type="float">
            <text:p>0</text:p>
          </table:table-cell>
          <table:table-cell table:style-name="ce117" table:formula="of:=IF(MONTH([$AllRad.$A142])=[.F$104];[AllRad.$E142];0)" office:value-type="float" office:value="0" calcext:value-type="float">
            <text:p>0</text:p>
          </table:table-cell>
          <table:table-cell table:style-name="ce117" table:formula="of:=IF(MONTH([$AllRad.$A142])=[.G$104];[AllRad.$E142];0)" office:value-type="float" office:value="0" calcext:value-type="float">
            <text:p>0</text:p>
          </table:table-cell>
          <table:table-cell table:style-name="ce117" table:formula="of:=IF(MONTH([$AllRad.$A142])=[.H$104];[AllRad.$E142];0)" office:value-type="float" office:value="0" calcext:value-type="float">
            <text:p>0</text:p>
          </table:table-cell>
          <table:table-cell table:style-name="ce117" table:formula="of:=IF(MONTH([$AllRad.$A142])=[.I$104];[AllRad.$E142];0)" office:value-type="float" office:value="0" calcext:value-type="float">
            <text:p>0</text:p>
          </table:table-cell>
          <table:table-cell table:style-name="ce117" table:formula="of:=IF(MONTH([$AllRad.$A142])=[.J$104];[AllRad.$E142];0)" office:value-type="float" office:value="0" calcext:value-type="float">
            <text:p>0</text:p>
          </table:table-cell>
          <table:table-cell table:style-name="ce117" table:formula="of:=IF(MONTH([$AllRad.$A142])=[.K$104];[AllRad.$E142];0)" office:value-type="float" office:value="0" calcext:value-type="float">
            <text:p>0</text:p>
          </table:table-cell>
          <table:table-cell table:style-name="ce117" table:formula="of:=IF(MONTH([$AllRad.$A142])=[.L$104];[AllRad.$E142];0)" office:value-type="float" office:value="0" calcext:value-type="float">
            <text:p>0</text:p>
          </table:table-cell>
          <table:table-cell table:style-name="ce117" table:formula="of:=IF(MONTH([$AllRad.$A142])=[.M$104];[AllRad.$E14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43])=[.B$104];[AllRad.$E143];0)" office:value-type="float" office:value="0" calcext:value-type="float">
            <text:p>0</text:p>
          </table:table-cell>
          <table:table-cell table:style-name="ce117" table:formula="of:=IF(MONTH([$AllRad.$A143])=[.C$104];[AllRad.$E143];0)" office:value-type="float" office:value="0" calcext:value-type="float">
            <text:p>0</text:p>
          </table:table-cell>
          <table:table-cell table:style-name="ce117" table:formula="of:=IF(MONTH([$AllRad.$A143])=[.D$104];[AllRad.$E143];0)" office:value-type="float" office:value="0" calcext:value-type="float">
            <text:p>0</text:p>
          </table:table-cell>
          <table:table-cell table:style-name="ce117" table:formula="of:=IF(MONTH([$AllRad.$A143])=[.E$104];[AllRad.$E143];0)" office:value-type="float" office:value="0" calcext:value-type="float">
            <text:p>0</text:p>
          </table:table-cell>
          <table:table-cell table:style-name="ce117" table:formula="of:=IF(MONTH([$AllRad.$A143])=[.F$104];[AllRad.$E143];0)" office:value-type="float" office:value="0" calcext:value-type="float">
            <text:p>0</text:p>
          </table:table-cell>
          <table:table-cell table:style-name="ce117" table:formula="of:=IF(MONTH([$AllRad.$A143])=[.G$104];[AllRad.$E143];0)" office:value-type="float" office:value="0" calcext:value-type="float">
            <text:p>0</text:p>
          </table:table-cell>
          <table:table-cell table:style-name="ce117" table:formula="of:=IF(MONTH([$AllRad.$A143])=[.H$104];[AllRad.$E143];0)" office:value-type="float" office:value="0" calcext:value-type="float">
            <text:p>0</text:p>
          </table:table-cell>
          <table:table-cell table:style-name="ce117" table:formula="of:=IF(MONTH([$AllRad.$A143])=[.I$104];[AllRad.$E143];0)" office:value-type="float" office:value="0" calcext:value-type="float">
            <text:p>0</text:p>
          </table:table-cell>
          <table:table-cell table:style-name="ce117" table:formula="of:=IF(MONTH([$AllRad.$A143])=[.J$104];[AllRad.$E143];0)" office:value-type="float" office:value="0" calcext:value-type="float">
            <text:p>0</text:p>
          </table:table-cell>
          <table:table-cell table:style-name="ce117" table:formula="of:=IF(MONTH([$AllRad.$A143])=[.K$104];[AllRad.$E143];0)" office:value-type="float" office:value="0" calcext:value-type="float">
            <text:p>0</text:p>
          </table:table-cell>
          <table:table-cell table:style-name="ce117" table:formula="of:=IF(MONTH([$AllRad.$A143])=[.L$104];[AllRad.$E143];0)" office:value-type="float" office:value="0" calcext:value-type="float">
            <text:p>0</text:p>
          </table:table-cell>
          <table:table-cell table:style-name="ce117" table:formula="of:=IF(MONTH([$AllRad.$A143])=[.M$104];[AllRad.$E14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44])=[.B$104];[AllRad.$E144];0)" office:value-type="float" office:value="0" calcext:value-type="float">
            <text:p>0</text:p>
          </table:table-cell>
          <table:table-cell table:style-name="ce117" table:formula="of:=IF(MONTH([$AllRad.$A144])=[.C$104];[AllRad.$E144];0)" office:value-type="float" office:value="0" calcext:value-type="float">
            <text:p>0</text:p>
          </table:table-cell>
          <table:table-cell table:style-name="ce117" table:formula="of:=IF(MONTH([$AllRad.$A144])=[.D$104];[AllRad.$E144];0)" office:value-type="float" office:value="0" calcext:value-type="float">
            <text:p>0</text:p>
          </table:table-cell>
          <table:table-cell table:style-name="ce117" table:formula="of:=IF(MONTH([$AllRad.$A144])=[.E$104];[AllRad.$E144];0)" office:value-type="float" office:value="0" calcext:value-type="float">
            <text:p>0</text:p>
          </table:table-cell>
          <table:table-cell table:style-name="ce117" table:formula="of:=IF(MONTH([$AllRad.$A144])=[.F$104];[AllRad.$E144];0)" office:value-type="float" office:value="0" calcext:value-type="float">
            <text:p>0</text:p>
          </table:table-cell>
          <table:table-cell table:style-name="ce117" table:formula="of:=IF(MONTH([$AllRad.$A144])=[.G$104];[AllRad.$E144];0)" office:value-type="float" office:value="0" calcext:value-type="float">
            <text:p>0</text:p>
          </table:table-cell>
          <table:table-cell table:style-name="ce117" table:formula="of:=IF(MONTH([$AllRad.$A144])=[.H$104];[AllRad.$E144];0)" office:value-type="float" office:value="0" calcext:value-type="float">
            <text:p>0</text:p>
          </table:table-cell>
          <table:table-cell table:style-name="ce117" table:formula="of:=IF(MONTH([$AllRad.$A144])=[.I$104];[AllRad.$E144];0)" office:value-type="float" office:value="0" calcext:value-type="float">
            <text:p>0</text:p>
          </table:table-cell>
          <table:table-cell table:style-name="ce117" table:formula="of:=IF(MONTH([$AllRad.$A144])=[.J$104];[AllRad.$E144];0)" office:value-type="float" office:value="0" calcext:value-type="float">
            <text:p>0</text:p>
          </table:table-cell>
          <table:table-cell table:style-name="ce117" table:formula="of:=IF(MONTH([$AllRad.$A144])=[.K$104];[AllRad.$E144];0)" office:value-type="float" office:value="0" calcext:value-type="float">
            <text:p>0</text:p>
          </table:table-cell>
          <table:table-cell table:style-name="ce117" table:formula="of:=IF(MONTH([$AllRad.$A144])=[.L$104];[AllRad.$E144];0)" office:value-type="float" office:value="0" calcext:value-type="float">
            <text:p>0</text:p>
          </table:table-cell>
          <table:table-cell table:style-name="ce117" table:formula="of:=IF(MONTH([$AllRad.$A144])=[.M$104];[AllRad.$E14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45])=[.B$104];[AllRad.$E145];0)" office:value-type="float" office:value="0" calcext:value-type="float">
            <text:p>0</text:p>
          </table:table-cell>
          <table:table-cell table:style-name="ce117" table:formula="of:=IF(MONTH([$AllRad.$A145])=[.C$104];[AllRad.$E145];0)" office:value-type="float" office:value="0" calcext:value-type="float">
            <text:p>0</text:p>
          </table:table-cell>
          <table:table-cell table:style-name="ce117" table:formula="of:=IF(MONTH([$AllRad.$A145])=[.D$104];[AllRad.$E145];0)" office:value-type="float" office:value="0" calcext:value-type="float">
            <text:p>0</text:p>
          </table:table-cell>
          <table:table-cell table:style-name="ce117" table:formula="of:=IF(MONTH([$AllRad.$A145])=[.E$104];[AllRad.$E145];0)" office:value-type="float" office:value="0" calcext:value-type="float">
            <text:p>0</text:p>
          </table:table-cell>
          <table:table-cell table:style-name="ce117" table:formula="of:=IF(MONTH([$AllRad.$A145])=[.F$104];[AllRad.$E145];0)" office:value-type="float" office:value="0" calcext:value-type="float">
            <text:p>0</text:p>
          </table:table-cell>
          <table:table-cell table:style-name="ce117" table:formula="of:=IF(MONTH([$AllRad.$A145])=[.G$104];[AllRad.$E145];0)" office:value-type="float" office:value="0" calcext:value-type="float">
            <text:p>0</text:p>
          </table:table-cell>
          <table:table-cell table:style-name="ce117" table:formula="of:=IF(MONTH([$AllRad.$A145])=[.H$104];[AllRad.$E145];0)" office:value-type="float" office:value="0" calcext:value-type="float">
            <text:p>0</text:p>
          </table:table-cell>
          <table:table-cell table:style-name="ce117" table:formula="of:=IF(MONTH([$AllRad.$A145])=[.I$104];[AllRad.$E145];0)" office:value-type="float" office:value="0" calcext:value-type="float">
            <text:p>0</text:p>
          </table:table-cell>
          <table:table-cell table:style-name="ce117" table:formula="of:=IF(MONTH([$AllRad.$A145])=[.J$104];[AllRad.$E145];0)" office:value-type="float" office:value="0" calcext:value-type="float">
            <text:p>0</text:p>
          </table:table-cell>
          <table:table-cell table:style-name="ce117" table:formula="of:=IF(MONTH([$AllRad.$A145])=[.K$104];[AllRad.$E145];0)" office:value-type="float" office:value="0" calcext:value-type="float">
            <text:p>0</text:p>
          </table:table-cell>
          <table:table-cell table:style-name="ce117" table:formula="of:=IF(MONTH([$AllRad.$A145])=[.L$104];[AllRad.$E145];0)" office:value-type="float" office:value="0" calcext:value-type="float">
            <text:p>0</text:p>
          </table:table-cell>
          <table:table-cell table:style-name="ce117" table:formula="of:=IF(MONTH([$AllRad.$A145])=[.M$104];[AllRad.$E14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46])=[.B$104];[AllRad.$E146];0)" office:value-type="float" office:value="0" calcext:value-type="float">
            <text:p>0</text:p>
          </table:table-cell>
          <table:table-cell table:style-name="ce117" table:formula="of:=IF(MONTH([$AllRad.$A146])=[.C$104];[AllRad.$E146];0)" office:value-type="float" office:value="0" calcext:value-type="float">
            <text:p>0</text:p>
          </table:table-cell>
          <table:table-cell table:style-name="ce117" table:formula="of:=IF(MONTH([$AllRad.$A146])=[.D$104];[AllRad.$E146];0)" office:value-type="float" office:value="0" calcext:value-type="float">
            <text:p>0</text:p>
          </table:table-cell>
          <table:table-cell table:style-name="ce117" table:formula="of:=IF(MONTH([$AllRad.$A146])=[.E$104];[AllRad.$E146];0)" office:value-type="float" office:value="0" calcext:value-type="float">
            <text:p>0</text:p>
          </table:table-cell>
          <table:table-cell table:style-name="ce117" table:formula="of:=IF(MONTH([$AllRad.$A146])=[.F$104];[AllRad.$E146];0)" office:value-type="float" office:value="0" calcext:value-type="float">
            <text:p>0</text:p>
          </table:table-cell>
          <table:table-cell table:style-name="ce117" table:formula="of:=IF(MONTH([$AllRad.$A146])=[.G$104];[AllRad.$E146];0)" office:value-type="float" office:value="0" calcext:value-type="float">
            <text:p>0</text:p>
          </table:table-cell>
          <table:table-cell table:style-name="ce117" table:formula="of:=IF(MONTH([$AllRad.$A146])=[.H$104];[AllRad.$E146];0)" office:value-type="float" office:value="0" calcext:value-type="float">
            <text:p>0</text:p>
          </table:table-cell>
          <table:table-cell table:style-name="ce117" table:formula="of:=IF(MONTH([$AllRad.$A146])=[.I$104];[AllRad.$E146];0)" office:value-type="float" office:value="0" calcext:value-type="float">
            <text:p>0</text:p>
          </table:table-cell>
          <table:table-cell table:style-name="ce117" table:formula="of:=IF(MONTH([$AllRad.$A146])=[.J$104];[AllRad.$E146];0)" office:value-type="float" office:value="0" calcext:value-type="float">
            <text:p>0</text:p>
          </table:table-cell>
          <table:table-cell table:style-name="ce117" table:formula="of:=IF(MONTH([$AllRad.$A146])=[.K$104];[AllRad.$E146];0)" office:value-type="float" office:value="0" calcext:value-type="float">
            <text:p>0</text:p>
          </table:table-cell>
          <table:table-cell table:style-name="ce117" table:formula="of:=IF(MONTH([$AllRad.$A146])=[.L$104];[AllRad.$E146];0)" office:value-type="float" office:value="0" calcext:value-type="float">
            <text:p>0</text:p>
          </table:table-cell>
          <table:table-cell table:style-name="ce117" table:formula="of:=IF(MONTH([$AllRad.$A146])=[.M$104];[AllRad.$E14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47])=[.B$104];[AllRad.$E147];0)" office:value-type="float" office:value="0" calcext:value-type="float">
            <text:p>0</text:p>
          </table:table-cell>
          <table:table-cell table:style-name="ce117" table:formula="of:=IF(MONTH([$AllRad.$A147])=[.C$104];[AllRad.$E147];0)" office:value-type="float" office:value="0" calcext:value-type="float">
            <text:p>0</text:p>
          </table:table-cell>
          <table:table-cell table:style-name="ce117" table:formula="of:=IF(MONTH([$AllRad.$A147])=[.D$104];[AllRad.$E147];0)" office:value-type="float" office:value="0" calcext:value-type="float">
            <text:p>0</text:p>
          </table:table-cell>
          <table:table-cell table:style-name="ce117" table:formula="of:=IF(MONTH([$AllRad.$A147])=[.E$104];[AllRad.$E147];0)" office:value-type="float" office:value="0" calcext:value-type="float">
            <text:p>0</text:p>
          </table:table-cell>
          <table:table-cell table:style-name="ce117" table:formula="of:=IF(MONTH([$AllRad.$A147])=[.F$104];[AllRad.$E147];0)" office:value-type="float" office:value="0" calcext:value-type="float">
            <text:p>0</text:p>
          </table:table-cell>
          <table:table-cell table:style-name="ce117" table:formula="of:=IF(MONTH([$AllRad.$A147])=[.G$104];[AllRad.$E147];0)" office:value-type="float" office:value="0" calcext:value-type="float">
            <text:p>0</text:p>
          </table:table-cell>
          <table:table-cell table:style-name="ce117" table:formula="of:=IF(MONTH([$AllRad.$A147])=[.H$104];[AllRad.$E147];0)" office:value-type="float" office:value="0" calcext:value-type="float">
            <text:p>0</text:p>
          </table:table-cell>
          <table:table-cell table:style-name="ce117" table:formula="of:=IF(MONTH([$AllRad.$A147])=[.I$104];[AllRad.$E147];0)" office:value-type="float" office:value="0" calcext:value-type="float">
            <text:p>0</text:p>
          </table:table-cell>
          <table:table-cell table:style-name="ce117" table:formula="of:=IF(MONTH([$AllRad.$A147])=[.J$104];[AllRad.$E147];0)" office:value-type="float" office:value="0" calcext:value-type="float">
            <text:p>0</text:p>
          </table:table-cell>
          <table:table-cell table:style-name="ce117" table:formula="of:=IF(MONTH([$AllRad.$A147])=[.K$104];[AllRad.$E147];0)" office:value-type="float" office:value="0" calcext:value-type="float">
            <text:p>0</text:p>
          </table:table-cell>
          <table:table-cell table:style-name="ce117" table:formula="of:=IF(MONTH([$AllRad.$A147])=[.L$104];[AllRad.$E147];0)" office:value-type="float" office:value="0" calcext:value-type="float">
            <text:p>0</text:p>
          </table:table-cell>
          <table:table-cell table:style-name="ce117" table:formula="of:=IF(MONTH([$AllRad.$A147])=[.M$104];[AllRad.$E14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48])=[.B$104];[AllRad.$E148];0)" office:value-type="float" office:value="0" calcext:value-type="float">
            <text:p>0</text:p>
          </table:table-cell>
          <table:table-cell table:style-name="ce117" table:formula="of:=IF(MONTH([$AllRad.$A148])=[.C$104];[AllRad.$E148];0)" office:value-type="float" office:value="0" calcext:value-type="float">
            <text:p>0</text:p>
          </table:table-cell>
          <table:table-cell table:style-name="ce117" table:formula="of:=IF(MONTH([$AllRad.$A148])=[.D$104];[AllRad.$E148];0)" office:value-type="float" office:value="0" calcext:value-type="float">
            <text:p>0</text:p>
          </table:table-cell>
          <table:table-cell table:style-name="ce117" table:formula="of:=IF(MONTH([$AllRad.$A148])=[.E$104];[AllRad.$E148];0)" office:value-type="float" office:value="0" calcext:value-type="float">
            <text:p>0</text:p>
          </table:table-cell>
          <table:table-cell table:style-name="ce117" table:formula="of:=IF(MONTH([$AllRad.$A148])=[.F$104];[AllRad.$E148];0)" office:value-type="float" office:value="0" calcext:value-type="float">
            <text:p>0</text:p>
          </table:table-cell>
          <table:table-cell table:style-name="ce117" table:formula="of:=IF(MONTH([$AllRad.$A148])=[.G$104];[AllRad.$E148];0)" office:value-type="float" office:value="0" calcext:value-type="float">
            <text:p>0</text:p>
          </table:table-cell>
          <table:table-cell table:style-name="ce117" table:formula="of:=IF(MONTH([$AllRad.$A148])=[.H$104];[AllRad.$E148];0)" office:value-type="float" office:value="0" calcext:value-type="float">
            <text:p>0</text:p>
          </table:table-cell>
          <table:table-cell table:style-name="ce117" table:formula="of:=IF(MONTH([$AllRad.$A148])=[.I$104];[AllRad.$E148];0)" office:value-type="float" office:value="0" calcext:value-type="float">
            <text:p>0</text:p>
          </table:table-cell>
          <table:table-cell table:style-name="ce117" table:formula="of:=IF(MONTH([$AllRad.$A148])=[.J$104];[AllRad.$E148];0)" office:value-type="float" office:value="0" calcext:value-type="float">
            <text:p>0</text:p>
          </table:table-cell>
          <table:table-cell table:style-name="ce117" table:formula="of:=IF(MONTH([$AllRad.$A148])=[.K$104];[AllRad.$E148];0)" office:value-type="float" office:value="0" calcext:value-type="float">
            <text:p>0</text:p>
          </table:table-cell>
          <table:table-cell table:style-name="ce117" table:formula="of:=IF(MONTH([$AllRad.$A148])=[.L$104];[AllRad.$E148];0)" office:value-type="float" office:value="0" calcext:value-type="float">
            <text:p>0</text:p>
          </table:table-cell>
          <table:table-cell table:style-name="ce117" table:formula="of:=IF(MONTH([$AllRad.$A148])=[.M$104];[AllRad.$E14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49])=[.B$104];[AllRad.$E149];0)" office:value-type="float" office:value="0" calcext:value-type="float">
            <text:p>0</text:p>
          </table:table-cell>
          <table:table-cell table:style-name="ce117" table:formula="of:=IF(MONTH([$AllRad.$A149])=[.C$104];[AllRad.$E149];0)" office:value-type="float" office:value="0" calcext:value-type="float">
            <text:p>0</text:p>
          </table:table-cell>
          <table:table-cell table:style-name="ce117" table:formula="of:=IF(MONTH([$AllRad.$A149])=[.D$104];[AllRad.$E149];0)" office:value-type="float" office:value="0" calcext:value-type="float">
            <text:p>0</text:p>
          </table:table-cell>
          <table:table-cell table:style-name="ce117" table:formula="of:=IF(MONTH([$AllRad.$A149])=[.E$104];[AllRad.$E149];0)" office:value-type="float" office:value="0" calcext:value-type="float">
            <text:p>0</text:p>
          </table:table-cell>
          <table:table-cell table:style-name="ce117" table:formula="of:=IF(MONTH([$AllRad.$A149])=[.F$104];[AllRad.$E149];0)" office:value-type="float" office:value="0" calcext:value-type="float">
            <text:p>0</text:p>
          </table:table-cell>
          <table:table-cell table:style-name="ce117" table:formula="of:=IF(MONTH([$AllRad.$A149])=[.G$104];[AllRad.$E149];0)" office:value-type="float" office:value="0" calcext:value-type="float">
            <text:p>0</text:p>
          </table:table-cell>
          <table:table-cell table:style-name="ce117" table:formula="of:=IF(MONTH([$AllRad.$A149])=[.H$104];[AllRad.$E149];0)" office:value-type="float" office:value="0" calcext:value-type="float">
            <text:p>0</text:p>
          </table:table-cell>
          <table:table-cell table:style-name="ce117" table:formula="of:=IF(MONTH([$AllRad.$A149])=[.I$104];[AllRad.$E149];0)" office:value-type="float" office:value="0" calcext:value-type="float">
            <text:p>0</text:p>
          </table:table-cell>
          <table:table-cell table:style-name="ce117" table:formula="of:=IF(MONTH([$AllRad.$A149])=[.J$104];[AllRad.$E149];0)" office:value-type="float" office:value="0" calcext:value-type="float">
            <text:p>0</text:p>
          </table:table-cell>
          <table:table-cell table:style-name="ce117" table:formula="of:=IF(MONTH([$AllRad.$A149])=[.K$104];[AllRad.$E149];0)" office:value-type="float" office:value="0" calcext:value-type="float">
            <text:p>0</text:p>
          </table:table-cell>
          <table:table-cell table:style-name="ce117" table:formula="of:=IF(MONTH([$AllRad.$A149])=[.L$104];[AllRad.$E149];0)" office:value-type="float" office:value="0" calcext:value-type="float">
            <text:p>0</text:p>
          </table:table-cell>
          <table:table-cell table:style-name="ce117" table:formula="of:=IF(MONTH([$AllRad.$A149])=[.M$104];[AllRad.$E14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50])=[.B$104];[AllRad.$E150];0)" office:value-type="float" office:value="0" calcext:value-type="float">
            <text:p>0</text:p>
          </table:table-cell>
          <table:table-cell table:style-name="ce117" table:formula="of:=IF(MONTH([$AllRad.$A150])=[.C$104];[AllRad.$E150];0)" office:value-type="float" office:value="0" calcext:value-type="float">
            <text:p>0</text:p>
          </table:table-cell>
          <table:table-cell table:style-name="ce117" table:formula="of:=IF(MONTH([$AllRad.$A150])=[.D$104];[AllRad.$E150];0)" office:value-type="float" office:value="0" calcext:value-type="float">
            <text:p>0</text:p>
          </table:table-cell>
          <table:table-cell table:style-name="ce117" table:formula="of:=IF(MONTH([$AllRad.$A150])=[.E$104];[AllRad.$E150];0)" office:value-type="float" office:value="0" calcext:value-type="float">
            <text:p>0</text:p>
          </table:table-cell>
          <table:table-cell table:style-name="ce117" table:formula="of:=IF(MONTH([$AllRad.$A150])=[.F$104];[AllRad.$E150];0)" office:value-type="float" office:value="0" calcext:value-type="float">
            <text:p>0</text:p>
          </table:table-cell>
          <table:table-cell table:style-name="ce117" table:formula="of:=IF(MONTH([$AllRad.$A150])=[.G$104];[AllRad.$E150];0)" office:value-type="float" office:value="0" calcext:value-type="float">
            <text:p>0</text:p>
          </table:table-cell>
          <table:table-cell table:style-name="ce117" table:formula="of:=IF(MONTH([$AllRad.$A150])=[.H$104];[AllRad.$E150];0)" office:value-type="float" office:value="0" calcext:value-type="float">
            <text:p>0</text:p>
          </table:table-cell>
          <table:table-cell table:style-name="ce117" table:formula="of:=IF(MONTH([$AllRad.$A150])=[.I$104];[AllRad.$E150];0)" office:value-type="float" office:value="0" calcext:value-type="float">
            <text:p>0</text:p>
          </table:table-cell>
          <table:table-cell table:style-name="ce117" table:formula="of:=IF(MONTH([$AllRad.$A150])=[.J$104];[AllRad.$E150];0)" office:value-type="float" office:value="0" calcext:value-type="float">
            <text:p>0</text:p>
          </table:table-cell>
          <table:table-cell table:style-name="ce117" table:formula="of:=IF(MONTH([$AllRad.$A150])=[.K$104];[AllRad.$E150];0)" office:value-type="float" office:value="0" calcext:value-type="float">
            <text:p>0</text:p>
          </table:table-cell>
          <table:table-cell table:style-name="ce117" table:formula="of:=IF(MONTH([$AllRad.$A150])=[.L$104];[AllRad.$E150];0)" office:value-type="float" office:value="0" calcext:value-type="float">
            <text:p>0</text:p>
          </table:table-cell>
          <table:table-cell table:style-name="ce117" table:formula="of:=IF(MONTH([$AllRad.$A150])=[.M$104];[AllRad.$E15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51])=[.B$104];[AllRad.$E151];0)" office:value-type="float" office:value="0" calcext:value-type="float">
            <text:p>0</text:p>
          </table:table-cell>
          <table:table-cell table:style-name="ce117" table:formula="of:=IF(MONTH([$AllRad.$A151])=[.C$104];[AllRad.$E151];0)" office:value-type="float" office:value="0" calcext:value-type="float">
            <text:p>0</text:p>
          </table:table-cell>
          <table:table-cell table:style-name="ce117" table:formula="of:=IF(MONTH([$AllRad.$A151])=[.D$104];[AllRad.$E151];0)" office:value-type="float" office:value="0" calcext:value-type="float">
            <text:p>0</text:p>
          </table:table-cell>
          <table:table-cell table:style-name="ce117" table:formula="of:=IF(MONTH([$AllRad.$A151])=[.E$104];[AllRad.$E151];0)" office:value-type="float" office:value="0" calcext:value-type="float">
            <text:p>0</text:p>
          </table:table-cell>
          <table:table-cell table:style-name="ce117" table:formula="of:=IF(MONTH([$AllRad.$A151])=[.F$104];[AllRad.$E151];0)" office:value-type="float" office:value="0" calcext:value-type="float">
            <text:p>0</text:p>
          </table:table-cell>
          <table:table-cell table:style-name="ce117" table:formula="of:=IF(MONTH([$AllRad.$A151])=[.G$104];[AllRad.$E151];0)" office:value-type="float" office:value="0" calcext:value-type="float">
            <text:p>0</text:p>
          </table:table-cell>
          <table:table-cell table:style-name="ce117" table:formula="of:=IF(MONTH([$AllRad.$A151])=[.H$104];[AllRad.$E151];0)" office:value-type="float" office:value="0" calcext:value-type="float">
            <text:p>0</text:p>
          </table:table-cell>
          <table:table-cell table:style-name="ce117" table:formula="of:=IF(MONTH([$AllRad.$A151])=[.I$104];[AllRad.$E151];0)" office:value-type="float" office:value="0" calcext:value-type="float">
            <text:p>0</text:p>
          </table:table-cell>
          <table:table-cell table:style-name="ce117" table:formula="of:=IF(MONTH([$AllRad.$A151])=[.J$104];[AllRad.$E151];0)" office:value-type="float" office:value="0" calcext:value-type="float">
            <text:p>0</text:p>
          </table:table-cell>
          <table:table-cell table:style-name="ce117" table:formula="of:=IF(MONTH([$AllRad.$A151])=[.K$104];[AllRad.$E151];0)" office:value-type="float" office:value="0" calcext:value-type="float">
            <text:p>0</text:p>
          </table:table-cell>
          <table:table-cell table:style-name="ce117" table:formula="of:=IF(MONTH([$AllRad.$A151])=[.L$104];[AllRad.$E151];0)" office:value-type="float" office:value="0" calcext:value-type="float">
            <text:p>0</text:p>
          </table:table-cell>
          <table:table-cell table:style-name="ce117" table:formula="of:=IF(MONTH([$AllRad.$A151])=[.M$104];[AllRad.$E15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52])=[.B$104];[AllRad.$E152];0)" office:value-type="float" office:value="0" calcext:value-type="float">
            <text:p>0</text:p>
          </table:table-cell>
          <table:table-cell table:style-name="ce117" table:formula="of:=IF(MONTH([$AllRad.$A152])=[.C$104];[AllRad.$E152];0)" office:value-type="float" office:value="0" calcext:value-type="float">
            <text:p>0</text:p>
          </table:table-cell>
          <table:table-cell table:style-name="ce117" table:formula="of:=IF(MONTH([$AllRad.$A152])=[.D$104];[AllRad.$E152];0)" office:value-type="float" office:value="0" calcext:value-type="float">
            <text:p>0</text:p>
          </table:table-cell>
          <table:table-cell table:style-name="ce117" table:formula="of:=IF(MONTH([$AllRad.$A152])=[.E$104];[AllRad.$E152];0)" office:value-type="float" office:value="0" calcext:value-type="float">
            <text:p>0</text:p>
          </table:table-cell>
          <table:table-cell table:style-name="ce117" table:formula="of:=IF(MONTH([$AllRad.$A152])=[.F$104];[AllRad.$E152];0)" office:value-type="float" office:value="0" calcext:value-type="float">
            <text:p>0</text:p>
          </table:table-cell>
          <table:table-cell table:style-name="ce117" table:formula="of:=IF(MONTH([$AllRad.$A152])=[.G$104];[AllRad.$E152];0)" office:value-type="float" office:value="0" calcext:value-type="float">
            <text:p>0</text:p>
          </table:table-cell>
          <table:table-cell table:style-name="ce117" table:formula="of:=IF(MONTH([$AllRad.$A152])=[.H$104];[AllRad.$E152];0)" office:value-type="float" office:value="0" calcext:value-type="float">
            <text:p>0</text:p>
          </table:table-cell>
          <table:table-cell table:style-name="ce117" table:formula="of:=IF(MONTH([$AllRad.$A152])=[.I$104];[AllRad.$E152];0)" office:value-type="float" office:value="0" calcext:value-type="float">
            <text:p>0</text:p>
          </table:table-cell>
          <table:table-cell table:style-name="ce117" table:formula="of:=IF(MONTH([$AllRad.$A152])=[.J$104];[AllRad.$E152];0)" office:value-type="float" office:value="0" calcext:value-type="float">
            <text:p>0</text:p>
          </table:table-cell>
          <table:table-cell table:style-name="ce117" table:formula="of:=IF(MONTH([$AllRad.$A152])=[.K$104];[AllRad.$E152];0)" office:value-type="float" office:value="0" calcext:value-type="float">
            <text:p>0</text:p>
          </table:table-cell>
          <table:table-cell table:style-name="ce117" table:formula="of:=IF(MONTH([$AllRad.$A152])=[.L$104];[AllRad.$E152];0)" office:value-type="float" office:value="0" calcext:value-type="float">
            <text:p>0</text:p>
          </table:table-cell>
          <table:table-cell table:style-name="ce117" table:formula="of:=IF(MONTH([$AllRad.$A152])=[.M$104];[AllRad.$E15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53])=[.B$104];[AllRad.$E153];0)" office:value-type="float" office:value="0" calcext:value-type="float">
            <text:p>0</text:p>
          </table:table-cell>
          <table:table-cell table:style-name="ce117" table:formula="of:=IF(MONTH([$AllRad.$A153])=[.C$104];[AllRad.$E153];0)" office:value-type="float" office:value="0" calcext:value-type="float">
            <text:p>0</text:p>
          </table:table-cell>
          <table:table-cell table:style-name="ce117" table:formula="of:=IF(MONTH([$AllRad.$A153])=[.D$104];[AllRad.$E153];0)" office:value-type="float" office:value="0" calcext:value-type="float">
            <text:p>0</text:p>
          </table:table-cell>
          <table:table-cell table:style-name="ce117" table:formula="of:=IF(MONTH([$AllRad.$A153])=[.E$104];[AllRad.$E153];0)" office:value-type="float" office:value="0" calcext:value-type="float">
            <text:p>0</text:p>
          </table:table-cell>
          <table:table-cell table:style-name="ce117" table:formula="of:=IF(MONTH([$AllRad.$A153])=[.F$104];[AllRad.$E153];0)" office:value-type="float" office:value="0" calcext:value-type="float">
            <text:p>0</text:p>
          </table:table-cell>
          <table:table-cell table:style-name="ce117" table:formula="of:=IF(MONTH([$AllRad.$A153])=[.G$104];[AllRad.$E153];0)" office:value-type="float" office:value="0" calcext:value-type="float">
            <text:p>0</text:p>
          </table:table-cell>
          <table:table-cell table:style-name="ce117" table:formula="of:=IF(MONTH([$AllRad.$A153])=[.H$104];[AllRad.$E153];0)" office:value-type="float" office:value="0" calcext:value-type="float">
            <text:p>0</text:p>
          </table:table-cell>
          <table:table-cell table:style-name="ce117" table:formula="of:=IF(MONTH([$AllRad.$A153])=[.I$104];[AllRad.$E153];0)" office:value-type="float" office:value="0" calcext:value-type="float">
            <text:p>0</text:p>
          </table:table-cell>
          <table:table-cell table:style-name="ce117" table:formula="of:=IF(MONTH([$AllRad.$A153])=[.J$104];[AllRad.$E153];0)" office:value-type="float" office:value="0" calcext:value-type="float">
            <text:p>0</text:p>
          </table:table-cell>
          <table:table-cell table:style-name="ce117" table:formula="of:=IF(MONTH([$AllRad.$A153])=[.K$104];[AllRad.$E153];0)" office:value-type="float" office:value="0" calcext:value-type="float">
            <text:p>0</text:p>
          </table:table-cell>
          <table:table-cell table:style-name="ce117" table:formula="of:=IF(MONTH([$AllRad.$A153])=[.L$104];[AllRad.$E153];0)" office:value-type="float" office:value="0" calcext:value-type="float">
            <text:p>0</text:p>
          </table:table-cell>
          <table:table-cell table:style-name="ce117" table:formula="of:=IF(MONTH([$AllRad.$A153])=[.M$104];[AllRad.$E15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54])=[.B$104];[AllRad.$E154];0)" office:value-type="float" office:value="0" calcext:value-type="float">
            <text:p>0</text:p>
          </table:table-cell>
          <table:table-cell table:style-name="ce117" table:formula="of:=IF(MONTH([$AllRad.$A154])=[.C$104];[AllRad.$E154];0)" office:value-type="float" office:value="0" calcext:value-type="float">
            <text:p>0</text:p>
          </table:table-cell>
          <table:table-cell table:style-name="ce117" table:formula="of:=IF(MONTH([$AllRad.$A154])=[.D$104];[AllRad.$E154];0)" office:value-type="float" office:value="0" calcext:value-type="float">
            <text:p>0</text:p>
          </table:table-cell>
          <table:table-cell table:style-name="ce117" table:formula="of:=IF(MONTH([$AllRad.$A154])=[.E$104];[AllRad.$E154];0)" office:value-type="float" office:value="0" calcext:value-type="float">
            <text:p>0</text:p>
          </table:table-cell>
          <table:table-cell table:style-name="ce117" table:formula="of:=IF(MONTH([$AllRad.$A154])=[.F$104];[AllRad.$E154];0)" office:value-type="float" office:value="0" calcext:value-type="float">
            <text:p>0</text:p>
          </table:table-cell>
          <table:table-cell table:style-name="ce117" table:formula="of:=IF(MONTH([$AllRad.$A154])=[.G$104];[AllRad.$E154];0)" office:value-type="float" office:value="0" calcext:value-type="float">
            <text:p>0</text:p>
          </table:table-cell>
          <table:table-cell table:style-name="ce117" table:formula="of:=IF(MONTH([$AllRad.$A154])=[.H$104];[AllRad.$E154];0)" office:value-type="float" office:value="0" calcext:value-type="float">
            <text:p>0</text:p>
          </table:table-cell>
          <table:table-cell table:style-name="ce117" table:formula="of:=IF(MONTH([$AllRad.$A154])=[.I$104];[AllRad.$E154];0)" office:value-type="float" office:value="0" calcext:value-type="float">
            <text:p>0</text:p>
          </table:table-cell>
          <table:table-cell table:style-name="ce117" table:formula="of:=IF(MONTH([$AllRad.$A154])=[.J$104];[AllRad.$E154];0)" office:value-type="float" office:value="0" calcext:value-type="float">
            <text:p>0</text:p>
          </table:table-cell>
          <table:table-cell table:style-name="ce117" table:formula="of:=IF(MONTH([$AllRad.$A154])=[.K$104];[AllRad.$E154];0)" office:value-type="float" office:value="0" calcext:value-type="float">
            <text:p>0</text:p>
          </table:table-cell>
          <table:table-cell table:style-name="ce117" table:formula="of:=IF(MONTH([$AllRad.$A154])=[.L$104];[AllRad.$E154];0)" office:value-type="float" office:value="0" calcext:value-type="float">
            <text:p>0</text:p>
          </table:table-cell>
          <table:table-cell table:style-name="ce117" table:formula="of:=IF(MONTH([$AllRad.$A154])=[.M$104];[AllRad.$E15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55])=[.B$104];[AllRad.$E155];0)" office:value-type="float" office:value="0" calcext:value-type="float">
            <text:p>0</text:p>
          </table:table-cell>
          <table:table-cell table:style-name="ce117" table:formula="of:=IF(MONTH([$AllRad.$A155])=[.C$104];[AllRad.$E155];0)" office:value-type="float" office:value="0" calcext:value-type="float">
            <text:p>0</text:p>
          </table:table-cell>
          <table:table-cell table:style-name="ce117" table:formula="of:=IF(MONTH([$AllRad.$A155])=[.D$104];[AllRad.$E155];0)" office:value-type="float" office:value="0" calcext:value-type="float">
            <text:p>0</text:p>
          </table:table-cell>
          <table:table-cell table:style-name="ce117" table:formula="of:=IF(MONTH([$AllRad.$A155])=[.E$104];[AllRad.$E155];0)" office:value-type="float" office:value="0" calcext:value-type="float">
            <text:p>0</text:p>
          </table:table-cell>
          <table:table-cell table:style-name="ce117" table:formula="of:=IF(MONTH([$AllRad.$A155])=[.F$104];[AllRad.$E155];0)" office:value-type="float" office:value="0" calcext:value-type="float">
            <text:p>0</text:p>
          </table:table-cell>
          <table:table-cell table:style-name="ce117" table:formula="of:=IF(MONTH([$AllRad.$A155])=[.G$104];[AllRad.$E155];0)" office:value-type="float" office:value="0" calcext:value-type="float">
            <text:p>0</text:p>
          </table:table-cell>
          <table:table-cell table:style-name="ce117" table:formula="of:=IF(MONTH([$AllRad.$A155])=[.H$104];[AllRad.$E155];0)" office:value-type="float" office:value="0" calcext:value-type="float">
            <text:p>0</text:p>
          </table:table-cell>
          <table:table-cell table:style-name="ce117" table:formula="of:=IF(MONTH([$AllRad.$A155])=[.I$104];[AllRad.$E155];0)" office:value-type="float" office:value="0" calcext:value-type="float">
            <text:p>0</text:p>
          </table:table-cell>
          <table:table-cell table:style-name="ce117" table:formula="of:=IF(MONTH([$AllRad.$A155])=[.J$104];[AllRad.$E155];0)" office:value-type="float" office:value="0" calcext:value-type="float">
            <text:p>0</text:p>
          </table:table-cell>
          <table:table-cell table:style-name="ce117" table:formula="of:=IF(MONTH([$AllRad.$A155])=[.K$104];[AllRad.$E155];0)" office:value-type="float" office:value="0" calcext:value-type="float">
            <text:p>0</text:p>
          </table:table-cell>
          <table:table-cell table:style-name="ce117" table:formula="of:=IF(MONTH([$AllRad.$A155])=[.L$104];[AllRad.$E155];0)" office:value-type="float" office:value="0" calcext:value-type="float">
            <text:p>0</text:p>
          </table:table-cell>
          <table:table-cell table:style-name="ce117" table:formula="of:=IF(MONTH([$AllRad.$A155])=[.M$104];[AllRad.$E15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56])=[.B$104];[AllRad.$E156];0)" office:value-type="float" office:value="0" calcext:value-type="float">
            <text:p>0</text:p>
          </table:table-cell>
          <table:table-cell table:style-name="ce117" table:formula="of:=IF(MONTH([$AllRad.$A156])=[.C$104];[AllRad.$E156];0)" office:value-type="float" office:value="0" calcext:value-type="float">
            <text:p>0</text:p>
          </table:table-cell>
          <table:table-cell table:style-name="ce117" table:formula="of:=IF(MONTH([$AllRad.$A156])=[.D$104];[AllRad.$E156];0)" office:value-type="float" office:value="0" calcext:value-type="float">
            <text:p>0</text:p>
          </table:table-cell>
          <table:table-cell table:style-name="ce117" table:formula="of:=IF(MONTH([$AllRad.$A156])=[.E$104];[AllRad.$E156];0)" office:value-type="float" office:value="0" calcext:value-type="float">
            <text:p>0</text:p>
          </table:table-cell>
          <table:table-cell table:style-name="ce117" table:formula="of:=IF(MONTH([$AllRad.$A156])=[.F$104];[AllRad.$E156];0)" office:value-type="float" office:value="0" calcext:value-type="float">
            <text:p>0</text:p>
          </table:table-cell>
          <table:table-cell table:style-name="ce117" table:formula="of:=IF(MONTH([$AllRad.$A156])=[.G$104];[AllRad.$E156];0)" office:value-type="float" office:value="0" calcext:value-type="float">
            <text:p>0</text:p>
          </table:table-cell>
          <table:table-cell table:style-name="ce117" table:formula="of:=IF(MONTH([$AllRad.$A156])=[.H$104];[AllRad.$E156];0)" office:value-type="float" office:value="0" calcext:value-type="float">
            <text:p>0</text:p>
          </table:table-cell>
          <table:table-cell table:style-name="ce117" table:formula="of:=IF(MONTH([$AllRad.$A156])=[.I$104];[AllRad.$E156];0)" office:value-type="float" office:value="0" calcext:value-type="float">
            <text:p>0</text:p>
          </table:table-cell>
          <table:table-cell table:style-name="ce117" table:formula="of:=IF(MONTH([$AllRad.$A156])=[.J$104];[AllRad.$E156];0)" office:value-type="float" office:value="0" calcext:value-type="float">
            <text:p>0</text:p>
          </table:table-cell>
          <table:table-cell table:style-name="ce117" table:formula="of:=IF(MONTH([$AllRad.$A156])=[.K$104];[AllRad.$E156];0)" office:value-type="float" office:value="0" calcext:value-type="float">
            <text:p>0</text:p>
          </table:table-cell>
          <table:table-cell table:style-name="ce117" table:formula="of:=IF(MONTH([$AllRad.$A156])=[.L$104];[AllRad.$E156];0)" office:value-type="float" office:value="0" calcext:value-type="float">
            <text:p>0</text:p>
          </table:table-cell>
          <table:table-cell table:style-name="ce117" table:formula="of:=IF(MONTH([$AllRad.$A156])=[.M$104];[AllRad.$E15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57])=[.B$104];[AllRad.$E157];0)" office:value-type="float" office:value="0" calcext:value-type="float">
            <text:p>0</text:p>
          </table:table-cell>
          <table:table-cell table:style-name="ce117" table:formula="of:=IF(MONTH([$AllRad.$A157])=[.C$104];[AllRad.$E157];0)" office:value-type="float" office:value="0" calcext:value-type="float">
            <text:p>0</text:p>
          </table:table-cell>
          <table:table-cell table:style-name="ce117" table:formula="of:=IF(MONTH([$AllRad.$A157])=[.D$104];[AllRad.$E157];0)" office:value-type="float" office:value="0" calcext:value-type="float">
            <text:p>0</text:p>
          </table:table-cell>
          <table:table-cell table:style-name="ce117" table:formula="of:=IF(MONTH([$AllRad.$A157])=[.E$104];[AllRad.$E157];0)" office:value-type="float" office:value="0" calcext:value-type="float">
            <text:p>0</text:p>
          </table:table-cell>
          <table:table-cell table:style-name="ce117" table:formula="of:=IF(MONTH([$AllRad.$A157])=[.F$104];[AllRad.$E157];0)" office:value-type="float" office:value="0" calcext:value-type="float">
            <text:p>0</text:p>
          </table:table-cell>
          <table:table-cell table:style-name="ce117" table:formula="of:=IF(MONTH([$AllRad.$A157])=[.G$104];[AllRad.$E157];0)" office:value-type="float" office:value="0" calcext:value-type="float">
            <text:p>0</text:p>
          </table:table-cell>
          <table:table-cell table:style-name="ce117" table:formula="of:=IF(MONTH([$AllRad.$A157])=[.H$104];[AllRad.$E157];0)" office:value-type="float" office:value="0" calcext:value-type="float">
            <text:p>0</text:p>
          </table:table-cell>
          <table:table-cell table:style-name="ce117" table:formula="of:=IF(MONTH([$AllRad.$A157])=[.I$104];[AllRad.$E157];0)" office:value-type="float" office:value="0" calcext:value-type="float">
            <text:p>0</text:p>
          </table:table-cell>
          <table:table-cell table:style-name="ce117" table:formula="of:=IF(MONTH([$AllRad.$A157])=[.J$104];[AllRad.$E157];0)" office:value-type="float" office:value="0" calcext:value-type="float">
            <text:p>0</text:p>
          </table:table-cell>
          <table:table-cell table:style-name="ce117" table:formula="of:=IF(MONTH([$AllRad.$A157])=[.K$104];[AllRad.$E157];0)" office:value-type="float" office:value="0" calcext:value-type="float">
            <text:p>0</text:p>
          </table:table-cell>
          <table:table-cell table:style-name="ce117" table:formula="of:=IF(MONTH([$AllRad.$A157])=[.L$104];[AllRad.$E157];0)" office:value-type="float" office:value="0" calcext:value-type="float">
            <text:p>0</text:p>
          </table:table-cell>
          <table:table-cell table:style-name="ce117" table:formula="of:=IF(MONTH([$AllRad.$A157])=[.M$104];[AllRad.$E15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58])=[.B$104];[AllRad.$E158];0)" office:value-type="float" office:value="0" calcext:value-type="float">
            <text:p>0</text:p>
          </table:table-cell>
          <table:table-cell table:style-name="ce117" table:formula="of:=IF(MONTH([$AllRad.$A158])=[.C$104];[AllRad.$E158];0)" office:value-type="float" office:value="0" calcext:value-type="float">
            <text:p>0</text:p>
          </table:table-cell>
          <table:table-cell table:style-name="ce117" table:formula="of:=IF(MONTH([$AllRad.$A158])=[.D$104];[AllRad.$E158];0)" office:value-type="float" office:value="0" calcext:value-type="float">
            <text:p>0</text:p>
          </table:table-cell>
          <table:table-cell table:style-name="ce117" table:formula="of:=IF(MONTH([$AllRad.$A158])=[.E$104];[AllRad.$E158];0)" office:value-type="float" office:value="0" calcext:value-type="float">
            <text:p>0</text:p>
          </table:table-cell>
          <table:table-cell table:style-name="ce117" table:formula="of:=IF(MONTH([$AllRad.$A158])=[.F$104];[AllRad.$E158];0)" office:value-type="float" office:value="0" calcext:value-type="float">
            <text:p>0</text:p>
          </table:table-cell>
          <table:table-cell table:style-name="ce117" table:formula="of:=IF(MONTH([$AllRad.$A158])=[.G$104];[AllRad.$E158];0)" office:value-type="float" office:value="0" calcext:value-type="float">
            <text:p>0</text:p>
          </table:table-cell>
          <table:table-cell table:style-name="ce117" table:formula="of:=IF(MONTH([$AllRad.$A158])=[.H$104];[AllRad.$E158];0)" office:value-type="float" office:value="0" calcext:value-type="float">
            <text:p>0</text:p>
          </table:table-cell>
          <table:table-cell table:style-name="ce117" table:formula="of:=IF(MONTH([$AllRad.$A158])=[.I$104];[AllRad.$E158];0)" office:value-type="float" office:value="0" calcext:value-type="float">
            <text:p>0</text:p>
          </table:table-cell>
          <table:table-cell table:style-name="ce117" table:formula="of:=IF(MONTH([$AllRad.$A158])=[.J$104];[AllRad.$E158];0)" office:value-type="float" office:value="0" calcext:value-type="float">
            <text:p>0</text:p>
          </table:table-cell>
          <table:table-cell table:style-name="ce117" table:formula="of:=IF(MONTH([$AllRad.$A158])=[.K$104];[AllRad.$E158];0)" office:value-type="float" office:value="0" calcext:value-type="float">
            <text:p>0</text:p>
          </table:table-cell>
          <table:table-cell table:style-name="ce117" table:formula="of:=IF(MONTH([$AllRad.$A158])=[.L$104];[AllRad.$E158];0)" office:value-type="float" office:value="0" calcext:value-type="float">
            <text:p>0</text:p>
          </table:table-cell>
          <table:table-cell table:style-name="ce117" table:formula="of:=IF(MONTH([$AllRad.$A158])=[.M$104];[AllRad.$E15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59])=[.B$104];[AllRad.$E159];0)" office:value-type="float" office:value="0" calcext:value-type="float">
            <text:p>0</text:p>
          </table:table-cell>
          <table:table-cell table:style-name="ce117" table:formula="of:=IF(MONTH([$AllRad.$A159])=[.C$104];[AllRad.$E159];0)" office:value-type="float" office:value="0" calcext:value-type="float">
            <text:p>0</text:p>
          </table:table-cell>
          <table:table-cell table:style-name="ce117" table:formula="of:=IF(MONTH([$AllRad.$A159])=[.D$104];[AllRad.$E159];0)" office:value-type="float" office:value="0" calcext:value-type="float">
            <text:p>0</text:p>
          </table:table-cell>
          <table:table-cell table:style-name="ce117" table:formula="of:=IF(MONTH([$AllRad.$A159])=[.E$104];[AllRad.$E159];0)" office:value-type="float" office:value="0" calcext:value-type="float">
            <text:p>0</text:p>
          </table:table-cell>
          <table:table-cell table:style-name="ce117" table:formula="of:=IF(MONTH([$AllRad.$A159])=[.F$104];[AllRad.$E159];0)" office:value-type="float" office:value="0" calcext:value-type="float">
            <text:p>0</text:p>
          </table:table-cell>
          <table:table-cell table:style-name="ce117" table:formula="of:=IF(MONTH([$AllRad.$A159])=[.G$104];[AllRad.$E159];0)" office:value-type="float" office:value="0" calcext:value-type="float">
            <text:p>0</text:p>
          </table:table-cell>
          <table:table-cell table:style-name="ce117" table:formula="of:=IF(MONTH([$AllRad.$A159])=[.H$104];[AllRad.$E159];0)" office:value-type="float" office:value="0" calcext:value-type="float">
            <text:p>0</text:p>
          </table:table-cell>
          <table:table-cell table:style-name="ce117" table:formula="of:=IF(MONTH([$AllRad.$A159])=[.I$104];[AllRad.$E159];0)" office:value-type="float" office:value="0" calcext:value-type="float">
            <text:p>0</text:p>
          </table:table-cell>
          <table:table-cell table:style-name="ce117" table:formula="of:=IF(MONTH([$AllRad.$A159])=[.J$104];[AllRad.$E159];0)" office:value-type="float" office:value="0" calcext:value-type="float">
            <text:p>0</text:p>
          </table:table-cell>
          <table:table-cell table:style-name="ce117" table:formula="of:=IF(MONTH([$AllRad.$A159])=[.K$104];[AllRad.$E159];0)" office:value-type="float" office:value="0" calcext:value-type="float">
            <text:p>0</text:p>
          </table:table-cell>
          <table:table-cell table:style-name="ce117" table:formula="of:=IF(MONTH([$AllRad.$A159])=[.L$104];[AllRad.$E159];0)" office:value-type="float" office:value="0" calcext:value-type="float">
            <text:p>0</text:p>
          </table:table-cell>
          <table:table-cell table:style-name="ce117" table:formula="of:=IF(MONTH([$AllRad.$A159])=[.M$104];[AllRad.$E15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60])=[.B$104];[AllRad.$E160];0)" office:value-type="float" office:value="0" calcext:value-type="float">
            <text:p>0</text:p>
          </table:table-cell>
          <table:table-cell table:style-name="ce117" table:formula="of:=IF(MONTH([$AllRad.$A160])=[.C$104];[AllRad.$E160];0)" office:value-type="float" office:value="0" calcext:value-type="float">
            <text:p>0</text:p>
          </table:table-cell>
          <table:table-cell table:style-name="ce117" table:formula="of:=IF(MONTH([$AllRad.$A160])=[.D$104];[AllRad.$E160];0)" office:value-type="float" office:value="0" calcext:value-type="float">
            <text:p>0</text:p>
          </table:table-cell>
          <table:table-cell table:style-name="ce117" table:formula="of:=IF(MONTH([$AllRad.$A160])=[.E$104];[AllRad.$E160];0)" office:value-type="float" office:value="0" calcext:value-type="float">
            <text:p>0</text:p>
          </table:table-cell>
          <table:table-cell table:style-name="ce117" table:formula="of:=IF(MONTH([$AllRad.$A160])=[.F$104];[AllRad.$E160];0)" office:value-type="float" office:value="0" calcext:value-type="float">
            <text:p>0</text:p>
          </table:table-cell>
          <table:table-cell table:style-name="ce117" table:formula="of:=IF(MONTH([$AllRad.$A160])=[.G$104];[AllRad.$E160];0)" office:value-type="float" office:value="0" calcext:value-type="float">
            <text:p>0</text:p>
          </table:table-cell>
          <table:table-cell table:style-name="ce117" table:formula="of:=IF(MONTH([$AllRad.$A160])=[.H$104];[AllRad.$E160];0)" office:value-type="float" office:value="0" calcext:value-type="float">
            <text:p>0</text:p>
          </table:table-cell>
          <table:table-cell table:style-name="ce117" table:formula="of:=IF(MONTH([$AllRad.$A160])=[.I$104];[AllRad.$E160];0)" office:value-type="float" office:value="0" calcext:value-type="float">
            <text:p>0</text:p>
          </table:table-cell>
          <table:table-cell table:style-name="ce117" table:formula="of:=IF(MONTH([$AllRad.$A160])=[.J$104];[AllRad.$E160];0)" office:value-type="float" office:value="0" calcext:value-type="float">
            <text:p>0</text:p>
          </table:table-cell>
          <table:table-cell table:style-name="ce117" table:formula="of:=IF(MONTH([$AllRad.$A160])=[.K$104];[AllRad.$E160];0)" office:value-type="float" office:value="0" calcext:value-type="float">
            <text:p>0</text:p>
          </table:table-cell>
          <table:table-cell table:style-name="ce117" table:formula="of:=IF(MONTH([$AllRad.$A160])=[.L$104];[AllRad.$E160];0)" office:value-type="float" office:value="0" calcext:value-type="float">
            <text:p>0</text:p>
          </table:table-cell>
          <table:table-cell table:style-name="ce117" table:formula="of:=IF(MONTH([$AllRad.$A160])=[.M$104];[AllRad.$E16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61])=[.B$104];[AllRad.$E161];0)" office:value-type="float" office:value="0" calcext:value-type="float">
            <text:p>0</text:p>
          </table:table-cell>
          <table:table-cell table:style-name="ce117" table:formula="of:=IF(MONTH([$AllRad.$A161])=[.C$104];[AllRad.$E161];0)" office:value-type="float" office:value="0" calcext:value-type="float">
            <text:p>0</text:p>
          </table:table-cell>
          <table:table-cell table:style-name="ce117" table:formula="of:=IF(MONTH([$AllRad.$A161])=[.D$104];[AllRad.$E161];0)" office:value-type="float" office:value="0" calcext:value-type="float">
            <text:p>0</text:p>
          </table:table-cell>
          <table:table-cell table:style-name="ce117" table:formula="of:=IF(MONTH([$AllRad.$A161])=[.E$104];[AllRad.$E161];0)" office:value-type="float" office:value="0" calcext:value-type="float">
            <text:p>0</text:p>
          </table:table-cell>
          <table:table-cell table:style-name="ce117" table:formula="of:=IF(MONTH([$AllRad.$A161])=[.F$104];[AllRad.$E161];0)" office:value-type="float" office:value="0" calcext:value-type="float">
            <text:p>0</text:p>
          </table:table-cell>
          <table:table-cell table:style-name="ce117" table:formula="of:=IF(MONTH([$AllRad.$A161])=[.G$104];[AllRad.$E161];0)" office:value-type="float" office:value="0" calcext:value-type="float">
            <text:p>0</text:p>
          </table:table-cell>
          <table:table-cell table:style-name="ce117" table:formula="of:=IF(MONTH([$AllRad.$A161])=[.H$104];[AllRad.$E161];0)" office:value-type="float" office:value="0" calcext:value-type="float">
            <text:p>0</text:p>
          </table:table-cell>
          <table:table-cell table:style-name="ce117" table:formula="of:=IF(MONTH([$AllRad.$A161])=[.I$104];[AllRad.$E161];0)" office:value-type="float" office:value="0" calcext:value-type="float">
            <text:p>0</text:p>
          </table:table-cell>
          <table:table-cell table:style-name="ce117" table:formula="of:=IF(MONTH([$AllRad.$A161])=[.J$104];[AllRad.$E161];0)" office:value-type="float" office:value="0" calcext:value-type="float">
            <text:p>0</text:p>
          </table:table-cell>
          <table:table-cell table:style-name="ce117" table:formula="of:=IF(MONTH([$AllRad.$A161])=[.K$104];[AllRad.$E161];0)" office:value-type="float" office:value="0" calcext:value-type="float">
            <text:p>0</text:p>
          </table:table-cell>
          <table:table-cell table:style-name="ce117" table:formula="of:=IF(MONTH([$AllRad.$A161])=[.L$104];[AllRad.$E161];0)" office:value-type="float" office:value="0" calcext:value-type="float">
            <text:p>0</text:p>
          </table:table-cell>
          <table:table-cell table:style-name="ce117" table:formula="of:=IF(MONTH([$AllRad.$A161])=[.M$104];[AllRad.$E16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62])=[.B$104];[AllRad.$E162];0)" office:value-type="float" office:value="0" calcext:value-type="float">
            <text:p>0</text:p>
          </table:table-cell>
          <table:table-cell table:style-name="ce117" table:formula="of:=IF(MONTH([$AllRad.$A162])=[.C$104];[AllRad.$E162];0)" office:value-type="float" office:value="0" calcext:value-type="float">
            <text:p>0</text:p>
          </table:table-cell>
          <table:table-cell table:style-name="ce117" table:formula="of:=IF(MONTH([$AllRad.$A162])=[.D$104];[AllRad.$E162];0)" office:value-type="float" office:value="0" calcext:value-type="float">
            <text:p>0</text:p>
          </table:table-cell>
          <table:table-cell table:style-name="ce117" table:formula="of:=IF(MONTH([$AllRad.$A162])=[.E$104];[AllRad.$E162];0)" office:value-type="float" office:value="0" calcext:value-type="float">
            <text:p>0</text:p>
          </table:table-cell>
          <table:table-cell table:style-name="ce117" table:formula="of:=IF(MONTH([$AllRad.$A162])=[.F$104];[AllRad.$E162];0)" office:value-type="float" office:value="0" calcext:value-type="float">
            <text:p>0</text:p>
          </table:table-cell>
          <table:table-cell table:style-name="ce117" table:formula="of:=IF(MONTH([$AllRad.$A162])=[.G$104];[AllRad.$E162];0)" office:value-type="float" office:value="0" calcext:value-type="float">
            <text:p>0</text:p>
          </table:table-cell>
          <table:table-cell table:style-name="ce117" table:formula="of:=IF(MONTH([$AllRad.$A162])=[.H$104];[AllRad.$E162];0)" office:value-type="float" office:value="0" calcext:value-type="float">
            <text:p>0</text:p>
          </table:table-cell>
          <table:table-cell table:style-name="ce117" table:formula="of:=IF(MONTH([$AllRad.$A162])=[.I$104];[AllRad.$E162];0)" office:value-type="float" office:value="0" calcext:value-type="float">
            <text:p>0</text:p>
          </table:table-cell>
          <table:table-cell table:style-name="ce117" table:formula="of:=IF(MONTH([$AllRad.$A162])=[.J$104];[AllRad.$E162];0)" office:value-type="float" office:value="0" calcext:value-type="float">
            <text:p>0</text:p>
          </table:table-cell>
          <table:table-cell table:style-name="ce117" table:formula="of:=IF(MONTH([$AllRad.$A162])=[.K$104];[AllRad.$E162];0)" office:value-type="float" office:value="0" calcext:value-type="float">
            <text:p>0</text:p>
          </table:table-cell>
          <table:table-cell table:style-name="ce117" table:formula="of:=IF(MONTH([$AllRad.$A162])=[.L$104];[AllRad.$E162];0)" office:value-type="float" office:value="0" calcext:value-type="float">
            <text:p>0</text:p>
          </table:table-cell>
          <table:table-cell table:style-name="ce117" table:formula="of:=IF(MONTH([$AllRad.$A162])=[.M$104];[AllRad.$E16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63])=[.B$104];[AllRad.$E163];0)" office:value-type="float" office:value="0" calcext:value-type="float">
            <text:p>0</text:p>
          </table:table-cell>
          <table:table-cell table:style-name="ce117" table:formula="of:=IF(MONTH([$AllRad.$A163])=[.C$104];[AllRad.$E163];0)" office:value-type="float" office:value="0" calcext:value-type="float">
            <text:p>0</text:p>
          </table:table-cell>
          <table:table-cell table:style-name="ce117" table:formula="of:=IF(MONTH([$AllRad.$A163])=[.D$104];[AllRad.$E163];0)" office:value-type="float" office:value="0" calcext:value-type="float">
            <text:p>0</text:p>
          </table:table-cell>
          <table:table-cell table:style-name="ce117" table:formula="of:=IF(MONTH([$AllRad.$A163])=[.E$104];[AllRad.$E163];0)" office:value-type="float" office:value="0" calcext:value-type="float">
            <text:p>0</text:p>
          </table:table-cell>
          <table:table-cell table:style-name="ce117" table:formula="of:=IF(MONTH([$AllRad.$A163])=[.F$104];[AllRad.$E163];0)" office:value-type="float" office:value="0" calcext:value-type="float">
            <text:p>0</text:p>
          </table:table-cell>
          <table:table-cell table:style-name="ce117" table:formula="of:=IF(MONTH([$AllRad.$A163])=[.G$104];[AllRad.$E163];0)" office:value-type="float" office:value="0" calcext:value-type="float">
            <text:p>0</text:p>
          </table:table-cell>
          <table:table-cell table:style-name="ce117" table:formula="of:=IF(MONTH([$AllRad.$A163])=[.H$104];[AllRad.$E163];0)" office:value-type="float" office:value="0" calcext:value-type="float">
            <text:p>0</text:p>
          </table:table-cell>
          <table:table-cell table:style-name="ce117" table:formula="of:=IF(MONTH([$AllRad.$A163])=[.I$104];[AllRad.$E163];0)" office:value-type="float" office:value="0" calcext:value-type="float">
            <text:p>0</text:p>
          </table:table-cell>
          <table:table-cell table:style-name="ce117" table:formula="of:=IF(MONTH([$AllRad.$A163])=[.J$104];[AllRad.$E163];0)" office:value-type="float" office:value="0" calcext:value-type="float">
            <text:p>0</text:p>
          </table:table-cell>
          <table:table-cell table:style-name="ce117" table:formula="of:=IF(MONTH([$AllRad.$A163])=[.K$104];[AllRad.$E163];0)" office:value-type="float" office:value="0" calcext:value-type="float">
            <text:p>0</text:p>
          </table:table-cell>
          <table:table-cell table:style-name="ce117" table:formula="of:=IF(MONTH([$AllRad.$A163])=[.L$104];[AllRad.$E163];0)" office:value-type="float" office:value="0" calcext:value-type="float">
            <text:p>0</text:p>
          </table:table-cell>
          <table:table-cell table:style-name="ce117" table:formula="of:=IF(MONTH([$AllRad.$A163])=[.M$104];[AllRad.$E16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64])=[.B$104];[AllRad.$E164];0)" office:value-type="float" office:value="0" calcext:value-type="float">
            <text:p>0</text:p>
          </table:table-cell>
          <table:table-cell table:style-name="ce117" table:formula="of:=IF(MONTH([$AllRad.$A164])=[.C$104];[AllRad.$E164];0)" office:value-type="float" office:value="0" calcext:value-type="float">
            <text:p>0</text:p>
          </table:table-cell>
          <table:table-cell table:style-name="ce117" table:formula="of:=IF(MONTH([$AllRad.$A164])=[.D$104];[AllRad.$E164];0)" office:value-type="float" office:value="0" calcext:value-type="float">
            <text:p>0</text:p>
          </table:table-cell>
          <table:table-cell table:style-name="ce117" table:formula="of:=IF(MONTH([$AllRad.$A164])=[.E$104];[AllRad.$E164];0)" office:value-type="float" office:value="0" calcext:value-type="float">
            <text:p>0</text:p>
          </table:table-cell>
          <table:table-cell table:style-name="ce117" table:formula="of:=IF(MONTH([$AllRad.$A164])=[.F$104];[AllRad.$E164];0)" office:value-type="float" office:value="0" calcext:value-type="float">
            <text:p>0</text:p>
          </table:table-cell>
          <table:table-cell table:style-name="ce117" table:formula="of:=IF(MONTH([$AllRad.$A164])=[.G$104];[AllRad.$E164];0)" office:value-type="float" office:value="0" calcext:value-type="float">
            <text:p>0</text:p>
          </table:table-cell>
          <table:table-cell table:style-name="ce117" table:formula="of:=IF(MONTH([$AllRad.$A164])=[.H$104];[AllRad.$E164];0)" office:value-type="float" office:value="0" calcext:value-type="float">
            <text:p>0</text:p>
          </table:table-cell>
          <table:table-cell table:style-name="ce117" table:formula="of:=IF(MONTH([$AllRad.$A164])=[.I$104];[AllRad.$E164];0)" office:value-type="float" office:value="0" calcext:value-type="float">
            <text:p>0</text:p>
          </table:table-cell>
          <table:table-cell table:style-name="ce117" table:formula="of:=IF(MONTH([$AllRad.$A164])=[.J$104];[AllRad.$E164];0)" office:value-type="float" office:value="0" calcext:value-type="float">
            <text:p>0</text:p>
          </table:table-cell>
          <table:table-cell table:style-name="ce117" table:formula="of:=IF(MONTH([$AllRad.$A164])=[.K$104];[AllRad.$E164];0)" office:value-type="float" office:value="0" calcext:value-type="float">
            <text:p>0</text:p>
          </table:table-cell>
          <table:table-cell table:style-name="ce117" table:formula="of:=IF(MONTH([$AllRad.$A164])=[.L$104];[AllRad.$E164];0)" office:value-type="float" office:value="0" calcext:value-type="float">
            <text:p>0</text:p>
          </table:table-cell>
          <table:table-cell table:style-name="ce117" table:formula="of:=IF(MONTH([$AllRad.$A164])=[.M$104];[AllRad.$E16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65])=[.B$104];[AllRad.$E165];0)" office:value-type="float" office:value="0" calcext:value-type="float">
            <text:p>0</text:p>
          </table:table-cell>
          <table:table-cell table:style-name="ce117" table:formula="of:=IF(MONTH([$AllRad.$A165])=[.C$104];[AllRad.$E165];0)" office:value-type="float" office:value="0" calcext:value-type="float">
            <text:p>0</text:p>
          </table:table-cell>
          <table:table-cell table:style-name="ce117" table:formula="of:=IF(MONTH([$AllRad.$A165])=[.D$104];[AllRad.$E165];0)" office:value-type="float" office:value="0" calcext:value-type="float">
            <text:p>0</text:p>
          </table:table-cell>
          <table:table-cell table:style-name="ce117" table:formula="of:=IF(MONTH([$AllRad.$A165])=[.E$104];[AllRad.$E165];0)" office:value-type="float" office:value="0" calcext:value-type="float">
            <text:p>0</text:p>
          </table:table-cell>
          <table:table-cell table:style-name="ce117" table:formula="of:=IF(MONTH([$AllRad.$A165])=[.F$104];[AllRad.$E165];0)" office:value-type="float" office:value="0" calcext:value-type="float">
            <text:p>0</text:p>
          </table:table-cell>
          <table:table-cell table:style-name="ce117" table:formula="of:=IF(MONTH([$AllRad.$A165])=[.G$104];[AllRad.$E165];0)" office:value-type="float" office:value="0" calcext:value-type="float">
            <text:p>0</text:p>
          </table:table-cell>
          <table:table-cell table:style-name="ce117" table:formula="of:=IF(MONTH([$AllRad.$A165])=[.H$104];[AllRad.$E165];0)" office:value-type="float" office:value="0" calcext:value-type="float">
            <text:p>0</text:p>
          </table:table-cell>
          <table:table-cell table:style-name="ce117" table:formula="of:=IF(MONTH([$AllRad.$A165])=[.I$104];[AllRad.$E165];0)" office:value-type="float" office:value="0" calcext:value-type="float">
            <text:p>0</text:p>
          </table:table-cell>
          <table:table-cell table:style-name="ce117" table:formula="of:=IF(MONTH([$AllRad.$A165])=[.J$104];[AllRad.$E165];0)" office:value-type="float" office:value="0" calcext:value-type="float">
            <text:p>0</text:p>
          </table:table-cell>
          <table:table-cell table:style-name="ce117" table:formula="of:=IF(MONTH([$AllRad.$A165])=[.K$104];[AllRad.$E165];0)" office:value-type="float" office:value="0" calcext:value-type="float">
            <text:p>0</text:p>
          </table:table-cell>
          <table:table-cell table:style-name="ce117" table:formula="of:=IF(MONTH([$AllRad.$A165])=[.L$104];[AllRad.$E165];0)" office:value-type="float" office:value="0" calcext:value-type="float">
            <text:p>0</text:p>
          </table:table-cell>
          <table:table-cell table:style-name="ce117" table:formula="of:=IF(MONTH([$AllRad.$A165])=[.M$104];[AllRad.$E16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66])=[.B$104];[AllRad.$E166];0)" office:value-type="float" office:value="0" calcext:value-type="float">
            <text:p>0</text:p>
          </table:table-cell>
          <table:table-cell table:style-name="ce117" table:formula="of:=IF(MONTH([$AllRad.$A166])=[.C$104];[AllRad.$E166];0)" office:value-type="float" office:value="0" calcext:value-type="float">
            <text:p>0</text:p>
          </table:table-cell>
          <table:table-cell table:style-name="ce117" table:formula="of:=IF(MONTH([$AllRad.$A166])=[.D$104];[AllRad.$E166];0)" office:value-type="float" office:value="0" calcext:value-type="float">
            <text:p>0</text:p>
          </table:table-cell>
          <table:table-cell table:style-name="ce117" table:formula="of:=IF(MONTH([$AllRad.$A166])=[.E$104];[AllRad.$E166];0)" office:value-type="float" office:value="0" calcext:value-type="float">
            <text:p>0</text:p>
          </table:table-cell>
          <table:table-cell table:style-name="ce117" table:formula="of:=IF(MONTH([$AllRad.$A166])=[.F$104];[AllRad.$E166];0)" office:value-type="float" office:value="0" calcext:value-type="float">
            <text:p>0</text:p>
          </table:table-cell>
          <table:table-cell table:style-name="ce117" table:formula="of:=IF(MONTH([$AllRad.$A166])=[.G$104];[AllRad.$E166];0)" office:value-type="float" office:value="0" calcext:value-type="float">
            <text:p>0</text:p>
          </table:table-cell>
          <table:table-cell table:style-name="ce117" table:formula="of:=IF(MONTH([$AllRad.$A166])=[.H$104];[AllRad.$E166];0)" office:value-type="float" office:value="0" calcext:value-type="float">
            <text:p>0</text:p>
          </table:table-cell>
          <table:table-cell table:style-name="ce117" table:formula="of:=IF(MONTH([$AllRad.$A166])=[.I$104];[AllRad.$E166];0)" office:value-type="float" office:value="0" calcext:value-type="float">
            <text:p>0</text:p>
          </table:table-cell>
          <table:table-cell table:style-name="ce117" table:formula="of:=IF(MONTH([$AllRad.$A166])=[.J$104];[AllRad.$E166];0)" office:value-type="float" office:value="0" calcext:value-type="float">
            <text:p>0</text:p>
          </table:table-cell>
          <table:table-cell table:style-name="ce117" table:formula="of:=IF(MONTH([$AllRad.$A166])=[.K$104];[AllRad.$E166];0)" office:value-type="float" office:value="0" calcext:value-type="float">
            <text:p>0</text:p>
          </table:table-cell>
          <table:table-cell table:style-name="ce117" table:formula="of:=IF(MONTH([$AllRad.$A166])=[.L$104];[AllRad.$E166];0)" office:value-type="float" office:value="0" calcext:value-type="float">
            <text:p>0</text:p>
          </table:table-cell>
          <table:table-cell table:style-name="ce117" table:formula="of:=IF(MONTH([$AllRad.$A166])=[.M$104];[AllRad.$E16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67])=[.B$104];[AllRad.$E167];0)" office:value-type="float" office:value="0" calcext:value-type="float">
            <text:p>0</text:p>
          </table:table-cell>
          <table:table-cell table:style-name="ce117" table:formula="of:=IF(MONTH([$AllRad.$A167])=[.C$104];[AllRad.$E167];0)" office:value-type="float" office:value="0" calcext:value-type="float">
            <text:p>0</text:p>
          </table:table-cell>
          <table:table-cell table:style-name="ce117" table:formula="of:=IF(MONTH([$AllRad.$A167])=[.D$104];[AllRad.$E167];0)" office:value-type="float" office:value="0" calcext:value-type="float">
            <text:p>0</text:p>
          </table:table-cell>
          <table:table-cell table:style-name="ce117" table:formula="of:=IF(MONTH([$AllRad.$A167])=[.E$104];[AllRad.$E167];0)" office:value-type="float" office:value="0" calcext:value-type="float">
            <text:p>0</text:p>
          </table:table-cell>
          <table:table-cell table:style-name="ce117" table:formula="of:=IF(MONTH([$AllRad.$A167])=[.F$104];[AllRad.$E167];0)" office:value-type="float" office:value="0" calcext:value-type="float">
            <text:p>0</text:p>
          </table:table-cell>
          <table:table-cell table:style-name="ce117" table:formula="of:=IF(MONTH([$AllRad.$A167])=[.G$104];[AllRad.$E167];0)" office:value-type="float" office:value="0" calcext:value-type="float">
            <text:p>0</text:p>
          </table:table-cell>
          <table:table-cell table:style-name="ce117" table:formula="of:=IF(MONTH([$AllRad.$A167])=[.H$104];[AllRad.$E167];0)" office:value-type="float" office:value="0" calcext:value-type="float">
            <text:p>0</text:p>
          </table:table-cell>
          <table:table-cell table:style-name="ce117" table:formula="of:=IF(MONTH([$AllRad.$A167])=[.I$104];[AllRad.$E167];0)" office:value-type="float" office:value="0" calcext:value-type="float">
            <text:p>0</text:p>
          </table:table-cell>
          <table:table-cell table:style-name="ce117" table:formula="of:=IF(MONTH([$AllRad.$A167])=[.J$104];[AllRad.$E167];0)" office:value-type="float" office:value="0" calcext:value-type="float">
            <text:p>0</text:p>
          </table:table-cell>
          <table:table-cell table:style-name="ce117" table:formula="of:=IF(MONTH([$AllRad.$A167])=[.K$104];[AllRad.$E167];0)" office:value-type="float" office:value="0" calcext:value-type="float">
            <text:p>0</text:p>
          </table:table-cell>
          <table:table-cell table:style-name="ce117" table:formula="of:=IF(MONTH([$AllRad.$A167])=[.L$104];[AllRad.$E167];0)" office:value-type="float" office:value="0" calcext:value-type="float">
            <text:p>0</text:p>
          </table:table-cell>
          <table:table-cell table:style-name="ce117" table:formula="of:=IF(MONTH([$AllRad.$A167])=[.M$104];[AllRad.$E16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68])=[.B$104];[AllRad.$E168];0)" office:value-type="float" office:value="0" calcext:value-type="float">
            <text:p>0</text:p>
          </table:table-cell>
          <table:table-cell table:style-name="ce117" table:formula="of:=IF(MONTH([$AllRad.$A168])=[.C$104];[AllRad.$E168];0)" office:value-type="float" office:value="0" calcext:value-type="float">
            <text:p>0</text:p>
          </table:table-cell>
          <table:table-cell table:style-name="ce117" table:formula="of:=IF(MONTH([$AllRad.$A168])=[.D$104];[AllRad.$E168];0)" office:value-type="float" office:value="0" calcext:value-type="float">
            <text:p>0</text:p>
          </table:table-cell>
          <table:table-cell table:style-name="ce117" table:formula="of:=IF(MONTH([$AllRad.$A168])=[.E$104];[AllRad.$E168];0)" office:value-type="float" office:value="0" calcext:value-type="float">
            <text:p>0</text:p>
          </table:table-cell>
          <table:table-cell table:style-name="ce117" table:formula="of:=IF(MONTH([$AllRad.$A168])=[.F$104];[AllRad.$E168];0)" office:value-type="float" office:value="0" calcext:value-type="float">
            <text:p>0</text:p>
          </table:table-cell>
          <table:table-cell table:style-name="ce117" table:formula="of:=IF(MONTH([$AllRad.$A168])=[.G$104];[AllRad.$E168];0)" office:value-type="float" office:value="0" calcext:value-type="float">
            <text:p>0</text:p>
          </table:table-cell>
          <table:table-cell table:style-name="ce117" table:formula="of:=IF(MONTH([$AllRad.$A168])=[.H$104];[AllRad.$E168];0)" office:value-type="float" office:value="0" calcext:value-type="float">
            <text:p>0</text:p>
          </table:table-cell>
          <table:table-cell table:style-name="ce117" table:formula="of:=IF(MONTH([$AllRad.$A168])=[.I$104];[AllRad.$E168];0)" office:value-type="float" office:value="0" calcext:value-type="float">
            <text:p>0</text:p>
          </table:table-cell>
          <table:table-cell table:style-name="ce117" table:formula="of:=IF(MONTH([$AllRad.$A168])=[.J$104];[AllRad.$E168];0)" office:value-type="float" office:value="0" calcext:value-type="float">
            <text:p>0</text:p>
          </table:table-cell>
          <table:table-cell table:style-name="ce117" table:formula="of:=IF(MONTH([$AllRad.$A168])=[.K$104];[AllRad.$E168];0)" office:value-type="float" office:value="0" calcext:value-type="float">
            <text:p>0</text:p>
          </table:table-cell>
          <table:table-cell table:style-name="ce117" table:formula="of:=IF(MONTH([$AllRad.$A168])=[.L$104];[AllRad.$E168];0)" office:value-type="float" office:value="0" calcext:value-type="float">
            <text:p>0</text:p>
          </table:table-cell>
          <table:table-cell table:style-name="ce117" table:formula="of:=IF(MONTH([$AllRad.$A168])=[.M$104];[AllRad.$E16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69])=[.B$104];[AllRad.$E169];0)" office:value-type="float" office:value="0" calcext:value-type="float">
            <text:p>0</text:p>
          </table:table-cell>
          <table:table-cell table:style-name="ce117" table:formula="of:=IF(MONTH([$AllRad.$A169])=[.C$104];[AllRad.$E169];0)" office:value-type="float" office:value="0" calcext:value-type="float">
            <text:p>0</text:p>
          </table:table-cell>
          <table:table-cell table:style-name="ce117" table:formula="of:=IF(MONTH([$AllRad.$A169])=[.D$104];[AllRad.$E169];0)" office:value-type="float" office:value="0" calcext:value-type="float">
            <text:p>0</text:p>
          </table:table-cell>
          <table:table-cell table:style-name="ce117" table:formula="of:=IF(MONTH([$AllRad.$A169])=[.E$104];[AllRad.$E169];0)" office:value-type="float" office:value="0" calcext:value-type="float">
            <text:p>0</text:p>
          </table:table-cell>
          <table:table-cell table:style-name="ce117" table:formula="of:=IF(MONTH([$AllRad.$A169])=[.F$104];[AllRad.$E169];0)" office:value-type="float" office:value="0" calcext:value-type="float">
            <text:p>0</text:p>
          </table:table-cell>
          <table:table-cell table:style-name="ce117" table:formula="of:=IF(MONTH([$AllRad.$A169])=[.G$104];[AllRad.$E169];0)" office:value-type="float" office:value="0" calcext:value-type="float">
            <text:p>0</text:p>
          </table:table-cell>
          <table:table-cell table:style-name="ce117" table:formula="of:=IF(MONTH([$AllRad.$A169])=[.H$104];[AllRad.$E169];0)" office:value-type="float" office:value="0" calcext:value-type="float">
            <text:p>0</text:p>
          </table:table-cell>
          <table:table-cell table:style-name="ce117" table:formula="of:=IF(MONTH([$AllRad.$A169])=[.I$104];[AllRad.$E169];0)" office:value-type="float" office:value="0" calcext:value-type="float">
            <text:p>0</text:p>
          </table:table-cell>
          <table:table-cell table:style-name="ce117" table:formula="of:=IF(MONTH([$AllRad.$A169])=[.J$104];[AllRad.$E169];0)" office:value-type="float" office:value="0" calcext:value-type="float">
            <text:p>0</text:p>
          </table:table-cell>
          <table:table-cell table:style-name="ce117" table:formula="of:=IF(MONTH([$AllRad.$A169])=[.K$104];[AllRad.$E169];0)" office:value-type="float" office:value="0" calcext:value-type="float">
            <text:p>0</text:p>
          </table:table-cell>
          <table:table-cell table:style-name="ce117" table:formula="of:=IF(MONTH([$AllRad.$A169])=[.L$104];[AllRad.$E169];0)" office:value-type="float" office:value="0" calcext:value-type="float">
            <text:p>0</text:p>
          </table:table-cell>
          <table:table-cell table:style-name="ce117" table:formula="of:=IF(MONTH([$AllRad.$A169])=[.M$104];[AllRad.$E16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70])=[.B$104];[AllRad.$E170];0)" office:value-type="float" office:value="0" calcext:value-type="float">
            <text:p>0</text:p>
          </table:table-cell>
          <table:table-cell table:style-name="ce117" table:formula="of:=IF(MONTH([$AllRad.$A170])=[.C$104];[AllRad.$E170];0)" office:value-type="float" office:value="0" calcext:value-type="float">
            <text:p>0</text:p>
          </table:table-cell>
          <table:table-cell table:style-name="ce117" table:formula="of:=IF(MONTH([$AllRad.$A170])=[.D$104];[AllRad.$E170];0)" office:value-type="float" office:value="0" calcext:value-type="float">
            <text:p>0</text:p>
          </table:table-cell>
          <table:table-cell table:style-name="ce117" table:formula="of:=IF(MONTH([$AllRad.$A170])=[.E$104];[AllRad.$E170];0)" office:value-type="float" office:value="0" calcext:value-type="float">
            <text:p>0</text:p>
          </table:table-cell>
          <table:table-cell table:style-name="ce117" table:formula="of:=IF(MONTH([$AllRad.$A170])=[.F$104];[AllRad.$E170];0)" office:value-type="float" office:value="0" calcext:value-type="float">
            <text:p>0</text:p>
          </table:table-cell>
          <table:table-cell table:style-name="ce117" table:formula="of:=IF(MONTH([$AllRad.$A170])=[.G$104];[AllRad.$E170];0)" office:value-type="float" office:value="0" calcext:value-type="float">
            <text:p>0</text:p>
          </table:table-cell>
          <table:table-cell table:style-name="ce117" table:formula="of:=IF(MONTH([$AllRad.$A170])=[.H$104];[AllRad.$E170];0)" office:value-type="float" office:value="0" calcext:value-type="float">
            <text:p>0</text:p>
          </table:table-cell>
          <table:table-cell table:style-name="ce117" table:formula="of:=IF(MONTH([$AllRad.$A170])=[.I$104];[AllRad.$E170];0)" office:value-type="float" office:value="0" calcext:value-type="float">
            <text:p>0</text:p>
          </table:table-cell>
          <table:table-cell table:style-name="ce117" table:formula="of:=IF(MONTH([$AllRad.$A170])=[.J$104];[AllRad.$E170];0)" office:value-type="float" office:value="0" calcext:value-type="float">
            <text:p>0</text:p>
          </table:table-cell>
          <table:table-cell table:style-name="ce117" table:formula="of:=IF(MONTH([$AllRad.$A170])=[.K$104];[AllRad.$E170];0)" office:value-type="float" office:value="0" calcext:value-type="float">
            <text:p>0</text:p>
          </table:table-cell>
          <table:table-cell table:style-name="ce117" table:formula="of:=IF(MONTH([$AllRad.$A170])=[.L$104];[AllRad.$E170];0)" office:value-type="float" office:value="0" calcext:value-type="float">
            <text:p>0</text:p>
          </table:table-cell>
          <table:table-cell table:style-name="ce117" table:formula="of:=IF(MONTH([$AllRad.$A170])=[.M$104];[AllRad.$E17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71])=[.B$104];[AllRad.$E171];0)" office:value-type="float" office:value="0" calcext:value-type="float">
            <text:p>0</text:p>
          </table:table-cell>
          <table:table-cell table:style-name="ce117" table:formula="of:=IF(MONTH([$AllRad.$A171])=[.C$104];[AllRad.$E171];0)" office:value-type="float" office:value="0" calcext:value-type="float">
            <text:p>0</text:p>
          </table:table-cell>
          <table:table-cell table:style-name="ce117" table:formula="of:=IF(MONTH([$AllRad.$A171])=[.D$104];[AllRad.$E171];0)" office:value-type="float" office:value="0" calcext:value-type="float">
            <text:p>0</text:p>
          </table:table-cell>
          <table:table-cell table:style-name="ce117" table:formula="of:=IF(MONTH([$AllRad.$A171])=[.E$104];[AllRad.$E171];0)" office:value-type="float" office:value="0" calcext:value-type="float">
            <text:p>0</text:p>
          </table:table-cell>
          <table:table-cell table:style-name="ce117" table:formula="of:=IF(MONTH([$AllRad.$A171])=[.F$104];[AllRad.$E171];0)" office:value-type="float" office:value="0" calcext:value-type="float">
            <text:p>0</text:p>
          </table:table-cell>
          <table:table-cell table:style-name="ce117" table:formula="of:=IF(MONTH([$AllRad.$A171])=[.G$104];[AllRad.$E171];0)" office:value-type="float" office:value="0" calcext:value-type="float">
            <text:p>0</text:p>
          </table:table-cell>
          <table:table-cell table:style-name="ce117" table:formula="of:=IF(MONTH([$AllRad.$A171])=[.H$104];[AllRad.$E171];0)" office:value-type="float" office:value="0" calcext:value-type="float">
            <text:p>0</text:p>
          </table:table-cell>
          <table:table-cell table:style-name="ce117" table:formula="of:=IF(MONTH([$AllRad.$A171])=[.I$104];[AllRad.$E171];0)" office:value-type="float" office:value="0" calcext:value-type="float">
            <text:p>0</text:p>
          </table:table-cell>
          <table:table-cell table:style-name="ce117" table:formula="of:=IF(MONTH([$AllRad.$A171])=[.J$104];[AllRad.$E171];0)" office:value-type="float" office:value="0" calcext:value-type="float">
            <text:p>0</text:p>
          </table:table-cell>
          <table:table-cell table:style-name="ce117" table:formula="of:=IF(MONTH([$AllRad.$A171])=[.K$104];[AllRad.$E171];0)" office:value-type="float" office:value="0" calcext:value-type="float">
            <text:p>0</text:p>
          </table:table-cell>
          <table:table-cell table:style-name="ce117" table:formula="of:=IF(MONTH([$AllRad.$A171])=[.L$104];[AllRad.$E171];0)" office:value-type="float" office:value="0" calcext:value-type="float">
            <text:p>0</text:p>
          </table:table-cell>
          <table:table-cell table:style-name="ce117" table:formula="of:=IF(MONTH([$AllRad.$A171])=[.M$104];[AllRad.$E17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72])=[.B$104];[AllRad.$E172];0)" office:value-type="float" office:value="0" calcext:value-type="float">
            <text:p>0</text:p>
          </table:table-cell>
          <table:table-cell table:style-name="ce117" table:formula="of:=IF(MONTH([$AllRad.$A172])=[.C$104];[AllRad.$E172];0)" office:value-type="float" office:value="0" calcext:value-type="float">
            <text:p>0</text:p>
          </table:table-cell>
          <table:table-cell table:style-name="ce117" table:formula="of:=IF(MONTH([$AllRad.$A172])=[.D$104];[AllRad.$E172];0)" office:value-type="float" office:value="0" calcext:value-type="float">
            <text:p>0</text:p>
          </table:table-cell>
          <table:table-cell table:style-name="ce117" table:formula="of:=IF(MONTH([$AllRad.$A172])=[.E$104];[AllRad.$E172];0)" office:value-type="float" office:value="0" calcext:value-type="float">
            <text:p>0</text:p>
          </table:table-cell>
          <table:table-cell table:style-name="ce117" table:formula="of:=IF(MONTH([$AllRad.$A172])=[.F$104];[AllRad.$E172];0)" office:value-type="float" office:value="0" calcext:value-type="float">
            <text:p>0</text:p>
          </table:table-cell>
          <table:table-cell table:style-name="ce117" table:formula="of:=IF(MONTH([$AllRad.$A172])=[.G$104];[AllRad.$E172];0)" office:value-type="float" office:value="0" calcext:value-type="float">
            <text:p>0</text:p>
          </table:table-cell>
          <table:table-cell table:style-name="ce117" table:formula="of:=IF(MONTH([$AllRad.$A172])=[.H$104];[AllRad.$E172];0)" office:value-type="float" office:value="0" calcext:value-type="float">
            <text:p>0</text:p>
          </table:table-cell>
          <table:table-cell table:style-name="ce117" table:formula="of:=IF(MONTH([$AllRad.$A172])=[.I$104];[AllRad.$E172];0)" office:value-type="float" office:value="0" calcext:value-type="float">
            <text:p>0</text:p>
          </table:table-cell>
          <table:table-cell table:style-name="ce117" table:formula="of:=IF(MONTH([$AllRad.$A172])=[.J$104];[AllRad.$E172];0)" office:value-type="float" office:value="0" calcext:value-type="float">
            <text:p>0</text:p>
          </table:table-cell>
          <table:table-cell table:style-name="ce117" table:formula="of:=IF(MONTH([$AllRad.$A172])=[.K$104];[AllRad.$E172];0)" office:value-type="float" office:value="0" calcext:value-type="float">
            <text:p>0</text:p>
          </table:table-cell>
          <table:table-cell table:style-name="ce117" table:formula="of:=IF(MONTH([$AllRad.$A172])=[.L$104];[AllRad.$E172];0)" office:value-type="float" office:value="0" calcext:value-type="float">
            <text:p>0</text:p>
          </table:table-cell>
          <table:table-cell table:style-name="ce117" table:formula="of:=IF(MONTH([$AllRad.$A172])=[.M$104];[AllRad.$E17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73])=[.B$104];[AllRad.$E173];0)" office:value-type="float" office:value="0" calcext:value-type="float">
            <text:p>0</text:p>
          </table:table-cell>
          <table:table-cell table:style-name="ce117" table:formula="of:=IF(MONTH([$AllRad.$A173])=[.C$104];[AllRad.$E173];0)" office:value-type="float" office:value="0" calcext:value-type="float">
            <text:p>0</text:p>
          </table:table-cell>
          <table:table-cell table:style-name="ce117" table:formula="of:=IF(MONTH([$AllRad.$A173])=[.D$104];[AllRad.$E173];0)" office:value-type="float" office:value="0" calcext:value-type="float">
            <text:p>0</text:p>
          </table:table-cell>
          <table:table-cell table:style-name="ce117" table:formula="of:=IF(MONTH([$AllRad.$A173])=[.E$104];[AllRad.$E173];0)" office:value-type="float" office:value="0" calcext:value-type="float">
            <text:p>0</text:p>
          </table:table-cell>
          <table:table-cell table:style-name="ce117" table:formula="of:=IF(MONTH([$AllRad.$A173])=[.F$104];[AllRad.$E173];0)" office:value-type="float" office:value="0" calcext:value-type="float">
            <text:p>0</text:p>
          </table:table-cell>
          <table:table-cell table:style-name="ce117" table:formula="of:=IF(MONTH([$AllRad.$A173])=[.G$104];[AllRad.$E173];0)" office:value-type="float" office:value="0" calcext:value-type="float">
            <text:p>0</text:p>
          </table:table-cell>
          <table:table-cell table:style-name="ce117" table:formula="of:=IF(MONTH([$AllRad.$A173])=[.H$104];[AllRad.$E173];0)" office:value-type="float" office:value="0" calcext:value-type="float">
            <text:p>0</text:p>
          </table:table-cell>
          <table:table-cell table:style-name="ce117" table:formula="of:=IF(MONTH([$AllRad.$A173])=[.I$104];[AllRad.$E173];0)" office:value-type="float" office:value="0" calcext:value-type="float">
            <text:p>0</text:p>
          </table:table-cell>
          <table:table-cell table:style-name="ce117" table:formula="of:=IF(MONTH([$AllRad.$A173])=[.J$104];[AllRad.$E173];0)" office:value-type="float" office:value="0" calcext:value-type="float">
            <text:p>0</text:p>
          </table:table-cell>
          <table:table-cell table:style-name="ce117" table:formula="of:=IF(MONTH([$AllRad.$A173])=[.K$104];[AllRad.$E173];0)" office:value-type="float" office:value="0" calcext:value-type="float">
            <text:p>0</text:p>
          </table:table-cell>
          <table:table-cell table:style-name="ce117" table:formula="of:=IF(MONTH([$AllRad.$A173])=[.L$104];[AllRad.$E173];0)" office:value-type="float" office:value="0" calcext:value-type="float">
            <text:p>0</text:p>
          </table:table-cell>
          <table:table-cell table:style-name="ce117" table:formula="of:=IF(MONTH([$AllRad.$A173])=[.M$104];[AllRad.$E17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74])=[.B$104];[AllRad.$E174];0)" office:value-type="float" office:value="0" calcext:value-type="float">
            <text:p>0</text:p>
          </table:table-cell>
          <table:table-cell table:style-name="ce117" table:formula="of:=IF(MONTH([$AllRad.$A174])=[.C$104];[AllRad.$E174];0)" office:value-type="float" office:value="0" calcext:value-type="float">
            <text:p>0</text:p>
          </table:table-cell>
          <table:table-cell table:style-name="ce117" table:formula="of:=IF(MONTH([$AllRad.$A174])=[.D$104];[AllRad.$E174];0)" office:value-type="float" office:value="0" calcext:value-type="float">
            <text:p>0</text:p>
          </table:table-cell>
          <table:table-cell table:style-name="ce117" table:formula="of:=IF(MONTH([$AllRad.$A174])=[.E$104];[AllRad.$E174];0)" office:value-type="float" office:value="0" calcext:value-type="float">
            <text:p>0</text:p>
          </table:table-cell>
          <table:table-cell table:style-name="ce117" table:formula="of:=IF(MONTH([$AllRad.$A174])=[.F$104];[AllRad.$E174];0)" office:value-type="float" office:value="0" calcext:value-type="float">
            <text:p>0</text:p>
          </table:table-cell>
          <table:table-cell table:style-name="ce117" table:formula="of:=IF(MONTH([$AllRad.$A174])=[.G$104];[AllRad.$E174];0)" office:value-type="float" office:value="0" calcext:value-type="float">
            <text:p>0</text:p>
          </table:table-cell>
          <table:table-cell table:style-name="ce117" table:formula="of:=IF(MONTH([$AllRad.$A174])=[.H$104];[AllRad.$E174];0)" office:value-type="float" office:value="0" calcext:value-type="float">
            <text:p>0</text:p>
          </table:table-cell>
          <table:table-cell table:style-name="ce117" table:formula="of:=IF(MONTH([$AllRad.$A174])=[.I$104];[AllRad.$E174];0)" office:value-type="float" office:value="0" calcext:value-type="float">
            <text:p>0</text:p>
          </table:table-cell>
          <table:table-cell table:style-name="ce117" table:formula="of:=IF(MONTH([$AllRad.$A174])=[.J$104];[AllRad.$E174];0)" office:value-type="float" office:value="0" calcext:value-type="float">
            <text:p>0</text:p>
          </table:table-cell>
          <table:table-cell table:style-name="ce117" table:formula="of:=IF(MONTH([$AllRad.$A174])=[.K$104];[AllRad.$E174];0)" office:value-type="float" office:value="0" calcext:value-type="float">
            <text:p>0</text:p>
          </table:table-cell>
          <table:table-cell table:style-name="ce117" table:formula="of:=IF(MONTH([$AllRad.$A174])=[.L$104];[AllRad.$E174];0)" office:value-type="float" office:value="0" calcext:value-type="float">
            <text:p>0</text:p>
          </table:table-cell>
          <table:table-cell table:style-name="ce117" table:formula="of:=IF(MONTH([$AllRad.$A174])=[.M$104];[AllRad.$E17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75])=[.B$104];[AllRad.$E175];0)" office:value-type="float" office:value="0" calcext:value-type="float">
            <text:p>0</text:p>
          </table:table-cell>
          <table:table-cell table:style-name="ce117" table:formula="of:=IF(MONTH([$AllRad.$A175])=[.C$104];[AllRad.$E175];0)" office:value-type="float" office:value="0" calcext:value-type="float">
            <text:p>0</text:p>
          </table:table-cell>
          <table:table-cell table:style-name="ce117" table:formula="of:=IF(MONTH([$AllRad.$A175])=[.D$104];[AllRad.$E175];0)" office:value-type="float" office:value="0" calcext:value-type="float">
            <text:p>0</text:p>
          </table:table-cell>
          <table:table-cell table:style-name="ce117" table:formula="of:=IF(MONTH([$AllRad.$A175])=[.E$104];[AllRad.$E175];0)" office:value-type="float" office:value="0" calcext:value-type="float">
            <text:p>0</text:p>
          </table:table-cell>
          <table:table-cell table:style-name="ce117" table:formula="of:=IF(MONTH([$AllRad.$A175])=[.F$104];[AllRad.$E175];0)" office:value-type="float" office:value="0" calcext:value-type="float">
            <text:p>0</text:p>
          </table:table-cell>
          <table:table-cell table:style-name="ce117" table:formula="of:=IF(MONTH([$AllRad.$A175])=[.G$104];[AllRad.$E175];0)" office:value-type="float" office:value="0" calcext:value-type="float">
            <text:p>0</text:p>
          </table:table-cell>
          <table:table-cell table:style-name="ce117" table:formula="of:=IF(MONTH([$AllRad.$A175])=[.H$104];[AllRad.$E175];0)" office:value-type="float" office:value="0" calcext:value-type="float">
            <text:p>0</text:p>
          </table:table-cell>
          <table:table-cell table:style-name="ce117" table:formula="of:=IF(MONTH([$AllRad.$A175])=[.I$104];[AllRad.$E175];0)" office:value-type="float" office:value="0" calcext:value-type="float">
            <text:p>0</text:p>
          </table:table-cell>
          <table:table-cell table:style-name="ce117" table:formula="of:=IF(MONTH([$AllRad.$A175])=[.J$104];[AllRad.$E175];0)" office:value-type="float" office:value="0" calcext:value-type="float">
            <text:p>0</text:p>
          </table:table-cell>
          <table:table-cell table:style-name="ce117" table:formula="of:=IF(MONTH([$AllRad.$A175])=[.K$104];[AllRad.$E175];0)" office:value-type="float" office:value="0" calcext:value-type="float">
            <text:p>0</text:p>
          </table:table-cell>
          <table:table-cell table:style-name="ce117" table:formula="of:=IF(MONTH([$AllRad.$A175])=[.L$104];[AllRad.$E175];0)" office:value-type="float" office:value="0" calcext:value-type="float">
            <text:p>0</text:p>
          </table:table-cell>
          <table:table-cell table:style-name="ce117" table:formula="of:=IF(MONTH([$AllRad.$A175])=[.M$104];[AllRad.$E17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76])=[.B$104];[AllRad.$E176];0)" office:value-type="float" office:value="0" calcext:value-type="float">
            <text:p>0</text:p>
          </table:table-cell>
          <table:table-cell table:style-name="ce117" table:formula="of:=IF(MONTH([$AllRad.$A176])=[.C$104];[AllRad.$E176];0)" office:value-type="float" office:value="0" calcext:value-type="float">
            <text:p>0</text:p>
          </table:table-cell>
          <table:table-cell table:style-name="ce117" table:formula="of:=IF(MONTH([$AllRad.$A176])=[.D$104];[AllRad.$E176];0)" office:value-type="float" office:value="0" calcext:value-type="float">
            <text:p>0</text:p>
          </table:table-cell>
          <table:table-cell table:style-name="ce117" table:formula="of:=IF(MONTH([$AllRad.$A176])=[.E$104];[AllRad.$E176];0)" office:value-type="float" office:value="0" calcext:value-type="float">
            <text:p>0</text:p>
          </table:table-cell>
          <table:table-cell table:style-name="ce117" table:formula="of:=IF(MONTH([$AllRad.$A176])=[.F$104];[AllRad.$E176];0)" office:value-type="float" office:value="0" calcext:value-type="float">
            <text:p>0</text:p>
          </table:table-cell>
          <table:table-cell table:style-name="ce117" table:formula="of:=IF(MONTH([$AllRad.$A176])=[.G$104];[AllRad.$E176];0)" office:value-type="float" office:value="0" calcext:value-type="float">
            <text:p>0</text:p>
          </table:table-cell>
          <table:table-cell table:style-name="ce117" table:formula="of:=IF(MONTH([$AllRad.$A176])=[.H$104];[AllRad.$E176];0)" office:value-type="float" office:value="0" calcext:value-type="float">
            <text:p>0</text:p>
          </table:table-cell>
          <table:table-cell table:style-name="ce117" table:formula="of:=IF(MONTH([$AllRad.$A176])=[.I$104];[AllRad.$E176];0)" office:value-type="float" office:value="0" calcext:value-type="float">
            <text:p>0</text:p>
          </table:table-cell>
          <table:table-cell table:style-name="ce117" table:formula="of:=IF(MONTH([$AllRad.$A176])=[.J$104];[AllRad.$E176];0)" office:value-type="float" office:value="0" calcext:value-type="float">
            <text:p>0</text:p>
          </table:table-cell>
          <table:table-cell table:style-name="ce117" table:formula="of:=IF(MONTH([$AllRad.$A176])=[.K$104];[AllRad.$E176];0)" office:value-type="float" office:value="0" calcext:value-type="float">
            <text:p>0</text:p>
          </table:table-cell>
          <table:table-cell table:style-name="ce117" table:formula="of:=IF(MONTH([$AllRad.$A176])=[.L$104];[AllRad.$E176];0)" office:value-type="float" office:value="0" calcext:value-type="float">
            <text:p>0</text:p>
          </table:table-cell>
          <table:table-cell table:style-name="ce117" table:formula="of:=IF(MONTH([$AllRad.$A176])=[.M$104];[AllRad.$E17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77])=[.B$104];[AllRad.$E177];0)" office:value-type="float" office:value="0" calcext:value-type="float">
            <text:p>0</text:p>
          </table:table-cell>
          <table:table-cell table:style-name="ce117" table:formula="of:=IF(MONTH([$AllRad.$A177])=[.C$104];[AllRad.$E177];0)" office:value-type="float" office:value="0" calcext:value-type="float">
            <text:p>0</text:p>
          </table:table-cell>
          <table:table-cell table:style-name="ce117" table:formula="of:=IF(MONTH([$AllRad.$A177])=[.D$104];[AllRad.$E177];0)" office:value-type="float" office:value="0" calcext:value-type="float">
            <text:p>0</text:p>
          </table:table-cell>
          <table:table-cell table:style-name="ce117" table:formula="of:=IF(MONTH([$AllRad.$A177])=[.E$104];[AllRad.$E177];0)" office:value-type="float" office:value="0" calcext:value-type="float">
            <text:p>0</text:p>
          </table:table-cell>
          <table:table-cell table:style-name="ce117" table:formula="of:=IF(MONTH([$AllRad.$A177])=[.F$104];[AllRad.$E177];0)" office:value-type="float" office:value="0" calcext:value-type="float">
            <text:p>0</text:p>
          </table:table-cell>
          <table:table-cell table:style-name="ce117" table:formula="of:=IF(MONTH([$AllRad.$A177])=[.G$104];[AllRad.$E177];0)" office:value-type="float" office:value="0" calcext:value-type="float">
            <text:p>0</text:p>
          </table:table-cell>
          <table:table-cell table:style-name="ce117" table:formula="of:=IF(MONTH([$AllRad.$A177])=[.H$104];[AllRad.$E177];0)" office:value-type="float" office:value="0" calcext:value-type="float">
            <text:p>0</text:p>
          </table:table-cell>
          <table:table-cell table:style-name="ce117" table:formula="of:=IF(MONTH([$AllRad.$A177])=[.I$104];[AllRad.$E177];0)" office:value-type="float" office:value="0" calcext:value-type="float">
            <text:p>0</text:p>
          </table:table-cell>
          <table:table-cell table:style-name="ce117" table:formula="of:=IF(MONTH([$AllRad.$A177])=[.J$104];[AllRad.$E177];0)" office:value-type="float" office:value="0" calcext:value-type="float">
            <text:p>0</text:p>
          </table:table-cell>
          <table:table-cell table:style-name="ce117" table:formula="of:=IF(MONTH([$AllRad.$A177])=[.K$104];[AllRad.$E177];0)" office:value-type="float" office:value="0" calcext:value-type="float">
            <text:p>0</text:p>
          </table:table-cell>
          <table:table-cell table:style-name="ce117" table:formula="of:=IF(MONTH([$AllRad.$A177])=[.L$104];[AllRad.$E177];0)" office:value-type="float" office:value="0" calcext:value-type="float">
            <text:p>0</text:p>
          </table:table-cell>
          <table:table-cell table:style-name="ce117" table:formula="of:=IF(MONTH([$AllRad.$A177])=[.M$104];[AllRad.$E17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78])=[.B$104];[AllRad.$E178];0)" office:value-type="float" office:value="0" calcext:value-type="float">
            <text:p>0</text:p>
          </table:table-cell>
          <table:table-cell table:style-name="ce117" table:formula="of:=IF(MONTH([$AllRad.$A178])=[.C$104];[AllRad.$E178];0)" office:value-type="float" office:value="0" calcext:value-type="float">
            <text:p>0</text:p>
          </table:table-cell>
          <table:table-cell table:style-name="ce117" table:formula="of:=IF(MONTH([$AllRad.$A178])=[.D$104];[AllRad.$E178];0)" office:value-type="float" office:value="0" calcext:value-type="float">
            <text:p>0</text:p>
          </table:table-cell>
          <table:table-cell table:style-name="ce117" table:formula="of:=IF(MONTH([$AllRad.$A178])=[.E$104];[AllRad.$E178];0)" office:value-type="float" office:value="0" calcext:value-type="float">
            <text:p>0</text:p>
          </table:table-cell>
          <table:table-cell table:style-name="ce117" table:formula="of:=IF(MONTH([$AllRad.$A178])=[.F$104];[AllRad.$E178];0)" office:value-type="float" office:value="0" calcext:value-type="float">
            <text:p>0</text:p>
          </table:table-cell>
          <table:table-cell table:style-name="ce117" table:formula="of:=IF(MONTH([$AllRad.$A178])=[.G$104];[AllRad.$E178];0)" office:value-type="float" office:value="0" calcext:value-type="float">
            <text:p>0</text:p>
          </table:table-cell>
          <table:table-cell table:style-name="ce117" table:formula="of:=IF(MONTH([$AllRad.$A178])=[.H$104];[AllRad.$E178];0)" office:value-type="float" office:value="0" calcext:value-type="float">
            <text:p>0</text:p>
          </table:table-cell>
          <table:table-cell table:style-name="ce117" table:formula="of:=IF(MONTH([$AllRad.$A178])=[.I$104];[AllRad.$E178];0)" office:value-type="float" office:value="0" calcext:value-type="float">
            <text:p>0</text:p>
          </table:table-cell>
          <table:table-cell table:style-name="ce117" table:formula="of:=IF(MONTH([$AllRad.$A178])=[.J$104];[AllRad.$E178];0)" office:value-type="float" office:value="0" calcext:value-type="float">
            <text:p>0</text:p>
          </table:table-cell>
          <table:table-cell table:style-name="ce117" table:formula="of:=IF(MONTH([$AllRad.$A178])=[.K$104];[AllRad.$E178];0)" office:value-type="float" office:value="0" calcext:value-type="float">
            <text:p>0</text:p>
          </table:table-cell>
          <table:table-cell table:style-name="ce117" table:formula="of:=IF(MONTH([$AllRad.$A178])=[.L$104];[AllRad.$E178];0)" office:value-type="float" office:value="0" calcext:value-type="float">
            <text:p>0</text:p>
          </table:table-cell>
          <table:table-cell table:style-name="ce117" table:formula="of:=IF(MONTH([$AllRad.$A178])=[.M$104];[AllRad.$E17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79])=[.B$104];[AllRad.$E179];0)" office:value-type="float" office:value="0" calcext:value-type="float">
            <text:p>0</text:p>
          </table:table-cell>
          <table:table-cell table:style-name="ce117" table:formula="of:=IF(MONTH([$AllRad.$A179])=[.C$104];[AllRad.$E179];0)" office:value-type="float" office:value="0" calcext:value-type="float">
            <text:p>0</text:p>
          </table:table-cell>
          <table:table-cell table:style-name="ce117" table:formula="of:=IF(MONTH([$AllRad.$A179])=[.D$104];[AllRad.$E179];0)" office:value-type="float" office:value="0" calcext:value-type="float">
            <text:p>0</text:p>
          </table:table-cell>
          <table:table-cell table:style-name="ce117" table:formula="of:=IF(MONTH([$AllRad.$A179])=[.E$104];[AllRad.$E179];0)" office:value-type="float" office:value="0" calcext:value-type="float">
            <text:p>0</text:p>
          </table:table-cell>
          <table:table-cell table:style-name="ce117" table:formula="of:=IF(MONTH([$AllRad.$A179])=[.F$104];[AllRad.$E179];0)" office:value-type="float" office:value="0" calcext:value-type="float">
            <text:p>0</text:p>
          </table:table-cell>
          <table:table-cell table:style-name="ce117" table:formula="of:=IF(MONTH([$AllRad.$A179])=[.G$104];[AllRad.$E179];0)" office:value-type="float" office:value="0" calcext:value-type="float">
            <text:p>0</text:p>
          </table:table-cell>
          <table:table-cell table:style-name="ce117" table:formula="of:=IF(MONTH([$AllRad.$A179])=[.H$104];[AllRad.$E179];0)" office:value-type="float" office:value="0" calcext:value-type="float">
            <text:p>0</text:p>
          </table:table-cell>
          <table:table-cell table:style-name="ce117" table:formula="of:=IF(MONTH([$AllRad.$A179])=[.I$104];[AllRad.$E179];0)" office:value-type="float" office:value="0" calcext:value-type="float">
            <text:p>0</text:p>
          </table:table-cell>
          <table:table-cell table:style-name="ce117" table:formula="of:=IF(MONTH([$AllRad.$A179])=[.J$104];[AllRad.$E179];0)" office:value-type="float" office:value="0" calcext:value-type="float">
            <text:p>0</text:p>
          </table:table-cell>
          <table:table-cell table:style-name="ce117" table:formula="of:=IF(MONTH([$AllRad.$A179])=[.K$104];[AllRad.$E179];0)" office:value-type="float" office:value="0" calcext:value-type="float">
            <text:p>0</text:p>
          </table:table-cell>
          <table:table-cell table:style-name="ce117" table:formula="of:=IF(MONTH([$AllRad.$A179])=[.L$104];[AllRad.$E179];0)" office:value-type="float" office:value="0" calcext:value-type="float">
            <text:p>0</text:p>
          </table:table-cell>
          <table:table-cell table:style-name="ce117" table:formula="of:=IF(MONTH([$AllRad.$A179])=[.M$104];[AllRad.$E17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80])=[.B$104];[AllRad.$E180];0)" office:value-type="float" office:value="0" calcext:value-type="float">
            <text:p>0</text:p>
          </table:table-cell>
          <table:table-cell table:style-name="ce117" table:formula="of:=IF(MONTH([$AllRad.$A180])=[.C$104];[AllRad.$E180];0)" office:value-type="float" office:value="0" calcext:value-type="float">
            <text:p>0</text:p>
          </table:table-cell>
          <table:table-cell table:style-name="ce117" table:formula="of:=IF(MONTH([$AllRad.$A180])=[.D$104];[AllRad.$E180];0)" office:value-type="float" office:value="0" calcext:value-type="float">
            <text:p>0</text:p>
          </table:table-cell>
          <table:table-cell table:style-name="ce117" table:formula="of:=IF(MONTH([$AllRad.$A180])=[.E$104];[AllRad.$E180];0)" office:value-type="float" office:value="0" calcext:value-type="float">
            <text:p>0</text:p>
          </table:table-cell>
          <table:table-cell table:style-name="ce117" table:formula="of:=IF(MONTH([$AllRad.$A180])=[.F$104];[AllRad.$E180];0)" office:value-type="float" office:value="0" calcext:value-type="float">
            <text:p>0</text:p>
          </table:table-cell>
          <table:table-cell table:style-name="ce117" table:formula="of:=IF(MONTH([$AllRad.$A180])=[.G$104];[AllRad.$E180];0)" office:value-type="float" office:value="0" calcext:value-type="float">
            <text:p>0</text:p>
          </table:table-cell>
          <table:table-cell table:style-name="ce117" table:formula="of:=IF(MONTH([$AllRad.$A180])=[.H$104];[AllRad.$E180];0)" office:value-type="float" office:value="0" calcext:value-type="float">
            <text:p>0</text:p>
          </table:table-cell>
          <table:table-cell table:style-name="ce117" table:formula="of:=IF(MONTH([$AllRad.$A180])=[.I$104];[AllRad.$E180];0)" office:value-type="float" office:value="0" calcext:value-type="float">
            <text:p>0</text:p>
          </table:table-cell>
          <table:table-cell table:style-name="ce117" table:formula="of:=IF(MONTH([$AllRad.$A180])=[.J$104];[AllRad.$E180];0)" office:value-type="float" office:value="0" calcext:value-type="float">
            <text:p>0</text:p>
          </table:table-cell>
          <table:table-cell table:style-name="ce117" table:formula="of:=IF(MONTH([$AllRad.$A180])=[.K$104];[AllRad.$E180];0)" office:value-type="float" office:value="0" calcext:value-type="float">
            <text:p>0</text:p>
          </table:table-cell>
          <table:table-cell table:style-name="ce117" table:formula="of:=IF(MONTH([$AllRad.$A180])=[.L$104];[AllRad.$E180];0)" office:value-type="float" office:value="0" calcext:value-type="float">
            <text:p>0</text:p>
          </table:table-cell>
          <table:table-cell table:style-name="ce117" table:formula="of:=IF(MONTH([$AllRad.$A180])=[.M$104];[AllRad.$E18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81])=[.B$104];[AllRad.$E181];0)" office:value-type="float" office:value="0" calcext:value-type="float">
            <text:p>0</text:p>
          </table:table-cell>
          <table:table-cell table:style-name="ce117" table:formula="of:=IF(MONTH([$AllRad.$A181])=[.C$104];[AllRad.$E181];0)" office:value-type="float" office:value="0" calcext:value-type="float">
            <text:p>0</text:p>
          </table:table-cell>
          <table:table-cell table:style-name="ce117" table:formula="of:=IF(MONTH([$AllRad.$A181])=[.D$104];[AllRad.$E181];0)" office:value-type="float" office:value="0" calcext:value-type="float">
            <text:p>0</text:p>
          </table:table-cell>
          <table:table-cell table:style-name="ce117" table:formula="of:=IF(MONTH([$AllRad.$A181])=[.E$104];[AllRad.$E181];0)" office:value-type="float" office:value="0" calcext:value-type="float">
            <text:p>0</text:p>
          </table:table-cell>
          <table:table-cell table:style-name="ce117" table:formula="of:=IF(MONTH([$AllRad.$A181])=[.F$104];[AllRad.$E181];0)" office:value-type="float" office:value="0" calcext:value-type="float">
            <text:p>0</text:p>
          </table:table-cell>
          <table:table-cell table:style-name="ce117" table:formula="of:=IF(MONTH([$AllRad.$A181])=[.G$104];[AllRad.$E181];0)" office:value-type="float" office:value="0" calcext:value-type="float">
            <text:p>0</text:p>
          </table:table-cell>
          <table:table-cell table:style-name="ce117" table:formula="of:=IF(MONTH([$AllRad.$A181])=[.H$104];[AllRad.$E181];0)" office:value-type="float" office:value="0" calcext:value-type="float">
            <text:p>0</text:p>
          </table:table-cell>
          <table:table-cell table:style-name="ce117" table:formula="of:=IF(MONTH([$AllRad.$A181])=[.I$104];[AllRad.$E181];0)" office:value-type="float" office:value="0" calcext:value-type="float">
            <text:p>0</text:p>
          </table:table-cell>
          <table:table-cell table:style-name="ce117" table:formula="of:=IF(MONTH([$AllRad.$A181])=[.J$104];[AllRad.$E181];0)" office:value-type="float" office:value="0" calcext:value-type="float">
            <text:p>0</text:p>
          </table:table-cell>
          <table:table-cell table:style-name="ce117" table:formula="of:=IF(MONTH([$AllRad.$A181])=[.K$104];[AllRad.$E181];0)" office:value-type="float" office:value="0" calcext:value-type="float">
            <text:p>0</text:p>
          </table:table-cell>
          <table:table-cell table:style-name="ce117" table:formula="of:=IF(MONTH([$AllRad.$A181])=[.L$104];[AllRad.$E181];0)" office:value-type="float" office:value="0" calcext:value-type="float">
            <text:p>0</text:p>
          </table:table-cell>
          <table:table-cell table:style-name="ce117" table:formula="of:=IF(MONTH([$AllRad.$A181])=[.M$104];[AllRad.$E18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82])=[.B$104];[AllRad.$E182];0)" office:value-type="float" office:value="0" calcext:value-type="float">
            <text:p>0</text:p>
          </table:table-cell>
          <table:table-cell table:style-name="ce117" table:formula="of:=IF(MONTH([$AllRad.$A182])=[.C$104];[AllRad.$E182];0)" office:value-type="float" office:value="0" calcext:value-type="float">
            <text:p>0</text:p>
          </table:table-cell>
          <table:table-cell table:style-name="ce117" table:formula="of:=IF(MONTH([$AllRad.$A182])=[.D$104];[AllRad.$E182];0)" office:value-type="float" office:value="0" calcext:value-type="float">
            <text:p>0</text:p>
          </table:table-cell>
          <table:table-cell table:style-name="ce117" table:formula="of:=IF(MONTH([$AllRad.$A182])=[.E$104];[AllRad.$E182];0)" office:value-type="float" office:value="0" calcext:value-type="float">
            <text:p>0</text:p>
          </table:table-cell>
          <table:table-cell table:style-name="ce117" table:formula="of:=IF(MONTH([$AllRad.$A182])=[.F$104];[AllRad.$E182];0)" office:value-type="float" office:value="0" calcext:value-type="float">
            <text:p>0</text:p>
          </table:table-cell>
          <table:table-cell table:style-name="ce117" table:formula="of:=IF(MONTH([$AllRad.$A182])=[.G$104];[AllRad.$E182];0)" office:value-type="float" office:value="0" calcext:value-type="float">
            <text:p>0</text:p>
          </table:table-cell>
          <table:table-cell table:style-name="ce117" table:formula="of:=IF(MONTH([$AllRad.$A182])=[.H$104];[AllRad.$E182];0)" office:value-type="float" office:value="0" calcext:value-type="float">
            <text:p>0</text:p>
          </table:table-cell>
          <table:table-cell table:style-name="ce117" table:formula="of:=IF(MONTH([$AllRad.$A182])=[.I$104];[AllRad.$E182];0)" office:value-type="float" office:value="0" calcext:value-type="float">
            <text:p>0</text:p>
          </table:table-cell>
          <table:table-cell table:style-name="ce117" table:formula="of:=IF(MONTH([$AllRad.$A182])=[.J$104];[AllRad.$E182];0)" office:value-type="float" office:value="0" calcext:value-type="float">
            <text:p>0</text:p>
          </table:table-cell>
          <table:table-cell table:style-name="ce117" table:formula="of:=IF(MONTH([$AllRad.$A182])=[.K$104];[AllRad.$E182];0)" office:value-type="float" office:value="0" calcext:value-type="float">
            <text:p>0</text:p>
          </table:table-cell>
          <table:table-cell table:style-name="ce117" table:formula="of:=IF(MONTH([$AllRad.$A182])=[.L$104];[AllRad.$E182];0)" office:value-type="float" office:value="0" calcext:value-type="float">
            <text:p>0</text:p>
          </table:table-cell>
          <table:table-cell table:style-name="ce117" table:formula="of:=IF(MONTH([$AllRad.$A182])=[.M$104];[AllRad.$E18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83])=[.B$104];[AllRad.$E183];0)" office:value-type="float" office:value="0" calcext:value-type="float">
            <text:p>0</text:p>
          </table:table-cell>
          <table:table-cell table:style-name="ce117" table:formula="of:=IF(MONTH([$AllRad.$A183])=[.C$104];[AllRad.$E183];0)" office:value-type="float" office:value="0" calcext:value-type="float">
            <text:p>0</text:p>
          </table:table-cell>
          <table:table-cell table:style-name="ce117" table:formula="of:=IF(MONTH([$AllRad.$A183])=[.D$104];[AllRad.$E183];0)" office:value-type="float" office:value="0" calcext:value-type="float">
            <text:p>0</text:p>
          </table:table-cell>
          <table:table-cell table:style-name="ce117" table:formula="of:=IF(MONTH([$AllRad.$A183])=[.E$104];[AllRad.$E183];0)" office:value-type="float" office:value="0" calcext:value-type="float">
            <text:p>0</text:p>
          </table:table-cell>
          <table:table-cell table:style-name="ce117" table:formula="of:=IF(MONTH([$AllRad.$A183])=[.F$104];[AllRad.$E183];0)" office:value-type="float" office:value="0" calcext:value-type="float">
            <text:p>0</text:p>
          </table:table-cell>
          <table:table-cell table:style-name="ce117" table:formula="of:=IF(MONTH([$AllRad.$A183])=[.G$104];[AllRad.$E183];0)" office:value-type="float" office:value="0" calcext:value-type="float">
            <text:p>0</text:p>
          </table:table-cell>
          <table:table-cell table:style-name="ce117" table:formula="of:=IF(MONTH([$AllRad.$A183])=[.H$104];[AllRad.$E183];0)" office:value-type="float" office:value="0" calcext:value-type="float">
            <text:p>0</text:p>
          </table:table-cell>
          <table:table-cell table:style-name="ce117" table:formula="of:=IF(MONTH([$AllRad.$A183])=[.I$104];[AllRad.$E183];0)" office:value-type="float" office:value="0" calcext:value-type="float">
            <text:p>0</text:p>
          </table:table-cell>
          <table:table-cell table:style-name="ce117" table:formula="of:=IF(MONTH([$AllRad.$A183])=[.J$104];[AllRad.$E183];0)" office:value-type="float" office:value="0" calcext:value-type="float">
            <text:p>0</text:p>
          </table:table-cell>
          <table:table-cell table:style-name="ce117" table:formula="of:=IF(MONTH([$AllRad.$A183])=[.K$104];[AllRad.$E183];0)" office:value-type="float" office:value="0" calcext:value-type="float">
            <text:p>0</text:p>
          </table:table-cell>
          <table:table-cell table:style-name="ce117" table:formula="of:=IF(MONTH([$AllRad.$A183])=[.L$104];[AllRad.$E183];0)" office:value-type="float" office:value="0" calcext:value-type="float">
            <text:p>0</text:p>
          </table:table-cell>
          <table:table-cell table:style-name="ce117" table:formula="of:=IF(MONTH([$AllRad.$A183])=[.M$104];[AllRad.$E18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84])=[.B$104];[AllRad.$E184];0)" office:value-type="float" office:value="0" calcext:value-type="float">
            <text:p>0</text:p>
          </table:table-cell>
          <table:table-cell table:style-name="ce117" table:formula="of:=IF(MONTH([$AllRad.$A184])=[.C$104];[AllRad.$E184];0)" office:value-type="float" office:value="0" calcext:value-type="float">
            <text:p>0</text:p>
          </table:table-cell>
          <table:table-cell table:style-name="ce117" table:formula="of:=IF(MONTH([$AllRad.$A184])=[.D$104];[AllRad.$E184];0)" office:value-type="float" office:value="0" calcext:value-type="float">
            <text:p>0</text:p>
          </table:table-cell>
          <table:table-cell table:style-name="ce117" table:formula="of:=IF(MONTH([$AllRad.$A184])=[.E$104];[AllRad.$E184];0)" office:value-type="float" office:value="0" calcext:value-type="float">
            <text:p>0</text:p>
          </table:table-cell>
          <table:table-cell table:style-name="ce117" table:formula="of:=IF(MONTH([$AllRad.$A184])=[.F$104];[AllRad.$E184];0)" office:value-type="float" office:value="0" calcext:value-type="float">
            <text:p>0</text:p>
          </table:table-cell>
          <table:table-cell table:style-name="ce117" table:formula="of:=IF(MONTH([$AllRad.$A184])=[.G$104];[AllRad.$E184];0)" office:value-type="float" office:value="0" calcext:value-type="float">
            <text:p>0</text:p>
          </table:table-cell>
          <table:table-cell table:style-name="ce117" table:formula="of:=IF(MONTH([$AllRad.$A184])=[.H$104];[AllRad.$E184];0)" office:value-type="float" office:value="0" calcext:value-type="float">
            <text:p>0</text:p>
          </table:table-cell>
          <table:table-cell table:style-name="ce117" table:formula="of:=IF(MONTH([$AllRad.$A184])=[.I$104];[AllRad.$E184];0)" office:value-type="float" office:value="0" calcext:value-type="float">
            <text:p>0</text:p>
          </table:table-cell>
          <table:table-cell table:style-name="ce117" table:formula="of:=IF(MONTH([$AllRad.$A184])=[.J$104];[AllRad.$E184];0)" office:value-type="float" office:value="0" calcext:value-type="float">
            <text:p>0</text:p>
          </table:table-cell>
          <table:table-cell table:style-name="ce117" table:formula="of:=IF(MONTH([$AllRad.$A184])=[.K$104];[AllRad.$E184];0)" office:value-type="float" office:value="0" calcext:value-type="float">
            <text:p>0</text:p>
          </table:table-cell>
          <table:table-cell table:style-name="ce117" table:formula="of:=IF(MONTH([$AllRad.$A184])=[.L$104];[AllRad.$E184];0)" office:value-type="float" office:value="0" calcext:value-type="float">
            <text:p>0</text:p>
          </table:table-cell>
          <table:table-cell table:style-name="ce117" table:formula="of:=IF(MONTH([$AllRad.$A184])=[.M$104];[AllRad.$E18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85])=[.B$104];[AllRad.$E185];0)" office:value-type="float" office:value="0" calcext:value-type="float">
            <text:p>0</text:p>
          </table:table-cell>
          <table:table-cell table:style-name="ce117" table:formula="of:=IF(MONTH([$AllRad.$A185])=[.C$104];[AllRad.$E185];0)" office:value-type="float" office:value="0" calcext:value-type="float">
            <text:p>0</text:p>
          </table:table-cell>
          <table:table-cell table:style-name="ce117" table:formula="of:=IF(MONTH([$AllRad.$A185])=[.D$104];[AllRad.$E185];0)" office:value-type="float" office:value="0" calcext:value-type="float">
            <text:p>0</text:p>
          </table:table-cell>
          <table:table-cell table:style-name="ce117" table:formula="of:=IF(MONTH([$AllRad.$A185])=[.E$104];[AllRad.$E185];0)" office:value-type="float" office:value="0" calcext:value-type="float">
            <text:p>0</text:p>
          </table:table-cell>
          <table:table-cell table:style-name="ce117" table:formula="of:=IF(MONTH([$AllRad.$A185])=[.F$104];[AllRad.$E185];0)" office:value-type="float" office:value="0" calcext:value-type="float">
            <text:p>0</text:p>
          </table:table-cell>
          <table:table-cell table:style-name="ce117" table:formula="of:=IF(MONTH([$AllRad.$A185])=[.G$104];[AllRad.$E185];0)" office:value-type="float" office:value="0" calcext:value-type="float">
            <text:p>0</text:p>
          </table:table-cell>
          <table:table-cell table:style-name="ce117" table:formula="of:=IF(MONTH([$AllRad.$A185])=[.H$104];[AllRad.$E185];0)" office:value-type="float" office:value="0" calcext:value-type="float">
            <text:p>0</text:p>
          </table:table-cell>
          <table:table-cell table:style-name="ce117" table:formula="of:=IF(MONTH([$AllRad.$A185])=[.I$104];[AllRad.$E185];0)" office:value-type="float" office:value="0" calcext:value-type="float">
            <text:p>0</text:p>
          </table:table-cell>
          <table:table-cell table:style-name="ce117" table:formula="of:=IF(MONTH([$AllRad.$A185])=[.J$104];[AllRad.$E185];0)" office:value-type="float" office:value="0" calcext:value-type="float">
            <text:p>0</text:p>
          </table:table-cell>
          <table:table-cell table:style-name="ce117" table:formula="of:=IF(MONTH([$AllRad.$A185])=[.K$104];[AllRad.$E185];0)" office:value-type="float" office:value="0" calcext:value-type="float">
            <text:p>0</text:p>
          </table:table-cell>
          <table:table-cell table:style-name="ce117" table:formula="of:=IF(MONTH([$AllRad.$A185])=[.L$104];[AllRad.$E185];0)" office:value-type="float" office:value="0" calcext:value-type="float">
            <text:p>0</text:p>
          </table:table-cell>
          <table:table-cell table:style-name="ce117" table:formula="of:=IF(MONTH([$AllRad.$A185])=[.M$104];[AllRad.$E18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86])=[.B$104];[AllRad.$E186];0)" office:value-type="float" office:value="0" calcext:value-type="float">
            <text:p>0</text:p>
          </table:table-cell>
          <table:table-cell table:style-name="ce117" table:formula="of:=IF(MONTH([$AllRad.$A186])=[.C$104];[AllRad.$E186];0)" office:value-type="float" office:value="0" calcext:value-type="float">
            <text:p>0</text:p>
          </table:table-cell>
          <table:table-cell table:style-name="ce117" table:formula="of:=IF(MONTH([$AllRad.$A186])=[.D$104];[AllRad.$E186];0)" office:value-type="float" office:value="0" calcext:value-type="float">
            <text:p>0</text:p>
          </table:table-cell>
          <table:table-cell table:style-name="ce117" table:formula="of:=IF(MONTH([$AllRad.$A186])=[.E$104];[AllRad.$E186];0)" office:value-type="float" office:value="0" calcext:value-type="float">
            <text:p>0</text:p>
          </table:table-cell>
          <table:table-cell table:style-name="ce117" table:formula="of:=IF(MONTH([$AllRad.$A186])=[.F$104];[AllRad.$E186];0)" office:value-type="float" office:value="0" calcext:value-type="float">
            <text:p>0</text:p>
          </table:table-cell>
          <table:table-cell table:style-name="ce117" table:formula="of:=IF(MONTH([$AllRad.$A186])=[.G$104];[AllRad.$E186];0)" office:value-type="float" office:value="0" calcext:value-type="float">
            <text:p>0</text:p>
          </table:table-cell>
          <table:table-cell table:style-name="ce117" table:formula="of:=IF(MONTH([$AllRad.$A186])=[.H$104];[AllRad.$E186];0)" office:value-type="float" office:value="0" calcext:value-type="float">
            <text:p>0</text:p>
          </table:table-cell>
          <table:table-cell table:style-name="ce117" table:formula="of:=IF(MONTH([$AllRad.$A186])=[.I$104];[AllRad.$E186];0)" office:value-type="float" office:value="0" calcext:value-type="float">
            <text:p>0</text:p>
          </table:table-cell>
          <table:table-cell table:style-name="ce117" table:formula="of:=IF(MONTH([$AllRad.$A186])=[.J$104];[AllRad.$E186];0)" office:value-type="float" office:value="0" calcext:value-type="float">
            <text:p>0</text:p>
          </table:table-cell>
          <table:table-cell table:style-name="ce117" table:formula="of:=IF(MONTH([$AllRad.$A186])=[.K$104];[AllRad.$E186];0)" office:value-type="float" office:value="0" calcext:value-type="float">
            <text:p>0</text:p>
          </table:table-cell>
          <table:table-cell table:style-name="ce117" table:formula="of:=IF(MONTH([$AllRad.$A186])=[.L$104];[AllRad.$E186];0)" office:value-type="float" office:value="0" calcext:value-type="float">
            <text:p>0</text:p>
          </table:table-cell>
          <table:table-cell table:style-name="ce117" table:formula="of:=IF(MONTH([$AllRad.$A186])=[.M$104];[AllRad.$E18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87])=[.B$104];[AllRad.$E187];0)" office:value-type="float" office:value="0" calcext:value-type="float">
            <text:p>0</text:p>
          </table:table-cell>
          <table:table-cell table:style-name="ce117" table:formula="of:=IF(MONTH([$AllRad.$A187])=[.C$104];[AllRad.$E187];0)" office:value-type="float" office:value="0" calcext:value-type="float">
            <text:p>0</text:p>
          </table:table-cell>
          <table:table-cell table:style-name="ce117" table:formula="of:=IF(MONTH([$AllRad.$A187])=[.D$104];[AllRad.$E187];0)" office:value-type="float" office:value="0" calcext:value-type="float">
            <text:p>0</text:p>
          </table:table-cell>
          <table:table-cell table:style-name="ce117" table:formula="of:=IF(MONTH([$AllRad.$A187])=[.E$104];[AllRad.$E187];0)" office:value-type="float" office:value="0" calcext:value-type="float">
            <text:p>0</text:p>
          </table:table-cell>
          <table:table-cell table:style-name="ce117" table:formula="of:=IF(MONTH([$AllRad.$A187])=[.F$104];[AllRad.$E187];0)" office:value-type="float" office:value="0" calcext:value-type="float">
            <text:p>0</text:p>
          </table:table-cell>
          <table:table-cell table:style-name="ce117" table:formula="of:=IF(MONTH([$AllRad.$A187])=[.G$104];[AllRad.$E187];0)" office:value-type="float" office:value="0" calcext:value-type="float">
            <text:p>0</text:p>
          </table:table-cell>
          <table:table-cell table:style-name="ce117" table:formula="of:=IF(MONTH([$AllRad.$A187])=[.H$104];[AllRad.$E187];0)" office:value-type="float" office:value="0" calcext:value-type="float">
            <text:p>0</text:p>
          </table:table-cell>
          <table:table-cell table:style-name="ce117" table:formula="of:=IF(MONTH([$AllRad.$A187])=[.I$104];[AllRad.$E187];0)" office:value-type="float" office:value="0" calcext:value-type="float">
            <text:p>0</text:p>
          </table:table-cell>
          <table:table-cell table:style-name="ce117" table:formula="of:=IF(MONTH([$AllRad.$A187])=[.J$104];[AllRad.$E187];0)" office:value-type="float" office:value="0" calcext:value-type="float">
            <text:p>0</text:p>
          </table:table-cell>
          <table:table-cell table:style-name="ce117" table:formula="of:=IF(MONTH([$AllRad.$A187])=[.K$104];[AllRad.$E187];0)" office:value-type="float" office:value="0" calcext:value-type="float">
            <text:p>0</text:p>
          </table:table-cell>
          <table:table-cell table:style-name="ce117" table:formula="of:=IF(MONTH([$AllRad.$A187])=[.L$104];[AllRad.$E187];0)" office:value-type="float" office:value="0" calcext:value-type="float">
            <text:p>0</text:p>
          </table:table-cell>
          <table:table-cell table:style-name="ce117" table:formula="of:=IF(MONTH([$AllRad.$A187])=[.M$104];[AllRad.$E18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88])=[.B$104];[AllRad.$E188];0)" office:value-type="float" office:value="0" calcext:value-type="float">
            <text:p>0</text:p>
          </table:table-cell>
          <table:table-cell table:style-name="ce117" table:formula="of:=IF(MONTH([$AllRad.$A188])=[.C$104];[AllRad.$E188];0)" office:value-type="float" office:value="0" calcext:value-type="float">
            <text:p>0</text:p>
          </table:table-cell>
          <table:table-cell table:style-name="ce117" table:formula="of:=IF(MONTH([$AllRad.$A188])=[.D$104];[AllRad.$E188];0)" office:value-type="float" office:value="0" calcext:value-type="float">
            <text:p>0</text:p>
          </table:table-cell>
          <table:table-cell table:style-name="ce117" table:formula="of:=IF(MONTH([$AllRad.$A188])=[.E$104];[AllRad.$E188];0)" office:value-type="float" office:value="0" calcext:value-type="float">
            <text:p>0</text:p>
          </table:table-cell>
          <table:table-cell table:style-name="ce117" table:formula="of:=IF(MONTH([$AllRad.$A188])=[.F$104];[AllRad.$E188];0)" office:value-type="float" office:value="0" calcext:value-type="float">
            <text:p>0</text:p>
          </table:table-cell>
          <table:table-cell table:style-name="ce117" table:formula="of:=IF(MONTH([$AllRad.$A188])=[.G$104];[AllRad.$E188];0)" office:value-type="float" office:value="0" calcext:value-type="float">
            <text:p>0</text:p>
          </table:table-cell>
          <table:table-cell table:style-name="ce117" table:formula="of:=IF(MONTH([$AllRad.$A188])=[.H$104];[AllRad.$E188];0)" office:value-type="float" office:value="0" calcext:value-type="float">
            <text:p>0</text:p>
          </table:table-cell>
          <table:table-cell table:style-name="ce117" table:formula="of:=IF(MONTH([$AllRad.$A188])=[.I$104];[AllRad.$E188];0)" office:value-type="float" office:value="0" calcext:value-type="float">
            <text:p>0</text:p>
          </table:table-cell>
          <table:table-cell table:style-name="ce117" table:formula="of:=IF(MONTH([$AllRad.$A188])=[.J$104];[AllRad.$E188];0)" office:value-type="float" office:value="0" calcext:value-type="float">
            <text:p>0</text:p>
          </table:table-cell>
          <table:table-cell table:style-name="ce117" table:formula="of:=IF(MONTH([$AllRad.$A188])=[.K$104];[AllRad.$E188];0)" office:value-type="float" office:value="0" calcext:value-type="float">
            <text:p>0</text:p>
          </table:table-cell>
          <table:table-cell table:style-name="ce117" table:formula="of:=IF(MONTH([$AllRad.$A188])=[.L$104];[AllRad.$E188];0)" office:value-type="float" office:value="0" calcext:value-type="float">
            <text:p>0</text:p>
          </table:table-cell>
          <table:table-cell table:style-name="ce117" table:formula="of:=IF(MONTH([$AllRad.$A188])=[.M$104];[AllRad.$E18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89])=[.B$104];[AllRad.$E189];0)" office:value-type="float" office:value="0" calcext:value-type="float">
            <text:p>0</text:p>
          </table:table-cell>
          <table:table-cell table:style-name="ce117" table:formula="of:=IF(MONTH([$AllRad.$A189])=[.C$104];[AllRad.$E189];0)" office:value-type="float" office:value="0" calcext:value-type="float">
            <text:p>0</text:p>
          </table:table-cell>
          <table:table-cell table:style-name="ce117" table:formula="of:=IF(MONTH([$AllRad.$A189])=[.D$104];[AllRad.$E189];0)" office:value-type="float" office:value="0" calcext:value-type="float">
            <text:p>0</text:p>
          </table:table-cell>
          <table:table-cell table:style-name="ce117" table:formula="of:=IF(MONTH([$AllRad.$A189])=[.E$104];[AllRad.$E189];0)" office:value-type="float" office:value="0" calcext:value-type="float">
            <text:p>0</text:p>
          </table:table-cell>
          <table:table-cell table:style-name="ce117" table:formula="of:=IF(MONTH([$AllRad.$A189])=[.F$104];[AllRad.$E189];0)" office:value-type="float" office:value="0" calcext:value-type="float">
            <text:p>0</text:p>
          </table:table-cell>
          <table:table-cell table:style-name="ce117" table:formula="of:=IF(MONTH([$AllRad.$A189])=[.G$104];[AllRad.$E189];0)" office:value-type="float" office:value="0" calcext:value-type="float">
            <text:p>0</text:p>
          </table:table-cell>
          <table:table-cell table:style-name="ce117" table:formula="of:=IF(MONTH([$AllRad.$A189])=[.H$104];[AllRad.$E189];0)" office:value-type="float" office:value="0" calcext:value-type="float">
            <text:p>0</text:p>
          </table:table-cell>
          <table:table-cell table:style-name="ce117" table:formula="of:=IF(MONTH([$AllRad.$A189])=[.I$104];[AllRad.$E189];0)" office:value-type="float" office:value="0" calcext:value-type="float">
            <text:p>0</text:p>
          </table:table-cell>
          <table:table-cell table:style-name="ce117" table:formula="of:=IF(MONTH([$AllRad.$A189])=[.J$104];[AllRad.$E189];0)" office:value-type="float" office:value="0" calcext:value-type="float">
            <text:p>0</text:p>
          </table:table-cell>
          <table:table-cell table:style-name="ce117" table:formula="of:=IF(MONTH([$AllRad.$A189])=[.K$104];[AllRad.$E189];0)" office:value-type="float" office:value="0" calcext:value-type="float">
            <text:p>0</text:p>
          </table:table-cell>
          <table:table-cell table:style-name="ce117" table:formula="of:=IF(MONTH([$AllRad.$A189])=[.L$104];[AllRad.$E189];0)" office:value-type="float" office:value="0" calcext:value-type="float">
            <text:p>0</text:p>
          </table:table-cell>
          <table:table-cell table:style-name="ce117" table:formula="of:=IF(MONTH([$AllRad.$A189])=[.M$104];[AllRad.$E18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90])=[.B$104];[AllRad.$E190];0)" office:value-type="float" office:value="0" calcext:value-type="float">
            <text:p>0</text:p>
          </table:table-cell>
          <table:table-cell table:style-name="ce117" table:formula="of:=IF(MONTH([$AllRad.$A190])=[.C$104];[AllRad.$E190];0)" office:value-type="float" office:value="0" calcext:value-type="float">
            <text:p>0</text:p>
          </table:table-cell>
          <table:table-cell table:style-name="ce117" table:formula="of:=IF(MONTH([$AllRad.$A190])=[.D$104];[AllRad.$E190];0)" office:value-type="float" office:value="0" calcext:value-type="float">
            <text:p>0</text:p>
          </table:table-cell>
          <table:table-cell table:style-name="ce117" table:formula="of:=IF(MONTH([$AllRad.$A190])=[.E$104];[AllRad.$E190];0)" office:value-type="float" office:value="0" calcext:value-type="float">
            <text:p>0</text:p>
          </table:table-cell>
          <table:table-cell table:style-name="ce117" table:formula="of:=IF(MONTH([$AllRad.$A190])=[.F$104];[AllRad.$E190];0)" office:value-type="float" office:value="0" calcext:value-type="float">
            <text:p>0</text:p>
          </table:table-cell>
          <table:table-cell table:style-name="ce117" table:formula="of:=IF(MONTH([$AllRad.$A190])=[.G$104];[AllRad.$E190];0)" office:value-type="float" office:value="0" calcext:value-type="float">
            <text:p>0</text:p>
          </table:table-cell>
          <table:table-cell table:style-name="ce117" table:formula="of:=IF(MONTH([$AllRad.$A190])=[.H$104];[AllRad.$E190];0)" office:value-type="float" office:value="0" calcext:value-type="float">
            <text:p>0</text:p>
          </table:table-cell>
          <table:table-cell table:style-name="ce117" table:formula="of:=IF(MONTH([$AllRad.$A190])=[.I$104];[AllRad.$E190];0)" office:value-type="float" office:value="0" calcext:value-type="float">
            <text:p>0</text:p>
          </table:table-cell>
          <table:table-cell table:style-name="ce117" table:formula="of:=IF(MONTH([$AllRad.$A190])=[.J$104];[AllRad.$E190];0)" office:value-type="float" office:value="0" calcext:value-type="float">
            <text:p>0</text:p>
          </table:table-cell>
          <table:table-cell table:style-name="ce117" table:formula="of:=IF(MONTH([$AllRad.$A190])=[.K$104];[AllRad.$E190];0)" office:value-type="float" office:value="0" calcext:value-type="float">
            <text:p>0</text:p>
          </table:table-cell>
          <table:table-cell table:style-name="ce117" table:formula="of:=IF(MONTH([$AllRad.$A190])=[.L$104];[AllRad.$E190];0)" office:value-type="float" office:value="0" calcext:value-type="float">
            <text:p>0</text:p>
          </table:table-cell>
          <table:table-cell table:style-name="ce117" table:formula="of:=IF(MONTH([$AllRad.$A190])=[.M$104];[AllRad.$E19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91])=[.B$104];[AllRad.$E191];0)" office:value-type="float" office:value="0" calcext:value-type="float">
            <text:p>0</text:p>
          </table:table-cell>
          <table:table-cell table:style-name="ce117" table:formula="of:=IF(MONTH([$AllRad.$A191])=[.C$104];[AllRad.$E191];0)" office:value-type="float" office:value="0" calcext:value-type="float">
            <text:p>0</text:p>
          </table:table-cell>
          <table:table-cell table:style-name="ce117" table:formula="of:=IF(MONTH([$AllRad.$A191])=[.D$104];[AllRad.$E191];0)" office:value-type="float" office:value="0" calcext:value-type="float">
            <text:p>0</text:p>
          </table:table-cell>
          <table:table-cell table:style-name="ce117" table:formula="of:=IF(MONTH([$AllRad.$A191])=[.E$104];[AllRad.$E191];0)" office:value-type="float" office:value="0" calcext:value-type="float">
            <text:p>0</text:p>
          </table:table-cell>
          <table:table-cell table:style-name="ce117" table:formula="of:=IF(MONTH([$AllRad.$A191])=[.F$104];[AllRad.$E191];0)" office:value-type="float" office:value="0" calcext:value-type="float">
            <text:p>0</text:p>
          </table:table-cell>
          <table:table-cell table:style-name="ce117" table:formula="of:=IF(MONTH([$AllRad.$A191])=[.G$104];[AllRad.$E191];0)" office:value-type="float" office:value="0" calcext:value-type="float">
            <text:p>0</text:p>
          </table:table-cell>
          <table:table-cell table:style-name="ce117" table:formula="of:=IF(MONTH([$AllRad.$A191])=[.H$104];[AllRad.$E191];0)" office:value-type="float" office:value="0" calcext:value-type="float">
            <text:p>0</text:p>
          </table:table-cell>
          <table:table-cell table:style-name="ce117" table:formula="of:=IF(MONTH([$AllRad.$A191])=[.I$104];[AllRad.$E191];0)" office:value-type="float" office:value="0" calcext:value-type="float">
            <text:p>0</text:p>
          </table:table-cell>
          <table:table-cell table:style-name="ce117" table:formula="of:=IF(MONTH([$AllRad.$A191])=[.J$104];[AllRad.$E191];0)" office:value-type="float" office:value="0" calcext:value-type="float">
            <text:p>0</text:p>
          </table:table-cell>
          <table:table-cell table:style-name="ce117" table:formula="of:=IF(MONTH([$AllRad.$A191])=[.K$104];[AllRad.$E191];0)" office:value-type="float" office:value="0" calcext:value-type="float">
            <text:p>0</text:p>
          </table:table-cell>
          <table:table-cell table:style-name="ce117" table:formula="of:=IF(MONTH([$AllRad.$A191])=[.L$104];[AllRad.$E191];0)" office:value-type="float" office:value="0" calcext:value-type="float">
            <text:p>0</text:p>
          </table:table-cell>
          <table:table-cell table:style-name="ce117" table:formula="of:=IF(MONTH([$AllRad.$A191])=[.M$104];[AllRad.$E19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92])=[.B$104];[AllRad.$E192];0)" office:value-type="float" office:value="0" calcext:value-type="float">
            <text:p>0</text:p>
          </table:table-cell>
          <table:table-cell table:style-name="ce117" table:formula="of:=IF(MONTH([$AllRad.$A192])=[.C$104];[AllRad.$E192];0)" office:value-type="float" office:value="0" calcext:value-type="float">
            <text:p>0</text:p>
          </table:table-cell>
          <table:table-cell table:style-name="ce117" table:formula="of:=IF(MONTH([$AllRad.$A192])=[.D$104];[AllRad.$E192];0)" office:value-type="float" office:value="0" calcext:value-type="float">
            <text:p>0</text:p>
          </table:table-cell>
          <table:table-cell table:style-name="ce117" table:formula="of:=IF(MONTH([$AllRad.$A192])=[.E$104];[AllRad.$E192];0)" office:value-type="float" office:value="0" calcext:value-type="float">
            <text:p>0</text:p>
          </table:table-cell>
          <table:table-cell table:style-name="ce117" table:formula="of:=IF(MONTH([$AllRad.$A192])=[.F$104];[AllRad.$E192];0)" office:value-type="float" office:value="0" calcext:value-type="float">
            <text:p>0</text:p>
          </table:table-cell>
          <table:table-cell table:style-name="ce117" table:formula="of:=IF(MONTH([$AllRad.$A192])=[.G$104];[AllRad.$E192];0)" office:value-type="float" office:value="0" calcext:value-type="float">
            <text:p>0</text:p>
          </table:table-cell>
          <table:table-cell table:style-name="ce117" table:formula="of:=IF(MONTH([$AllRad.$A192])=[.H$104];[AllRad.$E192];0)" office:value-type="float" office:value="0" calcext:value-type="float">
            <text:p>0</text:p>
          </table:table-cell>
          <table:table-cell table:style-name="ce117" table:formula="of:=IF(MONTH([$AllRad.$A192])=[.I$104];[AllRad.$E192];0)" office:value-type="float" office:value="0" calcext:value-type="float">
            <text:p>0</text:p>
          </table:table-cell>
          <table:table-cell table:style-name="ce117" table:formula="of:=IF(MONTH([$AllRad.$A192])=[.J$104];[AllRad.$E192];0)" office:value-type="float" office:value="0" calcext:value-type="float">
            <text:p>0</text:p>
          </table:table-cell>
          <table:table-cell table:style-name="ce117" table:formula="of:=IF(MONTH([$AllRad.$A192])=[.K$104];[AllRad.$E192];0)" office:value-type="float" office:value="0" calcext:value-type="float">
            <text:p>0</text:p>
          </table:table-cell>
          <table:table-cell table:style-name="ce117" table:formula="of:=IF(MONTH([$AllRad.$A192])=[.L$104];[AllRad.$E192];0)" office:value-type="float" office:value="0" calcext:value-type="float">
            <text:p>0</text:p>
          </table:table-cell>
          <table:table-cell table:style-name="ce117" table:formula="of:=IF(MONTH([$AllRad.$A192])=[.M$104];[AllRad.$E19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93])=[.B$104];[AllRad.$E193];0)" office:value-type="float" office:value="0" calcext:value-type="float">
            <text:p>0</text:p>
          </table:table-cell>
          <table:table-cell table:style-name="ce117" table:formula="of:=IF(MONTH([$AllRad.$A193])=[.C$104];[AllRad.$E193];0)" office:value-type="float" office:value="0" calcext:value-type="float">
            <text:p>0</text:p>
          </table:table-cell>
          <table:table-cell table:style-name="ce117" table:formula="of:=IF(MONTH([$AllRad.$A193])=[.D$104];[AllRad.$E193];0)" office:value-type="float" office:value="0" calcext:value-type="float">
            <text:p>0</text:p>
          </table:table-cell>
          <table:table-cell table:style-name="ce117" table:formula="of:=IF(MONTH([$AllRad.$A193])=[.E$104];[AllRad.$E193];0)" office:value-type="float" office:value="0" calcext:value-type="float">
            <text:p>0</text:p>
          </table:table-cell>
          <table:table-cell table:style-name="ce117" table:formula="of:=IF(MONTH([$AllRad.$A193])=[.F$104];[AllRad.$E193];0)" office:value-type="float" office:value="0" calcext:value-type="float">
            <text:p>0</text:p>
          </table:table-cell>
          <table:table-cell table:style-name="ce117" table:formula="of:=IF(MONTH([$AllRad.$A193])=[.G$104];[AllRad.$E193];0)" office:value-type="float" office:value="0" calcext:value-type="float">
            <text:p>0</text:p>
          </table:table-cell>
          <table:table-cell table:style-name="ce117" table:formula="of:=IF(MONTH([$AllRad.$A193])=[.H$104];[AllRad.$E193];0)" office:value-type="float" office:value="0" calcext:value-type="float">
            <text:p>0</text:p>
          </table:table-cell>
          <table:table-cell table:style-name="ce117" table:formula="of:=IF(MONTH([$AllRad.$A193])=[.I$104];[AllRad.$E193];0)" office:value-type="float" office:value="0" calcext:value-type="float">
            <text:p>0</text:p>
          </table:table-cell>
          <table:table-cell table:style-name="ce117" table:formula="of:=IF(MONTH([$AllRad.$A193])=[.J$104];[AllRad.$E193];0)" office:value-type="float" office:value="0" calcext:value-type="float">
            <text:p>0</text:p>
          </table:table-cell>
          <table:table-cell table:style-name="ce117" table:formula="of:=IF(MONTH([$AllRad.$A193])=[.K$104];[AllRad.$E193];0)" office:value-type="float" office:value="0" calcext:value-type="float">
            <text:p>0</text:p>
          </table:table-cell>
          <table:table-cell table:style-name="ce117" table:formula="of:=IF(MONTH([$AllRad.$A193])=[.L$104];[AllRad.$E193];0)" office:value-type="float" office:value="0" calcext:value-type="float">
            <text:p>0</text:p>
          </table:table-cell>
          <table:table-cell table:style-name="ce117" table:formula="of:=IF(MONTH([$AllRad.$A193])=[.M$104];[AllRad.$E19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94])=[.B$104];[AllRad.$E194];0)" office:value-type="float" office:value="0" calcext:value-type="float">
            <text:p>0</text:p>
          </table:table-cell>
          <table:table-cell table:style-name="ce117" table:formula="of:=IF(MONTH([$AllRad.$A194])=[.C$104];[AllRad.$E194];0)" office:value-type="float" office:value="0" calcext:value-type="float">
            <text:p>0</text:p>
          </table:table-cell>
          <table:table-cell table:style-name="ce117" table:formula="of:=IF(MONTH([$AllRad.$A194])=[.D$104];[AllRad.$E194];0)" office:value-type="float" office:value="0" calcext:value-type="float">
            <text:p>0</text:p>
          </table:table-cell>
          <table:table-cell table:style-name="ce117" table:formula="of:=IF(MONTH([$AllRad.$A194])=[.E$104];[AllRad.$E194];0)" office:value-type="float" office:value="0" calcext:value-type="float">
            <text:p>0</text:p>
          </table:table-cell>
          <table:table-cell table:style-name="ce117" table:formula="of:=IF(MONTH([$AllRad.$A194])=[.F$104];[AllRad.$E194];0)" office:value-type="float" office:value="0" calcext:value-type="float">
            <text:p>0</text:p>
          </table:table-cell>
          <table:table-cell table:style-name="ce117" table:formula="of:=IF(MONTH([$AllRad.$A194])=[.G$104];[AllRad.$E194];0)" office:value-type="float" office:value="0" calcext:value-type="float">
            <text:p>0</text:p>
          </table:table-cell>
          <table:table-cell table:style-name="ce117" table:formula="of:=IF(MONTH([$AllRad.$A194])=[.H$104];[AllRad.$E194];0)" office:value-type="float" office:value="0" calcext:value-type="float">
            <text:p>0</text:p>
          </table:table-cell>
          <table:table-cell table:style-name="ce117" table:formula="of:=IF(MONTH([$AllRad.$A194])=[.I$104];[AllRad.$E194];0)" office:value-type="float" office:value="0" calcext:value-type="float">
            <text:p>0</text:p>
          </table:table-cell>
          <table:table-cell table:style-name="ce117" table:formula="of:=IF(MONTH([$AllRad.$A194])=[.J$104];[AllRad.$E194];0)" office:value-type="float" office:value="0" calcext:value-type="float">
            <text:p>0</text:p>
          </table:table-cell>
          <table:table-cell table:style-name="ce117" table:formula="of:=IF(MONTH([$AllRad.$A194])=[.K$104];[AllRad.$E194];0)" office:value-type="float" office:value="0" calcext:value-type="float">
            <text:p>0</text:p>
          </table:table-cell>
          <table:table-cell table:style-name="ce117" table:formula="of:=IF(MONTH([$AllRad.$A194])=[.L$104];[AllRad.$E194];0)" office:value-type="float" office:value="0" calcext:value-type="float">
            <text:p>0</text:p>
          </table:table-cell>
          <table:table-cell table:style-name="ce117" table:formula="of:=IF(MONTH([$AllRad.$A194])=[.M$104];[AllRad.$E19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95])=[.B$104];[AllRad.$E195];0)" office:value-type="float" office:value="0" calcext:value-type="float">
            <text:p>0</text:p>
          </table:table-cell>
          <table:table-cell table:style-name="ce117" table:formula="of:=IF(MONTH([$AllRad.$A195])=[.C$104];[AllRad.$E195];0)" office:value-type="float" office:value="0" calcext:value-type="float">
            <text:p>0</text:p>
          </table:table-cell>
          <table:table-cell table:style-name="ce117" table:formula="of:=IF(MONTH([$AllRad.$A195])=[.D$104];[AllRad.$E195];0)" office:value-type="float" office:value="0" calcext:value-type="float">
            <text:p>0</text:p>
          </table:table-cell>
          <table:table-cell table:style-name="ce117" table:formula="of:=IF(MONTH([$AllRad.$A195])=[.E$104];[AllRad.$E195];0)" office:value-type="float" office:value="0" calcext:value-type="float">
            <text:p>0</text:p>
          </table:table-cell>
          <table:table-cell table:style-name="ce117" table:formula="of:=IF(MONTH([$AllRad.$A195])=[.F$104];[AllRad.$E195];0)" office:value-type="float" office:value="0" calcext:value-type="float">
            <text:p>0</text:p>
          </table:table-cell>
          <table:table-cell table:style-name="ce117" table:formula="of:=IF(MONTH([$AllRad.$A195])=[.G$104];[AllRad.$E195];0)" office:value-type="float" office:value="0" calcext:value-type="float">
            <text:p>0</text:p>
          </table:table-cell>
          <table:table-cell table:style-name="ce117" table:formula="of:=IF(MONTH([$AllRad.$A195])=[.H$104];[AllRad.$E195];0)" office:value-type="float" office:value="0" calcext:value-type="float">
            <text:p>0</text:p>
          </table:table-cell>
          <table:table-cell table:style-name="ce117" table:formula="of:=IF(MONTH([$AllRad.$A195])=[.I$104];[AllRad.$E195];0)" office:value-type="float" office:value="0" calcext:value-type="float">
            <text:p>0</text:p>
          </table:table-cell>
          <table:table-cell table:style-name="ce117" table:formula="of:=IF(MONTH([$AllRad.$A195])=[.J$104];[AllRad.$E195];0)" office:value-type="float" office:value="0" calcext:value-type="float">
            <text:p>0</text:p>
          </table:table-cell>
          <table:table-cell table:style-name="ce117" table:formula="of:=IF(MONTH([$AllRad.$A195])=[.K$104];[AllRad.$E195];0)" office:value-type="float" office:value="0" calcext:value-type="float">
            <text:p>0</text:p>
          </table:table-cell>
          <table:table-cell table:style-name="ce117" table:formula="of:=IF(MONTH([$AllRad.$A195])=[.L$104];[AllRad.$E195];0)" office:value-type="float" office:value="0" calcext:value-type="float">
            <text:p>0</text:p>
          </table:table-cell>
          <table:table-cell table:style-name="ce117" table:formula="of:=IF(MONTH([$AllRad.$A195])=[.M$104];[AllRad.$E19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96])=[.B$104];[AllRad.$E196];0)" office:value-type="float" office:value="0" calcext:value-type="float">
            <text:p>0</text:p>
          </table:table-cell>
          <table:table-cell table:style-name="ce117" table:formula="of:=IF(MONTH([$AllRad.$A196])=[.C$104];[AllRad.$E196];0)" office:value-type="float" office:value="0" calcext:value-type="float">
            <text:p>0</text:p>
          </table:table-cell>
          <table:table-cell table:style-name="ce117" table:formula="of:=IF(MONTH([$AllRad.$A196])=[.D$104];[AllRad.$E196];0)" office:value-type="float" office:value="0" calcext:value-type="float">
            <text:p>0</text:p>
          </table:table-cell>
          <table:table-cell table:style-name="ce117" table:formula="of:=IF(MONTH([$AllRad.$A196])=[.E$104];[AllRad.$E196];0)" office:value-type="float" office:value="0" calcext:value-type="float">
            <text:p>0</text:p>
          </table:table-cell>
          <table:table-cell table:style-name="ce117" table:formula="of:=IF(MONTH([$AllRad.$A196])=[.F$104];[AllRad.$E196];0)" office:value-type="float" office:value="0" calcext:value-type="float">
            <text:p>0</text:p>
          </table:table-cell>
          <table:table-cell table:style-name="ce117" table:formula="of:=IF(MONTH([$AllRad.$A196])=[.G$104];[AllRad.$E196];0)" office:value-type="float" office:value="0" calcext:value-type="float">
            <text:p>0</text:p>
          </table:table-cell>
          <table:table-cell table:style-name="ce117" table:formula="of:=IF(MONTH([$AllRad.$A196])=[.H$104];[AllRad.$E196];0)" office:value-type="float" office:value="0" calcext:value-type="float">
            <text:p>0</text:p>
          </table:table-cell>
          <table:table-cell table:style-name="ce117" table:formula="of:=IF(MONTH([$AllRad.$A196])=[.I$104];[AllRad.$E196];0)" office:value-type="float" office:value="0" calcext:value-type="float">
            <text:p>0</text:p>
          </table:table-cell>
          <table:table-cell table:style-name="ce117" table:formula="of:=IF(MONTH([$AllRad.$A196])=[.J$104];[AllRad.$E196];0)" office:value-type="float" office:value="0" calcext:value-type="float">
            <text:p>0</text:p>
          </table:table-cell>
          <table:table-cell table:style-name="ce117" table:formula="of:=IF(MONTH([$AllRad.$A196])=[.K$104];[AllRad.$E196];0)" office:value-type="float" office:value="0" calcext:value-type="float">
            <text:p>0</text:p>
          </table:table-cell>
          <table:table-cell table:style-name="ce117" table:formula="of:=IF(MONTH([$AllRad.$A196])=[.L$104];[AllRad.$E196];0)" office:value-type="float" office:value="0" calcext:value-type="float">
            <text:p>0</text:p>
          </table:table-cell>
          <table:table-cell table:style-name="ce117" table:formula="of:=IF(MONTH([$AllRad.$A196])=[.M$104];[AllRad.$E19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97])=[.B$104];[AllRad.$E197];0)" office:value-type="float" office:value="0" calcext:value-type="float">
            <text:p>0</text:p>
          </table:table-cell>
          <table:table-cell table:style-name="ce117" table:formula="of:=IF(MONTH([$AllRad.$A197])=[.C$104];[AllRad.$E197];0)" office:value-type="float" office:value="0" calcext:value-type="float">
            <text:p>0</text:p>
          </table:table-cell>
          <table:table-cell table:style-name="ce117" table:formula="of:=IF(MONTH([$AllRad.$A197])=[.D$104];[AllRad.$E197];0)" office:value-type="float" office:value="0" calcext:value-type="float">
            <text:p>0</text:p>
          </table:table-cell>
          <table:table-cell table:style-name="ce117" table:formula="of:=IF(MONTH([$AllRad.$A197])=[.E$104];[AllRad.$E197];0)" office:value-type="float" office:value="0" calcext:value-type="float">
            <text:p>0</text:p>
          </table:table-cell>
          <table:table-cell table:style-name="ce117" table:formula="of:=IF(MONTH([$AllRad.$A197])=[.F$104];[AllRad.$E197];0)" office:value-type="float" office:value="0" calcext:value-type="float">
            <text:p>0</text:p>
          </table:table-cell>
          <table:table-cell table:style-name="ce117" table:formula="of:=IF(MONTH([$AllRad.$A197])=[.G$104];[AllRad.$E197];0)" office:value-type="float" office:value="0" calcext:value-type="float">
            <text:p>0</text:p>
          </table:table-cell>
          <table:table-cell table:style-name="ce117" table:formula="of:=IF(MONTH([$AllRad.$A197])=[.H$104];[AllRad.$E197];0)" office:value-type="float" office:value="0" calcext:value-type="float">
            <text:p>0</text:p>
          </table:table-cell>
          <table:table-cell table:style-name="ce117" table:formula="of:=IF(MONTH([$AllRad.$A197])=[.I$104];[AllRad.$E197];0)" office:value-type="float" office:value="0" calcext:value-type="float">
            <text:p>0</text:p>
          </table:table-cell>
          <table:table-cell table:style-name="ce117" table:formula="of:=IF(MONTH([$AllRad.$A197])=[.J$104];[AllRad.$E197];0)" office:value-type="float" office:value="0" calcext:value-type="float">
            <text:p>0</text:p>
          </table:table-cell>
          <table:table-cell table:style-name="ce117" table:formula="of:=IF(MONTH([$AllRad.$A197])=[.K$104];[AllRad.$E197];0)" office:value-type="float" office:value="0" calcext:value-type="float">
            <text:p>0</text:p>
          </table:table-cell>
          <table:table-cell table:style-name="ce117" table:formula="of:=IF(MONTH([$AllRad.$A197])=[.L$104];[AllRad.$E197];0)" office:value-type="float" office:value="0" calcext:value-type="float">
            <text:p>0</text:p>
          </table:table-cell>
          <table:table-cell table:style-name="ce117" table:formula="of:=IF(MONTH([$AllRad.$A197])=[.M$104];[AllRad.$E19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98])=[.B$104];[AllRad.$E198];0)" office:value-type="float" office:value="0" calcext:value-type="float">
            <text:p>0</text:p>
          </table:table-cell>
          <table:table-cell table:style-name="ce117" table:formula="of:=IF(MONTH([$AllRad.$A198])=[.C$104];[AllRad.$E198];0)" office:value-type="float" office:value="0" calcext:value-type="float">
            <text:p>0</text:p>
          </table:table-cell>
          <table:table-cell table:style-name="ce117" table:formula="of:=IF(MONTH([$AllRad.$A198])=[.D$104];[AllRad.$E198];0)" office:value-type="float" office:value="0" calcext:value-type="float">
            <text:p>0</text:p>
          </table:table-cell>
          <table:table-cell table:style-name="ce117" table:formula="of:=IF(MONTH([$AllRad.$A198])=[.E$104];[AllRad.$E198];0)" office:value-type="float" office:value="0" calcext:value-type="float">
            <text:p>0</text:p>
          </table:table-cell>
          <table:table-cell table:style-name="ce117" table:formula="of:=IF(MONTH([$AllRad.$A198])=[.F$104];[AllRad.$E198];0)" office:value-type="float" office:value="0" calcext:value-type="float">
            <text:p>0</text:p>
          </table:table-cell>
          <table:table-cell table:style-name="ce117" table:formula="of:=IF(MONTH([$AllRad.$A198])=[.G$104];[AllRad.$E198];0)" office:value-type="float" office:value="0" calcext:value-type="float">
            <text:p>0</text:p>
          </table:table-cell>
          <table:table-cell table:style-name="ce117" table:formula="of:=IF(MONTH([$AllRad.$A198])=[.H$104];[AllRad.$E198];0)" office:value-type="float" office:value="0" calcext:value-type="float">
            <text:p>0</text:p>
          </table:table-cell>
          <table:table-cell table:style-name="ce117" table:formula="of:=IF(MONTH([$AllRad.$A198])=[.I$104];[AllRad.$E198];0)" office:value-type="float" office:value="0" calcext:value-type="float">
            <text:p>0</text:p>
          </table:table-cell>
          <table:table-cell table:style-name="ce117" table:formula="of:=IF(MONTH([$AllRad.$A198])=[.J$104];[AllRad.$E198];0)" office:value-type="float" office:value="0" calcext:value-type="float">
            <text:p>0</text:p>
          </table:table-cell>
          <table:table-cell table:style-name="ce117" table:formula="of:=IF(MONTH([$AllRad.$A198])=[.K$104];[AllRad.$E198];0)" office:value-type="float" office:value="0" calcext:value-type="float">
            <text:p>0</text:p>
          </table:table-cell>
          <table:table-cell table:style-name="ce117" table:formula="of:=IF(MONTH([$AllRad.$A198])=[.L$104];[AllRad.$E198];0)" office:value-type="float" office:value="0" calcext:value-type="float">
            <text:p>0</text:p>
          </table:table-cell>
          <table:table-cell table:style-name="ce117" table:formula="of:=IF(MONTH([$AllRad.$A198])=[.M$104];[AllRad.$E19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199])=[.B$104];[AllRad.$E199];0)" office:value-type="float" office:value="0" calcext:value-type="float">
            <text:p>0</text:p>
          </table:table-cell>
          <table:table-cell table:style-name="ce117" table:formula="of:=IF(MONTH([$AllRad.$A199])=[.C$104];[AllRad.$E199];0)" office:value-type="float" office:value="0" calcext:value-type="float">
            <text:p>0</text:p>
          </table:table-cell>
          <table:table-cell table:style-name="ce117" table:formula="of:=IF(MONTH([$AllRad.$A199])=[.D$104];[AllRad.$E199];0)" office:value-type="float" office:value="0" calcext:value-type="float">
            <text:p>0</text:p>
          </table:table-cell>
          <table:table-cell table:style-name="ce117" table:formula="of:=IF(MONTH([$AllRad.$A199])=[.E$104];[AllRad.$E199];0)" office:value-type="float" office:value="0" calcext:value-type="float">
            <text:p>0</text:p>
          </table:table-cell>
          <table:table-cell table:style-name="ce117" table:formula="of:=IF(MONTH([$AllRad.$A199])=[.F$104];[AllRad.$E199];0)" office:value-type="float" office:value="0" calcext:value-type="float">
            <text:p>0</text:p>
          </table:table-cell>
          <table:table-cell table:style-name="ce117" table:formula="of:=IF(MONTH([$AllRad.$A199])=[.G$104];[AllRad.$E199];0)" office:value-type="float" office:value="0" calcext:value-type="float">
            <text:p>0</text:p>
          </table:table-cell>
          <table:table-cell table:style-name="ce117" table:formula="of:=IF(MONTH([$AllRad.$A199])=[.H$104];[AllRad.$E199];0)" office:value-type="float" office:value="0" calcext:value-type="float">
            <text:p>0</text:p>
          </table:table-cell>
          <table:table-cell table:style-name="ce117" table:formula="of:=IF(MONTH([$AllRad.$A199])=[.I$104];[AllRad.$E199];0)" office:value-type="float" office:value="0" calcext:value-type="float">
            <text:p>0</text:p>
          </table:table-cell>
          <table:table-cell table:style-name="ce117" table:formula="of:=IF(MONTH([$AllRad.$A199])=[.J$104];[AllRad.$E199];0)" office:value-type="float" office:value="0" calcext:value-type="float">
            <text:p>0</text:p>
          </table:table-cell>
          <table:table-cell table:style-name="ce117" table:formula="of:=IF(MONTH([$AllRad.$A199])=[.K$104];[AllRad.$E199];0)" office:value-type="float" office:value="0" calcext:value-type="float">
            <text:p>0</text:p>
          </table:table-cell>
          <table:table-cell table:style-name="ce117" table:formula="of:=IF(MONTH([$AllRad.$A199])=[.L$104];[AllRad.$E199];0)" office:value-type="float" office:value="0" calcext:value-type="float">
            <text:p>0</text:p>
          </table:table-cell>
          <table:table-cell table:style-name="ce117" table:formula="of:=IF(MONTH([$AllRad.$A199])=[.M$104];[AllRad.$E19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200])=[.B$104];[AllRad.$E200];0)" office:value-type="float" office:value="0" calcext:value-type="float">
            <text:p>0</text:p>
          </table:table-cell>
          <table:table-cell table:style-name="ce117" table:formula="of:=IF(MONTH([$AllRad.$A200])=[.C$104];[AllRad.$E200];0)" office:value-type="float" office:value="0" calcext:value-type="float">
            <text:p>0</text:p>
          </table:table-cell>
          <table:table-cell table:style-name="ce117" table:formula="of:=IF(MONTH([$AllRad.$A200])=[.D$104];[AllRad.$E200];0)" office:value-type="float" office:value="0" calcext:value-type="float">
            <text:p>0</text:p>
          </table:table-cell>
          <table:table-cell table:style-name="ce117" table:formula="of:=IF(MONTH([$AllRad.$A200])=[.E$104];[AllRad.$E200];0)" office:value-type="float" office:value="0" calcext:value-type="float">
            <text:p>0</text:p>
          </table:table-cell>
          <table:table-cell table:style-name="ce117" table:formula="of:=IF(MONTH([$AllRad.$A200])=[.F$104];[AllRad.$E200];0)" office:value-type="float" office:value="0" calcext:value-type="float">
            <text:p>0</text:p>
          </table:table-cell>
          <table:table-cell table:style-name="ce117" table:formula="of:=IF(MONTH([$AllRad.$A200])=[.G$104];[AllRad.$E200];0)" office:value-type="float" office:value="0" calcext:value-type="float">
            <text:p>0</text:p>
          </table:table-cell>
          <table:table-cell table:style-name="ce117" table:formula="of:=IF(MONTH([$AllRad.$A200])=[.H$104];[AllRad.$E200];0)" office:value-type="float" office:value="0" calcext:value-type="float">
            <text:p>0</text:p>
          </table:table-cell>
          <table:table-cell table:style-name="ce117" table:formula="of:=IF(MONTH([$AllRad.$A200])=[.I$104];[AllRad.$E200];0)" office:value-type="float" office:value="0" calcext:value-type="float">
            <text:p>0</text:p>
          </table:table-cell>
          <table:table-cell table:style-name="ce117" table:formula="of:=IF(MONTH([$AllRad.$A200])=[.J$104];[AllRad.$E200];0)" office:value-type="float" office:value="0" calcext:value-type="float">
            <text:p>0</text:p>
          </table:table-cell>
          <table:table-cell table:style-name="ce117" table:formula="of:=IF(MONTH([$AllRad.$A200])=[.K$104];[AllRad.$E200];0)" office:value-type="float" office:value="0" calcext:value-type="float">
            <text:p>0</text:p>
          </table:table-cell>
          <table:table-cell table:style-name="ce117" table:formula="of:=IF(MONTH([$AllRad.$A200])=[.L$104];[AllRad.$E200];0)" office:value-type="float" office:value="0" calcext:value-type="float">
            <text:p>0</text:p>
          </table:table-cell>
          <table:table-cell table:style-name="ce117" table:formula="of:=IF(MONTH([$AllRad.$A200])=[.M$104];[AllRad.$E20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201])=[.B$104];[AllRad.$E201];0)" office:value-type="float" office:value="0" calcext:value-type="float">
            <text:p>0</text:p>
          </table:table-cell>
          <table:table-cell table:style-name="ce117" table:formula="of:=IF(MONTH([$AllRad.$A201])=[.C$104];[AllRad.$E201];0)" office:value-type="float" office:value="0" calcext:value-type="float">
            <text:p>0</text:p>
          </table:table-cell>
          <table:table-cell table:style-name="ce117" table:formula="of:=IF(MONTH([$AllRad.$A201])=[.D$104];[AllRad.$E201];0)" office:value-type="float" office:value="0" calcext:value-type="float">
            <text:p>0</text:p>
          </table:table-cell>
          <table:table-cell table:style-name="ce117" table:formula="of:=IF(MONTH([$AllRad.$A201])=[.E$104];[AllRad.$E201];0)" office:value-type="float" office:value="0" calcext:value-type="float">
            <text:p>0</text:p>
          </table:table-cell>
          <table:table-cell table:style-name="ce117" table:formula="of:=IF(MONTH([$AllRad.$A201])=[.F$104];[AllRad.$E201];0)" office:value-type="float" office:value="0" calcext:value-type="float">
            <text:p>0</text:p>
          </table:table-cell>
          <table:table-cell table:style-name="ce117" table:formula="of:=IF(MONTH([$AllRad.$A201])=[.G$104];[AllRad.$E201];0)" office:value-type="float" office:value="0" calcext:value-type="float">
            <text:p>0</text:p>
          </table:table-cell>
          <table:table-cell table:style-name="ce117" table:formula="of:=IF(MONTH([$AllRad.$A201])=[.H$104];[AllRad.$E201];0)" office:value-type="float" office:value="0" calcext:value-type="float">
            <text:p>0</text:p>
          </table:table-cell>
          <table:table-cell table:style-name="ce117" table:formula="of:=IF(MONTH([$AllRad.$A201])=[.I$104];[AllRad.$E201];0)" office:value-type="float" office:value="0" calcext:value-type="float">
            <text:p>0</text:p>
          </table:table-cell>
          <table:table-cell table:style-name="ce117" table:formula="of:=IF(MONTH([$AllRad.$A201])=[.J$104];[AllRad.$E201];0)" office:value-type="float" office:value="0" calcext:value-type="float">
            <text:p>0</text:p>
          </table:table-cell>
          <table:table-cell table:style-name="ce117" table:formula="of:=IF(MONTH([$AllRad.$A201])=[.K$104];[AllRad.$E201];0)" office:value-type="float" office:value="0" calcext:value-type="float">
            <text:p>0</text:p>
          </table:table-cell>
          <table:table-cell table:style-name="ce117" table:formula="of:=IF(MONTH([$AllRad.$A201])=[.L$104];[AllRad.$E201];0)" office:value-type="float" office:value="0" calcext:value-type="float">
            <text:p>0</text:p>
          </table:table-cell>
          <table:table-cell table:style-name="ce117" table:formula="of:=IF(MONTH([$AllRad.$A201])=[.M$104];[AllRad.$E20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$AllRad.$A202])=[.B$104];[AllRad.$E202];0)" office:value-type="float" office:value="0" calcext:value-type="float">
            <text:p>0</text:p>
          </table:table-cell>
          <table:table-cell table:style-name="ce117" table:formula="of:=IF(MONTH([$AllRad.$A202])=[.C$104];[AllRad.$E202];0)" office:value-type="float" office:value="0" calcext:value-type="float">
            <text:p>0</text:p>
          </table:table-cell>
          <table:table-cell table:style-name="ce117" table:formula="of:=IF(MONTH([$AllRad.$A202])=[.D$104];[AllRad.$E202];0)" office:value-type="float" office:value="0" calcext:value-type="float">
            <text:p>0</text:p>
          </table:table-cell>
          <table:table-cell table:style-name="ce117" table:formula="of:=IF(MONTH([$AllRad.$A202])=[.E$104];[AllRad.$E202];0)" office:value-type="float" office:value="0" calcext:value-type="float">
            <text:p>0</text:p>
          </table:table-cell>
          <table:table-cell table:style-name="ce117" table:formula="of:=IF(MONTH([$AllRad.$A202])=[.F$104];[AllRad.$E202];0)" office:value-type="float" office:value="0" calcext:value-type="float">
            <text:p>0</text:p>
          </table:table-cell>
          <table:table-cell table:style-name="ce117" table:formula="of:=IF(MONTH([$AllRad.$A202])=[.G$104];[AllRad.$E202];0)" office:value-type="float" office:value="0" calcext:value-type="float">
            <text:p>0</text:p>
          </table:table-cell>
          <table:table-cell table:style-name="ce117" table:formula="of:=IF(MONTH([$AllRad.$A202])=[.H$104];[AllRad.$E202];0)" office:value-type="float" office:value="0" calcext:value-type="float">
            <text:p>0</text:p>
          </table:table-cell>
          <table:table-cell table:style-name="ce117" table:formula="of:=IF(MONTH([$AllRad.$A202])=[.I$104];[AllRad.$E202];0)" office:value-type="float" office:value="0" calcext:value-type="float">
            <text:p>0</text:p>
          </table:table-cell>
          <table:table-cell table:style-name="ce117" table:formula="of:=IF(MONTH([$AllRad.$A202])=[.J$104];[AllRad.$E202];0)" office:value-type="float" office:value="0" calcext:value-type="float">
            <text:p>0</text:p>
          </table:table-cell>
          <table:table-cell table:style-name="ce117" table:formula="of:=IF(MONTH([$AllRad.$A202])=[.K$104];[AllRad.$E202];0)" office:value-type="float" office:value="0" calcext:value-type="float">
            <text:p>0</text:p>
          </table:table-cell>
          <table:table-cell table:style-name="ce117" table:formula="of:=IF(MONTH([$AllRad.$A202])=[.L$104];[AllRad.$E202];0)" office:value-type="float" office:value="0" calcext:value-type="float">
            <text:p>0</text:p>
          </table:table-cell>
          <table:table-cell table:style-name="ce117" table:formula="of:=IF(MONTH([$AllRad.$A202])=[.M$104];[AllRad.$E20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adtrad</text:p>
          </table:table-cell>
          <table:table-cell table:style-name="ce117" table:formula="of:=IF(MONTH([Stadtrad.$A2])=[.B$104];[Stadtrad.$B2];0)" office:value-type="float" office:value="31.5" calcext:value-type="float">
            <text:p>31,5</text:p>
          </table:table-cell>
          <table:table-cell table:style-name="ce117" table:formula="of:=IF(MONTH([Stadtrad.$A2])=[.C$104];[Stadtrad.$B2];0)" office:value-type="float" office:value="0" calcext:value-type="float">
            <text:p>0</text:p>
          </table:table-cell>
          <table:table-cell table:style-name="ce117" table:formula="of:=IF(MONTH([Stadtrad.$A2])=[.D$104];[Stadtrad.$B2];0)" office:value-type="float" office:value="0" calcext:value-type="float">
            <text:p>0</text:p>
          </table:table-cell>
          <table:table-cell table:style-name="ce117" table:formula="of:=IF(MONTH([Stadtrad.$A2])=[.E$104];[Stadtrad.$B2];0)" office:value-type="float" office:value="0" calcext:value-type="float">
            <text:p>0</text:p>
          </table:table-cell>
          <table:table-cell table:style-name="ce117" table:formula="of:=IF(MONTH([Stadtrad.$A2])=[.F$104];[Stadtrad.$B2];0)" office:value-type="float" office:value="0" calcext:value-type="float">
            <text:p>0</text:p>
          </table:table-cell>
          <table:table-cell table:style-name="ce117" table:formula="of:=IF(MONTH([Stadtrad.$A2])=[.G$104];[Stadtrad.$B2];0)" office:value-type="float" office:value="0" calcext:value-type="float">
            <text:p>0</text:p>
          </table:table-cell>
          <table:table-cell table:style-name="ce117" table:formula="of:=IF(MONTH([Stadtrad.$A2])=[.H$104];[Stadtrad.$B2];0)" office:value-type="float" office:value="0" calcext:value-type="float">
            <text:p>0</text:p>
          </table:table-cell>
          <table:table-cell table:style-name="ce117" table:formula="of:=IF(MONTH([Stadtrad.$A2])=[.I$104];[Stadtrad.$B2];0)" office:value-type="float" office:value="0" calcext:value-type="float">
            <text:p>0</text:p>
          </table:table-cell>
          <table:table-cell table:style-name="ce117" table:formula="of:=IF(MONTH([Stadtrad.$A2])=[.J$104];[Stadtrad.$B2];0)" office:value-type="float" office:value="0" calcext:value-type="float">
            <text:p>0</text:p>
          </table:table-cell>
          <table:table-cell table:style-name="ce117" table:formula="of:=IF(MONTH([Stadtrad.$A2])=[.K$104];[Stadtrad.$B2];0)" office:value-type="float" office:value="0" calcext:value-type="float">
            <text:p>0</text:p>
          </table:table-cell>
          <table:table-cell table:style-name="ce117" table:formula="of:=IF(MONTH([Stadtrad.$A2])=[.L$104];[Stadtrad.$B2];0)" office:value-type="float" office:value="0" calcext:value-type="float">
            <text:p>0</text:p>
          </table:table-cell>
          <table:table-cell table:style-name="ce117" table:formula="of:=IF(MONTH([Stadtrad.$A2])=[.M$104];[Stadtrad.$B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3])=[.B$104];[Stadtrad.$B3];0)" office:value-type="float" office:value="0" calcext:value-type="float">
            <text:p>0</text:p>
          </table:table-cell>
          <table:table-cell table:style-name="ce117" table:formula="of:=IF(MONTH([Stadtrad.$A3])=[.C$104];[Stadtrad.$B3];0)" office:value-type="float" office:value="0" calcext:value-type="float">
            <text:p>0</text:p>
          </table:table-cell>
          <table:table-cell table:style-name="ce117" table:formula="of:=IF(MONTH([Stadtrad.$A3])=[.D$104];[Stadtrad.$B3];0)" office:value-type="float" office:value="100" calcext:value-type="float">
            <text:p>100</text:p>
          </table:table-cell>
          <table:table-cell table:style-name="ce117" table:formula="of:=IF(MONTH([Stadtrad.$A3])=[.E$104];[Stadtrad.$B3];0)" office:value-type="float" office:value="0" calcext:value-type="float">
            <text:p>0</text:p>
          </table:table-cell>
          <table:table-cell table:style-name="ce117" table:formula="of:=IF(MONTH([Stadtrad.$A3])=[.F$104];[Stadtrad.$B3];0)" office:value-type="float" office:value="0" calcext:value-type="float">
            <text:p>0</text:p>
          </table:table-cell>
          <table:table-cell table:style-name="ce117" table:formula="of:=IF(MONTH([Stadtrad.$A3])=[.G$104];[Stadtrad.$B3];0)" office:value-type="float" office:value="0" calcext:value-type="float">
            <text:p>0</text:p>
          </table:table-cell>
          <table:table-cell table:style-name="ce117" table:formula="of:=IF(MONTH([Stadtrad.$A3])=[.H$104];[Stadtrad.$B3];0)" office:value-type="float" office:value="0" calcext:value-type="float">
            <text:p>0</text:p>
          </table:table-cell>
          <table:table-cell table:style-name="ce117" table:formula="of:=IF(MONTH([Stadtrad.$A3])=[.I$104];[Stadtrad.$B3];0)" office:value-type="float" office:value="0" calcext:value-type="float">
            <text:p>0</text:p>
          </table:table-cell>
          <table:table-cell table:style-name="ce117" table:formula="of:=IF(MONTH([Stadtrad.$A3])=[.J$104];[Stadtrad.$B3];0)" office:value-type="float" office:value="0" calcext:value-type="float">
            <text:p>0</text:p>
          </table:table-cell>
          <table:table-cell table:style-name="ce117" table:formula="of:=IF(MONTH([Stadtrad.$A3])=[.K$104];[Stadtrad.$B3];0)" office:value-type="float" office:value="0" calcext:value-type="float">
            <text:p>0</text:p>
          </table:table-cell>
          <table:table-cell table:style-name="ce117" table:formula="of:=IF(MONTH([Stadtrad.$A3])=[.L$104];[Stadtrad.$B3];0)" office:value-type="float" office:value="0" calcext:value-type="float">
            <text:p>0</text:p>
          </table:table-cell>
          <table:table-cell table:style-name="ce117" table:formula="of:=IF(MONTH([Stadtrad.$A3])=[.M$104];[Stadtrad.$B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4])=[.B$104];[Stadtrad.$B4];0)" office:value-type="float" office:value="0" calcext:value-type="float">
            <text:p>0</text:p>
          </table:table-cell>
          <table:table-cell table:style-name="ce117" table:formula="of:=IF(MONTH([Stadtrad.$A4])=[.C$104];[Stadtrad.$B4];0)" office:value-type="float" office:value="0" calcext:value-type="float">
            <text:p>0</text:p>
          </table:table-cell>
          <table:table-cell table:style-name="ce117" table:formula="of:=IF(MONTH([Stadtrad.$A4])=[.D$104];[Stadtrad.$B4];0)" office:value-type="float" office:value="0" calcext:value-type="float">
            <text:p>0</text:p>
          </table:table-cell>
          <table:table-cell table:style-name="ce117" table:formula="of:=IF(MONTH([Stadtrad.$A4])=[.E$104];[Stadtrad.$B4];0)" office:value-type="float" office:value="0" calcext:value-type="float">
            <text:p>0</text:p>
          </table:table-cell>
          <table:table-cell table:style-name="ce117" table:formula="of:=IF(MONTH([Stadtrad.$A4])=[.F$104];[Stadtrad.$B4];0)" office:value-type="float" office:value="300" calcext:value-type="float">
            <text:p>300</text:p>
          </table:table-cell>
          <table:table-cell table:style-name="ce117" table:formula="of:=IF(MONTH([Stadtrad.$A4])=[.G$104];[Stadtrad.$B4];0)" office:value-type="float" office:value="0" calcext:value-type="float">
            <text:p>0</text:p>
          </table:table-cell>
          <table:table-cell table:style-name="ce117" table:formula="of:=IF(MONTH([Stadtrad.$A4])=[.H$104];[Stadtrad.$B4];0)" office:value-type="float" office:value="0" calcext:value-type="float">
            <text:p>0</text:p>
          </table:table-cell>
          <table:table-cell table:style-name="ce117" table:formula="of:=IF(MONTH([Stadtrad.$A4])=[.I$104];[Stadtrad.$B4];0)" office:value-type="float" office:value="0" calcext:value-type="float">
            <text:p>0</text:p>
          </table:table-cell>
          <table:table-cell table:style-name="ce117" table:formula="of:=IF(MONTH([Stadtrad.$A4])=[.J$104];[Stadtrad.$B4];0)" office:value-type="float" office:value="0" calcext:value-type="float">
            <text:p>0</text:p>
          </table:table-cell>
          <table:table-cell table:style-name="ce117" table:formula="of:=IF(MONTH([Stadtrad.$A4])=[.K$104];[Stadtrad.$B4];0)" office:value-type="float" office:value="0" calcext:value-type="float">
            <text:p>0</text:p>
          </table:table-cell>
          <table:table-cell table:style-name="ce117" table:formula="of:=IF(MONTH([Stadtrad.$A4])=[.L$104];[Stadtrad.$B4];0)" office:value-type="float" office:value="0" calcext:value-type="float">
            <text:p>0</text:p>
          </table:table-cell>
          <table:table-cell table:style-name="ce117" table:formula="of:=IF(MONTH([Stadtrad.$A4])=[.M$104];[Stadtrad.$B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5])=[.B$104];[Stadtrad.$B5];0)" office:value-type="float" office:value="0" calcext:value-type="float">
            <text:p>0</text:p>
          </table:table-cell>
          <table:table-cell table:style-name="ce117" table:formula="of:=IF(MONTH([Stadtrad.$A5])=[.C$104];[Stadtrad.$B5];0)" office:value-type="float" office:value="0" calcext:value-type="float">
            <text:p>0</text:p>
          </table:table-cell>
          <table:table-cell table:style-name="ce117" table:formula="of:=IF(MONTH([Stadtrad.$A5])=[.D$104];[Stadtrad.$B5];0)" office:value-type="float" office:value="0" calcext:value-type="float">
            <text:p>0</text:p>
          </table:table-cell>
          <table:table-cell table:style-name="ce117" table:formula="of:=IF(MONTH([Stadtrad.$A5])=[.E$104];[Stadtrad.$B5];0)" office:value-type="float" office:value="0" calcext:value-type="float">
            <text:p>0</text:p>
          </table:table-cell>
          <table:table-cell table:style-name="ce117" table:formula="of:=IF(MONTH([Stadtrad.$A5])=[.F$104];[Stadtrad.$B5];0)" office:value-type="float" office:value="0" calcext:value-type="float">
            <text:p>0</text:p>
          </table:table-cell>
          <table:table-cell table:style-name="ce117" table:formula="of:=IF(MONTH([Stadtrad.$A5])=[.G$104];[Stadtrad.$B5];0)" office:value-type="float" office:value="0" calcext:value-type="float">
            <text:p>0</text:p>
          </table:table-cell>
          <table:table-cell table:style-name="ce117" table:formula="of:=IF(MONTH([Stadtrad.$A5])=[.H$104];[Stadtrad.$B5];0)" office:value-type="float" office:value="0" calcext:value-type="float">
            <text:p>0</text:p>
          </table:table-cell>
          <table:table-cell table:style-name="ce117" table:formula="of:=IF(MONTH([Stadtrad.$A5])=[.I$104];[Stadtrad.$B5];0)" office:value-type="float" office:value="0" calcext:value-type="float">
            <text:p>0</text:p>
          </table:table-cell>
          <table:table-cell table:style-name="ce117" table:formula="of:=IF(MONTH([Stadtrad.$A5])=[.J$104];[Stadtrad.$B5];0)" office:value-type="float" office:value="0" calcext:value-type="float">
            <text:p>0</text:p>
          </table:table-cell>
          <table:table-cell table:style-name="ce117" table:formula="of:=IF(MONTH([Stadtrad.$A5])=[.K$104];[Stadtrad.$B5];0)" office:value-type="float" office:value="0" calcext:value-type="float">
            <text:p>0</text:p>
          </table:table-cell>
          <table:table-cell table:style-name="ce117" table:formula="of:=IF(MONTH([Stadtrad.$A5])=[.L$104];[Stadtrad.$B5];0)" office:value-type="float" office:value="0" calcext:value-type="float">
            <text:p>0</text:p>
          </table:table-cell>
          <table:table-cell table:style-name="ce117" table:formula="of:=IF(MONTH([Stadtrad.$A5])=[.M$104];[Stadtrad.$B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6])=[.B$104];[Stadtrad.$B6];0)" office:value-type="float" office:value="0" calcext:value-type="float">
            <text:p>0</text:p>
          </table:table-cell>
          <table:table-cell table:style-name="ce117" table:formula="of:=IF(MONTH([Stadtrad.$A6])=[.C$104];[Stadtrad.$B6];0)" office:value-type="float" office:value="0" calcext:value-type="float">
            <text:p>0</text:p>
          </table:table-cell>
          <table:table-cell table:style-name="ce117" table:formula="of:=IF(MONTH([Stadtrad.$A6])=[.D$104];[Stadtrad.$B6];0)" office:value-type="float" office:value="0" calcext:value-type="float">
            <text:p>0</text:p>
          </table:table-cell>
          <table:table-cell table:style-name="ce117" table:formula="of:=IF(MONTH([Stadtrad.$A6])=[.E$104];[Stadtrad.$B6];0)" office:value-type="float" office:value="0" calcext:value-type="float">
            <text:p>0</text:p>
          </table:table-cell>
          <table:table-cell table:style-name="ce117" table:formula="of:=IF(MONTH([Stadtrad.$A6])=[.F$104];[Stadtrad.$B6];0)" office:value-type="float" office:value="0" calcext:value-type="float">
            <text:p>0</text:p>
          </table:table-cell>
          <table:table-cell table:style-name="ce117" table:formula="of:=IF(MONTH([Stadtrad.$A6])=[.G$104];[Stadtrad.$B6];0)" office:value-type="float" office:value="0" calcext:value-type="float">
            <text:p>0</text:p>
          </table:table-cell>
          <table:table-cell table:style-name="ce117" table:formula="of:=IF(MONTH([Stadtrad.$A6])=[.H$104];[Stadtrad.$B6];0)" office:value-type="float" office:value="0" calcext:value-type="float">
            <text:p>0</text:p>
          </table:table-cell>
          <table:table-cell table:style-name="ce117" table:formula="of:=IF(MONTH([Stadtrad.$A6])=[.I$104];[Stadtrad.$B6];0)" office:value-type="float" office:value="0" calcext:value-type="float">
            <text:p>0</text:p>
          </table:table-cell>
          <table:table-cell table:style-name="ce117" table:formula="of:=IF(MONTH([Stadtrad.$A6])=[.J$104];[Stadtrad.$B6];0)" office:value-type="float" office:value="0" calcext:value-type="float">
            <text:p>0</text:p>
          </table:table-cell>
          <table:table-cell table:style-name="ce117" table:formula="of:=IF(MONTH([Stadtrad.$A6])=[.K$104];[Stadtrad.$B6];0)" office:value-type="float" office:value="0" calcext:value-type="float">
            <text:p>0</text:p>
          </table:table-cell>
          <table:table-cell table:style-name="ce117" table:formula="of:=IF(MONTH([Stadtrad.$A6])=[.L$104];[Stadtrad.$B6];0)" office:value-type="float" office:value="0" calcext:value-type="float">
            <text:p>0</text:p>
          </table:table-cell>
          <table:table-cell table:style-name="ce117" table:formula="of:=IF(MONTH([Stadtrad.$A6])=[.M$104];[Stadtrad.$B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7])=[.B$104];[Stadtrad.$B7];0)" office:value-type="float" office:value="0" calcext:value-type="float">
            <text:p>0</text:p>
          </table:table-cell>
          <table:table-cell table:style-name="ce117" table:formula="of:=IF(MONTH([Stadtrad.$A7])=[.C$104];[Stadtrad.$B7];0)" office:value-type="float" office:value="0" calcext:value-type="float">
            <text:p>0</text:p>
          </table:table-cell>
          <table:table-cell table:style-name="ce117" table:formula="of:=IF(MONTH([Stadtrad.$A7])=[.D$104];[Stadtrad.$B7];0)" office:value-type="float" office:value="0" calcext:value-type="float">
            <text:p>0</text:p>
          </table:table-cell>
          <table:table-cell table:style-name="ce117" table:formula="of:=IF(MONTH([Stadtrad.$A7])=[.E$104];[Stadtrad.$B7];0)" office:value-type="float" office:value="0" calcext:value-type="float">
            <text:p>0</text:p>
          </table:table-cell>
          <table:table-cell table:style-name="ce117" table:formula="of:=IF(MONTH([Stadtrad.$A7])=[.F$104];[Stadtrad.$B7];0)" office:value-type="float" office:value="0" calcext:value-type="float">
            <text:p>0</text:p>
          </table:table-cell>
          <table:table-cell table:style-name="ce117" table:formula="of:=IF(MONTH([Stadtrad.$A7])=[.G$104];[Stadtrad.$B7];0)" office:value-type="float" office:value="0" calcext:value-type="float">
            <text:p>0</text:p>
          </table:table-cell>
          <table:table-cell table:style-name="ce117" table:formula="of:=IF(MONTH([Stadtrad.$A7])=[.H$104];[Stadtrad.$B7];0)" office:value-type="float" office:value="0" calcext:value-type="float">
            <text:p>0</text:p>
          </table:table-cell>
          <table:table-cell table:style-name="ce117" table:formula="of:=IF(MONTH([Stadtrad.$A7])=[.I$104];[Stadtrad.$B7];0)" office:value-type="float" office:value="0" calcext:value-type="float">
            <text:p>0</text:p>
          </table:table-cell>
          <table:table-cell table:style-name="ce117" table:formula="of:=IF(MONTH([Stadtrad.$A7])=[.J$104];[Stadtrad.$B7];0)" office:value-type="float" office:value="0" calcext:value-type="float">
            <text:p>0</text:p>
          </table:table-cell>
          <table:table-cell table:style-name="ce117" table:formula="of:=IF(MONTH([Stadtrad.$A7])=[.K$104];[Stadtrad.$B7];0)" office:value-type="float" office:value="0" calcext:value-type="float">
            <text:p>0</text:p>
          </table:table-cell>
          <table:table-cell table:style-name="ce117" table:formula="of:=IF(MONTH([Stadtrad.$A7])=[.L$104];[Stadtrad.$B7];0)" office:value-type="float" office:value="0" calcext:value-type="float">
            <text:p>0</text:p>
          </table:table-cell>
          <table:table-cell table:style-name="ce117" table:formula="of:=IF(MONTH([Stadtrad.$A7])=[.M$104];[Stadtrad.$B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8])=[.B$104];[Stadtrad.$B8];0)" office:value-type="float" office:value="0" calcext:value-type="float">
            <text:p>0</text:p>
          </table:table-cell>
          <table:table-cell table:style-name="ce117" table:formula="of:=IF(MONTH([Stadtrad.$A8])=[.C$104];[Stadtrad.$B8];0)" office:value-type="float" office:value="0" calcext:value-type="float">
            <text:p>0</text:p>
          </table:table-cell>
          <table:table-cell table:style-name="ce117" table:formula="of:=IF(MONTH([Stadtrad.$A8])=[.D$104];[Stadtrad.$B8];0)" office:value-type="float" office:value="0" calcext:value-type="float">
            <text:p>0</text:p>
          </table:table-cell>
          <table:table-cell table:style-name="ce117" table:formula="of:=IF(MONTH([Stadtrad.$A8])=[.E$104];[Stadtrad.$B8];0)" office:value-type="float" office:value="0" calcext:value-type="float">
            <text:p>0</text:p>
          </table:table-cell>
          <table:table-cell table:style-name="ce117" table:formula="of:=IF(MONTH([Stadtrad.$A8])=[.F$104];[Stadtrad.$B8];0)" office:value-type="float" office:value="0" calcext:value-type="float">
            <text:p>0</text:p>
          </table:table-cell>
          <table:table-cell table:style-name="ce117" table:formula="of:=IF(MONTH([Stadtrad.$A8])=[.G$104];[Stadtrad.$B8];0)" office:value-type="float" office:value="0" calcext:value-type="float">
            <text:p>0</text:p>
          </table:table-cell>
          <table:table-cell table:style-name="ce117" table:formula="of:=IF(MONTH([Stadtrad.$A8])=[.H$104];[Stadtrad.$B8];0)" office:value-type="float" office:value="0" calcext:value-type="float">
            <text:p>0</text:p>
          </table:table-cell>
          <table:table-cell table:style-name="ce117" table:formula="of:=IF(MONTH([Stadtrad.$A8])=[.I$104];[Stadtrad.$B8];0)" office:value-type="float" office:value="0" calcext:value-type="float">
            <text:p>0</text:p>
          </table:table-cell>
          <table:table-cell table:style-name="ce117" table:formula="of:=IF(MONTH([Stadtrad.$A8])=[.J$104];[Stadtrad.$B8];0)" office:value-type="float" office:value="0" calcext:value-type="float">
            <text:p>0</text:p>
          </table:table-cell>
          <table:table-cell table:style-name="ce117" table:formula="of:=IF(MONTH([Stadtrad.$A8])=[.K$104];[Stadtrad.$B8];0)" office:value-type="float" office:value="0" calcext:value-type="float">
            <text:p>0</text:p>
          </table:table-cell>
          <table:table-cell table:style-name="ce117" table:formula="of:=IF(MONTH([Stadtrad.$A8])=[.L$104];[Stadtrad.$B8];0)" office:value-type="float" office:value="0" calcext:value-type="float">
            <text:p>0</text:p>
          </table:table-cell>
          <table:table-cell table:style-name="ce117" table:formula="of:=IF(MONTH([Stadtrad.$A8])=[.M$104];[Stadtrad.$B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9])=[.B$104];[Stadtrad.$B9];0)" office:value-type="float" office:value="0" calcext:value-type="float">
            <text:p>0</text:p>
          </table:table-cell>
          <table:table-cell table:style-name="ce117" table:formula="of:=IF(MONTH([Stadtrad.$A9])=[.C$104];[Stadtrad.$B9];0)" office:value-type="float" office:value="0" calcext:value-type="float">
            <text:p>0</text:p>
          </table:table-cell>
          <table:table-cell table:style-name="ce117" table:formula="of:=IF(MONTH([Stadtrad.$A9])=[.D$104];[Stadtrad.$B9];0)" office:value-type="float" office:value="0" calcext:value-type="float">
            <text:p>0</text:p>
          </table:table-cell>
          <table:table-cell table:style-name="ce117" table:formula="of:=IF(MONTH([Stadtrad.$A9])=[.E$104];[Stadtrad.$B9];0)" office:value-type="float" office:value="0" calcext:value-type="float">
            <text:p>0</text:p>
          </table:table-cell>
          <table:table-cell table:style-name="ce117" table:formula="of:=IF(MONTH([Stadtrad.$A9])=[.F$104];[Stadtrad.$B9];0)" office:value-type="float" office:value="0" calcext:value-type="float">
            <text:p>0</text:p>
          </table:table-cell>
          <table:table-cell table:style-name="ce117" table:formula="of:=IF(MONTH([Stadtrad.$A9])=[.G$104];[Stadtrad.$B9];0)" office:value-type="float" office:value="0" calcext:value-type="float">
            <text:p>0</text:p>
          </table:table-cell>
          <table:table-cell table:style-name="ce117" table:formula="of:=IF(MONTH([Stadtrad.$A9])=[.H$104];[Stadtrad.$B9];0)" office:value-type="float" office:value="0" calcext:value-type="float">
            <text:p>0</text:p>
          </table:table-cell>
          <table:table-cell table:style-name="ce117" table:formula="of:=IF(MONTH([Stadtrad.$A9])=[.I$104];[Stadtrad.$B9];0)" office:value-type="float" office:value="0" calcext:value-type="float">
            <text:p>0</text:p>
          </table:table-cell>
          <table:table-cell table:style-name="ce117" table:formula="of:=IF(MONTH([Stadtrad.$A9])=[.J$104];[Stadtrad.$B9];0)" office:value-type="float" office:value="0" calcext:value-type="float">
            <text:p>0</text:p>
          </table:table-cell>
          <table:table-cell table:style-name="ce117" table:formula="of:=IF(MONTH([Stadtrad.$A9])=[.K$104];[Stadtrad.$B9];0)" office:value-type="float" office:value="0" calcext:value-type="float">
            <text:p>0</text:p>
          </table:table-cell>
          <table:table-cell table:style-name="ce117" table:formula="of:=IF(MONTH([Stadtrad.$A9])=[.L$104];[Stadtrad.$B9];0)" office:value-type="float" office:value="0" calcext:value-type="float">
            <text:p>0</text:p>
          </table:table-cell>
          <table:table-cell table:style-name="ce117" table:formula="of:=IF(MONTH([Stadtrad.$A9])=[.M$104];[Stadtrad.$B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10])=[.B$104];[Stadtrad.$B10];0)" office:value-type="float" office:value="0" calcext:value-type="float">
            <text:p>0</text:p>
          </table:table-cell>
          <table:table-cell table:style-name="ce117" table:formula="of:=IF(MONTH([Stadtrad.$A10])=[.C$104];[Stadtrad.$B10];0)" office:value-type="float" office:value="0" calcext:value-type="float">
            <text:p>0</text:p>
          </table:table-cell>
          <table:table-cell table:style-name="ce117" table:formula="of:=IF(MONTH([Stadtrad.$A10])=[.D$104];[Stadtrad.$B10];0)" office:value-type="float" office:value="0" calcext:value-type="float">
            <text:p>0</text:p>
          </table:table-cell>
          <table:table-cell table:style-name="ce117" table:formula="of:=IF(MONTH([Stadtrad.$A10])=[.E$104];[Stadtrad.$B10];0)" office:value-type="float" office:value="0" calcext:value-type="float">
            <text:p>0</text:p>
          </table:table-cell>
          <table:table-cell table:style-name="ce117" table:formula="of:=IF(MONTH([Stadtrad.$A10])=[.F$104];[Stadtrad.$B10];0)" office:value-type="float" office:value="0" calcext:value-type="float">
            <text:p>0</text:p>
          </table:table-cell>
          <table:table-cell table:style-name="ce117" table:formula="of:=IF(MONTH([Stadtrad.$A10])=[.G$104];[Stadtrad.$B10];0)" office:value-type="float" office:value="0" calcext:value-type="float">
            <text:p>0</text:p>
          </table:table-cell>
          <table:table-cell table:style-name="ce117" table:formula="of:=IF(MONTH([Stadtrad.$A10])=[.H$104];[Stadtrad.$B10];0)" office:value-type="float" office:value="0" calcext:value-type="float">
            <text:p>0</text:p>
          </table:table-cell>
          <table:table-cell table:style-name="ce117" table:formula="of:=IF(MONTH([Stadtrad.$A10])=[.I$104];[Stadtrad.$B10];0)" office:value-type="float" office:value="0" calcext:value-type="float">
            <text:p>0</text:p>
          </table:table-cell>
          <table:table-cell table:style-name="ce117" table:formula="of:=IF(MONTH([Stadtrad.$A10])=[.J$104];[Stadtrad.$B10];0)" office:value-type="float" office:value="0" calcext:value-type="float">
            <text:p>0</text:p>
          </table:table-cell>
          <table:table-cell table:style-name="ce117" table:formula="of:=IF(MONTH([Stadtrad.$A10])=[.K$104];[Stadtrad.$B10];0)" office:value-type="float" office:value="0" calcext:value-type="float">
            <text:p>0</text:p>
          </table:table-cell>
          <table:table-cell table:style-name="ce117" table:formula="of:=IF(MONTH([Stadtrad.$A10])=[.L$104];[Stadtrad.$B10];0)" office:value-type="float" office:value="0" calcext:value-type="float">
            <text:p>0</text:p>
          </table:table-cell>
          <table:table-cell table:style-name="ce117" table:formula="of:=IF(MONTH([Stadtrad.$A10])=[.M$104];[Stadtrad.$B1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11])=[.B$104];[Stadtrad.$B11];0)" office:value-type="float" office:value="0" calcext:value-type="float">
            <text:p>0</text:p>
          </table:table-cell>
          <table:table-cell table:style-name="ce117" table:formula="of:=IF(MONTH([Stadtrad.$A11])=[.C$104];[Stadtrad.$B11];0)" office:value-type="float" office:value="0" calcext:value-type="float">
            <text:p>0</text:p>
          </table:table-cell>
          <table:table-cell table:style-name="ce117" table:formula="of:=IF(MONTH([Stadtrad.$A11])=[.D$104];[Stadtrad.$B11];0)" office:value-type="float" office:value="0" calcext:value-type="float">
            <text:p>0</text:p>
          </table:table-cell>
          <table:table-cell table:style-name="ce117" table:formula="of:=IF(MONTH([Stadtrad.$A11])=[.E$104];[Stadtrad.$B11];0)" office:value-type="float" office:value="0" calcext:value-type="float">
            <text:p>0</text:p>
          </table:table-cell>
          <table:table-cell table:style-name="ce117" table:formula="of:=IF(MONTH([Stadtrad.$A11])=[.F$104];[Stadtrad.$B11];0)" office:value-type="float" office:value="0" calcext:value-type="float">
            <text:p>0</text:p>
          </table:table-cell>
          <table:table-cell table:style-name="ce117" table:formula="of:=IF(MONTH([Stadtrad.$A11])=[.G$104];[Stadtrad.$B11];0)" office:value-type="float" office:value="0" calcext:value-type="float">
            <text:p>0</text:p>
          </table:table-cell>
          <table:table-cell table:style-name="ce117" table:formula="of:=IF(MONTH([Stadtrad.$A11])=[.H$104];[Stadtrad.$B11];0)" office:value-type="float" office:value="0" calcext:value-type="float">
            <text:p>0</text:p>
          </table:table-cell>
          <table:table-cell table:style-name="ce117" table:formula="of:=IF(MONTH([Stadtrad.$A11])=[.I$104];[Stadtrad.$B11];0)" office:value-type="float" office:value="0" calcext:value-type="float">
            <text:p>0</text:p>
          </table:table-cell>
          <table:table-cell table:style-name="ce117" table:formula="of:=IF(MONTH([Stadtrad.$A11])=[.J$104];[Stadtrad.$B11];0)" office:value-type="float" office:value="0" calcext:value-type="float">
            <text:p>0</text:p>
          </table:table-cell>
          <table:table-cell table:style-name="ce117" table:formula="of:=IF(MONTH([Stadtrad.$A11])=[.K$104];[Stadtrad.$B11];0)" office:value-type="float" office:value="0" calcext:value-type="float">
            <text:p>0</text:p>
          </table:table-cell>
          <table:table-cell table:style-name="ce117" table:formula="of:=IF(MONTH([Stadtrad.$A11])=[.L$104];[Stadtrad.$B11];0)" office:value-type="float" office:value="0" calcext:value-type="float">
            <text:p>0</text:p>
          </table:table-cell>
          <table:table-cell table:style-name="ce117" table:formula="of:=IF(MONTH([Stadtrad.$A11])=[.M$104];[Stadtrad.$B1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12])=[.B$104];[Stadtrad.$B12];0)" office:value-type="float" office:value="0" calcext:value-type="float">
            <text:p>0</text:p>
          </table:table-cell>
          <table:table-cell table:style-name="ce117" table:formula="of:=IF(MONTH([Stadtrad.$A12])=[.C$104];[Stadtrad.$B12];0)" office:value-type="float" office:value="0" calcext:value-type="float">
            <text:p>0</text:p>
          </table:table-cell>
          <table:table-cell table:style-name="ce117" table:formula="of:=IF(MONTH([Stadtrad.$A12])=[.D$104];[Stadtrad.$B12];0)" office:value-type="float" office:value="0" calcext:value-type="float">
            <text:p>0</text:p>
          </table:table-cell>
          <table:table-cell table:style-name="ce117" table:formula="of:=IF(MONTH([Stadtrad.$A12])=[.E$104];[Stadtrad.$B12];0)" office:value-type="float" office:value="0" calcext:value-type="float">
            <text:p>0</text:p>
          </table:table-cell>
          <table:table-cell table:style-name="ce117" table:formula="of:=IF(MONTH([Stadtrad.$A12])=[.F$104];[Stadtrad.$B12];0)" office:value-type="float" office:value="0" calcext:value-type="float">
            <text:p>0</text:p>
          </table:table-cell>
          <table:table-cell table:style-name="ce117" table:formula="of:=IF(MONTH([Stadtrad.$A12])=[.G$104];[Stadtrad.$B12];0)" office:value-type="float" office:value="0" calcext:value-type="float">
            <text:p>0</text:p>
          </table:table-cell>
          <table:table-cell table:style-name="ce117" table:formula="of:=IF(MONTH([Stadtrad.$A12])=[.H$104];[Stadtrad.$B12];0)" office:value-type="float" office:value="0" calcext:value-type="float">
            <text:p>0</text:p>
          </table:table-cell>
          <table:table-cell table:style-name="ce117" table:formula="of:=IF(MONTH([Stadtrad.$A12])=[.I$104];[Stadtrad.$B12];0)" office:value-type="float" office:value="0" calcext:value-type="float">
            <text:p>0</text:p>
          </table:table-cell>
          <table:table-cell table:style-name="ce117" table:formula="of:=IF(MONTH([Stadtrad.$A12])=[.J$104];[Stadtrad.$B12];0)" office:value-type="float" office:value="0" calcext:value-type="float">
            <text:p>0</text:p>
          </table:table-cell>
          <table:table-cell table:style-name="ce117" table:formula="of:=IF(MONTH([Stadtrad.$A12])=[.K$104];[Stadtrad.$B12];0)" office:value-type="float" office:value="0" calcext:value-type="float">
            <text:p>0</text:p>
          </table:table-cell>
          <table:table-cell table:style-name="ce117" table:formula="of:=IF(MONTH([Stadtrad.$A12])=[.L$104];[Stadtrad.$B12];0)" office:value-type="float" office:value="0" calcext:value-type="float">
            <text:p>0</text:p>
          </table:table-cell>
          <table:table-cell table:style-name="ce117" table:formula="of:=IF(MONTH([Stadtrad.$A12])=[.M$104];[Stadtrad.$B1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13])=[.B$104];[Stadtrad.$B13];0)" office:value-type="float" office:value="0" calcext:value-type="float">
            <text:p>0</text:p>
          </table:table-cell>
          <table:table-cell table:style-name="ce117" table:formula="of:=IF(MONTH([Stadtrad.$A13])=[.C$104];[Stadtrad.$B13];0)" office:value-type="float" office:value="0" calcext:value-type="float">
            <text:p>0</text:p>
          </table:table-cell>
          <table:table-cell table:style-name="ce117" table:formula="of:=IF(MONTH([Stadtrad.$A13])=[.D$104];[Stadtrad.$B13];0)" office:value-type="float" office:value="0" calcext:value-type="float">
            <text:p>0</text:p>
          </table:table-cell>
          <table:table-cell table:style-name="ce117" table:formula="of:=IF(MONTH([Stadtrad.$A13])=[.E$104];[Stadtrad.$B13];0)" office:value-type="float" office:value="0" calcext:value-type="float">
            <text:p>0</text:p>
          </table:table-cell>
          <table:table-cell table:style-name="ce117" table:formula="of:=IF(MONTH([Stadtrad.$A13])=[.F$104];[Stadtrad.$B13];0)" office:value-type="float" office:value="0" calcext:value-type="float">
            <text:p>0</text:p>
          </table:table-cell>
          <table:table-cell table:style-name="ce117" table:formula="of:=IF(MONTH([Stadtrad.$A13])=[.G$104];[Stadtrad.$B13];0)" office:value-type="float" office:value="0" calcext:value-type="float">
            <text:p>0</text:p>
          </table:table-cell>
          <table:table-cell table:style-name="ce117" table:formula="of:=IF(MONTH([Stadtrad.$A13])=[.H$104];[Stadtrad.$B13];0)" office:value-type="float" office:value="0" calcext:value-type="float">
            <text:p>0</text:p>
          </table:table-cell>
          <table:table-cell table:style-name="ce117" table:formula="of:=IF(MONTH([Stadtrad.$A13])=[.I$104];[Stadtrad.$B13];0)" office:value-type="float" office:value="0" calcext:value-type="float">
            <text:p>0</text:p>
          </table:table-cell>
          <table:table-cell table:style-name="ce117" table:formula="of:=IF(MONTH([Stadtrad.$A13])=[.J$104];[Stadtrad.$B13];0)" office:value-type="float" office:value="0" calcext:value-type="float">
            <text:p>0</text:p>
          </table:table-cell>
          <table:table-cell table:style-name="ce117" table:formula="of:=IF(MONTH([Stadtrad.$A13])=[.K$104];[Stadtrad.$B13];0)" office:value-type="float" office:value="0" calcext:value-type="float">
            <text:p>0</text:p>
          </table:table-cell>
          <table:table-cell table:style-name="ce117" table:formula="of:=IF(MONTH([Stadtrad.$A13])=[.L$104];[Stadtrad.$B13];0)" office:value-type="float" office:value="0" calcext:value-type="float">
            <text:p>0</text:p>
          </table:table-cell>
          <table:table-cell table:style-name="ce117" table:formula="of:=IF(MONTH([Stadtrad.$A13])=[.M$104];[Stadtrad.$B1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14])=[.B$104];[Stadtrad.$B14];0)" office:value-type="float" office:value="0" calcext:value-type="float">
            <text:p>0</text:p>
          </table:table-cell>
          <table:table-cell table:style-name="ce117" table:formula="of:=IF(MONTH([Stadtrad.$A14])=[.C$104];[Stadtrad.$B14];0)" office:value-type="float" office:value="0" calcext:value-type="float">
            <text:p>0</text:p>
          </table:table-cell>
          <table:table-cell table:style-name="ce117" table:formula="of:=IF(MONTH([Stadtrad.$A14])=[.D$104];[Stadtrad.$B14];0)" office:value-type="float" office:value="0" calcext:value-type="float">
            <text:p>0</text:p>
          </table:table-cell>
          <table:table-cell table:style-name="ce117" table:formula="of:=IF(MONTH([Stadtrad.$A14])=[.E$104];[Stadtrad.$B14];0)" office:value-type="float" office:value="0" calcext:value-type="float">
            <text:p>0</text:p>
          </table:table-cell>
          <table:table-cell table:style-name="ce117" table:formula="of:=IF(MONTH([Stadtrad.$A14])=[.F$104];[Stadtrad.$B14];0)" office:value-type="float" office:value="0" calcext:value-type="float">
            <text:p>0</text:p>
          </table:table-cell>
          <table:table-cell table:style-name="ce117" table:formula="of:=IF(MONTH([Stadtrad.$A14])=[.G$104];[Stadtrad.$B14];0)" office:value-type="float" office:value="0" calcext:value-type="float">
            <text:p>0</text:p>
          </table:table-cell>
          <table:table-cell table:style-name="ce117" table:formula="of:=IF(MONTH([Stadtrad.$A14])=[.H$104];[Stadtrad.$B14];0)" office:value-type="float" office:value="0" calcext:value-type="float">
            <text:p>0</text:p>
          </table:table-cell>
          <table:table-cell table:style-name="ce117" table:formula="of:=IF(MONTH([Stadtrad.$A14])=[.I$104];[Stadtrad.$B14];0)" office:value-type="float" office:value="0" calcext:value-type="float">
            <text:p>0</text:p>
          </table:table-cell>
          <table:table-cell table:style-name="ce117" table:formula="of:=IF(MONTH([Stadtrad.$A14])=[.J$104];[Stadtrad.$B14];0)" office:value-type="float" office:value="0" calcext:value-type="float">
            <text:p>0</text:p>
          </table:table-cell>
          <table:table-cell table:style-name="ce117" table:formula="of:=IF(MONTH([Stadtrad.$A14])=[.K$104];[Stadtrad.$B14];0)" office:value-type="float" office:value="0" calcext:value-type="float">
            <text:p>0</text:p>
          </table:table-cell>
          <table:table-cell table:style-name="ce117" table:formula="of:=IF(MONTH([Stadtrad.$A14])=[.L$104];[Stadtrad.$B14];0)" office:value-type="float" office:value="0" calcext:value-type="float">
            <text:p>0</text:p>
          </table:table-cell>
          <table:table-cell table:style-name="ce117" table:formula="of:=IF(MONTH([Stadtrad.$A14])=[.M$104];[Stadtrad.$B1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15])=[.B$104];[Stadtrad.$B15];0)" office:value-type="float" office:value="0" calcext:value-type="float">
            <text:p>0</text:p>
          </table:table-cell>
          <table:table-cell table:style-name="ce117" table:formula="of:=IF(MONTH([Stadtrad.$A15])=[.C$104];[Stadtrad.$B15];0)" office:value-type="float" office:value="0" calcext:value-type="float">
            <text:p>0</text:p>
          </table:table-cell>
          <table:table-cell table:style-name="ce117" table:formula="of:=IF(MONTH([Stadtrad.$A15])=[.D$104];[Stadtrad.$B15];0)" office:value-type="float" office:value="0" calcext:value-type="float">
            <text:p>0</text:p>
          </table:table-cell>
          <table:table-cell table:style-name="ce117" table:formula="of:=IF(MONTH([Stadtrad.$A15])=[.E$104];[Stadtrad.$B15];0)" office:value-type="float" office:value="0" calcext:value-type="float">
            <text:p>0</text:p>
          </table:table-cell>
          <table:table-cell table:style-name="ce117" table:formula="of:=IF(MONTH([Stadtrad.$A15])=[.F$104];[Stadtrad.$B15];0)" office:value-type="float" office:value="0" calcext:value-type="float">
            <text:p>0</text:p>
          </table:table-cell>
          <table:table-cell table:style-name="ce117" table:formula="of:=IF(MONTH([Stadtrad.$A15])=[.G$104];[Stadtrad.$B15];0)" office:value-type="float" office:value="0" calcext:value-type="float">
            <text:p>0</text:p>
          </table:table-cell>
          <table:table-cell table:style-name="ce117" table:formula="of:=IF(MONTH([Stadtrad.$A15])=[.H$104];[Stadtrad.$B15];0)" office:value-type="float" office:value="0" calcext:value-type="float">
            <text:p>0</text:p>
          </table:table-cell>
          <table:table-cell table:style-name="ce117" table:formula="of:=IF(MONTH([Stadtrad.$A15])=[.I$104];[Stadtrad.$B15];0)" office:value-type="float" office:value="0" calcext:value-type="float">
            <text:p>0</text:p>
          </table:table-cell>
          <table:table-cell table:style-name="ce117" table:formula="of:=IF(MONTH([Stadtrad.$A15])=[.J$104];[Stadtrad.$B15];0)" office:value-type="float" office:value="0" calcext:value-type="float">
            <text:p>0</text:p>
          </table:table-cell>
          <table:table-cell table:style-name="ce117" table:formula="of:=IF(MONTH([Stadtrad.$A15])=[.K$104];[Stadtrad.$B15];0)" office:value-type="float" office:value="0" calcext:value-type="float">
            <text:p>0</text:p>
          </table:table-cell>
          <table:table-cell table:style-name="ce117" table:formula="of:=IF(MONTH([Stadtrad.$A15])=[.L$104];[Stadtrad.$B15];0)" office:value-type="float" office:value="0" calcext:value-type="float">
            <text:p>0</text:p>
          </table:table-cell>
          <table:table-cell table:style-name="ce117" table:formula="of:=IF(MONTH([Stadtrad.$A15])=[.M$104];[Stadtrad.$B1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16])=[.B$104];[Stadtrad.$B16];0)" office:value-type="float" office:value="0" calcext:value-type="float">
            <text:p>0</text:p>
          </table:table-cell>
          <table:table-cell table:style-name="ce117" table:formula="of:=IF(MONTH([Stadtrad.$A16])=[.C$104];[Stadtrad.$B16];0)" office:value-type="float" office:value="0" calcext:value-type="float">
            <text:p>0</text:p>
          </table:table-cell>
          <table:table-cell table:style-name="ce117" table:formula="of:=IF(MONTH([Stadtrad.$A16])=[.D$104];[Stadtrad.$B16];0)" office:value-type="float" office:value="0" calcext:value-type="float">
            <text:p>0</text:p>
          </table:table-cell>
          <table:table-cell table:style-name="ce117" table:formula="of:=IF(MONTH([Stadtrad.$A16])=[.E$104];[Stadtrad.$B16];0)" office:value-type="float" office:value="0" calcext:value-type="float">
            <text:p>0</text:p>
          </table:table-cell>
          <table:table-cell table:style-name="ce117" table:formula="of:=IF(MONTH([Stadtrad.$A16])=[.F$104];[Stadtrad.$B16];0)" office:value-type="float" office:value="0" calcext:value-type="float">
            <text:p>0</text:p>
          </table:table-cell>
          <table:table-cell table:style-name="ce117" table:formula="of:=IF(MONTH([Stadtrad.$A16])=[.G$104];[Stadtrad.$B16];0)" office:value-type="float" office:value="0" calcext:value-type="float">
            <text:p>0</text:p>
          </table:table-cell>
          <table:table-cell table:style-name="ce117" table:formula="of:=IF(MONTH([Stadtrad.$A16])=[.H$104];[Stadtrad.$B16];0)" office:value-type="float" office:value="0" calcext:value-type="float">
            <text:p>0</text:p>
          </table:table-cell>
          <table:table-cell table:style-name="ce117" table:formula="of:=IF(MONTH([Stadtrad.$A16])=[.I$104];[Stadtrad.$B16];0)" office:value-type="float" office:value="0" calcext:value-type="float">
            <text:p>0</text:p>
          </table:table-cell>
          <table:table-cell table:style-name="ce117" table:formula="of:=IF(MONTH([Stadtrad.$A16])=[.J$104];[Stadtrad.$B16];0)" office:value-type="float" office:value="0" calcext:value-type="float">
            <text:p>0</text:p>
          </table:table-cell>
          <table:table-cell table:style-name="ce117" table:formula="of:=IF(MONTH([Stadtrad.$A16])=[.K$104];[Stadtrad.$B16];0)" office:value-type="float" office:value="0" calcext:value-type="float">
            <text:p>0</text:p>
          </table:table-cell>
          <table:table-cell table:style-name="ce117" table:formula="of:=IF(MONTH([Stadtrad.$A16])=[.L$104];[Stadtrad.$B16];0)" office:value-type="float" office:value="0" calcext:value-type="float">
            <text:p>0</text:p>
          </table:table-cell>
          <table:table-cell table:style-name="ce117" table:formula="of:=IF(MONTH([Stadtrad.$A16])=[.M$104];[Stadtrad.$B1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17])=[.B$104];[Stadtrad.$B17];0)" office:value-type="float" office:value="0" calcext:value-type="float">
            <text:p>0</text:p>
          </table:table-cell>
          <table:table-cell table:style-name="ce117" table:formula="of:=IF(MONTH([Stadtrad.$A17])=[.C$104];[Stadtrad.$B17];0)" office:value-type="float" office:value="0" calcext:value-type="float">
            <text:p>0</text:p>
          </table:table-cell>
          <table:table-cell table:style-name="ce117" table:formula="of:=IF(MONTH([Stadtrad.$A17])=[.D$104];[Stadtrad.$B17];0)" office:value-type="float" office:value="0" calcext:value-type="float">
            <text:p>0</text:p>
          </table:table-cell>
          <table:table-cell table:style-name="ce117" table:formula="of:=IF(MONTH([Stadtrad.$A17])=[.E$104];[Stadtrad.$B17];0)" office:value-type="float" office:value="0" calcext:value-type="float">
            <text:p>0</text:p>
          </table:table-cell>
          <table:table-cell table:style-name="ce117" table:formula="of:=IF(MONTH([Stadtrad.$A17])=[.F$104];[Stadtrad.$B17];0)" office:value-type="float" office:value="0" calcext:value-type="float">
            <text:p>0</text:p>
          </table:table-cell>
          <table:table-cell table:style-name="ce117" table:formula="of:=IF(MONTH([Stadtrad.$A17])=[.G$104];[Stadtrad.$B17];0)" office:value-type="float" office:value="0" calcext:value-type="float">
            <text:p>0</text:p>
          </table:table-cell>
          <table:table-cell table:style-name="ce117" table:formula="of:=IF(MONTH([Stadtrad.$A17])=[.H$104];[Stadtrad.$B17];0)" office:value-type="float" office:value="0" calcext:value-type="float">
            <text:p>0</text:p>
          </table:table-cell>
          <table:table-cell table:style-name="ce117" table:formula="of:=IF(MONTH([Stadtrad.$A17])=[.I$104];[Stadtrad.$B17];0)" office:value-type="float" office:value="0" calcext:value-type="float">
            <text:p>0</text:p>
          </table:table-cell>
          <table:table-cell table:style-name="ce117" table:formula="of:=IF(MONTH([Stadtrad.$A17])=[.J$104];[Stadtrad.$B17];0)" office:value-type="float" office:value="0" calcext:value-type="float">
            <text:p>0</text:p>
          </table:table-cell>
          <table:table-cell table:style-name="ce117" table:formula="of:=IF(MONTH([Stadtrad.$A17])=[.K$104];[Stadtrad.$B17];0)" office:value-type="float" office:value="0" calcext:value-type="float">
            <text:p>0</text:p>
          </table:table-cell>
          <table:table-cell table:style-name="ce117" table:formula="of:=IF(MONTH([Stadtrad.$A17])=[.L$104];[Stadtrad.$B17];0)" office:value-type="float" office:value="0" calcext:value-type="float">
            <text:p>0</text:p>
          </table:table-cell>
          <table:table-cell table:style-name="ce117" table:formula="of:=IF(MONTH([Stadtrad.$A17])=[.M$104];[Stadtrad.$B1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18])=[.B$104];[Stadtrad.$B18];0)" office:value-type="float" office:value="0" calcext:value-type="float">
            <text:p>0</text:p>
          </table:table-cell>
          <table:table-cell table:style-name="ce117" table:formula="of:=IF(MONTH([Stadtrad.$A18])=[.C$104];[Stadtrad.$B18];0)" office:value-type="float" office:value="0" calcext:value-type="float">
            <text:p>0</text:p>
          </table:table-cell>
          <table:table-cell table:style-name="ce117" table:formula="of:=IF(MONTH([Stadtrad.$A18])=[.D$104];[Stadtrad.$B18];0)" office:value-type="float" office:value="0" calcext:value-type="float">
            <text:p>0</text:p>
          </table:table-cell>
          <table:table-cell table:style-name="ce117" table:formula="of:=IF(MONTH([Stadtrad.$A18])=[.E$104];[Stadtrad.$B18];0)" office:value-type="float" office:value="0" calcext:value-type="float">
            <text:p>0</text:p>
          </table:table-cell>
          <table:table-cell table:style-name="ce117" table:formula="of:=IF(MONTH([Stadtrad.$A18])=[.F$104];[Stadtrad.$B18];0)" office:value-type="float" office:value="0" calcext:value-type="float">
            <text:p>0</text:p>
          </table:table-cell>
          <table:table-cell table:style-name="ce117" table:formula="of:=IF(MONTH([Stadtrad.$A18])=[.G$104];[Stadtrad.$B18];0)" office:value-type="float" office:value="0" calcext:value-type="float">
            <text:p>0</text:p>
          </table:table-cell>
          <table:table-cell table:style-name="ce117" table:formula="of:=IF(MONTH([Stadtrad.$A18])=[.H$104];[Stadtrad.$B18];0)" office:value-type="float" office:value="0" calcext:value-type="float">
            <text:p>0</text:p>
          </table:table-cell>
          <table:table-cell table:style-name="ce117" table:formula="of:=IF(MONTH([Stadtrad.$A18])=[.I$104];[Stadtrad.$B18];0)" office:value-type="float" office:value="0" calcext:value-type="float">
            <text:p>0</text:p>
          </table:table-cell>
          <table:table-cell table:style-name="ce117" table:formula="of:=IF(MONTH([Stadtrad.$A18])=[.J$104];[Stadtrad.$B18];0)" office:value-type="float" office:value="0" calcext:value-type="float">
            <text:p>0</text:p>
          </table:table-cell>
          <table:table-cell table:style-name="ce117" table:formula="of:=IF(MONTH([Stadtrad.$A18])=[.K$104];[Stadtrad.$B18];0)" office:value-type="float" office:value="0" calcext:value-type="float">
            <text:p>0</text:p>
          </table:table-cell>
          <table:table-cell table:style-name="ce117" table:formula="of:=IF(MONTH([Stadtrad.$A18])=[.L$104];[Stadtrad.$B18];0)" office:value-type="float" office:value="0" calcext:value-type="float">
            <text:p>0</text:p>
          </table:table-cell>
          <table:table-cell table:style-name="ce117" table:formula="of:=IF(MONTH([Stadtrad.$A18])=[.M$104];[Stadtrad.$B1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19])=[.B$104];[Stadtrad.$B19];0)" office:value-type="float" office:value="0" calcext:value-type="float">
            <text:p>0</text:p>
          </table:table-cell>
          <table:table-cell table:style-name="ce117" table:formula="of:=IF(MONTH([Stadtrad.$A19])=[.C$104];[Stadtrad.$B19];0)" office:value-type="float" office:value="0" calcext:value-type="float">
            <text:p>0</text:p>
          </table:table-cell>
          <table:table-cell table:style-name="ce117" table:formula="of:=IF(MONTH([Stadtrad.$A19])=[.D$104];[Stadtrad.$B19];0)" office:value-type="float" office:value="0" calcext:value-type="float">
            <text:p>0</text:p>
          </table:table-cell>
          <table:table-cell table:style-name="ce117" table:formula="of:=IF(MONTH([Stadtrad.$A19])=[.E$104];[Stadtrad.$B19];0)" office:value-type="float" office:value="0" calcext:value-type="float">
            <text:p>0</text:p>
          </table:table-cell>
          <table:table-cell table:style-name="ce117" table:formula="of:=IF(MONTH([Stadtrad.$A19])=[.F$104];[Stadtrad.$B19];0)" office:value-type="float" office:value="0" calcext:value-type="float">
            <text:p>0</text:p>
          </table:table-cell>
          <table:table-cell table:style-name="ce117" table:formula="of:=IF(MONTH([Stadtrad.$A19])=[.G$104];[Stadtrad.$B19];0)" office:value-type="float" office:value="0" calcext:value-type="float">
            <text:p>0</text:p>
          </table:table-cell>
          <table:table-cell table:style-name="ce117" table:formula="of:=IF(MONTH([Stadtrad.$A19])=[.H$104];[Stadtrad.$B19];0)" office:value-type="float" office:value="0" calcext:value-type="float">
            <text:p>0</text:p>
          </table:table-cell>
          <table:table-cell table:style-name="ce117" table:formula="of:=IF(MONTH([Stadtrad.$A19])=[.I$104];[Stadtrad.$B19];0)" office:value-type="float" office:value="0" calcext:value-type="float">
            <text:p>0</text:p>
          </table:table-cell>
          <table:table-cell table:style-name="ce117" table:formula="of:=IF(MONTH([Stadtrad.$A19])=[.J$104];[Stadtrad.$B19];0)" office:value-type="float" office:value="0" calcext:value-type="float">
            <text:p>0</text:p>
          </table:table-cell>
          <table:table-cell table:style-name="ce117" table:formula="of:=IF(MONTH([Stadtrad.$A19])=[.K$104];[Stadtrad.$B19];0)" office:value-type="float" office:value="0" calcext:value-type="float">
            <text:p>0</text:p>
          </table:table-cell>
          <table:table-cell table:style-name="ce117" table:formula="of:=IF(MONTH([Stadtrad.$A19])=[.L$104];[Stadtrad.$B19];0)" office:value-type="float" office:value="0" calcext:value-type="float">
            <text:p>0</text:p>
          </table:table-cell>
          <table:table-cell table:style-name="ce117" table:formula="of:=IF(MONTH([Stadtrad.$A19])=[.M$104];[Stadtrad.$B1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20])=[.B$104];[Stadtrad.$B20];0)" office:value-type="float" office:value="0" calcext:value-type="float">
            <text:p>0</text:p>
          </table:table-cell>
          <table:table-cell table:style-name="ce117" table:formula="of:=IF(MONTH([Stadtrad.$A20])=[.C$104];[Stadtrad.$B20];0)" office:value-type="float" office:value="0" calcext:value-type="float">
            <text:p>0</text:p>
          </table:table-cell>
          <table:table-cell table:style-name="ce117" table:formula="of:=IF(MONTH([Stadtrad.$A20])=[.D$104];[Stadtrad.$B20];0)" office:value-type="float" office:value="0" calcext:value-type="float">
            <text:p>0</text:p>
          </table:table-cell>
          <table:table-cell table:style-name="ce117" table:formula="of:=IF(MONTH([Stadtrad.$A20])=[.E$104];[Stadtrad.$B20];0)" office:value-type="float" office:value="0" calcext:value-type="float">
            <text:p>0</text:p>
          </table:table-cell>
          <table:table-cell table:style-name="ce117" table:formula="of:=IF(MONTH([Stadtrad.$A20])=[.F$104];[Stadtrad.$B20];0)" office:value-type="float" office:value="0" calcext:value-type="float">
            <text:p>0</text:p>
          </table:table-cell>
          <table:table-cell table:style-name="ce117" table:formula="of:=IF(MONTH([Stadtrad.$A20])=[.G$104];[Stadtrad.$B20];0)" office:value-type="float" office:value="0" calcext:value-type="float">
            <text:p>0</text:p>
          </table:table-cell>
          <table:table-cell table:style-name="ce117" table:formula="of:=IF(MONTH([Stadtrad.$A20])=[.H$104];[Stadtrad.$B20];0)" office:value-type="float" office:value="0" calcext:value-type="float">
            <text:p>0</text:p>
          </table:table-cell>
          <table:table-cell table:style-name="ce117" table:formula="of:=IF(MONTH([Stadtrad.$A20])=[.I$104];[Stadtrad.$B20];0)" office:value-type="float" office:value="0" calcext:value-type="float">
            <text:p>0</text:p>
          </table:table-cell>
          <table:table-cell table:style-name="ce117" table:formula="of:=IF(MONTH([Stadtrad.$A20])=[.J$104];[Stadtrad.$B20];0)" office:value-type="float" office:value="0" calcext:value-type="float">
            <text:p>0</text:p>
          </table:table-cell>
          <table:table-cell table:style-name="ce117" table:formula="of:=IF(MONTH([Stadtrad.$A20])=[.K$104];[Stadtrad.$B20];0)" office:value-type="float" office:value="0" calcext:value-type="float">
            <text:p>0</text:p>
          </table:table-cell>
          <table:table-cell table:style-name="ce117" table:formula="of:=IF(MONTH([Stadtrad.$A20])=[.L$104];[Stadtrad.$B20];0)" office:value-type="float" office:value="0" calcext:value-type="float">
            <text:p>0</text:p>
          </table:table-cell>
          <table:table-cell table:style-name="ce117" table:formula="of:=IF(MONTH([Stadtrad.$A20])=[.M$104];[Stadtrad.$B2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21])=[.B$104];[Stadtrad.$B21];0)" office:value-type="float" office:value="0" calcext:value-type="float">
            <text:p>0</text:p>
          </table:table-cell>
          <table:table-cell table:style-name="ce117" table:formula="of:=IF(MONTH([Stadtrad.$A21])=[.C$104];[Stadtrad.$B21];0)" office:value-type="float" office:value="0" calcext:value-type="float">
            <text:p>0</text:p>
          </table:table-cell>
          <table:table-cell table:style-name="ce117" table:formula="of:=IF(MONTH([Stadtrad.$A21])=[.D$104];[Stadtrad.$B21];0)" office:value-type="float" office:value="0" calcext:value-type="float">
            <text:p>0</text:p>
          </table:table-cell>
          <table:table-cell table:style-name="ce117" table:formula="of:=IF(MONTH([Stadtrad.$A21])=[.E$104];[Stadtrad.$B21];0)" office:value-type="float" office:value="0" calcext:value-type="float">
            <text:p>0</text:p>
          </table:table-cell>
          <table:table-cell table:style-name="ce117" table:formula="of:=IF(MONTH([Stadtrad.$A21])=[.F$104];[Stadtrad.$B21];0)" office:value-type="float" office:value="0" calcext:value-type="float">
            <text:p>0</text:p>
          </table:table-cell>
          <table:table-cell table:style-name="ce117" table:formula="of:=IF(MONTH([Stadtrad.$A21])=[.G$104];[Stadtrad.$B21];0)" office:value-type="float" office:value="0" calcext:value-type="float">
            <text:p>0</text:p>
          </table:table-cell>
          <table:table-cell table:style-name="ce117" table:formula="of:=IF(MONTH([Stadtrad.$A21])=[.H$104];[Stadtrad.$B21];0)" office:value-type="float" office:value="0" calcext:value-type="float">
            <text:p>0</text:p>
          </table:table-cell>
          <table:table-cell table:style-name="ce117" table:formula="of:=IF(MONTH([Stadtrad.$A21])=[.I$104];[Stadtrad.$B21];0)" office:value-type="float" office:value="0" calcext:value-type="float">
            <text:p>0</text:p>
          </table:table-cell>
          <table:table-cell table:style-name="ce117" table:formula="of:=IF(MONTH([Stadtrad.$A21])=[.J$104];[Stadtrad.$B21];0)" office:value-type="float" office:value="0" calcext:value-type="float">
            <text:p>0</text:p>
          </table:table-cell>
          <table:table-cell table:style-name="ce117" table:formula="of:=IF(MONTH([Stadtrad.$A21])=[.K$104];[Stadtrad.$B21];0)" office:value-type="float" office:value="0" calcext:value-type="float">
            <text:p>0</text:p>
          </table:table-cell>
          <table:table-cell table:style-name="ce117" table:formula="of:=IF(MONTH([Stadtrad.$A21])=[.L$104];[Stadtrad.$B21];0)" office:value-type="float" office:value="0" calcext:value-type="float">
            <text:p>0</text:p>
          </table:table-cell>
          <table:table-cell table:style-name="ce117" table:formula="of:=IF(MONTH([Stadtrad.$A21])=[.M$104];[Stadtrad.$B2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22])=[.B$104];[Stadtrad.$B22];0)" office:value-type="float" office:value="0" calcext:value-type="float">
            <text:p>0</text:p>
          </table:table-cell>
          <table:table-cell table:style-name="ce117" table:formula="of:=IF(MONTH([Stadtrad.$A22])=[.C$104];[Stadtrad.$B22];0)" office:value-type="float" office:value="0" calcext:value-type="float">
            <text:p>0</text:p>
          </table:table-cell>
          <table:table-cell table:style-name="ce117" table:formula="of:=IF(MONTH([Stadtrad.$A22])=[.D$104];[Stadtrad.$B22];0)" office:value-type="float" office:value="0" calcext:value-type="float">
            <text:p>0</text:p>
          </table:table-cell>
          <table:table-cell table:style-name="ce117" table:formula="of:=IF(MONTH([Stadtrad.$A22])=[.E$104];[Stadtrad.$B22];0)" office:value-type="float" office:value="0" calcext:value-type="float">
            <text:p>0</text:p>
          </table:table-cell>
          <table:table-cell table:style-name="ce117" table:formula="of:=IF(MONTH([Stadtrad.$A22])=[.F$104];[Stadtrad.$B22];0)" office:value-type="float" office:value="0" calcext:value-type="float">
            <text:p>0</text:p>
          </table:table-cell>
          <table:table-cell table:style-name="ce117" table:formula="of:=IF(MONTH([Stadtrad.$A22])=[.G$104];[Stadtrad.$B22];0)" office:value-type="float" office:value="0" calcext:value-type="float">
            <text:p>0</text:p>
          </table:table-cell>
          <table:table-cell table:style-name="ce117" table:formula="of:=IF(MONTH([Stadtrad.$A22])=[.H$104];[Stadtrad.$B22];0)" office:value-type="float" office:value="0" calcext:value-type="float">
            <text:p>0</text:p>
          </table:table-cell>
          <table:table-cell table:style-name="ce117" table:formula="of:=IF(MONTH([Stadtrad.$A22])=[.I$104];[Stadtrad.$B22];0)" office:value-type="float" office:value="0" calcext:value-type="float">
            <text:p>0</text:p>
          </table:table-cell>
          <table:table-cell table:style-name="ce117" table:formula="of:=IF(MONTH([Stadtrad.$A22])=[.J$104];[Stadtrad.$B22];0)" office:value-type="float" office:value="0" calcext:value-type="float">
            <text:p>0</text:p>
          </table:table-cell>
          <table:table-cell table:style-name="ce117" table:formula="of:=IF(MONTH([Stadtrad.$A22])=[.K$104];[Stadtrad.$B22];0)" office:value-type="float" office:value="0" calcext:value-type="float">
            <text:p>0</text:p>
          </table:table-cell>
          <table:table-cell table:style-name="ce117" table:formula="of:=IF(MONTH([Stadtrad.$A22])=[.L$104];[Stadtrad.$B22];0)" office:value-type="float" office:value="0" calcext:value-type="float">
            <text:p>0</text:p>
          </table:table-cell>
          <table:table-cell table:style-name="ce117" table:formula="of:=IF(MONTH([Stadtrad.$A22])=[.M$104];[Stadtrad.$B2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23])=[.B$104];[Stadtrad.$B23];0)" office:value-type="float" office:value="0" calcext:value-type="float">
            <text:p>0</text:p>
          </table:table-cell>
          <table:table-cell table:style-name="ce117" table:formula="of:=IF(MONTH([Stadtrad.$A23])=[.C$104];[Stadtrad.$B23];0)" office:value-type="float" office:value="0" calcext:value-type="float">
            <text:p>0</text:p>
          </table:table-cell>
          <table:table-cell table:style-name="ce117" table:formula="of:=IF(MONTH([Stadtrad.$A23])=[.D$104];[Stadtrad.$B23];0)" office:value-type="float" office:value="0" calcext:value-type="float">
            <text:p>0</text:p>
          </table:table-cell>
          <table:table-cell table:style-name="ce117" table:formula="of:=IF(MONTH([Stadtrad.$A23])=[.E$104];[Stadtrad.$B23];0)" office:value-type="float" office:value="0" calcext:value-type="float">
            <text:p>0</text:p>
          </table:table-cell>
          <table:table-cell table:style-name="ce117" table:formula="of:=IF(MONTH([Stadtrad.$A23])=[.F$104];[Stadtrad.$B23];0)" office:value-type="float" office:value="0" calcext:value-type="float">
            <text:p>0</text:p>
          </table:table-cell>
          <table:table-cell table:style-name="ce117" table:formula="of:=IF(MONTH([Stadtrad.$A23])=[.G$104];[Stadtrad.$B23];0)" office:value-type="float" office:value="0" calcext:value-type="float">
            <text:p>0</text:p>
          </table:table-cell>
          <table:table-cell table:style-name="ce117" table:formula="of:=IF(MONTH([Stadtrad.$A23])=[.H$104];[Stadtrad.$B23];0)" office:value-type="float" office:value="0" calcext:value-type="float">
            <text:p>0</text:p>
          </table:table-cell>
          <table:table-cell table:style-name="ce117" table:formula="of:=IF(MONTH([Stadtrad.$A23])=[.I$104];[Stadtrad.$B23];0)" office:value-type="float" office:value="0" calcext:value-type="float">
            <text:p>0</text:p>
          </table:table-cell>
          <table:table-cell table:style-name="ce117" table:formula="of:=IF(MONTH([Stadtrad.$A23])=[.J$104];[Stadtrad.$B23];0)" office:value-type="float" office:value="0" calcext:value-type="float">
            <text:p>0</text:p>
          </table:table-cell>
          <table:table-cell table:style-name="ce117" table:formula="of:=IF(MONTH([Stadtrad.$A23])=[.K$104];[Stadtrad.$B23];0)" office:value-type="float" office:value="0" calcext:value-type="float">
            <text:p>0</text:p>
          </table:table-cell>
          <table:table-cell table:style-name="ce117" table:formula="of:=IF(MONTH([Stadtrad.$A23])=[.L$104];[Stadtrad.$B23];0)" office:value-type="float" office:value="0" calcext:value-type="float">
            <text:p>0</text:p>
          </table:table-cell>
          <table:table-cell table:style-name="ce117" table:formula="of:=IF(MONTH([Stadtrad.$A23])=[.M$104];[Stadtrad.$B2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24])=[.B$104];[Stadtrad.$B24];0)" office:value-type="float" office:value="0" calcext:value-type="float">
            <text:p>0</text:p>
          </table:table-cell>
          <table:table-cell table:style-name="ce117" table:formula="of:=IF(MONTH([Stadtrad.$A24])=[.C$104];[Stadtrad.$B24];0)" office:value-type="float" office:value="0" calcext:value-type="float">
            <text:p>0</text:p>
          </table:table-cell>
          <table:table-cell table:style-name="ce117" table:formula="of:=IF(MONTH([Stadtrad.$A24])=[.D$104];[Stadtrad.$B24];0)" office:value-type="float" office:value="0" calcext:value-type="float">
            <text:p>0</text:p>
          </table:table-cell>
          <table:table-cell table:style-name="ce117" table:formula="of:=IF(MONTH([Stadtrad.$A24])=[.E$104];[Stadtrad.$B24];0)" office:value-type="float" office:value="0" calcext:value-type="float">
            <text:p>0</text:p>
          </table:table-cell>
          <table:table-cell table:style-name="ce117" table:formula="of:=IF(MONTH([Stadtrad.$A24])=[.F$104];[Stadtrad.$B24];0)" office:value-type="float" office:value="0" calcext:value-type="float">
            <text:p>0</text:p>
          </table:table-cell>
          <table:table-cell table:style-name="ce117" table:formula="of:=IF(MONTH([Stadtrad.$A24])=[.G$104];[Stadtrad.$B24];0)" office:value-type="float" office:value="0" calcext:value-type="float">
            <text:p>0</text:p>
          </table:table-cell>
          <table:table-cell table:style-name="ce117" table:formula="of:=IF(MONTH([Stadtrad.$A24])=[.H$104];[Stadtrad.$B24];0)" office:value-type="float" office:value="0" calcext:value-type="float">
            <text:p>0</text:p>
          </table:table-cell>
          <table:table-cell table:style-name="ce117" table:formula="of:=IF(MONTH([Stadtrad.$A24])=[.I$104];[Stadtrad.$B24];0)" office:value-type="float" office:value="0" calcext:value-type="float">
            <text:p>0</text:p>
          </table:table-cell>
          <table:table-cell table:style-name="ce117" table:formula="of:=IF(MONTH([Stadtrad.$A24])=[.J$104];[Stadtrad.$B24];0)" office:value-type="float" office:value="0" calcext:value-type="float">
            <text:p>0</text:p>
          </table:table-cell>
          <table:table-cell table:style-name="ce117" table:formula="of:=IF(MONTH([Stadtrad.$A24])=[.K$104];[Stadtrad.$B24];0)" office:value-type="float" office:value="0" calcext:value-type="float">
            <text:p>0</text:p>
          </table:table-cell>
          <table:table-cell table:style-name="ce117" table:formula="of:=IF(MONTH([Stadtrad.$A24])=[.L$104];[Stadtrad.$B24];0)" office:value-type="float" office:value="0" calcext:value-type="float">
            <text:p>0</text:p>
          </table:table-cell>
          <table:table-cell table:style-name="ce117" table:formula="of:=IF(MONTH([Stadtrad.$A24])=[.M$104];[Stadtrad.$B2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25])=[.B$104];[Stadtrad.$B25];0)" office:value-type="float" office:value="0" calcext:value-type="float">
            <text:p>0</text:p>
          </table:table-cell>
          <table:table-cell table:style-name="ce117" table:formula="of:=IF(MONTH([Stadtrad.$A25])=[.C$104];[Stadtrad.$B25];0)" office:value-type="float" office:value="0" calcext:value-type="float">
            <text:p>0</text:p>
          </table:table-cell>
          <table:table-cell table:style-name="ce117" table:formula="of:=IF(MONTH([Stadtrad.$A25])=[.D$104];[Stadtrad.$B25];0)" office:value-type="float" office:value="0" calcext:value-type="float">
            <text:p>0</text:p>
          </table:table-cell>
          <table:table-cell table:style-name="ce117" table:formula="of:=IF(MONTH([Stadtrad.$A25])=[.E$104];[Stadtrad.$B25];0)" office:value-type="float" office:value="0" calcext:value-type="float">
            <text:p>0</text:p>
          </table:table-cell>
          <table:table-cell table:style-name="ce117" table:formula="of:=IF(MONTH([Stadtrad.$A25])=[.F$104];[Stadtrad.$B25];0)" office:value-type="float" office:value="0" calcext:value-type="float">
            <text:p>0</text:p>
          </table:table-cell>
          <table:table-cell table:style-name="ce117" table:formula="of:=IF(MONTH([Stadtrad.$A25])=[.G$104];[Stadtrad.$B25];0)" office:value-type="float" office:value="0" calcext:value-type="float">
            <text:p>0</text:p>
          </table:table-cell>
          <table:table-cell table:style-name="ce117" table:formula="of:=IF(MONTH([Stadtrad.$A25])=[.H$104];[Stadtrad.$B25];0)" office:value-type="float" office:value="0" calcext:value-type="float">
            <text:p>0</text:p>
          </table:table-cell>
          <table:table-cell table:style-name="ce117" table:formula="of:=IF(MONTH([Stadtrad.$A25])=[.I$104];[Stadtrad.$B25];0)" office:value-type="float" office:value="0" calcext:value-type="float">
            <text:p>0</text:p>
          </table:table-cell>
          <table:table-cell table:style-name="ce117" table:formula="of:=IF(MONTH([Stadtrad.$A25])=[.J$104];[Stadtrad.$B25];0)" office:value-type="float" office:value="0" calcext:value-type="float">
            <text:p>0</text:p>
          </table:table-cell>
          <table:table-cell table:style-name="ce117" table:formula="of:=IF(MONTH([Stadtrad.$A25])=[.K$104];[Stadtrad.$B25];0)" office:value-type="float" office:value="0" calcext:value-type="float">
            <text:p>0</text:p>
          </table:table-cell>
          <table:table-cell table:style-name="ce117" table:formula="of:=IF(MONTH([Stadtrad.$A25])=[.L$104];[Stadtrad.$B25];0)" office:value-type="float" office:value="0" calcext:value-type="float">
            <text:p>0</text:p>
          </table:table-cell>
          <table:table-cell table:style-name="ce117" table:formula="of:=IF(MONTH([Stadtrad.$A25])=[.M$104];[Stadtrad.$B2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26])=[.B$104];[Stadtrad.$B26];0)" office:value-type="float" office:value="0" calcext:value-type="float">
            <text:p>0</text:p>
          </table:table-cell>
          <table:table-cell table:style-name="ce117" table:formula="of:=IF(MONTH([Stadtrad.$A26])=[.C$104];[Stadtrad.$B26];0)" office:value-type="float" office:value="0" calcext:value-type="float">
            <text:p>0</text:p>
          </table:table-cell>
          <table:table-cell table:style-name="ce117" table:formula="of:=IF(MONTH([Stadtrad.$A26])=[.D$104];[Stadtrad.$B26];0)" office:value-type="float" office:value="0" calcext:value-type="float">
            <text:p>0</text:p>
          </table:table-cell>
          <table:table-cell table:style-name="ce117" table:formula="of:=IF(MONTH([Stadtrad.$A26])=[.E$104];[Stadtrad.$B26];0)" office:value-type="float" office:value="0" calcext:value-type="float">
            <text:p>0</text:p>
          </table:table-cell>
          <table:table-cell table:style-name="ce117" table:formula="of:=IF(MONTH([Stadtrad.$A26])=[.F$104];[Stadtrad.$B26];0)" office:value-type="float" office:value="0" calcext:value-type="float">
            <text:p>0</text:p>
          </table:table-cell>
          <table:table-cell table:style-name="ce117" table:formula="of:=IF(MONTH([Stadtrad.$A26])=[.G$104];[Stadtrad.$B26];0)" office:value-type="float" office:value="0" calcext:value-type="float">
            <text:p>0</text:p>
          </table:table-cell>
          <table:table-cell table:style-name="ce117" table:formula="of:=IF(MONTH([Stadtrad.$A26])=[.H$104];[Stadtrad.$B26];0)" office:value-type="float" office:value="0" calcext:value-type="float">
            <text:p>0</text:p>
          </table:table-cell>
          <table:table-cell table:style-name="ce117" table:formula="of:=IF(MONTH([Stadtrad.$A26])=[.I$104];[Stadtrad.$B26];0)" office:value-type="float" office:value="0" calcext:value-type="float">
            <text:p>0</text:p>
          </table:table-cell>
          <table:table-cell table:style-name="ce117" table:formula="of:=IF(MONTH([Stadtrad.$A26])=[.J$104];[Stadtrad.$B26];0)" office:value-type="float" office:value="0" calcext:value-type="float">
            <text:p>0</text:p>
          </table:table-cell>
          <table:table-cell table:style-name="ce117" table:formula="of:=IF(MONTH([Stadtrad.$A26])=[.K$104];[Stadtrad.$B26];0)" office:value-type="float" office:value="0" calcext:value-type="float">
            <text:p>0</text:p>
          </table:table-cell>
          <table:table-cell table:style-name="ce117" table:formula="of:=IF(MONTH([Stadtrad.$A26])=[.L$104];[Stadtrad.$B26];0)" office:value-type="float" office:value="0" calcext:value-type="float">
            <text:p>0</text:p>
          </table:table-cell>
          <table:table-cell table:style-name="ce117" table:formula="of:=IF(MONTH([Stadtrad.$A26])=[.M$104];[Stadtrad.$B2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27])=[.B$104];[Stadtrad.$B27];0)" office:value-type="float" office:value="0" calcext:value-type="float">
            <text:p>0</text:p>
          </table:table-cell>
          <table:table-cell table:style-name="ce117" table:formula="of:=IF(MONTH([Stadtrad.$A27])=[.C$104];[Stadtrad.$B27];0)" office:value-type="float" office:value="0" calcext:value-type="float">
            <text:p>0</text:p>
          </table:table-cell>
          <table:table-cell table:style-name="ce117" table:formula="of:=IF(MONTH([Stadtrad.$A27])=[.D$104];[Stadtrad.$B27];0)" office:value-type="float" office:value="0" calcext:value-type="float">
            <text:p>0</text:p>
          </table:table-cell>
          <table:table-cell table:style-name="ce117" table:formula="of:=IF(MONTH([Stadtrad.$A27])=[.E$104];[Stadtrad.$B27];0)" office:value-type="float" office:value="0" calcext:value-type="float">
            <text:p>0</text:p>
          </table:table-cell>
          <table:table-cell table:style-name="ce117" table:formula="of:=IF(MONTH([Stadtrad.$A27])=[.F$104];[Stadtrad.$B27];0)" office:value-type="float" office:value="0" calcext:value-type="float">
            <text:p>0</text:p>
          </table:table-cell>
          <table:table-cell table:style-name="ce117" table:formula="of:=IF(MONTH([Stadtrad.$A27])=[.G$104];[Stadtrad.$B27];0)" office:value-type="float" office:value="0" calcext:value-type="float">
            <text:p>0</text:p>
          </table:table-cell>
          <table:table-cell table:style-name="ce117" table:formula="of:=IF(MONTH([Stadtrad.$A27])=[.H$104];[Stadtrad.$B27];0)" office:value-type="float" office:value="0" calcext:value-type="float">
            <text:p>0</text:p>
          </table:table-cell>
          <table:table-cell table:style-name="ce117" table:formula="of:=IF(MONTH([Stadtrad.$A27])=[.I$104];[Stadtrad.$B27];0)" office:value-type="float" office:value="0" calcext:value-type="float">
            <text:p>0</text:p>
          </table:table-cell>
          <table:table-cell table:style-name="ce117" table:formula="of:=IF(MONTH([Stadtrad.$A27])=[.J$104];[Stadtrad.$B27];0)" office:value-type="float" office:value="0" calcext:value-type="float">
            <text:p>0</text:p>
          </table:table-cell>
          <table:table-cell table:style-name="ce117" table:formula="of:=IF(MONTH([Stadtrad.$A27])=[.K$104];[Stadtrad.$B27];0)" office:value-type="float" office:value="0" calcext:value-type="float">
            <text:p>0</text:p>
          </table:table-cell>
          <table:table-cell table:style-name="ce117" table:formula="of:=IF(MONTH([Stadtrad.$A27])=[.L$104];[Stadtrad.$B27];0)" office:value-type="float" office:value="0" calcext:value-type="float">
            <text:p>0</text:p>
          </table:table-cell>
          <table:table-cell table:style-name="ce117" table:formula="of:=IF(MONTH([Stadtrad.$A27])=[.M$104];[Stadtrad.$B2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28])=[.B$104];[Stadtrad.$B28];0)" office:value-type="float" office:value="0" calcext:value-type="float">
            <text:p>0</text:p>
          </table:table-cell>
          <table:table-cell table:style-name="ce117" table:formula="of:=IF(MONTH([Stadtrad.$A28])=[.C$104];[Stadtrad.$B28];0)" office:value-type="float" office:value="0" calcext:value-type="float">
            <text:p>0</text:p>
          </table:table-cell>
          <table:table-cell table:style-name="ce117" table:formula="of:=IF(MONTH([Stadtrad.$A28])=[.D$104];[Stadtrad.$B28];0)" office:value-type="float" office:value="0" calcext:value-type="float">
            <text:p>0</text:p>
          </table:table-cell>
          <table:table-cell table:style-name="ce117" table:formula="of:=IF(MONTH([Stadtrad.$A28])=[.E$104];[Stadtrad.$B28];0)" office:value-type="float" office:value="0" calcext:value-type="float">
            <text:p>0</text:p>
          </table:table-cell>
          <table:table-cell table:style-name="ce117" table:formula="of:=IF(MONTH([Stadtrad.$A28])=[.F$104];[Stadtrad.$B28];0)" office:value-type="float" office:value="0" calcext:value-type="float">
            <text:p>0</text:p>
          </table:table-cell>
          <table:table-cell table:style-name="ce117" table:formula="of:=IF(MONTH([Stadtrad.$A28])=[.G$104];[Stadtrad.$B28];0)" office:value-type="float" office:value="0" calcext:value-type="float">
            <text:p>0</text:p>
          </table:table-cell>
          <table:table-cell table:style-name="ce117" table:formula="of:=IF(MONTH([Stadtrad.$A28])=[.H$104];[Stadtrad.$B28];0)" office:value-type="float" office:value="0" calcext:value-type="float">
            <text:p>0</text:p>
          </table:table-cell>
          <table:table-cell table:style-name="ce117" table:formula="of:=IF(MONTH([Stadtrad.$A28])=[.I$104];[Stadtrad.$B28];0)" office:value-type="float" office:value="0" calcext:value-type="float">
            <text:p>0</text:p>
          </table:table-cell>
          <table:table-cell table:style-name="ce117" table:formula="of:=IF(MONTH([Stadtrad.$A28])=[.J$104];[Stadtrad.$B28];0)" office:value-type="float" office:value="0" calcext:value-type="float">
            <text:p>0</text:p>
          </table:table-cell>
          <table:table-cell table:style-name="ce117" table:formula="of:=IF(MONTH([Stadtrad.$A28])=[.K$104];[Stadtrad.$B28];0)" office:value-type="float" office:value="0" calcext:value-type="float">
            <text:p>0</text:p>
          </table:table-cell>
          <table:table-cell table:style-name="ce117" table:formula="of:=IF(MONTH([Stadtrad.$A28])=[.L$104];[Stadtrad.$B28];0)" office:value-type="float" office:value="0" calcext:value-type="float">
            <text:p>0</text:p>
          </table:table-cell>
          <table:table-cell table:style-name="ce117" table:formula="of:=IF(MONTH([Stadtrad.$A28])=[.M$104];[Stadtrad.$B2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29])=[.B$104];[Stadtrad.$B29];0)" office:value-type="float" office:value="0" calcext:value-type="float">
            <text:p>0</text:p>
          </table:table-cell>
          <table:table-cell table:style-name="ce117" table:formula="of:=IF(MONTH([Stadtrad.$A29])=[.C$104];[Stadtrad.$B29];0)" office:value-type="float" office:value="0" calcext:value-type="float">
            <text:p>0</text:p>
          </table:table-cell>
          <table:table-cell table:style-name="ce117" table:formula="of:=IF(MONTH([Stadtrad.$A29])=[.D$104];[Stadtrad.$B29];0)" office:value-type="float" office:value="0" calcext:value-type="float">
            <text:p>0</text:p>
          </table:table-cell>
          <table:table-cell table:style-name="ce117" table:formula="of:=IF(MONTH([Stadtrad.$A29])=[.E$104];[Stadtrad.$B29];0)" office:value-type="float" office:value="0" calcext:value-type="float">
            <text:p>0</text:p>
          </table:table-cell>
          <table:table-cell table:style-name="ce117" table:formula="of:=IF(MONTH([Stadtrad.$A29])=[.F$104];[Stadtrad.$B29];0)" office:value-type="float" office:value="0" calcext:value-type="float">
            <text:p>0</text:p>
          </table:table-cell>
          <table:table-cell table:style-name="ce117" table:formula="of:=IF(MONTH([Stadtrad.$A29])=[.G$104];[Stadtrad.$B29];0)" office:value-type="float" office:value="0" calcext:value-type="float">
            <text:p>0</text:p>
          </table:table-cell>
          <table:table-cell table:style-name="ce117" table:formula="of:=IF(MONTH([Stadtrad.$A29])=[.H$104];[Stadtrad.$B29];0)" office:value-type="float" office:value="0" calcext:value-type="float">
            <text:p>0</text:p>
          </table:table-cell>
          <table:table-cell table:style-name="ce117" table:formula="of:=IF(MONTH([Stadtrad.$A29])=[.I$104];[Stadtrad.$B29];0)" office:value-type="float" office:value="0" calcext:value-type="float">
            <text:p>0</text:p>
          </table:table-cell>
          <table:table-cell table:style-name="ce117" table:formula="of:=IF(MONTH([Stadtrad.$A29])=[.J$104];[Stadtrad.$B29];0)" office:value-type="float" office:value="0" calcext:value-type="float">
            <text:p>0</text:p>
          </table:table-cell>
          <table:table-cell table:style-name="ce117" table:formula="of:=IF(MONTH([Stadtrad.$A29])=[.K$104];[Stadtrad.$B29];0)" office:value-type="float" office:value="0" calcext:value-type="float">
            <text:p>0</text:p>
          </table:table-cell>
          <table:table-cell table:style-name="ce117" table:formula="of:=IF(MONTH([Stadtrad.$A29])=[.L$104];[Stadtrad.$B29];0)" office:value-type="float" office:value="0" calcext:value-type="float">
            <text:p>0</text:p>
          </table:table-cell>
          <table:table-cell table:style-name="ce117" table:formula="of:=IF(MONTH([Stadtrad.$A29])=[.M$104];[Stadtrad.$B2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30])=[.B$104];[Stadtrad.$B30];0)" office:value-type="float" office:value="0" calcext:value-type="float">
            <text:p>0</text:p>
          </table:table-cell>
          <table:table-cell table:style-name="ce117" table:formula="of:=IF(MONTH([Stadtrad.$A30])=[.C$104];[Stadtrad.$B30];0)" office:value-type="float" office:value="0" calcext:value-type="float">
            <text:p>0</text:p>
          </table:table-cell>
          <table:table-cell table:style-name="ce117" table:formula="of:=IF(MONTH([Stadtrad.$A30])=[.D$104];[Stadtrad.$B30];0)" office:value-type="float" office:value="0" calcext:value-type="float">
            <text:p>0</text:p>
          </table:table-cell>
          <table:table-cell table:style-name="ce117" table:formula="of:=IF(MONTH([Stadtrad.$A30])=[.E$104];[Stadtrad.$B30];0)" office:value-type="float" office:value="0" calcext:value-type="float">
            <text:p>0</text:p>
          </table:table-cell>
          <table:table-cell table:style-name="ce117" table:formula="of:=IF(MONTH([Stadtrad.$A30])=[.F$104];[Stadtrad.$B30];0)" office:value-type="float" office:value="0" calcext:value-type="float">
            <text:p>0</text:p>
          </table:table-cell>
          <table:table-cell table:style-name="ce117" table:formula="of:=IF(MONTH([Stadtrad.$A30])=[.G$104];[Stadtrad.$B30];0)" office:value-type="float" office:value="0" calcext:value-type="float">
            <text:p>0</text:p>
          </table:table-cell>
          <table:table-cell table:style-name="ce117" table:formula="of:=IF(MONTH([Stadtrad.$A30])=[.H$104];[Stadtrad.$B30];0)" office:value-type="float" office:value="0" calcext:value-type="float">
            <text:p>0</text:p>
          </table:table-cell>
          <table:table-cell table:style-name="ce117" table:formula="of:=IF(MONTH([Stadtrad.$A30])=[.I$104];[Stadtrad.$B30];0)" office:value-type="float" office:value="0" calcext:value-type="float">
            <text:p>0</text:p>
          </table:table-cell>
          <table:table-cell table:style-name="ce117" table:formula="of:=IF(MONTH([Stadtrad.$A30])=[.J$104];[Stadtrad.$B30];0)" office:value-type="float" office:value="0" calcext:value-type="float">
            <text:p>0</text:p>
          </table:table-cell>
          <table:table-cell table:style-name="ce117" table:formula="of:=IF(MONTH([Stadtrad.$A30])=[.K$104];[Stadtrad.$B30];0)" office:value-type="float" office:value="0" calcext:value-type="float">
            <text:p>0</text:p>
          </table:table-cell>
          <table:table-cell table:style-name="ce117" table:formula="of:=IF(MONTH([Stadtrad.$A30])=[.L$104];[Stadtrad.$B30];0)" office:value-type="float" office:value="0" calcext:value-type="float">
            <text:p>0</text:p>
          </table:table-cell>
          <table:table-cell table:style-name="ce117" table:formula="of:=IF(MONTH([Stadtrad.$A30])=[.M$104];[Stadtrad.$B3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31])=[.B$104];[Stadtrad.$B31];0)" office:value-type="float" office:value="0" calcext:value-type="float">
            <text:p>0</text:p>
          </table:table-cell>
          <table:table-cell table:style-name="ce117" table:formula="of:=IF(MONTH([Stadtrad.$A31])=[.C$104];[Stadtrad.$B31];0)" office:value-type="float" office:value="0" calcext:value-type="float">
            <text:p>0</text:p>
          </table:table-cell>
          <table:table-cell table:style-name="ce117" table:formula="of:=IF(MONTH([Stadtrad.$A31])=[.D$104];[Stadtrad.$B31];0)" office:value-type="float" office:value="0" calcext:value-type="float">
            <text:p>0</text:p>
          </table:table-cell>
          <table:table-cell table:style-name="ce117" table:formula="of:=IF(MONTH([Stadtrad.$A31])=[.E$104];[Stadtrad.$B31];0)" office:value-type="float" office:value="0" calcext:value-type="float">
            <text:p>0</text:p>
          </table:table-cell>
          <table:table-cell table:style-name="ce117" table:formula="of:=IF(MONTH([Stadtrad.$A31])=[.F$104];[Stadtrad.$B31];0)" office:value-type="float" office:value="0" calcext:value-type="float">
            <text:p>0</text:p>
          </table:table-cell>
          <table:table-cell table:style-name="ce117" table:formula="of:=IF(MONTH([Stadtrad.$A31])=[.G$104];[Stadtrad.$B31];0)" office:value-type="float" office:value="0" calcext:value-type="float">
            <text:p>0</text:p>
          </table:table-cell>
          <table:table-cell table:style-name="ce117" table:formula="of:=IF(MONTH([Stadtrad.$A31])=[.H$104];[Stadtrad.$B31];0)" office:value-type="float" office:value="0" calcext:value-type="float">
            <text:p>0</text:p>
          </table:table-cell>
          <table:table-cell table:style-name="ce117" table:formula="of:=IF(MONTH([Stadtrad.$A31])=[.I$104];[Stadtrad.$B31];0)" office:value-type="float" office:value="0" calcext:value-type="float">
            <text:p>0</text:p>
          </table:table-cell>
          <table:table-cell table:style-name="ce117" table:formula="of:=IF(MONTH([Stadtrad.$A31])=[.J$104];[Stadtrad.$B31];0)" office:value-type="float" office:value="0" calcext:value-type="float">
            <text:p>0</text:p>
          </table:table-cell>
          <table:table-cell table:style-name="ce117" table:formula="of:=IF(MONTH([Stadtrad.$A31])=[.K$104];[Stadtrad.$B31];0)" office:value-type="float" office:value="0" calcext:value-type="float">
            <text:p>0</text:p>
          </table:table-cell>
          <table:table-cell table:style-name="ce117" table:formula="of:=IF(MONTH([Stadtrad.$A31])=[.L$104];[Stadtrad.$B31];0)" office:value-type="float" office:value="0" calcext:value-type="float">
            <text:p>0</text:p>
          </table:table-cell>
          <table:table-cell table:style-name="ce117" table:formula="of:=IF(MONTH([Stadtrad.$A31])=[.M$104];[Stadtrad.$B3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32])=[.B$104];[Stadtrad.$B32];0)" office:value-type="float" office:value="0" calcext:value-type="float">
            <text:p>0</text:p>
          </table:table-cell>
          <table:table-cell table:style-name="ce117" table:formula="of:=IF(MONTH([Stadtrad.$A32])=[.C$104];[Stadtrad.$B32];0)" office:value-type="float" office:value="0" calcext:value-type="float">
            <text:p>0</text:p>
          </table:table-cell>
          <table:table-cell table:style-name="ce117" table:formula="of:=IF(MONTH([Stadtrad.$A32])=[.D$104];[Stadtrad.$B32];0)" office:value-type="float" office:value="0" calcext:value-type="float">
            <text:p>0</text:p>
          </table:table-cell>
          <table:table-cell table:style-name="ce117" table:formula="of:=IF(MONTH([Stadtrad.$A32])=[.E$104];[Stadtrad.$B32];0)" office:value-type="float" office:value="0" calcext:value-type="float">
            <text:p>0</text:p>
          </table:table-cell>
          <table:table-cell table:style-name="ce117" table:formula="of:=IF(MONTH([Stadtrad.$A32])=[.F$104];[Stadtrad.$B32];0)" office:value-type="float" office:value="0" calcext:value-type="float">
            <text:p>0</text:p>
          </table:table-cell>
          <table:table-cell table:style-name="ce117" table:formula="of:=IF(MONTH([Stadtrad.$A32])=[.G$104];[Stadtrad.$B32];0)" office:value-type="float" office:value="0" calcext:value-type="float">
            <text:p>0</text:p>
          </table:table-cell>
          <table:table-cell table:style-name="ce117" table:formula="of:=IF(MONTH([Stadtrad.$A32])=[.H$104];[Stadtrad.$B32];0)" office:value-type="float" office:value="0" calcext:value-type="float">
            <text:p>0</text:p>
          </table:table-cell>
          <table:table-cell table:style-name="ce117" table:formula="of:=IF(MONTH([Stadtrad.$A32])=[.I$104];[Stadtrad.$B32];0)" office:value-type="float" office:value="0" calcext:value-type="float">
            <text:p>0</text:p>
          </table:table-cell>
          <table:table-cell table:style-name="ce117" table:formula="of:=IF(MONTH([Stadtrad.$A32])=[.J$104];[Stadtrad.$B32];0)" office:value-type="float" office:value="0" calcext:value-type="float">
            <text:p>0</text:p>
          </table:table-cell>
          <table:table-cell table:style-name="ce117" table:formula="of:=IF(MONTH([Stadtrad.$A32])=[.K$104];[Stadtrad.$B32];0)" office:value-type="float" office:value="0" calcext:value-type="float">
            <text:p>0</text:p>
          </table:table-cell>
          <table:table-cell table:style-name="ce117" table:formula="of:=IF(MONTH([Stadtrad.$A32])=[.L$104];[Stadtrad.$B32];0)" office:value-type="float" office:value="0" calcext:value-type="float">
            <text:p>0</text:p>
          </table:table-cell>
          <table:table-cell table:style-name="ce117" table:formula="of:=IF(MONTH([Stadtrad.$A32])=[.M$104];[Stadtrad.$B3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33])=[.B$104];[Stadtrad.$B33];0)" office:value-type="float" office:value="0" calcext:value-type="float">
            <text:p>0</text:p>
          </table:table-cell>
          <table:table-cell table:style-name="ce117" table:formula="of:=IF(MONTH([Stadtrad.$A33])=[.C$104];[Stadtrad.$B33];0)" office:value-type="float" office:value="0" calcext:value-type="float">
            <text:p>0</text:p>
          </table:table-cell>
          <table:table-cell table:style-name="ce117" table:formula="of:=IF(MONTH([Stadtrad.$A33])=[.D$104];[Stadtrad.$B33];0)" office:value-type="float" office:value="0" calcext:value-type="float">
            <text:p>0</text:p>
          </table:table-cell>
          <table:table-cell table:style-name="ce117" table:formula="of:=IF(MONTH([Stadtrad.$A33])=[.E$104];[Stadtrad.$B33];0)" office:value-type="float" office:value="0" calcext:value-type="float">
            <text:p>0</text:p>
          </table:table-cell>
          <table:table-cell table:style-name="ce117" table:formula="of:=IF(MONTH([Stadtrad.$A33])=[.F$104];[Stadtrad.$B33];0)" office:value-type="float" office:value="0" calcext:value-type="float">
            <text:p>0</text:p>
          </table:table-cell>
          <table:table-cell table:style-name="ce117" table:formula="of:=IF(MONTH([Stadtrad.$A33])=[.G$104];[Stadtrad.$B33];0)" office:value-type="float" office:value="0" calcext:value-type="float">
            <text:p>0</text:p>
          </table:table-cell>
          <table:table-cell table:style-name="ce117" table:formula="of:=IF(MONTH([Stadtrad.$A33])=[.H$104];[Stadtrad.$B33];0)" office:value-type="float" office:value="0" calcext:value-type="float">
            <text:p>0</text:p>
          </table:table-cell>
          <table:table-cell table:style-name="ce117" table:formula="of:=IF(MONTH([Stadtrad.$A33])=[.I$104];[Stadtrad.$B33];0)" office:value-type="float" office:value="0" calcext:value-type="float">
            <text:p>0</text:p>
          </table:table-cell>
          <table:table-cell table:style-name="ce117" table:formula="of:=IF(MONTH([Stadtrad.$A33])=[.J$104];[Stadtrad.$B33];0)" office:value-type="float" office:value="0" calcext:value-type="float">
            <text:p>0</text:p>
          </table:table-cell>
          <table:table-cell table:style-name="ce117" table:formula="of:=IF(MONTH([Stadtrad.$A33])=[.K$104];[Stadtrad.$B33];0)" office:value-type="float" office:value="0" calcext:value-type="float">
            <text:p>0</text:p>
          </table:table-cell>
          <table:table-cell table:style-name="ce117" table:formula="of:=IF(MONTH([Stadtrad.$A33])=[.L$104];[Stadtrad.$B33];0)" office:value-type="float" office:value="0" calcext:value-type="float">
            <text:p>0</text:p>
          </table:table-cell>
          <table:table-cell table:style-name="ce117" table:formula="of:=IF(MONTH([Stadtrad.$A33])=[.M$104];[Stadtrad.$B3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34])=[.B$104];[Stadtrad.$B34];0)" office:value-type="float" office:value="0" calcext:value-type="float">
            <text:p>0</text:p>
          </table:table-cell>
          <table:table-cell table:style-name="ce117" table:formula="of:=IF(MONTH([Stadtrad.$A34])=[.C$104];[Stadtrad.$B34];0)" office:value-type="float" office:value="0" calcext:value-type="float">
            <text:p>0</text:p>
          </table:table-cell>
          <table:table-cell table:style-name="ce117" table:formula="of:=IF(MONTH([Stadtrad.$A34])=[.D$104];[Stadtrad.$B34];0)" office:value-type="float" office:value="0" calcext:value-type="float">
            <text:p>0</text:p>
          </table:table-cell>
          <table:table-cell table:style-name="ce117" table:formula="of:=IF(MONTH([Stadtrad.$A34])=[.E$104];[Stadtrad.$B34];0)" office:value-type="float" office:value="0" calcext:value-type="float">
            <text:p>0</text:p>
          </table:table-cell>
          <table:table-cell table:style-name="ce117" table:formula="of:=IF(MONTH([Stadtrad.$A34])=[.F$104];[Stadtrad.$B34];0)" office:value-type="float" office:value="0" calcext:value-type="float">
            <text:p>0</text:p>
          </table:table-cell>
          <table:table-cell table:style-name="ce117" table:formula="of:=IF(MONTH([Stadtrad.$A34])=[.G$104];[Stadtrad.$B34];0)" office:value-type="float" office:value="0" calcext:value-type="float">
            <text:p>0</text:p>
          </table:table-cell>
          <table:table-cell table:style-name="ce117" table:formula="of:=IF(MONTH([Stadtrad.$A34])=[.H$104];[Stadtrad.$B34];0)" office:value-type="float" office:value="0" calcext:value-type="float">
            <text:p>0</text:p>
          </table:table-cell>
          <table:table-cell table:style-name="ce117" table:formula="of:=IF(MONTH([Stadtrad.$A34])=[.I$104];[Stadtrad.$B34];0)" office:value-type="float" office:value="0" calcext:value-type="float">
            <text:p>0</text:p>
          </table:table-cell>
          <table:table-cell table:style-name="ce117" table:formula="of:=IF(MONTH([Stadtrad.$A34])=[.J$104];[Stadtrad.$B34];0)" office:value-type="float" office:value="0" calcext:value-type="float">
            <text:p>0</text:p>
          </table:table-cell>
          <table:table-cell table:style-name="ce117" table:formula="of:=IF(MONTH([Stadtrad.$A34])=[.K$104];[Stadtrad.$B34];0)" office:value-type="float" office:value="0" calcext:value-type="float">
            <text:p>0</text:p>
          </table:table-cell>
          <table:table-cell table:style-name="ce117" table:formula="of:=IF(MONTH([Stadtrad.$A34])=[.L$104];[Stadtrad.$B34];0)" office:value-type="float" office:value="0" calcext:value-type="float">
            <text:p>0</text:p>
          </table:table-cell>
          <table:table-cell table:style-name="ce117" table:formula="of:=IF(MONTH([Stadtrad.$A34])=[.M$104];[Stadtrad.$B3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35])=[.B$104];[Stadtrad.$B35];0)" office:value-type="float" office:value="0" calcext:value-type="float">
            <text:p>0</text:p>
          </table:table-cell>
          <table:table-cell table:style-name="ce117" table:formula="of:=IF(MONTH([Stadtrad.$A35])=[.C$104];[Stadtrad.$B35];0)" office:value-type="float" office:value="0" calcext:value-type="float">
            <text:p>0</text:p>
          </table:table-cell>
          <table:table-cell table:style-name="ce117" table:formula="of:=IF(MONTH([Stadtrad.$A35])=[.D$104];[Stadtrad.$B35];0)" office:value-type="float" office:value="0" calcext:value-type="float">
            <text:p>0</text:p>
          </table:table-cell>
          <table:table-cell table:style-name="ce117" table:formula="of:=IF(MONTH([Stadtrad.$A35])=[.E$104];[Stadtrad.$B35];0)" office:value-type="float" office:value="0" calcext:value-type="float">
            <text:p>0</text:p>
          </table:table-cell>
          <table:table-cell table:style-name="ce117" table:formula="of:=IF(MONTH([Stadtrad.$A35])=[.F$104];[Stadtrad.$B35];0)" office:value-type="float" office:value="0" calcext:value-type="float">
            <text:p>0</text:p>
          </table:table-cell>
          <table:table-cell table:style-name="ce117" table:formula="of:=IF(MONTH([Stadtrad.$A35])=[.G$104];[Stadtrad.$B35];0)" office:value-type="float" office:value="0" calcext:value-type="float">
            <text:p>0</text:p>
          </table:table-cell>
          <table:table-cell table:style-name="ce117" table:formula="of:=IF(MONTH([Stadtrad.$A35])=[.H$104];[Stadtrad.$B35];0)" office:value-type="float" office:value="0" calcext:value-type="float">
            <text:p>0</text:p>
          </table:table-cell>
          <table:table-cell table:style-name="ce117" table:formula="of:=IF(MONTH([Stadtrad.$A35])=[.I$104];[Stadtrad.$B35];0)" office:value-type="float" office:value="0" calcext:value-type="float">
            <text:p>0</text:p>
          </table:table-cell>
          <table:table-cell table:style-name="ce117" table:formula="of:=IF(MONTH([Stadtrad.$A35])=[.J$104];[Stadtrad.$B35];0)" office:value-type="float" office:value="0" calcext:value-type="float">
            <text:p>0</text:p>
          </table:table-cell>
          <table:table-cell table:style-name="ce117" table:formula="of:=IF(MONTH([Stadtrad.$A35])=[.K$104];[Stadtrad.$B35];0)" office:value-type="float" office:value="0" calcext:value-type="float">
            <text:p>0</text:p>
          </table:table-cell>
          <table:table-cell table:style-name="ce117" table:formula="of:=IF(MONTH([Stadtrad.$A35])=[.L$104];[Stadtrad.$B35];0)" office:value-type="float" office:value="0" calcext:value-type="float">
            <text:p>0</text:p>
          </table:table-cell>
          <table:table-cell table:style-name="ce117" table:formula="of:=IF(MONTH([Stadtrad.$A35])=[.M$104];[Stadtrad.$B3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36])=[.B$104];[Stadtrad.$B36];0)" office:value-type="float" office:value="0" calcext:value-type="float">
            <text:p>0</text:p>
          </table:table-cell>
          <table:table-cell table:style-name="ce117" table:formula="of:=IF(MONTH([Stadtrad.$A36])=[.C$104];[Stadtrad.$B36];0)" office:value-type="float" office:value="0" calcext:value-type="float">
            <text:p>0</text:p>
          </table:table-cell>
          <table:table-cell table:style-name="ce117" table:formula="of:=IF(MONTH([Stadtrad.$A36])=[.D$104];[Stadtrad.$B36];0)" office:value-type="float" office:value="0" calcext:value-type="float">
            <text:p>0</text:p>
          </table:table-cell>
          <table:table-cell table:style-name="ce117" table:formula="of:=IF(MONTH([Stadtrad.$A36])=[.E$104];[Stadtrad.$B36];0)" office:value-type="float" office:value="0" calcext:value-type="float">
            <text:p>0</text:p>
          </table:table-cell>
          <table:table-cell table:style-name="ce117" table:formula="of:=IF(MONTH([Stadtrad.$A36])=[.F$104];[Stadtrad.$B36];0)" office:value-type="float" office:value="0" calcext:value-type="float">
            <text:p>0</text:p>
          </table:table-cell>
          <table:table-cell table:style-name="ce117" table:formula="of:=IF(MONTH([Stadtrad.$A36])=[.G$104];[Stadtrad.$B36];0)" office:value-type="float" office:value="0" calcext:value-type="float">
            <text:p>0</text:p>
          </table:table-cell>
          <table:table-cell table:style-name="ce117" table:formula="of:=IF(MONTH([Stadtrad.$A36])=[.H$104];[Stadtrad.$B36];0)" office:value-type="float" office:value="0" calcext:value-type="float">
            <text:p>0</text:p>
          </table:table-cell>
          <table:table-cell table:style-name="ce117" table:formula="of:=IF(MONTH([Stadtrad.$A36])=[.I$104];[Stadtrad.$B36];0)" office:value-type="float" office:value="0" calcext:value-type="float">
            <text:p>0</text:p>
          </table:table-cell>
          <table:table-cell table:style-name="ce117" table:formula="of:=IF(MONTH([Stadtrad.$A36])=[.J$104];[Stadtrad.$B36];0)" office:value-type="float" office:value="0" calcext:value-type="float">
            <text:p>0</text:p>
          </table:table-cell>
          <table:table-cell table:style-name="ce117" table:formula="of:=IF(MONTH([Stadtrad.$A36])=[.K$104];[Stadtrad.$B36];0)" office:value-type="float" office:value="0" calcext:value-type="float">
            <text:p>0</text:p>
          </table:table-cell>
          <table:table-cell table:style-name="ce117" table:formula="of:=IF(MONTH([Stadtrad.$A36])=[.L$104];[Stadtrad.$B36];0)" office:value-type="float" office:value="0" calcext:value-type="float">
            <text:p>0</text:p>
          </table:table-cell>
          <table:table-cell table:style-name="ce117" table:formula="of:=IF(MONTH([Stadtrad.$A36])=[.M$104];[Stadtrad.$B3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37])=[.B$104];[Stadtrad.$B37];0)" office:value-type="float" office:value="0" calcext:value-type="float">
            <text:p>0</text:p>
          </table:table-cell>
          <table:table-cell table:style-name="ce117" table:formula="of:=IF(MONTH([Stadtrad.$A37])=[.C$104];[Stadtrad.$B37];0)" office:value-type="float" office:value="0" calcext:value-type="float">
            <text:p>0</text:p>
          </table:table-cell>
          <table:table-cell table:style-name="ce117" table:formula="of:=IF(MONTH([Stadtrad.$A37])=[.D$104];[Stadtrad.$B37];0)" office:value-type="float" office:value="0" calcext:value-type="float">
            <text:p>0</text:p>
          </table:table-cell>
          <table:table-cell table:style-name="ce117" table:formula="of:=IF(MONTH([Stadtrad.$A37])=[.E$104];[Stadtrad.$B37];0)" office:value-type="float" office:value="0" calcext:value-type="float">
            <text:p>0</text:p>
          </table:table-cell>
          <table:table-cell table:style-name="ce117" table:formula="of:=IF(MONTH([Stadtrad.$A37])=[.F$104];[Stadtrad.$B37];0)" office:value-type="float" office:value="0" calcext:value-type="float">
            <text:p>0</text:p>
          </table:table-cell>
          <table:table-cell table:style-name="ce117" table:formula="of:=IF(MONTH([Stadtrad.$A37])=[.G$104];[Stadtrad.$B37];0)" office:value-type="float" office:value="0" calcext:value-type="float">
            <text:p>0</text:p>
          </table:table-cell>
          <table:table-cell table:style-name="ce117" table:formula="of:=IF(MONTH([Stadtrad.$A37])=[.H$104];[Stadtrad.$B37];0)" office:value-type="float" office:value="0" calcext:value-type="float">
            <text:p>0</text:p>
          </table:table-cell>
          <table:table-cell table:style-name="ce117" table:formula="of:=IF(MONTH([Stadtrad.$A37])=[.I$104];[Stadtrad.$B37];0)" office:value-type="float" office:value="0" calcext:value-type="float">
            <text:p>0</text:p>
          </table:table-cell>
          <table:table-cell table:style-name="ce117" table:formula="of:=IF(MONTH([Stadtrad.$A37])=[.J$104];[Stadtrad.$B37];0)" office:value-type="float" office:value="0" calcext:value-type="float">
            <text:p>0</text:p>
          </table:table-cell>
          <table:table-cell table:style-name="ce117" table:formula="of:=IF(MONTH([Stadtrad.$A37])=[.K$104];[Stadtrad.$B37];0)" office:value-type="float" office:value="0" calcext:value-type="float">
            <text:p>0</text:p>
          </table:table-cell>
          <table:table-cell table:style-name="ce117" table:formula="of:=IF(MONTH([Stadtrad.$A37])=[.L$104];[Stadtrad.$B37];0)" office:value-type="float" office:value="0" calcext:value-type="float">
            <text:p>0</text:p>
          </table:table-cell>
          <table:table-cell table:style-name="ce117" table:formula="of:=IF(MONTH([Stadtrad.$A37])=[.M$104];[Stadtrad.$B3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38])=[.B$104];[Stadtrad.$B38];0)" office:value-type="float" office:value="0" calcext:value-type="float">
            <text:p>0</text:p>
          </table:table-cell>
          <table:table-cell table:style-name="ce117" table:formula="of:=IF(MONTH([Stadtrad.$A38])=[.C$104];[Stadtrad.$B38];0)" office:value-type="float" office:value="0" calcext:value-type="float">
            <text:p>0</text:p>
          </table:table-cell>
          <table:table-cell table:style-name="ce117" table:formula="of:=IF(MONTH([Stadtrad.$A38])=[.D$104];[Stadtrad.$B38];0)" office:value-type="float" office:value="0" calcext:value-type="float">
            <text:p>0</text:p>
          </table:table-cell>
          <table:table-cell table:style-name="ce117" table:formula="of:=IF(MONTH([Stadtrad.$A38])=[.E$104];[Stadtrad.$B38];0)" office:value-type="float" office:value="0" calcext:value-type="float">
            <text:p>0</text:p>
          </table:table-cell>
          <table:table-cell table:style-name="ce117" table:formula="of:=IF(MONTH([Stadtrad.$A38])=[.F$104];[Stadtrad.$B38];0)" office:value-type="float" office:value="0" calcext:value-type="float">
            <text:p>0</text:p>
          </table:table-cell>
          <table:table-cell table:style-name="ce117" table:formula="of:=IF(MONTH([Stadtrad.$A38])=[.G$104];[Stadtrad.$B38];0)" office:value-type="float" office:value="0" calcext:value-type="float">
            <text:p>0</text:p>
          </table:table-cell>
          <table:table-cell table:style-name="ce117" table:formula="of:=IF(MONTH([Stadtrad.$A38])=[.H$104];[Stadtrad.$B38];0)" office:value-type="float" office:value="0" calcext:value-type="float">
            <text:p>0</text:p>
          </table:table-cell>
          <table:table-cell table:style-name="ce117" table:formula="of:=IF(MONTH([Stadtrad.$A38])=[.I$104];[Stadtrad.$B38];0)" office:value-type="float" office:value="0" calcext:value-type="float">
            <text:p>0</text:p>
          </table:table-cell>
          <table:table-cell table:style-name="ce117" table:formula="of:=IF(MONTH([Stadtrad.$A38])=[.J$104];[Stadtrad.$B38];0)" office:value-type="float" office:value="0" calcext:value-type="float">
            <text:p>0</text:p>
          </table:table-cell>
          <table:table-cell table:style-name="ce117" table:formula="of:=IF(MONTH([Stadtrad.$A38])=[.K$104];[Stadtrad.$B38];0)" office:value-type="float" office:value="0" calcext:value-type="float">
            <text:p>0</text:p>
          </table:table-cell>
          <table:table-cell table:style-name="ce117" table:formula="of:=IF(MONTH([Stadtrad.$A38])=[.L$104];[Stadtrad.$B38];0)" office:value-type="float" office:value="0" calcext:value-type="float">
            <text:p>0</text:p>
          </table:table-cell>
          <table:table-cell table:style-name="ce117" table:formula="of:=IF(MONTH([Stadtrad.$A38])=[.M$104];[Stadtrad.$B3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39])=[.B$104];[Stadtrad.$B39];0)" office:value-type="float" office:value="0" calcext:value-type="float">
            <text:p>0</text:p>
          </table:table-cell>
          <table:table-cell table:style-name="ce117" table:formula="of:=IF(MONTH([Stadtrad.$A39])=[.C$104];[Stadtrad.$B39];0)" office:value-type="float" office:value="0" calcext:value-type="float">
            <text:p>0</text:p>
          </table:table-cell>
          <table:table-cell table:style-name="ce117" table:formula="of:=IF(MONTH([Stadtrad.$A39])=[.D$104];[Stadtrad.$B39];0)" office:value-type="float" office:value="0" calcext:value-type="float">
            <text:p>0</text:p>
          </table:table-cell>
          <table:table-cell table:style-name="ce117" table:formula="of:=IF(MONTH([Stadtrad.$A39])=[.E$104];[Stadtrad.$B39];0)" office:value-type="float" office:value="0" calcext:value-type="float">
            <text:p>0</text:p>
          </table:table-cell>
          <table:table-cell table:style-name="ce117" table:formula="of:=IF(MONTH([Stadtrad.$A39])=[.F$104];[Stadtrad.$B39];0)" office:value-type="float" office:value="0" calcext:value-type="float">
            <text:p>0</text:p>
          </table:table-cell>
          <table:table-cell table:style-name="ce117" table:formula="of:=IF(MONTH([Stadtrad.$A39])=[.G$104];[Stadtrad.$B39];0)" office:value-type="float" office:value="0" calcext:value-type="float">
            <text:p>0</text:p>
          </table:table-cell>
          <table:table-cell table:style-name="ce117" table:formula="of:=IF(MONTH([Stadtrad.$A39])=[.H$104];[Stadtrad.$B39];0)" office:value-type="float" office:value="0" calcext:value-type="float">
            <text:p>0</text:p>
          </table:table-cell>
          <table:table-cell table:style-name="ce117" table:formula="of:=IF(MONTH([Stadtrad.$A39])=[.I$104];[Stadtrad.$B39];0)" office:value-type="float" office:value="0" calcext:value-type="float">
            <text:p>0</text:p>
          </table:table-cell>
          <table:table-cell table:style-name="ce117" table:formula="of:=IF(MONTH([Stadtrad.$A39])=[.J$104];[Stadtrad.$B39];0)" office:value-type="float" office:value="0" calcext:value-type="float">
            <text:p>0</text:p>
          </table:table-cell>
          <table:table-cell table:style-name="ce117" table:formula="of:=IF(MONTH([Stadtrad.$A39])=[.K$104];[Stadtrad.$B39];0)" office:value-type="float" office:value="0" calcext:value-type="float">
            <text:p>0</text:p>
          </table:table-cell>
          <table:table-cell table:style-name="ce117" table:formula="of:=IF(MONTH([Stadtrad.$A39])=[.L$104];[Stadtrad.$B39];0)" office:value-type="float" office:value="0" calcext:value-type="float">
            <text:p>0</text:p>
          </table:table-cell>
          <table:table-cell table:style-name="ce117" table:formula="of:=IF(MONTH([Stadtrad.$A39])=[.M$104];[Stadtrad.$B3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40])=[.B$104];[Stadtrad.$B40];0)" office:value-type="float" office:value="0" calcext:value-type="float">
            <text:p>0</text:p>
          </table:table-cell>
          <table:table-cell table:style-name="ce117" table:formula="of:=IF(MONTH([Stadtrad.$A40])=[.C$104];[Stadtrad.$B40];0)" office:value-type="float" office:value="0" calcext:value-type="float">
            <text:p>0</text:p>
          </table:table-cell>
          <table:table-cell table:style-name="ce117" table:formula="of:=IF(MONTH([Stadtrad.$A40])=[.D$104];[Stadtrad.$B40];0)" office:value-type="float" office:value="0" calcext:value-type="float">
            <text:p>0</text:p>
          </table:table-cell>
          <table:table-cell table:style-name="ce117" table:formula="of:=IF(MONTH([Stadtrad.$A40])=[.E$104];[Stadtrad.$B40];0)" office:value-type="float" office:value="0" calcext:value-type="float">
            <text:p>0</text:p>
          </table:table-cell>
          <table:table-cell table:style-name="ce117" table:formula="of:=IF(MONTH([Stadtrad.$A40])=[.F$104];[Stadtrad.$B40];0)" office:value-type="float" office:value="0" calcext:value-type="float">
            <text:p>0</text:p>
          </table:table-cell>
          <table:table-cell table:style-name="ce117" table:formula="of:=IF(MONTH([Stadtrad.$A40])=[.G$104];[Stadtrad.$B40];0)" office:value-type="float" office:value="0" calcext:value-type="float">
            <text:p>0</text:p>
          </table:table-cell>
          <table:table-cell table:style-name="ce117" table:formula="of:=IF(MONTH([Stadtrad.$A40])=[.H$104];[Stadtrad.$B40];0)" office:value-type="float" office:value="0" calcext:value-type="float">
            <text:p>0</text:p>
          </table:table-cell>
          <table:table-cell table:style-name="ce117" table:formula="of:=IF(MONTH([Stadtrad.$A40])=[.I$104];[Stadtrad.$B40];0)" office:value-type="float" office:value="0" calcext:value-type="float">
            <text:p>0</text:p>
          </table:table-cell>
          <table:table-cell table:style-name="ce117" table:formula="of:=IF(MONTH([Stadtrad.$A40])=[.J$104];[Stadtrad.$B40];0)" office:value-type="float" office:value="0" calcext:value-type="float">
            <text:p>0</text:p>
          </table:table-cell>
          <table:table-cell table:style-name="ce117" table:formula="of:=IF(MONTH([Stadtrad.$A40])=[.K$104];[Stadtrad.$B40];0)" office:value-type="float" office:value="0" calcext:value-type="float">
            <text:p>0</text:p>
          </table:table-cell>
          <table:table-cell table:style-name="ce117" table:formula="of:=IF(MONTH([Stadtrad.$A40])=[.L$104];[Stadtrad.$B40];0)" office:value-type="float" office:value="0" calcext:value-type="float">
            <text:p>0</text:p>
          </table:table-cell>
          <table:table-cell table:style-name="ce117" table:formula="of:=IF(MONTH([Stadtrad.$A40])=[.M$104];[Stadtrad.$B4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41])=[.B$104];[Stadtrad.$B41];0)" office:value-type="float" office:value="0" calcext:value-type="float">
            <text:p>0</text:p>
          </table:table-cell>
          <table:table-cell table:style-name="ce117" table:formula="of:=IF(MONTH([Stadtrad.$A41])=[.C$104];[Stadtrad.$B41];0)" office:value-type="float" office:value="0" calcext:value-type="float">
            <text:p>0</text:p>
          </table:table-cell>
          <table:table-cell table:style-name="ce117" table:formula="of:=IF(MONTH([Stadtrad.$A41])=[.D$104];[Stadtrad.$B41];0)" office:value-type="float" office:value="0" calcext:value-type="float">
            <text:p>0</text:p>
          </table:table-cell>
          <table:table-cell table:style-name="ce117" table:formula="of:=IF(MONTH([Stadtrad.$A41])=[.E$104];[Stadtrad.$B41];0)" office:value-type="float" office:value="0" calcext:value-type="float">
            <text:p>0</text:p>
          </table:table-cell>
          <table:table-cell table:style-name="ce117" table:formula="of:=IF(MONTH([Stadtrad.$A41])=[.F$104];[Stadtrad.$B41];0)" office:value-type="float" office:value="0" calcext:value-type="float">
            <text:p>0</text:p>
          </table:table-cell>
          <table:table-cell table:style-name="ce117" table:formula="of:=IF(MONTH([Stadtrad.$A41])=[.G$104];[Stadtrad.$B41];0)" office:value-type="float" office:value="0" calcext:value-type="float">
            <text:p>0</text:p>
          </table:table-cell>
          <table:table-cell table:style-name="ce117" table:formula="of:=IF(MONTH([Stadtrad.$A41])=[.H$104];[Stadtrad.$B41];0)" office:value-type="float" office:value="0" calcext:value-type="float">
            <text:p>0</text:p>
          </table:table-cell>
          <table:table-cell table:style-name="ce117" table:formula="of:=IF(MONTH([Stadtrad.$A41])=[.I$104];[Stadtrad.$B41];0)" office:value-type="float" office:value="0" calcext:value-type="float">
            <text:p>0</text:p>
          </table:table-cell>
          <table:table-cell table:style-name="ce117" table:formula="of:=IF(MONTH([Stadtrad.$A41])=[.J$104];[Stadtrad.$B41];0)" office:value-type="float" office:value="0" calcext:value-type="float">
            <text:p>0</text:p>
          </table:table-cell>
          <table:table-cell table:style-name="ce117" table:formula="of:=IF(MONTH([Stadtrad.$A41])=[.K$104];[Stadtrad.$B41];0)" office:value-type="float" office:value="0" calcext:value-type="float">
            <text:p>0</text:p>
          </table:table-cell>
          <table:table-cell table:style-name="ce117" table:formula="of:=IF(MONTH([Stadtrad.$A41])=[.L$104];[Stadtrad.$B41];0)" office:value-type="float" office:value="0" calcext:value-type="float">
            <text:p>0</text:p>
          </table:table-cell>
          <table:table-cell table:style-name="ce117" table:formula="of:=IF(MONTH([Stadtrad.$A41])=[.M$104];[Stadtrad.$B4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42])=[.B$104];[Stadtrad.$B42];0)" office:value-type="float" office:value="0" calcext:value-type="float">
            <text:p>0</text:p>
          </table:table-cell>
          <table:table-cell table:style-name="ce117" table:formula="of:=IF(MONTH([Stadtrad.$A42])=[.C$104];[Stadtrad.$B42];0)" office:value-type="float" office:value="0" calcext:value-type="float">
            <text:p>0</text:p>
          </table:table-cell>
          <table:table-cell table:style-name="ce117" table:formula="of:=IF(MONTH([Stadtrad.$A42])=[.D$104];[Stadtrad.$B42];0)" office:value-type="float" office:value="0" calcext:value-type="float">
            <text:p>0</text:p>
          </table:table-cell>
          <table:table-cell table:style-name="ce117" table:formula="of:=IF(MONTH([Stadtrad.$A42])=[.E$104];[Stadtrad.$B42];0)" office:value-type="float" office:value="0" calcext:value-type="float">
            <text:p>0</text:p>
          </table:table-cell>
          <table:table-cell table:style-name="ce117" table:formula="of:=IF(MONTH([Stadtrad.$A42])=[.F$104];[Stadtrad.$B42];0)" office:value-type="float" office:value="0" calcext:value-type="float">
            <text:p>0</text:p>
          </table:table-cell>
          <table:table-cell table:style-name="ce117" table:formula="of:=IF(MONTH([Stadtrad.$A42])=[.G$104];[Stadtrad.$B42];0)" office:value-type="float" office:value="0" calcext:value-type="float">
            <text:p>0</text:p>
          </table:table-cell>
          <table:table-cell table:style-name="ce117" table:formula="of:=IF(MONTH([Stadtrad.$A42])=[.H$104];[Stadtrad.$B42];0)" office:value-type="float" office:value="0" calcext:value-type="float">
            <text:p>0</text:p>
          </table:table-cell>
          <table:table-cell table:style-name="ce117" table:formula="of:=IF(MONTH([Stadtrad.$A42])=[.I$104];[Stadtrad.$B42];0)" office:value-type="float" office:value="0" calcext:value-type="float">
            <text:p>0</text:p>
          </table:table-cell>
          <table:table-cell table:style-name="ce117" table:formula="of:=IF(MONTH([Stadtrad.$A42])=[.J$104];[Stadtrad.$B42];0)" office:value-type="float" office:value="0" calcext:value-type="float">
            <text:p>0</text:p>
          </table:table-cell>
          <table:table-cell table:style-name="ce117" table:formula="of:=IF(MONTH([Stadtrad.$A42])=[.K$104];[Stadtrad.$B42];0)" office:value-type="float" office:value="0" calcext:value-type="float">
            <text:p>0</text:p>
          </table:table-cell>
          <table:table-cell table:style-name="ce117" table:formula="of:=IF(MONTH([Stadtrad.$A42])=[.L$104];[Stadtrad.$B42];0)" office:value-type="float" office:value="0" calcext:value-type="float">
            <text:p>0</text:p>
          </table:table-cell>
          <table:table-cell table:style-name="ce117" table:formula="of:=IF(MONTH([Stadtrad.$A42])=[.M$104];[Stadtrad.$B4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43])=[.B$104];[Stadtrad.$B43];0)" office:value-type="float" office:value="0" calcext:value-type="float">
            <text:p>0</text:p>
          </table:table-cell>
          <table:table-cell table:style-name="ce117" table:formula="of:=IF(MONTH([Stadtrad.$A43])=[.C$104];[Stadtrad.$B43];0)" office:value-type="float" office:value="0" calcext:value-type="float">
            <text:p>0</text:p>
          </table:table-cell>
          <table:table-cell table:style-name="ce117" table:formula="of:=IF(MONTH([Stadtrad.$A43])=[.D$104];[Stadtrad.$B43];0)" office:value-type="float" office:value="0" calcext:value-type="float">
            <text:p>0</text:p>
          </table:table-cell>
          <table:table-cell table:style-name="ce117" table:formula="of:=IF(MONTH([Stadtrad.$A43])=[.E$104];[Stadtrad.$B43];0)" office:value-type="float" office:value="0" calcext:value-type="float">
            <text:p>0</text:p>
          </table:table-cell>
          <table:table-cell table:style-name="ce117" table:formula="of:=IF(MONTH([Stadtrad.$A43])=[.F$104];[Stadtrad.$B43];0)" office:value-type="float" office:value="0" calcext:value-type="float">
            <text:p>0</text:p>
          </table:table-cell>
          <table:table-cell table:style-name="ce117" table:formula="of:=IF(MONTH([Stadtrad.$A43])=[.G$104];[Stadtrad.$B43];0)" office:value-type="float" office:value="0" calcext:value-type="float">
            <text:p>0</text:p>
          </table:table-cell>
          <table:table-cell table:style-name="ce117" table:formula="of:=IF(MONTH([Stadtrad.$A43])=[.H$104];[Stadtrad.$B43];0)" office:value-type="float" office:value="0" calcext:value-type="float">
            <text:p>0</text:p>
          </table:table-cell>
          <table:table-cell table:style-name="ce117" table:formula="of:=IF(MONTH([Stadtrad.$A43])=[.I$104];[Stadtrad.$B43];0)" office:value-type="float" office:value="0" calcext:value-type="float">
            <text:p>0</text:p>
          </table:table-cell>
          <table:table-cell table:style-name="ce117" table:formula="of:=IF(MONTH([Stadtrad.$A43])=[.J$104];[Stadtrad.$B43];0)" office:value-type="float" office:value="0" calcext:value-type="float">
            <text:p>0</text:p>
          </table:table-cell>
          <table:table-cell table:style-name="ce117" table:formula="of:=IF(MONTH([Stadtrad.$A43])=[.K$104];[Stadtrad.$B43];0)" office:value-type="float" office:value="0" calcext:value-type="float">
            <text:p>0</text:p>
          </table:table-cell>
          <table:table-cell table:style-name="ce117" table:formula="of:=IF(MONTH([Stadtrad.$A43])=[.L$104];[Stadtrad.$B43];0)" office:value-type="float" office:value="0" calcext:value-type="float">
            <text:p>0</text:p>
          </table:table-cell>
          <table:table-cell table:style-name="ce117" table:formula="of:=IF(MONTH([Stadtrad.$A43])=[.M$104];[Stadtrad.$B4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44])=[.B$104];[Stadtrad.$B44];0)" office:value-type="float" office:value="0" calcext:value-type="float">
            <text:p>0</text:p>
          </table:table-cell>
          <table:table-cell table:style-name="ce117" table:formula="of:=IF(MONTH([Stadtrad.$A44])=[.C$104];[Stadtrad.$B44];0)" office:value-type="float" office:value="0" calcext:value-type="float">
            <text:p>0</text:p>
          </table:table-cell>
          <table:table-cell table:style-name="ce117" table:formula="of:=IF(MONTH([Stadtrad.$A44])=[.D$104];[Stadtrad.$B44];0)" office:value-type="float" office:value="0" calcext:value-type="float">
            <text:p>0</text:p>
          </table:table-cell>
          <table:table-cell table:style-name="ce117" table:formula="of:=IF(MONTH([Stadtrad.$A44])=[.E$104];[Stadtrad.$B44];0)" office:value-type="float" office:value="0" calcext:value-type="float">
            <text:p>0</text:p>
          </table:table-cell>
          <table:table-cell table:style-name="ce117" table:formula="of:=IF(MONTH([Stadtrad.$A44])=[.F$104];[Stadtrad.$B44];0)" office:value-type="float" office:value="0" calcext:value-type="float">
            <text:p>0</text:p>
          </table:table-cell>
          <table:table-cell table:style-name="ce117" table:formula="of:=IF(MONTH([Stadtrad.$A44])=[.G$104];[Stadtrad.$B44];0)" office:value-type="float" office:value="0" calcext:value-type="float">
            <text:p>0</text:p>
          </table:table-cell>
          <table:table-cell table:style-name="ce117" table:formula="of:=IF(MONTH([Stadtrad.$A44])=[.H$104];[Stadtrad.$B44];0)" office:value-type="float" office:value="0" calcext:value-type="float">
            <text:p>0</text:p>
          </table:table-cell>
          <table:table-cell table:style-name="ce117" table:formula="of:=IF(MONTH([Stadtrad.$A44])=[.I$104];[Stadtrad.$B44];0)" office:value-type="float" office:value="0" calcext:value-type="float">
            <text:p>0</text:p>
          </table:table-cell>
          <table:table-cell table:style-name="ce117" table:formula="of:=IF(MONTH([Stadtrad.$A44])=[.J$104];[Stadtrad.$B44];0)" office:value-type="float" office:value="0" calcext:value-type="float">
            <text:p>0</text:p>
          </table:table-cell>
          <table:table-cell table:style-name="ce117" table:formula="of:=IF(MONTH([Stadtrad.$A44])=[.K$104];[Stadtrad.$B44];0)" office:value-type="float" office:value="0" calcext:value-type="float">
            <text:p>0</text:p>
          </table:table-cell>
          <table:table-cell table:style-name="ce117" table:formula="of:=IF(MONTH([Stadtrad.$A44])=[.L$104];[Stadtrad.$B44];0)" office:value-type="float" office:value="0" calcext:value-type="float">
            <text:p>0</text:p>
          </table:table-cell>
          <table:table-cell table:style-name="ce117" table:formula="of:=IF(MONTH([Stadtrad.$A44])=[.M$104];[Stadtrad.$B44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45])=[.B$104];[Stadtrad.$B45];0)" office:value-type="float" office:value="0" calcext:value-type="float">
            <text:p>0</text:p>
          </table:table-cell>
          <table:table-cell table:style-name="ce117" table:formula="of:=IF(MONTH([Stadtrad.$A45])=[.C$104];[Stadtrad.$B45];0)" office:value-type="float" office:value="0" calcext:value-type="float">
            <text:p>0</text:p>
          </table:table-cell>
          <table:table-cell table:style-name="ce117" table:formula="of:=IF(MONTH([Stadtrad.$A45])=[.D$104];[Stadtrad.$B45];0)" office:value-type="float" office:value="0" calcext:value-type="float">
            <text:p>0</text:p>
          </table:table-cell>
          <table:table-cell table:style-name="ce117" table:formula="of:=IF(MONTH([Stadtrad.$A45])=[.E$104];[Stadtrad.$B45];0)" office:value-type="float" office:value="0" calcext:value-type="float">
            <text:p>0</text:p>
          </table:table-cell>
          <table:table-cell table:style-name="ce117" table:formula="of:=IF(MONTH([Stadtrad.$A45])=[.F$104];[Stadtrad.$B45];0)" office:value-type="float" office:value="0" calcext:value-type="float">
            <text:p>0</text:p>
          </table:table-cell>
          <table:table-cell table:style-name="ce117" table:formula="of:=IF(MONTH([Stadtrad.$A45])=[.G$104];[Stadtrad.$B45];0)" office:value-type="float" office:value="0" calcext:value-type="float">
            <text:p>0</text:p>
          </table:table-cell>
          <table:table-cell table:style-name="ce117" table:formula="of:=IF(MONTH([Stadtrad.$A45])=[.H$104];[Stadtrad.$B45];0)" office:value-type="float" office:value="0" calcext:value-type="float">
            <text:p>0</text:p>
          </table:table-cell>
          <table:table-cell table:style-name="ce117" table:formula="of:=IF(MONTH([Stadtrad.$A45])=[.I$104];[Stadtrad.$B45];0)" office:value-type="float" office:value="0" calcext:value-type="float">
            <text:p>0</text:p>
          </table:table-cell>
          <table:table-cell table:style-name="ce117" table:formula="of:=IF(MONTH([Stadtrad.$A45])=[.J$104];[Stadtrad.$B45];0)" office:value-type="float" office:value="0" calcext:value-type="float">
            <text:p>0</text:p>
          </table:table-cell>
          <table:table-cell table:style-name="ce117" table:formula="of:=IF(MONTH([Stadtrad.$A45])=[.K$104];[Stadtrad.$B45];0)" office:value-type="float" office:value="0" calcext:value-type="float">
            <text:p>0</text:p>
          </table:table-cell>
          <table:table-cell table:style-name="ce117" table:formula="of:=IF(MONTH([Stadtrad.$A45])=[.L$104];[Stadtrad.$B45];0)" office:value-type="float" office:value="0" calcext:value-type="float">
            <text:p>0</text:p>
          </table:table-cell>
          <table:table-cell table:style-name="ce117" table:formula="of:=IF(MONTH([Stadtrad.$A45])=[.M$104];[Stadtrad.$B45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46])=[.B$104];[Stadtrad.$B46];0)" office:value-type="float" office:value="0" calcext:value-type="float">
            <text:p>0</text:p>
          </table:table-cell>
          <table:table-cell table:style-name="ce117" table:formula="of:=IF(MONTH([Stadtrad.$A46])=[.C$104];[Stadtrad.$B46];0)" office:value-type="float" office:value="0" calcext:value-type="float">
            <text:p>0</text:p>
          </table:table-cell>
          <table:table-cell table:style-name="ce117" table:formula="of:=IF(MONTH([Stadtrad.$A46])=[.D$104];[Stadtrad.$B46];0)" office:value-type="float" office:value="0" calcext:value-type="float">
            <text:p>0</text:p>
          </table:table-cell>
          <table:table-cell table:style-name="ce117" table:formula="of:=IF(MONTH([Stadtrad.$A46])=[.E$104];[Stadtrad.$B46];0)" office:value-type="float" office:value="0" calcext:value-type="float">
            <text:p>0</text:p>
          </table:table-cell>
          <table:table-cell table:style-name="ce117" table:formula="of:=IF(MONTH([Stadtrad.$A46])=[.F$104];[Stadtrad.$B46];0)" office:value-type="float" office:value="0" calcext:value-type="float">
            <text:p>0</text:p>
          </table:table-cell>
          <table:table-cell table:style-name="ce117" table:formula="of:=IF(MONTH([Stadtrad.$A46])=[.G$104];[Stadtrad.$B46];0)" office:value-type="float" office:value="0" calcext:value-type="float">
            <text:p>0</text:p>
          </table:table-cell>
          <table:table-cell table:style-name="ce117" table:formula="of:=IF(MONTH([Stadtrad.$A46])=[.H$104];[Stadtrad.$B46];0)" office:value-type="float" office:value="0" calcext:value-type="float">
            <text:p>0</text:p>
          </table:table-cell>
          <table:table-cell table:style-name="ce117" table:formula="of:=IF(MONTH([Stadtrad.$A46])=[.I$104];[Stadtrad.$B46];0)" office:value-type="float" office:value="0" calcext:value-type="float">
            <text:p>0</text:p>
          </table:table-cell>
          <table:table-cell table:style-name="ce117" table:formula="of:=IF(MONTH([Stadtrad.$A46])=[.J$104];[Stadtrad.$B46];0)" office:value-type="float" office:value="0" calcext:value-type="float">
            <text:p>0</text:p>
          </table:table-cell>
          <table:table-cell table:style-name="ce117" table:formula="of:=IF(MONTH([Stadtrad.$A46])=[.K$104];[Stadtrad.$B46];0)" office:value-type="float" office:value="0" calcext:value-type="float">
            <text:p>0</text:p>
          </table:table-cell>
          <table:table-cell table:style-name="ce117" table:formula="of:=IF(MONTH([Stadtrad.$A46])=[.L$104];[Stadtrad.$B46];0)" office:value-type="float" office:value="0" calcext:value-type="float">
            <text:p>0</text:p>
          </table:table-cell>
          <table:table-cell table:style-name="ce117" table:formula="of:=IF(MONTH([Stadtrad.$A46])=[.M$104];[Stadtrad.$B46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47])=[.B$104];[Stadtrad.$B47];0)" office:value-type="float" office:value="0" calcext:value-type="float">
            <text:p>0</text:p>
          </table:table-cell>
          <table:table-cell table:style-name="ce117" table:formula="of:=IF(MONTH([Stadtrad.$A47])=[.C$104];[Stadtrad.$B47];0)" office:value-type="float" office:value="0" calcext:value-type="float">
            <text:p>0</text:p>
          </table:table-cell>
          <table:table-cell table:style-name="ce117" table:formula="of:=IF(MONTH([Stadtrad.$A47])=[.D$104];[Stadtrad.$B47];0)" office:value-type="float" office:value="0" calcext:value-type="float">
            <text:p>0</text:p>
          </table:table-cell>
          <table:table-cell table:style-name="ce117" table:formula="of:=IF(MONTH([Stadtrad.$A47])=[.E$104];[Stadtrad.$B47];0)" office:value-type="float" office:value="0" calcext:value-type="float">
            <text:p>0</text:p>
          </table:table-cell>
          <table:table-cell table:style-name="ce117" table:formula="of:=IF(MONTH([Stadtrad.$A47])=[.F$104];[Stadtrad.$B47];0)" office:value-type="float" office:value="0" calcext:value-type="float">
            <text:p>0</text:p>
          </table:table-cell>
          <table:table-cell table:style-name="ce117" table:formula="of:=IF(MONTH([Stadtrad.$A47])=[.G$104];[Stadtrad.$B47];0)" office:value-type="float" office:value="0" calcext:value-type="float">
            <text:p>0</text:p>
          </table:table-cell>
          <table:table-cell table:style-name="ce117" table:formula="of:=IF(MONTH([Stadtrad.$A47])=[.H$104];[Stadtrad.$B47];0)" office:value-type="float" office:value="0" calcext:value-type="float">
            <text:p>0</text:p>
          </table:table-cell>
          <table:table-cell table:style-name="ce117" table:formula="of:=IF(MONTH([Stadtrad.$A47])=[.I$104];[Stadtrad.$B47];0)" office:value-type="float" office:value="0" calcext:value-type="float">
            <text:p>0</text:p>
          </table:table-cell>
          <table:table-cell table:style-name="ce117" table:formula="of:=IF(MONTH([Stadtrad.$A47])=[.J$104];[Stadtrad.$B47];0)" office:value-type="float" office:value="0" calcext:value-type="float">
            <text:p>0</text:p>
          </table:table-cell>
          <table:table-cell table:style-name="ce117" table:formula="of:=IF(MONTH([Stadtrad.$A47])=[.K$104];[Stadtrad.$B47];0)" office:value-type="float" office:value="0" calcext:value-type="float">
            <text:p>0</text:p>
          </table:table-cell>
          <table:table-cell table:style-name="ce117" table:formula="of:=IF(MONTH([Stadtrad.$A47])=[.L$104];[Stadtrad.$B47];0)" office:value-type="float" office:value="0" calcext:value-type="float">
            <text:p>0</text:p>
          </table:table-cell>
          <table:table-cell table:style-name="ce117" table:formula="of:=IF(MONTH([Stadtrad.$A47])=[.M$104];[Stadtrad.$B4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48])=[.B$104];[Stadtrad.$B48];0)" office:value-type="float" office:value="0" calcext:value-type="float">
            <text:p>0</text:p>
          </table:table-cell>
          <table:table-cell table:style-name="ce117" table:formula="of:=IF(MONTH([Stadtrad.$A48])=[.C$104];[Stadtrad.$B48];0)" office:value-type="float" office:value="0" calcext:value-type="float">
            <text:p>0</text:p>
          </table:table-cell>
          <table:table-cell table:style-name="ce117" table:formula="of:=IF(MONTH([Stadtrad.$A48])=[.D$104];[Stadtrad.$B48];0)" office:value-type="float" office:value="0" calcext:value-type="float">
            <text:p>0</text:p>
          </table:table-cell>
          <table:table-cell table:style-name="ce117" table:formula="of:=IF(MONTH([Stadtrad.$A48])=[.E$104];[Stadtrad.$B48];0)" office:value-type="float" office:value="0" calcext:value-type="float">
            <text:p>0</text:p>
          </table:table-cell>
          <table:table-cell table:style-name="ce117" table:formula="of:=IF(MONTH([Stadtrad.$A48])=[.F$104];[Stadtrad.$B48];0)" office:value-type="float" office:value="0" calcext:value-type="float">
            <text:p>0</text:p>
          </table:table-cell>
          <table:table-cell table:style-name="ce117" table:formula="of:=IF(MONTH([Stadtrad.$A48])=[.G$104];[Stadtrad.$B48];0)" office:value-type="float" office:value="0" calcext:value-type="float">
            <text:p>0</text:p>
          </table:table-cell>
          <table:table-cell table:style-name="ce117" table:formula="of:=IF(MONTH([Stadtrad.$A48])=[.H$104];[Stadtrad.$B48];0)" office:value-type="float" office:value="0" calcext:value-type="float">
            <text:p>0</text:p>
          </table:table-cell>
          <table:table-cell table:style-name="ce117" table:formula="of:=IF(MONTH([Stadtrad.$A48])=[.I$104];[Stadtrad.$B48];0)" office:value-type="float" office:value="0" calcext:value-type="float">
            <text:p>0</text:p>
          </table:table-cell>
          <table:table-cell table:style-name="ce117" table:formula="of:=IF(MONTH([Stadtrad.$A48])=[.J$104];[Stadtrad.$B48];0)" office:value-type="float" office:value="0" calcext:value-type="float">
            <text:p>0</text:p>
          </table:table-cell>
          <table:table-cell table:style-name="ce117" table:formula="of:=IF(MONTH([Stadtrad.$A48])=[.K$104];[Stadtrad.$B48];0)" office:value-type="float" office:value="0" calcext:value-type="float">
            <text:p>0</text:p>
          </table:table-cell>
          <table:table-cell table:style-name="ce117" table:formula="of:=IF(MONTH([Stadtrad.$A48])=[.L$104];[Stadtrad.$B48];0)" office:value-type="float" office:value="0" calcext:value-type="float">
            <text:p>0</text:p>
          </table:table-cell>
          <table:table-cell table:style-name="ce117" table:formula="of:=IF(MONTH([Stadtrad.$A48])=[.M$104];[Stadtrad.$B48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49])=[.B$104];[Stadtrad.$B49];0)" office:value-type="float" office:value="0" calcext:value-type="float">
            <text:p>0</text:p>
          </table:table-cell>
          <table:table-cell table:style-name="ce117" table:formula="of:=IF(MONTH([Stadtrad.$A49])=[.C$104];[Stadtrad.$B49];0)" office:value-type="float" office:value="0" calcext:value-type="float">
            <text:p>0</text:p>
          </table:table-cell>
          <table:table-cell table:style-name="ce117" table:formula="of:=IF(MONTH([Stadtrad.$A49])=[.D$104];[Stadtrad.$B49];0)" office:value-type="float" office:value="0" calcext:value-type="float">
            <text:p>0</text:p>
          </table:table-cell>
          <table:table-cell table:style-name="ce117" table:formula="of:=IF(MONTH([Stadtrad.$A49])=[.E$104];[Stadtrad.$B49];0)" office:value-type="float" office:value="0" calcext:value-type="float">
            <text:p>0</text:p>
          </table:table-cell>
          <table:table-cell table:style-name="ce117" table:formula="of:=IF(MONTH([Stadtrad.$A49])=[.F$104];[Stadtrad.$B49];0)" office:value-type="float" office:value="0" calcext:value-type="float">
            <text:p>0</text:p>
          </table:table-cell>
          <table:table-cell table:style-name="ce117" table:formula="of:=IF(MONTH([Stadtrad.$A49])=[.G$104];[Stadtrad.$B49];0)" office:value-type="float" office:value="0" calcext:value-type="float">
            <text:p>0</text:p>
          </table:table-cell>
          <table:table-cell table:style-name="ce117" table:formula="of:=IF(MONTH([Stadtrad.$A49])=[.H$104];[Stadtrad.$B49];0)" office:value-type="float" office:value="0" calcext:value-type="float">
            <text:p>0</text:p>
          </table:table-cell>
          <table:table-cell table:style-name="ce117" table:formula="of:=IF(MONTH([Stadtrad.$A49])=[.I$104];[Stadtrad.$B49];0)" office:value-type="float" office:value="0" calcext:value-type="float">
            <text:p>0</text:p>
          </table:table-cell>
          <table:table-cell table:style-name="ce117" table:formula="of:=IF(MONTH([Stadtrad.$A49])=[.J$104];[Stadtrad.$B49];0)" office:value-type="float" office:value="0" calcext:value-type="float">
            <text:p>0</text:p>
          </table:table-cell>
          <table:table-cell table:style-name="ce117" table:formula="of:=IF(MONTH([Stadtrad.$A49])=[.K$104];[Stadtrad.$B49];0)" office:value-type="float" office:value="0" calcext:value-type="float">
            <text:p>0</text:p>
          </table:table-cell>
          <table:table-cell table:style-name="ce117" table:formula="of:=IF(MONTH([Stadtrad.$A49])=[.L$104];[Stadtrad.$B49];0)" office:value-type="float" office:value="0" calcext:value-type="float">
            <text:p>0</text:p>
          </table:table-cell>
          <table:table-cell table:style-name="ce117" table:formula="of:=IF(MONTH([Stadtrad.$A49])=[.M$104];[Stadtrad.$B49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50])=[.B$104];[Stadtrad.$B50];0)" office:value-type="float" office:value="0" calcext:value-type="float">
            <text:p>0</text:p>
          </table:table-cell>
          <table:table-cell table:style-name="ce117" table:formula="of:=IF(MONTH([Stadtrad.$A50])=[.C$104];[Stadtrad.$B50];0)" office:value-type="float" office:value="0" calcext:value-type="float">
            <text:p>0</text:p>
          </table:table-cell>
          <table:table-cell table:style-name="ce117" table:formula="of:=IF(MONTH([Stadtrad.$A50])=[.D$104];[Stadtrad.$B50];0)" office:value-type="float" office:value="0" calcext:value-type="float">
            <text:p>0</text:p>
          </table:table-cell>
          <table:table-cell table:style-name="ce117" table:formula="of:=IF(MONTH([Stadtrad.$A50])=[.E$104];[Stadtrad.$B50];0)" office:value-type="float" office:value="0" calcext:value-type="float">
            <text:p>0</text:p>
          </table:table-cell>
          <table:table-cell table:style-name="ce117" table:formula="of:=IF(MONTH([Stadtrad.$A50])=[.F$104];[Stadtrad.$B50];0)" office:value-type="float" office:value="0" calcext:value-type="float">
            <text:p>0</text:p>
          </table:table-cell>
          <table:table-cell table:style-name="ce117" table:formula="of:=IF(MONTH([Stadtrad.$A50])=[.G$104];[Stadtrad.$B50];0)" office:value-type="float" office:value="0" calcext:value-type="float">
            <text:p>0</text:p>
          </table:table-cell>
          <table:table-cell table:style-name="ce117" table:formula="of:=IF(MONTH([Stadtrad.$A50])=[.H$104];[Stadtrad.$B50];0)" office:value-type="float" office:value="0" calcext:value-type="float">
            <text:p>0</text:p>
          </table:table-cell>
          <table:table-cell table:style-name="ce117" table:formula="of:=IF(MONTH([Stadtrad.$A50])=[.I$104];[Stadtrad.$B50];0)" office:value-type="float" office:value="0" calcext:value-type="float">
            <text:p>0</text:p>
          </table:table-cell>
          <table:table-cell table:style-name="ce117" table:formula="of:=IF(MONTH([Stadtrad.$A50])=[.J$104];[Stadtrad.$B50];0)" office:value-type="float" office:value="0" calcext:value-type="float">
            <text:p>0</text:p>
          </table:table-cell>
          <table:table-cell table:style-name="ce117" table:formula="of:=IF(MONTH([Stadtrad.$A50])=[.K$104];[Stadtrad.$B50];0)" office:value-type="float" office:value="0" calcext:value-type="float">
            <text:p>0</text:p>
          </table:table-cell>
          <table:table-cell table:style-name="ce117" table:formula="of:=IF(MONTH([Stadtrad.$A50])=[.L$104];[Stadtrad.$B50];0)" office:value-type="float" office:value="0" calcext:value-type="float">
            <text:p>0</text:p>
          </table:table-cell>
          <table:table-cell table:style-name="ce117" table:formula="of:=IF(MONTH([Stadtrad.$A50])=[.M$104];[Stadtrad.$B50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51])=[.B$104];[Stadtrad.$B51];0)" office:value-type="float" office:value="0" calcext:value-type="float">
            <text:p>0</text:p>
          </table:table-cell>
          <table:table-cell table:style-name="ce117" table:formula="of:=IF(MONTH([Stadtrad.$A51])=[.C$104];[Stadtrad.$B51];0)" office:value-type="float" office:value="0" calcext:value-type="float">
            <text:p>0</text:p>
          </table:table-cell>
          <table:table-cell table:style-name="ce117" table:formula="of:=IF(MONTH([Stadtrad.$A51])=[.D$104];[Stadtrad.$B51];0)" office:value-type="float" office:value="0" calcext:value-type="float">
            <text:p>0</text:p>
          </table:table-cell>
          <table:table-cell table:style-name="ce117" table:formula="of:=IF(MONTH([Stadtrad.$A51])=[.E$104];[Stadtrad.$B51];0)" office:value-type="float" office:value="0" calcext:value-type="float">
            <text:p>0</text:p>
          </table:table-cell>
          <table:table-cell table:style-name="ce117" table:formula="of:=IF(MONTH([Stadtrad.$A51])=[.F$104];[Stadtrad.$B51];0)" office:value-type="float" office:value="0" calcext:value-type="float">
            <text:p>0</text:p>
          </table:table-cell>
          <table:table-cell table:style-name="ce117" table:formula="of:=IF(MONTH([Stadtrad.$A51])=[.G$104];[Stadtrad.$B51];0)" office:value-type="float" office:value="0" calcext:value-type="float">
            <text:p>0</text:p>
          </table:table-cell>
          <table:table-cell table:style-name="ce117" table:formula="of:=IF(MONTH([Stadtrad.$A51])=[.H$104];[Stadtrad.$B51];0)" office:value-type="float" office:value="0" calcext:value-type="float">
            <text:p>0</text:p>
          </table:table-cell>
          <table:table-cell table:style-name="ce117" table:formula="of:=IF(MONTH([Stadtrad.$A51])=[.I$104];[Stadtrad.$B51];0)" office:value-type="float" office:value="0" calcext:value-type="float">
            <text:p>0</text:p>
          </table:table-cell>
          <table:table-cell table:style-name="ce117" table:formula="of:=IF(MONTH([Stadtrad.$A51])=[.J$104];[Stadtrad.$B51];0)" office:value-type="float" office:value="0" calcext:value-type="float">
            <text:p>0</text:p>
          </table:table-cell>
          <table:table-cell table:style-name="ce117" table:formula="of:=IF(MONTH([Stadtrad.$A51])=[.K$104];[Stadtrad.$B51];0)" office:value-type="float" office:value="0" calcext:value-type="float">
            <text:p>0</text:p>
          </table:table-cell>
          <table:table-cell table:style-name="ce117" table:formula="of:=IF(MONTH([Stadtrad.$A51])=[.L$104];[Stadtrad.$B51];0)" office:value-type="float" office:value="0" calcext:value-type="float">
            <text:p>0</text:p>
          </table:table-cell>
          <table:table-cell table:style-name="ce117" table:formula="of:=IF(MONTH([Stadtrad.$A51])=[.M$104];[Stadtrad.$B51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52])=[.B$104];[Stadtrad.$B52];0)" office:value-type="float" office:value="0" calcext:value-type="float">
            <text:p>0</text:p>
          </table:table-cell>
          <table:table-cell table:style-name="ce117" table:formula="of:=IF(MONTH([Stadtrad.$A52])=[.C$104];[Stadtrad.$B52];0)" office:value-type="float" office:value="0" calcext:value-type="float">
            <text:p>0</text:p>
          </table:table-cell>
          <table:table-cell table:style-name="ce117" table:formula="of:=IF(MONTH([Stadtrad.$A52])=[.D$104];[Stadtrad.$B52];0)" office:value-type="float" office:value="0" calcext:value-type="float">
            <text:p>0</text:p>
          </table:table-cell>
          <table:table-cell table:style-name="ce117" table:formula="of:=IF(MONTH([Stadtrad.$A52])=[.E$104];[Stadtrad.$B52];0)" office:value-type="float" office:value="0" calcext:value-type="float">
            <text:p>0</text:p>
          </table:table-cell>
          <table:table-cell table:style-name="ce117" table:formula="of:=IF(MONTH([Stadtrad.$A52])=[.F$104];[Stadtrad.$B52];0)" office:value-type="float" office:value="0" calcext:value-type="float">
            <text:p>0</text:p>
          </table:table-cell>
          <table:table-cell table:style-name="ce117" table:formula="of:=IF(MONTH([Stadtrad.$A52])=[.G$104];[Stadtrad.$B52];0)" office:value-type="float" office:value="0" calcext:value-type="float">
            <text:p>0</text:p>
          </table:table-cell>
          <table:table-cell table:style-name="ce117" table:formula="of:=IF(MONTH([Stadtrad.$A52])=[.H$104];[Stadtrad.$B52];0)" office:value-type="float" office:value="0" calcext:value-type="float">
            <text:p>0</text:p>
          </table:table-cell>
          <table:table-cell table:style-name="ce117" table:formula="of:=IF(MONTH([Stadtrad.$A52])=[.I$104];[Stadtrad.$B52];0)" office:value-type="float" office:value="0" calcext:value-type="float">
            <text:p>0</text:p>
          </table:table-cell>
          <table:table-cell table:style-name="ce117" table:formula="of:=IF(MONTH([Stadtrad.$A52])=[.J$104];[Stadtrad.$B52];0)" office:value-type="float" office:value="0" calcext:value-type="float">
            <text:p>0</text:p>
          </table:table-cell>
          <table:table-cell table:style-name="ce117" table:formula="of:=IF(MONTH([Stadtrad.$A52])=[.K$104];[Stadtrad.$B52];0)" office:value-type="float" office:value="0" calcext:value-type="float">
            <text:p>0</text:p>
          </table:table-cell>
          <table:table-cell table:style-name="ce117" table:formula="of:=IF(MONTH([Stadtrad.$A52])=[.L$104];[Stadtrad.$B52];0)" office:value-type="float" office:value="0" calcext:value-type="float">
            <text:p>0</text:p>
          </table:table-cell>
          <table:table-cell table:style-name="ce117" table:formula="of:=IF(MONTH([Stadtrad.$A52])=[.M$104];[Stadtrad.$B52];0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117" table:formula="of:=IF(MONTH([Stadtrad.$A53])=[.B$104];[Stadtrad.$B53];0)" office:value-type="float" office:value="0" calcext:value-type="float">
            <text:p>0</text:p>
          </table:table-cell>
          <table:table-cell table:style-name="ce117" table:formula="of:=IF(MONTH([Stadtrad.$A53])=[.C$104];[Stadtrad.$B53];0)" office:value-type="float" office:value="0" calcext:value-type="float">
            <text:p>0</text:p>
          </table:table-cell>
          <table:table-cell table:style-name="ce117" table:formula="of:=IF(MONTH([Stadtrad.$A53])=[.D$104];[Stadtrad.$B53];0)" office:value-type="float" office:value="0" calcext:value-type="float">
            <text:p>0</text:p>
          </table:table-cell>
          <table:table-cell table:style-name="ce117" table:formula="of:=IF(MONTH([Stadtrad.$A53])=[.E$104];[Stadtrad.$B53];0)" office:value-type="float" office:value="0" calcext:value-type="float">
            <text:p>0</text:p>
          </table:table-cell>
          <table:table-cell table:style-name="ce117" table:formula="of:=IF(MONTH([Stadtrad.$A53])=[.F$104];[Stadtrad.$B53];0)" office:value-type="float" office:value="0" calcext:value-type="float">
            <text:p>0</text:p>
          </table:table-cell>
          <table:table-cell table:style-name="ce117" table:formula="of:=IF(MONTH([Stadtrad.$A53])=[.G$104];[Stadtrad.$B53];0)" office:value-type="float" office:value="0" calcext:value-type="float">
            <text:p>0</text:p>
          </table:table-cell>
          <table:table-cell table:style-name="ce117" table:formula="of:=IF(MONTH([Stadtrad.$A53])=[.H$104];[Stadtrad.$B53];0)" office:value-type="float" office:value="0" calcext:value-type="float">
            <text:p>0</text:p>
          </table:table-cell>
          <table:table-cell table:style-name="ce117" table:formula="of:=IF(MONTH([Stadtrad.$A53])=[.I$104];[Stadtrad.$B53];0)" office:value-type="float" office:value="0" calcext:value-type="float">
            <text:p>0</text:p>
          </table:table-cell>
          <table:table-cell table:style-name="ce117" table:formula="of:=IF(MONTH([Stadtrad.$A53])=[.J$104];[Stadtrad.$B53];0)" office:value-type="float" office:value="0" calcext:value-type="float">
            <text:p>0</text:p>
          </table:table-cell>
          <table:table-cell table:style-name="ce117" table:formula="of:=IF(MONTH([Stadtrad.$A53])=[.K$104];[Stadtrad.$B53];0)" office:value-type="float" office:value="0" calcext:value-type="float">
            <text:p>0</text:p>
          </table:table-cell>
          <table:table-cell table:style-name="ce117" table:formula="of:=IF(MONTH([Stadtrad.$A53])=[.L$104];[Stadtrad.$B53];0)" office:value-type="float" office:value="0" calcext:value-type="float">
            <text:p>0</text:p>
          </table:table-cell>
          <table:table-cell table:style-name="ce117" table:formula="of:=IF(MONTH([Stadtrad.$A53])=[.M$104];[Stadtrad.$B53]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formula="of:=SUMIF(woche([AllRad.A3:.A4]);1;[AllRad.E3:.E4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d" table:style-name="ta1">
        <office:forms form:automatic-focus="false" form:apply-design-mode="false"/>
        <table:table-column table:style-name="co6" table:default-cell-style-name="ce141"/>
        <table:table-column table:style-name="co7" table:default-cell-style-name="Default"/>
        <table:table-column table:style-name="co8" table:default-cell-style-name="ce31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36"/>
        <table:table-column table:style-name="co23" table:default-cell-style-name="Default"/>
        <table:table-column table:style-name="co24" table:default-cell-style-name="ce363"/>
        <table:table-column table:style-name="co25" table:default-cell-style-name="Default"/>
        <table:table-column table:style-name="co26" table:number-columns-repeated="5" table:default-cell-style-name="Default"/>
        <table:table-column table:style-name="co27" table:default-cell-style-name="ce275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number-columns-repeated="2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number-columns-repeated="2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number-columns-repeated="2" table:default-cell-style-name="Default"/>
        <table:table-column table:style-name="co14" table:default-cell-style-name="ce40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number-columns-repeated="2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2" table:number-columns-repeated="2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number-columns-repeated="2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number-columns-repeated="2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number-columns-repeated="2" table:default-cell-style-name="Default"/>
        <table:table-column table:style-name="co1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5" table:number-columns-repeated="4" table:default-cell-style-name="Default"/>
        <table:table-column table:style-name="co28" table:number-columns-repeated="169" table:default-cell-style-name="Default"/>
        <table:table-column table:style-name="co37" table:number-columns-repeated="764" table:default-cell-style-name="Default"/>
        <table:table-row table:style-name="ro2">
          <table:table-cell table:style-name="ce129"/>
          <table:table-cell table:style-name="ce195"/>
          <table:table-cell table:style-name="ce293"/>
          <table:table-cell table:style-name="ce142"/>
          <table:table-cell table:style-name="ce236"/>
          <table:table-cell table:style-name="ce170"/>
          <table:table-cell table:style-name="ce171"/>
          <table:table-cell table:style-name="ce195"/>
          <table:table-cell table:style-name="ce237"/>
          <table:table-cell table:style-name="ce441"/>
          <table:table-cell table:style-name="ce188"/>
          <table:table-cell table:style-name="ce265"/>
          <table:table-cell table:style-name="ce195" table:number-columns-repeated="3"/>
          <table:table-cell table:style-name="ce312" table:number-columns-spanned="4" table:number-rows-spanned="1"/>
          <table:covered-table-cell table:style-name="ce317"/>
          <table:covered-table-cell table:style-name="ce288"/>
          <table:covered-table-cell table:style-name="ce337"/>
          <table:table-cell table:style-name="ce206" table:number-columns-spanned="3" table:number-rows-spanned="1"/>
          <table:covered-table-cell table:style-name="ce414"/>
          <table:covered-table-cell table:style-name="ce379"/>
          <table:table-cell table:style-name="ce394"/>
          <table:table-cell table:style-name="ce254"/>
          <table:table-cell table:style-name="ce261"/>
          <table:table-cell table:style-name="ce268"/>
          <table:table-cell table:style-name="ce334"/>
          <table:table-cell table:style-name="ce195" office:value-type="string" calcext:value-type="string">
            <text:p>Runde:</text:p>
          </table:table-cell>
          <table:table-cell table:style-name="ce600" office:value-type="float" office:value="1" calcext:value-type="float" table:number-columns-spanned="7" table:number-rows-spanned="1">
            <text:p>1</text:p>
          </table:table-cell>
          <table:covered-table-cell table:style-name="ce290" office:value-type="float" office:value="22.44" calcext:value-type="float">
            <text:p>22</text:p>
          </table:covered-table-cell>
          <table:covered-table-cell table:style-name="ce631" office:value-type="time" office:time-value="PT00H50M23S" calcext:value-type="time">
            <text:p>00:50</text:p>
          </table:covered-table-cell>
          <table:covered-table-cell table:style-name="ce290" office:value-type="float" office:value="143" calcext:value-type="float">
            <text:p>143</text:p>
          </table:covered-table-cell>
          <table:covered-table-cell table:style-name="ce290" office:value-type="float" office:value="0" calcext:value-type="float">
            <text:p>0</text:p>
          </table:covered-table-cell>
          <table:covered-table-cell table:style-name="ce290" office:value-type="float" office:value="77" calcext:value-type="float">
            <text:p>77</text:p>
          </table:covered-table-cell>
          <table:covered-table-cell table:style-name="ce660" office:value-type="float" office:value="41.1" calcext:value-type="float">
            <text:p>41,1</text:p>
          </table:covered-table-cell>
          <table:table-cell table:style-name="ce665" office:value-type="float" office:value="2" calcext:value-type="float" table:number-columns-spanned="7" table:number-rows-spanned="1">
            <text:p>2</text:p>
          </table:table-cell>
          <table:covered-table-cell table:style-name="ce351" office:value-type="float" office:value="22.54" calcext:value-type="float">
            <text:p>23</text:p>
          </table:covered-table-cell>
          <table:covered-table-cell table:style-name="ce414" office:value-type="time" office:time-value="PT00H38M05S" calcext:value-type="time">
            <text:p>00:38</text:p>
          </table:covered-table-cell>
          <table:covered-table-cell table:style-name="ce351" office:value-type="float" office:value="146" calcext:value-type="float">
            <text:p>146</text:p>
          </table:covered-table-cell>
          <table:covered-table-cell table:style-name="ce351" office:value-type="float" office:value="0" calcext:value-type="float">
            <text:p>0</text:p>
          </table:covered-table-cell>
          <table:covered-table-cell table:style-name="ce351" office:value-type="float" office:value="502" calcext:value-type="float">
            <text:p>502</text:p>
          </table:covered-table-cell>
          <table:covered-table-cell table:style-name="ce711" office:value-type="float" office:value="49.7" calcext:value-type="float">
            <text:p>49,7</text:p>
          </table:covered-table-cell>
          <table:table-cell table:style-name="ce600" office:value-type="float" office:value="3" calcext:value-type="float" table:number-columns-spanned="7" table:number-rows-spanned="1">
            <text:p>3</text:p>
          </table:table-cell>
          <table:covered-table-cell table:style-name="ce290" office:value-type="float" office:value="22.24" calcext:value-type="float">
            <text:p>22</text:p>
          </table:covered-table-cell>
          <table:covered-table-cell table:style-name="ce581" office:value-type="float" office:value="0.0456481481481482" calcext:value-type="float">
            <text:p>0</text:p>
          </table:covered-table-cell>
          <table:covered-table-cell table:style-name="ce290" office:value-type="float" office:value="148" calcext:value-type="float">
            <text:p>148</text:p>
          </table:covered-table-cell>
          <table:covered-table-cell table:style-name="ce290" office:value-type="float" office:value="0" calcext:value-type="float">
            <text:p>0</text:p>
          </table:covered-table-cell>
          <table:covered-table-cell table:style-name="ce290" office:value-type="float" office:value="198" calcext:value-type="float">
            <text:p>198</text:p>
          </table:covered-table-cell>
          <table:covered-table-cell table:style-name="ce485" office:value-type="float" office:value="68" calcext:value-type="float">
            <text:p>68,0</text:p>
          </table:covered-table-cell>
          <table:table-cell table:style-name="ce665" office:value-type="float" office:value="4" calcext:value-type="float" table:number-columns-spanned="7" table:number-rows-spanned="1">
            <text:p>4</text:p>
          </table:table-cell>
          <table:covered-table-cell table:style-name="ce351" office:value-type="float" office:value="17.04" calcext:value-type="float">
            <text:p>17</text:p>
          </table:covered-table-cell>
          <table:covered-table-cell table:style-name="ce265" office:value-type="float" office:value="0.0215393518518519" calcext:value-type="float">
            <text:p>0</text:p>
          </table:covered-table-cell>
          <table:covered-table-cell table:style-name="ce351" office:value-type="float" office:value="153" calcext:value-type="float">
            <text:p>153</text:p>
          </table:covered-table-cell>
          <table:covered-table-cell table:style-name="ce351" office:value-type="float" office:value="0" calcext:value-type="float">
            <text:p>0</text:p>
          </table:covered-table-cell>
          <table:covered-table-cell table:style-name="ce351" office:value-type="float" office:value="149" calcext:value-type="float">
            <text:p>149</text:p>
          </table:covered-table-cell>
          <table:covered-table-cell table:style-name="ce711" office:value-type="float" office:value="45.2" calcext:value-type="float">
            <text:p>45,2</text:p>
          </table:covered-table-cell>
          <table:table-cell table:style-name="ce600" office:value-type="float" office:value="5" calcext:value-type="float" table:number-columns-spanned="7" table:number-rows-spanned="1">
            <text:p>5</text:p>
          </table:table-cell>
          <table:covered-table-cell table:style-name="ce290"/>
          <table:covered-table-cell table:style-name="ce581"/>
          <table:covered-table-cell table:number-columns-repeated="4" table:style-name="ce290"/>
          <table:table-cell table:style-name="ce665" office:value-type="float" office:value="6" calcext:value-type="float" table:number-columns-spanned="7" table:number-rows-spanned="1">
            <text:p>6</text:p>
          </table:table-cell>
          <table:covered-table-cell table:style-name="ce351"/>
          <table:covered-table-cell table:style-name="ce265"/>
          <table:covered-table-cell table:number-columns-repeated="4" table:style-name="ce351"/>
          <table:table-cell table:style-name="ce600" office:value-type="float" office:value="7" calcext:value-type="float" table:number-columns-spanned="7" table:number-rows-spanned="1">
            <text:p>7</text:p>
          </table:table-cell>
          <table:covered-table-cell table:style-name="ce290"/>
          <table:covered-table-cell table:style-name="ce581"/>
          <table:covered-table-cell table:number-columns-repeated="4" table:style-name="ce290"/>
          <table:table-cell table:style-name="ce665" office:value-type="float" office:value="8" calcext:value-type="float" table:number-columns-spanned="7" table:number-rows-spanned="1">
            <text:p>8</text:p>
          </table:table-cell>
          <table:covered-table-cell table:style-name="ce351"/>
          <table:covered-table-cell table:style-name="ce265"/>
          <table:covered-table-cell table:number-columns-repeated="4" table:style-name="ce351"/>
          <table:table-cell table:style-name="ce720" office:value-type="float" office:value="9" calcext:value-type="float" table:number-columns-spanned="7" table:number-rows-spanned="1">
            <text:p>9</text:p>
          </table:table-cell>
          <table:covered-table-cell table:style-name="ce170"/>
          <table:covered-table-cell table:style-name="ce631"/>
          <table:covered-table-cell table:number-columns-repeated="3" table:style-name="ce609"/>
          <table:covered-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30"/>
          <table:table-cell table:style-name="ce124" office:value-type="string" calcext:value-type="string">
            <text:p>Strecke</text:p>
          </table:table-cell>
          <table:table-cell table:style-name="ce293" office:value-type="string" calcext:value-type="string">
            <text:p>Rad</text:p>
          </table:table-cell>
          <table:table-cell table:style-name="ce143" office:value-type="string" calcext:value-type="string">
            <text:p>Start</text:p>
          </table:table-cell>
          <table:table-cell table:style-name="ce148" office:value-type="string" calcext:value-type="string">
            <text:p>Ges.-km (mit Hin- und Rückfahrt)</text:p>
          </table:table-cell>
          <table:table-cell table:style-name="ce157" office:value-type="string" calcext:value-type="string">
            <text:p>av</text:p>
          </table:table-cell>
          <table:table-cell table:style-name="ce172" office:value-type="string" calcext:value-type="string">
            <text:p>Ges.zeit (mit Hin- und Rückfahrt)</text:p>
          </table:table-cell>
          <table:table-cell table:style-name="ce124" office:value-type="string" calcext:value-type="string">
            <text:p>max</text:p>
          </table:table-cell>
          <table:table-cell table:style-name="ce186" office:value-type="string" calcext:value-type="string">
            <text:p>kCal</text:p>
          </table:table-cell>
          <table:table-cell table:style-name="ce188" office:value-type="string" calcext:value-type="string">
            <text:p>Puls</text:p>
          </table:table-cell>
          <table:table-cell table:style-name="ce188" office:value-type="string" calcext:value-type="string">
            <text:p>Leistung</text:p>
          </table:table-cell>
          <table:table-cell table:style-name="ce199" office:value-type="string" calcext:value-type="string">
            <text:p>Kad</text:p>
          </table:table-cell>
          <table:table-cell table:style-name="ce124" office:value-type="string" calcext:value-type="string">
            <text:p>hm</text:p>
          </table:table-cell>
          <table:table-cell table:style-name="ce124" office:value-type="string" calcext:value-type="string">
            <text:p>tss</text:p>
          </table:table-cell>
          <table:table-cell table:style-name="ce124" office:value-type="string" calcext:value-type="string">
            <text:p>stress kumuliert</text:p>
          </table:table-cell>
          <table:table-cell table:style-name="ce207" office:value-type="string" calcext:value-type="string">
            <text:p>MTB</text:p>
          </table:table-cell>
          <table:table-cell table:style-name="ce215" office:value-type="string" calcext:value-type="string">
            <text:p>2er_Rad</text:p>
          </table:table-cell>
          <table:table-cell table:style-name="ce331" office:value-type="string" calcext:value-type="string">
            <text:p>Poison</text:p>
          </table:table-cell>
          <table:table-cell table:style-name="ce224" office:value-type="string" calcext:value-type="string">
            <text:p>Sab</text:p>
          </table:table-cell>
          <table:table-cell table:style-name="ce350" office:value-type="string" calcext:value-type="string">
            <text:p>Leihrad</text:p>
          </table:table-cell>
          <table:table-cell table:style-name="ce232" office:value-type="string" calcext:value-type="string">
            <text:p>Pausenzeit</text:p>
          </table:table-cell>
          <table:table-cell table:style-name="ce238" office:value-type="string" calcext:value-type="string">
            <text:p>TB0</text:p>
          </table:table-cell>
          <table:table-cell table:style-name="ce247" office:value-type="string" calcext:value-type="string">
            <text:p>TB1</text:p>
          </table:table-cell>
          <table:table-cell table:style-name="ce255" office:value-type="string" calcext:value-type="string">
            <text:p>TB2</text:p>
          </table:table-cell>
          <table:table-cell table:style-name="ce262" office:value-type="string" calcext:value-type="string">
            <text:p>TB3</text:p>
          </table:table-cell>
          <table:table-cell table:style-name="ce269" office:value-type="string" calcext:value-type="string">
            <text:p>TB4</text:p>
          </table:table-cell>
          <table:table-cell table:style-name="ce232" office:value-type="string" calcext:value-type="string">
            <text:p>Anm.</text:p>
          </table:table-cell>
          <table:table-cell table:style-name="ce124" office:value-type="string" calcext:value-type="string">
            <text:p>Rad - rep</text:p>
          </table:table-cell>
          <table:table-cell table:style-name="ce279" office:value-type="string" calcext:value-type="string">
            <text:p>km</text:p>
          </table:table-cell>
          <table:table-cell table:style-name="ce291" office:value-type="string" calcext:value-type="string">
            <text:p>av</text:p>
          </table:table-cell>
          <table:table-cell table:style-name="ce301" office:value-type="string" calcext:value-type="string">
            <text:p>Zeit</text:p>
          </table:table-cell>
          <table:table-cell table:style-name="ce308" office:value-type="string" calcext:value-type="string">
            <text:p>Puls</text:p>
          </table:table-cell>
          <table:table-cell table:style-name="ce308" office:value-type="string" calcext:value-type="string">
            <text:p>Pow</text:p>
          </table:table-cell>
          <table:table-cell table:style-name="ce308" office:value-type="string" calcext:value-type="string">
            <text:p>hm</text:p>
          </table:table-cell>
          <table:table-cell table:style-name="ce291" office:value-type="string" calcext:value-type="string">
            <text:p>max</text:p>
          </table:table-cell>
          <table:table-cell table:style-name="ce323" office:value-type="string" calcext:value-type="string">
            <text:p>km</text:p>
          </table:table-cell>
          <table:table-cell table:style-name="ce352" office:value-type="string" calcext:value-type="string">
            <text:p>av</text:p>
          </table:table-cell>
          <table:table-cell table:style-name="ce232" office:value-type="string" calcext:value-type="string">
            <text:p>Zeit</text:p>
          </table:table-cell>
          <table:table-cell table:style-name="ce360" office:value-type="string" calcext:value-type="string">
            <text:p>Puls</text:p>
          </table:table-cell>
          <table:table-cell table:style-name="ce360" office:value-type="string" calcext:value-type="string">
            <text:p>Pow</text:p>
          </table:table-cell>
          <table:table-cell table:style-name="ce360" office:value-type="string" calcext:value-type="string">
            <text:p>hm</text:p>
          </table:table-cell>
          <table:table-cell table:style-name="ce352" office:value-type="string" calcext:value-type="string">
            <text:p>max</text:p>
          </table:table-cell>
          <table:table-cell table:style-name="ce279" office:value-type="string" calcext:value-type="string">
            <text:p>km</text:p>
          </table:table-cell>
          <table:table-cell table:style-name="ce291" office:value-type="string" calcext:value-type="string">
            <text:p>av</text:p>
          </table:table-cell>
          <table:table-cell table:style-name="ce301" office:value-type="string" calcext:value-type="string">
            <text:p>Zeit</text:p>
          </table:table-cell>
          <table:table-cell table:style-name="ce308" office:value-type="string" calcext:value-type="string">
            <text:p>Puls</text:p>
          </table:table-cell>
          <table:table-cell table:style-name="ce308" office:value-type="string" calcext:value-type="string">
            <text:p>Pow</text:p>
          </table:table-cell>
          <table:table-cell table:style-name="ce308" office:value-type="string" calcext:value-type="string">
            <text:p>hm</text:p>
          </table:table-cell>
          <table:table-cell table:style-name="ce486" office:value-type="string" calcext:value-type="string">
            <text:p>max</text:p>
          </table:table-cell>
          <table:table-cell table:style-name="ce323" office:value-type="string" calcext:value-type="string">
            <text:p>km</text:p>
          </table:table-cell>
          <table:table-cell table:style-name="ce352" office:value-type="string" calcext:value-type="string">
            <text:p>av</text:p>
          </table:table-cell>
          <table:table-cell table:style-name="ce232" office:value-type="string" calcext:value-type="string">
            <text:p>Zeit</text:p>
          </table:table-cell>
          <table:table-cell table:style-name="ce360" office:value-type="string" calcext:value-type="string">
            <text:p>Puls</text:p>
          </table:table-cell>
          <table:table-cell table:style-name="ce360" office:value-type="string" calcext:value-type="string">
            <text:p>Pow</text:p>
          </table:table-cell>
          <table:table-cell table:style-name="ce360" office:value-type="string" calcext:value-type="string">
            <text:p>hm</text:p>
          </table:table-cell>
          <table:table-cell table:style-name="ce352" office:value-type="string" calcext:value-type="string">
            <text:p>max</text:p>
          </table:table-cell>
          <table:table-cell table:style-name="ce279" office:value-type="string" calcext:value-type="string">
            <text:p>km</text:p>
          </table:table-cell>
          <table:table-cell table:style-name="ce291" office:value-type="string" calcext:value-type="string">
            <text:p>av</text:p>
          </table:table-cell>
          <table:table-cell table:style-name="ce301" office:value-type="string" calcext:value-type="string">
            <text:p>Zeit</text:p>
          </table:table-cell>
          <table:table-cell table:style-name="ce308" office:value-type="string" calcext:value-type="string">
            <text:p>Puls</text:p>
          </table:table-cell>
          <table:table-cell table:style-name="ce308" office:value-type="string" calcext:value-type="string">
            <text:p>Pow</text:p>
          </table:table-cell>
          <table:table-cell table:style-name="ce308" office:value-type="string" calcext:value-type="string">
            <text:p>hm</text:p>
          </table:table-cell>
          <table:table-cell table:style-name="ce486" office:value-type="string" calcext:value-type="string">
            <text:p>max</text:p>
          </table:table-cell>
          <table:table-cell table:style-name="ce323" office:value-type="string" calcext:value-type="string">
            <text:p>km</text:p>
          </table:table-cell>
          <table:table-cell table:style-name="ce352" office:value-type="string" calcext:value-type="string">
            <text:p>av</text:p>
          </table:table-cell>
          <table:table-cell table:style-name="ce232" office:value-type="string" calcext:value-type="string">
            <text:p>Zeit</text:p>
          </table:table-cell>
          <table:table-cell table:style-name="ce360" office:value-type="string" calcext:value-type="string">
            <text:p>Puls</text:p>
          </table:table-cell>
          <table:table-cell table:style-name="ce360" office:value-type="string" calcext:value-type="string">
            <text:p>Pow</text:p>
          </table:table-cell>
          <table:table-cell table:style-name="ce360" office:value-type="string" calcext:value-type="string">
            <text:p>hm</text:p>
          </table:table-cell>
          <table:table-cell table:style-name="ce360" office:value-type="string" calcext:value-type="string">
            <text:p>max</text:p>
          </table:table-cell>
          <table:table-cell table:style-name="ce279" office:value-type="string" calcext:value-type="string">
            <text:p>km</text:p>
          </table:table-cell>
          <table:table-cell table:style-name="ce291" office:value-type="string" calcext:value-type="string">
            <text:p>av</text:p>
          </table:table-cell>
          <table:table-cell table:style-name="ce301" office:value-type="string" calcext:value-type="string">
            <text:p>Zeit</text:p>
          </table:table-cell>
          <table:table-cell table:style-name="ce308" office:value-type="string" calcext:value-type="string">
            <text:p>Puls</text:p>
          </table:table-cell>
          <table:table-cell table:style-name="ce308" office:value-type="string" calcext:value-type="string">
            <text:p>Pow</text:p>
          </table:table-cell>
          <table:table-cell table:style-name="ce308" office:value-type="string" calcext:value-type="string">
            <text:p>hm</text:p>
          </table:table-cell>
          <table:table-cell table:style-name="ce308" office:value-type="string" calcext:value-type="string">
            <text:p>max</text:p>
          </table:table-cell>
          <table:table-cell table:style-name="ce323" office:value-type="string" calcext:value-type="string">
            <text:p>km</text:p>
          </table:table-cell>
          <table:table-cell table:style-name="ce352" office:value-type="string" calcext:value-type="string">
            <text:p>av</text:p>
          </table:table-cell>
          <table:table-cell table:style-name="ce232" office:value-type="string" calcext:value-type="string">
            <text:p>Zeit</text:p>
          </table:table-cell>
          <table:table-cell table:style-name="ce360" office:value-type="string" calcext:value-type="string">
            <text:p>Puls</text:p>
          </table:table-cell>
          <table:table-cell table:style-name="ce360" office:value-type="string" calcext:value-type="string">
            <text:p>Pow</text:p>
          </table:table-cell>
          <table:table-cell table:style-name="ce360" office:value-type="string" calcext:value-type="string">
            <text:p>hm</text:p>
          </table:table-cell>
          <table:table-cell table:style-name="ce360" office:value-type="string" calcext:value-type="string">
            <text:p>max</text:p>
          </table:table-cell>
          <table:table-cell table:style-name="ce371" office:value-type="string" calcext:value-type="string">
            <text:p>km</text:p>
          </table:table-cell>
          <table:table-cell table:style-name="ce373" office:value-type="string" calcext:value-type="string">
            <text:p>av</text:p>
          </table:table-cell>
          <table:table-cell table:style-name="ce376" office:value-type="string" calcext:value-type="string">
            <text:p>Zeit</text:p>
          </table:table-cell>
          <table:table-cell table:style-name="ce381" office:value-type="string" calcext:value-type="string">
            <text:p>Puls</text:p>
          </table:table-cell>
          <table:table-cell table:style-name="ce308" office:value-type="string" calcext:value-type="string">
            <text:p>Pow</text:p>
          </table:table-cell>
          <table:table-cell table:style-name="ce381" office:value-type="string" calcext:value-type="string">
            <text:p>hm</text:p>
          </table:table-cell>
          <table:table-cell table:style-name="ce373" office:value-type="string" calcext:value-type="string">
            <text:p>max</text:p>
          </table:table-cell>
          <table:table-cell table:style-name="ce390"/>
          <table:table-cell table:style-name="ce124" table:number-columns-repeated="168"/>
          <table:table-cell table:style-name="ce396" table:number-columns-repeated="763"/>
          <table:table-cell/>
        </table:table-row>
        <table:table-row table:style-name="ro2">
          <table:table-cell table:style-name="ce166" office:value-type="date" office:date-value="2021-01-04" calcext:value-type="date">
            <text:p>Mo 04.Jän</text:p>
          </table:table-cell>
          <table:table-cell table:style-name="ce125" office:value-type="string" calcext:value-type="string">
            <text:p>Schöne Runde</text:p>
          </table:table-cell>
          <table:table-cell table:style-name="ce220" office:value-type="float" office:value="1" calcext:value-type="float">
            <text:p>1</text:p>
          </table:table-cell>
          <table:table-cell table:style-name="ce144" office:value-type="time" office:time-value="PT18H09M28S" calcext:value-type="time">
            <text:p>18:09</text:p>
          </table:table-cell>
          <table:table-cell table:style-name="ce149" office:value-type="float" office:value="50.26" calcext:value-type="float">
            <text:p>50,26</text:p>
          </table:table-cell>
          <table:table-cell table:style-name="ce158" office:value-type="float" office:value="35.2" calcext:value-type="float">
            <text:p>35,2</text:p>
          </table:table-cell>
          <table:table-cell table:style-name="ce173" office:value-type="time" office:time-value="PT01H25M40S" calcext:value-type="time">
            <text:p>1:25:40</text:p>
          </table:table-cell>
          <table:table-cell table:style-name="ce125" office:value-type="float" office:value="48.1" calcext:value-type="float">
            <text:p>48,1</text:p>
          </table:table-cell>
          <table:table-cell table:style-name="ce187" office:value-type="float" office:value="1036" calcext:value-type="float">
            <text:p>1036</text:p>
          </table:table-cell>
          <table:table-cell table:style-name="ce188" office:value-type="float" office:value="159" calcext:value-type="float">
            <text:p>159</text:p>
          </table:table-cell>
          <table:table-cell table:style-name="ce188" office:value-type="float" office:value="170" calcext:value-type="float">
            <text:p>170</text:p>
          </table:table-cell>
          <table:table-cell table:style-name="ce187" office:value-type="float" office:value="93" calcext:value-type="float">
            <text:p>93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2" table:style-name="ce125" office:value-type="float" office:value="99" calcext:value-type="float">
            <text:p>99</text:p>
          </table:table-cell>
          <table:table-cell table:style-name="ce208" office:value-type="float" office:value="100" calcext:value-type="float">
            <text:p>100</text:p>
          </table:table-cell>
          <table:table-cell table:style-name="ce216" office:value-type="string" calcext:value-type="string">
            <text:p><text:s/></text:p>
          </table:table-cell>
          <table:table-cell table:style-name="ce332" office:value-type="string" calcext:value-type="string">
            <text:p><text:s/></text:p>
          </table:table-cell>
          <table:table-cell table:style-name="ce225"/>
          <table:table-cell table:style-name="ce356" office:value-type="string" calcext:value-type="string">
            <text:p><text:s/></text:p>
          </table:table-cell>
          <table:table-cell table:style-name="ce233" office:value-type="time" office:time-value="PT00H01M05S" calcext:value-type="time">
            <text:p>00:01</text:p>
          </table:table-cell>
          <table:table-cell table:style-name="ce239" office:value-type="time" office:time-value="PT00H09M04S" calcext:value-type="time">
            <text:p>00:09</text:p>
          </table:table-cell>
          <table:table-cell table:style-name="ce248" office:value-type="time" office:time-value="PT01H08M59S" calcext:value-type="time">
            <text:p>01:08</text:p>
          </table:table-cell>
          <table:table-cell table:style-name="ce256" office:value-type="time" office:time-value="PT00H07M37S" calcext:value-type="time">
            <text:p>00:07</text:p>
          </table:table-cell>
          <table:table-cell table:style-name="ce263" office:value-type="time" office:time-value="PT00H00M00S" calcext:value-type="time">
            <text:p>00:00</text:p>
          </table:table-cell>
          <table:table-cell table:style-name="ce270" office:value-type="time" office:time-value="PT00H00M00S" calcext:value-type="time">
            <text:p>00:00</text:p>
          </table:table-cell>
          <table:table-cell/>
          <table:table-cell table:style-name="ce125"/>
          <table:table-cell table:style-name="ce280" office:value-type="float" office:value="8.81" calcext:value-type="float">
            <text:p>8,8</text:p>
          </table:table-cell>
          <table:table-cell table:style-name="ce292" office:value-type="float" office:value="22.25" calcext:value-type="float">
            <text:p>22,25</text:p>
          </table:table-cell>
          <table:table-cell table:style-name="ce302"/>
          <table:table-cell table:style-name="ce292" table:number-columns-repeated="3"/>
          <table:table-cell table:style-name="ce320"/>
          <table:table-cell table:style-name="ce324"/>
          <table:table-cell table:style-name="ce353"/>
          <table:table-cell table:style-name="ce359"/>
          <table:table-cell table:style-name="ce353" table:number-columns-repeated="3"/>
          <table:table-cell table:style-name="ce168"/>
          <table:table-cell table:style-name="ce280"/>
          <table:table-cell table:style-name="ce320"/>
          <table:table-cell table:style-name="ce306"/>
          <table:table-cell table:style-name="ce367" table:number-columns-repeated="3"/>
          <table:table-cell table:style-name="ce487"/>
          <table:table-cell table:style-name="ce324"/>
          <table:table-cell table:style-name="ce168"/>
          <table:table-cell table:style-name="ce233"/>
          <table:table-cell table:style-name="ce383" table:number-columns-repeated="3"/>
          <table:table-cell table:style-name="ce168"/>
          <table:table-cell table:style-name="ce280"/>
          <table:table-cell table:style-name="ce368" table:number-columns-repeated="5"/>
          <table:table-cell table:style-name="ce369"/>
          <table:table-cell table:style-name="ce324"/>
          <table:table-cell table:style-name="ce125" table:number-columns-repeated="5"/>
          <table:table-cell table:style-name="ce355"/>
          <table:table-cell table:style-name="ce280"/>
          <table:table-cell table:style-name="ce368" table:number-columns-repeated="5"/>
          <table:table-cell table:style-name="ce369"/>
          <table:table-cell table:style-name="ce324"/>
          <table:table-cell table:style-name="ce125" table:number-columns-repeated="5"/>
          <table:table-cell table:style-name="ce355"/>
          <table:table-cell table:style-name="ce280"/>
          <table:table-cell table:style-name="ce298"/>
          <table:table-cell table:style-name="ce306"/>
          <table:table-cell table:style-name="ce368" table:number-columns-repeated="3"/>
          <table:table-cell table:style-name="ce388"/>
          <table:table-cell table:style-name="ce391"/>
          <table:table-cell table:style-name="ce125" table:number-columns-repeated="168"/>
          <table:table-cell table:style-name="ce353" table:number-columns-repeated="764"/>
        </table:table-row>
        <table:table-row table:style-name="ro2">
          <table:table-cell table:style-name="ce185" office:value-type="date" office:date-value="2021-01-05" calcext:value-type="date">
            <text:p>Di 05.Jän</text:p>
          </table:table-cell>
          <table:table-cell table:style-name="ce277" office:value-type="string" calcext:value-type="string">
            <text:p>Wien</text:p>
          </table:table-cell>
          <table:table-cell table:style-name="ce203" office:value-type="float" office:value="2" calcext:value-type="float">
            <text:p>2</text:p>
          </table:table-cell>
          <table:table-cell table:style-name="ce142" office:value-type="time" office:time-value="PT13H09M28S" calcext:value-type="time">
            <text:p>13:09</text:p>
          </table:table-cell>
          <table:table-cell table:style-name="ce236" office:value-type="float" office:value="66.02" calcext:value-type="float">
            <text:p>66,02</text:p>
          </table:table-cell>
          <table:table-cell table:style-name="ce159" office:value-type="float" office:value="18.2" calcext:value-type="float">
            <text:p>18,2</text:p>
          </table:table-cell>
          <table:table-cell table:style-name="ce171" office:value-type="time" office:time-value="PT03H37M52S" calcext:value-type="time">
            <text:p>3:37:52</text:p>
          </table:table-cell>
          <table:table-cell table:style-name="ce195" office:value-type="float" office:value="39.2" calcext:value-type="float">
            <text:p>39,2</text:p>
          </table:table-cell>
          <table:table-cell table:style-name="ce195" office:value-type="float" office:value="2150" calcext:value-type="float">
            <text:p>2150</text:p>
          </table:table-cell>
          <table:table-cell table:style-name="ce188" office:value-type="float" office:value="144" calcext:value-type="float">
            <text:p>144</text:p>
          </table:table-cell>
          <table:table-cell table:style-name="ce188" office:value-type="float" office:value="0" calcext:value-type="float">
            <text:p>0</text:p>
          </table:table-cell>
          <table:table-cell table:style-name="ce265" office:value-type="float" office:value="79" calcext:value-type="float">
            <text:p>79</text:p>
          </table:table-cell>
          <table:table-cell table:style-name="ce195" office:value-type="float" office:value="212" calcext:value-type="float">
            <text:p>212</text:p>
          </table:table-cell>
          <table:table-cell table:style-name="ce195" office:value-type="float" office:value="309" calcext:value-type="float">
            <text:p>309</text:p>
          </table:table-cell>
          <table:table-cell table:style-name="ce195" table:formula="of:=IF(([.O3]-([.A4]-[.A3])*150)&gt;0;[.O3]-([.A4]-[.A3])*150+[.N4];[.N4])" office:value-type="float" office:value="309" calcext:value-type="float">
            <text:p>309</text:p>
          </table:table-cell>
          <table:table-cell table:style-name="ce209"/>
          <table:table-cell table:style-name="ce214" office:value-type="float" office:value="100" calcext:value-type="float">
            <text:p>100</text:p>
          </table:table-cell>
          <table:table-cell table:style-name="ce339" office:value-type="string" calcext:value-type="string">
            <text:p><text:s/></text:p>
          </table:table-cell>
          <table:table-cell table:style-name="ce222"/>
          <table:table-cell table:style-name="ce357" office:value-type="string" calcext:value-type="string">
            <text:p><text:s/></text:p>
          </table:table-cell>
          <table:table-cell table:style-name="ce334" office:value-type="time" office:time-value="PT01H07M26S" calcext:value-type="time">
            <text:p>01:07</text:p>
          </table:table-cell>
          <table:table-cell table:style-name="ce240" office:value-type="time" office:time-value="PT00H56M26S" calcext:value-type="time">
            <text:p>00:56</text:p>
          </table:table-cell>
          <table:table-cell table:style-name="ce249" office:value-type="time" office:time-value="PT01H24M17S" calcext:value-type="time">
            <text:p>01:24</text:p>
          </table:table-cell>
          <table:table-cell table:style-name="ce254" office:value-type="time" office:time-value="PT01H11M26S" calcext:value-type="time">
            <text:p>01:11</text:p>
          </table:table-cell>
          <table:table-cell table:style-name="ce261" office:value-type="time" office:time-value="PT00H03M11S" calcext:value-type="time">
            <text:p>00:03</text:p>
          </table:table-cell>
          <table:table-cell table:style-name="ce268" office:value-type="time" office:time-value="PT00H00M00S" calcext:value-type="time">
            <text:p>00:00</text:p>
          </table:table-cell>
          <table:table-cell/>
          <table:table-cell table:style-name="ce195" office:value-type="string" calcext:value-type="string">
            <text:p>Reifenwechsel hinten</text:p>
          </table:table-cell>
          <table:table-cell table:style-name="ce281" office:value-type="float" office:value="16.73" calcext:value-type="float">
            <text:p>16,7</text:p>
          </table:table-cell>
          <table:table-cell table:style-name="ce170" office:value-type="float" office:value="21.79" calcext:value-type="float">
            <text:p>21,8</text:p>
          </table:table-cell>
          <table:table-cell table:style-name="ce300" office:value-type="time" office:time-value="PT00H46M04S" calcext:value-type="time">
            <text:p>00:46</text:p>
          </table:table-cell>
          <table:table-cell table:style-name="ce309" office:value-type="float" office:value="148" calcext:value-type="float">
            <text:p>148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62" calcext:value-type="float">
            <text:p>62</text:p>
          </table:table-cell>
          <table:table-cell table:style-name="ce170" office:value-type="float" office:value="39.2" calcext:value-type="float">
            <text:p>39,2</text:p>
          </table:table-cell>
          <table:table-cell table:style-name="ce325" office:value-type="float" office:value="33.93" calcext:value-type="float">
            <text:p>33,9</text:p>
          </table:table-cell>
          <table:table-cell table:style-name="ce473" office:value-type="float" office:value="16.46" calcext:value-type="float">
            <text:p>16,5</text:p>
          </table:table-cell>
          <table:table-cell table:style-name="ce334" office:value-type="time" office:time-value="PT02H03M39S" calcext:value-type="time">
            <text:p>02:03</text:p>
          </table:table-cell>
          <table:table-cell table:style-name="ce212" office:value-type="float" office:value="142" calcext:value-type="float">
            <text:p>14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32" calcext:value-type="float">
            <text:p>32</text:p>
          </table:table-cell>
          <table:table-cell table:style-name="ce465" office:value-type="float" office:value="33.6" calcext:value-type="float">
            <text:p>33,6</text:p>
          </table:table-cell>
          <table:table-cell table:style-name="ce281" office:value-type="float" office:value="15.35" calcext:value-type="float">
            <text:p>15,4</text:p>
          </table:table-cell>
          <table:table-cell table:style-name="ce170" office:value-type="float" office:value="19.13" calcext:value-type="float">
            <text:p>19,1</text:p>
          </table:table-cell>
          <table:table-cell table:style-name="ce300" office:value-type="time" office:time-value="PT00H48M09S" calcext:value-type="time">
            <text:p>00:48</text:p>
          </table:table-cell>
          <table:table-cell table:style-name="ce309" office:value-type="float" office:value="150" calcext:value-type="float">
            <text:p>150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17" calcext:value-type="float">
            <text:p>117</text:p>
          </table:table-cell>
          <table:table-cell table:style-name="ce489" office:value-type="float" office:value="36.7" calcext:value-type="float">
            <text:p>36,7</text:p>
          </table:table-cell>
          <table:table-cell table:style-name="ce334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 table:number-columns-repeated="2"/>
          <table:table-cell table:style-name="ce300"/>
          <table:table-cell table:style-name="ce309" table:number-columns-repeated="3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89" office:value-type="date" office:date-value="2021-01-16" calcext:value-type="date">
            <text:p>Sa 16.Jän</text:p>
          </table:table-cell>
          <table:table-cell table:style-name="ce195" office:value-type="string" calcext:value-type="string">
            <text:p>Lhasa – Novosibirsk</text:p>
          </table:table-cell>
          <table:table-cell table:style-name="ce204" office:value-type="float" office:value="3" calcext:value-type="float">
            <text:p>3</text:p>
          </table:table-cell>
          <table:table-cell table:style-name="ce142" office:value-type="time" office:time-value="PT18H13M56S" calcext:value-type="time">
            <text:p>18:13</text:p>
          </table:table-cell>
          <table:table-cell table:style-name="ce236" office:value-type="float" office:value="50.37" calcext:value-type="float">
            <text:p>50,37</text:p>
          </table:table-cell>
          <table:table-cell table:style-name="ce159" office:value-type="float" office:value="37.1" calcext:value-type="float">
            <text:p>37,1</text:p>
          </table:table-cell>
          <table:table-cell table:style-name="ce171" office:value-type="time" office:time-value="PT01H21M28S" calcext:value-type="time">
            <text:p>1:21:28</text:p>
          </table:table-cell>
          <table:table-cell table:style-name="ce195" office:value-type="float" office:value="42.3" calcext:value-type="float">
            <text:p>42,3</text:p>
          </table:table-cell>
          <table:table-cell table:style-name="ce237" office:value-type="float" office:value="975" calcext:value-type="float">
            <text:p>975</text:p>
          </table:table-cell>
          <table:table-cell table:style-name="ce188" office:value-type="float" office:value="156" calcext:value-type="float">
            <text:p>156</text:p>
          </table:table-cell>
          <table:table-cell table:style-name="ce188" office:value-type="float" office:value="166" calcext:value-type="float">
            <text:p>166</text:p>
          </table:table-cell>
          <table:table-cell table:style-name="ce265" office:value-type="float" office:value="95" calcext:value-type="float">
            <text:p>95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91" calcext:value-type="float">
            <text:p>91</text:p>
          </table:table-cell>
          <table:table-cell table:style-name="ce195" table:formula="of:=IF(([.O4]-([.A5]-[.A4])*150)&gt;0;[.O4]-([.A5]-[.A4])*150+[.N5];[.N5])" office:value-type="float" office:value="91" calcext:value-type="float">
            <text:p>91</text:p>
          </table:table-cell>
          <table:table-cell table:style-name="ce209" office:value-type="string" calcext:value-type="string">
            <text:p><text:s/></text:p>
          </table:table-cell>
          <table:table-cell table:style-name="ce214" office:value-type="string" calcext:value-type="string">
            <text:p><text:s/></text:p>
          </table:table-cell>
          <table:table-cell table:style-name="ce339" office:value-type="float" office:value="80" calcext:value-type="float">
            <text:p>80</text:p>
          </table:table-cell>
          <table:table-cell table:style-name="ce222"/>
          <table:table-cell table:style-name="ce357" office:value-type="string" calcext:value-type="string">
            <text:p><text:s/></text:p>
          </table:table-cell>
          <table:table-cell table:style-name="ce334" office:value-type="time" office:time-value="PT00H02M17S" calcext:value-type="time">
            <text:p>00:02</text:p>
          </table:table-cell>
          <table:table-cell table:style-name="ce240" office:value-type="time" office:time-value="PT00H07M23S" calcext:value-type="time">
            <text:p>00:07</text:p>
          </table:table-cell>
          <table:table-cell table:style-name="ce249" office:value-type="time" office:time-value="PT01H14M06S" calcext:value-type="time">
            <text:p>01:14</text:p>
          </table:table-cell>
          <table:table-cell table:style-name="ce254" office:value-type="time" office:time-value="PT00H00M00S" calcext:value-type="time">
            <text:p>00:00</text:p>
          </table:table-cell>
          <table:table-cell table:style-name="ce261" office:value-type="time" office:time-value="PT00H00M00S" calcext:value-type="time">
            <text:p>00:00</text:p>
          </table:table-cell>
          <table:table-cell table:style-name="ce268" office:value-type="time" office:time-value="PT00H00M00S" calcext:value-type="time">
            <text:p>00:00</text:p>
          </table:table-cell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 table:number-columns-repeated="2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90" office:value-type="date" office:date-value="2021-01-17" calcext:value-type="date">
            <text:p>So 17.Jän</text:p>
          </table:table-cell>
          <table:table-cell table:style-name="ce195" office:value-type="string" calcext:value-type="string">
            <text:p>Königssee</text:p>
          </table:table-cell>
          <table:table-cell table:style-name="ce205" office:value-type="float" office:value="4" calcext:value-type="float">
            <text:p>4</text:p>
          </table:table-cell>
          <table:table-cell table:style-name="ce142" office:value-type="time" office:time-value="PT16H15M09S" calcext:value-type="time">
            <text:p>16:15</text:p>
          </table:table-cell>
          <table:table-cell table:style-name="ce236" office:value-type="float" office:value="70.84" calcext:value-type="float">
            <text:p>70,84</text:p>
          </table:table-cell>
          <table:table-cell table:style-name="ce159" office:value-type="float" office:value="24.5" calcext:value-type="float">
            <text:p>24,5</text:p>
          </table:table-cell>
          <table:table-cell table:style-name="ce171" office:value-type="time" office:time-value="PT02H53M40S" calcext:value-type="time">
            <text:p>2:53:40</text:p>
          </table:table-cell>
          <table:table-cell table:style-name="ce195" office:value-type="float" office:value="36.1" calcext:value-type="float">
            <text:p>36,1</text:p>
          </table:table-cell>
          <table:table-cell table:style-name="ce237" office:value-type="float" office:value="2109" calcext:value-type="float">
            <text:p>2109</text:p>
          </table:table-cell>
          <table:table-cell table:style-name="ce188" office:value-type="float" office:value="155" calcext:value-type="float">
            <text:p>155</text:p>
          </table:table-cell>
          <table:table-cell table:style-name="ce188" office:value-type="float" office:value="150" calcext:value-type="float">
            <text:p>150</text:p>
          </table:table-cell>
          <table:table-cell table:style-name="ce265" office:value-type="float" office:value="87" calcext:value-type="float">
            <text:p>87</text:p>
          </table:table-cell>
          <table:table-cell table:style-name="ce195" office:value-type="float" office:value="132" calcext:value-type="float">
            <text:p>132</text:p>
          </table:table-cell>
          <table:table-cell table:style-name="ce195" office:value-type="float" office:value="177" calcext:value-type="float">
            <text:p>177</text:p>
          </table:table-cell>
          <table:table-cell table:style-name="ce195" table:formula="of:=IF(([.O5]-([.A6]-[.A5])*150)&gt;0;[.O5]-([.A6]-[.A5])*150+[.N6];[.N6])" office:value-type="float" office:value="177" calcext:value-type="float">
            <text:p>177</text:p>
          </table:table-cell>
          <table:table-cell table:style-name="ce209" office:value-type="string" calcext:value-type="string">
            <text:p><text:s/></text:p>
          </table:table-cell>
          <table:table-cell table:style-name="ce214" office:value-type="string" calcext:value-type="string">
            <text:p><text:s/></text:p>
          </table:table-cell>
          <table:table-cell table:style-name="ce339"/>
          <table:table-cell table:style-name="ce222" office:value-type="float" office:value="70" calcext:value-type="float">
            <text:p>70</text:p>
          </table:table-cell>
          <table:table-cell table:style-name="ce357" office:value-type="string" calcext:value-type="string">
            <text:p><text:s/></text:p>
          </table:table-cell>
          <table:table-cell table:style-name="ce334" office:value-type="time" office:time-value="PT00H11M40S" calcext:value-type="time">
            <text:p>00:11</text:p>
          </table:table-cell>
          <table:table-cell table:style-name="ce240" office:value-type="time" office:time-value="PT00H57M42S" calcext:value-type="time">
            <text:p>00:57</text:p>
          </table:table-cell>
          <table:table-cell table:style-name="ce249" office:value-type="time" office:time-value="PT01H54M15S" calcext:value-type="time">
            <text:p>01:54</text:p>
          </table:table-cell>
          <table:table-cell table:style-name="ce254" office:value-type="time" office:time-value="PT00H00M00S" calcext:value-type="time">
            <text:p>00:00</text:p>
          </table:table-cell>
          <table:table-cell table:style-name="ce261" office:value-type="time" office:time-value="PT00H00M00S" calcext:value-type="time">
            <text:p>00:00</text:p>
          </table:table-cell>
          <table:table-cell table:style-name="ce268" office:value-type="time" office:time-value="PT00H00M00S" calcext:value-type="time">
            <text:p>00:00</text:p>
          </table:table-cell>
          <table:table-cell table:style-name="ce334"/>
          <table:table-cell table:style-name="ce195"/>
          <table:table-cell table:style-name="ce281" office:value-type="float" office:value="13.16" calcext:value-type="float">
            <text:p>13,2</text:p>
          </table:table-cell>
          <table:table-cell table:style-name="ce170" office:value-type="float" office:value="23.47" calcext:value-type="float">
            <text:p>23,5</text:p>
          </table:table-cell>
          <table:table-cell table:style-name="ce300" office:value-type="time" office:time-value="PT00H33M39S" calcext:value-type="time">
            <text:p>00:33</text:p>
          </table:table-cell>
          <table:table-cell table:style-name="ce309" office:value-type="float" office:value="151" calcext:value-type="float">
            <text:p>151</text:p>
          </table:table-cell>
          <table:table-cell table:style-name="ce309" office:value-type="float" office:value="174" calcext:value-type="float">
            <text:p>174</text:p>
          </table:table-cell>
          <table:table-cell table:style-name="ce309" office:value-type="float" office:value="36" calcext:value-type="float">
            <text:p>36</text:p>
          </table:table-cell>
          <table:table-cell table:style-name="ce170" office:value-type="float" office:value="35" calcext:value-type="float">
            <text:p>35,0</text:p>
          </table:table-cell>
          <table:table-cell table:style-name="ce325" office:value-type="float" office:value="24.36" calcext:value-type="float">
            <text:p>24,4</text:p>
          </table:table-cell>
          <table:table-cell table:style-name="ce465" office:value-type="float" office:value="26.23" calcext:value-type="float">
            <text:p>26,2</text:p>
          </table:table-cell>
          <table:table-cell table:style-name="ce334" office:value-type="time" office:time-value="PT00H55M43S" calcext:value-type="time">
            <text:p>00:55</text:p>
          </table:table-cell>
          <table:table-cell table:number-columns-repeated="2" table:style-name="ce212" office:value-type="float" office:value="161" calcext:value-type="float">
            <text:p>161</text:p>
          </table:table-cell>
          <table:table-cell table:style-name="ce212" office:value-type="float" office:value="28" calcext:value-type="float">
            <text:p>28</text:p>
          </table:table-cell>
          <table:table-cell table:style-name="ce465" office:value-type="float" office:value="36.1" calcext:value-type="float">
            <text:p>36,1</text:p>
          </table:table-cell>
          <table:table-cell table:style-name="ce281" office:value-type="float" office:value="23.69" calcext:value-type="float">
            <text:p>23,7</text:p>
          </table:table-cell>
          <table:table-cell table:style-name="ce170" office:value-type="float" office:value="25.33" calcext:value-type="float">
            <text:p>25,3</text:p>
          </table:table-cell>
          <table:table-cell table:style-name="ce300" office:value-type="time" office:time-value="PT00H56M07S" calcext:value-type="time">
            <text:p>00:56</text:p>
          </table:table-cell>
          <table:table-cell table:style-name="ce309" office:value-type="float" office:value="156" calcext:value-type="float">
            <text:p>156</text:p>
          </table:table-cell>
          <table:table-cell table:style-name="ce309" office:value-type="float" office:value="149" calcext:value-type="float">
            <text:p>149</text:p>
          </table:table-cell>
          <table:table-cell table:style-name="ce309" office:value-type="float" office:value="28" calcext:value-type="float">
            <text:p>28</text:p>
          </table:table-cell>
          <table:table-cell table:style-name="ce489" office:value-type="float" office:value="33.5" calcext:value-type="float">
            <text:p>33,5</text:p>
          </table:table-cell>
          <table:table-cell table:style-name="ce325" office:value-type="float" office:value="9.62" calcext:value-type="float">
            <text:p>9,6</text:p>
          </table:table-cell>
          <table:table-cell table:style-name="ce465" office:value-type="float" office:value="20.49" calcext:value-type="float">
            <text:p>20,5</text:p>
          </table:table-cell>
          <table:table-cell table:style-name="ce334" office:value-type="time" office:time-value="PT00H28M11S" calcext:value-type="time">
            <text:p>00:28</text:p>
          </table:table-cell>
          <table:table-cell table:style-name="ce212" office:value-type="float" office:value="145" calcext:value-type="float">
            <text:p>145</text:p>
          </table:table-cell>
          <table:table-cell table:style-name="ce212" office:value-type="float" office:value="160" calcext:value-type="float">
            <text:p>160</text:p>
          </table:table-cell>
          <table:table-cell table:style-name="ce212" office:value-type="float" office:value="38" calcext:value-type="float">
            <text:p>38</text:p>
          </table:table-cell>
          <table:table-cell table:style-name="ce465" office:value-type="float" office:value="35.7" calcext:value-type="float">
            <text:p>35,7</text:p>
          </table:table-cell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32" office:value-type="string" calcext:value-type="string">
            <text:p>&gt;</text:p>
          </table:table-cell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 table:number-rows-repeated="3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 table:number-columns-repeated="2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 table:number-rows-repeated="11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32"/>
          <table:table-cell table:style-name="ce195"/>
          <table:table-cell table:style-name="ce329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313"/>
          <table:table-cell table:style-name="ce195"/>
          <table:table-cell table:style-name="ce329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358"/>
          <table:table-cell table:style-name="ce195"/>
          <table:table-cell table:style-name="ce378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 table:number-rows-repeated="31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70"/>
          <table:table-cell table:style-name="ce171"/>
          <table:table-cell table:style-name="ce195"/>
          <table:table-cell table:style-name="ce237"/>
          <table:table-cell table:style-name="ce441" table:number-columns-repeated="3"/>
          <table:table-cell table:style-name="ce237" table:number-columns-repeated="2"/>
          <table:table-cell table:style-name="ce195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 table:number-rows-repeated="3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89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 table:number-rows-repeated="2">
          <table:table-cell table:style-name="ce198"/>
          <table:table-cell table:style-name="ce195"/>
          <table:table-cell table:style-name="ce231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 table:number-rows-repeated="4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77"/>
          <table:table-cell table:style-name="ce195"/>
          <table:table-cell table:style-name="ce219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77"/>
          <table:table-cell table:style-name="ce195"/>
          <table:table-cell table:style-name="ce219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78"/>
          <table:table-cell table:style-name="ce195"/>
          <table:table-cell table:style-name="ce22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79"/>
          <table:table-cell table:style-name="ce195"/>
          <table:table-cell table:style-name="ce226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 table:style-name="ce180"/>
          <table:table-cell table:style-name="ce195"/>
          <table:table-cell table:style-name="ce228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 table:number-rows-repeated="689">
          <table:table-cell table:style-name="ce132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 table:number-rows-repeated="23">
          <table:table-cell table:style-name="ce137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 table:number-rows-repeated="95">
          <table:table-cell table:style-name="ce129"/>
          <table:table-cell table:style-name="ce195"/>
          <table:table-cell table:style-name="ce293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 table:number-rows-repeated="64249">
          <table:table-cell table:style-name="ce129"/>
          <table:table-cell table:style-name="ce195"/>
          <table:table-cell table:style-name="ce227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 table:number-rows-repeated="22">
          <table:table-cell/>
          <table:table-cell table:style-name="ce195"/>
          <table:table-cell table:style-name="ce227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14"/>
          <table:table-cell table:style-name="ce339"/>
          <table:table-cell table:style-name="ce222"/>
          <table:table-cell table:style-name="ce357"/>
          <table:table-cell table:style-name="ce334"/>
          <table:table-cell table:style-name="ce240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25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09" table:number-columns-repeated="4"/>
          <table:table-cell table:style-name="ce325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2">
          <table:table-cell/>
          <table:table-cell table:style-name="ce195"/>
          <table:table-cell table:style-name="ce227"/>
          <table:table-cell table:style-name="ce142"/>
          <table:table-cell table:style-name="ce236"/>
          <table:table-cell table:style-name="ce159"/>
          <table:table-cell table:style-name="ce171"/>
          <table:table-cell table:style-name="ce195"/>
          <table:table-cell table:style-name="ce237"/>
          <table:table-cell table:style-name="ce188" table:number-columns-repeated="2"/>
          <table:table-cell table:style-name="ce265"/>
          <table:table-cell table:style-name="ce195" table:number-columns-repeated="3"/>
          <table:table-cell table:style-name="ce209"/>
          <table:table-cell table:style-name="ce221"/>
          <table:table-cell table:style-name="ce335"/>
          <table:table-cell table:style-name="ce230"/>
          <table:table-cell/>
          <table:table-cell table:style-name="ce334"/>
          <table:table-cell table:style-name="ce245"/>
          <table:table-cell table:style-name="ce249"/>
          <table:table-cell table:style-name="ce254"/>
          <table:table-cell table:style-name="ce261"/>
          <table:table-cell table:style-name="ce268"/>
          <table:table-cell table:style-name="ce334"/>
          <table:table-cell table:style-name="ce195"/>
          <table:table-cell table:style-name="ce285"/>
          <table:table-cell table:style-name="ce170"/>
          <table:table-cell table:style-name="ce300"/>
          <table:table-cell table:style-name="ce309" table:number-columns-repeated="3"/>
          <table:table-cell table:style-name="ce170"/>
          <table:table-cell table:style-name="ce330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5"/>
          <table:table-cell table:style-name="ce170"/>
          <table:table-cell table:style-name="ce300"/>
          <table:table-cell table:style-name="ce309" table:number-columns-repeated="3"/>
          <table:table-cell table:style-name="ce489"/>
          <table:table-cell table:style-name="ce330"/>
          <table:table-cell table:style-name="ce465"/>
          <table:table-cell table:style-name="ce334"/>
          <table:table-cell table:style-name="ce212" table:number-columns-repeated="3"/>
          <table:table-cell table:style-name="ce465"/>
          <table:table-cell table:style-name="ce285"/>
          <table:table-cell table:style-name="ce170"/>
          <table:table-cell table:style-name="ce300"/>
          <table:table-cell table:style-name="ce309" table:number-columns-repeated="4"/>
          <table:table-cell table:style-name="ce330"/>
          <table:table-cell table:style-name="ce465"/>
          <table:table-cell table:style-name="ce334"/>
          <table:table-cell table:style-name="ce212" table:number-columns-repeated="4"/>
          <table:table-cell table:style-name="ce285"/>
          <table:table-cell table:style-name="ce170"/>
          <table:table-cell table:style-name="ce300"/>
          <table:table-cell table:style-name="ce309" table:number-columns-repeated="4"/>
          <table:table-cell table:style-name="ce330"/>
          <table:table-cell table:style-name="ce465"/>
          <table:table-cell table:style-name="ce334"/>
          <table:table-cell table:style-name="ce212" table:number-columns-repeated="4"/>
          <table:table-cell table:style-name="ce281"/>
          <table:table-cell table:style-name="ce170"/>
          <table:table-cell table:style-name="ce300"/>
          <table:table-cell table:style-name="ce310" table:number-columns-repeated="3"/>
          <table:table-cell table:style-name="ce170"/>
          <table:table-cell table:style-name="ce389"/>
          <table:table-cell table:style-name="ce195" table:number-columns-repeated="168"/>
          <table:table-cell table:number-columns-repeated="764"/>
        </table:table-row>
        <table:table-row table:style-name="ro1" table:number-rows-repeated="983304">
          <table:table-cell table:number-columns-repeated="1024"/>
        </table:table-row>
        <table:table-row table:style-name="ro3" table:number-rows-repeated="1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llRad.A75:AllRad.A764 AllRad.A7:AllRad.A23 AllRad.A25:AllRad.A26 AllRad.A28:AllRad.A64 AllRad.A67:AllRad.A71">
            <calcext:condition calcext:apply-style-name="40% - Accent6" calcext:value="formula-is(WEEKDAY([.$A7])=1)" calcext:base-cell-address="AllRad.A7"/>
            <calcext:condition calcext:apply-style-name="60% - Accent5" calcext:value="formula-is(AND(WEEKDAY([.$A7])=7;&gt;0))" calcext:base-cell-address="AllRad.A7"/>
          </calcext:conditional-format>
          <calcext:conditional-format calcext:target-range-address="AllRad.A75:AllRad.A787 AllRad.A7:AllRad.A23 AllRad.A25:AllRad.A26 AllRad.A28:AllRad.A64 AllRad.A67:AllRad.A71">
            <calcext:condition calcext:apply-style-name="40% - Accent6" calcext:value="formula-is(WEEKDAY([.$A7])=1)" calcext:base-cell-address="AllRad.A7"/>
            <calcext:condition calcext:apply-style-name="60% - Accent5" calcext:value="formula-is(AND(WEEKDAY([.$A7])=7;[.$A7]&gt;0))" calcext:base-cell-address="AllRad.A7"/>
          </calcext:conditional-format>
          <calcext:conditional-format calcext:target-range-address="AllRad.A3:AllRad.A3">
            <calcext:condition calcext:apply-style-name="40% - Accent6" calcext:value="formula-is(WEEKDAY([.$A3])=1)" calcext:base-cell-address="AllRad.A3"/>
            <calcext:condition calcext:apply-style-name="60% - Accent5" calcext:value="formula-is(AND(WEEKDAY([.$A3])=7;&gt;0))" calcext:base-cell-address="AllRad.A3"/>
          </calcext:conditional-format>
          <calcext:conditional-format calcext:target-range-address="AllRad.A3:AllRad.A3">
            <calcext:condition calcext:apply-style-name="40% - Accent6" calcext:value="formula-is(WEEKDAY([.$A3])=1)" calcext:base-cell-address="AllRad.A3"/>
            <calcext:condition calcext:apply-style-name="60% - Accent5" calcext:value="formula-is(AND(WEEKDAY([.$A3])=7;[.$A3]&gt;0))" calcext:base-cell-address="AllRad.A3"/>
          </calcext:conditional-format>
          <calcext:conditional-format calcext:target-range-address="AllRad.C75:AllRad.C882 AllRad.C1:AllRad.C3 AllRad.C7:AllRad.C22 AllRad.C25:AllRad.C26 AllRad.C28:AllRad.C64 AllRad.C67:AllRad.C71">
            <calcext:condition calcext:apply-style-name="60% - Accent5" calcext:value="=1" calcext:base-cell-address="AllRad.C1"/>
            <calcext:condition calcext:apply-style-name="20% - Accent2" calcext:value="=2" calcext:base-cell-address="AllRad.C1"/>
            <calcext:condition calcext:apply-style-name="Accent4" calcext:value="=3" calcext:base-cell-address="AllRad.C1"/>
            <calcext:condition calcext:apply-style-name="40% - Accent3" calcext:value="=4" calcext:base-cell-address="AllRad.C1"/>
            <calcext:condition calcext:apply-style-name="Bad" calcext:value="=5" calcext:base-cell-address="AllRad.C1"/>
          </calcext:conditional-format>
          <calcext:conditional-format calcext:target-range-address="AllRad.A5:AllRad.A6">
            <calcext:condition calcext:apply-style-name="40% - Accent6" calcext:value="formula-is(WEEKDAY([.$A5])=1)" calcext:base-cell-address="AllRad.A5"/>
            <calcext:condition calcext:apply-style-name="60% - Accent5" calcext:value="formula-is(AND(WEEKDAY([.$A5])=7;&gt;0))" calcext:base-cell-address="AllRad.A5"/>
          </calcext:conditional-format>
          <calcext:conditional-format calcext:target-range-address="AllRad.A5:AllRad.A6">
            <calcext:condition calcext:apply-style-name="40% - Accent6" calcext:value="formula-is(WEEKDAY([.$A5])=1)" calcext:base-cell-address="AllRad.A5"/>
            <calcext:condition calcext:apply-style-name="60% - Accent5" calcext:value="formula-is(AND(WEEKDAY([.$A5])=7;[.$A5]&gt;0))" calcext:base-cell-address="AllRad.A5"/>
          </calcext:conditional-format>
          <calcext:conditional-format calcext:target-range-address="AllRad.C5:AllRad.C6">
            <calcext:condition calcext:apply-style-name="60% - Accent5" calcext:value="=1" calcext:base-cell-address="AllRad.C5"/>
            <calcext:condition calcext:apply-style-name="20% - Accent2" calcext:value="=2" calcext:base-cell-address="AllRad.C5"/>
            <calcext:condition calcext:apply-style-name="Accent4" calcext:value="=3" calcext:base-cell-address="AllRad.C5"/>
            <calcext:condition calcext:apply-style-name="40% - Accent3" calcext:value="=4" calcext:base-cell-address="AllRad.C5"/>
            <calcext:condition calcext:apply-style-name="Bad" calcext:value="=5" calcext:base-cell-address="AllRad.C5"/>
          </calcext:conditional-format>
          <calcext:conditional-format calcext:target-range-address="AllRad.A4:AllRad.A4">
            <calcext:condition calcext:apply-style-name="40% - Accent6" calcext:value="formula-is(WEEKDAY([.$A4])=1)" calcext:base-cell-address="AllRad.A4"/>
            <calcext:condition calcext:apply-style-name="60% - Accent5" calcext:value="formula-is(AND(WEEKDAY([.$A4])=7;&gt;0))" calcext:base-cell-address="AllRad.A4"/>
          </calcext:conditional-format>
          <calcext:conditional-format calcext:target-range-address="AllRad.A4:AllRad.A4">
            <calcext:condition calcext:apply-style-name="40% - Accent6" calcext:value="formula-is(WEEKDAY([.$A4])=1)" calcext:base-cell-address="AllRad.A4"/>
            <calcext:condition calcext:apply-style-name="60% - Accent5" calcext:value="formula-is(AND(WEEKDAY([.$A4])=7;[.$A4]&gt;0))" calcext:base-cell-address="AllRad.A4"/>
          </calcext:conditional-format>
          <calcext:conditional-format calcext:target-range-address="AllRad.A4:AllRad.A4">
            <calcext:condition calcext:apply-style-name="40% - Accent6" calcext:value="formula-is(WEEKDAY([.$A4])=1)" calcext:base-cell-address="AllRad.A4"/>
            <calcext:condition calcext:apply-style-name="60% - Accent5" calcext:value="formula-is(AND(WEEKDAY([.$A4])=7;&gt;0))" calcext:base-cell-address="AllRad.A4"/>
          </calcext:conditional-format>
          <calcext:conditional-format calcext:target-range-address="AllRad.A4:AllRad.A4">
            <calcext:condition calcext:apply-style-name="40% - Accent6" calcext:value="formula-is(WEEKDAY([.$A4])=1)" calcext:base-cell-address="AllRad.A4"/>
            <calcext:condition calcext:apply-style-name="60% - Accent5" calcext:value="formula-is(AND(WEEKDAY([.$A4])=7;[.$A4]&gt;0))" calcext:base-cell-address="AllRad.A4"/>
          </calcext:conditional-format>
          <calcext:conditional-format calcext:target-range-address="AllRad.C4:AllRad.C4">
            <calcext:condition calcext:apply-style-name="60% - Accent5" calcext:value="=1" calcext:base-cell-address="AllRad.C4"/>
            <calcext:condition calcext:apply-style-name="20% - Accent2" calcext:value="=2" calcext:base-cell-address="AllRad.C4"/>
            <calcext:condition calcext:apply-style-name="Accent4" calcext:value="=3" calcext:base-cell-address="AllRad.C4"/>
            <calcext:condition calcext:apply-style-name="40% - Accent3" calcext:value="=4" calcext:base-cell-address="AllRad.C4"/>
            <calcext:condition calcext:apply-style-name="Bad" calcext:value="=5" calcext:base-cell-address="AllRad.C4"/>
          </calcext:conditional-format>
          <calcext:conditional-format calcext:target-range-address="AllRad.A5:AllRad.A5">
            <calcext:condition calcext:apply-style-name="40% - Accent6" calcext:value="formula-is(WEEKDAY([.$A5])=1)" calcext:base-cell-address="AllRad.A5"/>
            <calcext:condition calcext:apply-style-name="60% - Accent5" calcext:value="formula-is(AND(WEEKDAY([.$A5])=7;&gt;0))" calcext:base-cell-address="AllRad.A5"/>
          </calcext:conditional-format>
          <calcext:conditional-format calcext:target-range-address="AllRad.A5:AllRad.A5">
            <calcext:condition calcext:apply-style-name="40% - Accent6" calcext:value="formula-is(WEEKDAY([.$A5])=1)" calcext:base-cell-address="AllRad.A5"/>
            <calcext:condition calcext:apply-style-name="60% - Accent5" calcext:value="formula-is(AND(WEEKDAY([.$A5])=7;[.$A5]&gt;0))" calcext:base-cell-address="AllRad.A5"/>
          </calcext:conditional-format>
          <calcext:conditional-format calcext:target-range-address="AllRad.C5:AllRad.C5">
            <calcext:condition calcext:apply-style-name="60% - Accent5" calcext:value="=1" calcext:base-cell-address="AllRad.C5"/>
            <calcext:condition calcext:apply-style-name="20% - Accent2" calcext:value="=2" calcext:base-cell-address="AllRad.C5"/>
            <calcext:condition calcext:apply-style-name="Accent4" calcext:value="=3" calcext:base-cell-address="AllRad.C5"/>
            <calcext:condition calcext:apply-style-name="40% - Accent3" calcext:value="=4" calcext:base-cell-address="AllRad.C5"/>
            <calcext:condition calcext:apply-style-name="Bad" calcext:value="=5" calcext:base-cell-address="AllRad.C5"/>
          </calcext:conditional-format>
          <calcext:conditional-format calcext:target-range-address="AllRad.A24:AllRad.A24">
            <calcext:condition calcext:apply-style-name="40% - Accent6" calcext:value="formula-is(WEEKDAY([.$A24])=1)" calcext:base-cell-address="AllRad.A24"/>
            <calcext:condition calcext:apply-style-name="60% - Accent5" calcext:value="formula-is(AND(WEEKDAY([.$A24])=7;&gt;0))" calcext:base-cell-address="AllRad.A24"/>
          </calcext:conditional-format>
          <calcext:conditional-format calcext:target-range-address="AllRad.A24:AllRad.A24">
            <calcext:condition calcext:apply-style-name="40% - Accent6" calcext:value="formula-is(WEEKDAY([.$A24])=1)" calcext:base-cell-address="AllRad.A24"/>
            <calcext:condition calcext:apply-style-name="60% - Accent5" calcext:value="formula-is(AND(WEEKDAY([.$A24])=7;[.$A24]&gt;0))" calcext:base-cell-address="AllRad.A24"/>
          </calcext:conditional-format>
          <calcext:conditional-format calcext:target-range-address="AllRad.C23:AllRad.C24">
            <calcext:condition calcext:apply-style-name="60% - Accent5" calcext:value="=1" calcext:base-cell-address="AllRad.C23"/>
            <calcext:condition calcext:apply-style-name="20% - Accent2" calcext:value="=2" calcext:base-cell-address="AllRad.C23"/>
            <calcext:condition calcext:apply-style-name="Accent4" calcext:value="=3" calcext:base-cell-address="AllRad.C23"/>
            <calcext:condition calcext:apply-style-name="40% - Accent3" calcext:value="=4" calcext:base-cell-address="AllRad.C23"/>
            <calcext:condition calcext:apply-style-name="Bad" calcext:value="=5" calcext:base-cell-address="AllRad.C23"/>
          </calcext:conditional-format>
          <calcext:conditional-format calcext:target-range-address="AllRad.A27:AllRad.A27">
            <calcext:condition calcext:apply-style-name="40% - Accent6" calcext:value="formula-is(WEEKDAY([.$A27])=1)" calcext:base-cell-address="AllRad.A27"/>
            <calcext:condition calcext:apply-style-name="60% - Accent5" calcext:value="formula-is(AND(WEEKDAY([.$A27])=7;&gt;0))" calcext:base-cell-address="AllRad.A27"/>
          </calcext:conditional-format>
          <calcext:conditional-format calcext:target-range-address="AllRad.A27:AllRad.A27">
            <calcext:condition calcext:apply-style-name="40% - Accent6" calcext:value="formula-is(WEEKDAY([.$A27])=1)" calcext:base-cell-address="AllRad.A27"/>
            <calcext:condition calcext:apply-style-name="60% - Accent5" calcext:value="formula-is(AND(WEEKDAY([.$A27])=7;[.$A27]&gt;0))" calcext:base-cell-address="AllRad.A27"/>
          </calcext:conditional-format>
          <calcext:conditional-format calcext:target-range-address="AllRad.C27:AllRad.C27">
            <calcext:condition calcext:apply-style-name="60% - Accent5" calcext:value="=1" calcext:base-cell-address="AllRad.C27"/>
            <calcext:condition calcext:apply-style-name="20% - Accent2" calcext:value="=2" calcext:base-cell-address="AllRad.C27"/>
            <calcext:condition calcext:apply-style-name="Accent4" calcext:value="=3" calcext:base-cell-address="AllRad.C27"/>
            <calcext:condition calcext:apply-style-name="40% - Accent3" calcext:value="=4" calcext:base-cell-address="AllRad.C27"/>
            <calcext:condition calcext:apply-style-name="Bad" calcext:value="=5" calcext:base-cell-address="AllRad.C27"/>
          </calcext:conditional-format>
          <calcext:conditional-format calcext:target-range-address="AllRad.A65:AllRad.A66">
            <calcext:condition calcext:apply-style-name="40% - Accent6" calcext:value="formula-is(WEEKDAY([.$A65])=1)" calcext:base-cell-address="AllRad.A65"/>
            <calcext:condition calcext:apply-style-name="60% - Accent5" calcext:value="formula-is(AND(WEEKDAY([.$A65])=7;&gt;0))" calcext:base-cell-address="AllRad.A65"/>
          </calcext:conditional-format>
          <calcext:conditional-format calcext:target-range-address="AllRad.A65:AllRad.A66">
            <calcext:condition calcext:apply-style-name="40% - Accent6" calcext:value="formula-is(WEEKDAY([.$A65])=1)" calcext:base-cell-address="AllRad.A65"/>
            <calcext:condition calcext:apply-style-name="60% - Accent5" calcext:value="formula-is(AND(WEEKDAY([.$A65])=7;[.$A65]&gt;0))" calcext:base-cell-address="AllRad.A65"/>
          </calcext:conditional-format>
          <calcext:conditional-format calcext:target-range-address="AllRad.C65:AllRad.C66">
            <calcext:condition calcext:apply-style-name="60% - Accent5" calcext:value="=1" calcext:base-cell-address="AllRad.C65"/>
            <calcext:condition calcext:apply-style-name="20% - Accent2" calcext:value="=2" calcext:base-cell-address="AllRad.C65"/>
            <calcext:condition calcext:apply-style-name="Accent4" calcext:value="=3" calcext:base-cell-address="AllRad.C65"/>
            <calcext:condition calcext:apply-style-name="40% - Accent3" calcext:value="=4" calcext:base-cell-address="AllRad.C65"/>
            <calcext:condition calcext:apply-style-name="Bad" calcext:value="=5" calcext:base-cell-address="AllRad.C65"/>
          </calcext:conditional-format>
          <calcext:conditional-format calcext:target-range-address="AllRad.A72:AllRad.A72">
            <calcext:condition calcext:apply-style-name="40% - Accent6" calcext:value="formula-is(WEEKDAY([.$A72])=1)" calcext:base-cell-address="AllRad.A72"/>
            <calcext:condition calcext:apply-style-name="60% - Accent5" calcext:value="formula-is(AND(WEEKDAY([.$A72])=7;&gt;0))" calcext:base-cell-address="AllRad.A72"/>
          </calcext:conditional-format>
          <calcext:conditional-format calcext:target-range-address="AllRad.A72:AllRad.A72">
            <calcext:condition calcext:apply-style-name="40% - Accent6" calcext:value="formula-is(WEEKDAY([.$A72])=1)" calcext:base-cell-address="AllRad.A72"/>
            <calcext:condition calcext:apply-style-name="60% - Accent5" calcext:value="formula-is(AND(WEEKDAY([.$A72])=7;[.$A72]&gt;0))" calcext:base-cell-address="AllRad.A72"/>
          </calcext:conditional-format>
          <calcext:conditional-format calcext:target-range-address="AllRad.C72:AllRad.C72">
            <calcext:condition calcext:apply-style-name="60% - Accent5" calcext:value="=1" calcext:base-cell-address="AllRad.C72"/>
            <calcext:condition calcext:apply-style-name="20% - Accent2" calcext:value="=2" calcext:base-cell-address="AllRad.C72"/>
            <calcext:condition calcext:apply-style-name="Accent4" calcext:value="=3" calcext:base-cell-address="AllRad.C72"/>
            <calcext:condition calcext:apply-style-name="40% - Accent3" calcext:value="=4" calcext:base-cell-address="AllRad.C72"/>
            <calcext:condition calcext:apply-style-name="Bad" calcext:value="=5" calcext:base-cell-address="AllRad.C72"/>
          </calcext:conditional-format>
          <calcext:conditional-format calcext:target-range-address="AllRad.A74:AllRad.A75">
            <calcext:condition calcext:apply-style-name="40% - Accent6" calcext:value="formula-is(WEEKDAY([.$A74])=1)" calcext:base-cell-address="AllRad.A74"/>
            <calcext:condition calcext:apply-style-name="60% - Accent5" calcext:value="formula-is(AND(WEEKDAY([.$A74])=7;&gt;0))" calcext:base-cell-address="AllRad.A74"/>
          </calcext:conditional-format>
          <calcext:conditional-format calcext:target-range-address="AllRad.A74:AllRad.A75">
            <calcext:condition calcext:apply-style-name="40% - Accent6" calcext:value="formula-is(WEEKDAY([.$A74])=1)" calcext:base-cell-address="AllRad.A74"/>
            <calcext:condition calcext:apply-style-name="60% - Accent5" calcext:value="formula-is(AND(WEEKDAY([.$A74])=7;[.$A74]&gt;0))" calcext:base-cell-address="AllRad.A74"/>
          </calcext:conditional-format>
          <calcext:conditional-format calcext:target-range-address="AllRad.C74:AllRad.C75">
            <calcext:condition calcext:apply-style-name="60% - Accent5" calcext:value="=1" calcext:base-cell-address="AllRad.C74"/>
            <calcext:condition calcext:apply-style-name="20% - Accent2" calcext:value="=2" calcext:base-cell-address="AllRad.C74"/>
            <calcext:condition calcext:apply-style-name="Accent4" calcext:value="=3" calcext:base-cell-address="AllRad.C74"/>
            <calcext:condition calcext:apply-style-name="40% - Accent3" calcext:value="=4" calcext:base-cell-address="AllRad.C74"/>
            <calcext:condition calcext:apply-style-name="Bad" calcext:value="=5" calcext:base-cell-address="AllRad.C74"/>
          </calcext:conditional-format>
          <calcext:conditional-format calcext:target-range-address="AllRad.A74:AllRad.A74">
            <calcext:condition calcext:apply-style-name="40% - Accent6" calcext:value="formula-is(WEEKDAY([.$A74])=1)" calcext:base-cell-address="AllRad.A74"/>
            <calcext:condition calcext:apply-style-name="60% - Accent5" calcext:value="formula-is(AND(WEEKDAY([.$A74])=7;&gt;0))" calcext:base-cell-address="AllRad.A74"/>
          </calcext:conditional-format>
          <calcext:conditional-format calcext:target-range-address="AllRad.A74:AllRad.A74">
            <calcext:condition calcext:apply-style-name="40% - Accent6" calcext:value="formula-is(WEEKDAY([.$A74])=1)" calcext:base-cell-address="AllRad.A74"/>
            <calcext:condition calcext:apply-style-name="60% - Accent5" calcext:value="formula-is(AND(WEEKDAY([.$A74])=7;[.$A74]&gt;0))" calcext:base-cell-address="AllRad.A74"/>
          </calcext:conditional-format>
          <calcext:conditional-format calcext:target-range-address="AllRad.C74:AllRad.C74">
            <calcext:condition calcext:apply-style-name="60% - Accent5" calcext:value="=1" calcext:base-cell-address="AllRad.C74"/>
            <calcext:condition calcext:apply-style-name="20% - Accent2" calcext:value="=2" calcext:base-cell-address="AllRad.C74"/>
            <calcext:condition calcext:apply-style-name="Accent4" calcext:value="=3" calcext:base-cell-address="AllRad.C74"/>
            <calcext:condition calcext:apply-style-name="40% - Accent3" calcext:value="=4" calcext:base-cell-address="AllRad.C74"/>
            <calcext:condition calcext:apply-style-name="Bad" calcext:value="=5" calcext:base-cell-address="AllRad.C74"/>
          </calcext:conditional-format>
          <calcext:conditional-format calcext:target-range-address="AllRad.C73:AllRad.C73">
            <calcext:condition calcext:apply-style-name="60% - Accent5" calcext:value="=1" calcext:base-cell-address="AllRad.C73"/>
            <calcext:condition calcext:apply-style-name="20% - Accent2" calcext:value="=2" calcext:base-cell-address="AllRad.C73"/>
            <calcext:condition calcext:apply-style-name="Accent4" calcext:value="=3" calcext:base-cell-address="AllRad.C73"/>
            <calcext:condition calcext:apply-style-name="40% - Accent3" calcext:value="=4" calcext:base-cell-address="AllRad.C73"/>
            <calcext:condition calcext:apply-style-name="Bad" calcext:value="=5" calcext:base-cell-address="AllRad.C73"/>
          </calcext:conditional-format>
          <calcext:conditional-format calcext:target-range-address="AllRad.A73:AllRad.A73">
            <calcext:condition calcext:apply-style-name="40% - Accent6" calcext:value="formula-is(WEEKDAY([.$A73])=1)" calcext:base-cell-address="AllRad.A73"/>
            <calcext:condition calcext:apply-style-name="60% - Accent5" calcext:value="formula-is(AND(WEEKDAY([.$A73])=7;&gt;0))" calcext:base-cell-address="AllRad.A73"/>
          </calcext:conditional-format>
          <calcext:conditional-format calcext:target-range-address="AllRad.A73:AllRad.A73">
            <calcext:condition calcext:apply-style-name="40% - Accent6" calcext:value="formula-is(WEEKDAY([.$A73])=1)" calcext:base-cell-address="AllRad.A73"/>
            <calcext:condition calcext:apply-style-name="60% - Accent5" calcext:value="formula-is(AND(WEEKDAY([.$A73])=7;[.$A73]&gt;0))" calcext:base-cell-address="AllRad.A73"/>
          </calcext:conditional-format>
        </calcext:conditional-formats>
      </table:table>
      <table:table table:name="Stress" table:style-name="ta1">
        <office:forms form:automatic-focus="false" form:apply-design-mode="false"/>
        <table:shapes>
          <draw:frame draw:z-index="0" draw:style-name="gr2" draw:text-style-name="P2" svg:width="1606.56mm" svg:height="130.56mm" svg:x="126.93mm" svg:y="23.12mm">
            <loext:p draw:notify-on-update-of-ranges="Stress.C3:Stress.C366 Stress.D2:Stress.D2 Stress.D3:Stress.D36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um</text:p>
          </table:table-cell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TSS</text:p>
          </table:table-cell>
        </table:table-row>
        <table:table-row table:style-name="ro1">
          <table:table-cell table:style-name="ce141" table:formula="of:=[AllRad.A3]" office:value-type="date" office:date-value="2021-01-04" calcext:value-type="date">
            <text:p>Mo 04.Jän</text:p>
          </table:table-cell>
          <table:table-cell table:formula="of:=[AllRad.N3]" office:value-type="float" office:value="99" calcext:value-type="float">
            <text:p>99</text:p>
          </table:table-cell>
          <table:table-cell table:style-name="ce141" office:value-type="date" office:date-value="2021-01-01" calcext:value-type="date">
            <text:p>Fr 01.Jän</text:p>
          </table:table-cell>
          <table:table-cell table:formula="of:=[.E2]" office:value-type="float" office:value="0" calcext:value-type="float">
            <text:p>0</text:p>
          </table:table-cell>
          <table:table-cell table:style-name="ce72" table:formula="of:=IF(ISNA(VLOOKUP([.C2];[.$A$2:.$B$200];2;0));0;VLOOKUP([.C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4]" office:value-type="date" office:date-value="2021-01-05" calcext:value-type="date">
            <text:p>Di 05.Jän</text:p>
          </table:table-cell>
          <table:table-cell table:formula="of:=[AllRad.N4]" office:value-type="float" office:value="309" calcext:value-type="float">
            <text:p>309</text:p>
          </table:table-cell>
          <table:table-cell table:style-name="ce141" office:value-type="date" office:date-value="2021-01-02" calcext:value-type="date">
            <text:p>Sa 02.Jän</text:p>
          </table:table-cell>
          <table:table-cell table:style-name="ce195" table:formula="of:=IF(([.D2]-150)&gt;0;[.D2]-150+[.E3];[.E3])" office:value-type="float" office:value="0" calcext:value-type="float">
            <text:p>0</text:p>
          </table:table-cell>
          <table:table-cell table:style-name="ce72" table:formula="of:=IF(ISNA(VLOOKUP([.C3];[.$A$2:.$B$200];2;0));0;VLOOKUP([.C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5]" office:value-type="date" office:date-value="2021-01-16" calcext:value-type="date">
            <text:p>Sa 16.Jän</text:p>
          </table:table-cell>
          <table:table-cell table:formula="of:=[AllRad.N5]" office:value-type="float" office:value="91" calcext:value-type="float">
            <text:p>91</text:p>
          </table:table-cell>
          <table:table-cell table:style-name="ce141" office:value-type="date" office:date-value="2021-01-03" calcext:value-type="date">
            <text:p>So 03.Jän</text:p>
          </table:table-cell>
          <table:table-cell table:style-name="ce195" table:formula="of:=IF(([.D3]-150)&gt;0;[.D3]-150+[.E4];[.E4])" office:value-type="float" office:value="0" calcext:value-type="float">
            <text:p>0</text:p>
          </table:table-cell>
          <table:table-cell table:style-name="ce72" table:formula="of:=IF(ISNA(VLOOKUP([.C4];[.$A$2:.$B$200];2;0));0;VLOOKUP([.C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]" office:value-type="date" office:date-value="2021-01-17" calcext:value-type="date">
            <text:p>So 17.Jän</text:p>
          </table:table-cell>
          <table:table-cell table:formula="of:=[AllRad.N6]" office:value-type="float" office:value="177" calcext:value-type="float">
            <text:p>177</text:p>
          </table:table-cell>
          <table:table-cell table:style-name="ce141" office:value-type="date" office:date-value="2021-01-04" calcext:value-type="date">
            <text:p>Mo 04.Jän</text:p>
          </table:table-cell>
          <table:table-cell table:style-name="ce195" table:formula="of:=IF(([.D4]-150)&gt;0;[.D4]-150+[.E5];[.E5])" office:value-type="float" office:value="99" calcext:value-type="float">
            <text:p>99</text:p>
          </table:table-cell>
          <table:table-cell table:style-name="ce72" table:formula="of:=IF(ISNA(VLOOKUP([.C5];[.$A$2:.$B$200];2;0));0;VLOOKUP([.C5];[.$A$2:.$B$200];2;1))" office:value-type="float" office:value="99" calcext:value-type="float">
            <text:p>99</text:p>
          </table:table-cell>
        </table:table-row>
        <table:table-row table:style-name="ro1">
          <table:table-cell table:style-name="ce141" table:formula="of:=[AllRad.A7]" office:value-type="string" office:string-value="&gt;" calcext:value-type="string">
            <text:p>&gt;</text:p>
          </table:table-cell>
          <table:table-cell table:formula="of:=[AllRad.N7]" office:value-type="float" office:value="0" calcext:value-type="float">
            <text:p>0</text:p>
          </table:table-cell>
          <table:table-cell table:style-name="ce141" office:value-type="date" office:date-value="2021-01-05" calcext:value-type="date">
            <text:p>Di 05.Jän</text:p>
          </table:table-cell>
          <table:table-cell table:style-name="ce195" table:formula="of:=IF(([.D5]-150)&gt;0;[.D5]-150+[.E6];[.E6])" office:value-type="float" office:value="309" calcext:value-type="float">
            <text:p>309</text:p>
          </table:table-cell>
          <table:table-cell table:style-name="ce72" table:formula="of:=IF(ISNA(VLOOKUP([.C6];[.$A$2:.$B$200];2;0));0;VLOOKUP([.C6];[.$A$2:.$B$200];2;1))" office:value-type="float" office:value="309" calcext:value-type="float">
            <text:p>309</text:p>
          </table:table-cell>
        </table:table-row>
        <table:table-row table:style-name="ro1">
          <table:table-cell table:style-name="ce141" table:formula="of:=[AllRad.A8]" office:value-type="date" office:date-value="1899-12-30" calcext:value-type="date">
            <text:p>Sa 30.Dez</text:p>
          </table:table-cell>
          <table:table-cell table:formula="of:=[AllRad.N8]" office:value-type="float" office:value="0" calcext:value-type="float">
            <text:p>0</text:p>
          </table:table-cell>
          <table:table-cell table:style-name="ce141" office:value-type="date" office:date-value="2021-01-06" calcext:value-type="date">
            <text:p>Mi 06.Jän</text:p>
          </table:table-cell>
          <table:table-cell table:style-name="ce195" table:formula="of:=IF(([.D6]-150)&gt;0;[.D6]-150+[.E7];[.E7])" office:value-type="float" office:value="159" calcext:value-type="float">
            <text:p>159</text:p>
          </table:table-cell>
          <table:table-cell table:style-name="ce72" table:formula="of:=IF(ISNA(VLOOKUP([.C7];[.$A$2:.$B$200];2;0));0;VLOOKUP([.C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]" office:value-type="date" office:date-value="1899-12-30" calcext:value-type="date">
            <text:p>Sa 30.Dez</text:p>
          </table:table-cell>
          <table:table-cell table:formula="of:=[AllRad.N9]" office:value-type="float" office:value="0" calcext:value-type="float">
            <text:p>0</text:p>
          </table:table-cell>
          <table:table-cell table:style-name="ce141" office:value-type="date" office:date-value="2021-01-07" calcext:value-type="date">
            <text:p>Do 07.Jän</text:p>
          </table:table-cell>
          <table:table-cell table:style-name="ce195" table:formula="of:=IF(([.D7]-150)&gt;0;[.D7]-150+[.E8];[.E8])" office:value-type="float" office:value="9" calcext:value-type="float">
            <text:p>9</text:p>
          </table:table-cell>
          <table:table-cell table:style-name="ce72" table:formula="of:=IF(ISNA(VLOOKUP([.C8];[.$A$2:.$B$200];2;0));0;VLOOKUP([.C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]" office:value-type="date" office:date-value="1899-12-30" calcext:value-type="date">
            <text:p>Sa 30.Dez</text:p>
          </table:table-cell>
          <table:table-cell table:formula="of:=[AllRad.N10]" office:value-type="float" office:value="0" calcext:value-type="float">
            <text:p>0</text:p>
          </table:table-cell>
          <table:table-cell table:style-name="ce141" office:value-type="date" office:date-value="2021-01-08" calcext:value-type="date">
            <text:p>Fr 08.Jän</text:p>
          </table:table-cell>
          <table:table-cell table:style-name="ce195" table:formula="of:=IF(([.D8]-150)&gt;0;[.D8]-150+[.E9];[.E9])" office:value-type="float" office:value="0" calcext:value-type="float">
            <text:p>0</text:p>
          </table:table-cell>
          <table:table-cell table:style-name="ce72" table:formula="of:=IF(ISNA(VLOOKUP([.C9];[.$A$2:.$B$200];2;0));0;VLOOKUP([.C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]" office:value-type="date" office:date-value="1899-12-30" calcext:value-type="date">
            <text:p>Sa 30.Dez</text:p>
          </table:table-cell>
          <table:table-cell table:formula="of:=[AllRad.N11]" office:value-type="float" office:value="0" calcext:value-type="float">
            <text:p>0</text:p>
          </table:table-cell>
          <table:table-cell table:style-name="ce141" office:value-type="date" office:date-value="2021-01-09" calcext:value-type="date">
            <text:p>Sa 09.Jän</text:p>
          </table:table-cell>
          <table:table-cell table:style-name="ce195" table:formula="of:=IF(([.D9]-150)&gt;0;[.D9]-150+[.E10];[.E10])" office:value-type="float" office:value="0" calcext:value-type="float">
            <text:p>0</text:p>
          </table:table-cell>
          <table:table-cell table:style-name="ce72" table:formula="of:=IF(ISNA(VLOOKUP([.C10];[.$A$2:.$B$200];2;0));0;VLOOKUP([.C1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]" office:value-type="date" office:date-value="1899-12-30" calcext:value-type="date">
            <text:p>Sa 30.Dez</text:p>
          </table:table-cell>
          <table:table-cell table:formula="of:=[AllRad.N12]" office:value-type="float" office:value="0" calcext:value-type="float">
            <text:p>0</text:p>
          </table:table-cell>
          <table:table-cell table:style-name="ce141" office:value-type="date" office:date-value="2021-01-10" calcext:value-type="date">
            <text:p>So 10.Jän</text:p>
          </table:table-cell>
          <table:table-cell table:style-name="ce195" table:formula="of:=IF(([.D10]-150)&gt;0;[.D10]-150+[.E11];[.E11])" office:value-type="float" office:value="0" calcext:value-type="float">
            <text:p>0</text:p>
          </table:table-cell>
          <table:table-cell table:style-name="ce72" table:formula="of:=IF(ISNA(VLOOKUP([.C11];[.$A$2:.$B$200];2;0));0;VLOOKUP([.C1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]" office:value-type="date" office:date-value="1899-12-30" calcext:value-type="date">
            <text:p>Sa 30.Dez</text:p>
          </table:table-cell>
          <table:table-cell table:formula="of:=[AllRad.N13]" office:value-type="float" office:value="0" calcext:value-type="float">
            <text:p>0</text:p>
          </table:table-cell>
          <table:table-cell table:style-name="ce141" office:value-type="date" office:date-value="2021-01-11" calcext:value-type="date">
            <text:p>Mo 11.Jän</text:p>
          </table:table-cell>
          <table:table-cell table:style-name="ce195" table:formula="of:=IF(([.D11]-150)&gt;0;[.D11]-150+[.E12];[.E12])" office:value-type="float" office:value="0" calcext:value-type="float">
            <text:p>0</text:p>
          </table:table-cell>
          <table:table-cell table:style-name="ce72" table:formula="of:=IF(ISNA(VLOOKUP([.C12];[.$A$2:.$B$200];2;0));0;VLOOKUP([.C1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4]" office:value-type="date" office:date-value="1899-12-30" calcext:value-type="date">
            <text:p>Sa 30.Dez</text:p>
          </table:table-cell>
          <table:table-cell table:formula="of:=[AllRad.N14]" office:value-type="float" office:value="0" calcext:value-type="float">
            <text:p>0</text:p>
          </table:table-cell>
          <table:table-cell table:style-name="ce141" office:value-type="date" office:date-value="2021-01-12" calcext:value-type="date">
            <text:p>Di 12.Jän</text:p>
          </table:table-cell>
          <table:table-cell table:style-name="ce195" table:formula="of:=IF(([.D12]-150)&gt;0;[.D12]-150+[.E13];[.E13])" office:value-type="float" office:value="0" calcext:value-type="float">
            <text:p>0</text:p>
          </table:table-cell>
          <table:table-cell table:style-name="ce72" table:formula="of:=IF(ISNA(VLOOKUP([.C13];[.$A$2:.$B$200];2;0));0;VLOOKUP([.C1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5]" office:value-type="date" office:date-value="1899-12-30" calcext:value-type="date">
            <text:p>Sa 30.Dez</text:p>
          </table:table-cell>
          <table:table-cell table:formula="of:=[AllRad.N15]" office:value-type="float" office:value="0" calcext:value-type="float">
            <text:p>0</text:p>
          </table:table-cell>
          <table:table-cell table:style-name="ce141" office:value-type="date" office:date-value="2021-01-13" calcext:value-type="date">
            <text:p>Mi 13.Jän</text:p>
          </table:table-cell>
          <table:table-cell table:style-name="ce195" table:formula="of:=IF(([.D13]-150)&gt;0;[.D13]-150+[.E14];[.E14])" office:value-type="float" office:value="0" calcext:value-type="float">
            <text:p>0</text:p>
          </table:table-cell>
          <table:table-cell table:style-name="ce72" table:formula="of:=IF(ISNA(VLOOKUP([.C14];[.$A$2:.$B$200];2;0));0;VLOOKUP([.C1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6]" office:value-type="date" office:date-value="1899-12-30" calcext:value-type="date">
            <text:p>Sa 30.Dez</text:p>
          </table:table-cell>
          <table:table-cell table:formula="of:=[AllRad.N16]" office:value-type="float" office:value="0" calcext:value-type="float">
            <text:p>0</text:p>
          </table:table-cell>
          <table:table-cell table:style-name="ce141" office:value-type="date" office:date-value="2021-01-14" calcext:value-type="date">
            <text:p>Do 14.Jän</text:p>
          </table:table-cell>
          <table:table-cell table:style-name="ce195" table:formula="of:=IF(([.D14]-150)&gt;0;[.D14]-150+[.E15];[.E15])" office:value-type="float" office:value="0" calcext:value-type="float">
            <text:p>0</text:p>
          </table:table-cell>
          <table:table-cell table:style-name="ce72" table:formula="of:=IF(ISNA(VLOOKUP([.C15];[.$A$2:.$B$200];2;0));0;VLOOKUP([.C1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7]" office:value-type="date" office:date-value="1899-12-30" calcext:value-type="date">
            <text:p>Sa 30.Dez</text:p>
          </table:table-cell>
          <table:table-cell table:formula="of:=[AllRad.N17]" office:value-type="float" office:value="0" calcext:value-type="float">
            <text:p>0</text:p>
          </table:table-cell>
          <table:table-cell table:style-name="ce141" office:value-type="date" office:date-value="2021-01-15" calcext:value-type="date">
            <text:p>Fr 15.Jän</text:p>
          </table:table-cell>
          <table:table-cell table:style-name="ce195" table:formula="of:=IF(([.D15]-150)&gt;0;[.D15]-150+[.E16];[.E16])" office:value-type="float" office:value="0" calcext:value-type="float">
            <text:p>0</text:p>
          </table:table-cell>
          <table:table-cell table:style-name="ce72" table:formula="of:=IF(ISNA(VLOOKUP([.C16];[.$A$2:.$B$200];2;0));0;VLOOKUP([.C1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8]" office:value-type="date" office:date-value="1899-12-30" calcext:value-type="date">
            <text:p>Sa 30.Dez</text:p>
          </table:table-cell>
          <table:table-cell table:formula="of:=[AllRad.N18]" office:value-type="float" office:value="0" calcext:value-type="float">
            <text:p>0</text:p>
          </table:table-cell>
          <table:table-cell table:style-name="ce141" office:value-type="date" office:date-value="2021-01-16" calcext:value-type="date">
            <text:p>Sa 16.Jän</text:p>
          </table:table-cell>
          <table:table-cell table:style-name="ce195" table:formula="of:=IF(([.D16]-150)&gt;0;[.D16]-150+[.E17];[.E17])" office:value-type="float" office:value="91" calcext:value-type="float">
            <text:p>91</text:p>
          </table:table-cell>
          <table:table-cell table:style-name="ce72" table:formula="of:=IF(ISNA(VLOOKUP([.C17];[.$A$2:.$B$200];2;0));0;VLOOKUP([.C17];[.$A$2:.$B$200];2;1))" office:value-type="float" office:value="91" calcext:value-type="float">
            <text:p>91</text:p>
          </table:table-cell>
        </table:table-row>
        <table:table-row table:style-name="ro1">
          <table:table-cell table:style-name="ce141" table:formula="of:=[AllRad.A19]" office:value-type="date" office:date-value="1899-12-30" calcext:value-type="date">
            <text:p>Sa 30.Dez</text:p>
          </table:table-cell>
          <table:table-cell table:formula="of:=[AllRad.N19]" office:value-type="float" office:value="0" calcext:value-type="float">
            <text:p>0</text:p>
          </table:table-cell>
          <table:table-cell table:style-name="ce141" office:value-type="date" office:date-value="2021-01-17" calcext:value-type="date">
            <text:p>So 17.Jän</text:p>
          </table:table-cell>
          <table:table-cell table:style-name="ce195" table:formula="of:=IF(([.D17]-150)&gt;0;[.D17]-150+[.E18];[.E18])" office:value-type="float" office:value="177" calcext:value-type="float">
            <text:p>177</text:p>
          </table:table-cell>
          <table:table-cell table:style-name="ce72" table:formula="of:=IF(ISNA(VLOOKUP([.C18];[.$A$2:.$B$200];2;0));0;VLOOKUP([.C18];[.$A$2:.$B$200];2;1))" office:value-type="float" office:value="177" calcext:value-type="float">
            <text:p>177</text:p>
          </table:table-cell>
        </table:table-row>
        <table:table-row table:style-name="ro1">
          <table:table-cell table:style-name="ce141" table:formula="of:=[AllRad.A20]" office:value-type="date" office:date-value="1899-12-30" calcext:value-type="date">
            <text:p>Sa 30.Dez</text:p>
          </table:table-cell>
          <table:table-cell table:formula="of:=[AllRad.N20]" office:value-type="float" office:value="0" calcext:value-type="float">
            <text:p>0</text:p>
          </table:table-cell>
          <table:table-cell table:style-name="ce141" office:value-type="date" office:date-value="2021-01-18" calcext:value-type="date">
            <text:p>Mo 18.Jän</text:p>
          </table:table-cell>
          <table:table-cell table:style-name="ce195" table:formula="of:=IF(([.D18]-150)&gt;0;[.D18]-150+[.E19];[.E19])" office:value-type="float" office:value="27" calcext:value-type="float">
            <text:p>27</text:p>
          </table:table-cell>
          <table:table-cell table:style-name="ce72" table:formula="of:=IF(ISNA(VLOOKUP([.C19];[.$A$2:.$B$200];2;0));0;VLOOKUP([.C1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21]" office:value-type="date" office:date-value="1899-12-30" calcext:value-type="date">
            <text:p>Sa 30.Dez</text:p>
          </table:table-cell>
          <table:table-cell table:formula="of:=[AllRad.N21]" office:value-type="float" office:value="0" calcext:value-type="float">
            <text:p>0</text:p>
          </table:table-cell>
          <table:table-cell table:style-name="ce141" office:value-type="date" office:date-value="2021-01-19" calcext:value-type="date">
            <text:p>Di 19.Jän</text:p>
          </table:table-cell>
          <table:table-cell table:style-name="ce195" table:formula="of:=IF(([.D19]-150)&gt;0;[.D19]-150+[.E20];[.E20])" office:value-type="float" office:value="0" calcext:value-type="float">
            <text:p>0</text:p>
          </table:table-cell>
          <table:table-cell table:style-name="ce72" table:formula="of:=IF(ISNA(VLOOKUP([.C20];[.$A$2:.$B$200];2;0));0;VLOOKUP([.C2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22]" office:value-type="date" office:date-value="1899-12-30" calcext:value-type="date">
            <text:p>Sa 30.Dez</text:p>
          </table:table-cell>
          <table:table-cell table:formula="of:=[AllRad.N22]" office:value-type="float" office:value="0" calcext:value-type="float">
            <text:p>0</text:p>
          </table:table-cell>
          <table:table-cell table:style-name="ce141" office:value-type="date" office:date-value="2021-01-20" calcext:value-type="date">
            <text:p>Mi 20.Jän</text:p>
          </table:table-cell>
          <table:table-cell table:style-name="ce195" table:formula="of:=IF(([.D20]-150)&gt;0;[.D20]-150+[.E21];[.E21])" office:value-type="float" office:value="0" calcext:value-type="float">
            <text:p>0</text:p>
          </table:table-cell>
          <table:table-cell table:style-name="ce72" table:formula="of:=IF(ISNA(VLOOKUP([.C21];[.$A$2:.$B$200];2;0));0;VLOOKUP([.C2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23]" office:value-type="date" office:date-value="1899-12-30" calcext:value-type="date">
            <text:p>Sa 30.Dez</text:p>
          </table:table-cell>
          <table:table-cell table:formula="of:=[AllRad.N23]" office:value-type="float" office:value="0" calcext:value-type="float">
            <text:p>0</text:p>
          </table:table-cell>
          <table:table-cell table:style-name="ce141" office:value-type="date" office:date-value="2021-01-21" calcext:value-type="date">
            <text:p>Do 21.Jän</text:p>
          </table:table-cell>
          <table:table-cell table:style-name="ce195" table:formula="of:=IF(([.D21]-150)&gt;0;[.D21]-150+[.E22];[.E22])" office:value-type="float" office:value="0" calcext:value-type="float">
            <text:p>0</text:p>
          </table:table-cell>
          <table:table-cell table:style-name="ce72" table:formula="of:=IF(ISNA(VLOOKUP([.C22];[.$A$2:.$B$200];2;0));0;VLOOKUP([.C2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24]" office:value-type="date" office:date-value="1899-12-30" calcext:value-type="date">
            <text:p>Sa 30.Dez</text:p>
          </table:table-cell>
          <table:table-cell table:formula="of:=[AllRad.N24]" office:value-type="float" office:value="0" calcext:value-type="float">
            <text:p>0</text:p>
          </table:table-cell>
          <table:table-cell table:style-name="ce141" office:value-type="date" office:date-value="2021-01-22" calcext:value-type="date">
            <text:p>Fr 22.Jän</text:p>
          </table:table-cell>
          <table:table-cell table:style-name="ce195" table:formula="of:=IF(([.D22]-150)&gt;0;[.D22]-150+[.E23];[.E23])" office:value-type="float" office:value="0" calcext:value-type="float">
            <text:p>0</text:p>
          </table:table-cell>
          <table:table-cell table:style-name="ce72" table:formula="of:=IF(ISNA(VLOOKUP([.C23];[.$A$2:.$B$200];2;0));0;VLOOKUP([.C2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25]" office:value-type="date" office:date-value="1899-12-30" calcext:value-type="date">
            <text:p>Sa 30.Dez</text:p>
          </table:table-cell>
          <table:table-cell table:formula="of:=[AllRad.N25]" office:value-type="float" office:value="0" calcext:value-type="float">
            <text:p>0</text:p>
          </table:table-cell>
          <table:table-cell table:style-name="ce141" office:value-type="date" office:date-value="2021-01-23" calcext:value-type="date">
            <text:p>Sa 23.Jän</text:p>
          </table:table-cell>
          <table:table-cell table:style-name="ce195" table:formula="of:=IF(([.D23]-150)&gt;0;[.D23]-150+[.E24];[.E24])" office:value-type="float" office:value="0" calcext:value-type="float">
            <text:p>0</text:p>
          </table:table-cell>
          <table:table-cell table:style-name="ce72" table:formula="of:=IF(ISNA(VLOOKUP([.C24];[.$A$2:.$B$200];2;0));0;VLOOKUP([.C2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26]" office:value-type="date" office:date-value="1899-12-30" calcext:value-type="date">
            <text:p>Sa 30.Dez</text:p>
          </table:table-cell>
          <table:table-cell table:formula="of:=[AllRad.N26]" office:value-type="float" office:value="0" calcext:value-type="float">
            <text:p>0</text:p>
          </table:table-cell>
          <table:table-cell table:style-name="ce141" office:value-type="date" office:date-value="2021-01-24" calcext:value-type="date">
            <text:p>So 24.Jän</text:p>
          </table:table-cell>
          <table:table-cell table:style-name="ce195" table:formula="of:=IF(([.D24]-150)&gt;0;[.D24]-150+[.E25];[.E25])" office:value-type="float" office:value="0" calcext:value-type="float">
            <text:p>0</text:p>
          </table:table-cell>
          <table:table-cell table:style-name="ce72" table:formula="of:=IF(ISNA(VLOOKUP([.C25];[.$A$2:.$B$200];2;0));0;VLOOKUP([.C2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27]" office:value-type="date" office:date-value="1899-12-30" calcext:value-type="date">
            <text:p>Sa 30.Dez</text:p>
          </table:table-cell>
          <table:table-cell table:formula="of:=[AllRad.N27]" office:value-type="float" office:value="0" calcext:value-type="float">
            <text:p>0</text:p>
          </table:table-cell>
          <table:table-cell table:style-name="ce141" office:value-type="date" office:date-value="2021-01-25" calcext:value-type="date">
            <text:p>Mo 25.Jän</text:p>
          </table:table-cell>
          <table:table-cell table:style-name="ce195" table:formula="of:=IF(([.D25]-150)&gt;0;[.D25]-150+[.E26];[.E26])" office:value-type="float" office:value="0" calcext:value-type="float">
            <text:p>0</text:p>
          </table:table-cell>
          <table:table-cell table:style-name="ce72" table:formula="of:=IF(ISNA(VLOOKUP([.C26];[.$A$2:.$B$200];2;0));0;VLOOKUP([.C2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28]" office:value-type="date" office:date-value="1899-12-30" calcext:value-type="date">
            <text:p>Sa 30.Dez</text:p>
          </table:table-cell>
          <table:table-cell table:formula="of:=[AllRad.N28]" office:value-type="float" office:value="0" calcext:value-type="float">
            <text:p>0</text:p>
          </table:table-cell>
          <table:table-cell table:style-name="ce141" office:value-type="date" office:date-value="2021-01-26" calcext:value-type="date">
            <text:p>Di 26.Jän</text:p>
          </table:table-cell>
          <table:table-cell table:style-name="ce195" table:formula="of:=IF(([.D26]-150)&gt;0;[.D26]-150+[.E27];[.E27])" office:value-type="float" office:value="0" calcext:value-type="float">
            <text:p>0</text:p>
          </table:table-cell>
          <table:table-cell table:style-name="ce72" table:formula="of:=IF(ISNA(VLOOKUP([.C27];[.$A$2:.$B$200];2;0));0;VLOOKUP([.C2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29]" office:value-type="date" office:date-value="1899-12-30" calcext:value-type="date">
            <text:p>Sa 30.Dez</text:p>
          </table:table-cell>
          <table:table-cell table:formula="of:=[AllRad.N29]" office:value-type="float" office:value="0" calcext:value-type="float">
            <text:p>0</text:p>
          </table:table-cell>
          <table:table-cell table:style-name="ce141" office:value-type="date" office:date-value="2021-01-27" calcext:value-type="date">
            <text:p>Mi 27.Jän</text:p>
          </table:table-cell>
          <table:table-cell table:style-name="ce195" table:formula="of:=IF(([.D27]-150)&gt;0;[.D27]-150+[.E28];[.E28])" office:value-type="float" office:value="0" calcext:value-type="float">
            <text:p>0</text:p>
          </table:table-cell>
          <table:table-cell table:style-name="ce72" table:formula="of:=IF(ISNA(VLOOKUP([.C28];[.$A$2:.$B$200];2;0));0;VLOOKUP([.C2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30]" office:value-type="date" office:date-value="1899-12-30" calcext:value-type="date">
            <text:p>Sa 30.Dez</text:p>
          </table:table-cell>
          <table:table-cell table:formula="of:=[AllRad.N30]" office:value-type="float" office:value="0" calcext:value-type="float">
            <text:p>0</text:p>
          </table:table-cell>
          <table:table-cell table:style-name="ce141" office:value-type="date" office:date-value="2021-01-28" calcext:value-type="date">
            <text:p>Do 28.Jän</text:p>
          </table:table-cell>
          <table:table-cell table:style-name="ce195" table:formula="of:=IF(([.D28]-150)&gt;0;[.D28]-150+[.E29];[.E29])" office:value-type="float" office:value="0" calcext:value-type="float">
            <text:p>0</text:p>
          </table:table-cell>
          <table:table-cell table:style-name="ce72" table:formula="of:=IF(ISNA(VLOOKUP([.C29];[.$A$2:.$B$200];2;0));0;VLOOKUP([.C2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31]" office:value-type="date" office:date-value="1899-12-30" calcext:value-type="date">
            <text:p>Sa 30.Dez</text:p>
          </table:table-cell>
          <table:table-cell table:formula="of:=[AllRad.N31]" office:value-type="float" office:value="0" calcext:value-type="float">
            <text:p>0</text:p>
          </table:table-cell>
          <table:table-cell table:style-name="ce141" office:value-type="date" office:date-value="2021-01-29" calcext:value-type="date">
            <text:p>Fr 29.Jän</text:p>
          </table:table-cell>
          <table:table-cell table:style-name="ce195" table:formula="of:=IF(([.D29]-150)&gt;0;[.D29]-150+[.E30];[.E30])" office:value-type="float" office:value="0" calcext:value-type="float">
            <text:p>0</text:p>
          </table:table-cell>
          <table:table-cell table:style-name="ce72" table:formula="of:=IF(ISNA(VLOOKUP([.C30];[.$A$2:.$B$200];2;0));0;VLOOKUP([.C3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32]" office:value-type="date" office:date-value="1899-12-30" calcext:value-type="date">
            <text:p>Sa 30.Dez</text:p>
          </table:table-cell>
          <table:table-cell table:formula="of:=[AllRad.N32]" office:value-type="float" office:value="0" calcext:value-type="float">
            <text:p>0</text:p>
          </table:table-cell>
          <table:table-cell table:style-name="ce141" office:value-type="date" office:date-value="2021-01-30" calcext:value-type="date">
            <text:p>Sa 30.Jän</text:p>
          </table:table-cell>
          <table:table-cell table:style-name="ce195" table:formula="of:=IF(([.D30]-150)&gt;0;[.D30]-150+[.E31];[.E31])" office:value-type="float" office:value="0" calcext:value-type="float">
            <text:p>0</text:p>
          </table:table-cell>
          <table:table-cell table:style-name="ce72" table:formula="of:=IF(ISNA(VLOOKUP([.C31];[.$A$2:.$B$200];2;0));0;VLOOKUP([.C3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33]" office:value-type="date" office:date-value="1899-12-30" calcext:value-type="date">
            <text:p>Sa 30.Dez</text:p>
          </table:table-cell>
          <table:table-cell table:formula="of:=[AllRad.N33]" office:value-type="float" office:value="0" calcext:value-type="float">
            <text:p>0</text:p>
          </table:table-cell>
          <table:table-cell table:style-name="ce141" office:value-type="date" office:date-value="2021-01-31" calcext:value-type="date">
            <text:p>So 31.Jän</text:p>
          </table:table-cell>
          <table:table-cell table:style-name="ce195" table:formula="of:=IF(([.D31]-150)&gt;0;[.D31]-150+[.E32];[.E32])" office:value-type="float" office:value="0" calcext:value-type="float">
            <text:p>0</text:p>
          </table:table-cell>
          <table:table-cell table:style-name="ce72" table:formula="of:=IF(ISNA(VLOOKUP([.C32];[.$A$2:.$B$200];2;0));0;VLOOKUP([.C3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34]" office:value-type="date" office:date-value="1899-12-30" calcext:value-type="date">
            <text:p>Sa 30.Dez</text:p>
          </table:table-cell>
          <table:table-cell table:formula="of:=[AllRad.N34]" office:value-type="float" office:value="0" calcext:value-type="float">
            <text:p>0</text:p>
          </table:table-cell>
          <table:table-cell table:style-name="ce141" office:value-type="date" office:date-value="2021-02-01" calcext:value-type="date">
            <text:p>Mo 01.Feb</text:p>
          </table:table-cell>
          <table:table-cell table:style-name="ce195" table:formula="of:=IF(([.D32]-150)&gt;0;[.D32]-150+[.E33];[.E33])" office:value-type="float" office:value="0" calcext:value-type="float">
            <text:p>0</text:p>
          </table:table-cell>
          <table:table-cell table:style-name="ce72" table:formula="of:=IF(ISNA(VLOOKUP([.C33];[.$A$2:.$B$200];2;0));0;VLOOKUP([.C3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35]" office:value-type="date" office:date-value="1899-12-30" calcext:value-type="date">
            <text:p>Sa 30.Dez</text:p>
          </table:table-cell>
          <table:table-cell table:formula="of:=[AllRad.N35]" office:value-type="float" office:value="0" calcext:value-type="float">
            <text:p>0</text:p>
          </table:table-cell>
          <table:table-cell table:style-name="ce141" office:value-type="date" office:date-value="2021-02-02" calcext:value-type="date">
            <text:p>Di 02.Feb</text:p>
          </table:table-cell>
          <table:table-cell table:style-name="ce195" table:formula="of:=IF(([.D33]-150)&gt;0;[.D33]-150+[.E34];[.E34])" office:value-type="float" office:value="0" calcext:value-type="float">
            <text:p>0</text:p>
          </table:table-cell>
          <table:table-cell table:style-name="ce72" table:formula="of:=IF(ISNA(VLOOKUP([.C34];[.$A$2:.$B$200];2;0));0;VLOOKUP([.C3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36]" office:value-type="date" office:date-value="1899-12-30" calcext:value-type="date">
            <text:p>Sa 30.Dez</text:p>
          </table:table-cell>
          <table:table-cell table:formula="of:=[AllRad.N36]" office:value-type="float" office:value="0" calcext:value-type="float">
            <text:p>0</text:p>
          </table:table-cell>
          <table:table-cell table:style-name="ce141" office:value-type="date" office:date-value="2021-02-03" calcext:value-type="date">
            <text:p>Mi 03.Feb</text:p>
          </table:table-cell>
          <table:table-cell table:style-name="ce195" table:formula="of:=IF(([.D34]-150)&gt;0;[.D34]-150+[.E35];[.E35])" office:value-type="float" office:value="0" calcext:value-type="float">
            <text:p>0</text:p>
          </table:table-cell>
          <table:table-cell table:style-name="ce72" table:formula="of:=IF(ISNA(VLOOKUP([.C35];[.$A$2:.$B$200];2;0));0;VLOOKUP([.C3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37]" office:value-type="date" office:date-value="1899-12-30" calcext:value-type="date">
            <text:p>Sa 30.Dez</text:p>
          </table:table-cell>
          <table:table-cell table:formula="of:=[AllRad.N37]" office:value-type="float" office:value="0" calcext:value-type="float">
            <text:p>0</text:p>
          </table:table-cell>
          <table:table-cell table:style-name="ce141" office:value-type="date" office:date-value="2021-02-04" calcext:value-type="date">
            <text:p>Do 04.Feb</text:p>
          </table:table-cell>
          <table:table-cell table:style-name="ce195" table:formula="of:=IF(([.D35]-150)&gt;0;[.D35]-150+[.E36];[.E36])" office:value-type="float" office:value="0" calcext:value-type="float">
            <text:p>0</text:p>
          </table:table-cell>
          <table:table-cell table:style-name="ce72" table:formula="of:=IF(ISNA(VLOOKUP([.C36];[.$A$2:.$B$200];2;0));0;VLOOKUP([.C3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38]" office:value-type="date" office:date-value="1899-12-30" calcext:value-type="date">
            <text:p>Sa 30.Dez</text:p>
          </table:table-cell>
          <table:table-cell table:formula="of:=[AllRad.N38]" office:value-type="float" office:value="0" calcext:value-type="float">
            <text:p>0</text:p>
          </table:table-cell>
          <table:table-cell table:style-name="ce141" office:value-type="date" office:date-value="2021-02-05" calcext:value-type="date">
            <text:p>Fr 05.Feb</text:p>
          </table:table-cell>
          <table:table-cell table:style-name="ce195" table:formula="of:=IF(([.D36]-150)&gt;0;[.D36]-150+[.E37];[.E37])" office:value-type="float" office:value="0" calcext:value-type="float">
            <text:p>0</text:p>
          </table:table-cell>
          <table:table-cell table:style-name="ce72" table:formula="of:=IF(ISNA(VLOOKUP([.C37];[.$A$2:.$B$200];2;0));0;VLOOKUP([.C3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39]" office:value-type="date" office:date-value="1899-12-30" calcext:value-type="date">
            <text:p>Sa 30.Dez</text:p>
          </table:table-cell>
          <table:table-cell table:formula="of:=[AllRad.N39]" office:value-type="float" office:value="0" calcext:value-type="float">
            <text:p>0</text:p>
          </table:table-cell>
          <table:table-cell table:style-name="ce141" office:value-type="date" office:date-value="2021-02-06" calcext:value-type="date">
            <text:p>Sa 06.Feb</text:p>
          </table:table-cell>
          <table:table-cell table:style-name="ce195" table:formula="of:=IF(([.D37]-150)&gt;0;[.D37]-150+[.E38];[.E38])" office:value-type="float" office:value="0" calcext:value-type="float">
            <text:p>0</text:p>
          </table:table-cell>
          <table:table-cell table:style-name="ce72" table:formula="of:=IF(ISNA(VLOOKUP([.C38];[.$A$2:.$B$200];2;0));0;VLOOKUP([.C3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40]" office:value-type="date" office:date-value="1899-12-30" calcext:value-type="date">
            <text:p>Sa 30.Dez</text:p>
          </table:table-cell>
          <table:table-cell table:formula="of:=[AllRad.N40]" office:value-type="float" office:value="0" calcext:value-type="float">
            <text:p>0</text:p>
          </table:table-cell>
          <table:table-cell table:style-name="ce141" office:value-type="date" office:date-value="2021-02-07" calcext:value-type="date">
            <text:p>So 07.Feb</text:p>
          </table:table-cell>
          <table:table-cell table:style-name="ce195" table:formula="of:=IF(([.D38]-150)&gt;0;[.D38]-150+[.E39];[.E39])" office:value-type="float" office:value="0" calcext:value-type="float">
            <text:p>0</text:p>
          </table:table-cell>
          <table:table-cell table:style-name="ce72" table:formula="of:=IF(ISNA(VLOOKUP([.C39];[.$A$2:.$B$200];2;0));0;VLOOKUP([.C3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41]" office:value-type="date" office:date-value="1899-12-30" calcext:value-type="date">
            <text:p>Sa 30.Dez</text:p>
          </table:table-cell>
          <table:table-cell table:formula="of:=[AllRad.N41]" office:value-type="float" office:value="0" calcext:value-type="float">
            <text:p>0</text:p>
          </table:table-cell>
          <table:table-cell table:style-name="ce141" office:value-type="date" office:date-value="2021-02-08" calcext:value-type="date">
            <text:p>Mo 08.Feb</text:p>
          </table:table-cell>
          <table:table-cell table:style-name="ce195" table:formula="of:=IF(([.D39]-150)&gt;0;[.D39]-150+[.E40];[.E40])" office:value-type="float" office:value="0" calcext:value-type="float">
            <text:p>0</text:p>
          </table:table-cell>
          <table:table-cell table:style-name="ce72" table:formula="of:=IF(ISNA(VLOOKUP([.C40];[.$A$2:.$B$200];2;0));0;VLOOKUP([.C4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42]" office:value-type="date" office:date-value="1899-12-30" calcext:value-type="date">
            <text:p>Sa 30.Dez</text:p>
          </table:table-cell>
          <table:table-cell table:formula="of:=[AllRad.N42]" office:value-type="float" office:value="0" calcext:value-type="float">
            <text:p>0</text:p>
          </table:table-cell>
          <table:table-cell table:style-name="ce141" office:value-type="date" office:date-value="2021-02-09" calcext:value-type="date">
            <text:p>Di 09.Feb</text:p>
          </table:table-cell>
          <table:table-cell table:style-name="ce195" table:formula="of:=IF(([.D40]-150)&gt;0;[.D40]-150+[.E41];[.E41])" office:value-type="float" office:value="0" calcext:value-type="float">
            <text:p>0</text:p>
          </table:table-cell>
          <table:table-cell table:style-name="ce72" table:formula="of:=IF(ISNA(VLOOKUP([.C41];[.$A$2:.$B$200];2;0));0;VLOOKUP([.C4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43]" office:value-type="date" office:date-value="1899-12-30" calcext:value-type="date">
            <text:p>Sa 30.Dez</text:p>
          </table:table-cell>
          <table:table-cell table:formula="of:=[AllRad.N43]" office:value-type="float" office:value="0" calcext:value-type="float">
            <text:p>0</text:p>
          </table:table-cell>
          <table:table-cell table:style-name="ce141" office:value-type="date" office:date-value="2021-02-10" calcext:value-type="date">
            <text:p>Mi 10.Feb</text:p>
          </table:table-cell>
          <table:table-cell table:style-name="ce195" table:formula="of:=IF(([.D41]-150)&gt;0;[.D41]-150+[.E42];[.E42])" office:value-type="float" office:value="0" calcext:value-type="float">
            <text:p>0</text:p>
          </table:table-cell>
          <table:table-cell table:style-name="ce72" table:formula="of:=IF(ISNA(VLOOKUP([.C42];[.$A$2:.$B$200];2;0));0;VLOOKUP([.C4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44]" office:value-type="date" office:date-value="1899-12-30" calcext:value-type="date">
            <text:p>Sa 30.Dez</text:p>
          </table:table-cell>
          <table:table-cell table:formula="of:=[AllRad.N44]" office:value-type="float" office:value="0" calcext:value-type="float">
            <text:p>0</text:p>
          </table:table-cell>
          <table:table-cell table:style-name="ce141" office:value-type="date" office:date-value="2021-02-11" calcext:value-type="date">
            <text:p>Do 11.Feb</text:p>
          </table:table-cell>
          <table:table-cell table:style-name="ce195" table:formula="of:=IF(([.D42]-150)&gt;0;[.D42]-150+[.E43];[.E43])" office:value-type="float" office:value="0" calcext:value-type="float">
            <text:p>0</text:p>
          </table:table-cell>
          <table:table-cell table:style-name="ce72" table:formula="of:=IF(ISNA(VLOOKUP([.C43];[.$A$2:.$B$200];2;0));0;VLOOKUP([.C4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45]" office:value-type="date" office:date-value="1899-12-30" calcext:value-type="date">
            <text:p>Sa 30.Dez</text:p>
          </table:table-cell>
          <table:table-cell table:formula="of:=[AllRad.N45]" office:value-type="float" office:value="0" calcext:value-type="float">
            <text:p>0</text:p>
          </table:table-cell>
          <table:table-cell table:style-name="ce141" office:value-type="date" office:date-value="2021-02-12" calcext:value-type="date">
            <text:p>Fr 12.Feb</text:p>
          </table:table-cell>
          <table:table-cell table:style-name="ce195" table:formula="of:=IF(([.D43]-150)&gt;0;[.D43]-150+[.E44];[.E44])" office:value-type="float" office:value="0" calcext:value-type="float">
            <text:p>0</text:p>
          </table:table-cell>
          <table:table-cell table:style-name="ce72" table:formula="of:=IF(ISNA(VLOOKUP([.C44];[.$A$2:.$B$200];2;0));0;VLOOKUP([.C4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46]" office:value-type="date" office:date-value="1899-12-30" calcext:value-type="date">
            <text:p>Sa 30.Dez</text:p>
          </table:table-cell>
          <table:table-cell table:formula="of:=[AllRad.N46]" office:value-type="float" office:value="0" calcext:value-type="float">
            <text:p>0</text:p>
          </table:table-cell>
          <table:table-cell table:style-name="ce141" office:value-type="date" office:date-value="2021-02-13" calcext:value-type="date">
            <text:p>Sa 13.Feb</text:p>
          </table:table-cell>
          <table:table-cell table:style-name="ce195" table:formula="of:=IF(([.D44]-150)&gt;0;[.D44]-150+[.E45];[.E45])" office:value-type="float" office:value="0" calcext:value-type="float">
            <text:p>0</text:p>
          </table:table-cell>
          <table:table-cell table:style-name="ce72" table:formula="of:=IF(ISNA(VLOOKUP([.C45];[.$A$2:.$B$200];2;0));0;VLOOKUP([.C4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47]" office:value-type="date" office:date-value="1899-12-30" calcext:value-type="date">
            <text:p>Sa 30.Dez</text:p>
          </table:table-cell>
          <table:table-cell table:formula="of:=[AllRad.N47]" office:value-type="float" office:value="0" calcext:value-type="float">
            <text:p>0</text:p>
          </table:table-cell>
          <table:table-cell table:style-name="ce141" office:value-type="date" office:date-value="2021-02-14" calcext:value-type="date">
            <text:p>So 14.Feb</text:p>
          </table:table-cell>
          <table:table-cell table:style-name="ce195" table:formula="of:=IF(([.D45]-150)&gt;0;[.D45]-150+[.E46];[.E46])" office:value-type="float" office:value="0" calcext:value-type="float">
            <text:p>0</text:p>
          </table:table-cell>
          <table:table-cell table:style-name="ce72" table:formula="of:=IF(ISNA(VLOOKUP([.C46];[.$A$2:.$B$200];2;0));0;VLOOKUP([.C4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48]" office:value-type="date" office:date-value="1899-12-30" calcext:value-type="date">
            <text:p>Sa 30.Dez</text:p>
          </table:table-cell>
          <table:table-cell table:formula="of:=[AllRad.N48]" office:value-type="float" office:value="0" calcext:value-type="float">
            <text:p>0</text:p>
          </table:table-cell>
          <table:table-cell table:style-name="ce141" office:value-type="date" office:date-value="2021-02-15" calcext:value-type="date">
            <text:p>Mo 15.Feb</text:p>
          </table:table-cell>
          <table:table-cell table:style-name="ce195" table:formula="of:=IF(([.D46]-150)&gt;0;[.D46]-150+[.E47];[.E47])" office:value-type="float" office:value="0" calcext:value-type="float">
            <text:p>0</text:p>
          </table:table-cell>
          <table:table-cell table:style-name="ce72" table:formula="of:=IF(ISNA(VLOOKUP([.C47];[.$A$2:.$B$200];2;0));0;VLOOKUP([.C4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49]" office:value-type="date" office:date-value="1899-12-30" calcext:value-type="date">
            <text:p>Sa 30.Dez</text:p>
          </table:table-cell>
          <table:table-cell table:formula="of:=[AllRad.N49]" office:value-type="float" office:value="0" calcext:value-type="float">
            <text:p>0</text:p>
          </table:table-cell>
          <table:table-cell table:style-name="ce141" office:value-type="date" office:date-value="2021-02-16" calcext:value-type="date">
            <text:p>Di 16.Feb</text:p>
          </table:table-cell>
          <table:table-cell table:style-name="ce195" table:formula="of:=IF(([.D47]-150)&gt;0;[.D47]-150+[.E48];[.E48])" office:value-type="float" office:value="0" calcext:value-type="float">
            <text:p>0</text:p>
          </table:table-cell>
          <table:table-cell table:style-name="ce72" table:formula="of:=IF(ISNA(VLOOKUP([.C48];[.$A$2:.$B$200];2;0));0;VLOOKUP([.C4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50]" office:value-type="date" office:date-value="1899-12-30" calcext:value-type="date">
            <text:p>Sa 30.Dez</text:p>
          </table:table-cell>
          <table:table-cell table:formula="of:=[AllRad.N50]" office:value-type="float" office:value="0" calcext:value-type="float">
            <text:p>0</text:p>
          </table:table-cell>
          <table:table-cell table:style-name="ce141" office:value-type="date" office:date-value="2021-02-17" calcext:value-type="date">
            <text:p>Mi 17.Feb</text:p>
          </table:table-cell>
          <table:table-cell table:style-name="ce195" table:formula="of:=IF(([.D48]-150)&gt;0;[.D48]-150+[.E49];[.E49])" office:value-type="float" office:value="0" calcext:value-type="float">
            <text:p>0</text:p>
          </table:table-cell>
          <table:table-cell table:style-name="ce72" table:formula="of:=IF(ISNA(VLOOKUP([.C49];[.$A$2:.$B$200];2;0));0;VLOOKUP([.C4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51]" office:value-type="date" office:date-value="1899-12-30" calcext:value-type="date">
            <text:p>Sa 30.Dez</text:p>
          </table:table-cell>
          <table:table-cell table:formula="of:=[AllRad.N51]" office:value-type="float" office:value="0" calcext:value-type="float">
            <text:p>0</text:p>
          </table:table-cell>
          <table:table-cell table:style-name="ce141" office:value-type="date" office:date-value="2021-02-18" calcext:value-type="date">
            <text:p>Do 18.Feb</text:p>
          </table:table-cell>
          <table:table-cell table:style-name="ce195" table:formula="of:=IF(([.D49]-150)&gt;0;[.D49]-150+[.E50];[.E50])" office:value-type="float" office:value="0" calcext:value-type="float">
            <text:p>0</text:p>
          </table:table-cell>
          <table:table-cell table:style-name="ce72" table:formula="of:=IF(ISNA(VLOOKUP([.C50];[.$A$2:.$B$200];2;0));0;VLOOKUP([.C5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52]" office:value-type="date" office:date-value="1899-12-30" calcext:value-type="date">
            <text:p>Sa 30.Dez</text:p>
          </table:table-cell>
          <table:table-cell table:formula="of:=[AllRad.N52]" office:value-type="float" office:value="0" calcext:value-type="float">
            <text:p>0</text:p>
          </table:table-cell>
          <table:table-cell table:style-name="ce141" office:value-type="date" office:date-value="2021-02-19" calcext:value-type="date">
            <text:p>Fr 19.Feb</text:p>
          </table:table-cell>
          <table:table-cell table:style-name="ce195" table:formula="of:=IF(([.D50]-150)&gt;0;[.D50]-150+[.E51];[.E51])" office:value-type="float" office:value="0" calcext:value-type="float">
            <text:p>0</text:p>
          </table:table-cell>
          <table:table-cell table:style-name="ce72" table:formula="of:=IF(ISNA(VLOOKUP([.C51];[.$A$2:.$B$200];2;0));0;VLOOKUP([.C5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53]" office:value-type="date" office:date-value="1899-12-30" calcext:value-type="date">
            <text:p>Sa 30.Dez</text:p>
          </table:table-cell>
          <table:table-cell table:formula="of:=[AllRad.N53]" office:value-type="float" office:value="0" calcext:value-type="float">
            <text:p>0</text:p>
          </table:table-cell>
          <table:table-cell table:style-name="ce141" office:value-type="date" office:date-value="2021-02-20" calcext:value-type="date">
            <text:p>Sa 20.Feb</text:p>
          </table:table-cell>
          <table:table-cell table:style-name="ce195" table:formula="of:=IF(([.D51]-150)&gt;0;[.D51]-150+[.E52];[.E52])" office:value-type="float" office:value="0" calcext:value-type="float">
            <text:p>0</text:p>
          </table:table-cell>
          <table:table-cell table:style-name="ce72" table:formula="of:=IF(ISNA(VLOOKUP([.C52];[.$A$2:.$B$200];2;0));0;VLOOKUP([.C5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54]" office:value-type="date" office:date-value="1899-12-30" calcext:value-type="date">
            <text:p>Sa 30.Dez</text:p>
          </table:table-cell>
          <table:table-cell table:formula="of:=[AllRad.N54]" office:value-type="float" office:value="0" calcext:value-type="float">
            <text:p>0</text:p>
          </table:table-cell>
          <table:table-cell table:style-name="ce141" office:value-type="date" office:date-value="2021-02-21" calcext:value-type="date">
            <text:p>So 21.Feb</text:p>
          </table:table-cell>
          <table:table-cell table:style-name="ce195" table:formula="of:=IF(([.D52]-150)&gt;0;[.D52]-150+[.E53];[.E53])" office:value-type="float" office:value="0" calcext:value-type="float">
            <text:p>0</text:p>
          </table:table-cell>
          <table:table-cell table:style-name="ce72" table:formula="of:=IF(ISNA(VLOOKUP([.C53];[.$A$2:.$B$200];2;0));0;VLOOKUP([.C5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55]" office:value-type="date" office:date-value="1899-12-30" calcext:value-type="date">
            <text:p>Sa 30.Dez</text:p>
          </table:table-cell>
          <table:table-cell table:formula="of:=[AllRad.N55]" office:value-type="float" office:value="0" calcext:value-type="float">
            <text:p>0</text:p>
          </table:table-cell>
          <table:table-cell table:style-name="ce141" office:value-type="date" office:date-value="2021-02-22" calcext:value-type="date">
            <text:p>Mo 22.Feb</text:p>
          </table:table-cell>
          <table:table-cell table:style-name="ce195" table:formula="of:=IF(([.D53]-150)&gt;0;[.D53]-150+[.E54];[.E54])" office:value-type="float" office:value="0" calcext:value-type="float">
            <text:p>0</text:p>
          </table:table-cell>
          <table:table-cell table:style-name="ce72" table:formula="of:=IF(ISNA(VLOOKUP([.C54];[.$A$2:.$B$200];2;0));0;VLOOKUP([.C5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56]" office:value-type="date" office:date-value="1899-12-30" calcext:value-type="date">
            <text:p>Sa 30.Dez</text:p>
          </table:table-cell>
          <table:table-cell table:formula="of:=[AllRad.N56]" office:value-type="float" office:value="0" calcext:value-type="float">
            <text:p>0</text:p>
          </table:table-cell>
          <table:table-cell table:style-name="ce141" office:value-type="date" office:date-value="2021-02-23" calcext:value-type="date">
            <text:p>Di 23.Feb</text:p>
          </table:table-cell>
          <table:table-cell table:style-name="ce195" table:formula="of:=IF(([.D54]-150)&gt;0;[.D54]-150+[.E55];[.E55])" office:value-type="float" office:value="0" calcext:value-type="float">
            <text:p>0</text:p>
          </table:table-cell>
          <table:table-cell table:style-name="ce72" table:formula="of:=IF(ISNA(VLOOKUP([.C55];[.$A$2:.$B$200];2;0));0;VLOOKUP([.C5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57]" office:value-type="date" office:date-value="1899-12-30" calcext:value-type="date">
            <text:p>Sa 30.Dez</text:p>
          </table:table-cell>
          <table:table-cell table:formula="of:=[AllRad.N57]" office:value-type="float" office:value="0" calcext:value-type="float">
            <text:p>0</text:p>
          </table:table-cell>
          <table:table-cell table:style-name="ce141" office:value-type="date" office:date-value="2021-02-24" calcext:value-type="date">
            <text:p>Mi 24.Feb</text:p>
          </table:table-cell>
          <table:table-cell table:style-name="ce195" table:formula="of:=IF(([.D55]-150)&gt;0;[.D55]-150+[.E56];[.E56])" office:value-type="float" office:value="0" calcext:value-type="float">
            <text:p>0</text:p>
          </table:table-cell>
          <table:table-cell table:style-name="ce72" table:formula="of:=IF(ISNA(VLOOKUP([.C56];[.$A$2:.$B$200];2;0));0;VLOOKUP([.C5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58]" office:value-type="date" office:date-value="1899-12-30" calcext:value-type="date">
            <text:p>Sa 30.Dez</text:p>
          </table:table-cell>
          <table:table-cell table:formula="of:=[AllRad.N58]" office:value-type="float" office:value="0" calcext:value-type="float">
            <text:p>0</text:p>
          </table:table-cell>
          <table:table-cell table:style-name="ce141" office:value-type="date" office:date-value="2021-02-25" calcext:value-type="date">
            <text:p>Do 25.Feb</text:p>
          </table:table-cell>
          <table:table-cell table:style-name="ce195" table:formula="of:=IF(([.D56]-150)&gt;0;[.D56]-150+[.E57];[.E57])" office:value-type="float" office:value="0" calcext:value-type="float">
            <text:p>0</text:p>
          </table:table-cell>
          <table:table-cell table:style-name="ce72" table:formula="of:=IF(ISNA(VLOOKUP([.C57];[.$A$2:.$B$200];2;0));0;VLOOKUP([.C5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59]" office:value-type="date" office:date-value="1899-12-30" calcext:value-type="date">
            <text:p>Sa 30.Dez</text:p>
          </table:table-cell>
          <table:table-cell table:formula="of:=[AllRad.N59]" office:value-type="float" office:value="0" calcext:value-type="float">
            <text:p>0</text:p>
          </table:table-cell>
          <table:table-cell table:style-name="ce141" office:value-type="date" office:date-value="2021-02-26" calcext:value-type="date">
            <text:p>Fr 26.Feb</text:p>
          </table:table-cell>
          <table:table-cell table:style-name="ce195" table:formula="of:=IF(([.D57]-150)&gt;0;[.D57]-150+[.E58];[.E58])" office:value-type="float" office:value="0" calcext:value-type="float">
            <text:p>0</text:p>
          </table:table-cell>
          <table:table-cell table:style-name="ce72" table:formula="of:=IF(ISNA(VLOOKUP([.C58];[.$A$2:.$B$200];2;0));0;VLOOKUP([.C5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0]" office:value-type="date" office:date-value="1899-12-30" calcext:value-type="date">
            <text:p>Sa 30.Dez</text:p>
          </table:table-cell>
          <table:table-cell table:formula="of:=[AllRad.N60]" office:value-type="float" office:value="0" calcext:value-type="float">
            <text:p>0</text:p>
          </table:table-cell>
          <table:table-cell table:style-name="ce141" office:value-type="date" office:date-value="2021-02-27" calcext:value-type="date">
            <text:p>Sa 27.Feb</text:p>
          </table:table-cell>
          <table:table-cell table:style-name="ce195" table:formula="of:=IF(([.D58]-150)&gt;0;[.D58]-150+[.E59];[.E59])" office:value-type="float" office:value="0" calcext:value-type="float">
            <text:p>0</text:p>
          </table:table-cell>
          <table:table-cell table:style-name="ce72" table:formula="of:=IF(ISNA(VLOOKUP([.C59];[.$A$2:.$B$200];2;0));0;VLOOKUP([.C5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1]" office:value-type="date" office:date-value="1899-12-30" calcext:value-type="date">
            <text:p>Sa 30.Dez</text:p>
          </table:table-cell>
          <table:table-cell table:formula="of:=[AllRad.N61]" office:value-type="float" office:value="0" calcext:value-type="float">
            <text:p>0</text:p>
          </table:table-cell>
          <table:table-cell table:style-name="ce141" office:value-type="date" office:date-value="2021-02-28" calcext:value-type="date">
            <text:p>So 28.Feb</text:p>
          </table:table-cell>
          <table:table-cell table:style-name="ce195" table:formula="of:=IF(([.D59]-150)&gt;0;[.D59]-150+[.E60];[.E60])" office:value-type="float" office:value="0" calcext:value-type="float">
            <text:p>0</text:p>
          </table:table-cell>
          <table:table-cell table:style-name="ce72" table:formula="of:=IF(ISNA(VLOOKUP([.C60];[.$A$2:.$B$200];2;0));0;VLOOKUP([.C6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2]" office:value-type="date" office:date-value="1899-12-30" calcext:value-type="date">
            <text:p>Sa 30.Dez</text:p>
          </table:table-cell>
          <table:table-cell table:formula="of:=[AllRad.N62]" office:value-type="float" office:value="0" calcext:value-type="float">
            <text:p>0</text:p>
          </table:table-cell>
          <table:table-cell table:style-name="ce141" office:value-type="date" office:date-value="2021-03-01" calcext:value-type="date">
            <text:p>Mo 01.Mär</text:p>
          </table:table-cell>
          <table:table-cell table:style-name="ce195" table:formula="of:=IF(([.D60]-150)&gt;0;[.D60]-150+[.E61];[.E61])" office:value-type="float" office:value="0" calcext:value-type="float">
            <text:p>0</text:p>
          </table:table-cell>
          <table:table-cell table:style-name="ce72" table:formula="of:=IF(ISNA(VLOOKUP([.C61];[.$A$2:.$B$200];2;0));0;VLOOKUP([.C61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3]" office:value-type="date" office:date-value="1899-12-30" calcext:value-type="date">
            <text:p>Sa 30.Dez</text:p>
          </table:table-cell>
          <table:table-cell table:formula="of:=[AllRad.N63]" office:value-type="float" office:value="0" calcext:value-type="float">
            <text:p>0</text:p>
          </table:table-cell>
          <table:table-cell table:style-name="ce141" office:value-type="date" office:date-value="2021-03-02" calcext:value-type="date">
            <text:p>Di 02.Mär</text:p>
          </table:table-cell>
          <table:table-cell table:style-name="ce195" table:formula="of:=IF(([.D61]-150)&gt;0;[.D61]-150+[.E62];[.E62])" office:value-type="float" office:value="0" calcext:value-type="float">
            <text:p>0</text:p>
          </table:table-cell>
          <table:table-cell table:style-name="ce72" table:formula="of:=IF(ISNA(VLOOKUP([.C62];[.$A$2:.$B$200];2;0));0;VLOOKUP([.C62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4]" office:value-type="date" office:date-value="1899-12-30" calcext:value-type="date">
            <text:p>Sa 30.Dez</text:p>
          </table:table-cell>
          <table:table-cell table:formula="of:=[AllRad.N64]" office:value-type="float" office:value="0" calcext:value-type="float">
            <text:p>0</text:p>
          </table:table-cell>
          <table:table-cell table:style-name="ce141" office:value-type="date" office:date-value="2021-03-03" calcext:value-type="date">
            <text:p>Mi 03.Mär</text:p>
          </table:table-cell>
          <table:table-cell table:style-name="ce195" table:formula="of:=IF(([.D62]-150)&gt;0;[.D62]-150+[.E63];[.E63])" office:value-type="float" office:value="0" calcext:value-type="float">
            <text:p>0</text:p>
          </table:table-cell>
          <table:table-cell table:style-name="ce72" table:formula="of:=IF(ISNA(VLOOKUP([.C63];[.$A$2:.$B$200];2;0));0;VLOOKUP([.C63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5]" office:value-type="date" office:date-value="1899-12-30" calcext:value-type="date">
            <text:p>Sa 30.Dez</text:p>
          </table:table-cell>
          <table:table-cell table:formula="of:=[AllRad.N65]" office:value-type="float" office:value="0" calcext:value-type="float">
            <text:p>0</text:p>
          </table:table-cell>
          <table:table-cell table:style-name="ce141" office:value-type="date" office:date-value="2021-03-04" calcext:value-type="date">
            <text:p>Do 04.Mär</text:p>
          </table:table-cell>
          <table:table-cell table:style-name="ce195" table:formula="of:=IF(([.D63]-150)&gt;0;[.D63]-150+[.E64];[.E64])" office:value-type="float" office:value="0" calcext:value-type="float">
            <text:p>0</text:p>
          </table:table-cell>
          <table:table-cell table:style-name="ce72" table:formula="of:=IF(ISNA(VLOOKUP([.C64];[.$A$2:.$B$200];2;0));0;VLOOKUP([.C64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6]" office:value-type="date" office:date-value="1899-12-30" calcext:value-type="date">
            <text:p>Sa 30.Dez</text:p>
          </table:table-cell>
          <table:table-cell table:formula="of:=[AllRad.N66]" office:value-type="float" office:value="0" calcext:value-type="float">
            <text:p>0</text:p>
          </table:table-cell>
          <table:table-cell table:style-name="ce141" office:value-type="date" office:date-value="2021-03-05" calcext:value-type="date">
            <text:p>Fr 05.Mär</text:p>
          </table:table-cell>
          <table:table-cell table:style-name="ce195" table:formula="of:=IF(([.D64]-150)&gt;0;[.D64]-150+[.E65];[.E65])" office:value-type="float" office:value="0" calcext:value-type="float">
            <text:p>0</text:p>
          </table:table-cell>
          <table:table-cell table:style-name="ce72" table:formula="of:=IF(ISNA(VLOOKUP([.C65];[.$A$2:.$B$200];2;0));0;VLOOKUP([.C65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7]" office:value-type="date" office:date-value="1899-12-30" calcext:value-type="date">
            <text:p>Sa 30.Dez</text:p>
          </table:table-cell>
          <table:table-cell table:formula="of:=[AllRad.N67]" office:value-type="float" office:value="0" calcext:value-type="float">
            <text:p>0</text:p>
          </table:table-cell>
          <table:table-cell table:style-name="ce141" office:value-type="date" office:date-value="2021-03-06" calcext:value-type="date">
            <text:p>Sa 06.Mär</text:p>
          </table:table-cell>
          <table:table-cell table:style-name="ce195" table:formula="of:=IF(([.D65]-150)&gt;0;[.D65]-150+[.E66];[.E66])" office:value-type="float" office:value="0" calcext:value-type="float">
            <text:p>0</text:p>
          </table:table-cell>
          <table:table-cell table:style-name="ce72" table:formula="of:=IF(ISNA(VLOOKUP([.C66];[.$A$2:.$B$200];2;0));0;VLOOKUP([.C66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8]" office:value-type="date" office:date-value="1899-12-30" calcext:value-type="date">
            <text:p>Sa 30.Dez</text:p>
          </table:table-cell>
          <table:table-cell table:formula="of:=[AllRad.N68]" office:value-type="float" office:value="0" calcext:value-type="float">
            <text:p>0</text:p>
          </table:table-cell>
          <table:table-cell table:style-name="ce141" office:value-type="date" office:date-value="2021-03-07" calcext:value-type="date">
            <text:p>So 07.Mär</text:p>
          </table:table-cell>
          <table:table-cell table:style-name="ce195" table:formula="of:=IF(([.D66]-150)&gt;0;[.D66]-150+[.E67];[.E67])" office:value-type="float" office:value="0" calcext:value-type="float">
            <text:p>0</text:p>
          </table:table-cell>
          <table:table-cell table:style-name="ce72" table:formula="of:=IF(ISNA(VLOOKUP([.C67];[.$A$2:.$B$200];2;0));0;VLOOKUP([.C67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9]" office:value-type="date" office:date-value="1899-12-30" calcext:value-type="date">
            <text:p>Sa 30.Dez</text:p>
          </table:table-cell>
          <table:table-cell table:formula="of:=[AllRad.N69]" office:value-type="float" office:value="0" calcext:value-type="float">
            <text:p>0</text:p>
          </table:table-cell>
          <table:table-cell table:style-name="ce141" office:value-type="date" office:date-value="2021-03-08" calcext:value-type="date">
            <text:p>Mo 08.Mär</text:p>
          </table:table-cell>
          <table:table-cell table:style-name="ce195" table:formula="of:=IF(([.D67]-150)&gt;0;[.D67]-150+[.E68];[.E68])" office:value-type="float" office:value="0" calcext:value-type="float">
            <text:p>0</text:p>
          </table:table-cell>
          <table:table-cell table:style-name="ce72" table:formula="of:=IF(ISNA(VLOOKUP([.C68];[.$A$2:.$B$200];2;0));0;VLOOKUP([.C68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0]" office:value-type="date" office:date-value="1899-12-30" calcext:value-type="date">
            <text:p>Sa 30.Dez</text:p>
          </table:table-cell>
          <table:table-cell table:formula="of:=[AllRad.N70]" office:value-type="float" office:value="0" calcext:value-type="float">
            <text:p>0</text:p>
          </table:table-cell>
          <table:table-cell table:style-name="ce141" office:value-type="date" office:date-value="2021-03-09" calcext:value-type="date">
            <text:p>Di 09.Mär</text:p>
          </table:table-cell>
          <table:table-cell table:style-name="ce195" table:formula="of:=IF(([.D68]-150)&gt;0;[.D68]-150+[.E69];[.E69])" office:value-type="float" office:value="0" calcext:value-type="float">
            <text:p>0</text:p>
          </table:table-cell>
          <table:table-cell table:style-name="ce72" table:formula="of:=IF(ISNA(VLOOKUP([.C69];[.$A$2:.$B$200];2;0));0;VLOOKUP([.C69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1]" office:value-type="date" office:date-value="1899-12-30" calcext:value-type="date">
            <text:p>Sa 30.Dez</text:p>
          </table:table-cell>
          <table:table-cell table:formula="of:=[AllRad.N71]" office:value-type="float" office:value="0" calcext:value-type="float">
            <text:p>0</text:p>
          </table:table-cell>
          <table:table-cell table:style-name="ce141" office:value-type="date" office:date-value="2021-03-10" calcext:value-type="date">
            <text:p>Mi 10.Mär</text:p>
          </table:table-cell>
          <table:table-cell table:style-name="ce195" table:formula="of:=IF(([.D69]-150)&gt;0;[.D69]-150+[.E70];[.E70])" office:value-type="float" office:value="0" calcext:value-type="float">
            <text:p>0</text:p>
          </table:table-cell>
          <table:table-cell table:style-name="ce72" table:formula="of:=IF(ISNA(VLOOKUP([.C70];[.$A$2:.$B$200];2;0));0;VLOOKUP([.C70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2]" office:value-type="date" office:date-value="1899-12-30" calcext:value-type="date">
            <text:p>Sa 30.Dez</text:p>
          </table:table-cell>
          <table:table-cell table:formula="of:=[AllRad.N72]" office:value-type="float" office:value="0" calcext:value-type="float">
            <text:p>0</text:p>
          </table:table-cell>
          <table:table-cell table:style-name="ce141" office:value-type="date" office:date-value="2021-03-11" calcext:value-type="date">
            <text:p>Do 11.Mär</text:p>
          </table:table-cell>
          <table:table-cell table:style-name="ce195" table:formula="of:=IF(([.D70]-150)&gt;0;[.D70]-150+[.E71];[.E71])" office:value-type="float" office:value="0" calcext:value-type="float">
            <text:p>0</text:p>
          </table:table-cell>
          <table:table-cell table:style-name="ce72" table:formula="of:=IF(ISNA(VLOOKUP([.C71];[.$A$2:.$B$200];2;0));0;VLOOKUP([.C71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3]" office:value-type="date" office:date-value="1899-12-30" calcext:value-type="date">
            <text:p>Sa 30.Dez</text:p>
          </table:table-cell>
          <table:table-cell table:formula="of:=[AllRad.N73]" office:value-type="float" office:value="0" calcext:value-type="float">
            <text:p>0</text:p>
          </table:table-cell>
          <table:table-cell table:style-name="ce141" office:value-type="date" office:date-value="2021-03-12" calcext:value-type="date">
            <text:p>Fr 12.Mär</text:p>
          </table:table-cell>
          <table:table-cell table:style-name="ce195" table:formula="of:=IF(([.D71]-150)&gt;0;[.D71]-150+[.E72];[.E72])" office:value-type="float" office:value="0" calcext:value-type="float">
            <text:p>0</text:p>
          </table:table-cell>
          <table:table-cell table:style-name="ce72" table:formula="of:=IF(ISNA(VLOOKUP([.C72];[.$A$2:.$B$200];2;0));0;VLOOKUP([.C72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4]" office:value-type="date" office:date-value="1899-12-30" calcext:value-type="date">
            <text:p>Sa 30.Dez</text:p>
          </table:table-cell>
          <table:table-cell table:formula="of:=[AllRad.N74]" office:value-type="float" office:value="0" calcext:value-type="float">
            <text:p>0</text:p>
          </table:table-cell>
          <table:table-cell table:style-name="ce141" office:value-type="date" office:date-value="2021-03-13" calcext:value-type="date">
            <text:p>Sa 13.Mär</text:p>
          </table:table-cell>
          <table:table-cell table:style-name="ce195" table:formula="of:=IF(([.D72]-150)&gt;0;[.D72]-150+[.E73];[.E73])" office:value-type="float" office:value="0" calcext:value-type="float">
            <text:p>0</text:p>
          </table:table-cell>
          <table:table-cell table:style-name="ce72" table:formula="of:=IF(ISNA(VLOOKUP([.C73];[.$A$2:.$B$200];2;0));0;VLOOKUP([.C73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5]" office:value-type="date" office:date-value="1899-12-30" calcext:value-type="date">
            <text:p>Sa 30.Dez</text:p>
          </table:table-cell>
          <table:table-cell table:formula="of:=[AllRad.N75]" office:value-type="float" office:value="0" calcext:value-type="float">
            <text:p>0</text:p>
          </table:table-cell>
          <table:table-cell table:style-name="ce141" office:value-type="date" office:date-value="2021-03-14" calcext:value-type="date">
            <text:p>So 14.Mär</text:p>
          </table:table-cell>
          <table:table-cell table:style-name="ce195" table:formula="of:=IF(([.D73]-150)&gt;0;[.D73]-150+[.E74];[.E74])" office:value-type="float" office:value="0" calcext:value-type="float">
            <text:p>0</text:p>
          </table:table-cell>
          <table:table-cell table:style-name="ce72" table:formula="of:=IF(ISNA(VLOOKUP([.C74];[.$A$2:.$B$200];2;0));0;VLOOKUP([.C74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6]" office:value-type="date" office:date-value="1899-12-30" calcext:value-type="date">
            <text:p>Sa 30.Dez</text:p>
          </table:table-cell>
          <table:table-cell table:formula="of:=[AllRad.N76]" office:value-type="float" office:value="0" calcext:value-type="float">
            <text:p>0</text:p>
          </table:table-cell>
          <table:table-cell table:style-name="ce141" office:value-type="date" office:date-value="2021-03-15" calcext:value-type="date">
            <text:p>Mo 15.Mär</text:p>
          </table:table-cell>
          <table:table-cell table:style-name="ce195" table:formula="of:=IF(([.D74]-150)&gt;0;[.D74]-150+[.E75];[.E75])" office:value-type="float" office:value="0" calcext:value-type="float">
            <text:p>0</text:p>
          </table:table-cell>
          <table:table-cell table:style-name="ce72" table:formula="of:=IF(ISNA(VLOOKUP([.C75];[.$A$2:.$B$200];2;0));0;VLOOKUP([.C75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7]" office:value-type="date" office:date-value="1899-12-30" calcext:value-type="date">
            <text:p>Sa 30.Dez</text:p>
          </table:table-cell>
          <table:table-cell table:formula="of:=[AllRad.N77]" office:value-type="float" office:value="0" calcext:value-type="float">
            <text:p>0</text:p>
          </table:table-cell>
          <table:table-cell table:style-name="ce141" office:value-type="date" office:date-value="2021-03-16" calcext:value-type="date">
            <text:p>Di 16.Mär</text:p>
          </table:table-cell>
          <table:table-cell table:style-name="ce195" table:formula="of:=IF(([.D75]-150)&gt;0;[.D75]-150+[.E76];[.E76])" office:value-type="float" office:value="0" calcext:value-type="float">
            <text:p>0</text:p>
          </table:table-cell>
          <table:table-cell table:style-name="ce72" table:formula="of:=IF(ISNA(VLOOKUP([.C76];[.$A$2:.$B$200];2;0));0;VLOOKUP([.C76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8]" office:value-type="date" office:date-value="1899-12-30" calcext:value-type="date">
            <text:p>Sa 30.Dez</text:p>
          </table:table-cell>
          <table:table-cell table:formula="of:=[AllRad.N78]" office:value-type="float" office:value="0" calcext:value-type="float">
            <text:p>0</text:p>
          </table:table-cell>
          <table:table-cell table:style-name="ce141" office:value-type="date" office:date-value="2021-03-17" calcext:value-type="date">
            <text:p>Mi 17.Mär</text:p>
          </table:table-cell>
          <table:table-cell table:style-name="ce195" table:formula="of:=IF(([.D76]-150)&gt;0;[.D76]-150+[.E77];[.E77])" office:value-type="float" office:value="0" calcext:value-type="float">
            <text:p>0</text:p>
          </table:table-cell>
          <table:table-cell table:style-name="ce72" table:formula="of:=IF(ISNA(VLOOKUP([.C77];[.$A$2:.$B$200];2;0));0;VLOOKUP([.C77];[.$A$2:.$B$200];2;0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9]" office:value-type="date" office:date-value="1899-12-30" calcext:value-type="date">
            <text:p>Sa 30.Dez</text:p>
          </table:table-cell>
          <table:table-cell table:formula="of:=[AllRad.N79]" office:value-type="float" office:value="0" calcext:value-type="float">
            <text:p>0</text:p>
          </table:table-cell>
          <table:table-cell table:style-name="ce141" office:value-type="date" office:date-value="2021-03-18" calcext:value-type="date">
            <text:p>Do 18.Mär</text:p>
          </table:table-cell>
          <table:table-cell table:style-name="ce195" table:formula="of:=IF(([.D77]-150)&gt;0;[.D77]-150+[.E78];[.E78])" office:value-type="float" office:value="0" calcext:value-type="float">
            <text:p>0</text:p>
          </table:table-cell>
          <table:table-cell table:style-name="ce72" table:formula="of:=IF(ISNA(VLOOKUP([.C78];[.$A$2:.$B$200];2;0));0;VLOOKUP([.C7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0]" office:value-type="date" office:date-value="1899-12-30" calcext:value-type="date">
            <text:p>Sa 30.Dez</text:p>
          </table:table-cell>
          <table:table-cell table:formula="of:=[AllRad.N80]" office:value-type="float" office:value="0" calcext:value-type="float">
            <text:p>0</text:p>
          </table:table-cell>
          <table:table-cell table:style-name="ce141" office:value-type="date" office:date-value="2021-03-19" calcext:value-type="date">
            <text:p>Fr 19.Mär</text:p>
          </table:table-cell>
          <table:table-cell table:style-name="ce195" table:formula="of:=IF(([.D78]-150)&gt;0;[.D78]-150+[.E79];[.E79])" office:value-type="float" office:value="0" calcext:value-type="float">
            <text:p>0</text:p>
          </table:table-cell>
          <table:table-cell table:style-name="ce72" table:formula="of:=IF(ISNA(VLOOKUP([.C79];[.$A$2:.$B$200];2;0));0;VLOOKUP([.C7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1]" office:value-type="date" office:date-value="1899-12-30" calcext:value-type="date">
            <text:p>Sa 30.Dez</text:p>
          </table:table-cell>
          <table:table-cell table:formula="of:=[AllRad.N81]" office:value-type="float" office:value="0" calcext:value-type="float">
            <text:p>0</text:p>
          </table:table-cell>
          <table:table-cell table:style-name="ce141" office:value-type="date" office:date-value="2021-03-20" calcext:value-type="date">
            <text:p>Sa 20.Mär</text:p>
          </table:table-cell>
          <table:table-cell table:style-name="ce195" table:formula="of:=IF(([.D79]-150)&gt;0;[.D79]-150+[.E80];[.E80])" office:value-type="float" office:value="0" calcext:value-type="float">
            <text:p>0</text:p>
          </table:table-cell>
          <table:table-cell table:style-name="ce72" table:formula="of:=IF(ISNA(VLOOKUP([.C80];[.$A$2:.$B$200];2;0));0;VLOOKUP([.C8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2]" office:value-type="date" office:date-value="1899-12-30" calcext:value-type="date">
            <text:p>Sa 30.Dez</text:p>
          </table:table-cell>
          <table:table-cell table:formula="of:=[AllRad.N82]" office:value-type="float" office:value="0" calcext:value-type="float">
            <text:p>0</text:p>
          </table:table-cell>
          <table:table-cell table:style-name="ce141" office:value-type="date" office:date-value="2021-03-21" calcext:value-type="date">
            <text:p>So 21.Mär</text:p>
          </table:table-cell>
          <table:table-cell table:style-name="ce195" table:formula="of:=IF(([.D80]-150)&gt;0;[.D80]-150+[.E81];[.E81])" office:value-type="float" office:value="0" calcext:value-type="float">
            <text:p>0</text:p>
          </table:table-cell>
          <table:table-cell table:style-name="ce72" table:formula="of:=IF(ISNA(VLOOKUP([.C81];[.$A$2:.$B$200];2;0));0;VLOOKUP([.C8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3]" office:value-type="date" office:date-value="1899-12-30" calcext:value-type="date">
            <text:p>Sa 30.Dez</text:p>
          </table:table-cell>
          <table:table-cell table:formula="of:=[AllRad.N83]" office:value-type="float" office:value="0" calcext:value-type="float">
            <text:p>0</text:p>
          </table:table-cell>
          <table:table-cell table:style-name="ce141" office:value-type="date" office:date-value="2021-03-22" calcext:value-type="date">
            <text:p>Mo 22.Mär</text:p>
          </table:table-cell>
          <table:table-cell table:style-name="ce195" table:formula="of:=IF(([.D81]-150)&gt;0;[.D81]-150+[.E82];[.E82])" office:value-type="float" office:value="0" calcext:value-type="float">
            <text:p>0</text:p>
          </table:table-cell>
          <table:table-cell table:style-name="ce72" table:formula="of:=IF(ISNA(VLOOKUP([.C82];[.$A$2:.$B$200];2;0));0;VLOOKUP([.C8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4]" office:value-type="date" office:date-value="1899-12-30" calcext:value-type="date">
            <text:p>Sa 30.Dez</text:p>
          </table:table-cell>
          <table:table-cell table:formula="of:=[AllRad.N84]" office:value-type="float" office:value="0" calcext:value-type="float">
            <text:p>0</text:p>
          </table:table-cell>
          <table:table-cell table:style-name="ce141" office:value-type="date" office:date-value="2021-03-23" calcext:value-type="date">
            <text:p>Di 23.Mär</text:p>
          </table:table-cell>
          <table:table-cell table:style-name="ce195" table:formula="of:=IF(([.D82]-150)&gt;0;[.D82]-150+[.E83];[.E83])" office:value-type="float" office:value="0" calcext:value-type="float">
            <text:p>0</text:p>
          </table:table-cell>
          <table:table-cell table:style-name="ce72" table:formula="of:=IF(ISNA(VLOOKUP([.C83];[.$A$2:.$B$200];2;0));0;VLOOKUP([.C8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5]" office:value-type="date" office:date-value="1899-12-30" calcext:value-type="date">
            <text:p>Sa 30.Dez</text:p>
          </table:table-cell>
          <table:table-cell table:formula="of:=[AllRad.N85]" office:value-type="float" office:value="0" calcext:value-type="float">
            <text:p>0</text:p>
          </table:table-cell>
          <table:table-cell table:style-name="ce141" office:value-type="date" office:date-value="2021-03-24" calcext:value-type="date">
            <text:p>Mi 24.Mär</text:p>
          </table:table-cell>
          <table:table-cell table:style-name="ce195" table:formula="of:=IF(([.D83]-150)&gt;0;[.D83]-150+[.E84];[.E84])" office:value-type="float" office:value="0" calcext:value-type="float">
            <text:p>0</text:p>
          </table:table-cell>
          <table:table-cell table:style-name="ce72" table:formula="of:=IF(ISNA(VLOOKUP([.C84];[.$A$2:.$B$200];2;0));0;VLOOKUP([.C8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6]" office:value-type="date" office:date-value="1899-12-30" calcext:value-type="date">
            <text:p>Sa 30.Dez</text:p>
          </table:table-cell>
          <table:table-cell table:formula="of:=[AllRad.N86]" office:value-type="float" office:value="0" calcext:value-type="float">
            <text:p>0</text:p>
          </table:table-cell>
          <table:table-cell table:style-name="ce141" office:value-type="date" office:date-value="2021-03-25" calcext:value-type="date">
            <text:p>Do 25.Mär</text:p>
          </table:table-cell>
          <table:table-cell table:style-name="ce195" table:formula="of:=IF(([.D84]-150)&gt;0;[.D84]-150+[.E85];[.E85])" office:value-type="float" office:value="0" calcext:value-type="float">
            <text:p>0</text:p>
          </table:table-cell>
          <table:table-cell table:style-name="ce72" table:formula="of:=IF(ISNA(VLOOKUP([.C85];[.$A$2:.$B$200];2;0));0;VLOOKUP([.C8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7]" office:value-type="date" office:date-value="1899-12-30" calcext:value-type="date">
            <text:p>Sa 30.Dez</text:p>
          </table:table-cell>
          <table:table-cell table:formula="of:=[AllRad.N87]" office:value-type="float" office:value="0" calcext:value-type="float">
            <text:p>0</text:p>
          </table:table-cell>
          <table:table-cell table:style-name="ce141" office:value-type="date" office:date-value="2021-03-26" calcext:value-type="date">
            <text:p>Fr 26.Mär</text:p>
          </table:table-cell>
          <table:table-cell table:style-name="ce195" table:formula="of:=IF(([.D85]-150)&gt;0;[.D85]-150+[.E86];[.E86])" office:value-type="float" office:value="0" calcext:value-type="float">
            <text:p>0</text:p>
          </table:table-cell>
          <table:table-cell table:style-name="ce72" table:formula="of:=IF(ISNA(VLOOKUP([.C86];[.$A$2:.$B$200];2;0));0;VLOOKUP([.C8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8]" office:value-type="date" office:date-value="1899-12-30" calcext:value-type="date">
            <text:p>Sa 30.Dez</text:p>
          </table:table-cell>
          <table:table-cell table:formula="of:=[AllRad.N88]" office:value-type="float" office:value="0" calcext:value-type="float">
            <text:p>0</text:p>
          </table:table-cell>
          <table:table-cell table:style-name="ce141" office:value-type="date" office:date-value="2021-03-27" calcext:value-type="date">
            <text:p>Sa 27.Mär</text:p>
          </table:table-cell>
          <table:table-cell table:style-name="ce195" table:formula="of:=IF(([.D86]-150)&gt;0;[.D86]-150+[.E87];[.E87])" office:value-type="float" office:value="0" calcext:value-type="float">
            <text:p>0</text:p>
          </table:table-cell>
          <table:table-cell table:style-name="ce72" table:formula="of:=IF(ISNA(VLOOKUP([.C87];[.$A$2:.$B$200];2;0));0;VLOOKUP([.C8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9]" office:value-type="date" office:date-value="1899-12-30" calcext:value-type="date">
            <text:p>Sa 30.Dez</text:p>
          </table:table-cell>
          <table:table-cell table:formula="of:=[AllRad.N89]" office:value-type="float" office:value="0" calcext:value-type="float">
            <text:p>0</text:p>
          </table:table-cell>
          <table:table-cell table:style-name="ce141" office:value-type="date" office:date-value="2021-03-28" calcext:value-type="date">
            <text:p>So 28.Mär</text:p>
          </table:table-cell>
          <table:table-cell table:style-name="ce195" table:formula="of:=IF(([.D87]-150)&gt;0;[.D87]-150+[.E88];[.E88])" office:value-type="float" office:value="0" calcext:value-type="float">
            <text:p>0</text:p>
          </table:table-cell>
          <table:table-cell table:style-name="ce72" table:formula="of:=IF(ISNA(VLOOKUP([.C88];[.$A$2:.$B$200];2;0));0;VLOOKUP([.C8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0]" office:value-type="date" office:date-value="1899-12-30" calcext:value-type="date">
            <text:p>Sa 30.Dez</text:p>
          </table:table-cell>
          <table:table-cell table:formula="of:=[AllRad.N90]" office:value-type="float" office:value="0" calcext:value-type="float">
            <text:p>0</text:p>
          </table:table-cell>
          <table:table-cell table:style-name="ce141" office:value-type="date" office:date-value="2021-03-29" calcext:value-type="date">
            <text:p>Mo 29.Mär</text:p>
          </table:table-cell>
          <table:table-cell table:style-name="ce195" table:formula="of:=IF(([.D88]-150)&gt;0;[.D88]-150+[.E89];[.E89])" office:value-type="float" office:value="0" calcext:value-type="float">
            <text:p>0</text:p>
          </table:table-cell>
          <table:table-cell table:style-name="ce72" table:formula="of:=IF(ISNA(VLOOKUP([.C89];[.$A$2:.$B$200];2;0));0;VLOOKUP([.C8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1]" office:value-type="date" office:date-value="1899-12-30" calcext:value-type="date">
            <text:p>Sa 30.Dez</text:p>
          </table:table-cell>
          <table:table-cell table:formula="of:=[AllRad.N91]" office:value-type="float" office:value="0" calcext:value-type="float">
            <text:p>0</text:p>
          </table:table-cell>
          <table:table-cell table:style-name="ce141" office:value-type="date" office:date-value="2021-03-30" calcext:value-type="date">
            <text:p>Di 30.Mär</text:p>
          </table:table-cell>
          <table:table-cell table:style-name="ce195" table:formula="of:=IF(([.D89]-150)&gt;0;[.D89]-150+[.E90];[.E90])" office:value-type="float" office:value="0" calcext:value-type="float">
            <text:p>0</text:p>
          </table:table-cell>
          <table:table-cell table:style-name="ce72" table:formula="of:=IF(ISNA(VLOOKUP([.C90];[.$A$2:.$B$200];2;0));0;VLOOKUP([.C9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2]" office:value-type="date" office:date-value="1899-12-30" calcext:value-type="date">
            <text:p>Sa 30.Dez</text:p>
          </table:table-cell>
          <table:table-cell table:formula="of:=[AllRad.N92]" office:value-type="float" office:value="0" calcext:value-type="float">
            <text:p>0</text:p>
          </table:table-cell>
          <table:table-cell table:style-name="ce141" office:value-type="date" office:date-value="2021-03-31" calcext:value-type="date">
            <text:p>Mi 31.Mär</text:p>
          </table:table-cell>
          <table:table-cell table:style-name="ce195" table:formula="of:=IF(([.D90]-150)&gt;0;[.D90]-150+[.E91];[.E91])" office:value-type="float" office:value="0" calcext:value-type="float">
            <text:p>0</text:p>
          </table:table-cell>
          <table:table-cell table:style-name="ce72" table:formula="of:=IF(ISNA(VLOOKUP([.C91];[.$A$2:.$B$200];2;0));0;VLOOKUP([.C9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3]" office:value-type="date" office:date-value="1899-12-30" calcext:value-type="date">
            <text:p>Sa 30.Dez</text:p>
          </table:table-cell>
          <table:table-cell table:formula="of:=[AllRad.N93]" office:value-type="float" office:value="0" calcext:value-type="float">
            <text:p>0</text:p>
          </table:table-cell>
          <table:table-cell table:style-name="ce141" office:value-type="date" office:date-value="2021-04-01" calcext:value-type="date">
            <text:p>Do 01.Apr</text:p>
          </table:table-cell>
          <table:table-cell table:style-name="ce195" table:formula="of:=IF(([.D91]-150)&gt;0;[.D91]-150+[.E92];[.E92])" office:value-type="float" office:value="0" calcext:value-type="float">
            <text:p>0</text:p>
          </table:table-cell>
          <table:table-cell table:style-name="ce72" table:formula="of:=IF(ISNA(VLOOKUP([.C92];[.$A$2:.$B$200];2;0));0;VLOOKUP([.C9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4]" office:value-type="date" office:date-value="1899-12-30" calcext:value-type="date">
            <text:p>Sa 30.Dez</text:p>
          </table:table-cell>
          <table:table-cell table:formula="of:=[AllRad.N94]" office:value-type="float" office:value="0" calcext:value-type="float">
            <text:p>0</text:p>
          </table:table-cell>
          <table:table-cell table:style-name="ce141" office:value-type="date" office:date-value="2021-04-02" calcext:value-type="date">
            <text:p>Fr 02.Apr</text:p>
          </table:table-cell>
          <table:table-cell table:style-name="ce195" table:formula="of:=IF(([.D92]-150)&gt;0;[.D92]-150+[.E93];[.E93])" office:value-type="float" office:value="0" calcext:value-type="float">
            <text:p>0</text:p>
          </table:table-cell>
          <table:table-cell table:style-name="ce72" table:formula="of:=IF(ISNA(VLOOKUP([.C93];[.$A$2:.$B$200];2;0));0;VLOOKUP([.C9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5]" office:value-type="date" office:date-value="1899-12-30" calcext:value-type="date">
            <text:p>Sa 30.Dez</text:p>
          </table:table-cell>
          <table:table-cell table:formula="of:=[AllRad.N95]" office:value-type="float" office:value="0" calcext:value-type="float">
            <text:p>0</text:p>
          </table:table-cell>
          <table:table-cell table:style-name="ce141" office:value-type="date" office:date-value="2021-04-03" calcext:value-type="date">
            <text:p>Sa 03.Apr</text:p>
          </table:table-cell>
          <table:table-cell table:style-name="ce195" table:formula="of:=IF(([.D93]-150)&gt;0;[.D93]-150+[.E94];[.E94])" office:value-type="float" office:value="0" calcext:value-type="float">
            <text:p>0</text:p>
          </table:table-cell>
          <table:table-cell table:style-name="ce72" table:formula="of:=IF(ISNA(VLOOKUP([.C94];[.$A$2:.$B$200];2;0));0;VLOOKUP([.C9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6]" office:value-type="date" office:date-value="1899-12-30" calcext:value-type="date">
            <text:p>Sa 30.Dez</text:p>
          </table:table-cell>
          <table:table-cell table:formula="of:=[AllRad.N96]" office:value-type="float" office:value="0" calcext:value-type="float">
            <text:p>0</text:p>
          </table:table-cell>
          <table:table-cell table:style-name="ce141" office:value-type="date" office:date-value="2021-04-04" calcext:value-type="date">
            <text:p>So 04.Apr</text:p>
          </table:table-cell>
          <table:table-cell table:style-name="ce195" table:formula="of:=IF(([.D94]-150)&gt;0;[.D94]-150+[.E95];[.E95])" office:value-type="float" office:value="0" calcext:value-type="float">
            <text:p>0</text:p>
          </table:table-cell>
          <table:table-cell table:style-name="ce72" table:formula="of:=IF(ISNA(VLOOKUP([.C95];[.$A$2:.$B$200];2;0));0;VLOOKUP([.C9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7]" office:value-type="date" office:date-value="1899-12-30" calcext:value-type="date">
            <text:p>Sa 30.Dez</text:p>
          </table:table-cell>
          <table:table-cell table:formula="of:=[AllRad.N97]" office:value-type="float" office:value="0" calcext:value-type="float">
            <text:p>0</text:p>
          </table:table-cell>
          <table:table-cell table:style-name="ce141" office:value-type="date" office:date-value="2021-04-05" calcext:value-type="date">
            <text:p>Mo 05.Apr</text:p>
          </table:table-cell>
          <table:table-cell table:style-name="ce195" table:formula="of:=IF(([.D95]-150)&gt;0;[.D95]-150+[.E96];[.E96])" office:value-type="float" office:value="0" calcext:value-type="float">
            <text:p>0</text:p>
          </table:table-cell>
          <table:table-cell table:style-name="ce72" table:formula="of:=IF(ISNA(VLOOKUP([.C96];[.$A$2:.$B$200];2;0));0;VLOOKUP([.C9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8]" office:value-type="date" office:date-value="1899-12-30" calcext:value-type="date">
            <text:p>Sa 30.Dez</text:p>
          </table:table-cell>
          <table:table-cell table:formula="of:=[AllRad.N98]" office:value-type="float" office:value="0" calcext:value-type="float">
            <text:p>0</text:p>
          </table:table-cell>
          <table:table-cell table:style-name="ce141" office:value-type="date" office:date-value="2021-04-06" calcext:value-type="date">
            <text:p>Di 06.Apr</text:p>
          </table:table-cell>
          <table:table-cell table:style-name="ce195" table:formula="of:=IF(([.D96]-150)&gt;0;[.D96]-150+[.E97];[.E97])" office:value-type="float" office:value="0" calcext:value-type="float">
            <text:p>0</text:p>
          </table:table-cell>
          <table:table-cell table:style-name="ce72" table:formula="of:=IF(ISNA(VLOOKUP([.C97];[.$A$2:.$B$200];2;0));0;VLOOKUP([.C9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9]" office:value-type="date" office:date-value="1899-12-30" calcext:value-type="date">
            <text:p>Sa 30.Dez</text:p>
          </table:table-cell>
          <table:table-cell table:formula="of:=[AllRad.N99]" office:value-type="float" office:value="0" calcext:value-type="float">
            <text:p>0</text:p>
          </table:table-cell>
          <table:table-cell table:style-name="ce141" office:value-type="date" office:date-value="2021-04-07" calcext:value-type="date">
            <text:p>Mi 07.Apr</text:p>
          </table:table-cell>
          <table:table-cell table:style-name="ce195" table:formula="of:=IF(([.D97]-150)&gt;0;[.D97]-150+[.E98];[.E98])" office:value-type="float" office:value="0" calcext:value-type="float">
            <text:p>0</text:p>
          </table:table-cell>
          <table:table-cell table:style-name="ce72" table:formula="of:=IF(ISNA(VLOOKUP([.C98];[.$A$2:.$B$200];2;0));0;VLOOKUP([.C9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0]" office:value-type="date" office:date-value="1899-12-30" calcext:value-type="date">
            <text:p>Sa 30.Dez</text:p>
          </table:table-cell>
          <table:table-cell table:formula="of:=[AllRad.N100]" office:value-type="float" office:value="0" calcext:value-type="float">
            <text:p>0</text:p>
          </table:table-cell>
          <table:table-cell table:style-name="ce141" office:value-type="date" office:date-value="2021-04-08" calcext:value-type="date">
            <text:p>Do 08.Apr</text:p>
          </table:table-cell>
          <table:table-cell table:style-name="ce195" table:formula="of:=IF(([.D98]-150)&gt;0;[.D98]-150+[.E99];[.E99])" office:value-type="float" office:value="0" calcext:value-type="float">
            <text:p>0</text:p>
          </table:table-cell>
          <table:table-cell table:style-name="ce72" table:formula="of:=IF(ISNA(VLOOKUP([.C99];[.$A$2:.$B$200];2;0));0;VLOOKUP([.C9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1]" office:value-type="date" office:date-value="1899-12-30" calcext:value-type="date">
            <text:p>Sa 30.Dez</text:p>
          </table:table-cell>
          <table:table-cell table:formula="of:=[AllRad.N101]" office:value-type="float" office:value="0" calcext:value-type="float">
            <text:p>0</text:p>
          </table:table-cell>
          <table:table-cell table:style-name="ce141" office:value-type="date" office:date-value="2021-04-09" calcext:value-type="date">
            <text:p>Fr 09.Apr</text:p>
          </table:table-cell>
          <table:table-cell table:style-name="ce195" table:formula="of:=IF(([.D99]-150)&gt;0;[.D99]-150+[.E100];[.E100])" office:value-type="float" office:value="0" calcext:value-type="float">
            <text:p>0</text:p>
          </table:table-cell>
          <table:table-cell table:style-name="ce72" table:formula="of:=IF(ISNA(VLOOKUP([.C100];[.$A$2:.$B$200];2;0));0;VLOOKUP([.C10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2]" office:value-type="date" office:date-value="1899-12-30" calcext:value-type="date">
            <text:p>Sa 30.Dez</text:p>
          </table:table-cell>
          <table:table-cell table:formula="of:=[AllRad.N102]" office:value-type="float" office:value="0" calcext:value-type="float">
            <text:p>0</text:p>
          </table:table-cell>
          <table:table-cell table:style-name="ce141" office:value-type="date" office:date-value="2021-04-10" calcext:value-type="date">
            <text:p>Sa 10.Apr</text:p>
          </table:table-cell>
          <table:table-cell table:style-name="ce195" table:formula="of:=IF(([.D100]-150)&gt;0;[.D100]-150+[.E101];[.E101])" office:value-type="float" office:value="0" calcext:value-type="float">
            <text:p>0</text:p>
          </table:table-cell>
          <table:table-cell table:style-name="ce72" table:formula="of:=IF(ISNA(VLOOKUP([.C101];[.$A$2:.$B$200];2;0));0;VLOOKUP([.C10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3]" office:value-type="date" office:date-value="1899-12-30" calcext:value-type="date">
            <text:p>Sa 30.Dez</text:p>
          </table:table-cell>
          <table:table-cell table:formula="of:=[AllRad.N103]" office:value-type="float" office:value="0" calcext:value-type="float">
            <text:p>0</text:p>
          </table:table-cell>
          <table:table-cell table:style-name="ce141" office:value-type="date" office:date-value="2021-04-11" calcext:value-type="date">
            <text:p>So 11.Apr</text:p>
          </table:table-cell>
          <table:table-cell table:style-name="ce195" table:formula="of:=IF(([.D101]-150)&gt;0;[.D101]-150+[.E102];[.E102])" office:value-type="float" office:value="0" calcext:value-type="float">
            <text:p>0</text:p>
          </table:table-cell>
          <table:table-cell table:style-name="ce72" table:formula="of:=IF(ISNA(VLOOKUP([.C102];[.$A$2:.$B$200];2;0));0;VLOOKUP([.C10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4]" office:value-type="date" office:date-value="1899-12-30" calcext:value-type="date">
            <text:p>Sa 30.Dez</text:p>
          </table:table-cell>
          <table:table-cell table:formula="of:=[AllRad.N104]" office:value-type="float" office:value="0" calcext:value-type="float">
            <text:p>0</text:p>
          </table:table-cell>
          <table:table-cell table:style-name="ce141" office:value-type="date" office:date-value="2021-04-12" calcext:value-type="date">
            <text:p>Mo 12.Apr</text:p>
          </table:table-cell>
          <table:table-cell table:style-name="ce195" table:formula="of:=IF(([.D102]-150)&gt;0;[.D102]-150+[.E103];[.E103])" office:value-type="float" office:value="0" calcext:value-type="float">
            <text:p>0</text:p>
          </table:table-cell>
          <table:table-cell table:style-name="ce72" table:formula="of:=IF(ISNA(VLOOKUP([.C103];[.$A$2:.$B$200];2;0));0;VLOOKUP([.C10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5]" office:value-type="date" office:date-value="1899-12-30" calcext:value-type="date">
            <text:p>Sa 30.Dez</text:p>
          </table:table-cell>
          <table:table-cell table:formula="of:=[AllRad.N105]" office:value-type="float" office:value="0" calcext:value-type="float">
            <text:p>0</text:p>
          </table:table-cell>
          <table:table-cell table:style-name="ce141" office:value-type="date" office:date-value="2021-04-13" calcext:value-type="date">
            <text:p>Di 13.Apr</text:p>
          </table:table-cell>
          <table:table-cell table:style-name="ce195" table:formula="of:=IF(([.D103]-150)&gt;0;[.D103]-150+[.E104];[.E104])" office:value-type="float" office:value="0" calcext:value-type="float">
            <text:p>0</text:p>
          </table:table-cell>
          <table:table-cell table:style-name="ce72" table:formula="of:=IF(ISNA(VLOOKUP([.C104];[.$A$2:.$B$200];2;0));0;VLOOKUP([.C10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6]" office:value-type="date" office:date-value="1899-12-30" calcext:value-type="date">
            <text:p>Sa 30.Dez</text:p>
          </table:table-cell>
          <table:table-cell table:formula="of:=[AllRad.N106]" office:value-type="float" office:value="0" calcext:value-type="float">
            <text:p>0</text:p>
          </table:table-cell>
          <table:table-cell table:style-name="ce141" office:value-type="date" office:date-value="2021-04-14" calcext:value-type="date">
            <text:p>Mi 14.Apr</text:p>
          </table:table-cell>
          <table:table-cell table:style-name="ce195" table:formula="of:=IF(([.D104]-150)&gt;0;[.D104]-150+[.E105];[.E105])" office:value-type="float" office:value="0" calcext:value-type="float">
            <text:p>0</text:p>
          </table:table-cell>
          <table:table-cell table:style-name="ce72" table:formula="of:=IF(ISNA(VLOOKUP([.C105];[.$A$2:.$B$200];2;0));0;VLOOKUP([.C10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7]" office:value-type="date" office:date-value="1899-12-30" calcext:value-type="date">
            <text:p>Sa 30.Dez</text:p>
          </table:table-cell>
          <table:table-cell table:formula="of:=[AllRad.N107]" office:value-type="float" office:value="0" calcext:value-type="float">
            <text:p>0</text:p>
          </table:table-cell>
          <table:table-cell table:style-name="ce141" office:value-type="date" office:date-value="2021-04-15" calcext:value-type="date">
            <text:p>Do 15.Apr</text:p>
          </table:table-cell>
          <table:table-cell table:style-name="ce195" table:formula="of:=IF(([.D105]-150)&gt;0;[.D105]-150+[.E106];[.E106])" office:value-type="float" office:value="0" calcext:value-type="float">
            <text:p>0</text:p>
          </table:table-cell>
          <table:table-cell table:style-name="ce72" table:formula="of:=IF(ISNA(VLOOKUP([.C106];[.$A$2:.$B$200];2;0));0;VLOOKUP([.C10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8]" office:value-type="date" office:date-value="1899-12-30" calcext:value-type="date">
            <text:p>Sa 30.Dez</text:p>
          </table:table-cell>
          <table:table-cell table:formula="of:=[AllRad.N108]" office:value-type="float" office:value="0" calcext:value-type="float">
            <text:p>0</text:p>
          </table:table-cell>
          <table:table-cell table:style-name="ce141" office:value-type="date" office:date-value="2021-04-16" calcext:value-type="date">
            <text:p>Fr 16.Apr</text:p>
          </table:table-cell>
          <table:table-cell table:style-name="ce195" table:formula="of:=IF(([.D106]-150)&gt;0;[.D106]-150+[.E107];[.E107])" office:value-type="float" office:value="0" calcext:value-type="float">
            <text:p>0</text:p>
          </table:table-cell>
          <table:table-cell table:style-name="ce72" table:formula="of:=IF(ISNA(VLOOKUP([.C107];[.$A$2:.$B$200];2;0));0;VLOOKUP([.C10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9]" office:value-type="date" office:date-value="1899-12-30" calcext:value-type="date">
            <text:p>Sa 30.Dez</text:p>
          </table:table-cell>
          <table:table-cell table:formula="of:=[AllRad.N109]" office:value-type="float" office:value="0" calcext:value-type="float">
            <text:p>0</text:p>
          </table:table-cell>
          <table:table-cell table:style-name="ce141" office:value-type="date" office:date-value="2021-04-17" calcext:value-type="date">
            <text:p>Sa 17.Apr</text:p>
          </table:table-cell>
          <table:table-cell table:style-name="ce195" table:formula="of:=IF(([.D107]-150)&gt;0;[.D107]-150+[.E108];[.E108])" office:value-type="float" office:value="0" calcext:value-type="float">
            <text:p>0</text:p>
          </table:table-cell>
          <table:table-cell table:style-name="ce72" table:formula="of:=IF(ISNA(VLOOKUP([.C108];[.$A$2:.$B$200];2;0));0;VLOOKUP([.C10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0]" office:value-type="date" office:date-value="1899-12-30" calcext:value-type="date">
            <text:p>Sa 30.Dez</text:p>
          </table:table-cell>
          <table:table-cell table:formula="of:=[AllRad.N110]" office:value-type="float" office:value="0" calcext:value-type="float">
            <text:p>0</text:p>
          </table:table-cell>
          <table:table-cell table:style-name="ce141" office:value-type="date" office:date-value="2021-04-18" calcext:value-type="date">
            <text:p>So 18.Apr</text:p>
          </table:table-cell>
          <table:table-cell table:style-name="ce195" table:formula="of:=IF(([.D108]-150)&gt;0;[.D108]-150+[.E109];[.E109])" office:value-type="float" office:value="0" calcext:value-type="float">
            <text:p>0</text:p>
          </table:table-cell>
          <table:table-cell table:style-name="ce72" table:formula="of:=IF(ISNA(VLOOKUP([.C109];[.$A$2:.$B$200];2;0));0;VLOOKUP([.C10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1]" office:value-type="date" office:date-value="1899-12-30" calcext:value-type="date">
            <text:p>Sa 30.Dez</text:p>
          </table:table-cell>
          <table:table-cell table:formula="of:=[AllRad.N111]" office:value-type="float" office:value="0" calcext:value-type="float">
            <text:p>0</text:p>
          </table:table-cell>
          <table:table-cell table:style-name="ce141" office:value-type="date" office:date-value="2021-04-19" calcext:value-type="date">
            <text:p>Mo 19.Apr</text:p>
          </table:table-cell>
          <table:table-cell table:style-name="ce195" table:formula="of:=IF(([.D109]-150)&gt;0;[.D109]-150+[.E110];[.E110])" office:value-type="float" office:value="0" calcext:value-type="float">
            <text:p>0</text:p>
          </table:table-cell>
          <table:table-cell table:style-name="ce72" table:formula="of:=IF(ISNA(VLOOKUP([.C110];[.$A$2:.$B$200];2;0));0;VLOOKUP([.C11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2]" office:value-type="date" office:date-value="1899-12-30" calcext:value-type="date">
            <text:p>Sa 30.Dez</text:p>
          </table:table-cell>
          <table:table-cell table:formula="of:=[AllRad.N112]" office:value-type="float" office:value="0" calcext:value-type="float">
            <text:p>0</text:p>
          </table:table-cell>
          <table:table-cell table:style-name="ce141" office:value-type="date" office:date-value="2021-04-20" calcext:value-type="date">
            <text:p>Di 20.Apr</text:p>
          </table:table-cell>
          <table:table-cell table:style-name="ce195" table:formula="of:=IF(([.D110]-150)&gt;0;[.D110]-150+[.E111];[.E111])" office:value-type="float" office:value="0" calcext:value-type="float">
            <text:p>0</text:p>
          </table:table-cell>
          <table:table-cell table:style-name="ce72" table:formula="of:=IF(ISNA(VLOOKUP([.C111];[.$A$2:.$B$200];2;0));0;VLOOKUP([.C11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3]" office:value-type="date" office:date-value="1899-12-30" calcext:value-type="date">
            <text:p>Sa 30.Dez</text:p>
          </table:table-cell>
          <table:table-cell table:formula="of:=[AllRad.N113]" office:value-type="float" office:value="0" calcext:value-type="float">
            <text:p>0</text:p>
          </table:table-cell>
          <table:table-cell table:style-name="ce141" office:value-type="date" office:date-value="2021-04-21" calcext:value-type="date">
            <text:p>Mi 21.Apr</text:p>
          </table:table-cell>
          <table:table-cell table:style-name="ce195" table:formula="of:=IF(([.D111]-150)&gt;0;[.D111]-150+[.E112];[.E112])" office:value-type="float" office:value="0" calcext:value-type="float">
            <text:p>0</text:p>
          </table:table-cell>
          <table:table-cell table:style-name="ce72" table:formula="of:=IF(ISNA(VLOOKUP([.C112];[.$A$2:.$B$200];2;0));0;VLOOKUP([.C11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4]" office:value-type="date" office:date-value="1899-12-30" calcext:value-type="date">
            <text:p>Sa 30.Dez</text:p>
          </table:table-cell>
          <table:table-cell table:formula="of:=[AllRad.N114]" office:value-type="float" office:value="0" calcext:value-type="float">
            <text:p>0</text:p>
          </table:table-cell>
          <table:table-cell table:style-name="ce141" office:value-type="date" office:date-value="2021-04-22" calcext:value-type="date">
            <text:p>Do 22.Apr</text:p>
          </table:table-cell>
          <table:table-cell table:style-name="ce195" table:formula="of:=IF(([.D112]-150)&gt;0;[.D112]-150+[.E113];[.E113])" office:value-type="float" office:value="0" calcext:value-type="float">
            <text:p>0</text:p>
          </table:table-cell>
          <table:table-cell table:style-name="ce72" table:formula="of:=IF(ISNA(VLOOKUP([.C113];[.$A$2:.$B$200];2;0));0;VLOOKUP([.C11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5]" office:value-type="date" office:date-value="1899-12-30" calcext:value-type="date">
            <text:p>Sa 30.Dez</text:p>
          </table:table-cell>
          <table:table-cell table:formula="of:=[AllRad.N115]" office:value-type="float" office:value="0" calcext:value-type="float">
            <text:p>0</text:p>
          </table:table-cell>
          <table:table-cell table:style-name="ce141" office:value-type="date" office:date-value="2021-04-23" calcext:value-type="date">
            <text:p>Fr 23.Apr</text:p>
          </table:table-cell>
          <table:table-cell table:style-name="ce195" table:formula="of:=IF(([.D113]-150)&gt;0;[.D113]-150+[.E114];[.E114])" office:value-type="float" office:value="0" calcext:value-type="float">
            <text:p>0</text:p>
          </table:table-cell>
          <table:table-cell table:style-name="ce72" table:formula="of:=IF(ISNA(VLOOKUP([.C114];[.$A$2:.$B$200];2;0));0;VLOOKUP([.C11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6]" office:value-type="date" office:date-value="1899-12-30" calcext:value-type="date">
            <text:p>Sa 30.Dez</text:p>
          </table:table-cell>
          <table:table-cell table:formula="of:=[AllRad.N116]" office:value-type="float" office:value="0" calcext:value-type="float">
            <text:p>0</text:p>
          </table:table-cell>
          <table:table-cell table:style-name="ce141" office:value-type="date" office:date-value="2021-04-24" calcext:value-type="date">
            <text:p>Sa 24.Apr</text:p>
          </table:table-cell>
          <table:table-cell table:style-name="ce195" table:formula="of:=IF(([.D114]-150)&gt;0;[.D114]-150+[.E115];[.E115])" office:value-type="float" office:value="0" calcext:value-type="float">
            <text:p>0</text:p>
          </table:table-cell>
          <table:table-cell table:style-name="ce72" table:formula="of:=IF(ISNA(VLOOKUP([.C115];[.$A$2:.$B$200];2;0));0;VLOOKUP([.C11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7]" office:value-type="date" office:date-value="1899-12-30" calcext:value-type="date">
            <text:p>Sa 30.Dez</text:p>
          </table:table-cell>
          <table:table-cell table:formula="of:=[AllRad.N117]" office:value-type="float" office:value="0" calcext:value-type="float">
            <text:p>0</text:p>
          </table:table-cell>
          <table:table-cell table:style-name="ce141" office:value-type="date" office:date-value="2021-04-25" calcext:value-type="date">
            <text:p>So 25.Apr</text:p>
          </table:table-cell>
          <table:table-cell table:style-name="ce195" table:formula="of:=IF(([.D115]-150)&gt;0;[.D115]-150+[.E116];[.E116])" office:value-type="float" office:value="0" calcext:value-type="float">
            <text:p>0</text:p>
          </table:table-cell>
          <table:table-cell table:style-name="ce72" table:formula="of:=IF(ISNA(VLOOKUP([.C116];[.$A$2:.$B$200];2;0));0;VLOOKUP([.C11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8]" office:value-type="date" office:date-value="1899-12-30" calcext:value-type="date">
            <text:p>Sa 30.Dez</text:p>
          </table:table-cell>
          <table:table-cell table:formula="of:=[AllRad.N118]" office:value-type="float" office:value="0" calcext:value-type="float">
            <text:p>0</text:p>
          </table:table-cell>
          <table:table-cell table:style-name="ce141" office:value-type="date" office:date-value="2021-04-26" calcext:value-type="date">
            <text:p>Mo 26.Apr</text:p>
          </table:table-cell>
          <table:table-cell table:style-name="ce195" table:formula="of:=IF(([.D116]-150)&gt;0;[.D116]-150+[.E117];[.E117])" office:value-type="float" office:value="0" calcext:value-type="float">
            <text:p>0</text:p>
          </table:table-cell>
          <table:table-cell table:style-name="ce72" table:formula="of:=IF(ISNA(VLOOKUP([.C117];[.$A$2:.$B$200];2;0));0;VLOOKUP([.C11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9]" office:value-type="date" office:date-value="1899-12-30" calcext:value-type="date">
            <text:p>Sa 30.Dez</text:p>
          </table:table-cell>
          <table:table-cell table:formula="of:=[AllRad.N119]" office:value-type="float" office:value="0" calcext:value-type="float">
            <text:p>0</text:p>
          </table:table-cell>
          <table:table-cell table:style-name="ce141" office:value-type="date" office:date-value="2021-04-27" calcext:value-type="date">
            <text:p>Di 27.Apr</text:p>
          </table:table-cell>
          <table:table-cell table:style-name="ce195" table:formula="of:=IF(([.D117]-150)&gt;0;[.D117]-150+[.E118];[.E118])" office:value-type="float" office:value="0" calcext:value-type="float">
            <text:p>0</text:p>
          </table:table-cell>
          <table:table-cell table:style-name="ce72" table:formula="of:=IF(ISNA(VLOOKUP([.C118];[.$A$2:.$B$200];2;0));0;VLOOKUP([.C11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0]" office:value-type="date" office:date-value="1899-12-30" calcext:value-type="date">
            <text:p>Sa 30.Dez</text:p>
          </table:table-cell>
          <table:table-cell table:formula="of:=[AllRad.N120]" office:value-type="float" office:value="0" calcext:value-type="float">
            <text:p>0</text:p>
          </table:table-cell>
          <table:table-cell table:style-name="ce141" office:value-type="date" office:date-value="2021-04-28" calcext:value-type="date">
            <text:p>Mi 28.Apr</text:p>
          </table:table-cell>
          <table:table-cell table:style-name="ce195" table:formula="of:=IF(([.D118]-150)&gt;0;[.D118]-150+[.E119];[.E119])" office:value-type="float" office:value="0" calcext:value-type="float">
            <text:p>0</text:p>
          </table:table-cell>
          <table:table-cell table:style-name="ce72" table:formula="of:=IF(ISNA(VLOOKUP([.C119];[.$A$2:.$B$200];2;0));0;VLOOKUP([.C11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1]" office:value-type="date" office:date-value="1899-12-30" calcext:value-type="date">
            <text:p>Sa 30.Dez</text:p>
          </table:table-cell>
          <table:table-cell table:formula="of:=[AllRad.N121]" office:value-type="float" office:value="0" calcext:value-type="float">
            <text:p>0</text:p>
          </table:table-cell>
          <table:table-cell table:style-name="ce141" office:value-type="date" office:date-value="2021-04-29" calcext:value-type="date">
            <text:p>Do 29.Apr</text:p>
          </table:table-cell>
          <table:table-cell table:style-name="ce195" table:formula="of:=IF(([.D119]-150)&gt;0;[.D119]-150+[.E120];[.E120])" office:value-type="float" office:value="0" calcext:value-type="float">
            <text:p>0</text:p>
          </table:table-cell>
          <table:table-cell table:style-name="ce72" table:formula="of:=IF(ISNA(VLOOKUP([.C120];[.$A$2:.$B$200];2;0));0;VLOOKUP([.C12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2]" office:value-type="date" office:date-value="1899-12-30" calcext:value-type="date">
            <text:p>Sa 30.Dez</text:p>
          </table:table-cell>
          <table:table-cell table:formula="of:=[AllRad.N122]" office:value-type="float" office:value="0" calcext:value-type="float">
            <text:p>0</text:p>
          </table:table-cell>
          <table:table-cell table:style-name="ce141" office:value-type="date" office:date-value="2021-04-30" calcext:value-type="date">
            <text:p>Fr 30.Apr</text:p>
          </table:table-cell>
          <table:table-cell table:style-name="ce195" table:formula="of:=IF(([.D120]-150)&gt;0;[.D120]-150+[.E121];[.E121])" office:value-type="float" office:value="0" calcext:value-type="float">
            <text:p>0</text:p>
          </table:table-cell>
          <table:table-cell table:style-name="ce72" table:formula="of:=IF(ISNA(VLOOKUP([.C121];[.$A$2:.$B$200];2;0));0;VLOOKUP([.C12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3]" office:value-type="date" office:date-value="1899-12-30" calcext:value-type="date">
            <text:p>Sa 30.Dez</text:p>
          </table:table-cell>
          <table:table-cell table:formula="of:=[AllRad.N123]" office:value-type="float" office:value="0" calcext:value-type="float">
            <text:p>0</text:p>
          </table:table-cell>
          <table:table-cell table:style-name="ce141" office:value-type="date" office:date-value="2021-05-01" calcext:value-type="date">
            <text:p>Sa 01.Mai</text:p>
          </table:table-cell>
          <table:table-cell table:style-name="ce195" table:formula="of:=IF(([.D121]-150)&gt;0;[.D121]-150+[.E122];[.E122])" office:value-type="float" office:value="0" calcext:value-type="float">
            <text:p>0</text:p>
          </table:table-cell>
          <table:table-cell table:style-name="ce72" table:formula="of:=IF(ISNA(VLOOKUP([.C122];[.$A$2:.$B$200];2;0));0;VLOOKUP([.C12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4]" office:value-type="date" office:date-value="1899-12-30" calcext:value-type="date">
            <text:p>Sa 30.Dez</text:p>
          </table:table-cell>
          <table:table-cell table:formula="of:=[AllRad.N124]" office:value-type="float" office:value="0" calcext:value-type="float">
            <text:p>0</text:p>
          </table:table-cell>
          <table:table-cell table:style-name="ce141" office:value-type="date" office:date-value="2021-05-02" calcext:value-type="date">
            <text:p>So 02.Mai</text:p>
          </table:table-cell>
          <table:table-cell table:style-name="ce195" table:formula="of:=IF(([.D122]-150)&gt;0;[.D122]-150+[.E123];[.E123])" office:value-type="float" office:value="0" calcext:value-type="float">
            <text:p>0</text:p>
          </table:table-cell>
          <table:table-cell table:style-name="ce72" table:formula="of:=IF(ISNA(VLOOKUP([.C123];[.$A$2:.$B$200];2;0));0;VLOOKUP([.C12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5]" office:value-type="date" office:date-value="1899-12-30" calcext:value-type="date">
            <text:p>Sa 30.Dez</text:p>
          </table:table-cell>
          <table:table-cell table:formula="of:=[AllRad.N125]" office:value-type="float" office:value="0" calcext:value-type="float">
            <text:p>0</text:p>
          </table:table-cell>
          <table:table-cell table:style-name="ce141" office:value-type="date" office:date-value="2021-05-03" calcext:value-type="date">
            <text:p>Mo 03.Mai</text:p>
          </table:table-cell>
          <table:table-cell table:style-name="ce195" table:formula="of:=IF(([.D123]-150)&gt;0;[.D123]-150+[.E124];[.E124])" office:value-type="float" office:value="0" calcext:value-type="float">
            <text:p>0</text:p>
          </table:table-cell>
          <table:table-cell table:style-name="ce72" table:formula="of:=IF(ISNA(VLOOKUP([.C124];[.$A$2:.$B$200];2;0));0;VLOOKUP([.C12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6]" office:value-type="date" office:date-value="1899-12-30" calcext:value-type="date">
            <text:p>Sa 30.Dez</text:p>
          </table:table-cell>
          <table:table-cell table:formula="of:=[AllRad.N126]" office:value-type="float" office:value="0" calcext:value-type="float">
            <text:p>0</text:p>
          </table:table-cell>
          <table:table-cell table:style-name="ce141" office:value-type="date" office:date-value="2021-05-04" calcext:value-type="date">
            <text:p>Di 04.Mai</text:p>
          </table:table-cell>
          <table:table-cell table:style-name="ce195" table:formula="of:=IF(([.D124]-150)&gt;0;[.D124]-150+[.E125];[.E125])" office:value-type="float" office:value="0" calcext:value-type="float">
            <text:p>0</text:p>
          </table:table-cell>
          <table:table-cell table:style-name="ce72" table:formula="of:=IF(ISNA(VLOOKUP([.C125];[.$A$2:.$B$200];2;0));0;VLOOKUP([.C12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7]" office:value-type="date" office:date-value="1899-12-30" calcext:value-type="date">
            <text:p>Sa 30.Dez</text:p>
          </table:table-cell>
          <table:table-cell table:formula="of:=[AllRad.N127]" office:value-type="float" office:value="0" calcext:value-type="float">
            <text:p>0</text:p>
          </table:table-cell>
          <table:table-cell table:style-name="ce141" office:value-type="date" office:date-value="2021-05-05" calcext:value-type="date">
            <text:p>Mi 05.Mai</text:p>
          </table:table-cell>
          <table:table-cell table:style-name="ce195" table:formula="of:=IF(([.D125]-150)&gt;0;[.D125]-150+[.E126];[.E126])" office:value-type="float" office:value="0" calcext:value-type="float">
            <text:p>0</text:p>
          </table:table-cell>
          <table:table-cell table:style-name="ce72" table:formula="of:=IF(ISNA(VLOOKUP([.C126];[.$A$2:.$B$200];2;0));0;VLOOKUP([.C12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8]" office:value-type="date" office:date-value="1899-12-30" calcext:value-type="date">
            <text:p>Sa 30.Dez</text:p>
          </table:table-cell>
          <table:table-cell table:formula="of:=[AllRad.N128]" office:value-type="float" office:value="0" calcext:value-type="float">
            <text:p>0</text:p>
          </table:table-cell>
          <table:table-cell table:style-name="ce141" office:value-type="date" office:date-value="2021-05-06" calcext:value-type="date">
            <text:p>Do 06.Mai</text:p>
          </table:table-cell>
          <table:table-cell table:style-name="ce195" table:formula="of:=IF(([.D126]-150)&gt;0;[.D126]-150+[.E127];[.E127])" office:value-type="float" office:value="0" calcext:value-type="float">
            <text:p>0</text:p>
          </table:table-cell>
          <table:table-cell table:style-name="ce72" table:formula="of:=IF(ISNA(VLOOKUP([.C127];[.$A$2:.$B$200];2;0));0;VLOOKUP([.C12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9]" office:value-type="date" office:date-value="1899-12-30" calcext:value-type="date">
            <text:p>Sa 30.Dez</text:p>
          </table:table-cell>
          <table:table-cell table:formula="of:=[AllRad.N129]" office:value-type="float" office:value="0" calcext:value-type="float">
            <text:p>0</text:p>
          </table:table-cell>
          <table:table-cell table:style-name="ce141" office:value-type="date" office:date-value="2021-05-07" calcext:value-type="date">
            <text:p>Fr 07.Mai</text:p>
          </table:table-cell>
          <table:table-cell table:style-name="ce195" table:formula="of:=IF(([.D127]-150)&gt;0;[.D127]-150+[.E128];[.E128])" office:value-type="float" office:value="0" calcext:value-type="float">
            <text:p>0</text:p>
          </table:table-cell>
          <table:table-cell table:style-name="ce72" table:formula="of:=IF(ISNA(VLOOKUP([.C128];[.$A$2:.$B$200];2;0));0;VLOOKUP([.C12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0]" office:value-type="date" office:date-value="1899-12-30" calcext:value-type="date">
            <text:p>Sa 30.Dez</text:p>
          </table:table-cell>
          <table:table-cell table:formula="of:=[AllRad.N130]" office:value-type="float" office:value="0" calcext:value-type="float">
            <text:p>0</text:p>
          </table:table-cell>
          <table:table-cell table:style-name="ce141" office:value-type="date" office:date-value="2021-05-08" calcext:value-type="date">
            <text:p>Sa 08.Mai</text:p>
          </table:table-cell>
          <table:table-cell table:style-name="ce195" table:formula="of:=IF(([.D128]-150)&gt;0;[.D128]-150+[.E129];[.E129])" office:value-type="float" office:value="0" calcext:value-type="float">
            <text:p>0</text:p>
          </table:table-cell>
          <table:table-cell table:style-name="ce72" table:formula="of:=IF(ISNA(VLOOKUP([.C129];[.$A$2:.$B$200];2;0));0;VLOOKUP([.C12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1]" office:value-type="date" office:date-value="1899-12-30" calcext:value-type="date">
            <text:p>Sa 30.Dez</text:p>
          </table:table-cell>
          <table:table-cell table:formula="of:=[AllRad.N131]" office:value-type="float" office:value="0" calcext:value-type="float">
            <text:p>0</text:p>
          </table:table-cell>
          <table:table-cell table:style-name="ce141" office:value-type="date" office:date-value="2021-05-09" calcext:value-type="date">
            <text:p>So 09.Mai</text:p>
          </table:table-cell>
          <table:table-cell table:style-name="ce195" table:formula="of:=IF(([.D129]-150)&gt;0;[.D129]-150+[.E130];[.E130])" office:value-type="float" office:value="0" calcext:value-type="float">
            <text:p>0</text:p>
          </table:table-cell>
          <table:table-cell table:style-name="ce72" table:formula="of:=IF(ISNA(VLOOKUP([.C130];[.$A$2:.$B$200];2;0));0;VLOOKUP([.C13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2]" office:value-type="date" office:date-value="1899-12-30" calcext:value-type="date">
            <text:p>Sa 30.Dez</text:p>
          </table:table-cell>
          <table:table-cell table:formula="of:=[AllRad.N132]" office:value-type="float" office:value="0" calcext:value-type="float">
            <text:p>0</text:p>
          </table:table-cell>
          <table:table-cell table:style-name="ce141" office:value-type="date" office:date-value="2021-05-10" calcext:value-type="date">
            <text:p>Mo 10.Mai</text:p>
          </table:table-cell>
          <table:table-cell table:style-name="ce195" table:formula="of:=IF(([.D130]-150)&gt;0;[.D130]-150+[.E131];[.E131])" office:value-type="float" office:value="0" calcext:value-type="float">
            <text:p>0</text:p>
          </table:table-cell>
          <table:table-cell table:style-name="ce72" table:formula="of:=IF(ISNA(VLOOKUP([.C131];[.$A$2:.$B$200];2;0));0;VLOOKUP([.C13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3]" office:value-type="date" office:date-value="1899-12-30" calcext:value-type="date">
            <text:p>Sa 30.Dez</text:p>
          </table:table-cell>
          <table:table-cell table:formula="of:=[AllRad.N133]" office:value-type="float" office:value="0" calcext:value-type="float">
            <text:p>0</text:p>
          </table:table-cell>
          <table:table-cell table:style-name="ce141" office:value-type="date" office:date-value="2021-05-11" calcext:value-type="date">
            <text:p>Di 11.Mai</text:p>
          </table:table-cell>
          <table:table-cell table:style-name="ce195" table:formula="of:=IF(([.D131]-150)&gt;0;[.D131]-150+[.E132];[.E132])" office:value-type="float" office:value="0" calcext:value-type="float">
            <text:p>0</text:p>
          </table:table-cell>
          <table:table-cell table:style-name="ce72" table:formula="of:=IF(ISNA(VLOOKUP([.C132];[.$A$2:.$B$200];2;0));0;VLOOKUP([.C13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4]" office:value-type="date" office:date-value="1899-12-30" calcext:value-type="date">
            <text:p>Sa 30.Dez</text:p>
          </table:table-cell>
          <table:table-cell table:formula="of:=[AllRad.N134]" office:value-type="float" office:value="0" calcext:value-type="float">
            <text:p>0</text:p>
          </table:table-cell>
          <table:table-cell table:style-name="ce141" office:value-type="date" office:date-value="2021-05-12" calcext:value-type="date">
            <text:p>Mi 12.Mai</text:p>
          </table:table-cell>
          <table:table-cell table:style-name="ce195" table:formula="of:=IF(([.D132]-150)&gt;0;[.D132]-150+[.E133];[.E133])" office:value-type="float" office:value="0" calcext:value-type="float">
            <text:p>0</text:p>
          </table:table-cell>
          <table:table-cell table:style-name="ce72" table:formula="of:=IF(ISNA(VLOOKUP([.C133];[.$A$2:.$B$200];2;0));0;VLOOKUP([.C13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5]" office:value-type="date" office:date-value="1899-12-30" calcext:value-type="date">
            <text:p>Sa 30.Dez</text:p>
          </table:table-cell>
          <table:table-cell table:formula="of:=[AllRad.N135]" office:value-type="float" office:value="0" calcext:value-type="float">
            <text:p>0</text:p>
          </table:table-cell>
          <table:table-cell table:style-name="ce141" office:value-type="date" office:date-value="2021-05-13" calcext:value-type="date">
            <text:p>Do 13.Mai</text:p>
          </table:table-cell>
          <table:table-cell table:style-name="ce195" table:formula="of:=IF(([.D133]-150)&gt;0;[.D133]-150+[.E134];[.E134])" office:value-type="float" office:value="0" calcext:value-type="float">
            <text:p>0</text:p>
          </table:table-cell>
          <table:table-cell table:style-name="ce72" table:formula="of:=IF(ISNA(VLOOKUP([.C134];[.$A$2:.$B$200];2;0));0;VLOOKUP([.C13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6]" office:value-type="date" office:date-value="1899-12-30" calcext:value-type="date">
            <text:p>Sa 30.Dez</text:p>
          </table:table-cell>
          <table:table-cell table:formula="of:=[AllRad.N136]" office:value-type="float" office:value="0" calcext:value-type="float">
            <text:p>0</text:p>
          </table:table-cell>
          <table:table-cell table:style-name="ce141" office:value-type="date" office:date-value="2021-05-14" calcext:value-type="date">
            <text:p>Fr 14.Mai</text:p>
          </table:table-cell>
          <table:table-cell table:style-name="ce195" table:formula="of:=IF(([.D134]-150)&gt;0;[.D134]-150+[.E135];[.E135])" office:value-type="float" office:value="0" calcext:value-type="float">
            <text:p>0</text:p>
          </table:table-cell>
          <table:table-cell table:style-name="ce72" table:formula="of:=IF(ISNA(VLOOKUP([.C135];[.$A$2:.$B$200];2;0));0;VLOOKUP([.C13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7]" office:value-type="date" office:date-value="1899-12-30" calcext:value-type="date">
            <text:p>Sa 30.Dez</text:p>
          </table:table-cell>
          <table:table-cell table:formula="of:=[AllRad.N137]" office:value-type="float" office:value="0" calcext:value-type="float">
            <text:p>0</text:p>
          </table:table-cell>
          <table:table-cell table:style-name="ce141" office:value-type="date" office:date-value="2021-05-15" calcext:value-type="date">
            <text:p>Sa 15.Mai</text:p>
          </table:table-cell>
          <table:table-cell table:style-name="ce195" table:formula="of:=IF(([.D135]-150)&gt;0;[.D135]-150+[.E136];[.E136])" office:value-type="float" office:value="0" calcext:value-type="float">
            <text:p>0</text:p>
          </table:table-cell>
          <table:table-cell table:style-name="ce72" table:formula="of:=IF(ISNA(VLOOKUP([.C136];[.$A$2:.$B$200];2;0));0;VLOOKUP([.C13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8]" office:value-type="date" office:date-value="1899-12-30" calcext:value-type="date">
            <text:p>Sa 30.Dez</text:p>
          </table:table-cell>
          <table:table-cell table:formula="of:=[AllRad.N138]" office:value-type="float" office:value="0" calcext:value-type="float">
            <text:p>0</text:p>
          </table:table-cell>
          <table:table-cell table:style-name="ce141" office:value-type="date" office:date-value="2021-05-16" calcext:value-type="date">
            <text:p>So 16.Mai</text:p>
          </table:table-cell>
          <table:table-cell table:style-name="ce195" table:formula="of:=IF(([.D136]-150)&gt;0;[.D136]-150+[.E137];[.E137])" office:value-type="float" office:value="0" calcext:value-type="float">
            <text:p>0</text:p>
          </table:table-cell>
          <table:table-cell table:style-name="ce72" table:formula="of:=IF(ISNA(VLOOKUP([.C137];[.$A$2:.$B$200];2;0));0;VLOOKUP([.C13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9]" office:value-type="date" office:date-value="1899-12-30" calcext:value-type="date">
            <text:p>Sa 30.Dez</text:p>
          </table:table-cell>
          <table:table-cell table:formula="of:=[AllRad.N139]" office:value-type="float" office:value="0" calcext:value-type="float">
            <text:p>0</text:p>
          </table:table-cell>
          <table:table-cell table:style-name="ce141" office:value-type="date" office:date-value="2021-05-17" calcext:value-type="date">
            <text:p>Mo 17.Mai</text:p>
          </table:table-cell>
          <table:table-cell table:style-name="ce195" table:formula="of:=IF(([.D137]-150)&gt;0;[.D137]-150+[.E138];[.E138])" office:value-type="float" office:value="0" calcext:value-type="float">
            <text:p>0</text:p>
          </table:table-cell>
          <table:table-cell table:style-name="ce72" table:formula="of:=IF(ISNA(VLOOKUP([.C138];[.$A$2:.$B$200];2;0));0;VLOOKUP([.C13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40]" office:value-type="date" office:date-value="1899-12-30" calcext:value-type="date">
            <text:p>Sa 30.Dez</text:p>
          </table:table-cell>
          <table:table-cell table:formula="of:=[AllRad.N140]" office:value-type="float" office:value="0" calcext:value-type="float">
            <text:p>0</text:p>
          </table:table-cell>
          <table:table-cell table:style-name="ce141" office:value-type="date" office:date-value="2021-05-18" calcext:value-type="date">
            <text:p>Di 18.Mai</text:p>
          </table:table-cell>
          <table:table-cell table:style-name="ce195" table:formula="of:=IF(([.D138]-150)&gt;0;[.D138]-150+[.E139];[.E139])" office:value-type="float" office:value="0" calcext:value-type="float">
            <text:p>0</text:p>
          </table:table-cell>
          <table:table-cell table:style-name="ce72" table:formula="of:=IF(ISNA(VLOOKUP([.C139];[.$A$2:.$B$200];2;0));0;VLOOKUP([.C13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41]" office:value-type="date" office:date-value="1899-12-30" calcext:value-type="date">
            <text:p>Sa 30.Dez</text:p>
          </table:table-cell>
          <table:table-cell table:formula="of:=[AllRad.N141]" office:value-type="float" office:value="0" calcext:value-type="float">
            <text:p>0</text:p>
          </table:table-cell>
          <table:table-cell table:style-name="ce141" office:value-type="date" office:date-value="2021-05-19" calcext:value-type="date">
            <text:p>Mi 19.Mai</text:p>
          </table:table-cell>
          <table:table-cell table:style-name="ce195" table:formula="of:=IF(([.D139]-150)&gt;0;[.D139]-150+[.E140];[.E140])" office:value-type="float" office:value="0" calcext:value-type="float">
            <text:p>0</text:p>
          </table:table-cell>
          <table:table-cell table:style-name="ce72" table:formula="of:=IF(ISNA(VLOOKUP([.C140];[.$A$2:.$B$200];2;0));0;VLOOKUP([.C14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42]" office:value-type="date" office:date-value="1899-12-30" calcext:value-type="date">
            <text:p>Sa 30.Dez</text:p>
          </table:table-cell>
          <table:table-cell table:formula="of:=[AllRad.N142]" office:value-type="float" office:value="0" calcext:value-type="float">
            <text:p>0</text:p>
          </table:table-cell>
          <table:table-cell table:style-name="ce141" office:value-type="date" office:date-value="2021-05-20" calcext:value-type="date">
            <text:p>Do 20.Mai</text:p>
          </table:table-cell>
          <table:table-cell table:style-name="ce195" table:formula="of:=IF(([.D140]-150)&gt;0;[.D140]-150+[.E141];[.E141])" office:value-type="float" office:value="0" calcext:value-type="float">
            <text:p>0</text:p>
          </table:table-cell>
          <table:table-cell table:style-name="ce72" table:formula="of:=IF(ISNA(VLOOKUP([.C141];[.$A$2:.$B$200];2;0));0;VLOOKUP([.C14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43]" office:value-type="date" office:date-value="1899-12-30" calcext:value-type="date">
            <text:p>Sa 30.Dez</text:p>
          </table:table-cell>
          <table:table-cell table:formula="of:=[AllRad.N143]" office:value-type="float" office:value="0" calcext:value-type="float">
            <text:p>0</text:p>
          </table:table-cell>
          <table:table-cell table:style-name="ce141" office:value-type="date" office:date-value="2021-05-21" calcext:value-type="date">
            <text:p>Fr 21.Mai</text:p>
          </table:table-cell>
          <table:table-cell table:style-name="ce195" table:formula="of:=IF(([.D141]-150)&gt;0;[.D141]-150+[.E142];[.E142])" office:value-type="float" office:value="0" calcext:value-type="float">
            <text:p>0</text:p>
          </table:table-cell>
          <table:table-cell table:style-name="ce72" table:formula="of:=IF(ISNA(VLOOKUP([.C142];[.$A$2:.$B$200];2;0));0;VLOOKUP([.C14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44]" office:value-type="date" office:date-value="1899-12-30" calcext:value-type="date">
            <text:p>Sa 30.Dez</text:p>
          </table:table-cell>
          <table:table-cell table:formula="of:=[AllRad.N144]" office:value-type="float" office:value="0" calcext:value-type="float">
            <text:p>0</text:p>
          </table:table-cell>
          <table:table-cell table:style-name="ce141" office:value-type="date" office:date-value="2021-05-22" calcext:value-type="date">
            <text:p>Sa 22.Mai</text:p>
          </table:table-cell>
          <table:table-cell table:style-name="ce195" table:formula="of:=IF(([.D142]-150)&gt;0;[.D142]-150+[.E143];[.E143])" office:value-type="float" office:value="0" calcext:value-type="float">
            <text:p>0</text:p>
          </table:table-cell>
          <table:table-cell table:style-name="ce72" table:formula="of:=IF(ISNA(VLOOKUP([.C143];[.$A$2:.$B$200];2;0));0;VLOOKUP([.C14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45]" office:value-type="date" office:date-value="1899-12-30" calcext:value-type="date">
            <text:p>Sa 30.Dez</text:p>
          </table:table-cell>
          <table:table-cell table:formula="of:=[AllRad.N145]" office:value-type="float" office:value="0" calcext:value-type="float">
            <text:p>0</text:p>
          </table:table-cell>
          <table:table-cell table:style-name="ce141" office:value-type="date" office:date-value="2021-05-23" calcext:value-type="date">
            <text:p>So 23.Mai</text:p>
          </table:table-cell>
          <table:table-cell table:style-name="ce195" table:formula="of:=IF(([.D143]-150)&gt;0;[.D143]-150+[.E144];[.E144])" office:value-type="float" office:value="0" calcext:value-type="float">
            <text:p>0</text:p>
          </table:table-cell>
          <table:table-cell table:style-name="ce72" table:formula="of:=IF(ISNA(VLOOKUP([.C144];[.$A$2:.$B$200];2;0));0;VLOOKUP([.C14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46]" office:value-type="date" office:date-value="1899-12-30" calcext:value-type="date">
            <text:p>Sa 30.Dez</text:p>
          </table:table-cell>
          <table:table-cell table:formula="of:=[AllRad.N146]" office:value-type="float" office:value="0" calcext:value-type="float">
            <text:p>0</text:p>
          </table:table-cell>
          <table:table-cell table:style-name="ce141" office:value-type="date" office:date-value="2021-05-24" calcext:value-type="date">
            <text:p>Mo 24.Mai</text:p>
          </table:table-cell>
          <table:table-cell table:style-name="ce195" table:formula="of:=IF(([.D144]-150)&gt;0;[.D144]-150+[.E145];[.E145])" office:value-type="float" office:value="0" calcext:value-type="float">
            <text:p>0</text:p>
          </table:table-cell>
          <table:table-cell table:style-name="ce72" table:formula="of:=IF(ISNA(VLOOKUP([.C145];[.$A$2:.$B$200];2;0));0;VLOOKUP([.C14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47]" office:value-type="date" office:date-value="1899-12-30" calcext:value-type="date">
            <text:p>Sa 30.Dez</text:p>
          </table:table-cell>
          <table:table-cell table:formula="of:=[AllRad.N147]" office:value-type="float" office:value="0" calcext:value-type="float">
            <text:p>0</text:p>
          </table:table-cell>
          <table:table-cell table:style-name="ce141" office:value-type="date" office:date-value="2021-05-25" calcext:value-type="date">
            <text:p>Di 25.Mai</text:p>
          </table:table-cell>
          <table:table-cell table:style-name="ce195" table:formula="of:=IF(([.D145]-150)&gt;0;[.D145]-150+[.E146];[.E146])" office:value-type="float" office:value="0" calcext:value-type="float">
            <text:p>0</text:p>
          </table:table-cell>
          <table:table-cell table:style-name="ce72" table:formula="of:=IF(ISNA(VLOOKUP([.C146];[.$A$2:.$B$200];2;0));0;VLOOKUP([.C14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48]" office:value-type="date" office:date-value="1899-12-30" calcext:value-type="date">
            <text:p>Sa 30.Dez</text:p>
          </table:table-cell>
          <table:table-cell table:formula="of:=[AllRad.N148]" office:value-type="float" office:value="0" calcext:value-type="float">
            <text:p>0</text:p>
          </table:table-cell>
          <table:table-cell table:style-name="ce141" office:value-type="date" office:date-value="2021-05-26" calcext:value-type="date">
            <text:p>Mi 26.Mai</text:p>
          </table:table-cell>
          <table:table-cell table:style-name="ce195" table:formula="of:=IF(([.D146]-150)&gt;0;[.D146]-150+[.E147];[.E147])" office:value-type="float" office:value="0" calcext:value-type="float">
            <text:p>0</text:p>
          </table:table-cell>
          <table:table-cell table:style-name="ce72" table:formula="of:=IF(ISNA(VLOOKUP([.C147];[.$A$2:.$B$200];2;0));0;VLOOKUP([.C14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49]" office:value-type="date" office:date-value="1899-12-30" calcext:value-type="date">
            <text:p>Sa 30.Dez</text:p>
          </table:table-cell>
          <table:table-cell table:formula="of:=[AllRad.N149]" office:value-type="float" office:value="0" calcext:value-type="float">
            <text:p>0</text:p>
          </table:table-cell>
          <table:table-cell table:style-name="ce141" office:value-type="date" office:date-value="2021-05-27" calcext:value-type="date">
            <text:p>Do 27.Mai</text:p>
          </table:table-cell>
          <table:table-cell table:style-name="ce195" table:formula="of:=IF(([.D147]-150)&gt;0;[.D147]-150+[.E148];[.E148])" office:value-type="float" office:value="0" calcext:value-type="float">
            <text:p>0</text:p>
          </table:table-cell>
          <table:table-cell table:style-name="ce72" table:formula="of:=IF(ISNA(VLOOKUP([.C148];[.$A$2:.$B$200];2;0));0;VLOOKUP([.C14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50]" office:value-type="date" office:date-value="1899-12-30" calcext:value-type="date">
            <text:p>Sa 30.Dez</text:p>
          </table:table-cell>
          <table:table-cell table:formula="of:=[AllRad.N150]" office:value-type="float" office:value="0" calcext:value-type="float">
            <text:p>0</text:p>
          </table:table-cell>
          <table:table-cell table:style-name="ce141" office:value-type="date" office:date-value="2021-05-28" calcext:value-type="date">
            <text:p>Fr 28.Mai</text:p>
          </table:table-cell>
          <table:table-cell table:style-name="ce195" table:formula="of:=IF(([.D148]-150)&gt;0;[.D148]-150+[.E149];[.E149])" office:value-type="float" office:value="0" calcext:value-type="float">
            <text:p>0</text:p>
          </table:table-cell>
          <table:table-cell table:style-name="ce72" table:formula="of:=IF(ISNA(VLOOKUP([.C149];[.$A$2:.$B$200];2;0));0;VLOOKUP([.C14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51]" office:value-type="date" office:date-value="1899-12-30" calcext:value-type="date">
            <text:p>Sa 30.Dez</text:p>
          </table:table-cell>
          <table:table-cell table:formula="of:=[AllRad.N151]" office:value-type="float" office:value="0" calcext:value-type="float">
            <text:p>0</text:p>
          </table:table-cell>
          <table:table-cell table:style-name="ce141" office:value-type="date" office:date-value="2021-05-29" calcext:value-type="date">
            <text:p>Sa 29.Mai</text:p>
          </table:table-cell>
          <table:table-cell table:style-name="ce195" table:formula="of:=IF(([.D149]-150)&gt;0;[.D149]-150+[.E150];[.E150])" office:value-type="float" office:value="0" calcext:value-type="float">
            <text:p>0</text:p>
          </table:table-cell>
          <table:table-cell table:style-name="ce72" table:formula="of:=IF(ISNA(VLOOKUP([.C150];[.$A$2:.$B$200];2;0));0;VLOOKUP([.C15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52]" office:value-type="date" office:date-value="1899-12-30" calcext:value-type="date">
            <text:p>Sa 30.Dez</text:p>
          </table:table-cell>
          <table:table-cell table:formula="of:=[AllRad.N152]" office:value-type="float" office:value="0" calcext:value-type="float">
            <text:p>0</text:p>
          </table:table-cell>
          <table:table-cell table:style-name="ce141" office:value-type="date" office:date-value="2021-05-30" calcext:value-type="date">
            <text:p>So 30.Mai</text:p>
          </table:table-cell>
          <table:table-cell table:style-name="ce195" table:formula="of:=IF(([.D150]-150)&gt;0;[.D150]-150+[.E151];[.E151])" office:value-type="float" office:value="0" calcext:value-type="float">
            <text:p>0</text:p>
          </table:table-cell>
          <table:table-cell table:style-name="ce72" table:formula="of:=IF(ISNA(VLOOKUP([.C151];[.$A$2:.$B$200];2;0));0;VLOOKUP([.C15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53]" office:value-type="date" office:date-value="1899-12-30" calcext:value-type="date">
            <text:p>Sa 30.Dez</text:p>
          </table:table-cell>
          <table:table-cell table:formula="of:=[AllRad.N153]" office:value-type="float" office:value="0" calcext:value-type="float">
            <text:p>0</text:p>
          </table:table-cell>
          <table:table-cell table:style-name="ce141" office:value-type="date" office:date-value="2021-05-31" calcext:value-type="date">
            <text:p>Mo 31.Mai</text:p>
          </table:table-cell>
          <table:table-cell table:style-name="ce195" table:formula="of:=IF(([.D151]-150)&gt;0;[.D151]-150+[.E152];[.E152])" office:value-type="float" office:value="0" calcext:value-type="float">
            <text:p>0</text:p>
          </table:table-cell>
          <table:table-cell table:style-name="ce72" table:formula="of:=IF(ISNA(VLOOKUP([.C152];[.$A$2:.$B$200];2;0));0;VLOOKUP([.C15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54]" office:value-type="date" office:date-value="1899-12-30" calcext:value-type="date">
            <text:p>Sa 30.Dez</text:p>
          </table:table-cell>
          <table:table-cell table:formula="of:=[AllRad.N154]" office:value-type="float" office:value="0" calcext:value-type="float">
            <text:p>0</text:p>
          </table:table-cell>
          <table:table-cell table:style-name="ce141" office:value-type="date" office:date-value="2021-06-01" calcext:value-type="date">
            <text:p>Di 01.Jun</text:p>
          </table:table-cell>
          <table:table-cell table:style-name="ce195" table:formula="of:=IF(([.D152]-150)&gt;0;[.D152]-150+[.E153];[.E153])" office:value-type="float" office:value="0" calcext:value-type="float">
            <text:p>0</text:p>
          </table:table-cell>
          <table:table-cell table:style-name="ce72" table:formula="of:=IF(ISNA(VLOOKUP([.C153];[.$A$2:.$B$200];2;0));0;VLOOKUP([.C15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55]" office:value-type="date" office:date-value="1899-12-30" calcext:value-type="date">
            <text:p>Sa 30.Dez</text:p>
          </table:table-cell>
          <table:table-cell table:formula="of:=[AllRad.N155]" office:value-type="float" office:value="0" calcext:value-type="float">
            <text:p>0</text:p>
          </table:table-cell>
          <table:table-cell table:style-name="ce141" office:value-type="date" office:date-value="2021-06-02" calcext:value-type="date">
            <text:p>Mi 02.Jun</text:p>
          </table:table-cell>
          <table:table-cell table:style-name="ce195" table:formula="of:=IF(([.D153]-150)&gt;0;[.D153]-150+[.E154];[.E154])" office:value-type="float" office:value="0" calcext:value-type="float">
            <text:p>0</text:p>
          </table:table-cell>
          <table:table-cell table:style-name="ce72" table:formula="of:=IF(ISNA(VLOOKUP([.C154];[.$A$2:.$B$200];2;0));0;VLOOKUP([.C15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56]" office:value-type="date" office:date-value="1899-12-30" calcext:value-type="date">
            <text:p>Sa 30.Dez</text:p>
          </table:table-cell>
          <table:table-cell table:formula="of:=[AllRad.N156]" office:value-type="float" office:value="0" calcext:value-type="float">
            <text:p>0</text:p>
          </table:table-cell>
          <table:table-cell table:style-name="ce141" office:value-type="date" office:date-value="2021-06-03" calcext:value-type="date">
            <text:p>Do 03.Jun</text:p>
          </table:table-cell>
          <table:table-cell table:style-name="ce195" table:formula="of:=IF(([.D154]-150)&gt;0;[.D154]-150+[.E155];[.E155])" office:value-type="float" office:value="0" calcext:value-type="float">
            <text:p>0</text:p>
          </table:table-cell>
          <table:table-cell table:style-name="ce72" table:formula="of:=IF(ISNA(VLOOKUP([.C155];[.$A$2:.$B$200];2;0));0;VLOOKUP([.C15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57]" office:value-type="date" office:date-value="1899-12-30" calcext:value-type="date">
            <text:p>Sa 30.Dez</text:p>
          </table:table-cell>
          <table:table-cell table:formula="of:=[AllRad.N157]" office:value-type="float" office:value="0" calcext:value-type="float">
            <text:p>0</text:p>
          </table:table-cell>
          <table:table-cell table:style-name="ce141" office:value-type="date" office:date-value="2021-06-04" calcext:value-type="date">
            <text:p>Fr 04.Jun</text:p>
          </table:table-cell>
          <table:table-cell table:style-name="ce195" table:formula="of:=IF(([.D155]-150)&gt;0;[.D155]-150+[.E156];[.E156])" office:value-type="float" office:value="0" calcext:value-type="float">
            <text:p>0</text:p>
          </table:table-cell>
          <table:table-cell table:style-name="ce72" table:formula="of:=IF(ISNA(VLOOKUP([.C156];[.$A$2:.$B$200];2;0));0;VLOOKUP([.C15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58]" office:value-type="date" office:date-value="1899-12-30" calcext:value-type="date">
            <text:p>Sa 30.Dez</text:p>
          </table:table-cell>
          <table:table-cell table:formula="of:=[AllRad.N158]" office:value-type="float" office:value="0" calcext:value-type="float">
            <text:p>0</text:p>
          </table:table-cell>
          <table:table-cell table:style-name="ce141" office:value-type="date" office:date-value="2021-06-05" calcext:value-type="date">
            <text:p>Sa 05.Jun</text:p>
          </table:table-cell>
          <table:table-cell table:style-name="ce195" table:formula="of:=IF(([.D156]-150)&gt;0;[.D156]-150+[.E157];[.E157])" office:value-type="float" office:value="0" calcext:value-type="float">
            <text:p>0</text:p>
          </table:table-cell>
          <table:table-cell table:style-name="ce72" table:formula="of:=IF(ISNA(VLOOKUP([.C157];[.$A$2:.$B$200];2;0));0;VLOOKUP([.C15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59]" office:value-type="date" office:date-value="1899-12-30" calcext:value-type="date">
            <text:p>Sa 30.Dez</text:p>
          </table:table-cell>
          <table:table-cell table:formula="of:=[AllRad.N159]" office:value-type="float" office:value="0" calcext:value-type="float">
            <text:p>0</text:p>
          </table:table-cell>
          <table:table-cell table:style-name="ce141" office:value-type="date" office:date-value="2021-06-06" calcext:value-type="date">
            <text:p>So 06.Jun</text:p>
          </table:table-cell>
          <table:table-cell table:style-name="ce195" table:formula="of:=IF(([.D157]-150)&gt;0;[.D157]-150+[.E158];[.E158])" office:value-type="float" office:value="0" calcext:value-type="float">
            <text:p>0</text:p>
          </table:table-cell>
          <table:table-cell table:style-name="ce72" table:formula="of:=IF(ISNA(VLOOKUP([.C158];[.$A$2:.$B$200];2;0));0;VLOOKUP([.C15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60]" office:value-type="date" office:date-value="1899-12-30" calcext:value-type="date">
            <text:p>Sa 30.Dez</text:p>
          </table:table-cell>
          <table:table-cell table:formula="of:=[AllRad.N160]" office:value-type="float" office:value="0" calcext:value-type="float">
            <text:p>0</text:p>
          </table:table-cell>
          <table:table-cell table:style-name="ce141" office:value-type="date" office:date-value="2021-06-07" calcext:value-type="date">
            <text:p>Mo 07.Jun</text:p>
          </table:table-cell>
          <table:table-cell table:style-name="ce195" table:formula="of:=IF(([.D158]-150)&gt;0;[.D158]-150+[.E159];[.E159])" office:value-type="float" office:value="0" calcext:value-type="float">
            <text:p>0</text:p>
          </table:table-cell>
          <table:table-cell table:style-name="ce72" table:formula="of:=IF(ISNA(VLOOKUP([.C159];[.$A$2:.$B$200];2;0));0;VLOOKUP([.C15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61]" office:value-type="date" office:date-value="1899-12-30" calcext:value-type="date">
            <text:p>Sa 30.Dez</text:p>
          </table:table-cell>
          <table:table-cell table:formula="of:=[AllRad.N161]" office:value-type="float" office:value="0" calcext:value-type="float">
            <text:p>0</text:p>
          </table:table-cell>
          <table:table-cell table:style-name="ce141" office:value-type="date" office:date-value="2021-06-08" calcext:value-type="date">
            <text:p>Di 08.Jun</text:p>
          </table:table-cell>
          <table:table-cell table:style-name="ce195" table:formula="of:=IF(([.D159]-150)&gt;0;[.D159]-150+[.E160];[.E160])" office:value-type="float" office:value="0" calcext:value-type="float">
            <text:p>0</text:p>
          </table:table-cell>
          <table:table-cell table:style-name="ce72" table:formula="of:=IF(ISNA(VLOOKUP([.C160];[.$A$2:.$B$200];2;0));0;VLOOKUP([.C16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62]" office:value-type="date" office:date-value="1899-12-30" calcext:value-type="date">
            <text:p>Sa 30.Dez</text:p>
          </table:table-cell>
          <table:table-cell table:formula="of:=[AllRad.N162]" office:value-type="float" office:value="0" calcext:value-type="float">
            <text:p>0</text:p>
          </table:table-cell>
          <table:table-cell table:style-name="ce141" office:value-type="date" office:date-value="2021-06-09" calcext:value-type="date">
            <text:p>Mi 09.Jun</text:p>
          </table:table-cell>
          <table:table-cell table:style-name="ce195" table:formula="of:=IF(([.D160]-150)&gt;0;[.D160]-150+[.E161];[.E161])" office:value-type="float" office:value="0" calcext:value-type="float">
            <text:p>0</text:p>
          </table:table-cell>
          <table:table-cell table:style-name="ce72" table:formula="of:=IF(ISNA(VLOOKUP([.C161];[.$A$2:.$B$200];2;0));0;VLOOKUP([.C16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63]" office:value-type="date" office:date-value="1899-12-30" calcext:value-type="date">
            <text:p>Sa 30.Dez</text:p>
          </table:table-cell>
          <table:table-cell table:formula="of:=[AllRad.N163]" office:value-type="float" office:value="0" calcext:value-type="float">
            <text:p>0</text:p>
          </table:table-cell>
          <table:table-cell table:style-name="ce141" office:value-type="date" office:date-value="2021-06-10" calcext:value-type="date">
            <text:p>Do 10.Jun</text:p>
          </table:table-cell>
          <table:table-cell table:style-name="ce195" table:formula="of:=IF(([.D161]-150)&gt;0;[.D161]-150+[.E162];[.E162])" office:value-type="float" office:value="0" calcext:value-type="float">
            <text:p>0</text:p>
          </table:table-cell>
          <table:table-cell table:style-name="ce72" table:formula="of:=IF(ISNA(VLOOKUP([.C162];[.$A$2:.$B$200];2;0));0;VLOOKUP([.C16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64]" office:value-type="date" office:date-value="1899-12-30" calcext:value-type="date">
            <text:p>Sa 30.Dez</text:p>
          </table:table-cell>
          <table:table-cell table:formula="of:=[AllRad.N164]" office:value-type="float" office:value="0" calcext:value-type="float">
            <text:p>0</text:p>
          </table:table-cell>
          <table:table-cell table:style-name="ce141" office:value-type="date" office:date-value="2021-06-11" calcext:value-type="date">
            <text:p>Fr 11.Jun</text:p>
          </table:table-cell>
          <table:table-cell table:style-name="ce195" table:formula="of:=IF(([.D162]-150)&gt;0;[.D162]-150+[.E163];[.E163])" office:value-type="float" office:value="0" calcext:value-type="float">
            <text:p>0</text:p>
          </table:table-cell>
          <table:table-cell table:style-name="ce72" table:formula="of:=IF(ISNA(VLOOKUP([.C163];[.$A$2:.$B$200];2;0));0;VLOOKUP([.C16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65]" office:value-type="date" office:date-value="1899-12-30" calcext:value-type="date">
            <text:p>Sa 30.Dez</text:p>
          </table:table-cell>
          <table:table-cell table:formula="of:=[AllRad.N165]" office:value-type="float" office:value="0" calcext:value-type="float">
            <text:p>0</text:p>
          </table:table-cell>
          <table:table-cell table:style-name="ce141" office:value-type="date" office:date-value="2021-06-12" calcext:value-type="date">
            <text:p>Sa 12.Jun</text:p>
          </table:table-cell>
          <table:table-cell table:style-name="ce195" table:formula="of:=IF(([.D163]-150)&gt;0;[.D163]-150+[.E164];[.E164])" office:value-type="float" office:value="0" calcext:value-type="float">
            <text:p>0</text:p>
          </table:table-cell>
          <table:table-cell table:style-name="ce72" table:formula="of:=IF(ISNA(VLOOKUP([.C164];[.$A$2:.$B$200];2;0));0;VLOOKUP([.C16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66]" office:value-type="date" office:date-value="1899-12-30" calcext:value-type="date">
            <text:p>Sa 30.Dez</text:p>
          </table:table-cell>
          <table:table-cell table:formula="of:=[AllRad.N166]" office:value-type="float" office:value="0" calcext:value-type="float">
            <text:p>0</text:p>
          </table:table-cell>
          <table:table-cell table:style-name="ce141" office:value-type="date" office:date-value="2021-06-13" calcext:value-type="date">
            <text:p>So 13.Jun</text:p>
          </table:table-cell>
          <table:table-cell table:style-name="ce195" table:formula="of:=IF(([.D164]-150)&gt;0;[.D164]-150+[.E165];[.E165])" office:value-type="float" office:value="0" calcext:value-type="float">
            <text:p>0</text:p>
          </table:table-cell>
          <table:table-cell table:style-name="ce72" table:formula="of:=IF(ISNA(VLOOKUP([.C165];[.$A$2:.$B$200];2;0));0;VLOOKUP([.C16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67]" office:value-type="date" office:date-value="1899-12-30" calcext:value-type="date">
            <text:p>Sa 30.Dez</text:p>
          </table:table-cell>
          <table:table-cell table:formula="of:=[AllRad.N167]" office:value-type="float" office:value="0" calcext:value-type="float">
            <text:p>0</text:p>
          </table:table-cell>
          <table:table-cell table:style-name="ce141" office:value-type="date" office:date-value="2021-06-14" calcext:value-type="date">
            <text:p>Mo 14.Jun</text:p>
          </table:table-cell>
          <table:table-cell table:style-name="ce195" table:formula="of:=IF(([.D165]-150)&gt;0;[.D165]-150+[.E166];[.E166])" office:value-type="float" office:value="0" calcext:value-type="float">
            <text:p>0</text:p>
          </table:table-cell>
          <table:table-cell table:style-name="ce72" table:formula="of:=IF(ISNA(VLOOKUP([.C166];[.$A$2:.$B$200];2;0));0;VLOOKUP([.C16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68]" office:value-type="date" office:date-value="1899-12-30" calcext:value-type="date">
            <text:p>Sa 30.Dez</text:p>
          </table:table-cell>
          <table:table-cell table:formula="of:=[AllRad.N168]" office:value-type="float" office:value="0" calcext:value-type="float">
            <text:p>0</text:p>
          </table:table-cell>
          <table:table-cell table:style-name="ce141" office:value-type="date" office:date-value="2021-06-15" calcext:value-type="date">
            <text:p>Di 15.Jun</text:p>
          </table:table-cell>
          <table:table-cell table:style-name="ce195" table:formula="of:=IF(([.D166]-150)&gt;0;[.D166]-150+[.E167];[.E167])" office:value-type="float" office:value="0" calcext:value-type="float">
            <text:p>0</text:p>
          </table:table-cell>
          <table:table-cell table:style-name="ce72" table:formula="of:=IF(ISNA(VLOOKUP([.C167];[.$A$2:.$B$200];2;0));0;VLOOKUP([.C16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69]" office:value-type="date" office:date-value="1899-12-30" calcext:value-type="date">
            <text:p>Sa 30.Dez</text:p>
          </table:table-cell>
          <table:table-cell table:formula="of:=[AllRad.N169]" office:value-type="float" office:value="0" calcext:value-type="float">
            <text:p>0</text:p>
          </table:table-cell>
          <table:table-cell table:style-name="ce141" office:value-type="date" office:date-value="2021-06-16" calcext:value-type="date">
            <text:p>Mi 16.Jun</text:p>
          </table:table-cell>
          <table:table-cell table:style-name="ce195" table:formula="of:=IF(([.D167]-150)&gt;0;[.D167]-150+[.E168];[.E168])" office:value-type="float" office:value="0" calcext:value-type="float">
            <text:p>0</text:p>
          </table:table-cell>
          <table:table-cell table:style-name="ce72" table:formula="of:=IF(ISNA(VLOOKUP([.C168];[.$A$2:.$B$200];2;0));0;VLOOKUP([.C16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70]" office:value-type="date" office:date-value="1899-12-30" calcext:value-type="date">
            <text:p>Sa 30.Dez</text:p>
          </table:table-cell>
          <table:table-cell table:formula="of:=[AllRad.N170]" office:value-type="float" office:value="0" calcext:value-type="float">
            <text:p>0</text:p>
          </table:table-cell>
          <table:table-cell table:style-name="ce141" office:value-type="date" office:date-value="2021-06-17" calcext:value-type="date">
            <text:p>Do 17.Jun</text:p>
          </table:table-cell>
          <table:table-cell table:style-name="ce195" table:formula="of:=IF(([.D168]-150)&gt;0;[.D168]-150+[.E169];[.E169])" office:value-type="float" office:value="0" calcext:value-type="float">
            <text:p>0</text:p>
          </table:table-cell>
          <table:table-cell table:style-name="ce72" table:formula="of:=IF(ISNA(VLOOKUP([.C169];[.$A$2:.$B$200];2;0));0;VLOOKUP([.C16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71]" office:value-type="date" office:date-value="1899-12-30" calcext:value-type="date">
            <text:p>Sa 30.Dez</text:p>
          </table:table-cell>
          <table:table-cell table:formula="of:=[AllRad.N171]" office:value-type="float" office:value="0" calcext:value-type="float">
            <text:p>0</text:p>
          </table:table-cell>
          <table:table-cell table:style-name="ce141" office:value-type="date" office:date-value="2021-06-18" calcext:value-type="date">
            <text:p>Fr 18.Jun</text:p>
          </table:table-cell>
          <table:table-cell table:style-name="ce195" table:formula="of:=IF(([.D169]-150)&gt;0;[.D169]-150+[.E170];[.E170])" office:value-type="float" office:value="0" calcext:value-type="float">
            <text:p>0</text:p>
          </table:table-cell>
          <table:table-cell table:style-name="ce72" table:formula="of:=IF(ISNA(VLOOKUP([.C170];[.$A$2:.$B$200];2;0));0;VLOOKUP([.C17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72]" office:value-type="date" office:date-value="1899-12-30" calcext:value-type="date">
            <text:p>Sa 30.Dez</text:p>
          </table:table-cell>
          <table:table-cell table:formula="of:=[AllRad.N172]" office:value-type="float" office:value="0" calcext:value-type="float">
            <text:p>0</text:p>
          </table:table-cell>
          <table:table-cell table:style-name="ce141" office:value-type="date" office:date-value="2021-06-19" calcext:value-type="date">
            <text:p>Sa 19.Jun</text:p>
          </table:table-cell>
          <table:table-cell table:style-name="ce195" table:formula="of:=IF(([.D170]-150)&gt;0;[.D170]-150+[.E171];[.E171])" office:value-type="float" office:value="0" calcext:value-type="float">
            <text:p>0</text:p>
          </table:table-cell>
          <table:table-cell table:style-name="ce72" table:formula="of:=IF(ISNA(VLOOKUP([.C171];[.$A$2:.$B$200];2;0));0;VLOOKUP([.C17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73]" office:value-type="date" office:date-value="1899-12-30" calcext:value-type="date">
            <text:p>Sa 30.Dez</text:p>
          </table:table-cell>
          <table:table-cell table:formula="of:=[AllRad.N173]" office:value-type="float" office:value="0" calcext:value-type="float">
            <text:p>0</text:p>
          </table:table-cell>
          <table:table-cell table:style-name="ce141" office:value-type="date" office:date-value="2021-06-20" calcext:value-type="date">
            <text:p>So 20.Jun</text:p>
          </table:table-cell>
          <table:table-cell table:style-name="ce195" table:formula="of:=IF(([.D171]-150)&gt;0;[.D171]-150+[.E172];[.E172])" office:value-type="float" office:value="0" calcext:value-type="float">
            <text:p>0</text:p>
          </table:table-cell>
          <table:table-cell table:style-name="ce72" table:formula="of:=IF(ISNA(VLOOKUP([.C172];[.$A$2:.$B$200];2;0));0;VLOOKUP([.C17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74]" office:value-type="date" office:date-value="1899-12-30" calcext:value-type="date">
            <text:p>Sa 30.Dez</text:p>
          </table:table-cell>
          <table:table-cell table:formula="of:=[AllRad.N56]" office:value-type="float" office:value="0" calcext:value-type="float">
            <text:p>0</text:p>
          </table:table-cell>
          <table:table-cell table:style-name="ce141" office:value-type="date" office:date-value="2021-06-21" calcext:value-type="date">
            <text:p>Mo 21.Jun</text:p>
          </table:table-cell>
          <table:table-cell table:style-name="ce195" table:formula="of:=IF(([.D172]-150)&gt;0;[.D172]-150+[.E173];[.E173])" office:value-type="float" office:value="0" calcext:value-type="float">
            <text:p>0</text:p>
          </table:table-cell>
          <table:table-cell table:style-name="ce72" table:formula="of:=IF(ISNA(VLOOKUP([.C173];[.$A$2:.$B$200];2;0));0;VLOOKUP([.C17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75]" office:value-type="date" office:date-value="1899-12-30" calcext:value-type="date">
            <text:p>Sa 30.Dez</text:p>
          </table:table-cell>
          <table:table-cell table:formula="of:=[AllRad.N57]" office:value-type="float" office:value="0" calcext:value-type="float">
            <text:p>0</text:p>
          </table:table-cell>
          <table:table-cell table:style-name="ce141" office:value-type="date" office:date-value="2021-06-22" calcext:value-type="date">
            <text:p>Di 22.Jun</text:p>
          </table:table-cell>
          <table:table-cell table:style-name="ce195" table:formula="of:=IF(([.D173]-150)&gt;0;[.D173]-150+[.E174];[.E174])" office:value-type="float" office:value="0" calcext:value-type="float">
            <text:p>0</text:p>
          </table:table-cell>
          <table:table-cell table:style-name="ce72" table:formula="of:=IF(ISNA(VLOOKUP([.C174];[.$A$2:.$B$200];2;0));0;VLOOKUP([.C17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76]" office:value-type="date" office:date-value="1899-12-30" calcext:value-type="date">
            <text:p>Sa 30.Dez</text:p>
          </table:table-cell>
          <table:table-cell table:formula="of:=[AllRad.N58]" office:value-type="float" office:value="0" calcext:value-type="float">
            <text:p>0</text:p>
          </table:table-cell>
          <table:table-cell table:style-name="ce141" office:value-type="date" office:date-value="2021-06-23" calcext:value-type="date">
            <text:p>Mi 23.Jun</text:p>
          </table:table-cell>
          <table:table-cell table:style-name="ce195" table:formula="of:=IF(([.D174]-150)&gt;0;[.D174]-150+[.E175];[.E175])" office:value-type="float" office:value="0" calcext:value-type="float">
            <text:p>0</text:p>
          </table:table-cell>
          <table:table-cell table:style-name="ce72" table:formula="of:=IF(ISNA(VLOOKUP([.C175];[.$A$2:.$B$200];2;0));0;VLOOKUP([.C17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77]" office:value-type="date" office:date-value="1899-12-30" calcext:value-type="date">
            <text:p>Sa 30.Dez</text:p>
          </table:table-cell>
          <table:table-cell table:formula="of:=[AllRad.N59]" office:value-type="float" office:value="0" calcext:value-type="float">
            <text:p>0</text:p>
          </table:table-cell>
          <table:table-cell table:style-name="ce141" office:value-type="date" office:date-value="2021-06-24" calcext:value-type="date">
            <text:p>Do 24.Jun</text:p>
          </table:table-cell>
          <table:table-cell table:style-name="ce195" table:formula="of:=IF(([.D175]-150)&gt;0;[.D175]-150+[.E176];[.E176])" office:value-type="float" office:value="0" calcext:value-type="float">
            <text:p>0</text:p>
          </table:table-cell>
          <table:table-cell table:style-name="ce72" table:formula="of:=IF(ISNA(VLOOKUP([.C176];[.$A$2:.$B$200];2;0));0;VLOOKUP([.C17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0]" office:value-type="date" office:date-value="1899-12-30" calcext:value-type="date">
            <text:p>Sa 30.Dez</text:p>
          </table:table-cell>
          <table:table-cell table:formula="of:=[AllRad.N60]" office:value-type="float" office:value="0" calcext:value-type="float">
            <text:p>0</text:p>
          </table:table-cell>
          <table:table-cell table:style-name="ce141" office:value-type="date" office:date-value="2021-06-25" calcext:value-type="date">
            <text:p>Fr 25.Jun</text:p>
          </table:table-cell>
          <table:table-cell table:style-name="ce195" table:formula="of:=IF(([.D176]-150)&gt;0;[.D176]-150+[.E177];[.E177])" office:value-type="float" office:value="0" calcext:value-type="float">
            <text:p>0</text:p>
          </table:table-cell>
          <table:table-cell table:style-name="ce72" table:formula="of:=IF(ISNA(VLOOKUP([.C177];[.$A$2:.$B$200];2;0));0;VLOOKUP([.C17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1]" office:value-type="date" office:date-value="1899-12-30" calcext:value-type="date">
            <text:p>Sa 30.Dez</text:p>
          </table:table-cell>
          <table:table-cell table:formula="of:=[AllRad.N61]" office:value-type="float" office:value="0" calcext:value-type="float">
            <text:p>0</text:p>
          </table:table-cell>
          <table:table-cell table:style-name="ce141" office:value-type="date" office:date-value="2021-06-26" calcext:value-type="date">
            <text:p>Sa 26.Jun</text:p>
          </table:table-cell>
          <table:table-cell table:style-name="ce195" table:formula="of:=IF(([.D177]-150)&gt;0;[.D177]-150+[.E178];[.E178])" office:value-type="float" office:value="0" calcext:value-type="float">
            <text:p>0</text:p>
          </table:table-cell>
          <table:table-cell table:style-name="ce72" table:formula="of:=IF(ISNA(VLOOKUP([.C178];[.$A$2:.$B$200];2;0));0;VLOOKUP([.C17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2]" office:value-type="date" office:date-value="1899-12-30" calcext:value-type="date">
            <text:p>Sa 30.Dez</text:p>
          </table:table-cell>
          <table:table-cell table:formula="of:=[AllRad.N62]" office:value-type="float" office:value="0" calcext:value-type="float">
            <text:p>0</text:p>
          </table:table-cell>
          <table:table-cell table:style-name="ce141" office:value-type="date" office:date-value="2021-06-27" calcext:value-type="date">
            <text:p>So 27.Jun</text:p>
          </table:table-cell>
          <table:table-cell table:style-name="ce195" table:formula="of:=IF(([.D178]-150)&gt;0;[.D178]-150+[.E179];[.E179])" office:value-type="float" office:value="0" calcext:value-type="float">
            <text:p>0</text:p>
          </table:table-cell>
          <table:table-cell table:style-name="ce72" table:formula="of:=IF(ISNA(VLOOKUP([.C179];[.$A$2:.$B$200];2;0));0;VLOOKUP([.C17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3]" office:value-type="date" office:date-value="1899-12-30" calcext:value-type="date">
            <text:p>Sa 30.Dez</text:p>
          </table:table-cell>
          <table:table-cell table:formula="of:=[AllRad.N63]" office:value-type="float" office:value="0" calcext:value-type="float">
            <text:p>0</text:p>
          </table:table-cell>
          <table:table-cell table:style-name="ce141" office:value-type="date" office:date-value="2021-06-28" calcext:value-type="date">
            <text:p>Mo 28.Jun</text:p>
          </table:table-cell>
          <table:table-cell table:style-name="ce195" table:formula="of:=IF(([.D179]-150)&gt;0;[.D179]-150+[.E180];[.E180])" office:value-type="float" office:value="0" calcext:value-type="float">
            <text:p>0</text:p>
          </table:table-cell>
          <table:table-cell table:style-name="ce72" table:formula="of:=IF(ISNA(VLOOKUP([.C180];[.$A$2:.$B$200];2;0));0;VLOOKUP([.C18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4]" office:value-type="date" office:date-value="1899-12-30" calcext:value-type="date">
            <text:p>Sa 30.Dez</text:p>
          </table:table-cell>
          <table:table-cell table:formula="of:=[AllRad.N64]" office:value-type="float" office:value="0" calcext:value-type="float">
            <text:p>0</text:p>
          </table:table-cell>
          <table:table-cell table:style-name="ce141" office:value-type="date" office:date-value="2021-06-29" calcext:value-type="date">
            <text:p>Di 29.Jun</text:p>
          </table:table-cell>
          <table:table-cell table:style-name="ce195" table:formula="of:=IF(([.D180]-150)&gt;0;[.D180]-150+[.E181];[.E181])" office:value-type="float" office:value="0" calcext:value-type="float">
            <text:p>0</text:p>
          </table:table-cell>
          <table:table-cell table:style-name="ce72" table:formula="of:=IF(ISNA(VLOOKUP([.C181];[.$A$2:.$B$200];2;0));0;VLOOKUP([.C18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5]" office:value-type="date" office:date-value="1899-12-30" calcext:value-type="date">
            <text:p>Sa 30.Dez</text:p>
          </table:table-cell>
          <table:table-cell table:formula="of:=[AllRad.N65]" office:value-type="float" office:value="0" calcext:value-type="float">
            <text:p>0</text:p>
          </table:table-cell>
          <table:table-cell table:style-name="ce141" office:value-type="date" office:date-value="2021-06-30" calcext:value-type="date">
            <text:p>Mi 30.Jun</text:p>
          </table:table-cell>
          <table:table-cell table:style-name="ce195" table:formula="of:=IF(([.D181]-150)&gt;0;[.D181]-150+[.E182];[.E182])" office:value-type="float" office:value="0" calcext:value-type="float">
            <text:p>0</text:p>
          </table:table-cell>
          <table:table-cell table:style-name="ce72" table:formula="of:=IF(ISNA(VLOOKUP([.C182];[.$A$2:.$B$200];2;0));0;VLOOKUP([.C18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6]" office:value-type="date" office:date-value="1899-12-30" calcext:value-type="date">
            <text:p>Sa 30.Dez</text:p>
          </table:table-cell>
          <table:table-cell table:formula="of:=[AllRad.N66]" office:value-type="float" office:value="0" calcext:value-type="float">
            <text:p>0</text:p>
          </table:table-cell>
          <table:table-cell table:style-name="ce141" office:value-type="date" office:date-value="2021-07-01" calcext:value-type="date">
            <text:p>Do 01.Jul</text:p>
          </table:table-cell>
          <table:table-cell table:style-name="ce195" table:formula="of:=IF(([.D182]-150)&gt;0;[.D182]-150+[.E183];[.E183])" office:value-type="float" office:value="0" calcext:value-type="float">
            <text:p>0</text:p>
          </table:table-cell>
          <table:table-cell table:style-name="ce72" table:formula="of:=IF(ISNA(VLOOKUP([.C183];[.$A$2:.$B$200];2;0));0;VLOOKUP([.C18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7]" office:value-type="date" office:date-value="1899-12-30" calcext:value-type="date">
            <text:p>Sa 30.Dez</text:p>
          </table:table-cell>
          <table:table-cell table:formula="of:=[AllRad.N67]" office:value-type="float" office:value="0" calcext:value-type="float">
            <text:p>0</text:p>
          </table:table-cell>
          <table:table-cell table:style-name="ce141" office:value-type="date" office:date-value="2021-07-02" calcext:value-type="date">
            <text:p>Fr 02.Jul</text:p>
          </table:table-cell>
          <table:table-cell table:style-name="ce195" table:formula="of:=IF(([.D183]-150)&gt;0;[.D183]-150+[.E184];[.E184])" office:value-type="float" office:value="0" calcext:value-type="float">
            <text:p>0</text:p>
          </table:table-cell>
          <table:table-cell table:style-name="ce72" table:formula="of:=IF(ISNA(VLOOKUP([.C184];[.$A$2:.$B$200];2;0));0;VLOOKUP([.C18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8]" office:value-type="date" office:date-value="1899-12-30" calcext:value-type="date">
            <text:p>Sa 30.Dez</text:p>
          </table:table-cell>
          <table:table-cell table:formula="of:=[AllRad.N68]" office:value-type="float" office:value="0" calcext:value-type="float">
            <text:p>0</text:p>
          </table:table-cell>
          <table:table-cell table:style-name="ce141" office:value-type="date" office:date-value="2021-07-03" calcext:value-type="date">
            <text:p>Sa 03.Jul</text:p>
          </table:table-cell>
          <table:table-cell table:style-name="ce195" table:formula="of:=IF(([.D184]-150)&gt;0;[.D184]-150+[.E185];[.E185])" office:value-type="float" office:value="0" calcext:value-type="float">
            <text:p>0</text:p>
          </table:table-cell>
          <table:table-cell table:style-name="ce72" table:formula="of:=IF(ISNA(VLOOKUP([.C185];[.$A$2:.$B$200];2;0));0;VLOOKUP([.C18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69]" office:value-type="date" office:date-value="1899-12-30" calcext:value-type="date">
            <text:p>Sa 30.Dez</text:p>
          </table:table-cell>
          <table:table-cell table:formula="of:=[AllRad.N69]" office:value-type="float" office:value="0" calcext:value-type="float">
            <text:p>0</text:p>
          </table:table-cell>
          <table:table-cell table:style-name="ce141" office:value-type="date" office:date-value="2021-07-04" calcext:value-type="date">
            <text:p>So 04.Jul</text:p>
          </table:table-cell>
          <table:table-cell table:style-name="ce195" table:formula="of:=IF(([.D185]-150)&gt;0;[.D185]-150+[.E186];[.E186])" office:value-type="float" office:value="0" calcext:value-type="float">
            <text:p>0</text:p>
          </table:table-cell>
          <table:table-cell table:style-name="ce72" table:formula="of:=IF(ISNA(VLOOKUP([.C186];[.$A$2:.$B$200];2;0));0;VLOOKUP([.C18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0]" office:value-type="date" office:date-value="1899-12-30" calcext:value-type="date">
            <text:p>Sa 30.Dez</text:p>
          </table:table-cell>
          <table:table-cell table:formula="of:=[AllRad.N70]" office:value-type="float" office:value="0" calcext:value-type="float">
            <text:p>0</text:p>
          </table:table-cell>
          <table:table-cell table:style-name="ce141" office:value-type="date" office:date-value="2021-07-05" calcext:value-type="date">
            <text:p>Mo 05.Jul</text:p>
          </table:table-cell>
          <table:table-cell table:style-name="ce195" table:formula="of:=IF(([.D186]-150)&gt;0;[.D186]-150+[.E187];[.E187])" office:value-type="float" office:value="0" calcext:value-type="float">
            <text:p>0</text:p>
          </table:table-cell>
          <table:table-cell table:style-name="ce72" table:formula="of:=IF(ISNA(VLOOKUP([.C187];[.$A$2:.$B$200];2;0));0;VLOOKUP([.C18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1]" office:value-type="date" office:date-value="1899-12-30" calcext:value-type="date">
            <text:p>Sa 30.Dez</text:p>
          </table:table-cell>
          <table:table-cell table:formula="of:=[AllRad.N71]" office:value-type="float" office:value="0" calcext:value-type="float">
            <text:p>0</text:p>
          </table:table-cell>
          <table:table-cell table:style-name="ce141" office:value-type="date" office:date-value="2021-07-06" calcext:value-type="date">
            <text:p>Di 06.Jul</text:p>
          </table:table-cell>
          <table:table-cell table:style-name="ce195" table:formula="of:=IF(([.D187]-150)&gt;0;[.D187]-150+[.E188];[.E188])" office:value-type="float" office:value="0" calcext:value-type="float">
            <text:p>0</text:p>
          </table:table-cell>
          <table:table-cell table:style-name="ce72" table:formula="of:=IF(ISNA(VLOOKUP([.C188];[.$A$2:.$B$200];2;0));0;VLOOKUP([.C18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2]" office:value-type="date" office:date-value="1899-12-30" calcext:value-type="date">
            <text:p>Sa 30.Dez</text:p>
          </table:table-cell>
          <table:table-cell table:formula="of:=[AllRad.N72]" office:value-type="float" office:value="0" calcext:value-type="float">
            <text:p>0</text:p>
          </table:table-cell>
          <table:table-cell table:style-name="ce141" office:value-type="date" office:date-value="2021-07-07" calcext:value-type="date">
            <text:p>Mi 07.Jul</text:p>
          </table:table-cell>
          <table:table-cell table:style-name="ce195" table:formula="of:=IF(([.D188]-150)&gt;0;[.D188]-150+[.E189];[.E189])" office:value-type="float" office:value="0" calcext:value-type="float">
            <text:p>0</text:p>
          </table:table-cell>
          <table:table-cell table:style-name="ce72" table:formula="of:=IF(ISNA(VLOOKUP([.C189];[.$A$2:.$B$200];2;0));0;VLOOKUP([.C18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3]" office:value-type="date" office:date-value="1899-12-30" calcext:value-type="date">
            <text:p>Sa 30.Dez</text:p>
          </table:table-cell>
          <table:table-cell table:formula="of:=[AllRad.N73]" office:value-type="float" office:value="0" calcext:value-type="float">
            <text:p>0</text:p>
          </table:table-cell>
          <table:table-cell table:style-name="ce141" office:value-type="date" office:date-value="2021-07-08" calcext:value-type="date">
            <text:p>Do 08.Jul</text:p>
          </table:table-cell>
          <table:table-cell table:style-name="ce195" table:formula="of:=IF(([.D189]-150)&gt;0;[.D189]-150+[.E190];[.E190])" office:value-type="float" office:value="0" calcext:value-type="float">
            <text:p>0</text:p>
          </table:table-cell>
          <table:table-cell table:style-name="ce72" table:formula="of:=IF(ISNA(VLOOKUP([.C190];[.$A$2:.$B$200];2;0));0;VLOOKUP([.C19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4]" office:value-type="date" office:date-value="1899-12-30" calcext:value-type="date">
            <text:p>Sa 30.Dez</text:p>
          </table:table-cell>
          <table:table-cell table:formula="of:=[AllRad.N74]" office:value-type="float" office:value="0" calcext:value-type="float">
            <text:p>0</text:p>
          </table:table-cell>
          <table:table-cell table:style-name="ce141" office:value-type="date" office:date-value="2021-07-09" calcext:value-type="date">
            <text:p>Fr 09.Jul</text:p>
          </table:table-cell>
          <table:table-cell table:style-name="ce195" table:formula="of:=IF(([.D190]-150)&gt;0;[.D190]-150+[.E191];[.E191])" office:value-type="float" office:value="0" calcext:value-type="float">
            <text:p>0</text:p>
          </table:table-cell>
          <table:table-cell table:style-name="ce72" table:formula="of:=IF(ISNA(VLOOKUP([.C191];[.$A$2:.$B$200];2;0));0;VLOOKUP([.C19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5]" office:value-type="date" office:date-value="1899-12-30" calcext:value-type="date">
            <text:p>Sa 30.Dez</text:p>
          </table:table-cell>
          <table:table-cell table:formula="of:=[AllRad.N75]" office:value-type="float" office:value="0" calcext:value-type="float">
            <text:p>0</text:p>
          </table:table-cell>
          <table:table-cell table:style-name="ce141" office:value-type="date" office:date-value="2021-07-10" calcext:value-type="date">
            <text:p>Sa 10.Jul</text:p>
          </table:table-cell>
          <table:table-cell table:style-name="ce195" table:formula="of:=IF(([.D191]-150)&gt;0;[.D191]-150+[.E192];[.E192])" office:value-type="float" office:value="0" calcext:value-type="float">
            <text:p>0</text:p>
          </table:table-cell>
          <table:table-cell table:style-name="ce72" table:formula="of:=IF(ISNA(VLOOKUP([.C192];[.$A$2:.$B$200];2;0));0;VLOOKUP([.C19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6]" office:value-type="date" office:date-value="1899-12-30" calcext:value-type="date">
            <text:p>Sa 30.Dez</text:p>
          </table:table-cell>
          <table:table-cell table:formula="of:=[AllRad.N76]" office:value-type="float" office:value="0" calcext:value-type="float">
            <text:p>0</text:p>
          </table:table-cell>
          <table:table-cell table:style-name="ce141" office:value-type="date" office:date-value="2021-07-11" calcext:value-type="date">
            <text:p>So 11.Jul</text:p>
          </table:table-cell>
          <table:table-cell table:style-name="ce195" table:formula="of:=IF(([.D192]-150)&gt;0;[.D192]-150+[.E193];[.E193])" office:value-type="float" office:value="0" calcext:value-type="float">
            <text:p>0</text:p>
          </table:table-cell>
          <table:table-cell table:style-name="ce72" table:formula="of:=IF(ISNA(VLOOKUP([.C193];[.$A$2:.$B$200];2;0));0;VLOOKUP([.C19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7]" office:value-type="date" office:date-value="1899-12-30" calcext:value-type="date">
            <text:p>Sa 30.Dez</text:p>
          </table:table-cell>
          <table:table-cell table:formula="of:=[AllRad.N77]" office:value-type="float" office:value="0" calcext:value-type="float">
            <text:p>0</text:p>
          </table:table-cell>
          <table:table-cell table:style-name="ce141" office:value-type="date" office:date-value="2021-07-12" calcext:value-type="date">
            <text:p>Mo 12.Jul</text:p>
          </table:table-cell>
          <table:table-cell table:style-name="ce195" table:formula="of:=IF(([.D193]-150)&gt;0;[.D193]-150+[.E194];[.E194])" office:value-type="float" office:value="0" calcext:value-type="float">
            <text:p>0</text:p>
          </table:table-cell>
          <table:table-cell table:style-name="ce72" table:formula="of:=IF(ISNA(VLOOKUP([.C194];[.$A$2:.$B$200];2;0));0;VLOOKUP([.C19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8]" office:value-type="date" office:date-value="1899-12-30" calcext:value-type="date">
            <text:p>Sa 30.Dez</text:p>
          </table:table-cell>
          <table:table-cell table:formula="of:=[AllRad.N78]" office:value-type="float" office:value="0" calcext:value-type="float">
            <text:p>0</text:p>
          </table:table-cell>
          <table:table-cell table:style-name="ce141" office:value-type="date" office:date-value="2021-07-13" calcext:value-type="date">
            <text:p>Di 13.Jul</text:p>
          </table:table-cell>
          <table:table-cell table:style-name="ce195" table:formula="of:=IF(([.D194]-150)&gt;0;[.D194]-150+[.E195];[.E195])" office:value-type="float" office:value="0" calcext:value-type="float">
            <text:p>0</text:p>
          </table:table-cell>
          <table:table-cell table:style-name="ce72" table:formula="of:=IF(ISNA(VLOOKUP([.C195];[.$A$2:.$B$200];2;0));0;VLOOKUP([.C19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79]" office:value-type="date" office:date-value="1899-12-30" calcext:value-type="date">
            <text:p>Sa 30.Dez</text:p>
          </table:table-cell>
          <table:table-cell table:formula="of:=[AllRad.N79]" office:value-type="float" office:value="0" calcext:value-type="float">
            <text:p>0</text:p>
          </table:table-cell>
          <table:table-cell table:style-name="ce141" office:value-type="date" office:date-value="2021-07-14" calcext:value-type="date">
            <text:p>Mi 14.Jul</text:p>
          </table:table-cell>
          <table:table-cell table:style-name="ce195" table:formula="of:=IF(([.D195]-150)&gt;0;[.D195]-150+[.E196];[.E196])" office:value-type="float" office:value="0" calcext:value-type="float">
            <text:p>0</text:p>
          </table:table-cell>
          <table:table-cell table:style-name="ce72" table:formula="of:=IF(ISNA(VLOOKUP([.C196];[.$A$2:.$B$200];2;0));0;VLOOKUP([.C19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0]" office:value-type="date" office:date-value="1899-12-30" calcext:value-type="date">
            <text:p>Sa 30.Dez</text:p>
          </table:table-cell>
          <table:table-cell table:formula="of:=[AllRad.N80]" office:value-type="float" office:value="0" calcext:value-type="float">
            <text:p>0</text:p>
          </table:table-cell>
          <table:table-cell table:style-name="ce141" office:value-type="date" office:date-value="2021-07-15" calcext:value-type="date">
            <text:p>Do 15.Jul</text:p>
          </table:table-cell>
          <table:table-cell table:style-name="ce195" table:formula="of:=IF(([.D196]-150)&gt;0;[.D196]-150+[.E197];[.E197])" office:value-type="float" office:value="0" calcext:value-type="float">
            <text:p>0</text:p>
          </table:table-cell>
          <table:table-cell table:style-name="ce72" table:formula="of:=IF(ISNA(VLOOKUP([.C197];[.$A$2:.$B$200];2;0));0;VLOOKUP([.C19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1]" office:value-type="date" office:date-value="1899-12-30" calcext:value-type="date">
            <text:p>Sa 30.Dez</text:p>
          </table:table-cell>
          <table:table-cell table:formula="of:=[AllRad.N81]" office:value-type="float" office:value="0" calcext:value-type="float">
            <text:p>0</text:p>
          </table:table-cell>
          <table:table-cell table:style-name="ce141" office:value-type="date" office:date-value="2021-07-16" calcext:value-type="date">
            <text:p>Fr 16.Jul</text:p>
          </table:table-cell>
          <table:table-cell table:style-name="ce195" table:formula="of:=IF(([.D197]-150)&gt;0;[.D197]-150+[.E198];[.E198])" office:value-type="float" office:value="0" calcext:value-type="float">
            <text:p>0</text:p>
          </table:table-cell>
          <table:table-cell table:style-name="ce72" table:formula="of:=IF(ISNA(VLOOKUP([.C198];[.$A$2:.$B$200];2;0));0;VLOOKUP([.C19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2]" office:value-type="date" office:date-value="1899-12-30" calcext:value-type="date">
            <text:p>Sa 30.Dez</text:p>
          </table:table-cell>
          <table:table-cell table:formula="of:=[AllRad.N82]" office:value-type="float" office:value="0" calcext:value-type="float">
            <text:p>0</text:p>
          </table:table-cell>
          <table:table-cell table:style-name="ce141" office:value-type="date" office:date-value="2021-07-17" calcext:value-type="date">
            <text:p>Sa 17.Jul</text:p>
          </table:table-cell>
          <table:table-cell table:style-name="ce195" table:formula="of:=IF(([.D198]-150)&gt;0;[.D198]-150+[.E199];[.E199])" office:value-type="float" office:value="0" calcext:value-type="float">
            <text:p>0</text:p>
          </table:table-cell>
          <table:table-cell table:style-name="ce72" table:formula="of:=IF(ISNA(VLOOKUP([.C199];[.$A$2:.$B$200];2;0));0;VLOOKUP([.C19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3]" office:value-type="date" office:date-value="1899-12-30" calcext:value-type="date">
            <text:p>Sa 30.Dez</text:p>
          </table:table-cell>
          <table:table-cell table:formula="of:=[AllRad.N83]" office:value-type="float" office:value="0" calcext:value-type="float">
            <text:p>0</text:p>
          </table:table-cell>
          <table:table-cell table:style-name="ce141" office:value-type="date" office:date-value="2021-07-18" calcext:value-type="date">
            <text:p>So 18.Jul</text:p>
          </table:table-cell>
          <table:table-cell table:style-name="ce195" table:formula="of:=IF(([.D199]-150)&gt;0;[.D199]-150+[.E200];[.E200])" office:value-type="float" office:value="0" calcext:value-type="float">
            <text:p>0</text:p>
          </table:table-cell>
          <table:table-cell table:style-name="ce72" table:formula="of:=IF(ISNA(VLOOKUP([.C200];[.$A$2:.$B$200];2;0));0;VLOOKUP([.C20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4]" office:value-type="date" office:date-value="1899-12-30" calcext:value-type="date">
            <text:p>Sa 30.Dez</text:p>
          </table:table-cell>
          <table:table-cell table:formula="of:=[AllRad.N84]" office:value-type="float" office:value="0" calcext:value-type="float">
            <text:p>0</text:p>
          </table:table-cell>
          <table:table-cell table:style-name="ce141" office:value-type="date" office:date-value="2021-07-19" calcext:value-type="date">
            <text:p>Mo 19.Jul</text:p>
          </table:table-cell>
          <table:table-cell table:style-name="ce195" table:formula="of:=IF(([.D200]-150)&gt;0;[.D200]-150+[.E201];[.E201])" office:value-type="float" office:value="0" calcext:value-type="float">
            <text:p>0</text:p>
          </table:table-cell>
          <table:table-cell table:style-name="ce72" table:formula="of:=IF(ISNA(VLOOKUP([.C201];[.$A$2:.$B$200];2;0));0;VLOOKUP([.C20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5]" office:value-type="date" office:date-value="1899-12-30" calcext:value-type="date">
            <text:p>Sa 30.Dez</text:p>
          </table:table-cell>
          <table:table-cell table:formula="of:=[AllRad.N85]" office:value-type="float" office:value="0" calcext:value-type="float">
            <text:p>0</text:p>
          </table:table-cell>
          <table:table-cell table:style-name="ce141" office:value-type="date" office:date-value="2021-07-20" calcext:value-type="date">
            <text:p>Di 20.Jul</text:p>
          </table:table-cell>
          <table:table-cell table:style-name="ce195" table:formula="of:=IF(([.D201]-150)&gt;0;[.D201]-150+[.E202];[.E202])" office:value-type="float" office:value="0" calcext:value-type="float">
            <text:p>0</text:p>
          </table:table-cell>
          <table:table-cell table:style-name="ce72" table:formula="of:=IF(ISNA(VLOOKUP([.C202];[.$A$2:.$B$200];2;0));0;VLOOKUP([.C20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6]" office:value-type="date" office:date-value="1899-12-30" calcext:value-type="date">
            <text:p>Sa 30.Dez</text:p>
          </table:table-cell>
          <table:table-cell table:formula="of:=[AllRad.N86]" office:value-type="float" office:value="0" calcext:value-type="float">
            <text:p>0</text:p>
          </table:table-cell>
          <table:table-cell table:style-name="ce141" office:value-type="date" office:date-value="2021-07-21" calcext:value-type="date">
            <text:p>Mi 21.Jul</text:p>
          </table:table-cell>
          <table:table-cell table:style-name="ce195" table:formula="of:=IF(([.D202]-150)&gt;0;[.D202]-150+[.E203];[.E203])" office:value-type="float" office:value="0" calcext:value-type="float">
            <text:p>0</text:p>
          </table:table-cell>
          <table:table-cell table:style-name="ce72" table:formula="of:=IF(ISNA(VLOOKUP([.C203];[.$A$2:.$B$200];2;0));0;VLOOKUP([.C20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7]" office:value-type="date" office:date-value="1899-12-30" calcext:value-type="date">
            <text:p>Sa 30.Dez</text:p>
          </table:table-cell>
          <table:table-cell table:formula="of:=[AllRad.N87]" office:value-type="float" office:value="0" calcext:value-type="float">
            <text:p>0</text:p>
          </table:table-cell>
          <table:table-cell table:style-name="ce141" office:value-type="date" office:date-value="2021-07-22" calcext:value-type="date">
            <text:p>Do 22.Jul</text:p>
          </table:table-cell>
          <table:table-cell table:style-name="ce195" table:formula="of:=IF(([.D203]-150)&gt;0;[.D203]-150+[.E204];[.E204])" office:value-type="float" office:value="0" calcext:value-type="float">
            <text:p>0</text:p>
          </table:table-cell>
          <table:table-cell table:style-name="ce72" table:formula="of:=IF(ISNA(VLOOKUP([.C204];[.$A$2:.$B$200];2;0));0;VLOOKUP([.C20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8]" office:value-type="date" office:date-value="1899-12-30" calcext:value-type="date">
            <text:p>Sa 30.Dez</text:p>
          </table:table-cell>
          <table:table-cell table:formula="of:=[AllRad.N88]" office:value-type="float" office:value="0" calcext:value-type="float">
            <text:p>0</text:p>
          </table:table-cell>
          <table:table-cell table:style-name="ce141" office:value-type="date" office:date-value="2021-07-23" calcext:value-type="date">
            <text:p>Fr 23.Jul</text:p>
          </table:table-cell>
          <table:table-cell table:style-name="ce195" table:formula="of:=IF(([.D204]-150)&gt;0;[.D204]-150+[.E205];[.E205])" office:value-type="float" office:value="0" calcext:value-type="float">
            <text:p>0</text:p>
          </table:table-cell>
          <table:table-cell table:style-name="ce72" table:formula="of:=IF(ISNA(VLOOKUP([.C205];[.$A$2:.$B$200];2;0));0;VLOOKUP([.C20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89]" office:value-type="date" office:date-value="1899-12-30" calcext:value-type="date">
            <text:p>Sa 30.Dez</text:p>
          </table:table-cell>
          <table:table-cell table:formula="of:=[AllRad.N89]" office:value-type="float" office:value="0" calcext:value-type="float">
            <text:p>0</text:p>
          </table:table-cell>
          <table:table-cell table:style-name="ce141" office:value-type="date" office:date-value="2021-07-24" calcext:value-type="date">
            <text:p>Sa 24.Jul</text:p>
          </table:table-cell>
          <table:table-cell table:style-name="ce195" table:formula="of:=IF(([.D205]-150)&gt;0;[.D205]-150+[.E206];[.E206])" office:value-type="float" office:value="0" calcext:value-type="float">
            <text:p>0</text:p>
          </table:table-cell>
          <table:table-cell table:style-name="ce72" table:formula="of:=IF(ISNA(VLOOKUP([.C206];[.$A$2:.$B$200];2;0));0;VLOOKUP([.C20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0]" office:value-type="date" office:date-value="1899-12-30" calcext:value-type="date">
            <text:p>Sa 30.Dez</text:p>
          </table:table-cell>
          <table:table-cell table:formula="of:=[AllRad.N90]" office:value-type="float" office:value="0" calcext:value-type="float">
            <text:p>0</text:p>
          </table:table-cell>
          <table:table-cell table:style-name="ce141" office:value-type="date" office:date-value="2021-07-25" calcext:value-type="date">
            <text:p>So 25.Jul</text:p>
          </table:table-cell>
          <table:table-cell table:style-name="ce195" table:formula="of:=IF(([.D206]-150)&gt;0;[.D206]-150+[.E207];[.E207])" office:value-type="float" office:value="0" calcext:value-type="float">
            <text:p>0</text:p>
          </table:table-cell>
          <table:table-cell table:style-name="ce72" table:formula="of:=IF(ISNA(VLOOKUP([.C207];[.$A$2:.$B$200];2;0));0;VLOOKUP([.C20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1]" office:value-type="date" office:date-value="1899-12-30" calcext:value-type="date">
            <text:p>Sa 30.Dez</text:p>
          </table:table-cell>
          <table:table-cell table:formula="of:=[AllRad.N91]" office:value-type="float" office:value="0" calcext:value-type="float">
            <text:p>0</text:p>
          </table:table-cell>
          <table:table-cell table:style-name="ce141" office:value-type="date" office:date-value="2021-07-26" calcext:value-type="date">
            <text:p>Mo 26.Jul</text:p>
          </table:table-cell>
          <table:table-cell table:style-name="ce195" table:formula="of:=IF(([.D207]-150)&gt;0;[.D207]-150+[.E208];[.E208])" office:value-type="float" office:value="0" calcext:value-type="float">
            <text:p>0</text:p>
          </table:table-cell>
          <table:table-cell table:style-name="ce72" table:formula="of:=IF(ISNA(VLOOKUP([.C208];[.$A$2:.$B$200];2;0));0;VLOOKUP([.C20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2]" office:value-type="date" office:date-value="1899-12-30" calcext:value-type="date">
            <text:p>Sa 30.Dez</text:p>
          </table:table-cell>
          <table:table-cell table:formula="of:=[AllRad.N92]" office:value-type="float" office:value="0" calcext:value-type="float">
            <text:p>0</text:p>
          </table:table-cell>
          <table:table-cell table:style-name="ce141" office:value-type="date" office:date-value="2021-07-27" calcext:value-type="date">
            <text:p>Di 27.Jul</text:p>
          </table:table-cell>
          <table:table-cell table:style-name="ce195" table:formula="of:=IF(([.D208]-150)&gt;0;[.D208]-150+[.E209];[.E209])" office:value-type="float" office:value="0" calcext:value-type="float">
            <text:p>0</text:p>
          </table:table-cell>
          <table:table-cell table:style-name="ce72" table:formula="of:=IF(ISNA(VLOOKUP([.C209];[.$A$2:.$B$200];2;0));0;VLOOKUP([.C20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3]" office:value-type="date" office:date-value="1899-12-30" calcext:value-type="date">
            <text:p>Sa 30.Dez</text:p>
          </table:table-cell>
          <table:table-cell table:formula="of:=[AllRad.N93]" office:value-type="float" office:value="0" calcext:value-type="float">
            <text:p>0</text:p>
          </table:table-cell>
          <table:table-cell table:style-name="ce141" office:value-type="date" office:date-value="2021-07-28" calcext:value-type="date">
            <text:p>Mi 28.Jul</text:p>
          </table:table-cell>
          <table:table-cell table:style-name="ce195" table:formula="of:=IF(([.D209]-150)&gt;0;[.D209]-150+[.E210];[.E210])" office:value-type="float" office:value="0" calcext:value-type="float">
            <text:p>0</text:p>
          </table:table-cell>
          <table:table-cell table:style-name="ce72" table:formula="of:=IF(ISNA(VLOOKUP([.C210];[.$A$2:.$B$200];2;0));0;VLOOKUP([.C21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4]" office:value-type="date" office:date-value="1899-12-30" calcext:value-type="date">
            <text:p>Sa 30.Dez</text:p>
          </table:table-cell>
          <table:table-cell table:formula="of:=[AllRad.N94]" office:value-type="float" office:value="0" calcext:value-type="float">
            <text:p>0</text:p>
          </table:table-cell>
          <table:table-cell table:style-name="ce141" office:value-type="date" office:date-value="2021-07-29" calcext:value-type="date">
            <text:p>Do 29.Jul</text:p>
          </table:table-cell>
          <table:table-cell table:style-name="ce195" table:formula="of:=IF(([.D210]-150)&gt;0;[.D210]-150+[.E211];[.E211])" office:value-type="float" office:value="0" calcext:value-type="float">
            <text:p>0</text:p>
          </table:table-cell>
          <table:table-cell table:style-name="ce72" table:formula="of:=IF(ISNA(VLOOKUP([.C211];[.$A$2:.$B$200];2;0));0;VLOOKUP([.C21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5]" office:value-type="date" office:date-value="1899-12-30" calcext:value-type="date">
            <text:p>Sa 30.Dez</text:p>
          </table:table-cell>
          <table:table-cell table:formula="of:=[AllRad.N95]" office:value-type="float" office:value="0" calcext:value-type="float">
            <text:p>0</text:p>
          </table:table-cell>
          <table:table-cell table:style-name="ce141" office:value-type="date" office:date-value="2021-07-30" calcext:value-type="date">
            <text:p>Fr 30.Jul</text:p>
          </table:table-cell>
          <table:table-cell table:style-name="ce195" table:formula="of:=IF(([.D211]-150)&gt;0;[.D211]-150+[.E212];[.E212])" office:value-type="float" office:value="0" calcext:value-type="float">
            <text:p>0</text:p>
          </table:table-cell>
          <table:table-cell table:style-name="ce72" table:formula="of:=IF(ISNA(VLOOKUP([.C212];[.$A$2:.$B$200];2;0));0;VLOOKUP([.C21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6]" office:value-type="date" office:date-value="1899-12-30" calcext:value-type="date">
            <text:p>Sa 30.Dez</text:p>
          </table:table-cell>
          <table:table-cell table:formula="of:=[AllRad.N96]" office:value-type="float" office:value="0" calcext:value-type="float">
            <text:p>0</text:p>
          </table:table-cell>
          <table:table-cell table:style-name="ce141" office:value-type="date" office:date-value="2021-07-31" calcext:value-type="date">
            <text:p>Sa 31.Jul</text:p>
          </table:table-cell>
          <table:table-cell table:style-name="ce195" table:formula="of:=IF(([.D212]-150)&gt;0;[.D212]-150+[.E213];[.E213])" office:value-type="float" office:value="0" calcext:value-type="float">
            <text:p>0</text:p>
          </table:table-cell>
          <table:table-cell table:style-name="ce72" table:formula="of:=IF(ISNA(VLOOKUP([.C213];[.$A$2:.$B$200];2;0));0;VLOOKUP([.C21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7]" office:value-type="date" office:date-value="1899-12-30" calcext:value-type="date">
            <text:p>Sa 30.Dez</text:p>
          </table:table-cell>
          <table:table-cell table:formula="of:=[AllRad.N97]" office:value-type="float" office:value="0" calcext:value-type="float">
            <text:p>0</text:p>
          </table:table-cell>
          <table:table-cell table:style-name="ce141" office:value-type="date" office:date-value="2021-08-01" calcext:value-type="date">
            <text:p>So 01.Aug</text:p>
          </table:table-cell>
          <table:table-cell table:style-name="ce195" table:formula="of:=IF(([.D213]-150)&gt;0;[.D213]-150+[.E214];[.E214])" office:value-type="float" office:value="0" calcext:value-type="float">
            <text:p>0</text:p>
          </table:table-cell>
          <table:table-cell table:style-name="ce72" table:formula="of:=IF(ISNA(VLOOKUP([.C214];[.$A$2:.$B$200];2;0));0;VLOOKUP([.C21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8]" office:value-type="date" office:date-value="1899-12-30" calcext:value-type="date">
            <text:p>Sa 30.Dez</text:p>
          </table:table-cell>
          <table:table-cell table:formula="of:=[AllRad.N98]" office:value-type="float" office:value="0" calcext:value-type="float">
            <text:p>0</text:p>
          </table:table-cell>
          <table:table-cell table:style-name="ce141" office:value-type="date" office:date-value="2021-08-02" calcext:value-type="date">
            <text:p>Mo 02.Aug</text:p>
          </table:table-cell>
          <table:table-cell table:style-name="ce195" table:formula="of:=IF(([.D214]-150)&gt;0;[.D214]-150+[.E215];[.E215])" office:value-type="float" office:value="0" calcext:value-type="float">
            <text:p>0</text:p>
          </table:table-cell>
          <table:table-cell table:style-name="ce72" table:formula="of:=IF(ISNA(VLOOKUP([.C215];[.$A$2:.$B$200];2;0));0;VLOOKUP([.C21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99]" office:value-type="date" office:date-value="1899-12-30" calcext:value-type="date">
            <text:p>Sa 30.Dez</text:p>
          </table:table-cell>
          <table:table-cell table:formula="of:=[AllRad.N99]" office:value-type="float" office:value="0" calcext:value-type="float">
            <text:p>0</text:p>
          </table:table-cell>
          <table:table-cell table:style-name="ce141" office:value-type="date" office:date-value="2021-08-03" calcext:value-type="date">
            <text:p>Di 03.Aug</text:p>
          </table:table-cell>
          <table:table-cell table:style-name="ce195" table:formula="of:=IF(([.D215]-150)&gt;0;[.D215]-150+[.E216];[.E216])" office:value-type="float" office:value="0" calcext:value-type="float">
            <text:p>0</text:p>
          </table:table-cell>
          <table:table-cell table:style-name="ce72" table:formula="of:=IF(ISNA(VLOOKUP([.C216];[.$A$2:.$B$200];2;0));0;VLOOKUP([.C21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0]" office:value-type="date" office:date-value="1899-12-30" calcext:value-type="date">
            <text:p>Sa 30.Dez</text:p>
          </table:table-cell>
          <table:table-cell table:formula="of:=[AllRad.N100]" office:value-type="float" office:value="0" calcext:value-type="float">
            <text:p>0</text:p>
          </table:table-cell>
          <table:table-cell table:style-name="ce141" office:value-type="date" office:date-value="2021-08-04" calcext:value-type="date">
            <text:p>Mi 04.Aug</text:p>
          </table:table-cell>
          <table:table-cell table:style-name="ce195" table:formula="of:=IF(([.D216]-150)&gt;0;[.D216]-150+[.E217];[.E217])" office:value-type="float" office:value="0" calcext:value-type="float">
            <text:p>0</text:p>
          </table:table-cell>
          <table:table-cell table:style-name="ce72" table:formula="of:=IF(ISNA(VLOOKUP([.C217];[.$A$2:.$B$200];2;0));0;VLOOKUP([.C21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1]" office:value-type="date" office:date-value="1899-12-30" calcext:value-type="date">
            <text:p>Sa 30.Dez</text:p>
          </table:table-cell>
          <table:table-cell table:formula="of:=[AllRad.N101]" office:value-type="float" office:value="0" calcext:value-type="float">
            <text:p>0</text:p>
          </table:table-cell>
          <table:table-cell table:style-name="ce141" office:value-type="date" office:date-value="2021-08-05" calcext:value-type="date">
            <text:p>Do 05.Aug</text:p>
          </table:table-cell>
          <table:table-cell table:style-name="ce195" table:formula="of:=IF(([.D217]-150)&gt;0;[.D217]-150+[.E218];[.E218])" office:value-type="float" office:value="0" calcext:value-type="float">
            <text:p>0</text:p>
          </table:table-cell>
          <table:table-cell table:style-name="ce72" table:formula="of:=IF(ISNA(VLOOKUP([.C218];[.$A$2:.$B$200];2;0));0;VLOOKUP([.C21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2]" office:value-type="date" office:date-value="1899-12-30" calcext:value-type="date">
            <text:p>Sa 30.Dez</text:p>
          </table:table-cell>
          <table:table-cell table:formula="of:=[AllRad.N102]" office:value-type="float" office:value="0" calcext:value-type="float">
            <text:p>0</text:p>
          </table:table-cell>
          <table:table-cell table:style-name="ce141" office:value-type="date" office:date-value="2021-08-06" calcext:value-type="date">
            <text:p>Fr 06.Aug</text:p>
          </table:table-cell>
          <table:table-cell table:style-name="ce195" table:formula="of:=IF(([.D218]-150)&gt;0;[.D218]-150+[.E219];[.E219])" office:value-type="float" office:value="0" calcext:value-type="float">
            <text:p>0</text:p>
          </table:table-cell>
          <table:table-cell table:style-name="ce72" table:formula="of:=IF(ISNA(VLOOKUP([.C219];[.$A$2:.$B$200];2;0));0;VLOOKUP([.C21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3]" office:value-type="date" office:date-value="1899-12-30" calcext:value-type="date">
            <text:p>Sa 30.Dez</text:p>
          </table:table-cell>
          <table:table-cell table:formula="of:=[AllRad.N103]" office:value-type="float" office:value="0" calcext:value-type="float">
            <text:p>0</text:p>
          </table:table-cell>
          <table:table-cell table:style-name="ce141" office:value-type="date" office:date-value="2021-08-07" calcext:value-type="date">
            <text:p>Sa 07.Aug</text:p>
          </table:table-cell>
          <table:table-cell table:style-name="ce195" table:formula="of:=IF(([.D219]-150)&gt;0;[.D219]-150+[.E220];[.E220])" office:value-type="float" office:value="0" calcext:value-type="float">
            <text:p>0</text:p>
          </table:table-cell>
          <table:table-cell table:style-name="ce72" table:formula="of:=IF(ISNA(VLOOKUP([.C220];[.$A$2:.$B$200];2;0));0;VLOOKUP([.C22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4]" office:value-type="date" office:date-value="1899-12-30" calcext:value-type="date">
            <text:p>Sa 30.Dez</text:p>
          </table:table-cell>
          <table:table-cell table:formula="of:=[AllRad.N104]" office:value-type="float" office:value="0" calcext:value-type="float">
            <text:p>0</text:p>
          </table:table-cell>
          <table:table-cell table:style-name="ce141" office:value-type="date" office:date-value="2021-08-08" calcext:value-type="date">
            <text:p>So 08.Aug</text:p>
          </table:table-cell>
          <table:table-cell table:style-name="ce195" table:formula="of:=IF(([.D220]-150)&gt;0;[.D220]-150+[.E221];[.E221])" office:value-type="float" office:value="0" calcext:value-type="float">
            <text:p>0</text:p>
          </table:table-cell>
          <table:table-cell table:style-name="ce72" table:formula="of:=IF(ISNA(VLOOKUP([.C221];[.$A$2:.$B$200];2;0));0;VLOOKUP([.C22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5]" office:value-type="date" office:date-value="1899-12-30" calcext:value-type="date">
            <text:p>Sa 30.Dez</text:p>
          </table:table-cell>
          <table:table-cell table:formula="of:=[AllRad.N105]" office:value-type="float" office:value="0" calcext:value-type="float">
            <text:p>0</text:p>
          </table:table-cell>
          <table:table-cell table:style-name="ce141" office:value-type="date" office:date-value="2021-08-09" calcext:value-type="date">
            <text:p>Mo 09.Aug</text:p>
          </table:table-cell>
          <table:table-cell table:style-name="ce195" table:formula="of:=IF(([.D221]-150)&gt;0;[.D221]-150+[.E222];[.E222])" office:value-type="float" office:value="0" calcext:value-type="float">
            <text:p>0</text:p>
          </table:table-cell>
          <table:table-cell table:style-name="ce72" table:formula="of:=IF(ISNA(VLOOKUP([.C222];[.$A$2:.$B$200];2;0));0;VLOOKUP([.C22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6]" office:value-type="date" office:date-value="1899-12-30" calcext:value-type="date">
            <text:p>Sa 30.Dez</text:p>
          </table:table-cell>
          <table:table-cell table:formula="of:=[AllRad.N106]" office:value-type="float" office:value="0" calcext:value-type="float">
            <text:p>0</text:p>
          </table:table-cell>
          <table:table-cell table:style-name="ce141" office:value-type="date" office:date-value="2021-08-10" calcext:value-type="date">
            <text:p>Di 10.Aug</text:p>
          </table:table-cell>
          <table:table-cell table:style-name="ce195" table:formula="of:=IF(([.D222]-150)&gt;0;[.D222]-150+[.E223];[.E223])" office:value-type="float" office:value="0" calcext:value-type="float">
            <text:p>0</text:p>
          </table:table-cell>
          <table:table-cell table:style-name="ce72" table:formula="of:=IF(ISNA(VLOOKUP([.C223];[.$A$2:.$B$200];2;0));0;VLOOKUP([.C22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7]" office:value-type="date" office:date-value="1899-12-30" calcext:value-type="date">
            <text:p>Sa 30.Dez</text:p>
          </table:table-cell>
          <table:table-cell table:formula="of:=[AllRad.N107]" office:value-type="float" office:value="0" calcext:value-type="float">
            <text:p>0</text:p>
          </table:table-cell>
          <table:table-cell table:style-name="ce141" office:value-type="date" office:date-value="2021-08-11" calcext:value-type="date">
            <text:p>Mi 11.Aug</text:p>
          </table:table-cell>
          <table:table-cell table:style-name="ce195" table:formula="of:=IF(([.D223]-150)&gt;0;[.D223]-150+[.E224];[.E224])" office:value-type="float" office:value="0" calcext:value-type="float">
            <text:p>0</text:p>
          </table:table-cell>
          <table:table-cell table:style-name="ce72" table:formula="of:=IF(ISNA(VLOOKUP([.C224];[.$A$2:.$B$200];2;0));0;VLOOKUP([.C22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8]" office:value-type="date" office:date-value="1899-12-30" calcext:value-type="date">
            <text:p>Sa 30.Dez</text:p>
          </table:table-cell>
          <table:table-cell table:formula="of:=[AllRad.N108]" office:value-type="float" office:value="0" calcext:value-type="float">
            <text:p>0</text:p>
          </table:table-cell>
          <table:table-cell table:style-name="ce141" office:value-type="date" office:date-value="2021-08-12" calcext:value-type="date">
            <text:p>Do 12.Aug</text:p>
          </table:table-cell>
          <table:table-cell table:style-name="ce195" table:formula="of:=IF(([.D224]-150)&gt;0;[.D224]-150+[.E225];[.E225])" office:value-type="float" office:value="0" calcext:value-type="float">
            <text:p>0</text:p>
          </table:table-cell>
          <table:table-cell table:style-name="ce72" table:formula="of:=IF(ISNA(VLOOKUP([.C225];[.$A$2:.$B$200];2;0));0;VLOOKUP([.C22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09]" office:value-type="date" office:date-value="1899-12-30" calcext:value-type="date">
            <text:p>Sa 30.Dez</text:p>
          </table:table-cell>
          <table:table-cell table:formula="of:=[AllRad.N109]" office:value-type="float" office:value="0" calcext:value-type="float">
            <text:p>0</text:p>
          </table:table-cell>
          <table:table-cell table:style-name="ce141" office:value-type="date" office:date-value="2021-08-13" calcext:value-type="date">
            <text:p>Fr 13.Aug</text:p>
          </table:table-cell>
          <table:table-cell table:style-name="ce195" table:formula="of:=IF(([.D225]-150)&gt;0;[.D225]-150+[.E226];[.E226])" office:value-type="float" office:value="0" calcext:value-type="float">
            <text:p>0</text:p>
          </table:table-cell>
          <table:table-cell table:style-name="ce72" table:formula="of:=IF(ISNA(VLOOKUP([.C226];[.$A$2:.$B$200];2;0));0;VLOOKUP([.C22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0]" office:value-type="date" office:date-value="1899-12-30" calcext:value-type="date">
            <text:p>Sa 30.Dez</text:p>
          </table:table-cell>
          <table:table-cell table:formula="of:=[AllRad.N110]" office:value-type="float" office:value="0" calcext:value-type="float">
            <text:p>0</text:p>
          </table:table-cell>
          <table:table-cell table:style-name="ce141" office:value-type="date" office:date-value="2021-08-14" calcext:value-type="date">
            <text:p>Sa 14.Aug</text:p>
          </table:table-cell>
          <table:table-cell table:style-name="ce195" table:formula="of:=IF(([.D226]-150)&gt;0;[.D226]-150+[.E227];[.E227])" office:value-type="float" office:value="0" calcext:value-type="float">
            <text:p>0</text:p>
          </table:table-cell>
          <table:table-cell table:style-name="ce72" table:formula="of:=IF(ISNA(VLOOKUP([.C227];[.$A$2:.$B$200];2;0));0;VLOOKUP([.C22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1]" office:value-type="date" office:date-value="1899-12-30" calcext:value-type="date">
            <text:p>Sa 30.Dez</text:p>
          </table:table-cell>
          <table:table-cell table:formula="of:=[AllRad.N111]" office:value-type="float" office:value="0" calcext:value-type="float">
            <text:p>0</text:p>
          </table:table-cell>
          <table:table-cell table:style-name="ce141" office:value-type="date" office:date-value="2021-08-15" calcext:value-type="date">
            <text:p>So 15.Aug</text:p>
          </table:table-cell>
          <table:table-cell table:style-name="ce195" table:formula="of:=IF(([.D227]-150)&gt;0;[.D227]-150+[.E228];[.E228])" office:value-type="float" office:value="0" calcext:value-type="float">
            <text:p>0</text:p>
          </table:table-cell>
          <table:table-cell table:style-name="ce72" table:formula="of:=IF(ISNA(VLOOKUP([.C228];[.$A$2:.$B$200];2;0));0;VLOOKUP([.C22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2]" office:value-type="date" office:date-value="1899-12-30" calcext:value-type="date">
            <text:p>Sa 30.Dez</text:p>
          </table:table-cell>
          <table:table-cell table:formula="of:=[AllRad.N112]" office:value-type="float" office:value="0" calcext:value-type="float">
            <text:p>0</text:p>
          </table:table-cell>
          <table:table-cell table:style-name="ce141" office:value-type="date" office:date-value="2021-08-16" calcext:value-type="date">
            <text:p>Mo 16.Aug</text:p>
          </table:table-cell>
          <table:table-cell table:style-name="ce195" table:formula="of:=IF(([.D228]-150)&gt;0;[.D228]-150+[.E229];[.E229])" office:value-type="float" office:value="0" calcext:value-type="float">
            <text:p>0</text:p>
          </table:table-cell>
          <table:table-cell table:style-name="ce72" table:formula="of:=IF(ISNA(VLOOKUP([.C229];[.$A$2:.$B$200];2;0));0;VLOOKUP([.C22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3]" office:value-type="date" office:date-value="1899-12-30" calcext:value-type="date">
            <text:p>Sa 30.Dez</text:p>
          </table:table-cell>
          <table:table-cell table:formula="of:=[AllRad.N113]" office:value-type="float" office:value="0" calcext:value-type="float">
            <text:p>0</text:p>
          </table:table-cell>
          <table:table-cell table:style-name="ce141" office:value-type="date" office:date-value="2021-08-17" calcext:value-type="date">
            <text:p>Di 17.Aug</text:p>
          </table:table-cell>
          <table:table-cell table:style-name="ce195" table:formula="of:=IF(([.D229]-150)&gt;0;[.D229]-150+[.E230];[.E230])" office:value-type="float" office:value="0" calcext:value-type="float">
            <text:p>0</text:p>
          </table:table-cell>
          <table:table-cell table:style-name="ce72" table:formula="of:=IF(ISNA(VLOOKUP([.C230];[.$A$2:.$B$200];2;0));0;VLOOKUP([.C23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4]" office:value-type="date" office:date-value="1899-12-30" calcext:value-type="date">
            <text:p>Sa 30.Dez</text:p>
          </table:table-cell>
          <table:table-cell table:formula="of:=[AllRad.N114]" office:value-type="float" office:value="0" calcext:value-type="float">
            <text:p>0</text:p>
          </table:table-cell>
          <table:table-cell table:style-name="ce141" office:value-type="date" office:date-value="2021-08-18" calcext:value-type="date">
            <text:p>Mi 18.Aug</text:p>
          </table:table-cell>
          <table:table-cell table:style-name="ce195" table:formula="of:=IF(([.D230]-150)&gt;0;[.D230]-150+[.E231];[.E231])" office:value-type="float" office:value="0" calcext:value-type="float">
            <text:p>0</text:p>
          </table:table-cell>
          <table:table-cell table:style-name="ce72" table:formula="of:=IF(ISNA(VLOOKUP([.C231];[.$A$2:.$B$200];2;0));0;VLOOKUP([.C23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5]" office:value-type="date" office:date-value="1899-12-30" calcext:value-type="date">
            <text:p>Sa 30.Dez</text:p>
          </table:table-cell>
          <table:table-cell table:formula="of:=[AllRad.N115]" office:value-type="float" office:value="0" calcext:value-type="float">
            <text:p>0</text:p>
          </table:table-cell>
          <table:table-cell table:style-name="ce141" office:value-type="date" office:date-value="2021-08-19" calcext:value-type="date">
            <text:p>Do 19.Aug</text:p>
          </table:table-cell>
          <table:table-cell table:style-name="ce195" table:formula="of:=IF(([.D231]-150)&gt;0;[.D231]-150+[.E232];[.E232])" office:value-type="float" office:value="0" calcext:value-type="float">
            <text:p>0</text:p>
          </table:table-cell>
          <table:table-cell table:style-name="ce72" table:formula="of:=IF(ISNA(VLOOKUP([.C232];[.$A$2:.$B$200];2;0));0;VLOOKUP([.C23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6]" office:value-type="date" office:date-value="1899-12-30" calcext:value-type="date">
            <text:p>Sa 30.Dez</text:p>
          </table:table-cell>
          <table:table-cell table:formula="of:=[AllRad.N116]" office:value-type="float" office:value="0" calcext:value-type="float">
            <text:p>0</text:p>
          </table:table-cell>
          <table:table-cell table:style-name="ce141" office:value-type="date" office:date-value="2021-08-20" calcext:value-type="date">
            <text:p>Fr 20.Aug</text:p>
          </table:table-cell>
          <table:table-cell table:style-name="ce195" table:formula="of:=IF(([.D232]-150)&gt;0;[.D232]-150+[.E233];[.E233])" office:value-type="float" office:value="0" calcext:value-type="float">
            <text:p>0</text:p>
          </table:table-cell>
          <table:table-cell table:style-name="ce72" table:formula="of:=IF(ISNA(VLOOKUP([.C233];[.$A$2:.$B$200];2;0));0;VLOOKUP([.C23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7]" office:value-type="date" office:date-value="1899-12-30" calcext:value-type="date">
            <text:p>Sa 30.Dez</text:p>
          </table:table-cell>
          <table:table-cell table:formula="of:=[AllRad.N117]" office:value-type="float" office:value="0" calcext:value-type="float">
            <text:p>0</text:p>
          </table:table-cell>
          <table:table-cell table:style-name="ce141" office:value-type="date" office:date-value="2021-08-21" calcext:value-type="date">
            <text:p>Sa 21.Aug</text:p>
          </table:table-cell>
          <table:table-cell table:style-name="ce195" table:formula="of:=IF(([.D233]-150)&gt;0;[.D233]-150+[.E234];[.E234])" office:value-type="float" office:value="0" calcext:value-type="float">
            <text:p>0</text:p>
          </table:table-cell>
          <table:table-cell table:style-name="ce72" table:formula="of:=IF(ISNA(VLOOKUP([.C234];[.$A$2:.$B$200];2;0));0;VLOOKUP([.C23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8]" office:value-type="date" office:date-value="1899-12-30" calcext:value-type="date">
            <text:p>Sa 30.Dez</text:p>
          </table:table-cell>
          <table:table-cell table:formula="of:=[AllRad.N118]" office:value-type="float" office:value="0" calcext:value-type="float">
            <text:p>0</text:p>
          </table:table-cell>
          <table:table-cell table:style-name="ce141" office:value-type="date" office:date-value="2021-08-22" calcext:value-type="date">
            <text:p>So 22.Aug</text:p>
          </table:table-cell>
          <table:table-cell table:style-name="ce195" table:formula="of:=IF(([.D234]-150)&gt;0;[.D234]-150+[.E235];[.E235])" office:value-type="float" office:value="0" calcext:value-type="float">
            <text:p>0</text:p>
          </table:table-cell>
          <table:table-cell table:style-name="ce72" table:formula="of:=IF(ISNA(VLOOKUP([.C235];[.$A$2:.$B$200];2;0));0;VLOOKUP([.C23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19]" office:value-type="date" office:date-value="1899-12-30" calcext:value-type="date">
            <text:p>Sa 30.Dez</text:p>
          </table:table-cell>
          <table:table-cell table:formula="of:=[AllRad.N119]" office:value-type="float" office:value="0" calcext:value-type="float">
            <text:p>0</text:p>
          </table:table-cell>
          <table:table-cell table:style-name="ce141" office:value-type="date" office:date-value="2021-08-23" calcext:value-type="date">
            <text:p>Mo 23.Aug</text:p>
          </table:table-cell>
          <table:table-cell table:style-name="ce195" table:formula="of:=IF(([.D235]-150)&gt;0;[.D235]-150+[.E236];[.E236])" office:value-type="float" office:value="0" calcext:value-type="float">
            <text:p>0</text:p>
          </table:table-cell>
          <table:table-cell table:style-name="ce72" table:formula="of:=IF(ISNA(VLOOKUP([.C236];[.$A$2:.$B$200];2;0));0;VLOOKUP([.C23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0]" office:value-type="date" office:date-value="1899-12-30" calcext:value-type="date">
            <text:p>Sa 30.Dez</text:p>
          </table:table-cell>
          <table:table-cell table:formula="of:=[AllRad.N120]" office:value-type="float" office:value="0" calcext:value-type="float">
            <text:p>0</text:p>
          </table:table-cell>
          <table:table-cell table:style-name="ce141" office:value-type="date" office:date-value="2021-08-24" calcext:value-type="date">
            <text:p>Di 24.Aug</text:p>
          </table:table-cell>
          <table:table-cell table:style-name="ce195" table:formula="of:=IF(([.D236]-150)&gt;0;[.D236]-150+[.E237];[.E237])" office:value-type="float" office:value="0" calcext:value-type="float">
            <text:p>0</text:p>
          </table:table-cell>
          <table:table-cell table:style-name="ce72" table:formula="of:=IF(ISNA(VLOOKUP([.C237];[.$A$2:.$B$200];2;0));0;VLOOKUP([.C23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1]" office:value-type="date" office:date-value="1899-12-30" calcext:value-type="date">
            <text:p>Sa 30.Dez</text:p>
          </table:table-cell>
          <table:table-cell table:formula="of:=[AllRad.N121]" office:value-type="float" office:value="0" calcext:value-type="float">
            <text:p>0</text:p>
          </table:table-cell>
          <table:table-cell table:style-name="ce141" office:value-type="date" office:date-value="2021-08-25" calcext:value-type="date">
            <text:p>Mi 25.Aug</text:p>
          </table:table-cell>
          <table:table-cell table:style-name="ce195" table:formula="of:=IF(([.D237]-150)&gt;0;[.D237]-150+[.E238];[.E238])" office:value-type="float" office:value="0" calcext:value-type="float">
            <text:p>0</text:p>
          </table:table-cell>
          <table:table-cell table:style-name="ce72" table:formula="of:=IF(ISNA(VLOOKUP([.C238];[.$A$2:.$B$200];2;0));0;VLOOKUP([.C23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2]" office:value-type="date" office:date-value="1899-12-30" calcext:value-type="date">
            <text:p>Sa 30.Dez</text:p>
          </table:table-cell>
          <table:table-cell table:formula="of:=[AllRad.N122]" office:value-type="float" office:value="0" calcext:value-type="float">
            <text:p>0</text:p>
          </table:table-cell>
          <table:table-cell table:style-name="ce141" office:value-type="date" office:date-value="2021-08-26" calcext:value-type="date">
            <text:p>Do 26.Aug</text:p>
          </table:table-cell>
          <table:table-cell table:style-name="ce195" table:formula="of:=IF(([.D238]-150)&gt;0;[.D238]-150+[.E239];[.E239])" office:value-type="float" office:value="0" calcext:value-type="float">
            <text:p>0</text:p>
          </table:table-cell>
          <table:table-cell table:style-name="ce72" table:formula="of:=IF(ISNA(VLOOKUP([.C239];[.$A$2:.$B$200];2;0));0;VLOOKUP([.C239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3]" office:value-type="date" office:date-value="1899-12-30" calcext:value-type="date">
            <text:p>Sa 30.Dez</text:p>
          </table:table-cell>
          <table:table-cell table:formula="of:=[AllRad.N123]" office:value-type="float" office:value="0" calcext:value-type="float">
            <text:p>0</text:p>
          </table:table-cell>
          <table:table-cell table:style-name="ce141" office:value-type="date" office:date-value="2021-08-27" calcext:value-type="date">
            <text:p>Fr 27.Aug</text:p>
          </table:table-cell>
          <table:table-cell table:style-name="ce195" table:formula="of:=IF(([.D239]-150)&gt;0;[.D239]-150+[.E240];[.E240])" office:value-type="float" office:value="0" calcext:value-type="float">
            <text:p>0</text:p>
          </table:table-cell>
          <table:table-cell table:style-name="ce72" table:formula="of:=IF(ISNA(VLOOKUP([.C240];[.$A$2:.$B$200];2;0));0;VLOOKUP([.C240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4]" office:value-type="date" office:date-value="1899-12-30" calcext:value-type="date">
            <text:p>Sa 30.Dez</text:p>
          </table:table-cell>
          <table:table-cell table:formula="of:=[AllRad.N124]" office:value-type="float" office:value="0" calcext:value-type="float">
            <text:p>0</text:p>
          </table:table-cell>
          <table:table-cell table:style-name="ce141" office:value-type="date" office:date-value="2021-08-28" calcext:value-type="date">
            <text:p>Sa 28.Aug</text:p>
          </table:table-cell>
          <table:table-cell table:style-name="ce195" table:formula="of:=IF(([.D240]-150)&gt;0;[.D240]-150+[.E241];[.E241])" office:value-type="float" office:value="0" calcext:value-type="float">
            <text:p>0</text:p>
          </table:table-cell>
          <table:table-cell table:style-name="ce72" table:formula="of:=IF(ISNA(VLOOKUP([.C241];[.$A$2:.$B$200];2;0));0;VLOOKUP([.C241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5]" office:value-type="date" office:date-value="1899-12-30" calcext:value-type="date">
            <text:p>Sa 30.Dez</text:p>
          </table:table-cell>
          <table:table-cell table:formula="of:=[AllRad.N125]" office:value-type="float" office:value="0" calcext:value-type="float">
            <text:p>0</text:p>
          </table:table-cell>
          <table:table-cell table:style-name="ce141" office:value-type="date" office:date-value="2021-08-29" calcext:value-type="date">
            <text:p>So 29.Aug</text:p>
          </table:table-cell>
          <table:table-cell table:style-name="ce195" table:formula="of:=IF(([.D241]-150)&gt;0;[.D241]-150+[.E242];[.E242])" office:value-type="float" office:value="0" calcext:value-type="float">
            <text:p>0</text:p>
          </table:table-cell>
          <table:table-cell table:style-name="ce72" table:formula="of:=IF(ISNA(VLOOKUP([.C242];[.$A$2:.$B$200];2;0));0;VLOOKUP([.C242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6]" office:value-type="date" office:date-value="1899-12-30" calcext:value-type="date">
            <text:p>Sa 30.Dez</text:p>
          </table:table-cell>
          <table:table-cell table:formula="of:=[AllRad.N126]" office:value-type="float" office:value="0" calcext:value-type="float">
            <text:p>0</text:p>
          </table:table-cell>
          <table:table-cell table:style-name="ce141" office:value-type="date" office:date-value="2021-08-30" calcext:value-type="date">
            <text:p>Mo 30.Aug</text:p>
          </table:table-cell>
          <table:table-cell table:style-name="ce195" table:formula="of:=IF(([.D242]-150)&gt;0;[.D242]-150+[.E243];[.E243])" office:value-type="float" office:value="0" calcext:value-type="float">
            <text:p>0</text:p>
          </table:table-cell>
          <table:table-cell table:style-name="ce72" table:formula="of:=IF(ISNA(VLOOKUP([.C243];[.$A$2:.$B$200];2;0));0;VLOOKUP([.C243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7]" office:value-type="date" office:date-value="1899-12-30" calcext:value-type="date">
            <text:p>Sa 30.Dez</text:p>
          </table:table-cell>
          <table:table-cell table:formula="of:=[AllRad.N127]" office:value-type="float" office:value="0" calcext:value-type="float">
            <text:p>0</text:p>
          </table:table-cell>
          <table:table-cell table:style-name="ce141" office:value-type="date" office:date-value="2021-08-31" calcext:value-type="date">
            <text:p>Di 31.Aug</text:p>
          </table:table-cell>
          <table:table-cell table:style-name="ce195" table:formula="of:=IF(([.D243]-150)&gt;0;[.D243]-150+[.E244];[.E244])" office:value-type="float" office:value="0" calcext:value-type="float">
            <text:p>0</text:p>
          </table:table-cell>
          <table:table-cell table:style-name="ce72" table:formula="of:=IF(ISNA(VLOOKUP([.C244];[.$A$2:.$B$200];2;0));0;VLOOKUP([.C244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8]" office:value-type="date" office:date-value="1899-12-30" calcext:value-type="date">
            <text:p>Sa 30.Dez</text:p>
          </table:table-cell>
          <table:table-cell table:formula="of:=[AllRad.N128]" office:value-type="float" office:value="0" calcext:value-type="float">
            <text:p>0</text:p>
          </table:table-cell>
          <table:table-cell table:style-name="ce141" office:value-type="date" office:date-value="2021-09-01" calcext:value-type="date">
            <text:p>Mi 01.Sep</text:p>
          </table:table-cell>
          <table:table-cell table:style-name="ce195" table:formula="of:=IF(([.D244]-150)&gt;0;[.D244]-150+[.E245];[.E245])" office:value-type="float" office:value="0" calcext:value-type="float">
            <text:p>0</text:p>
          </table:table-cell>
          <table:table-cell table:style-name="ce72" table:formula="of:=IF(ISNA(VLOOKUP([.C245];[.$A$2:.$B$200];2;0));0;VLOOKUP([.C245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29]" office:value-type="date" office:date-value="1899-12-30" calcext:value-type="date">
            <text:p>Sa 30.Dez</text:p>
          </table:table-cell>
          <table:table-cell table:formula="of:=[AllRad.N129]" office:value-type="float" office:value="0" calcext:value-type="float">
            <text:p>0</text:p>
          </table:table-cell>
          <table:table-cell table:style-name="ce141" office:value-type="date" office:date-value="2021-09-02" calcext:value-type="date">
            <text:p>Do 02.Sep</text:p>
          </table:table-cell>
          <table:table-cell table:style-name="ce195" table:formula="of:=IF(([.D245]-150)&gt;0;[.D245]-150+[.E246];[.E246])" office:value-type="float" office:value="0" calcext:value-type="float">
            <text:p>0</text:p>
          </table:table-cell>
          <table:table-cell table:style-name="ce72" table:formula="of:=IF(ISNA(VLOOKUP([.C246];[.$A$2:.$B$200];2;0));0;VLOOKUP([.C246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0]" office:value-type="date" office:date-value="1899-12-30" calcext:value-type="date">
            <text:p>Sa 30.Dez</text:p>
          </table:table-cell>
          <table:table-cell table:formula="of:=[AllRad.N130]" office:value-type="float" office:value="0" calcext:value-type="float">
            <text:p>0</text:p>
          </table:table-cell>
          <table:table-cell table:style-name="ce141" office:value-type="date" office:date-value="2021-09-03" calcext:value-type="date">
            <text:p>Fr 03.Sep</text:p>
          </table:table-cell>
          <table:table-cell table:style-name="ce195" table:formula="of:=IF(([.D246]-150)&gt;0;[.D246]-150+[.E247];[.E247])" office:value-type="float" office:value="0" calcext:value-type="float">
            <text:p>0</text:p>
          </table:table-cell>
          <table:table-cell table:style-name="ce72" table:formula="of:=IF(ISNA(VLOOKUP([.C247];[.$A$2:.$B$200];2;0));0;VLOOKUP([.C247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1]" office:value-type="date" office:date-value="1899-12-30" calcext:value-type="date">
            <text:p>Sa 30.Dez</text:p>
          </table:table-cell>
          <table:table-cell table:formula="of:=[AllRad.N131]" office:value-type="float" office:value="0" calcext:value-type="float">
            <text:p>0</text:p>
          </table:table-cell>
          <table:table-cell table:style-name="ce141" office:value-type="date" office:date-value="2021-09-04" calcext:value-type="date">
            <text:p>Sa 04.Sep</text:p>
          </table:table-cell>
          <table:table-cell table:style-name="ce195" table:formula="of:=IF(([.D247]-150)&gt;0;[.D247]-150+[.E248];[.E248])" office:value-type="float" office:value="0" calcext:value-type="float">
            <text:p>0</text:p>
          </table:table-cell>
          <table:table-cell table:style-name="ce72" table:formula="of:=IF(ISNA(VLOOKUP([.C248];[.$A$2:.$B$200];2;0));0;VLOOKUP([.C248];[.$A$2:.$B$200];2;1))" office:value-type="float" office:value="0" calcext:value-type="float">
            <text:p>0</text:p>
          </table:table-cell>
        </table:table-row>
        <table:table-row table:style-name="ro1">
          <table:table-cell table:style-name="ce141" table:formula="of:=[AllRad.A132]" office:value-type="date" office:date-value="1899-12-30" calcext:value-type="date">
            <text:p>Sa 30.Dez</text:p>
          </table:table-cell>
          <table:table-cell table:formula="of:=[AllRad.N132]" office:value-type="float" office:value="0" calcext:value-type="float">
            <text:p>0</text:p>
          </table:table-cell>
          <table:table-cell table:style-name="ce141" office:value-type="date" office:date-value="2021-09-05" calcext:value-type="date">
            <text:p>So 05.Sep</text:p>
          </table:table-cell>
          <table:table-cell table:style-name="ce195" table:formula="of:=IF(([.D248]-150)&gt;0;[.D248]-150+[.E249];[.E249])" office:value-type="float" office:value="0" calcext:value-type="float">
            <text:p>0</text:p>
          </table:table-cell>
          <table:table-cell table:style-name="ce72" table:formula="of:=IF(ISNA(VLOOKUP([.C249];[.$A$2:.$B$200];2;0));0;VLOOKUP([.C249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06" calcext:value-type="date">
            <text:p>Mo 06.Sep</text:p>
          </table:table-cell>
          <table:table-cell table:style-name="ce195" table:formula="of:=IF(([.D249]-150)&gt;0;[.D249]-150+[.E250];[.E250])" office:value-type="float" office:value="0" calcext:value-type="float">
            <text:p>0</text:p>
          </table:table-cell>
          <table:table-cell table:style-name="ce72" table:formula="of:=IF(ISNA(VLOOKUP([.C250];[.$A$2:.$B$200];2;0));0;VLOOKUP([.C250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07" calcext:value-type="date">
            <text:p>Di 07.Sep</text:p>
          </table:table-cell>
          <table:table-cell table:style-name="ce195" table:formula="of:=IF(([.D250]-150)&gt;0;[.D250]-150+[.E251];[.E251])" office:value-type="float" office:value="0" calcext:value-type="float">
            <text:p>0</text:p>
          </table:table-cell>
          <table:table-cell table:style-name="ce72" table:formula="of:=IF(ISNA(VLOOKUP([.C251];[.$A$2:.$B$200];2;0));0;VLOOKUP([.C251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08" calcext:value-type="date">
            <text:p>Mi 08.Sep</text:p>
          </table:table-cell>
          <table:table-cell table:style-name="ce195" table:formula="of:=IF(([.D251]-150)&gt;0;[.D251]-150+[.E252];[.E252])" office:value-type="float" office:value="0" calcext:value-type="float">
            <text:p>0</text:p>
          </table:table-cell>
          <table:table-cell table:style-name="ce72" table:formula="of:=IF(ISNA(VLOOKUP([.C252];[.$A$2:.$B$200];2;0));0;VLOOKUP([.C252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09" calcext:value-type="date">
            <text:p>Do 09.Sep</text:p>
          </table:table-cell>
          <table:table-cell table:style-name="ce195" table:formula="of:=IF(([.D252]-150)&gt;0;[.D252]-150+[.E253];[.E253])" office:value-type="float" office:value="0" calcext:value-type="float">
            <text:p>0</text:p>
          </table:table-cell>
          <table:table-cell table:style-name="ce72" table:formula="of:=IF(ISNA(VLOOKUP([.C253];[.$A$2:.$B$200];2;0));0;VLOOKUP([.C253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10" calcext:value-type="date">
            <text:p>Fr 10.Sep</text:p>
          </table:table-cell>
          <table:table-cell table:style-name="ce195" table:formula="of:=IF(([.D253]-150)&gt;0;[.D253]-150+[.E254];[.E254])" office:value-type="float" office:value="0" calcext:value-type="float">
            <text:p>0</text:p>
          </table:table-cell>
          <table:table-cell table:style-name="ce72" table:formula="of:=IF(ISNA(VLOOKUP([.C254];[.$A$2:.$B$200];2;0));0;VLOOKUP([.C254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11" calcext:value-type="date">
            <text:p>Sa 11.Sep</text:p>
          </table:table-cell>
          <table:table-cell table:style-name="ce195" table:formula="of:=IF(([.D254]-150)&gt;0;[.D254]-150+[.E255];[.E255])" office:value-type="float" office:value="0" calcext:value-type="float">
            <text:p>0</text:p>
          </table:table-cell>
          <table:table-cell table:style-name="ce72" table:formula="of:=IF(ISNA(VLOOKUP([.C255];[.$A$2:.$B$200];2;0));0;VLOOKUP([.C255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12" calcext:value-type="date">
            <text:p>So 12.Sep</text:p>
          </table:table-cell>
          <table:table-cell table:style-name="ce195" table:formula="of:=IF(([.D255]-150)&gt;0;[.D255]-150+[.E256];[.E256])" office:value-type="float" office:value="0" calcext:value-type="float">
            <text:p>0</text:p>
          </table:table-cell>
          <table:table-cell table:style-name="ce72" table:formula="of:=IF(ISNA(VLOOKUP([.C256];[.$A$2:.$B$200];2;0));0;VLOOKUP([.C256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13" calcext:value-type="date">
            <text:p>Mo 13.Sep</text:p>
          </table:table-cell>
          <table:table-cell table:style-name="ce195" table:formula="of:=IF(([.D256]-150)&gt;0;[.D256]-150+[.E257];[.E257])" office:value-type="float" office:value="0" calcext:value-type="float">
            <text:p>0</text:p>
          </table:table-cell>
          <table:table-cell table:style-name="ce72" table:formula="of:=IF(ISNA(VLOOKUP([.C257];[.$A$2:.$B$200];2;0));0;VLOOKUP([.C257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14" calcext:value-type="date">
            <text:p>Di 14.Sep</text:p>
          </table:table-cell>
          <table:table-cell table:style-name="ce195" table:formula="of:=IF(([.D257]-150)&gt;0;[.D257]-150+[.E258];[.E258])" office:value-type="float" office:value="0" calcext:value-type="float">
            <text:p>0</text:p>
          </table:table-cell>
          <table:table-cell table:style-name="ce72" table:formula="of:=IF(ISNA(VLOOKUP([.C258];[.$A$2:.$B$200];2;0));0;VLOOKUP([.C258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15" calcext:value-type="date">
            <text:p>Mi 15.Sep</text:p>
          </table:table-cell>
          <table:table-cell table:style-name="ce195" table:formula="of:=IF(([.D258]-150)&gt;0;[.D258]-150+[.E259];[.E259])" office:value-type="float" office:value="0" calcext:value-type="float">
            <text:p>0</text:p>
          </table:table-cell>
          <table:table-cell table:style-name="ce72" table:formula="of:=IF(ISNA(VLOOKUP([.C259];[.$A$2:.$B$200];2;0));0;VLOOKUP([.C259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16" calcext:value-type="date">
            <text:p>Do 16.Sep</text:p>
          </table:table-cell>
          <table:table-cell table:style-name="ce195" table:formula="of:=IF(([.D259]-150)&gt;0;[.D259]-150+[.E260];[.E260])" office:value-type="float" office:value="0" calcext:value-type="float">
            <text:p>0</text:p>
          </table:table-cell>
          <table:table-cell table:style-name="ce72" table:formula="of:=IF(ISNA(VLOOKUP([.C260];[.$A$2:.$B$200];2;0));0;VLOOKUP([.C260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17" calcext:value-type="date">
            <text:p>Fr 17.Sep</text:p>
          </table:table-cell>
          <table:table-cell table:style-name="ce195" table:formula="of:=IF(([.D260]-150)&gt;0;[.D260]-150+[.E261];[.E261])" office:value-type="float" office:value="0" calcext:value-type="float">
            <text:p>0</text:p>
          </table:table-cell>
          <table:table-cell table:style-name="ce72" table:formula="of:=IF(ISNA(VLOOKUP([.C261];[.$A$2:.$B$200];2;0));0;VLOOKUP([.C261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18" calcext:value-type="date">
            <text:p>Sa 18.Sep</text:p>
          </table:table-cell>
          <table:table-cell table:style-name="ce195" table:formula="of:=IF(([.D261]-150)&gt;0;[.D261]-150+[.E262];[.E262])" office:value-type="float" office:value="0" calcext:value-type="float">
            <text:p>0</text:p>
          </table:table-cell>
          <table:table-cell table:style-name="ce72" table:formula="of:=IF(ISNA(VLOOKUP([.C262];[.$A$2:.$B$200];2;0));0;VLOOKUP([.C262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19" calcext:value-type="date">
            <text:p>So 19.Sep</text:p>
          </table:table-cell>
          <table:table-cell table:style-name="ce195" table:formula="of:=IF(([.D262]-150)&gt;0;[.D262]-150+[.E263];[.E263])" office:value-type="float" office:value="0" calcext:value-type="float">
            <text:p>0</text:p>
          </table:table-cell>
          <table:table-cell table:style-name="ce72" table:formula="of:=IF(ISNA(VLOOKUP([.C263];[.$A$2:.$B$200];2;0));0;VLOOKUP([.C263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20" calcext:value-type="date">
            <text:p>Mo 20.Sep</text:p>
          </table:table-cell>
          <table:table-cell table:style-name="ce195" table:formula="of:=IF(([.D263]-150)&gt;0;[.D263]-150+[.E264];[.E264])" office:value-type="float" office:value="0" calcext:value-type="float">
            <text:p>0</text:p>
          </table:table-cell>
          <table:table-cell table:style-name="ce72" table:formula="of:=IF(ISNA(VLOOKUP([.C264];[.$A$2:.$B$200];2;0));0;VLOOKUP([.C264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21" calcext:value-type="date">
            <text:p>Di 21.Sep</text:p>
          </table:table-cell>
          <table:table-cell table:style-name="ce195" table:formula="of:=IF(([.D264]-150)&gt;0;[.D264]-150+[.E265];[.E265])" office:value-type="float" office:value="0" calcext:value-type="float">
            <text:p>0</text:p>
          </table:table-cell>
          <table:table-cell table:style-name="ce72" table:formula="of:=IF(ISNA(VLOOKUP([.C265];[.$A$2:.$B$200];2;0));0;VLOOKUP([.C265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22" calcext:value-type="date">
            <text:p>Mi 22.Sep</text:p>
          </table:table-cell>
          <table:table-cell table:style-name="ce195" table:formula="of:=IF(([.D265]-150)&gt;0;[.D265]-150+[.E266];[.E266])" office:value-type="float" office:value="0" calcext:value-type="float">
            <text:p>0</text:p>
          </table:table-cell>
          <table:table-cell table:style-name="ce72" table:formula="of:=IF(ISNA(VLOOKUP([.C266];[.$A$2:.$B$200];2;0));0;VLOOKUP([.C266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23" calcext:value-type="date">
            <text:p>Do 23.Sep</text:p>
          </table:table-cell>
          <table:table-cell table:style-name="ce195" table:formula="of:=IF(([.D266]-150)&gt;0;[.D266]-150+[.E267];[.E267])" office:value-type="float" office:value="0" calcext:value-type="float">
            <text:p>0</text:p>
          </table:table-cell>
          <table:table-cell table:style-name="ce72" table:formula="of:=IF(ISNA(VLOOKUP([.C267];[.$A$2:.$B$200];2;0));0;VLOOKUP([.C267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24" calcext:value-type="date">
            <text:p>Fr 24.Sep</text:p>
          </table:table-cell>
          <table:table-cell table:style-name="ce195" table:formula="of:=IF(([.D267]-150)&gt;0;[.D267]-150+[.E268];[.E268])" office:value-type="float" office:value="0" calcext:value-type="float">
            <text:p>0</text:p>
          </table:table-cell>
          <table:table-cell table:style-name="ce72" table:formula="of:=IF(ISNA(VLOOKUP([.C268];[.$A$2:.$B$200];2;0));0;VLOOKUP([.C268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25" calcext:value-type="date">
            <text:p>Sa 25.Sep</text:p>
          </table:table-cell>
          <table:table-cell table:style-name="ce195" table:formula="of:=IF(([.D268]-150)&gt;0;[.D268]-150+[.E269];[.E269])" office:value-type="float" office:value="0" calcext:value-type="float">
            <text:p>0</text:p>
          </table:table-cell>
          <table:table-cell table:style-name="ce72" table:formula="of:=IF(ISNA(VLOOKUP([.C269];[.$A$2:.$B$200];2;0));0;VLOOKUP([.C269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26" calcext:value-type="date">
            <text:p>So 26.Sep</text:p>
          </table:table-cell>
          <table:table-cell table:style-name="ce195" table:formula="of:=IF(([.D269]-150)&gt;0;[.D269]-150+[.E270];[.E270])" office:value-type="float" office:value="0" calcext:value-type="float">
            <text:p>0</text:p>
          </table:table-cell>
          <table:table-cell table:style-name="ce72" table:formula="of:=IF(ISNA(VLOOKUP([.C270];[.$A$2:.$B$200];2;0));0;VLOOKUP([.C270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27" calcext:value-type="date">
            <text:p>Mo 27.Sep</text:p>
          </table:table-cell>
          <table:table-cell table:style-name="ce195" table:formula="of:=IF(([.D270]-150)&gt;0;[.D270]-150+[.E271];[.E271])" office:value-type="float" office:value="0" calcext:value-type="float">
            <text:p>0</text:p>
          </table:table-cell>
          <table:table-cell table:style-name="ce72" table:formula="of:=IF(ISNA(VLOOKUP([.C271];[.$A$2:.$B$200];2;0));0;VLOOKUP([.C271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28" calcext:value-type="date">
            <text:p>Di 28.Sep</text:p>
          </table:table-cell>
          <table:table-cell table:style-name="ce195" table:formula="of:=IF(([.D271]-150)&gt;0;[.D271]-150+[.E272];[.E272])" office:value-type="float" office:value="0" calcext:value-type="float">
            <text:p>0</text:p>
          </table:table-cell>
          <table:table-cell table:style-name="ce72" table:formula="of:=IF(ISNA(VLOOKUP([.C272];[.$A$2:.$B$200];2;0));0;VLOOKUP([.C272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29" calcext:value-type="date">
            <text:p>Mi 29.Sep</text:p>
          </table:table-cell>
          <table:table-cell table:style-name="ce195" table:formula="of:=IF(([.D272]-150)&gt;0;[.D272]-150+[.E273];[.E273])" office:value-type="float" office:value="0" calcext:value-type="float">
            <text:p>0</text:p>
          </table:table-cell>
          <table:table-cell table:style-name="ce72" table:formula="of:=IF(ISNA(VLOOKUP([.C273];[.$A$2:.$B$200];2;0));0;VLOOKUP([.C273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09-30" calcext:value-type="date">
            <text:p>Do 30.Sep</text:p>
          </table:table-cell>
          <table:table-cell table:style-name="ce195" table:formula="of:=IF(([.D273]-150)&gt;0;[.D273]-150+[.E274];[.E274])" office:value-type="float" office:value="0" calcext:value-type="float">
            <text:p>0</text:p>
          </table:table-cell>
          <table:table-cell table:style-name="ce72" table:formula="of:=IF(ISNA(VLOOKUP([.C274];[.$A$2:.$B$200];2;0));0;VLOOKUP([.C274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01" calcext:value-type="date">
            <text:p>Fr 01.Okt</text:p>
          </table:table-cell>
          <table:table-cell table:style-name="ce195" table:formula="of:=IF(([.D274]-150)&gt;0;[.D274]-150+[.E275];[.E275])" office:value-type="float" office:value="0" calcext:value-type="float">
            <text:p>0</text:p>
          </table:table-cell>
          <table:table-cell table:style-name="ce72" table:formula="of:=IF(ISNA(VLOOKUP([.C275];[.$A$2:.$B$200];2;0));0;VLOOKUP([.C275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02" calcext:value-type="date">
            <text:p>Sa 02.Okt</text:p>
          </table:table-cell>
          <table:table-cell table:style-name="ce195" table:formula="of:=IF(([.D275]-150)&gt;0;[.D275]-150+[.E276];[.E276])" office:value-type="float" office:value="0" calcext:value-type="float">
            <text:p>0</text:p>
          </table:table-cell>
          <table:table-cell table:style-name="ce72" table:formula="of:=IF(ISNA(VLOOKUP([.C276];[.$A$2:.$B$200];2;0));0;VLOOKUP([.C276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03" calcext:value-type="date">
            <text:p>So 03.Okt</text:p>
          </table:table-cell>
          <table:table-cell table:style-name="ce195" table:formula="of:=IF(([.D276]-150)&gt;0;[.D276]-150+[.E277];[.E277])" office:value-type="float" office:value="0" calcext:value-type="float">
            <text:p>0</text:p>
          </table:table-cell>
          <table:table-cell table:style-name="ce72" table:formula="of:=IF(ISNA(VLOOKUP([.C277];[.$A$2:.$B$200];2;0));0;VLOOKUP([.C277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04" calcext:value-type="date">
            <text:p>Mo 04.Okt</text:p>
          </table:table-cell>
          <table:table-cell table:style-name="ce195" table:formula="of:=IF(([.D277]-150)&gt;0;[.D277]-150+[.E278];[.E278])" office:value-type="float" office:value="0" calcext:value-type="float">
            <text:p>0</text:p>
          </table:table-cell>
          <table:table-cell table:style-name="ce72" table:formula="of:=IF(ISNA(VLOOKUP([.C278];[.$A$2:.$B$200];2;0));0;VLOOKUP([.C278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05" calcext:value-type="date">
            <text:p>Di 05.Okt</text:p>
          </table:table-cell>
          <table:table-cell table:style-name="ce195" table:formula="of:=IF(([.D278]-150)&gt;0;[.D278]-150+[.E279];[.E279])" office:value-type="float" office:value="0" calcext:value-type="float">
            <text:p>0</text:p>
          </table:table-cell>
          <table:table-cell table:style-name="ce72" table:formula="of:=IF(ISNA(VLOOKUP([.C279];[.$A$2:.$B$200];2;0));0;VLOOKUP([.C279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06" calcext:value-type="date">
            <text:p>Mi 06.Okt</text:p>
          </table:table-cell>
          <table:table-cell table:style-name="ce195" table:formula="of:=IF(([.D279]-150)&gt;0;[.D279]-150+[.E280];[.E280])" office:value-type="float" office:value="0" calcext:value-type="float">
            <text:p>0</text:p>
          </table:table-cell>
          <table:table-cell table:style-name="ce72" table:formula="of:=IF(ISNA(VLOOKUP([.C280];[.$A$2:.$B$200];2;0));0;VLOOKUP([.C280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07" calcext:value-type="date">
            <text:p>Do 07.Okt</text:p>
          </table:table-cell>
          <table:table-cell table:style-name="ce195" table:formula="of:=IF(([.D280]-150)&gt;0;[.D280]-150+[.E281];[.E281])" office:value-type="float" office:value="0" calcext:value-type="float">
            <text:p>0</text:p>
          </table:table-cell>
          <table:table-cell table:style-name="ce72" table:formula="of:=IF(ISNA(VLOOKUP([.C281];[.$A$2:.$B$200];2;0));0;VLOOKUP([.C281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08" calcext:value-type="date">
            <text:p>Fr 08.Okt</text:p>
          </table:table-cell>
          <table:table-cell table:style-name="ce195" table:formula="of:=IF(([.D281]-150)&gt;0;[.D281]-150+[.E282];[.E282])" office:value-type="float" office:value="0" calcext:value-type="float">
            <text:p>0</text:p>
          </table:table-cell>
          <table:table-cell table:style-name="ce72" table:formula="of:=IF(ISNA(VLOOKUP([.C282];[.$A$2:.$B$200];2;0));0;VLOOKUP([.C282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09" calcext:value-type="date">
            <text:p>Sa 09.Okt</text:p>
          </table:table-cell>
          <table:table-cell table:style-name="ce195" table:formula="of:=IF(([.D282]-150)&gt;0;[.D282]-150+[.E283];[.E283])" office:value-type="float" office:value="0" calcext:value-type="float">
            <text:p>0</text:p>
          </table:table-cell>
          <table:table-cell table:style-name="ce72" table:formula="of:=IF(ISNA(VLOOKUP([.C283];[.$A$2:.$B$200];2;0));0;VLOOKUP([.C283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10" calcext:value-type="date">
            <text:p>So 10.Okt</text:p>
          </table:table-cell>
          <table:table-cell table:style-name="ce195" table:formula="of:=IF(([.D283]-150)&gt;0;[.D283]-150+[.E284];[.E284])" office:value-type="float" office:value="0" calcext:value-type="float">
            <text:p>0</text:p>
          </table:table-cell>
          <table:table-cell table:style-name="ce72" table:formula="of:=IF(ISNA(VLOOKUP([.C284];[.$A$2:.$B$200];2;0));0;VLOOKUP([.C284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11" calcext:value-type="date">
            <text:p>Mo 11.Okt</text:p>
          </table:table-cell>
          <table:table-cell table:style-name="ce195" table:formula="of:=IF(([.D284]-150)&gt;0;[.D284]-150+[.E285];[.E285])" office:value-type="float" office:value="0" calcext:value-type="float">
            <text:p>0</text:p>
          </table:table-cell>
          <table:table-cell table:style-name="ce72" table:formula="of:=IF(ISNA(VLOOKUP([.C285];[.$A$2:.$B$200];2;0));0;VLOOKUP([.C285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12" calcext:value-type="date">
            <text:p>Di 12.Okt</text:p>
          </table:table-cell>
          <table:table-cell table:style-name="ce195" table:formula="of:=IF(([.D285]-150)&gt;0;[.D285]-150+[.E286];[.E286])" office:value-type="float" office:value="0" calcext:value-type="float">
            <text:p>0</text:p>
          </table:table-cell>
          <table:table-cell table:style-name="ce72" table:formula="of:=IF(ISNA(VLOOKUP([.C286];[.$A$2:.$B$200];2;0));0;VLOOKUP([.C286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13" calcext:value-type="date">
            <text:p>Mi 13.Okt</text:p>
          </table:table-cell>
          <table:table-cell table:style-name="ce195" table:formula="of:=IF(([.D286]-150)&gt;0;[.D286]-150+[.E287];[.E287])" office:value-type="float" office:value="0" calcext:value-type="float">
            <text:p>0</text:p>
          </table:table-cell>
          <table:table-cell table:style-name="ce72" table:formula="of:=IF(ISNA(VLOOKUP([.C287];[.$A$2:.$B$200];2;0));0;VLOOKUP([.C287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14" calcext:value-type="date">
            <text:p>Do 14.Okt</text:p>
          </table:table-cell>
          <table:table-cell table:style-name="ce195" table:formula="of:=IF(([.D287]-150)&gt;0;[.D287]-150+[.E288];[.E288])" office:value-type="float" office:value="0" calcext:value-type="float">
            <text:p>0</text:p>
          </table:table-cell>
          <table:table-cell table:style-name="ce72" table:formula="of:=IF(ISNA(VLOOKUP([.C288];[.$A$2:.$B$200];2;0));0;VLOOKUP([.C288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15" calcext:value-type="date">
            <text:p>Fr 15.Okt</text:p>
          </table:table-cell>
          <table:table-cell table:style-name="ce195" table:formula="of:=IF(([.D288]-150)&gt;0;[.D288]-150+[.E289];[.E289])" office:value-type="float" office:value="0" calcext:value-type="float">
            <text:p>0</text:p>
          </table:table-cell>
          <table:table-cell table:style-name="ce72" table:formula="of:=IF(ISNA(VLOOKUP([.C289];[.$A$2:.$B$200];2;0));0;VLOOKUP([.C289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16" calcext:value-type="date">
            <text:p>Sa 16.Okt</text:p>
          </table:table-cell>
          <table:table-cell table:style-name="ce195" table:formula="of:=IF(([.D289]-150)&gt;0;[.D289]-150+[.E290];[.E290])" office:value-type="float" office:value="0" calcext:value-type="float">
            <text:p>0</text:p>
          </table:table-cell>
          <table:table-cell table:style-name="ce72" table:formula="of:=IF(ISNA(VLOOKUP([.C290];[.$A$2:.$B$200];2;0));0;VLOOKUP([.C290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17" calcext:value-type="date">
            <text:p>So 17.Okt</text:p>
          </table:table-cell>
          <table:table-cell table:style-name="ce195" table:formula="of:=IF(([.D290]-150)&gt;0;[.D290]-150+[.E291];[.E291])" office:value-type="float" office:value="0" calcext:value-type="float">
            <text:p>0</text:p>
          </table:table-cell>
          <table:table-cell table:style-name="ce72" table:formula="of:=IF(ISNA(VLOOKUP([.C291];[.$A$2:.$B$200];2;0));0;VLOOKUP([.C291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18" calcext:value-type="date">
            <text:p>Mo 18.Okt</text:p>
          </table:table-cell>
          <table:table-cell table:style-name="ce195" table:formula="of:=IF(([.D291]-150)&gt;0;[.D291]-150+[.E292];[.E292])" office:value-type="float" office:value="0" calcext:value-type="float">
            <text:p>0</text:p>
          </table:table-cell>
          <table:table-cell table:style-name="ce72" table:formula="of:=IF(ISNA(VLOOKUP([.C292];[.$A$2:.$B$200];2;0));0;VLOOKUP([.C292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19" calcext:value-type="date">
            <text:p>Di 19.Okt</text:p>
          </table:table-cell>
          <table:table-cell table:style-name="ce195" table:formula="of:=IF(([.D292]-150)&gt;0;[.D292]-150+[.E293];[.E293])" office:value-type="float" office:value="0" calcext:value-type="float">
            <text:p>0</text:p>
          </table:table-cell>
          <table:table-cell table:style-name="ce72" table:formula="of:=IF(ISNA(VLOOKUP([.C293];[.$A$2:.$B$200];2;0));0;VLOOKUP([.C293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20" calcext:value-type="date">
            <text:p>Mi 20.Okt</text:p>
          </table:table-cell>
          <table:table-cell table:style-name="ce195" table:formula="of:=IF(([.D293]-150)&gt;0;[.D293]-150+[.E294];[.E294])" office:value-type="float" office:value="0" calcext:value-type="float">
            <text:p>0</text:p>
          </table:table-cell>
          <table:table-cell table:style-name="ce72" table:formula="of:=IF(ISNA(VLOOKUP([.C294];[.$A$2:.$B$200];2;0));0;VLOOKUP([.C294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21" calcext:value-type="date">
            <text:p>Do 21.Okt</text:p>
          </table:table-cell>
          <table:table-cell table:style-name="ce195" table:formula="of:=IF(([.D294]-150)&gt;0;[.D294]-150+[.E295];[.E295])" office:value-type="float" office:value="0" calcext:value-type="float">
            <text:p>0</text:p>
          </table:table-cell>
          <table:table-cell table:style-name="ce72" table:formula="of:=IF(ISNA(VLOOKUP([.C295];[.$A$2:.$B$200];2;0));0;VLOOKUP([.C295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22" calcext:value-type="date">
            <text:p>Fr 22.Okt</text:p>
          </table:table-cell>
          <table:table-cell table:style-name="ce195" table:formula="of:=IF(([.D295]-150)&gt;0;[.D295]-150+[.E296];[.E296])" office:value-type="float" office:value="0" calcext:value-type="float">
            <text:p>0</text:p>
          </table:table-cell>
          <table:table-cell table:style-name="ce72" table:formula="of:=IF(ISNA(VLOOKUP([.C296];[.$A$2:.$B$200];2;0));0;VLOOKUP([.C296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23" calcext:value-type="date">
            <text:p>Sa 23.Okt</text:p>
          </table:table-cell>
          <table:table-cell table:style-name="ce195" table:formula="of:=IF(([.D296]-150)&gt;0;[.D296]-150+[.E297];[.E297])" office:value-type="float" office:value="0" calcext:value-type="float">
            <text:p>0</text:p>
          </table:table-cell>
          <table:table-cell table:style-name="ce72" table:formula="of:=IF(ISNA(VLOOKUP([.C297];[.$A$2:.$B$200];2;0));0;VLOOKUP([.C297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24" calcext:value-type="date">
            <text:p>So 24.Okt</text:p>
          </table:table-cell>
          <table:table-cell table:style-name="ce195" table:formula="of:=IF(([.D297]-150)&gt;0;[.D297]-150+[.E298];[.E298])" office:value-type="float" office:value="0" calcext:value-type="float">
            <text:p>0</text:p>
          </table:table-cell>
          <table:table-cell table:style-name="ce72" table:formula="of:=IF(ISNA(VLOOKUP([.C298];[.$A$2:.$B$200];2;0));0;VLOOKUP([.C298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25" calcext:value-type="date">
            <text:p>Mo 25.Okt</text:p>
          </table:table-cell>
          <table:table-cell table:style-name="ce195" table:formula="of:=IF(([.D298]-150)&gt;0;[.D298]-150+[.E299];[.E299])" office:value-type="float" office:value="0" calcext:value-type="float">
            <text:p>0</text:p>
          </table:table-cell>
          <table:table-cell table:style-name="ce72" table:formula="of:=IF(ISNA(VLOOKUP([.C299];[.$A$2:.$B$200];2;0));0;VLOOKUP([.C299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26" calcext:value-type="date">
            <text:p>Di 26.Okt</text:p>
          </table:table-cell>
          <table:table-cell table:style-name="ce195" table:formula="of:=IF(([.D299]-150)&gt;0;[.D299]-150+[.E300];[.E300])" office:value-type="float" office:value="0" calcext:value-type="float">
            <text:p>0</text:p>
          </table:table-cell>
          <table:table-cell table:style-name="ce72" table:formula="of:=IF(ISNA(VLOOKUP([.C300];[.$A$2:.$B$200];2;0));0;VLOOKUP([.C300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27" calcext:value-type="date">
            <text:p>Mi 27.Okt</text:p>
          </table:table-cell>
          <table:table-cell table:style-name="ce195" table:formula="of:=IF(([.D300]-150)&gt;0;[.D300]-150+[.E301];[.E301])" office:value-type="float" office:value="0" calcext:value-type="float">
            <text:p>0</text:p>
          </table:table-cell>
          <table:table-cell table:style-name="ce72" table:formula="of:=IF(ISNA(VLOOKUP([.C301];[.$A$2:.$B$200];2;0));0;VLOOKUP([.C301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28" calcext:value-type="date">
            <text:p>Do 28.Okt</text:p>
          </table:table-cell>
          <table:table-cell table:style-name="ce195" table:formula="of:=IF(([.D301]-150)&gt;0;[.D301]-150+[.E302];[.E302])" office:value-type="float" office:value="0" calcext:value-type="float">
            <text:p>0</text:p>
          </table:table-cell>
          <table:table-cell table:style-name="ce72" table:formula="of:=IF(ISNA(VLOOKUP([.C302];[.$A$2:.$B$200];2;0));0;VLOOKUP([.C302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29" calcext:value-type="date">
            <text:p>Fr 29.Okt</text:p>
          </table:table-cell>
          <table:table-cell table:style-name="ce195" table:formula="of:=IF(([.D302]-150)&gt;0;[.D302]-150+[.E303];[.E303])" office:value-type="float" office:value="0" calcext:value-type="float">
            <text:p>0</text:p>
          </table:table-cell>
          <table:table-cell table:style-name="ce72" table:formula="of:=IF(ISNA(VLOOKUP([.C303];[.$A$2:.$B$200];2;0));0;VLOOKUP([.C303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30" calcext:value-type="date">
            <text:p>Sa 30.Okt</text:p>
          </table:table-cell>
          <table:table-cell table:style-name="ce195" table:formula="of:=IF(([.D303]-150)&gt;0;[.D303]-150+[.E304];[.E304])" office:value-type="float" office:value="0" calcext:value-type="float">
            <text:p>0</text:p>
          </table:table-cell>
          <table:table-cell table:style-name="ce72" table:formula="of:=IF(ISNA(VLOOKUP([.C304];[.$A$2:.$B$200];2;0));0;VLOOKUP([.C304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0-31" calcext:value-type="date">
            <text:p>So 31.Okt</text:p>
          </table:table-cell>
          <table:table-cell table:style-name="ce195" table:formula="of:=IF(([.D304]-150)&gt;0;[.D304]-150+[.E305];[.E305])" office:value-type="float" office:value="0" calcext:value-type="float">
            <text:p>0</text:p>
          </table:table-cell>
          <table:table-cell table:style-name="ce72" table:formula="of:=IF(ISNA(VLOOKUP([.C305];[.$A$2:.$B$200];2;0));0;VLOOKUP([.C305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01" calcext:value-type="date">
            <text:p>Mo 01.Nov</text:p>
          </table:table-cell>
          <table:table-cell table:style-name="ce195" table:formula="of:=IF(([.D305]-150)&gt;0;[.D305]-150+[.E306];[.E306])" office:value-type="float" office:value="0" calcext:value-type="float">
            <text:p>0</text:p>
          </table:table-cell>
          <table:table-cell table:style-name="ce72" table:formula="of:=IF(ISNA(VLOOKUP([.C306];[.$A$2:.$B$200];2;0));0;VLOOKUP([.C306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02" calcext:value-type="date">
            <text:p>Di 02.Nov</text:p>
          </table:table-cell>
          <table:table-cell table:style-name="ce195" table:formula="of:=IF(([.D306]-150)&gt;0;[.D306]-150+[.E307];[.E307])" office:value-type="float" office:value="0" calcext:value-type="float">
            <text:p>0</text:p>
          </table:table-cell>
          <table:table-cell table:style-name="ce72" table:formula="of:=IF(ISNA(VLOOKUP([.C307];[.$A$2:.$B$200];2;0));0;VLOOKUP([.C307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03" calcext:value-type="date">
            <text:p>Mi 03.Nov</text:p>
          </table:table-cell>
          <table:table-cell table:style-name="ce195" table:formula="of:=IF(([.D307]-150)&gt;0;[.D307]-150+[.E308];[.E308])" office:value-type="float" office:value="0" calcext:value-type="float">
            <text:p>0</text:p>
          </table:table-cell>
          <table:table-cell table:style-name="ce72" table:formula="of:=IF(ISNA(VLOOKUP([.C308];[.$A$2:.$B$200];2;0));0;VLOOKUP([.C308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04" calcext:value-type="date">
            <text:p>Do 04.Nov</text:p>
          </table:table-cell>
          <table:table-cell table:style-name="ce195" table:formula="of:=IF(([.D308]-150)&gt;0;[.D308]-150+[.E309];[.E309])" office:value-type="float" office:value="0" calcext:value-type="float">
            <text:p>0</text:p>
          </table:table-cell>
          <table:table-cell table:style-name="ce72" table:formula="of:=IF(ISNA(VLOOKUP([.C309];[.$A$2:.$B$200];2;0));0;VLOOKUP([.C309];[.$A$2:.$B$200];2;0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05" calcext:value-type="date">
            <text:p>Fr 05.Nov</text:p>
          </table:table-cell>
          <table:table-cell table:style-name="ce195" table:formula="of:=IF(([.D309]-150)&gt;0;[.D309]-150+[.E310];[.E310])" office:value-type="float" office:value="0" calcext:value-type="float">
            <text:p>0</text:p>
          </table:table-cell>
          <table:table-cell table:style-name="ce72" table:formula="of:=IF(ISNA(VLOOKUP([.C310];[.$A$2:.$B$200];2;0));0;VLOOKUP([.C310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06" calcext:value-type="date">
            <text:p>Sa 06.Nov</text:p>
          </table:table-cell>
          <table:table-cell table:style-name="ce195" table:formula="of:=IF(([.D310]-150)&gt;0;[.D310]-150+[.E311];[.E311])" office:value-type="float" office:value="0" calcext:value-type="float">
            <text:p>0</text:p>
          </table:table-cell>
          <table:table-cell table:style-name="ce72" table:formula="of:=IF(ISNA(VLOOKUP([.C311];[.$A$2:.$B$200];2;0));0;VLOOKUP([.C311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07" calcext:value-type="date">
            <text:p>So 07.Nov</text:p>
          </table:table-cell>
          <table:table-cell table:style-name="ce195" table:formula="of:=IF(([.D311]-150)&gt;0;[.D311]-150+[.E312];[.E312])" office:value-type="float" office:value="0" calcext:value-type="float">
            <text:p>0</text:p>
          </table:table-cell>
          <table:table-cell table:style-name="ce72" table:formula="of:=IF(ISNA(VLOOKUP([.C312];[.$A$2:.$B$200];2;0));0;VLOOKUP([.C312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08" calcext:value-type="date">
            <text:p>Mo 08.Nov</text:p>
          </table:table-cell>
          <table:table-cell table:style-name="ce195" table:formula="of:=IF(([.D312]-150)&gt;0;[.D312]-150+[.E313];[.E313])" office:value-type="float" office:value="0" calcext:value-type="float">
            <text:p>0</text:p>
          </table:table-cell>
          <table:table-cell table:style-name="ce72" table:formula="of:=IF(ISNA(VLOOKUP([.C313];[.$A$2:.$B$200];2;0));0;VLOOKUP([.C313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09" calcext:value-type="date">
            <text:p>Di 09.Nov</text:p>
          </table:table-cell>
          <table:table-cell table:style-name="ce195" table:formula="of:=IF(([.D313]-150)&gt;0;[.D313]-150+[.E314];[.E314])" office:value-type="float" office:value="0" calcext:value-type="float">
            <text:p>0</text:p>
          </table:table-cell>
          <table:table-cell table:style-name="ce72" table:formula="of:=IF(ISNA(VLOOKUP([.C314];[.$A$2:.$B$200];2;0));0;VLOOKUP([.C314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10" calcext:value-type="date">
            <text:p>Mi 10.Nov</text:p>
          </table:table-cell>
          <table:table-cell table:style-name="ce195" table:formula="of:=IF(([.D314]-150)&gt;0;[.D314]-150+[.E315];[.E315])" office:value-type="float" office:value="0" calcext:value-type="float">
            <text:p>0</text:p>
          </table:table-cell>
          <table:table-cell table:style-name="ce72" table:formula="of:=IF(ISNA(VLOOKUP([.C315];[.$A$2:.$B$200];2;0));0;VLOOKUP([.C315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11" calcext:value-type="date">
            <text:p>Do 11.Nov</text:p>
          </table:table-cell>
          <table:table-cell table:style-name="ce195" table:formula="of:=IF(([.D315]-150)&gt;0;[.D315]-150+[.E316];[.E316])" office:value-type="float" office:value="0" calcext:value-type="float">
            <text:p>0</text:p>
          </table:table-cell>
          <table:table-cell table:style-name="ce72" table:formula="of:=IF(ISNA(VLOOKUP([.C316];[.$A$2:.$B$200];2;0));0;VLOOKUP([.C316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12" calcext:value-type="date">
            <text:p>Fr 12.Nov</text:p>
          </table:table-cell>
          <table:table-cell table:style-name="ce195" table:formula="of:=IF(([.D316]-150)&gt;0;[.D316]-150+[.E317];[.E317])" office:value-type="float" office:value="0" calcext:value-type="float">
            <text:p>0</text:p>
          </table:table-cell>
          <table:table-cell table:style-name="ce72" table:formula="of:=IF(ISNA(VLOOKUP([.C317];[.$A$2:.$B$200];2;0));0;VLOOKUP([.C317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13" calcext:value-type="date">
            <text:p>Sa 13.Nov</text:p>
          </table:table-cell>
          <table:table-cell table:style-name="ce195" table:formula="of:=IF(([.D317]-150)&gt;0;[.D317]-150+[.E318];[.E318])" office:value-type="float" office:value="0" calcext:value-type="float">
            <text:p>0</text:p>
          </table:table-cell>
          <table:table-cell table:style-name="ce72" table:formula="of:=IF(ISNA(VLOOKUP([.C318];[.$A$2:.$B$200];2;0));0;VLOOKUP([.C318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14" calcext:value-type="date">
            <text:p>So 14.Nov</text:p>
          </table:table-cell>
          <table:table-cell table:style-name="ce195" table:formula="of:=IF(([.D318]-150)&gt;0;[.D318]-150+[.E319];[.E319])" office:value-type="float" office:value="0" calcext:value-type="float">
            <text:p>0</text:p>
          </table:table-cell>
          <table:table-cell table:style-name="ce72" table:formula="of:=IF(ISNA(VLOOKUP([.C319];[.$A$2:.$B$200];2;0));0;VLOOKUP([.C319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15" calcext:value-type="date">
            <text:p>Mo 15.Nov</text:p>
          </table:table-cell>
          <table:table-cell table:style-name="ce195" table:formula="of:=IF(([.D319]-150)&gt;0;[.D319]-150+[.E320];[.E320])" office:value-type="float" office:value="0" calcext:value-type="float">
            <text:p>0</text:p>
          </table:table-cell>
          <table:table-cell table:style-name="ce72" table:formula="of:=IF(ISNA(VLOOKUP([.C320];[.$A$2:.$B$200];2;0));0;VLOOKUP([.C320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16" calcext:value-type="date">
            <text:p>Di 16.Nov</text:p>
          </table:table-cell>
          <table:table-cell table:style-name="ce195" table:formula="of:=IF(([.D320]-150)&gt;0;[.D320]-150+[.E321];[.E321])" office:value-type="float" office:value="0" calcext:value-type="float">
            <text:p>0</text:p>
          </table:table-cell>
          <table:table-cell table:style-name="ce72" table:formula="of:=IF(ISNA(VLOOKUP([.C321];[.$A$2:.$B$200];2;0));0;VLOOKUP([.C321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17" calcext:value-type="date">
            <text:p>Mi 17.Nov</text:p>
          </table:table-cell>
          <table:table-cell table:style-name="ce195" table:formula="of:=IF(([.D321]-150)&gt;0;[.D321]-150+[.E322];[.E322])" office:value-type="float" office:value="0" calcext:value-type="float">
            <text:p>0</text:p>
          </table:table-cell>
          <table:table-cell table:style-name="ce72" table:formula="of:=IF(ISNA(VLOOKUP([.C322];[.$A$2:.$B$200];2;0));0;VLOOKUP([.C322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18" calcext:value-type="date">
            <text:p>Do 18.Nov</text:p>
          </table:table-cell>
          <table:table-cell table:style-name="ce195" table:formula="of:=IF(([.D322]-150)&gt;0;[.D322]-150+[.E323];[.E323])" office:value-type="float" office:value="0" calcext:value-type="float">
            <text:p>0</text:p>
          </table:table-cell>
          <table:table-cell table:style-name="ce72" table:formula="of:=IF(ISNA(VLOOKUP([.C323];[.$A$2:.$B$200];2;0));0;VLOOKUP([.C323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19" calcext:value-type="date">
            <text:p>Fr 19.Nov</text:p>
          </table:table-cell>
          <table:table-cell table:style-name="ce195" table:formula="of:=IF(([.D323]-150)&gt;0;[.D323]-150+[.E324];[.E324])" office:value-type="float" office:value="0" calcext:value-type="float">
            <text:p>0</text:p>
          </table:table-cell>
          <table:table-cell table:style-name="ce72" table:formula="of:=IF(ISNA(VLOOKUP([.C324];[.$A$2:.$B$200];2;0));0;VLOOKUP([.C324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20" calcext:value-type="date">
            <text:p>Sa 20.Nov</text:p>
          </table:table-cell>
          <table:table-cell table:style-name="ce195" table:formula="of:=IF(([.D324]-150)&gt;0;[.D324]-150+[.E325];[.E325])" office:value-type="float" office:value="0" calcext:value-type="float">
            <text:p>0</text:p>
          </table:table-cell>
          <table:table-cell table:style-name="ce72" table:formula="of:=IF(ISNA(VLOOKUP([.C325];[.$A$2:.$B$200];2;0));0;VLOOKUP([.C325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21" calcext:value-type="date">
            <text:p>So 21.Nov</text:p>
          </table:table-cell>
          <table:table-cell table:style-name="ce195" table:formula="of:=IF(([.D325]-150)&gt;0;[.D325]-150+[.E326];[.E326])" office:value-type="float" office:value="0" calcext:value-type="float">
            <text:p>0</text:p>
          </table:table-cell>
          <table:table-cell table:style-name="ce72" table:formula="of:=IF(ISNA(VLOOKUP([.C326];[.$A$2:.$B$200];2;0));0;VLOOKUP([.C326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22" calcext:value-type="date">
            <text:p>Mo 22.Nov</text:p>
          </table:table-cell>
          <table:table-cell table:style-name="ce195" table:formula="of:=IF(([.D326]-150)&gt;0;[.D326]-150+[.E327];[.E327])" office:value-type="float" office:value="0" calcext:value-type="float">
            <text:p>0</text:p>
          </table:table-cell>
          <table:table-cell table:style-name="ce72" table:formula="of:=IF(ISNA(VLOOKUP([.C327];[.$A$2:.$B$200];2;0));0;VLOOKUP([.C327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23" calcext:value-type="date">
            <text:p>Di 23.Nov</text:p>
          </table:table-cell>
          <table:table-cell table:style-name="ce195" table:formula="of:=IF(([.D327]-150)&gt;0;[.D327]-150+[.E328];[.E328])" office:value-type="float" office:value="0" calcext:value-type="float">
            <text:p>0</text:p>
          </table:table-cell>
          <table:table-cell table:style-name="ce72" table:formula="of:=IF(ISNA(VLOOKUP([.C328];[.$A$2:.$B$200];2;0));0;VLOOKUP([.C328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24" calcext:value-type="date">
            <text:p>Mi 24.Nov</text:p>
          </table:table-cell>
          <table:table-cell table:style-name="ce195" table:formula="of:=IF(([.D328]-150)&gt;0;[.D328]-150+[.E329];[.E329])" office:value-type="float" office:value="0" calcext:value-type="float">
            <text:p>0</text:p>
          </table:table-cell>
          <table:table-cell table:style-name="ce72" table:formula="of:=IF(ISNA(VLOOKUP([.C329];[.$A$2:.$B$200];2;0));0;VLOOKUP([.C329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25" calcext:value-type="date">
            <text:p>Do 25.Nov</text:p>
          </table:table-cell>
          <table:table-cell table:style-name="ce195" table:formula="of:=IF(([.D329]-150)&gt;0;[.D329]-150+[.E330];[.E330])" office:value-type="float" office:value="0" calcext:value-type="float">
            <text:p>0</text:p>
          </table:table-cell>
          <table:table-cell table:style-name="ce72" table:formula="of:=IF(ISNA(VLOOKUP([.C330];[.$A$2:.$B$200];2;0));0;VLOOKUP([.C330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26" calcext:value-type="date">
            <text:p>Fr 26.Nov</text:p>
          </table:table-cell>
          <table:table-cell table:style-name="ce195" table:formula="of:=IF(([.D330]-150)&gt;0;[.D330]-150+[.E331];[.E331])" office:value-type="float" office:value="0" calcext:value-type="float">
            <text:p>0</text:p>
          </table:table-cell>
          <table:table-cell table:style-name="ce72" table:formula="of:=IF(ISNA(VLOOKUP([.C331];[.$A$2:.$B$200];2;0));0;VLOOKUP([.C331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27" calcext:value-type="date">
            <text:p>Sa 27.Nov</text:p>
          </table:table-cell>
          <table:table-cell table:style-name="ce195" table:formula="of:=IF(([.D331]-150)&gt;0;[.D331]-150+[.E332];[.E332])" office:value-type="float" office:value="0" calcext:value-type="float">
            <text:p>0</text:p>
          </table:table-cell>
          <table:table-cell table:style-name="ce72" table:formula="of:=IF(ISNA(VLOOKUP([.C332];[.$A$2:.$B$200];2;0));0;VLOOKUP([.C332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28" calcext:value-type="date">
            <text:p>So 28.Nov</text:p>
          </table:table-cell>
          <table:table-cell table:style-name="ce195" table:formula="of:=IF(([.D332]-150)&gt;0;[.D332]-150+[.E333];[.E333])" office:value-type="float" office:value="0" calcext:value-type="float">
            <text:p>0</text:p>
          </table:table-cell>
          <table:table-cell table:style-name="ce72" table:formula="of:=IF(ISNA(VLOOKUP([.C333];[.$A$2:.$B$200];2;0));0;VLOOKUP([.C333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29" calcext:value-type="date">
            <text:p>Mo 29.Nov</text:p>
          </table:table-cell>
          <table:table-cell table:style-name="ce195" table:formula="of:=IF(([.D333]-150)&gt;0;[.D333]-150+[.E334];[.E334])" office:value-type="float" office:value="0" calcext:value-type="float">
            <text:p>0</text:p>
          </table:table-cell>
          <table:table-cell table:style-name="ce72" table:formula="of:=IF(ISNA(VLOOKUP([.C334];[.$A$2:.$B$200];2;0));0;VLOOKUP([.C334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1-30" calcext:value-type="date">
            <text:p>Di 30.Nov</text:p>
          </table:table-cell>
          <table:table-cell table:style-name="ce195" table:formula="of:=IF(([.D334]-150)&gt;0;[.D334]-150+[.E335];[.E335])" office:value-type="float" office:value="0" calcext:value-type="float">
            <text:p>0</text:p>
          </table:table-cell>
          <table:table-cell table:style-name="ce72" table:formula="of:=IF(ISNA(VLOOKUP([.C335];[.$A$2:.$B$200];2;0));0;VLOOKUP([.C335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01" calcext:value-type="date">
            <text:p>Mi 01.Dez</text:p>
          </table:table-cell>
          <table:table-cell table:style-name="ce195" table:formula="of:=IF(([.D335]-150)&gt;0;[.D335]-150+[.E336];[.E336])" office:value-type="float" office:value="0" calcext:value-type="float">
            <text:p>0</text:p>
          </table:table-cell>
          <table:table-cell table:style-name="ce72" table:formula="of:=IF(ISNA(VLOOKUP([.C336];[.$A$2:.$B$200];2;0));0;VLOOKUP([.C336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02" calcext:value-type="date">
            <text:p>Do 02.Dez</text:p>
          </table:table-cell>
          <table:table-cell table:style-name="ce195" table:formula="of:=IF(([.D336]-150)&gt;0;[.D336]-150+[.E337];[.E337])" office:value-type="float" office:value="0" calcext:value-type="float">
            <text:p>0</text:p>
          </table:table-cell>
          <table:table-cell table:style-name="ce72" table:formula="of:=IF(ISNA(VLOOKUP([.C337];[.$A$2:.$B$200];2;0));0;VLOOKUP([.C337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03" calcext:value-type="date">
            <text:p>Fr 03.Dez</text:p>
          </table:table-cell>
          <table:table-cell table:style-name="ce195" table:formula="of:=IF(([.D337]-150)&gt;0;[.D337]-150+[.E338];[.E338])" office:value-type="float" office:value="0" calcext:value-type="float">
            <text:p>0</text:p>
          </table:table-cell>
          <table:table-cell table:style-name="ce72" table:formula="of:=IF(ISNA(VLOOKUP([.C338];[.$A$2:.$B$200];2;0));0;VLOOKUP([.C338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04" calcext:value-type="date">
            <text:p>Sa 04.Dez</text:p>
          </table:table-cell>
          <table:table-cell table:style-name="ce195" table:formula="of:=IF(([.D338]-150)&gt;0;[.D338]-150+[.E339];[.E339])" office:value-type="float" office:value="0" calcext:value-type="float">
            <text:p>0</text:p>
          </table:table-cell>
          <table:table-cell table:style-name="ce72" table:formula="of:=IF(ISNA(VLOOKUP([.C339];[.$A$2:.$B$200];2;0));0;VLOOKUP([.C339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05" calcext:value-type="date">
            <text:p>So 05.Dez</text:p>
          </table:table-cell>
          <table:table-cell table:style-name="ce195" table:formula="of:=IF(([.D339]-150)&gt;0;[.D339]-150+[.E340];[.E340])" office:value-type="float" office:value="0" calcext:value-type="float">
            <text:p>0</text:p>
          </table:table-cell>
          <table:table-cell table:style-name="ce72" table:formula="of:=IF(ISNA(VLOOKUP([.C340];[.$A$2:.$B$200];2;0));0;VLOOKUP([.C340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06" calcext:value-type="date">
            <text:p>Mo 06.Dez</text:p>
          </table:table-cell>
          <table:table-cell table:style-name="ce195" table:formula="of:=IF(([.D340]-150)&gt;0;[.D340]-150+[.E341];[.E341])" office:value-type="float" office:value="0" calcext:value-type="float">
            <text:p>0</text:p>
          </table:table-cell>
          <table:table-cell table:style-name="ce72" table:formula="of:=IF(ISNA(VLOOKUP([.C341];[.$A$2:.$B$200];2;0));0;VLOOKUP([.C341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07" calcext:value-type="date">
            <text:p>Di 07.Dez</text:p>
          </table:table-cell>
          <table:table-cell table:style-name="ce195" table:formula="of:=IF(([.D341]-150)&gt;0;[.D341]-150+[.E342];[.E342])" office:value-type="float" office:value="0" calcext:value-type="float">
            <text:p>0</text:p>
          </table:table-cell>
          <table:table-cell table:style-name="ce72" table:formula="of:=IF(ISNA(VLOOKUP([.C342];[.$A$2:.$B$200];2;0));0;VLOOKUP([.C342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08" calcext:value-type="date">
            <text:p>Mi 08.Dez</text:p>
          </table:table-cell>
          <table:table-cell table:style-name="ce195" table:formula="of:=IF(([.D342]-150)&gt;0;[.D342]-150+[.E343];[.E343])" office:value-type="float" office:value="0" calcext:value-type="float">
            <text:p>0</text:p>
          </table:table-cell>
          <table:table-cell table:style-name="ce72" table:formula="of:=IF(ISNA(VLOOKUP([.C343];[.$A$2:.$B$200];2;0));0;VLOOKUP([.C343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09" calcext:value-type="date">
            <text:p>Do 09.Dez</text:p>
          </table:table-cell>
          <table:table-cell table:style-name="ce195" table:formula="of:=IF(([.D343]-150)&gt;0;[.D343]-150+[.E344];[.E344])" office:value-type="float" office:value="0" calcext:value-type="float">
            <text:p>0</text:p>
          </table:table-cell>
          <table:table-cell table:style-name="ce72" table:formula="of:=IF(ISNA(VLOOKUP([.C344];[.$A$2:.$B$200];2;0));0;VLOOKUP([.C344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10" calcext:value-type="date">
            <text:p>Fr 10.Dez</text:p>
          </table:table-cell>
          <table:table-cell table:style-name="ce195" table:formula="of:=IF(([.D344]-150)&gt;0;[.D344]-150+[.E345];[.E345])" office:value-type="float" office:value="0" calcext:value-type="float">
            <text:p>0</text:p>
          </table:table-cell>
          <table:table-cell table:style-name="ce72" table:formula="of:=IF(ISNA(VLOOKUP([.C345];[.$A$2:.$B$200];2;0));0;VLOOKUP([.C345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11" calcext:value-type="date">
            <text:p>Sa 11.Dez</text:p>
          </table:table-cell>
          <table:table-cell table:style-name="ce195" table:formula="of:=IF(([.D345]-150)&gt;0;[.D345]-150+[.E346];[.E346])" office:value-type="float" office:value="0" calcext:value-type="float">
            <text:p>0</text:p>
          </table:table-cell>
          <table:table-cell table:style-name="ce72" table:formula="of:=IF(ISNA(VLOOKUP([.C346];[.$A$2:.$B$200];2;0));0;VLOOKUP([.C346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12" calcext:value-type="date">
            <text:p>So 12.Dez</text:p>
          </table:table-cell>
          <table:table-cell table:style-name="ce195" table:formula="of:=IF(([.D346]-150)&gt;0;[.D346]-150+[.E347];[.E347])" office:value-type="float" office:value="0" calcext:value-type="float">
            <text:p>0</text:p>
          </table:table-cell>
          <table:table-cell table:style-name="ce72" table:formula="of:=IF(ISNA(VLOOKUP([.C347];[.$A$2:.$B$200];2;0));0;VLOOKUP([.C347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13" calcext:value-type="date">
            <text:p>Mo 13.Dez</text:p>
          </table:table-cell>
          <table:table-cell table:style-name="ce195" table:formula="of:=IF(([.D347]-150)&gt;0;[.D347]-150+[.E348];[.E348])" office:value-type="float" office:value="0" calcext:value-type="float">
            <text:p>0</text:p>
          </table:table-cell>
          <table:table-cell table:style-name="ce72" table:formula="of:=IF(ISNA(VLOOKUP([.C348];[.$A$2:.$B$200];2;0));0;VLOOKUP([.C348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14" calcext:value-type="date">
            <text:p>Di 14.Dez</text:p>
          </table:table-cell>
          <table:table-cell table:style-name="ce195" table:formula="of:=IF(([.D348]-150)&gt;0;[.D348]-150+[.E349];[.E349])" office:value-type="float" office:value="0" calcext:value-type="float">
            <text:p>0</text:p>
          </table:table-cell>
          <table:table-cell table:style-name="ce72" table:formula="of:=IF(ISNA(VLOOKUP([.C349];[.$A$2:.$B$200];2;0));0;VLOOKUP([.C349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15" calcext:value-type="date">
            <text:p>Mi 15.Dez</text:p>
          </table:table-cell>
          <table:table-cell table:style-name="ce195" table:formula="of:=IF(([.D349]-150)&gt;0;[.D349]-150+[.E350];[.E350])" office:value-type="float" office:value="0" calcext:value-type="float">
            <text:p>0</text:p>
          </table:table-cell>
          <table:table-cell table:style-name="ce72" table:formula="of:=IF(ISNA(VLOOKUP([.C350];[.$A$2:.$B$200];2;0));0;VLOOKUP([.C350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16" calcext:value-type="date">
            <text:p>Do 16.Dez</text:p>
          </table:table-cell>
          <table:table-cell table:style-name="ce195" table:formula="of:=IF(([.D350]-150)&gt;0;[.D350]-150+[.E351];[.E351])" office:value-type="float" office:value="0" calcext:value-type="float">
            <text:p>0</text:p>
          </table:table-cell>
          <table:table-cell table:style-name="ce72" table:formula="of:=IF(ISNA(VLOOKUP([.C351];[.$A$2:.$B$200];2;0));0;VLOOKUP([.C351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17" calcext:value-type="date">
            <text:p>Fr 17.Dez</text:p>
          </table:table-cell>
          <table:table-cell table:style-name="ce195" table:formula="of:=IF(([.D351]-150)&gt;0;[.D351]-150+[.E352];[.E352])" office:value-type="float" office:value="0" calcext:value-type="float">
            <text:p>0</text:p>
          </table:table-cell>
          <table:table-cell table:style-name="ce72" table:formula="of:=IF(ISNA(VLOOKUP([.C352];[.$A$2:.$B$200];2;0));0;VLOOKUP([.C352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18" calcext:value-type="date">
            <text:p>Sa 18.Dez</text:p>
          </table:table-cell>
          <table:table-cell table:style-name="ce195" table:formula="of:=IF(([.D352]-150)&gt;0;[.D352]-150+[.E353];[.E353])" office:value-type="float" office:value="0" calcext:value-type="float">
            <text:p>0</text:p>
          </table:table-cell>
          <table:table-cell table:style-name="ce72" table:formula="of:=IF(ISNA(VLOOKUP([.C353];[.$A$2:.$B$200];2;0));0;VLOOKUP([.C353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19" calcext:value-type="date">
            <text:p>So 19.Dez</text:p>
          </table:table-cell>
          <table:table-cell table:style-name="ce195" table:formula="of:=IF(([.D353]-150)&gt;0;[.D353]-150+[.E354];[.E354])" office:value-type="float" office:value="0" calcext:value-type="float">
            <text:p>0</text:p>
          </table:table-cell>
          <table:table-cell table:style-name="ce72" table:formula="of:=IF(ISNA(VLOOKUP([.C354];[.$A$2:.$B$200];2;0));0;VLOOKUP([.C354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20" calcext:value-type="date">
            <text:p>Mo 20.Dez</text:p>
          </table:table-cell>
          <table:table-cell table:style-name="ce195" table:formula="of:=IF(([.D354]-150)&gt;0;[.D354]-150+[.E355];[.E355])" office:value-type="float" office:value="0" calcext:value-type="float">
            <text:p>0</text:p>
          </table:table-cell>
          <table:table-cell table:style-name="ce72" table:formula="of:=IF(ISNA(VLOOKUP([.C355];[.$A$2:.$B$200];2;0));0;VLOOKUP([.C355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21" calcext:value-type="date">
            <text:p>Di 21.Dez</text:p>
          </table:table-cell>
          <table:table-cell table:style-name="ce195" table:formula="of:=IF(([.D355]-150)&gt;0;[.D355]-150+[.E356];[.E356])" office:value-type="float" office:value="0" calcext:value-type="float">
            <text:p>0</text:p>
          </table:table-cell>
          <table:table-cell table:style-name="ce72" table:formula="of:=IF(ISNA(VLOOKUP([.C356];[.$A$2:.$B$200];2;0));0;VLOOKUP([.C356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22" calcext:value-type="date">
            <text:p>Mi 22.Dez</text:p>
          </table:table-cell>
          <table:table-cell table:style-name="ce195" table:formula="of:=IF(([.D356]-150)&gt;0;[.D356]-150+[.E357];[.E357])" office:value-type="float" office:value="0" calcext:value-type="float">
            <text:p>0</text:p>
          </table:table-cell>
          <table:table-cell table:style-name="ce72" table:formula="of:=IF(ISNA(VLOOKUP([.C357];[.$A$2:.$B$200];2;0));0;VLOOKUP([.C357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23" calcext:value-type="date">
            <text:p>Do 23.Dez</text:p>
          </table:table-cell>
          <table:table-cell table:style-name="ce195" table:formula="of:=IF(([.D357]-150)&gt;0;[.D357]-150+[.E358];[.E358])" office:value-type="float" office:value="0" calcext:value-type="float">
            <text:p>0</text:p>
          </table:table-cell>
          <table:table-cell table:style-name="ce72" table:formula="of:=IF(ISNA(VLOOKUP([.C358];[.$A$2:.$B$200];2;0));0;VLOOKUP([.C358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24" calcext:value-type="date">
            <text:p>Fr 24.Dez</text:p>
          </table:table-cell>
          <table:table-cell table:style-name="ce195" table:formula="of:=IF(([.D358]-150)&gt;0;[.D358]-150+[.E359];[.E359])" office:value-type="float" office:value="0" calcext:value-type="float">
            <text:p>0</text:p>
          </table:table-cell>
          <table:table-cell table:style-name="ce72" table:formula="of:=IF(ISNA(VLOOKUP([.C359];[.$A$2:.$B$200];2;0));0;VLOOKUP([.C359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25" calcext:value-type="date">
            <text:p>Sa 25.Dez</text:p>
          </table:table-cell>
          <table:table-cell table:style-name="ce195" table:formula="of:=IF(([.D359]-150)&gt;0;[.D359]-150+[.E360];[.E360])" office:value-type="float" office:value="0" calcext:value-type="float">
            <text:p>0</text:p>
          </table:table-cell>
          <table:table-cell table:style-name="ce72" table:formula="of:=IF(ISNA(VLOOKUP([.C360];[.$A$2:.$B$200];2;0));0;VLOOKUP([.C360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26" calcext:value-type="date">
            <text:p>So 26.Dez</text:p>
          </table:table-cell>
          <table:table-cell table:style-name="ce195" table:formula="of:=IF(([.D360]-150)&gt;0;[.D360]-150+[.E361];[.E361])" office:value-type="float" office:value="0" calcext:value-type="float">
            <text:p>0</text:p>
          </table:table-cell>
          <table:table-cell table:style-name="ce72" table:formula="of:=IF(ISNA(VLOOKUP([.C361];[.$A$2:.$B$200];2;0));0;VLOOKUP([.C361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27" calcext:value-type="date">
            <text:p>Mo 27.Dez</text:p>
          </table:table-cell>
          <table:table-cell table:style-name="ce195" table:formula="of:=IF(([.D361]-150)&gt;0;[.D361]-150+[.E362];[.E362])" office:value-type="float" office:value="0" calcext:value-type="float">
            <text:p>0</text:p>
          </table:table-cell>
          <table:table-cell table:style-name="ce72" table:formula="of:=IF(ISNA(VLOOKUP([.C362];[.$A$2:.$B$200];2;0));0;VLOOKUP([.C362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28" calcext:value-type="date">
            <text:p>Di 28.Dez</text:p>
          </table:table-cell>
          <table:table-cell table:style-name="ce195" table:formula="of:=IF(([.D362]-150)&gt;0;[.D362]-150+[.E363];[.E363])" office:value-type="float" office:value="0" calcext:value-type="float">
            <text:p>0</text:p>
          </table:table-cell>
          <table:table-cell table:style-name="ce72" table:formula="of:=IF(ISNA(VLOOKUP([.C363];[.$A$2:.$B$200];2;0));0;VLOOKUP([.C363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29" calcext:value-type="date">
            <text:p>Mi 29.Dez</text:p>
          </table:table-cell>
          <table:table-cell table:style-name="ce195" table:formula="of:=IF(([.D363]-150)&gt;0;[.D363]-150+[.E364];[.E364])" office:value-type="float" office:value="0" calcext:value-type="float">
            <text:p>0</text:p>
          </table:table-cell>
          <table:table-cell table:style-name="ce72" table:formula="of:=IF(ISNA(VLOOKUP([.C364];[.$A$2:.$B$200];2;0));0;VLOOKUP([.C364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30" calcext:value-type="date">
            <text:p>Do 30.Dez</text:p>
          </table:table-cell>
          <table:table-cell table:style-name="ce195" table:formula="of:=IF(([.D364]-150)&gt;0;[.D364]-150+[.E365];[.E365])" office:value-type="float" office:value="0" calcext:value-type="float">
            <text:p>0</text:p>
          </table:table-cell>
          <table:table-cell table:style-name="ce72" table:formula="of:=IF(ISNA(VLOOKUP([.C365];[.$A$2:.$B$200];2;0));0;VLOOKUP([.C365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1-12-31" calcext:value-type="date">
            <text:p>Fr 31.Dez</text:p>
          </table:table-cell>
          <table:table-cell table:style-name="ce195" table:formula="of:=IF(([.D365]-150)&gt;0;[.D365]-150+[.E366];[.E366])" office:value-type="float" office:value="0" calcext:value-type="float">
            <text:p>0</text:p>
          </table:table-cell>
          <table:table-cell table:style-name="ce72" table:formula="of:=IF(ISNA(VLOOKUP([.C366];[.$A$2:.$B$200];2;0));0;VLOOKUP([.C366];[.$A$2:.$B$200];2;1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1" office:value-type="date" office:date-value="2022-01-01" calcext:value-type="date">
            <text:p>Sa 01.Jän</text:p>
          </table:table-cell>
          <table:table-cell table:style-name="ce195" table:formula="of:=IF(([.D366]-150)&gt;0;[.D366]-150+[.E367];[.E367])" office:value-type="float" office:value="0" calcext:value-type="float">
            <text:p>0</text:p>
          </table:table-cell>
          <table:table-cell table:style-name="ce72" table:formula="of:=IF(ISNA(VLOOKUP([.C367];[.$A$2:.$B$200];2;0));0;VLOOKUP([.C367];[.$A$2:.$B$200];2;1))" office:value-type="float" office:value="0" calcext:value-type="float">
            <text:p>0</text:p>
          </table:table-cell>
        </table:table-row>
        <table:table-row table:style-name="ro1" table:number-rows-repeated="104820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dtrad" table:style-name="ta2">
        <office:forms form:automatic-focus="false" form:apply-design-mode="false"/>
        <table:table-column table:style-name="co3" table:number-columns-repeated="5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" table:default-cell-style-name="ce192"/>
        <table:table-column table:style-name="co3" table:number-columns-repeated="249" table:default-cell-style-name="Default"/>
        <table:table-row table:style-name="ro1">
          <table:table-cell table:style-name="ce588"/>
          <table:table-cell table:style-name="ce195" office:value-type="string" calcext:value-type="string">
            <text:p>SIMPLON_1</text:p>
          </table:table-cell>
          <table:table-cell table:style-name="ce589" table:formula="of:=MAX([$Stadtrad.B2:$Stadtrad.B1002])" office:value-type="float" office:value="300" calcext:value-type="float">
            <text:p>300</text:p>
          </table:table-cell>
          <table:table-cell table:style-name="ce184" office:value-type="string" calcext:value-type="string">
            <text:p>hm</text:p>
          </table:table-cell>
          <table:table-cell table:style-name="ce195" table:number-columns-repeated="3"/>
          <table:table-cell table:style-name="ce592"/>
          <table:table-cell table:style-name="ce195" table:number-columns-repeated="249"/>
        </table:table-row>
        <table:table-row table:style-name="ro1">
          <table:table-cell table:style-name="ce588" office:value-type="date" office:date-value="2021-01-31" calcext:value-type="date">
            <text:p>31.Jän</text:p>
          </table:table-cell>
          <table:table-cell table:style-name="ce236" office:value-type="float" office:value="31.5" calcext:value-type="float">
            <text:p>31,5</text:p>
          </table:table-cell>
          <table:table-cell table:style-name="ce195" office:value-type="string" calcext:value-type="string">
            <text:p>Kettenwechsel</text:p>
          </table:table-cell>
          <table:table-cell table:style-name="ce212"/>
          <table:table-cell table:style-name="ce195" table:number-columns-repeated="3"/>
          <table:table-cell table:style-name="ce592"/>
          <table:table-cell table:style-name="ce195" table:number-columns-repeated="249"/>
        </table:table-row>
        <table:table-row table:style-name="ro1">
          <table:table-cell table:style-name="ce588" office:value-type="date" office:date-value="2021-03-31" calcext:value-type="date">
            <text:p>31.Mär</text:p>
          </table:table-cell>
          <table:table-cell table:style-name="ce236" office:value-type="float" office:value="100" calcext:value-type="float">
            <text:p>100</text:p>
          </table:table-cell>
          <table:table-cell table:style-name="ce195"/>
          <table:table-cell table:style-name="ce212"/>
          <table:table-cell table:style-name="ce195" table:number-columns-repeated="3"/>
          <table:table-cell table:style-name="ce592"/>
          <table:table-cell table:style-name="ce237"/>
          <table:table-cell table:style-name="ce195" table:number-columns-repeated="248"/>
        </table:table-row>
        <table:table-row table:style-name="ro1">
          <table:table-cell table:style-name="ce464" office:value-type="date" office:date-value="2021-05-31" calcext:value-type="date">
            <text:p>31.Mai</text:p>
          </table:table-cell>
          <table:table-cell table:style-name="ce236" office:value-type="float" office:value="300" calcext:value-type="float">
            <text:p>300</text:p>
          </table:table-cell>
          <table:table-cell table:style-name="ce195"/>
          <table:table-cell table:style-name="ce212" table:formula="of:=(MAX([.B2:.B31973]))*4" office:value-type="float" office:value="1200" calcext:value-type="float">
            <text:p>1200</text:p>
          </table:table-cell>
          <table:table-cell table:style-name="ce195"/>
          <table:table-cell table:style-name="ce7" office:value-type="string" calcext:value-type="string" table:number-columns-spanned="3" table:number-rows-spanned="1">
            <text:p>Kassette Simplon_3</text:p>
          </table:table-cell>
          <table:covered-table-cell table:style-name="ce7"/>
          <table:covered-table-cell table:style-name="ce593"/>
          <table:table-cell table:style-name="ce195"/>
          <table:table-cell table:style-name="ce195" table:formula="of:=MAX([.B2:.B1000])" office:value-type="float" office:value="300" calcext:value-type="float">
            <text:p>300</text:p>
          </table:table-cell>
          <table:table-cell table:style-name="ce195" table:formula="of:=ROUNDDOWN([.J4]/20)" office:value-type="float" office:value="15" calcext:value-type="float">
            <text:p>15</text:p>
          </table:table-cell>
          <table:table-cell table:style-name="ce195" table:number-columns-repeated="246"/>
        </table:table-row>
        <table:table-row table:style-name="ro1">
          <table:table-cell table:style-name="ce588"/>
          <table:table-cell table:style-name="ce236"/>
          <table:table-cell table:style-name="ce195" table:number-columns-repeated="3"/>
          <table:table-cell table:style-name="ce95" office:value-type="string" calcext:value-type="string">
            <text:p>Kette_1</text:p>
          </table:table-cell>
          <table:table-cell table:style-name="ce212" office:value-type="float" office:value="3211.8" calcext:value-type="float">
            <text:p>3211,8</text:p>
          </table:table-cell>
          <table:table-cell table:style-name="ce167" office:value-type="string" calcext:value-type="string">
            <text:p>0 bis 0,75</text:p>
          </table:table-cell>
          <table:table-cell table:style-name="ce195" table:number-columns-repeated="2"/>
          <table:table-cell table:style-name="ce195" table:formula="of:=ROUNDDOWN(([.J4]/20-[.K4])*60)" office:value-type="float" office:value="0" calcext:value-type="float">
            <text:p>0</text:p>
          </table:table-cell>
          <table:table-cell table:style-name="ce195" table:number-columns-repeated="246"/>
        </table:table-row>
        <table:table-row table:style-name="ro1">
          <table:table-cell table:style-name="ce588"/>
          <table:table-cell table:style-name="ce236"/>
          <table:table-cell table:style-name="ce195" table:number-columns-repeated="3"/>
          <table:table-cell table:style-name="ce95" office:value-type="string" calcext:value-type="string">
            <text:p>Kette_2</text:p>
          </table:table-cell>
          <table:table-cell table:style-name="ce213" office:value-type="float" office:value="3399.4" calcext:value-type="float">
            <text:p>3399,4</text:p>
          </table:table-cell>
          <table:table-cell table:style-name="ce167" office:value-type="string" calcext:value-type="string">
            <text:p>0 bis 0,75</text:p>
          </table:table-cell>
          <table:table-cell table:style-name="ce195" table:number-columns-repeated="2"/>
          <table:table-cell table:style-name="ce195" table:formula="of:=ROUNDDOWN(([.J4]/20-[.K4])*3600)-[.K5]*60" office:value-type="float" office:value="0" calcext:value-type="float">
            <text:p>0</text:p>
          </table:table-cell>
          <table:table-cell table:style-name="ce195" table:number-columns-repeated="246"/>
        </table:table-row>
        <table:table-row table:style-name="ro1">
          <table:table-cell table:style-name="ce588"/>
          <table:table-cell table:style-name="ce236"/>
          <table:table-cell table:style-name="ce195" table:number-columns-repeated="3"/>
          <table:table-cell table:style-name="ce95" office:value-type="string" calcext:value-type="string">
            <text:p>Kette_3</text:p>
          </table:table-cell>
          <table:table-cell table:style-name="ce212" office:value-type="float" office:value="5099" calcext:value-type="float">
            <text:p>5099</text:p>
          </table:table-cell>
          <table:table-cell table:style-name="ce167" office:value-type="string" calcext:value-type="string">
            <text:p>0 bis 0,75</text:p>
          </table:table-cell>
          <table:table-cell table:style-name="ce195" table:number-columns-repeated="2"/>
          <table:table-cell table:style-name="ce598" table:formula="of:=TIME([.K4];[.K5];[.K6])+ROUNDDOWN([.K4]/24)" office:value-type="time" office:time-value="PT15H00M00S" calcext:value-type="time">
            <text:p>15:00:00</text:p>
          </table:table-cell>
          <table:table-cell table:style-name="ce471"/>
          <table:table-cell table:style-name="ce195" table:number-columns-repeated="245"/>
        </table:table-row>
        <table:table-row table:style-name="ro1">
          <table:table-cell table:style-name="ce588"/>
          <table:table-cell table:style-name="ce236"/>
          <table:table-cell table:style-name="ce195" table:number-columns-repeated="3"/>
          <table:table-cell table:style-name="ce95" office:value-type="string" calcext:value-type="string">
            <text:p>Kette_4</text:p>
          </table:table-cell>
          <table:table-cell table:style-name="ce212" office:value-type="float" office:value="1796.3" calcext:value-type="float">
            <text:p>1796,3</text:p>
          </table:table-cell>
          <table:table-cell table:style-name="ce167" office:value-type="string" calcext:value-type="string">
            <text:p>0,75 bis 0,85</text:p>
          </table:table-cell>
          <table:table-cell table:style-name="ce195" table:number-columns-repeated="249"/>
        </table:table-row>
        <table:table-row table:style-name="ro1">
          <table:table-cell table:style-name="ce588"/>
          <table:table-cell table:style-name="ce236"/>
          <table:table-cell table:style-name="ce195" table:number-columns-repeated="3"/>
          <table:table-cell table:style-name="ce95" office:value-type="string" calcext:value-type="string">
            <text:p>Kette_5 (HG93)</text:p>
          </table:table-cell>
          <table:table-cell table:style-name="ce195" table:formula="of:=3154.7" office:value-type="float" office:value="3154.7" calcext:value-type="float">
            <text:p>3154,7</text:p>
          </table:table-cell>
          <table:table-cell table:style-name="ce594" office:value-type="string" calcext:value-type="string">
            <text:p>0,5 bis 0,8</text:p>
          </table:table-cell>
          <table:table-cell table:style-name="ce597"/>
          <table:table-cell table:style-name="ce195" table:number-columns-repeated="248"/>
        </table:table-row>
        <table:table-row table:style-name="ro1">
          <table:table-cell table:style-name="ce588"/>
          <table:table-cell table:style-name="ce236"/>
          <table:table-cell table:style-name="ce195" table:number-columns-repeated="3"/>
          <table:table-cell table:style-name="ce95" office:value-type="string" calcext:value-type="string">
            <text:p>Kette_6 (HG73)</text:p>
          </table:table-cell>
          <table:table-cell table:style-name="ce213" table:formula="of:=2042.4" office:value-type="float" office:value="2042.4" calcext:value-type="float">
            <text:p>2042,4</text:p>
          </table:table-cell>
          <table:table-cell table:style-name="ce594" office:value-type="string" calcext:value-type="string">
            <text:p>0,5 bis 0,85</text:p>
          </table:table-cell>
          <table:table-cell table:style-name="ce195" table:number-columns-repeated="249"/>
        </table:table-row>
        <table:table-row table:style-name="ro1">
          <table:table-cell table:style-name="ce588"/>
          <table:table-cell table:style-name="ce236"/>
          <table:table-cell table:style-name="ce195" table:number-columns-repeated="3"/>
          <table:table-cell table:style-name="ce115" office:value-type="string" calcext:value-type="string">
            <text:p>Kette_7 (HG93)</text:p>
          </table:table-cell>
          <table:table-cell table:style-name="ce117" office:value-type="float" office:value="893.8" calcext:value-type="float">
            <text:p>893,8</text:p>
          </table:table-cell>
          <table:table-cell table:style-name="ce595" office:value-type="string" calcext:value-type="string">
            <text:p>0,75 bis 0,9</text:p>
          </table:table-cell>
          <table:table-cell/>
          <table:table-cell table:style-name="ce195" table:number-columns-repeated="248"/>
        </table:table-row>
        <table:table-row table:style-name="ro1">
          <table:table-cell table:style-name="ce588"/>
          <table:table-cell table:style-name="ce195" table:number-columns-repeated="4"/>
          <table:table-cell table:style-name="ce115" office:value-type="string" calcext:value-type="string">
            <text:p>Kette_8 (KMC_SL_Silver)</text:p>
          </table:table-cell>
          <table:table-cell table:style-name="ce117" table:formula="of:=1214 + [.B4]" office:value-type="float" office:value="1514" calcext:value-type="float">
            <text:p>1514</text:p>
          </table:table-cell>
          <table:table-cell table:style-name="ce595" office:value-type="string" calcext:value-type="string">
            <text:p>0,7 bis 0,85</text:p>
          </table:table-cell>
          <table:table-cell/>
          <table:table-cell table:style-name="ce195" table:number-columns-repeated="248"/>
        </table:table-row>
        <table:table-row table:style-name="ro1">
          <table:table-cell table:style-name="ce588"/>
          <table:table-cell table:style-name="ce195" table:number-columns-repeated="4"/>
          <table:table-cell table:style-name="ce115" office:value-type="string" calcext:value-type="string">
            <text:p>Kette_9 (HG93)</text:p>
          </table:table-cell>
          <table:table-cell table:style-name="ce117" table:formula="of:=1600.57+[.C1]" office:value-type="float" office:value="1900.57" calcext:value-type="float">
            <text:p>1900,57</text:p>
          </table:table-cell>
          <table:table-cell table:style-name="ce595" office:value-type="string" calcext:value-type="string">
            <text:p>0,75 bis</text:p>
          </table:table-cell>
          <table:table-cell table:style-name="ce195" table:number-columns-repeated="249"/>
        </table:table-row>
        <table:table-row table:style-name="ro1">
          <table:table-cell table:style-name="ce588"/>
          <table:table-cell table:style-name="ce195" table:number-columns-repeated="4"/>
          <table:table-cell table:style-name="ce96" office:value-type="string" calcext:value-type="string">
            <text:p>Gesamt</text:p>
          </table:table-cell>
          <table:table-cell table:style-name="ce151" table:formula="of:=SUM([.G5:.G13])" office:value-type="float" office:value="23011.97" calcext:value-type="float">
            <text:p>23011,97</text:p>
          </table:table-cell>
          <table:table-cell table:style-name="ce596"/>
          <table:table-cell table:style-name="ce195" table:number-columns-repeated="249"/>
        </table:table-row>
        <table:table-row table:style-name="ro1">
          <table:table-cell table:style-name="ce588"/>
          <table:table-cell table:style-name="ce195" table:number-columns-repeated="6"/>
          <table:table-cell table:style-name="ce592"/>
          <table:table-cell table:style-name="ce195" table:number-columns-repeated="249"/>
        </table:table-row>
        <table:table-row table:style-name="ro1" table:number-rows-repeated="41">
          <table:table-cell table:style-name="ce588"/>
          <table:table-cell table:style-name="ce195" table:number-columns-repeated="256"/>
        </table:table-row>
        <table:table-row table:style-name="ro1" table:number-rows-repeated="8">
          <table:table-cell table:style-name="ce588"/>
          <table:table-cell table:style-name="ce195" table:number-columns-repeated="6"/>
          <table:table-cell table:style-name="ce592"/>
          <table:table-cell table:style-name="ce195" table:number-columns-repeated="249"/>
        </table:table-row>
        <table:table-row table:style-name="ro1" table:number-rows-repeated="65472">
          <table:table-cell table:style-name="ce588"/>
          <table:table-cell table:style-name="ce195" table:number-columns-repeated="6"/>
          <table:table-cell table:style-name="ce592"/>
          <table:table-cell table:style-name="ce195" table:number-columns-repeated="249"/>
        </table:table-row>
        <table:table-row table:style-name="ro1">
          <table:table-cell table:number-columns-repeated="5"/>
          <table:table-cell table:style-name="ce195" table:number-columns-repeated="2"/>
          <table:table-cell table:style-name="ce592"/>
          <table:table-cell table:number-columns-repeated="249"/>
        </table:table-row>
        <table:table-row table:style-name="ro1" table:number-rows-repeated="983038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  <table:database-ranges>
        <table:database-range table:name="__Anonymous_Sheet_DB__1" table:target-range-address="AllRad.A1:AllRad.CF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  <number:text>,</number:text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5" loext:min-decimal-places="5" number:min-integer-digits="1"/>
    </number:number-style>
    <number:date-style style:name="N119">
      <number:day/>
      <number:text>. </number:text>
      <number:month number:textual="true"/>
      <number:text>.</number:text>
    </number:date-style>
    <number:time-style style:name="N120">
      <number:hours number:style="long"/>
      <number:text>:</number:text>
      <number:minutes number:style="long"/>
      <number:text>:</number:text>
      <number:seconds/>
    </number:time-style>
    <number:time-style style:name="N121">
      <number:hours/>
      <number:text>:</number:text>
      <number:minutes number:style="long"/>
    </number:time-style>
    <number:time-style style:name="N122">
      <number:hours number:style="long"/>
      <number:text>+</number:text>
      <number:minutes number:style="long"/>
      <number:text>+</number:text>
      <number:seconds number:style="long"/>
    </number:time-style>
    <number:time-style style:name="N123">
      <number:hours number:style="long"/>
      <number:text>+</number:text>
      <number:minutes number:style="long"/>
    </number:time-style>
    <number:percentage-style style:name="N124">
      <number:number number:decimal-places="1" loext:min-decimal-places="1" number:min-integer-digits="1"/>
      <number:text>%</number:text>
    </number:percentage-style>
    <number:time-style style:name="N125">
      <number:hours/>
      <number:text>:</number:text>
      <number:minutes number:style="long"/>
      <number:text>:</number:text>
      <number:seconds number:style="long"/>
    </number:time-style>
    <number:time-style style:name="N126" number:truncate-on-overflow="false">
      <number:hours number:style="long"/>
      <number:text>:</number:text>
      <number:minutes number:style="long"/>
    </number:time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8">
      <number:number number:decimal-places="1" loext:min-decimal-places="1" number:min-integer-digits="0"/>
    </number:number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4" loext:min-decimal-places="4" number:min-integer-digits="1"/>
    </number:number-style>
    <number:date-style style:name="N131">
      <number:day-of-week/>
      <number:text> </number:text>
      <number:day number:style="long"/>
      <number:text>.</number:text>
      <number:month number:textual="true"/>
    </number:date-style>
    <number:percentage-style style:name="N132">
      <number:number number:decimal-places="0" loext:min-decimal-places="0" number:min-integer-digits="1"/>
      <number:text>%</number:text>
    </number:percentage-style>
    <number:number-style style:name="N133">
      <number:number number:decimal-places="3" loext:min-decimal-places="3" number:min-integer-digits="1"/>
    </number:number-style>
    <number:date-style style:name="N10107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8" number:language="de" number:country="AT">
      <number:month number:textual="true"/>
      <number:text>.</number:text>
      <number:year/>
    </number:date-style>
    <number:time-style style:name="N10109" number:language="de" number:country="AT">
      <number:hours/>
      <number:text>:</number:text>
      <number:minutes number:style="long"/>
      <number:text> </number:text>
      <number:am-pm/>
    </number:time-style>
    <number:time-style style:name="N10110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3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4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6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7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2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2pt double #333333" style:border-line-width="0.02mm 0.04mm 0.02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79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79pt solid #c0c0c0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6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2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2pt double #ff9900" style:border-line-width-bottom="0.02mm 0.04mm 0.02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2pt solid #c0c0c0" fo:padding="0.71m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utput" style:family="table-cell" style:parent-style-name="Default">
      <style:table-cell-properties fo:background-color="#ffffff" style:diagonal-bl-tr="none" style:diagonal-tl-br="none" fo:border="0.2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otal" style:family="table-cell" style:parent-style-name="Default">
      <style:table-cell-properties fo:border-bottom="0.2pt double #33cccc" style:border-line-width-bottom="0.02mm 0.04mm 0.02mm" style:diagonal-bl-tr="none" style:diagonal-tl-br="none" fo:border-left="none" fo:padding="0.71mm" fo:border-right="none" style:rotation-align="none" fo:border-top="0.2pt solid #33cc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" svg:viewBox="0 0 20 30" svg:d="M10 0l-10 30h20z"/>
    <draw:marker draw:name="Linienende_20_1" draw:display-name="Linienend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fo:page-width="296.99mm" fo:page-height="209.99mm" style:num-format="1" style:print-orientation="landscape" style:first-page-number="continue" style:scale-to="5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Bitstream Vera Sans" fo:font-size="12pt" fo:font-style="normal" fo:text-shadow="none" style:text-underline-style="none" style:font-size-asian="12pt" style:font-style-asian="normal" style:font-name-complex="Bitstream Vera Sans" style:font-size-complex="12pt" style:font-style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style:font-size-asian="12pt" style:font-style-asian="normal" style:font-name-complex="Times New Roman" style:font-size-complex="12pt" style:font-style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00.00.0000</text:date>, <text:time style:data-style-name="N2" text:time-value="20:12:40.415447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TB" style:display-name="PageStyle_MT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nnrad" style:display-name="PageStyle_Rennrad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dtrad" style:display-name="PageStyle_Stadtrad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ageStyle_5f_Leihrad" style:display-name="PageStyle_Leihrad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ageStyle_5f_Laufen" style:display-name="PageStyle_Lauf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anglaufen" style:display-name="PageStyle_Langlauf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islaufen" style:display-name="PageStyle_Eislaufen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schmid</meta:initial-creator>
    <meta:creation-date>2013-02-18T21:27:34</meta:creation-date>
    <dc:date>2021-06-25T13:18:22.680559460</dc:date>
    <meta:editing-cycles>1537</meta:editing-cycles>
    <meta:editing-duration>P79DT12H49M2S</meta:editing-duration>
    <meta:generator>LibreOffice/5.3.6.1$Linux_X86_64 LibreOffice_project/30$Build-1</meta:generator>
    <meta:document-statistic meta:table-count="4" meta:cell-count="5225" meta:object-count="6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6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26">
      <style:chart-properties chart:link-data-style-to-source="true"/>
      <style:graphic-properties draw:stroke="none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33cc66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ff6633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.741cm" svg:height="6.462cm" xlink:href=".." xlink:type="simple" chart:class="chart:circle" chart:style-name="ch1">
        <chart:title svg:x="1.739cm" svg:y="0.264cm" chart:style-name="ch2">
          <text:p>TBs (ohne TB0)</text:p>
        </chart:title>
        <chart:legend chart:legend-position="end" svg:x="5.211cm" svg:y="0.211cm" style:legend-expansion="high" chart:style-name="ch3"/>
        <chart:plot-area chart:style-name="ch4" table:cell-range-address="Übersicht.U39:Übersicht.X40" chart:data-source-has-labels="row" svg:x="0.217cm" svg:y="1.051cm" svg:width="5.14cm" svg:height="5.141cm">
          <chartooo:coordinate-region svg:x="0.217cm" svg:y="0.938cm" svg:width="5.14cm" svg:height="5.368cm"/>
          <chart:axis chart:dimension="x" chart:name="primary-x" chart:style-name="ch5" chartooo:axis-type="text">
            <chart:categories table:cell-range-address="Übersicht.U39:Übersicht.X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Übersicht.U40:Übersicht.X40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B1</text:p>
                <draw:g>
                  <svg:desc>Übersicht.U39:Übersicht.X39</svg:desc>
                </draw:g>
              </table:table-cell>
              <table:table-cell office:value-type="string">
                <text:p>TB2</text:p>
              </table:table-cell>
              <table:table-cell office:value-type="string">
                <text:p>TB3</text:p>
              </table:table-cell>
              <table:table-cell office:value-type="string">
                <text:p>TB4 &gt;</text:p>
              </table:table-cell>
            </table:table-row>
          </table:table-header-rows>
          <table:table-rows>
            <table:table-row>
              <table:table-cell office:value-type="string">
                <text:p>Zeile 40</text:p>
                <draw:g>
                  <svg:desc/>
                </draw:g>
              </table:table-cell>
              <table:table-cell office:value-type="float" office:value="0.157893518518519">
                <text:p>0.157893518518519</text:p>
                <draw:g>
                  <svg:desc>Übersicht.U40:Übersicht.X40</svg:desc>
                </draw:g>
              </table:table-cell>
              <table:table-cell office:value-type="float" office:value="0.0548958333333333">
                <text:p>0.0548958333333333</text:p>
              </table:table-cell>
              <table:table-cell office:value-type="float" office:value="0.00221064814814815">
                <text:p>0.002210648148148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7e2bd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4cm" svg:height="9.408cm" xlink:href=".." xlink:type="simple" chart:class="chart:bar" chart:style-name="ch1">
        <chart:legend svg:x="1.964cm" svg:y="0.187cm" style:legend-expansion="custom" chartooo:width="2.267cm" chartooo:height="6.411cm" style:legend-expansion-aspect-ratio="0.353610981126189" chart:style-name="ch2"/>
        <chart:plot-area chart:style-name="ch3" table:cell-range-address="Übersicht.A95:Übersicht.M101" chart:data-source-has-labels="both" svg:x="0.466cm" svg:y="0.188cm" svg:width="22.408cm" svg:height="9.032cm">
          <chartooo:coordinate-region svg:x="1.273cm" svg:y="0.362cm" svg:width="21.601cm" svg:height="8.264cm"/>
          <chart:axis chart:dimension="x" chart:name="primary-x" chart:style-name="ch4" chartooo:axis-type="auto">
            <chartooo:date-scale/>
            <chart:categories table:cell-range-address="Übersicht.B95:Übersicht.M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Übersicht.B96:Übersicht.M96" chart:label-cell-address="Übersicht.A96:Übersicht.A96" chart:class="chart:bar">
            <chart:data-point chart:repeated="12"/>
          </chart:series>
          <chart:series chart:style-name="ch8" chart:values-cell-range-address="Übersicht.B97:Übersicht.M97" chart:label-cell-address="Übersicht.A97:Übersicht.A97" chart:class="chart:bar">
            <chart:data-point chart:repeated="12"/>
          </chart:series>
          <chart:series chart:style-name="ch9" chart:values-cell-range-address="Übersicht.B98:Übersicht.M98" chart:label-cell-address="Übersicht.A98:Übersicht.A98" chart:class="chart:bar">
            <chart:data-point chart:repeated="12"/>
          </chart:series>
          <chart:series chart:style-name="ch10" chart:values-cell-range-address="Übersicht.B99:Übersicht.M99" chart:label-cell-address="Übersicht.A99:Übersicht.A99" chart:class="chart:bar">
            <chart:data-point chart:repeated="12"/>
          </chart:series>
          <chart:series chart:style-name="ch11" chart:values-cell-range-address="Übersicht.B100:Übersicht.M100" chart:label-cell-address="Übersicht.A100:Übersicht.A100" chart:class="chart:bar">
            <chart:data-point chart:repeated="12"/>
          </chart:series>
          <chart:series chart:style-name="ch12" chart:values-cell-range-address="Übersicht.B101:Übersicht.M101" chart:label-cell-address="Übersicht.A101:Übersicht.A101" chart:class="chart:bar">
            <chart:data-point chart:style-name="ch13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änner</text:p>
                <draw:g>
                  <svg:desc>Übersicht.B95:Übersicht.M95</svg:desc>
                </draw:g>
              </table:table-cell>
              <table:table-cell office:value-type="string">
                <text:p>Februar</text:p>
              </table:table-cell>
              <table:table-cell office:value-type="string">
                <text:p>März</text:p>
              </table:table-cell>
              <table:table-cell office:value-type="string">
                <text:p>April</text:p>
              </table:table-cell>
              <table:table-cell office:value-type="string">
                <text:p>Mai</text:p>
              </table:table-cell>
              <table:table-cell office:value-type="string">
                <text:p>Juni</text:p>
              </table:table-cell>
              <table:table-cell office:value-type="string">
                <text:p>Juli</text:p>
              </table:table-cell>
              <table:table-cell office:value-type="string">
                <text:p>August</text:p>
              </table:table-cell>
              <table:table-cell office:value-type="string">
                <text:p>September</text:p>
              </table:table-cell>
              <table:table-cell office:value-type="string">
                <text:p>Oktober</text:p>
              </table:table-cell>
              <table:table-cell office:value-type="string">
                <text:p>November</text:p>
              </table:table-cell>
              <table:table-cell office:value-type="string">
                <text:p>Dezember</text:p>
              </table:table-cell>
            </table:table-row>
          </table:table-header-rows>
          <table:table-rows>
            <table:table-row>
              <table:table-cell office:value-type="string">
                <text:p>Stadtrad</text:p>
                <draw:g>
                  <svg:desc>Übersicht.A96:Übersicht.A96</svg:desc>
                </draw:g>
              </table:table-cell>
              <table:table-cell office:value-type="float" office:value="31.5">
                <text:p>31.5</text:p>
                <draw:g>
                  <svg:desc>Übersicht.B96:Übersicht.M9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TB</text:p>
                <draw:g>
                  <svg:desc>Übersicht.A97:Übersicht.A97</svg:desc>
                </draw:g>
              </table:table-cell>
              <table:table-cell office:value-type="float" office:value="50.26">
                <text:p>50.26</text:p>
                <draw:g>
                  <svg:desc>Übersicht.B97:Übersicht.M9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er_Rad</text:p>
                <draw:g>
                  <svg:desc>Übersicht.A98:Übersicht.A98</svg:desc>
                </draw:g>
              </table:table-cell>
              <table:table-cell office:value-type="float" office:value="66.02">
                <text:p>66.02</text:p>
                <draw:g>
                  <svg:desc>Übersicht.B98:Übersicht.M9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son</text:p>
                <draw:g>
                  <svg:desc>Übersicht.A99:Übersicht.A99</svg:desc>
                </draw:g>
              </table:table-cell>
              <table:table-cell office:value-type="float" office:value="50.37">
                <text:p>50.37</text:p>
                <draw:g>
                  <svg:desc>Übersicht.B99:Übersicht.M9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b</text:p>
                <draw:g>
                  <svg:desc>Übersicht.A100:Übersicht.A100</svg:desc>
                </draw:g>
              </table:table-cell>
              <table:table-cell office:value-type="float" office:value="70.84">
                <text:p>70.84</text:p>
                <draw:g>
                  <svg:desc>Übersicht.B100:Übersicht.M10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ihrad</text:p>
                <draw:g>
                  <svg:desc>Übersicht.A101:Übersicht.A101</svg:desc>
                </draw:g>
              </table:table-cell>
              <table:table-cell office:value-type="float" office:value="0">
                <text:p>0</text:p>
                <draw:g>
                  <svg:desc>Übersicht.B101:Übersicht.M10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0">
      <style:chart-properties chart:link-data-style-to-source="true"/>
      <style:graphic-properties draw:stroke="none" draw:fill-color="#ffff99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33cc66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ff420e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4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/>
      <style:graphic-properties draw:fill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272cm" svg:height="6.51cm" xlink:href=".." xlink:type="simple" chart:class="chart:circle" chart:style-name="ch1">
        <chart:title svg:x="1.793cm" svg:y="0.265cm" chart:style-name="ch2">
          <text:p>Trainingsbereiche</text:p>
        </chart:title>
        <chart:legend chart:legend-position="end" svg:x="5.681cm" svg:y="0.068cm" style:legend-expansion="high" chart:style-name="ch3"/>
        <chart:plot-area chart:style-name="ch4" table:cell-range-address="Übersicht.T39:Übersicht.X41" chart:data-source-has-labels="row" svg:x="0.145cm" svg:y="1.148cm" svg:width="5.274cm" svg:height="5.232cm">
          <chartooo:coordinate-region svg:x="0.166cm" svg:y="1.149cm" svg:width="5.231cm" svg:height="5.231cm"/>
          <chart:axis chart:dimension="x" chart:name="primary-x" chart:style-name="ch5" chartooo:axis-type="text">
            <chart:categories table:cell-range-address="Übersicht.T39:Übersicht.X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Übersicht.T40:Übersicht.X4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Übersicht.T41:Übersicht.X41" chart:class="chart:circle">
            <chart:data-point chart:style-name="ch9"/>
            <chart:data-point chart:style-name="ch12"/>
            <chart:data-point chart:style-name="ch11"/>
            <chart:data-point chart:style-name="ch15"/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B0</text:p>
                <draw:g>
                  <svg:desc>Übersicht.T39:Übersicht.X39</svg:desc>
                </draw:g>
              </table:table-cell>
              <table:table-cell office:value-type="string">
                <text:p>TB1</text:p>
              </table:table-cell>
              <table:table-cell office:value-type="string">
                <text:p>TB2</text:p>
              </table:table-cell>
              <table:table-cell office:value-type="string">
                <text:p>TB3</text:p>
              </table:table-cell>
              <table:table-cell office:value-type="string">
                <text:p>TB4 &gt;</text:p>
              </table:table-cell>
            </table:table-row>
          </table:table-header-rows>
          <table:table-rows>
            <table:table-row>
              <table:table-cell office:value-type="string">
                <text:p>Zeile 40</text:p>
                <draw:g>
                  <svg:desc/>
                </draw:g>
              </table:table-cell>
              <table:table-cell office:value-type="float" office:value="0.0506134259259259">
                <text:p>0.0506134259259259</text:p>
                <draw:g>
                  <svg:desc>Übersicht.T40:Übersicht.X40</svg:desc>
                </draw:g>
              </table:table-cell>
              <table:table-cell office:value-type="float" office:value="0.157893518518519">
                <text:p>0.157893518518519</text:p>
              </table:table-cell>
              <table:table-cell office:value-type="float" office:value="0.0548958333333333">
                <text:p>0.0548958333333333</text:p>
              </table:table-cell>
              <table:table-cell office:value-type="float" office:value="0.00221064814814815">
                <text:p>0.0022106481481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1</text:p>
                <draw:g>
                  <svg:desc/>
                </draw:g>
              </table:table-cell>
              <table:table-cell office:value-type="float" office:value="139">
                <text:p>139</text:p>
                <draw:g>
                  <svg:desc>Übersicht.T41:Übersicht.X41</svg:desc>
                </draw:g>
              </table:table-cell>
              <table:table-cell office:value-type="float" office:value="149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7e2bd2"/>
    </style:style>
    <style:style style:name="ch13" style:family="chart">
      <style:chart-properties chart:solid-type="cuboid"/>
      <style:graphic-properties draw:fill-color="#ffd320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7.098cm" svg:height="6.31cm" xlink:href=".." xlink:type="simple" chart:class="chart:circle" chart:style-name="ch1">
        <chart:title svg:x="2.288cm" svg:y="0.261cm" chart:style-name="ch2">
          <text:p>Radnutzung</text:p>
        </chart:title>
        <chart:legend chart:legend-position="end" svg:x="4.76cm" svg:y="0.063cm" style:legend-expansion="high" chart:style-name="ch3"/>
        <chart:plot-area chart:style-name="ch4" table:cell-range-address="Übersicht.A96:Übersicht.A101 Übersicht.N96:Übersicht.N101" chart:data-source-has-labels="column" svg:x="0.141cm" svg:y="1.14cm" svg:width="4.765cm" svg:height="5.044cm">
          <chartooo:coordinate-region svg:x="0.141cm" svg:y="1.28cm" svg:width="4.765cm" svg:height="4.765cm"/>
          <chart:axis chart:dimension="x" chart:name="primary-x" chart:style-name="ch5" chartooo:axis-type="text">
            <chart:categories table:cell-range-address="Übersicht.A96:Übersicht.A1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Übersicht.N96:Übersicht.N10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</table:table-row>
          </table:table-header-rows>
          <table:table-rows>
            <table:table-row>
              <table:table-cell office:value-type="string">
                <text:p>Stadtrad</text:p>
                <draw:g>
                  <svg:desc>Übersicht.A96:Übersicht.A101</svg:desc>
                </draw:g>
              </table:table-cell>
              <table:table-cell office:value-type="float" office:value="300">
                <text:p>300</text:p>
                <draw:g>
                  <svg:desc>Übersicht.N96:Übersicht.N101</svg:desc>
                </draw:g>
              </table:table-cell>
            </table:table-row>
            <table:table-row>
              <table:table-cell office:value-type="string">
                <text:p>MTB</text:p>
              </table:table-cell>
              <table:table-cell office:value-type="float" office:value="50.26">
                <text:p>50.26</text:p>
              </table:table-cell>
            </table:table-row>
            <table:table-row>
              <table:table-cell office:value-type="string">
                <text:p>2er_Rad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string">
                <text:p>Poison</text:p>
              </table:table-cell>
              <table:table-cell office:value-type="float" office:value="50.37">
                <text:p>50.37</text:p>
              </table:table-cell>
            </table:table-row>
            <table:table-row>
              <table:table-cell office:value-type="string">
                <text:p>Sab</text:p>
              </table:table-cell>
              <table:table-cell office:value-type="float" office:value="70.84">
                <text:p>70.84</text:p>
              </table:table-cell>
            </table:table-row>
            <table:table-row>
              <table:table-cell office:value-type="string">
                <text:p>Leihrad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31">
      <number:day-of-week/>
      <number:text> </number:text>
      <number:day number:style="long"/>
      <number:text>.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0.657cm" svg:height="13.057cm" xlink:href=".." xlink:type="simple" chart:class="chart:line" chart:style-name="ch1">
        <chart:legend chart:legend-position="end" svg:x="159.128cm" svg:y="6.255cm" style:legend-expansion="high" chart:style-name="ch2"/>
        <chart:plot-area chart:style-name="ch3" table:cell-range-address="Stress.C2:Stress.D366" chart:data-source-has-labels="both" svg:x="3.213cm" svg:y="0.261cm" svg:width="152.702cm" svg:height="12.535cm">
          <chartooo:coordinate-region svg:x="4.021cm" svg:y="0.434cm" svg:width="151.894cm" svg:height="11.768cm"/>
          <chart:axis chart:dimension="x" chart:name="primary-x" chart:style-name="ch4" chartooo:axis-type="auto">
            <chartooo:date-scale/>
            <chart:categories table:cell-range-address="Stress.C3:Stress.C3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ess.D3:Stress.D366" chart:label-cell-address="Stress.D2:Stress.D2" chart:class="chart:line">
            <chart:data-point chart:repeated="3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tress.D2:Stress.D2</svg:desc>
                </draw:g>
              </table:table-cell>
            </table:table-row>
          </table:table-header-rows>
          <table:table-rows>
            <table:table-row>
              <table:table-cell office:value-type="float" office:value="44198">
                <text:p>44198</text:p>
                <draw:g>
                  <svg:desc>Stress.C3:Stress.C366</svg:desc>
                </draw:g>
              </table:table-cell>
              <table:table-cell office:value-type="float" office:value="0">
                <text:p>0</text:p>
                <draw:g>
                  <svg:desc>Stress.D3:Stress.D366</svg:desc>
                </draw:g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